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2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direction Russian army shelled Kamyanka, Topoli, Krasne Pershe, Novomlynsk, Dvori...</text:span>
</text:h>
      <text:p text:style-name="P4">
Authors: liveuamap (Language: en)</text:p>
      <text:p text:style-name="P4">
Time: 2023-05-24T-67:31:00</text:p>
      <text:p text:style-name="P4">
Location: Kupiansk (Latitude:49.63006 Longtitude:37.90661)</text:p>
      <text:p text:style-name="P4">
Videos: []</text:p>
      <text:p text:style-name="P4">
Images: []</text:p>
      <text:p text:style-name="P4">
Tags: ["Russia"]</text:p>
      <text:p text:style-name="P4">
ID: 22565031</text:p>
      <!--METADATA-->
      <text:p text:style-name="P4">
At Kupiansk direction Russian army shelled Kamyanka, Topoli, Krasne Pershe,Novomlynsk, Dvorichna, Masutivka, Mala Shapkivka, Kindrashivka, Kupyansk,Tabayivka and Berestove of Kharkiv region and Stelmakhivka of Luhansk region.Russian aviation conducted airstrikes at Kyslivka and Kotlyarivka, - GeneralStaff of Armed Forces of Ukraine says in the morning report</text:p>
      <text:p text:style-name="P4">
News Collection Link: <text:a xlink:type="simple" xlink:href="https://liveuamap.com/en/2023/24-may-at-kupiansk-direction-russian-army-shelled-kamyanka" text:style-name="Internet_20_link" text:visited-style-name="Visited_20_Internet_20_Link">
https://liveuamap.com/en/2023/24-may-at-kupiansk-direction-russian-army-shelled-kamyanka</text:a>
</text:p>
      <text:p text:style-name="P4">
Source: <text:a xlink:type="simple" xlink:href="https://t.me/lumsrc/4884" text:style-name="Internet_20_link" text:visited-style-name="Visited_20_Internet_20_Link">
https://t.me/lumsrc/4884</text:a>
</text:p>
      <!--NEWS-->
      <text:h text:style-name="P10" text:outline-level="1">
<text:span text:style-name="T4">
At Bakhmut direction Russian army shelled Kramatorsk, Vasukivka, Orikhovo-Vasylivka, Hryhoriv...</text:span>
</text:h>
      <text:p text:style-name="P4">
Authors: liveuamap (Language: en)</text:p>
      <text:p text:style-name="P4">
Time: 2023-05-24T-69:31:00</text:p>
      <text:p text:style-name="P4">
Location: Kurdiumivka (Latitude:48.45311 Longtitude:37.94798)</text:p>
      <text:p text:style-name="P4">
Videos: []</text:p>
      <text:p text:style-name="P4">
Images: []</text:p>
      <text:p text:style-name="P4">
Tags: ["Russia"]</text:p>
      <text:p text:style-name="P4">
ID: 22565028</text:p>
      <!--METADATA-->
      <text:p text:style-name="P4">
At Bakhmut direction Russian army shelled Kramatorsk, Vasukivka, Orikhovo-Vasylivka, Hryhorivka, Bakhmut, Ivanivske, Stupochky, Kostyantynivka, BilaHora, Toretsk, Pivnichne, Pivdene and New York of Donetsk region. Russianaviation conducted airstrikes at Bakhmut, Ivanivske, Bila Hora, Ozaryanivkaand Toretsk, - General Staff of Armed Forces of Ukraine says in the morningreport</text:p>
      <text:p text:style-name="P4">
News Collection Link: <text:a xlink:type="simple" xlink:href="https://liveuamap.com/en/2023/24-may-at-bakhmut-direction-russian-army-shelled-kramatorsk" text:style-name="Internet_20_link" text:visited-style-name="Visited_20_Internet_20_Link">
https://liveuamap.com/en/2023/24-may-at-bakhmut-direction-russian-army-shelled-kramatorsk</text:a>
</text:p>
      <text:p text:style-name="P4">
Source: <text:a xlink:type="simple" xlink:href="https://t.me/lumsrc/4886" text:style-name="Internet_20_link" text:visited-style-name="Visited_20_Internet_20_Link">
https://t.me/lumsrc/4886</text:a>
</text:p>
      <!--NEWS-->
      <text:h text:style-name="P10" text:outline-level="1">
<text:span text:style-name="T4">
At Avdiyivka direction Russian army shelled Keramik, Ocheretyne, Lastochkyne, Avdiyivka, Syev...</text:span>
</text:h>
      <text:p text:style-name="P4">
Authors: liveuamap (Language: en)</text:p>
      <text:p text:style-name="P4">
Time: 2023-05-24T-72:31:00</text:p>
      <text:p text:style-name="P4">
Location: Donetsk Oblast (Latitude:48.12325 Longtitude:37.771)</text:p>
      <text:p text:style-name="P4">
Videos: []</text:p>
      <text:p text:style-name="P4">
Images: []</text:p>
      <text:p text:style-name="P4">
Tags: ["Russia"]</text:p>
      <text:p text:style-name="P4">
ID: 22565026</text:p>
      <!--METADATA-->
      <text:p text:style-name="P4">
At Avdiyivka direction Russian army shelled Keramik, Ocheretyne, Lastochkyne,Avdiyivka, Syeverne, Vodyane, Pervomayske, Netaylove, Karlivka and Nevelske ofDonetsk region. Russian aviation conducted airstrikes at Novokalynove andAvdiyivka, - General Staff of Armed Forces of Ukraine says in the morningreport</text:p>
      <text:p text:style-name="P4">
News Collection Link: <text:a xlink:type="simple" xlink:href="https://liveuamap.com/en/2023/24-may-at-avdiyivka-direction-russian-army-shelled-keramik" text:style-name="Internet_20_link" text:visited-style-name="Visited_20_Internet_20_Link">
https://liveuamap.com/en/2023/24-may-at-avdiyivka-direction-russian-army-shelled-keramik</text:a>
</text:p>
      <text:p text:style-name="P4">
Source: <text:a xlink:type="simple" xlink:href="https://t.me/lumsrc/4887" text:style-name="Internet_20_link" text:visited-style-name="Visited_20_Internet_20_Link">
https://t.me/lumsrc/4887</text:a>
</text:p>
      <!--NEWS-->
      <text:h text:style-name="P10" text:outline-level="1">
<text:span text:style-name="T4">
At Maryinka direction Russian army shelled Krasnohorivka, Heorhiyivka, Maksymilyanivka, Kurak...</text:span>
</text:h>
      <text:p text:style-name="P4">
Authors: liveuamap (Language: en)</text:p>
      <text:p text:style-name="P4">
Time: 2023-05-24T-74:31:00</text:p>
      <text:p text:style-name="P4">
Location: Marinka, Donetsk Oblast (Latitude:47.96579 Longtitude:37.43025)</text:p>
      <text:p text:style-name="P4">
Videos: []</text:p>
      <text:p text:style-name="P4">
Images: []</text:p>
      <text:p text:style-name="P4">
Tags: ["Russia"]</text:p>
      <text:p text:style-name="P4">
ID: 22565025</text:p>
      <!--METADATA-->
      <text:p text:style-name="P4">
At Maryinka direction Russian army shelled Krasnohorivka, Heorhiyivka,Maksymilyanivka, Kurakhove and Pobyeda of Donetsk region, - General Staff ofArmed Forces of Ukraine says in the morning report</text:p>
      <text:p text:style-name="P4">
News Collection Link: <text:a xlink:type="simple" xlink:href="https://liveuamap.com/en/2023/24-may-at-maryinka-direction-russian-army-shelled-krasnohorivka" text:style-name="Internet_20_link" text:visited-style-name="Visited_20_Internet_20_Link">
https://liveuamap.com/en/2023/24-may-at-maryinka-direction-russian-army-shelled-krasnohorivka</text:a>
</text:p>
      <text:p text:style-name="P4">
Source: <text:a xlink:type="simple" xlink:href="https://t.me/lumsrc/4888" text:style-name="Internet_20_link" text:visited-style-name="Visited_20_Internet_20_Link">
https://t.me/lumsrc/4888</text:a>
</text:p>
      <!--NEWS-->
      <text:h text:style-name="P10" text:outline-level="1">
<text:span text:style-name="T4">
At Shakhtarske direction Russian army shelled Paraskoviyivka, Novomykhaylivka, Vuhledar, Boho...</text:span>
</text:h>
      <text:p text:style-name="P4">
Authors: liveuamap (Language: en)</text:p>
      <text:p text:style-name="P4">
Time: 2023-05-24T-76:31:00</text:p>
      <text:p text:style-name="P4">
Location: Zaporizhzhia (Latitude:47.77856 Longtitude:37.06324)</text:p>
      <text:p text:style-name="P4">
Videos: []</text:p>
      <text:p text:style-name="P4">
Images: []</text:p>
      <text:p text:style-name="P4">
Tags: ["Russia"]</text:p>
      <text:p text:style-name="P4">
ID: 22565023</text:p>
      <!--METADATA-->
      <text:p text:style-name="P4">
At Shakhtarske direction Russian army shelled Paraskoviyivka, Novomykhaylivka,Vuhledar, Bohoyavlenka, Zolota Nyva and Velyka Novosilka. Russian aviationconducted airstrikes at Prechystivka, - General Staff of Armed Forces ofUkraine says in the morning report</text:p>
      <text:p text:style-name="P4">
News Collection Link: <text:a xlink:type="simple" xlink:href="https://liveuamap.com/en/2023/24-may-at-shakhtarske-direction-russian-army-shelled-paraskoviyivka" text:style-name="Internet_20_link" text:visited-style-name="Visited_20_Internet_20_Link">
https://liveuamap.com/en/2023/24-may-at-shakhtarske-direction-russian-army-shelled-paraskoviyivka</text:a>
</text:p>
      <text:p text:style-name="P4">
Source: <text:a xlink:type="simple" xlink:href="https://t.me/lumsrc/4889" text:style-name="Internet_20_link" text:visited-style-name="Visited_20_Internet_20_Link">
https://t.me/lumsrc/4889</text:a>
</text:p>
      <!--NEWS-->
      <text:h text:style-name="P10" text:outline-level="1">
<text:span text:style-name="T4">
At Zaporizhzhia and Kherson directions Russian army shelled Vremivka, Burlatske, Novosilka, Z...</text:span>
</text:h>
      <text:p text:style-name="P4">
Authors: liveuamap (Language: en)</text:p>
      <text:p text:style-name="P4">
Time: 2023-05-24T-78:31:00</text:p>
      <text:p text:style-name="P4">
Location: Zaporizhzhia (Latitude:47.54085 Longtitude:35.46061)</text:p>
      <text:p text:style-name="P4">
Videos: []</text:p>
      <text:p text:style-name="P4">
Images: []</text:p>
      <text:p text:style-name="P4">
Tags: ["Russia"]</text:p>
      <text:p text:style-name="P4">
ID: 22565021</text:p>
      <!--METADATA-->
      <text:p text:style-name="P4">
At Zaporizhzhia and Kherson directions Russian army shelled Vremivka,Burlatske, Novosilka, Zelene Pole of Donetsk region; Olhivske, Huliaipole,Zaliznychne, Bilohirya, Mala Tokmachka, Mali Scherbaky and Kamyanske ofZaporizhzhia region, Zolota Balka, Vesele, Kozatske, Lvove, Antonivka,Kizomys, Stanislav of Kherson region and Kherson city. Russian aviationconducted airstrikes at Huliaipole, Mala Tokmachka and Stepove of Zaporizhzhiaregion, - General Staff of Armed Forces of Ukraine says in the morning report</text:p>
      <text:p text:style-name="P4">
News Collection Link: <text:a xlink:type="simple" xlink:href="https://liveuamap.com/en/2023/24-may-at-zaporizhzhia-and-kherson-directions-russian-army" text:style-name="Internet_20_link" text:visited-style-name="Visited_20_Internet_20_Link">
https://liveuamap.com/en/2023/24-may-at-zaporizhzhia-and-kherson-directions-russian-army</text:a>
</text:p>
      <text:p text:style-name="P4">
Source: <text:a xlink:type="simple" xlink:href="https://t.me/lumsrc/4890" text:style-name="Internet_20_link" text:visited-style-name="Visited_20_Internet_20_Link">
https://t.me/lumsrc/4890</text:a>
</text:p>
      <!--NEWS-->
      <text:h text:style-name="P10" text:outline-level="1">
<text:span text:style-name="T4">
Donetsk Oblast(19:47). Red Alert: aerial threat. Sirens sounding. Take cover now!</text:span>
</text:h>
      <text:p text:style-name="P4">
Authors: liveuamap (Language: en)</text:p>
      <text:p text:style-name="P4">
Time: 2023-05-24T13:50:00</text:p>
      <text:p text:style-name="P4">
Location: Donetsk Oblast (Latitude:48.72619 Longtitude:37.57747)</text:p>
      <text:p text:style-name="P4">
Videos: []</text:p>
      <text:p text:style-name="P4">
Images: []</text:p>
      <text:p text:style-name="P4">
Tags: ["Europe", "Central and Eastern Europe"]</text:p>
      <text:p text:style-name="P4">
ID: 22565113</text:p>
      <!--METADATA-->
      <text:p text:style-name="P4">
Donetsk Oblast(19:47). Red Alert: aerial threat. Sirens sounding. Take covernow!</text:p>
      <text:p text:style-name="P4">
News Collection Link: <text:a xlink:type="simple" xlink:href="https://liveuamap.com/en/2023/24-may-donetsk-oblast1947-red-alert-aerial-thg" text:style-name="Internet_20_link" text:visited-style-name="Visited_20_Internet_20_Link">
https://liveuamap.com/en/2023/24-may-donetsk-oblast1947-red-alert-aerial-thg</text:a>
</text:p>
      <text:p text:style-name="P4">
Source: <text:a xlink:type="simple" xlink:href="https://t.me/air_alert_ua/46439" text:style-name="Internet_20_link" text:visited-style-name="Visited_20_Internet_20_Link">
https://t.me/air_alert_ua/46439</text:a>
</text:p>
      <!--NEWS-->
      <text:h text:style-name="P10" text:outline-level="1">
<text:span text:style-name="T4">
На Дніпропетровщині засудили чоловіка, який «зливав» інформацію про розташування ЗСУ</text:span>
</text:h>
      <text:p text:style-name="P4">
Author: ['АРМІЯINFORM']</text:p>
      <text:p text:style-name="P4">
Time: 2023-05-24T15:00:00-04:00</text:p>
      <text:p text:style-name="P4">
Description: На Дніпропетровщині засудили мешканця Новомосковська, який «зливав» інформацію про місц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llavazhbazhyua_1.jpg" text:style-name="Internet_20_link" text:visited-style-name="Visited_20_Internet_20_Link">
llavazhbazhyua_1.jpg</text:a>
', '<text:a xlink:type="simple" xlink:href="https://armyinform.com.ua/wp-content/uploads/2023/05/llavazhbazhyua_2.jpg" text:style-name="Internet_20_link" text:visited-style-name="Visited_20_Internet_20_Link">
llavazhbazhyua_2.jpg</text:a>
']</text:p>
      <text:p text:style-name="P4">
Tags: ['ДЕРЖАВНА ЗРАДА', 'НОВОМОСКОВСЬК', 'ПРОКУРАТУРА']</text:p>
      <text:p text:style-name="P4">
Category: News</text:p>
      <!--METADATA-->
      <text:p text:style-name="P4">
<draw:frame draw:style-name="fr1" draw:name="Image2" text:anchor-type="as-char" svg:width="6.9236in" svg:height="3.894525in" draw:z-index="0">
<draw:image xlink:href="../Images/AРМІЯINFORM/2023-05-24T15-00-00-04-00/llavazhbazhyua_1.jpg" xlink:type="simple" xlink:show="embed" xlink:actuate="onLoad" draw:mime-type="image/jpeg"/>
</draw:frame>
</text:p>
      <text:p text:style-name="P4">
На Дніпропетровщині засудили мешканця Новомосковська, який «зливав» інформаціюпро місця дислокації українських військових.</text:p>
      <text:p text:style-name="P4">
Про це<text:a xlink:type="simple" xlink:href="https://dnipr.gp.gov.ua/ua/news.html" text:style-name="Internet_20_link" text:visited-style-name="Visited_20_Internet_20_Link">
повідомляє</text:a>
Дніпропетровська обласна прокуратура.</text:p>
      <text:p text:style-name="P4">
«За публічного обвинувачення прокурорів Дніпропетровської обласної прокуратурисудом ухвалено вирок мешканцю м. Новомосковськ за несанкціоноване поширенняінформації про розташування Збройних Сил України в умовах воєнного стану (ч. 2ст. 114-2 КК України). Його засуджено до 5 років позбавлення волі», – йдетьсяу повідомленні.</text:p>
      <text:p text:style-name="P4">
<draw:frame draw:style-name="fr1" draw:name="Image3" text:anchor-type="as-char" svg:width="6.9236in" svg:height="3.894525in" draw:z-index="0">
<draw:image xlink:href="../Images/AРМІЯINFORM/2023-05-24T15-00-00-04-00/llavazhbazhyua_2.jpg" xlink:type="simple" xlink:show="embed" xlink:actuate="onLoad" draw:mime-type="image/jpeg"/>
</draw:frame>
</text:p>
      <text:p text:style-name="P4">
Прокурори у суді довели, що у серпні 2022 року чоловік, маючи проросійськіпогляди, передавав через соцмережу текстові повідомлення про місцярозташування особового складу Збройних Сил України. Він підтверджував вороговікоординати військових об’єктів за допомогою посилання на Google maps.</text:p>
      <text:p text:style-name="P4">
Правоохоронці затримали чоловіка у лютому 2023 року. Під час розглядукримінального провадження у суді обвинувачений свою провину визнав повністю.Досудове розслідування у кримінальному провадженні здійснювалось УправліннямСБУ у Дніпропетровській області.</text:p>
      <text:p text:style-name="P4">
Source: <text:a xlink:type="simple" xlink:href="https://armyinform.com.ua/2023/05/24/na-dnipropetrovshhyni-zasudyly-cholovika-yakyj-zlyvav-informacziyu-pro-roztashuvannya-zsu/" text:style-name="Internet_20_link" text:visited-style-name="Visited_20_Internet_20_Link">
https://armyinform.com.ua/2023/05/24/na-dnipropetrovshhyni-zasudyly-cholovika-yakyj-zlyvav-informacziyu-pro-roztashuvannya-zsu/</text:a>
</text:p>
      <!--NEWS-->
      <text:h text:style-name="P10" text:outline-level="1">
<text:span text:style-name="T4">
Zaporizka Oblast(21:04). Red Alert: aerial threat. Sirens sounding. Take cover now!</text:span>
</text:h>
      <text:p text:style-name="P4">
Authors: liveuamap (Language: en)</text:p>
      <text:p text:style-name="P4">
Time: 2023-05-24T15:04:00</text:p>
      <text:p text:style-name="P4">
Location: Zaporizka Oblast (Latitude:47.612021 Longtitude:35.765261)</text:p>
      <text:p text:style-name="P4">
Videos: []</text:p>
      <text:p text:style-name="P4">
Images: []</text:p>
      <text:p text:style-name="P4">
Tags: []</text:p>
      <text:p text:style-name="P4">
ID: 22565136</text:p>
      <!--METADATA-->
      <text:p text:style-name="P4">
None</text:p>
      <text:p text:style-name="P4">
News Collection Link: <text:a xlink:type="simple" xlink:href="https://liveuamap.com/en/2023/24-may-zaporizka-oblast2104-red-alert-aerial-g" text:style-name="Internet_20_link" text:visited-style-name="Visited_20_Internet_20_Link">
https://liveuamap.com/en/2023/24-may-zaporizka-oblast2104-red-alert-aerial-g</text:a>
</text:p>
      <text:p text:style-name="P4">
Source: <text:a xlink:type="simple" xlink:href="https://liveuamap.com/en/2023/24-may-zaporizka-oblast2104-red-alert-aerial-g" text:style-name="Internet_20_link" text:visited-style-name="Visited_20_Internet_20_Link">
https://liveuamap.com/en/2023/24-may-zaporizka-oblast2104-red-alert-aerial-g</text:a>
</text:p>
      <!--NEWS-->
      <text:h text:style-name="P10" text:outline-level="1">
<text:span text:style-name="T4">
Коротко. Війна. День 454. Відеодайджест</text:span>
</text:h>
      <text:p text:style-name="P4">
Author: ['АРМІЯINFORM']</text:p>
      <text:p text:style-name="P4">
Time: 2023-05-24T16:00:00-04:00</text:p>
      <text:p text:style-name="P4">
Description: Джерело: ГШ ЗС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ВІДЕОДАЙДЖЕСТ', 'ВТОРГНЕННЯ РФ', 'ГШ ЗС УКРАЇНИ']</text:p>
      <text:p text:style-name="P4">
Category: News</text:p>
      <!--METADATA-->
      <text:p text:style-name="P4">
Джерело: <text:a xlink:type="simple" xlink:href="https://www.facebook.com/GeneralStaff.ua/videos/1326820131548586/" text:style-name="Internet_20_link" text:visited-style-name="Visited_20_Internet_20_Link">
ГШ ЗСУкраїни</text:a>
</text:p>
      <text:p text:style-name="P4">
Source: <text:a xlink:type="simple" xlink:href="https://armyinform.com.ua/2023/05/24/korotko-vijna-den-454-videodajdzhest/" text:style-name="Internet_20_link" text:visited-style-name="Visited_20_Internet_20_Link">
https://armyinform.com.ua/2023/05/24/korotko-vijna-den-454-videodajdzhest/</text:a>
</text:p>
      <!--NEWS-->
      <text:h text:style-name="P10" text:outline-level="1">
<text:span text:style-name="T4">
Chernihivska Oblast(22:28). Red Alert: aerial threat. Sirens sounding. Take cover now!</text:span>
</text:h>
      <text:p text:style-name="P4">
Authors: liveuamap (Language: en)</text:p>
      <text:p text:style-name="P4">
Time: 2023-05-24T16:29:00</text:p>
      <text:p text:style-name="P4">
Location: Chernihivska Oblast (Latitude:51.33375 Longtitude:32.00009)</text:p>
      <text:p text:style-name="P4">
Videos: []</text:p>
      <text:p text:style-name="P4">
Images: []</text:p>
      <text:p text:style-name="P4">
Tags: ["Europe", "Central and Eastern Europe"]</text:p>
      <text:p text:style-name="P4">
ID: 22565142</text:p>
      <!--METADATA-->
      <text:p text:style-name="P4">
Chernihivska Oblast(22:28). Red Alert: aerial threat. Sirens sounding. Takecover now!</text:p>
      <text:p text:style-name="P4">
News Collection Link: <text:a xlink:type="simple" xlink:href="https://liveuamap.com/en/2023/24-may-chernihivska-oblast2228-red-alert-aerig" text:style-name="Internet_20_link" text:visited-style-name="Visited_20_Internet_20_Link">
https://liveuamap.com/en/2023/24-may-chernihivska-oblast2228-red-alert-aerig</text:a>
</text:p>
      <text:p text:style-name="P4">
Source: <text:a xlink:type="simple" xlink:href="https://t.me/suspilnechernihiv/18890" text:style-name="Internet_20_link" text:visited-style-name="Visited_20_Internet_20_Link">
https://t.me/suspilnechernihiv/18890</text:a>
</text:p>
      <!--NEWS-->
      <text:h text:style-name="P10" text:outline-level="1">
<text:span text:style-name="T4">
Kyiv, Kyiv Oblast(22:41). Red Alert: aerial threat. Sirens sounding. Take cover now!</text:span>
</text:h>
      <text:p text:style-name="P4">
Authors: liveuamap (Language: en)</text:p>
      <text:p text:style-name="P4">
Time: 2023-05-24T16:43:00</text:p>
      <text:p text:style-name="P4">
Location: Kyiv (Latitude:50.44343 Longtitude:30.53022)</text:p>
      <text:p text:style-name="P4">
Videos: []</text:p>
      <text:p text:style-name="P4">
Images: []</text:p>
      <text:p text:style-name="P4">
Tags: ["Europe", "Central and Eastern Europe"]</text:p>
      <text:p text:style-name="P4">
ID: 22565143</text:p>
      <!--METADATA-->
      <text:p text:style-name="P4">
Kyiv, Kyiv Oblast(22:41). Red Alert: aerial threat. Sirens sounding. Takecover now!</text:p>
      <text:p text:style-name="P4">
News Collection Link: <text:a xlink:type="simple" xlink:href="https://liveuamap.com/en/2023/24-may-kyiv-kyiv-oblast2241-red-alert-aerial-g" text:style-name="Internet_20_link" text:visited-style-name="Visited_20_Internet_20_Link">
https://liveuamap.com/en/2023/24-may-kyiv-kyiv-oblast2241-red-alert-aerial-g</text:a>
</text:p>
      <text:p text:style-name="P4">
Source: <text:a xlink:type="simple" xlink:href="https://t.me/air_alert_ua/46445" text:style-name="Internet_20_link" text:visited-style-name="Visited_20_Internet_20_Link">
https://t.me/air_alert_ua/46445</text:a>
</text:p>
      <!--NEWS-->
      <text:h text:style-name="P10" text:outline-level="1">
<text:span text:style-name="T4">
Kherson, Khersonska Oblast(22:47). Red Alert: aerial threat. Sirens sounding. Take cover now!</text:span>
</text:h>
      <text:p text:style-name="P4">
Authors: liveuamap (Language: en)</text:p>
      <text:p text:style-name="P4">
Time: 2023-05-24T16:50:00</text:p>
      <text:p text:style-name="P4">
Location: Kherson (Latitude:46.65699 Longtitude:32.61672)</text:p>
      <text:p text:style-name="P4">
Videos: []</text:p>
      <text:p text:style-name="P4">
Images: []</text:p>
      <text:p text:style-name="P4">
Tags: ["Europe", "Central and Eastern Europe"]</text:p>
      <text:p text:style-name="P4">
ID: 22565144</text:p>
      <!--METADATA-->
      <text:p text:style-name="P4">
Kherson, Khersonska Oblast(22:47). Red Alert: aerial threat. Sirens sounding.Take cover now!</text:p>
      <text:p text:style-name="P4">
News Collection Link: <text:a xlink:type="simple" xlink:href="https://liveuamap.com/en/2023/24-may-kherson-khersonska-oblast2247-red-alerg" text:style-name="Internet_20_link" text:visited-style-name="Visited_20_Internet_20_Link">
https://liveuamap.com/en/2023/24-may-kherson-khersonska-oblast2247-red-alerg</text:a>
</text:p>
      <text:p text:style-name="P4">
Source: <text:a xlink:type="simple" xlink:href="https://t.me/air_alert_ua/46447" text:style-name="Internet_20_link" text:visited-style-name="Visited_20_Internet_20_Link">
https://t.me/air_alert_ua/46447</text:a>
</text:p>
      <!--NEWS-->
      <text:h text:style-name="P10" text:outline-level="1">
<text:span text:style-name="T4">
Kirovohradska Oblast(22:58). Red Alert: aerial threat. Sirens sounding. Take cover now!</text:span>
</text:h>
      <text:p text:style-name="P4">
Authors: liveuamap (Language: en)</text:p>
      <text:p text:style-name="P4">
Time: 2023-05-24T17:00:00</text:p>
      <text:p text:style-name="P4">
Location: Kirovohradska Oblast (Latitude:48.5005 Longtitude:31.99991)</text:p>
      <text:p text:style-name="P4">
Videos: []</text:p>
      <text:p text:style-name="P4">
Images: []</text:p>
      <text:p text:style-name="P4">
Tags: ["Europe", "Central and Eastern Europe"]</text:p>
      <text:p text:style-name="P4">
ID: 22565145</text:p>
      <!--METADATA-->
      <text:p text:style-name="P4">
Kirovohradska Oblast(22:58). Red Alert: aerial threat. Sirens sounding. Takecover now!</text:p>
      <text:p text:style-name="P4">
News Collection Link: <text:a xlink:type="simple" xlink:href="https://liveuamap.com/en/2023/24-may-kirovohradska-oblast2258-red-alert-aerg" text:style-name="Internet_20_link" text:visited-style-name="Visited_20_Internet_20_Link">
https://liveuamap.com/en/2023/24-may-kirovohradska-oblast2258-red-alert-aerg</text:a>
</text:p>
      <text:p text:style-name="P4">
Source: <text:a xlink:type="simple" xlink:href="https://t.me/air_alert_ua/46448" text:style-name="Internet_20_link" text:visited-style-name="Visited_20_Internet_20_Link">
https://t.me/air_alert_ua/46448</text:a>
</text:p>
      <!--NEWS-->
      <text:h text:style-name="P10" text:outline-level="1">
<text:span text:style-name="T4">
«Загалом не дуже хороші новини. Навіть бліндажів немає» — перехоплення ГУР МОУ</text:span>
</text:h>
      <text:p text:style-name="P4">
Author: ['АРМІЯINFORM']</text:p>
      <text:p text:style-name="P4">
Time: 2023-05-24T17:00:00-04:00</text:p>
      <text:p text:style-name="P4">
Description: https://youtu.be/NsxgXp0_uX0    Головне управління розвідки МО України опублікува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 'ГУР ПЕРЕХОПЛЕННЯ']</text:p>
      <text:p text:style-name="P4">
Category: News</text:p>
      <!--METADATA-->
      <text:p text:style-name="P4">
Головне управління розвідки МО України опублікувало чергове перехопленнятелефонної розмови окупантів, в якій військовослужбовець рф розповідає провідмову висуватися на передову навіть під страхом отримати статтю: «У п*здорізнас відправляють реальний! Наші, вибач мені, три снаряди, а у них…».</text:p>
      <text:p text:style-name="P4">
Source: <text:a xlink:type="simple" xlink:href="https://armyinform.com.ua/2023/05/24/zagalom-ne-duzhe-horoshi-novyny-navit-blindazhiv-nemaye-perehoplennya-gur-mou/" text:style-name="Internet_20_link" text:visited-style-name="Visited_20_Internet_20_Link">
https://armyinform.com.ua/2023/05/24/zagalom-ne-duzhe-horoshi-novyny-navit-blindazhiv-nemaye-perehoplennya-gur-mou/</text:a>
</text:p>
      <!--NEWS-->
      <text:h text:style-name="P10" text:outline-level="1">
<text:span text:style-name="T4">
Zhytomyr, Zhytomyrska Oblast(23:10). Red Alert: aerial threat. Sirens sounding. Take cover now!</text:span>
</text:h>
      <text:p text:style-name="P4">
Authors: liveuamap (Language: en)</text:p>
      <text:p text:style-name="P4">
Time: 2023-05-24T17:11:00</text:p>
      <text:p text:style-name="P4">
Location: Zhytomyr (Latitude:50.26487000 Longtitude:28.67669000)</text:p>
      <text:p text:style-name="P4">
Videos: []</text:p>
      <text:p text:style-name="P4">
Images: []</text:p>
      <text:p text:style-name="P4">
Tags: ["Europe", "Central and Eastern Europe"]</text:p>
      <text:p text:style-name="P4">
ID: 22565146</text:p>
      <!--METADATA-->
      <text:p text:style-name="P4">
Zhytomyr, Zhytomyrska Oblast(23:10). Red Alert: aerial threat. Sirenssounding. Take cover now!</text:p>
      <text:p text:style-name="P4">
News Collection Link: <text:a xlink:type="simple" xlink:href="https://liveuamap.com/en/2023/24-may-zhytomyr-zhytomyrska-oblast2310-red-alg" text:style-name="Internet_20_link" text:visited-style-name="Visited_20_Internet_20_Link">
https://liveuamap.com/en/2023/24-may-zhytomyr-zhytomyrska-oblast2310-red-alg</text:a>
</text:p>
      <text:p text:style-name="P4">
Source: <text:a xlink:type="simple" xlink:href="https://t.me/air_alert_ua/46449" text:style-name="Internet_20_link" text:visited-style-name="Visited_20_Internet_20_Link">
https://t.me/air_alert_ua/46449</text:a>
</text:p>
      <!--NEWS-->
      <text:h text:style-name="P10" text:outline-level="1">
<text:span text:style-name="T4">
Mykolaiv, Mykolayivska Oblast(23:14). Red Alert: aerial threat. Sirens sounding. Take cover now!</text:span>
</text:h>
      <text:p text:style-name="P4">
Authors: liveuamap (Language: en)</text:p>
      <text:p text:style-name="P4">
Time: 2023-05-24T17:16:00</text:p>
      <text:p text:style-name="P4">
Location: Mykolaiv (Latitude:46.9499 Longtitude:32.00709)</text:p>
      <text:p text:style-name="P4">
Videos: []</text:p>
      <text:p text:style-name="P4">
Images: []</text:p>
      <text:p text:style-name="P4">
Tags: ["Europe", "Central and Eastern Europe"]</text:p>
      <text:p text:style-name="P4">
ID: 22565147</text:p>
      <!--METADATA-->
      <text:p text:style-name="P4">
Mykolaiv, Mykolayivska Oblast(23:14). Red Alert: aerial threat. Sirenssounding. Take cover now!</text:p>
      <text:p text:style-name="P4">
News Collection Link: <text:a xlink:type="simple" xlink:href="https://liveuamap.com/en/2023/24-may-mykolaiv-mykolayivska-oblast2314-red-ag" text:style-name="Internet_20_link" text:visited-style-name="Visited_20_Internet_20_Link">
https://liveuamap.com/en/2023/24-may-mykolaiv-mykolayivska-oblast2314-red-ag</text:a>
</text:p>
      <text:p text:style-name="P4">
Source: <text:a xlink:type="simple" xlink:href="https://t.me/air_alert_ua/46450" text:style-name="Internet_20_link" text:visited-style-name="Visited_20_Internet_20_Link">
https://t.me/air_alert_ua/46450</text:a>
</text:p>
      <!--NEWS-->
      <text:h text:style-name="P10" text:outline-level="1">
<text:span text:style-name="T4">
Khmelnytska Oblast(23:42). Red Alert: aerial threat. Sirens sounding. Take cover now!</text:span>
</text:h>
      <text:p text:style-name="P4">
Authors: liveuamap (Language: en)</text:p>
      <text:p text:style-name="P4">
Time: 2023-05-24T17:44:00</text:p>
      <text:p text:style-name="P4">
Location: Khmelnytska Oblast (Latitude:49.49948 Longtitude:26.99969)</text:p>
      <text:p text:style-name="P4">
Videos: []</text:p>
      <text:p text:style-name="P4">
Images: []</text:p>
      <text:p text:style-name="P4">
Tags: ["Europe", "Central and Eastern Europe"]</text:p>
      <text:p text:style-name="P4">
ID: 22565148</text:p>
      <!--METADATA-->
      <text:p text:style-name="P4">
Khmelnytska Oblast(23:42). Red Alert: aerial threat. Sirens sounding. Takecover now!</text:p>
      <text:p text:style-name="P4">
News Collection Link: <text:a xlink:type="simple" xlink:href="https://liveuamap.com/en/2023/24-may-khmelnytska-oblast2342-red-alert-aeriag" text:style-name="Internet_20_link" text:visited-style-name="Visited_20_Internet_20_Link">
https://liveuamap.com/en/2023/24-may-khmelnytska-oblast2342-red-alert-aeriag</text:a>
</text:p>
      <text:p text:style-name="P4">
Source: <text:a xlink:type="simple" xlink:href="https://t.me/air_alert_ua/46451" text:style-name="Internet_20_link" text:visited-style-name="Visited_20_Internet_20_Link">
https://t.me/air_alert_ua/46451</text:a>
</text:p>
      <!--NEWS-->
      <text:h text:style-name="P10" text:outline-level="1">
<text:span text:style-name="T4">
Rivne, Rivnenska Oblast(23:44). Red Alert: aerial threat. Sirens sounding. Take cover now!</text:span>
</text:h>
      <text:p text:style-name="P4">
Authors: liveuamap (Language: en)</text:p>
      <text:p text:style-name="P4">
Time: 2023-05-24T17:46:00</text:p>
      <text:p text:style-name="P4">
Location: Rivne (Latitude:50.6034445 Longtitude:26.257603168487)</text:p>
      <text:p text:style-name="P4">
Videos: []</text:p>
      <text:p text:style-name="P4">
Images: []</text:p>
      <text:p text:style-name="P4">
Tags: ["Europe", "Central and Eastern Europe"]</text:p>
      <text:p text:style-name="P4">
ID: 22565149</text:p>
      <!--METADATA-->
      <text:p text:style-name="P4">
Rivne, Rivnenska Oblast(23:44). Red Alert: aerial threat. Sirens sounding.Take cover now!</text:p>
      <text:p text:style-name="P4">
News Collection Link: <text:a xlink:type="simple" xlink:href="https://liveuamap.com/en/2023/24-may-rivne-rivnenska-oblast2344-red-alert-ag" text:style-name="Internet_20_link" text:visited-style-name="Visited_20_Internet_20_Link">
https://liveuamap.com/en/2023/24-may-rivne-rivnenska-oblast2344-red-alert-ag</text:a>
</text:p>
      <text:p text:style-name="P4">
Source: <text:a xlink:type="simple" xlink:href="https://t.me/air_alert_ua/46452" text:style-name="Internet_20_link" text:visited-style-name="Visited_20_Internet_20_Link">
https://t.me/air_alert_ua/46452</text:a>
</text:p>
      <!--NEWS-->
      <text:h text:style-name="P10" text:outline-level="1">
<text:span text:style-name="T4">
Odeska Oblast(23:52). Red Alert: aerial threat. Sirens sounding. Take cover now!</text:span>
</text:h>
      <text:p text:style-name="P4">
Authors: liveuamap (Language: en)</text:p>
      <text:p text:style-name="P4">
Time: 2023-05-24T17:53:00</text:p>
      <text:p text:style-name="P4">
Location: Odeska Oblast (Latitude:46.75000000 Longtitude:30.25000000)</text:p>
      <text:p text:style-name="P4">
Videos: []</text:p>
      <text:p text:style-name="P4">
Images: []</text:p>
      <text:p text:style-name="P4">
Tags: ["Europe", "Central and Eastern Europe"]</text:p>
      <text:p text:style-name="P4">
ID: 22565150</text:p>
      <!--METADATA-->
      <text:p text:style-name="P4">
Odeska Oblast(23:52). Red Alert: aerial threat. Sirens sounding. Take covernow!</text:p>
      <text:p text:style-name="P4">
News Collection Link: <text:a xlink:type="simple" xlink:href="https://liveuamap.com/en/2023/24-may-odeska-oblast2352-red-alert-aerial-thrg" text:style-name="Internet_20_link" text:visited-style-name="Visited_20_Internet_20_Link">
https://liveuamap.com/en/2023/24-may-odeska-oblast2352-red-alert-aerial-thrg</text:a>
</text:p>
      <text:p text:style-name="P4">
Source: <text:a xlink:type="simple" xlink:href="https://t.me/air_alert_ua/46453" text:style-name="Internet_20_link" text:visited-style-name="Visited_20_Internet_20_Link">
https://t.me/air_alert_ua/46453</text:a>
</text:p>
      <!--NEWS-->
      <text:h text:style-name="P10" text:outline-level="1">
<text:span text:style-name="T4">
Через забруднені вибухівкою території в зоні ризику перебувають 6,1 млн людей — Мінекономіки</text:span>
</text:h>
      <text:p text:style-name="P4">
Author: ['АРМІЯINFORM']</text:p>
      <text:p text:style-name="P4">
Time: 2023-05-24T18:00:00-04:00</text:p>
      <text:p text:style-name="P4">
Description: Через забруднення території України вибухонебезпечними предметами в зоні ризику перебува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edium.jpg" text:style-name="Internet_20_link" text:visited-style-name="Visited_20_Internet_20_Link">
medium.jpg</text:a>
']</text:p>
      <text:p text:style-name="P4">
Tags: ['ГУМАНІТАРНЕ РОЗМІНУВАННЯ', 'МІНИ', 'ЮЛІЯ СВИРИДЕНКО']</text:p>
      <text:p text:style-name="P4">
Category: News</text:p>
      <!--METADATA-->
      <text:p text:style-name="P4">
<draw:frame draw:style-name="fr1" draw:name="Image4" text:anchor-type="as-char" svg:width="6.9236in" svg:height="3.89908in" draw:z-index="0">
<draw:image xlink:href="../Images/AРМІЯINFORM/2023-05-24T18-00-00-04-00/medium.jpg" xlink:type="simple" xlink:show="embed" xlink:actuate="onLoad" draw:mime-type="image/jpeg"/>
</draw:frame>
</text:p>
      <text:p text:style-name="P4">
Через забруднення території України вибухонебезпечними предметами в зоніризику перебуває 6,1 млн людей.</text:p>
      <text:p text:style-name="P4">
Про це<text:a xlink:type="simple" xlink:href="https://www.me.gov.ua/News/Detail" text:style-name="Internet_20_link" text:visited-style-name="Visited_20_Internet_20_Link">
 повідомила</text:a>
перший віцепрем’єр-міністр України — міністр економіки України ЮліяСвириденко.</text:p>
      <text:p text:style-name="P4">
«Технічного обстеження потребують 175 тис. км кв. територій України, зокрема,в зоні ризику перебувають 6,1 млн людей. Ми звернулися до наших міжнароднихпартнерів із проханням долучитися до процесу гуманітарного розмінування.Україна має лише 12 машин для розмінування — цього критично замало. Тому Урядшукає можливість створення „Коаліції з розмінування“ з країнами, якідопоможуть нам вийти на глобальний ринок розмінувальної техніки», — сказалачиновниця.</text:p>
      <text:p text:style-name="P4">
Вона зазначила, що Міноборони має лише 2 тис. саперів, нам потрібно навчитибільше спеціалістів та залучити саперів з інших країн.</text:p>
      <text:p text:style-name="P4">
В Україні вже створено Центр гуманітарного розмінування, який координуватимеусіх учасників процесу, залучатиме фінансування і визначатиме пріоритетирозмінування. Також в Україні розроблено План з гуманітарного розмінуваннясільгоспземель, пріоритетними серед яких є Дніпропетровська, Запорізька,Київська, Миколаївська, Сумська, Харківська, Херсонська, Чернігівська таЧеркаська області.</text:p>
      <text:p text:style-name="P4">
«В контексті відбудови України гуманітарне розмінування займає пріоритетнемісце. Насамперед йдеться про об’єкти критичної інфраструктури, соціальнуінфраструктуру та житлові будинки, сільськогосподарські угіддя. У червні вЛондоні відбудеться важлива для України конференція з питань відновлення.Одним із елементів програми буде сесія, присвячена прискоренню гуманітарногорозмінування», — додала Юлія Свириденко.</text:p>
      <text:p text:style-name="P4">
Source: <text:a xlink:type="simple" xlink:href="https://armyinform.com.ua/2023/05/24/cherez-zabrudneni-vybuhivkoyu-terytoriyi-v-zoni-ryzyku-perebuvayut-61-mln-lyudej-minekonomiky/" text:style-name="Internet_20_link" text:visited-style-name="Visited_20_Internet_20_Link">
https://armyinform.com.ua/2023/05/24/cherez-zabrudneni-vybuhivkoyu-terytoriyi-v-zoni-ryzyku-perebuvayut-61-mln-lyudej-minekonomiky/</text:a>
</text:p>
      <!--NEWS-->
      <text:h text:style-name="P10" text:outline-level="1">
<text:span text:style-name="T4">
Ternopil, Ternopilska Oblast, Volynska Oblast(00:10). Red Alert: aerial threat. Sirens soundi...</text:span>
</text:h>
      <text:p text:style-name="P4">
Authors: liveuamap (Language: en)</text:p>
      <text:p text:style-name="P4">
Time: 2023-05-24T18:10:00</text:p>
      <text:p text:style-name="P4">
Location: Ternopil (Latitude:49.55342000 Longtitude:25.58918000)</text:p>
      <text:p text:style-name="P4">
Videos: []</text:p>
      <text:p text:style-name="P4">
Images: []</text:p>
      <text:p text:style-name="P4">
Tags: ["Europe", "Central and Eastern Europe"]</text:p>
      <text:p text:style-name="P4">
ID: 22565151</text:p>
      <!--METADATA-->
      <text:p text:style-name="P4">
Ternopil, Ternopilska Oblast, Volynska Oblast(00:10). Red Alert: aerialthreat. Sirens sounding. Take cover now!</text:p>
      <text:p text:style-name="P4">
News Collection Link: <text:a xlink:type="simple" xlink:href="https://liveuamap.com/en/2023/24-may-ternopil-ternopilska-oblast-volynska-og" text:style-name="Internet_20_link" text:visited-style-name="Visited_20_Internet_20_Link">
https://liveuamap.com/en/2023/24-may-ternopil-ternopilska-oblast-volynska-og</text:a>
</text:p>
      <text:p text:style-name="P4">
Source: <text:a xlink:type="simple" xlink:href="https://t.me/air_alert_ua/46455" text:style-name="Internet_20_link" text:visited-style-name="Visited_20_Internet_20_Link">
https://t.me/air_alert_ua/46455</text:a>
</text:p>
      <!--NEWS-->
      <text:h text:style-name="P10" text:outline-level="1">
<text:span text:style-name="T4">
Vinnytska Oblast(00:19). Red Alert: aerial threat. Sirens sounding. Take cover now!</text:span>
</text:h>
      <text:p text:style-name="P4">
Authors: liveuamap (Language: en)</text:p>
      <text:p text:style-name="P4">
Time: 2023-05-24T18:21:00</text:p>
      <text:p text:style-name="P4">
Location: Vinnytska Oblast (Latitude:48.91719 Longtitude:28.6663)</text:p>
      <text:p text:style-name="P4">
Videos: []</text:p>
      <text:p text:style-name="P4">
Images: []</text:p>
      <text:p text:style-name="P4">
Tags: ["Europe", "Central and Eastern Europe"]</text:p>
      <text:p text:style-name="P4">
ID: 22565152</text:p>
      <!--METADATA-->
      <text:p text:style-name="P4">
Vinnytska Oblast(00:19). Red Alert: aerial threat. Sirens sounding. Take covernow!</text:p>
      <text:p text:style-name="P4">
News Collection Link: <text:a xlink:type="simple" xlink:href="https://liveuamap.com/en/2023/24-may-vinnytska-oblast0019-red-alert-aerial-g" text:style-name="Internet_20_link" text:visited-style-name="Visited_20_Internet_20_Link">
https://liveuamap.com/en/2023/24-may-vinnytska-oblast0019-red-alert-aerial-g</text:a>
</text:p>
      <text:p text:style-name="P4">
Source: <text:a xlink:type="simple" xlink:href="https://t.me/air_alert_ua/46456" text:style-name="Internet_20_link" text:visited-style-name="Visited_20_Internet_20_Link">
https://t.me/air_alert_ua/46456</text:a>
</text:p>
      <!--NEWS-->
      <text:h text:style-name="P10" text:outline-level="1">
<text:span text:style-name="T4">
Lviv, Lvivska Oblast(00:27). Red Alert: aerial threat. Sirens sounding. Take cover now!</text:span>
</text:h>
      <text:p text:style-name="P4">
Authors: liveuamap (Language: en)</text:p>
      <text:p text:style-name="P4">
Time: 2023-05-24T18:28:00</text:p>
      <text:p text:style-name="P4">
Location: Lviv (Latitude:49.83826000 Longtitude:24.02324000)</text:p>
      <text:p text:style-name="P4">
Videos: []</text:p>
      <text:p text:style-name="P4">
Images: []</text:p>
      <text:p text:style-name="P4">
Tags: ["Europe", "Central and Eastern Europe"]</text:p>
      <text:p text:style-name="P4">
ID: 22565153</text:p>
      <!--METADATA-->
      <text:p text:style-name="P4">
Lviv, Lvivska Oblast(00:27). Red Alert: aerial threat. Sirens sounding. Takecover now!</text:p>
      <text:p text:style-name="P4">
News Collection Link: <text:a xlink:type="simple" xlink:href="https://liveuamap.com/en/2023/24-may-lviv-lvivska-oblast0027-red-alert-aerig" text:style-name="Internet_20_link" text:visited-style-name="Visited_20_Internet_20_Link">
https://liveuamap.com/en/2023/24-may-lviv-lvivska-oblast0027-red-alert-aerig</text:a>
</text:p>
      <text:p text:style-name="P4">
Source: <text:a xlink:type="simple" xlink:href="https://t.me/air_alert_ua/46457" text:style-name="Internet_20_link" text:visited-style-name="Visited_20_Internet_20_Link">
https://t.me/air_alert_ua/46457</text:a>
</text:p>
      <!--NEWS-->
      <text:h text:style-name="P10" text:outline-level="1">
<text:span text:style-name="T4">
Air defense was active in Kyiv region</text:span>
</text:h>
      <text:p text:style-name="P4">
Authors: liveuamap (Language: en)</text:p>
      <text:p text:style-name="P4">
Time: 2023-05-24T18:31:00</text:p>
      <text:p text:style-name="P4">
Location: Kyiv (Latitude:50.7521 Longtitude:30.50629)</text:p>
      <text:p text:style-name="P4">
Videos: []</text:p>
      <text:p text:style-name="P4">
Images: []</text:p>
      <text:p text:style-name="P4">
Tags: []</text:p>
      <text:p text:style-name="P4">
ID: 22565157</text:p>
      <!--METADATA-->
      <text:p text:style-name="P4">
Air defense was active in Kyiv region</text:p>
      <text:p text:style-name="P4">
News Collection Link: <text:a xlink:type="simple" xlink:href="https://liveuamap.com/en/2023/24-may-air-defense-was-active-in-kyiv-region-" text:style-name="Internet_20_link" text:visited-style-name="Visited_20_Internet_20_Link">
https://liveuamap.com/en/2023/24-may-air-defense-was-active-in-kyiv-region-</text:a>
</text:p>
      <text:p text:style-name="P4">
Source: <text:a xlink:type="simple" xlink:href="https://t.me/ukrpravda_news/30905" text:style-name="Internet_20_link" text:visited-style-name="Visited_20_Internet_20_Link">
https://t.me/ukrpravda_news/30905</text:a>
</text:p>
      <!--NEWS-->
      <text:h text:style-name="P10" text:outline-level="1">
<text:span text:style-name="T4">
У Богородичному на Донеччині ексгумовано тіла загиблих місцевих мешканців</text:span>
</text:h>
      <text:p text:style-name="P4">
Author: ['АРМІЯINFORM']</text:p>
      <text:p text:style-name="P4">
Time: 2023-05-24T19:00:00-04:00</text:p>
      <text:p text:style-name="P4">
Description: Під час обстеження населеного пункту Святогірської громади Краматорського району, що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layd1_57.jpg" text:style-name="Internet_20_link" text:visited-style-name="Visited_20_Internet_20_Link">
slayd1_57.jpg</text:a>
', '<text:a xlink:type="simple" xlink:href="https://armyinform.com.ua/wp-content/uploads/2023/05/slayd3_38-150x150.jpg" text:style-name="Internet_20_link" text:visited-style-name="Visited_20_Internet_20_Link">
slayd3_38-150x150.jpg</text:a>
', '<text:a xlink:type="simple" xlink:href="https://armyinform.com.ua/wp-content/uploads/2023/05/slayd6_16-150x150.jpg" text:style-name="Internet_20_link" text:visited-style-name="Visited_20_Internet_20_Link">
slayd6_16-150x150.jpg</text:a>
', '<text:a xlink:type="simple" xlink:href="https://armyinform.com.ua/wp-content/uploads/2023/05/slayd8_13-150x150.jpg" text:style-name="Internet_20_link" text:visited-style-name="Visited_20_Internet_20_Link">
slayd8_13-150x150.jpg</text:a>
', '<text:a xlink:type="simple" xlink:href="https://armyinform.com.ua/wp-content/uploads/2023/05/9872_2-150x150.jpg" text:style-name="Internet_20_link" text:visited-style-name="Visited_20_Internet_20_Link">
9872_2-150x150.jpg</text:a>
', '<text:a xlink:type="simple" xlink:href="https://armyinform.com.ua/wp-content/uploads/2023/05/9872_3-150x150.jpg" text:style-name="Internet_20_link" text:visited-style-name="Visited_20_Internet_20_Link">
9872_3-150x150.jpg</text:a>
']</text:p>
      <text:p text:style-name="P4">
Tags: ['STOPRUSSIA', 'ВОЄННІ ЗЛОЧИНИ ЗС РФ', 'ВТОРГНЕННЯ РФ']</text:p>
      <text:p text:style-name="P4">
Category: News</text:p>
      <!--METADATA-->
      <text:p text:style-name="P4">
<draw:frame draw:style-name="fr1" draw:name="Image5" text:anchor-type="as-char" svg:width="6.9236in" svg:height="5.1927in" draw:z-index="0">
<draw:image xlink:href="../Images/AРМІЯINFORM/2023-05-24T19-00-00-04-00/slayd1_57.jpg" xlink:type="simple" xlink:show="embed" xlink:actuate="onLoad" draw:mime-type="image/jpeg"/>
</draw:frame>
</text:p>
      <text:p text:style-name="P4">
Під час обстеження населеного пункту Святогірської громади Краматорськогорайону, що у 2022 році частково перебував під тимчасовим контролем російськихокупантів, встановлено місцезнаходження 8 захоронень цивільних мешканців,<text:a xlink:type="simple" xlink:href="https://don.gp.gov.ua/ua/news.html" text:style-name="Internet_20_link" text:visited-style-name="Visited_20_Internet_20_Link">
інформує</text:a>
відділ інформаційної політики Донецької обласної прокуратури.</text:p>
      <text:p text:style-name="P4">
«Мова йде про деокуповане с. Богородичне, яке межує з м. Святогірськом, татривалий час було одним з найважливіших рубежів оборони українськихзахисників. Населений пункт майже повністю зруйнований окупантами. Багатолюдей не пережили обстрілів й руйнації і були поховані родичами чи сусідамипросто на вулицях і подвір’ях у власноруч виритих ямах, загорнутими у килими іковдри. З таких могил, „датованих“ травнем-липнем минулого року, правоохоронціексгумували тіла п’яти чоловіків та двох жінок, яким на момент смерті було від60 до 72 років. Особи ще двох померлих встановлюються», — йдеться уповідомленні правоохоронців.</text:p>
      <text:p text:style-name="P4">
<text:a xlink:type="simple" xlink:href="https://armyinform.com.ua/wp-content/uploads/2023/05/slayd3_38.jpg" text:style-name="Internet_20_link" text:visited-style-name="Visited_20_Internet_20_Link">
<draw:frame draw:style-name="fr1" draw:name="Image6" text:anchor-type="as-char" svg:width="6.9236in" svg:height="6.9236in" draw:z-index="0">
<draw:image xlink:href="../Images/AРМІЯINFORM/2023-05-24T19-00-00-04-00/slayd3_38-150x150.jpg" xlink:type="simple" xlink:show="embed" xlink:actuate="onLoad" draw:mime-type="image/jpeg"/>
</draw:frame>
</text:a>
</text:p>
      <text:p text:style-name="P4">
<text:a xlink:type="simple" xlink:href="https://armyinform.com.ua/wp-content/uploads/2023/05/slayd6_16.jpg" text:style-name="Internet_20_link" text:visited-style-name="Visited_20_Internet_20_Link">
<draw:frame draw:style-name="fr1" draw:name="Image7" text:anchor-type="as-char" svg:width="6.9236in" svg:height="6.9236in" draw:z-index="0">
<draw:image xlink:href="../Images/AРМІЯINFORM/2023-05-24T19-00-00-04-00/slayd6_16-150x150.jpg" xlink:type="simple" xlink:show="embed" xlink:actuate="onLoad" draw:mime-type="image/jpeg"/>
</draw:frame>
</text:a>
</text:p>
      <text:p text:style-name="P4">
<text:a xlink:type="simple" xlink:href="https://armyinform.com.ua/wp-content/uploads/2023/05/slayd8_13.jpg" text:style-name="Internet_20_link" text:visited-style-name="Visited_20_Internet_20_Link">
<draw:frame draw:style-name="fr1" draw:name="Image8" text:anchor-type="as-char" svg:width="6.9236in" svg:height="6.9236in" draw:z-index="0">
<draw:image xlink:href="../Images/AРМІЯINFORM/2023-05-24T19-00-00-04-00/slayd8_13-150x150.jpg" xlink:type="simple" xlink:show="embed" xlink:actuate="onLoad" draw:mime-type="image/jpeg"/>
</draw:frame>
</text:a>
</text:p>
      <text:p text:style-name="P4">
На даний час тіла доставлені до місця проведення судово-медичної експертизи,після висновків якої їх буде перепоховано на місцевому цвинтарі, де родичізможуть попрощатись із своїми близькими.</text:p>
      <text:p text:style-name="P4">
<text:a xlink:type="simple" xlink:href="https://armyinform.com.ua/wp-content/uploads/2023/05/9872_2.jpg" text:style-name="Internet_20_link" text:visited-style-name="Visited_20_Internet_20_Link">
<draw:frame draw:style-name="fr1" draw:name="Image9" text:anchor-type="as-char" svg:width="6.9236in" svg:height="6.9236in" draw:z-index="0">
<draw:image xlink:href="../Images/AРМІЯINFORM/2023-05-24T19-00-00-04-00/9872_2-150x150.jpg" xlink:type="simple" xlink:show="embed" xlink:actuate="onLoad" draw:mime-type="image/jpeg"/>
</draw:frame>
</text:a>
</text:p>
      <text:p text:style-name="P4">
<text:a xlink:type="simple" xlink:href="https://armyinform.com.ua/wp-content/uploads/2023/05/9872_3.jpg" text:style-name="Internet_20_link" text:visited-style-name="Visited_20_Internet_20_Link">
<draw:frame draw:style-name="fr1" draw:name="Image10" text:anchor-type="as-char" svg:width="6.9236in" svg:height="6.9236in" draw:z-index="0">
<draw:image xlink:href="../Images/AРМІЯINFORM/2023-05-24T19-00-00-04-00/9872_3-150x150.jpg" xlink:type="simple" xlink:show="embed" xlink:actuate="onLoad" draw:mime-type="image/jpeg"/>
</draw:frame>
</text:a>
</text:p>
      <text:p text:style-name="P4">
Досудове розслідування здійснюється за ч. 2 ст. 438 КК України «порушеннязаконів та звичаїв війни».</text:p>
      <text:p text:style-name="P4">
Source: <text:a xlink:type="simple" xlink:href="https://armyinform.com.ua/2023/05/24/u-bogorodychnomu-na-donechchyni-eksgumovano-tila-zagyblyh-misczevyh-meshkancziv/" text:style-name="Internet_20_link" text:visited-style-name="Visited_20_Internet_20_Link">
https://armyinform.com.ua/2023/05/24/u-bogorodychnomu-na-donechchyni-eksgumovano-tila-zagyblyh-misczevyh-meshkancziv/</text:a>
</text:p>
      <!--NEWS-->
      <text:h text:style-name="P10" text:outline-level="1">
<text:span text:style-name="T4">
Chernivetska Oblast(01:08). Red Alert: aerial threat. Sirens sounding. Take cover now!</text:span>
</text:h>
      <text:p text:style-name="P4">
Authors: liveuamap (Language: en)</text:p>
      <text:p text:style-name="P4">
Time: 2023-05-24T19:10:00</text:p>
      <text:p text:style-name="P4">
Location: Chernivetska Oblast (Latitude:48.25000000 Longtitude:26.00000000)</text:p>
      <text:p text:style-name="P4">
Videos: []</text:p>
      <text:p text:style-name="P4">
Images: []</text:p>
      <text:p text:style-name="P4">
Tags: ["Europe", "Central and Eastern Europe"]</text:p>
      <text:p text:style-name="P4">
ID: 22565155</text:p>
      <!--METADATA-->
      <text:p text:style-name="P4">
Chernivetska Oblast(01:08). Red Alert: aerial threat. Sirens sounding. Takecover now!</text:p>
      <text:p text:style-name="P4">
News Collection Link: <text:a xlink:type="simple" xlink:href="https://liveuamap.com/en/2023/24-may-chernivetska-oblast0108-red-alert-aerig" text:style-name="Internet_20_link" text:visited-style-name="Visited_20_Internet_20_Link">
https://liveuamap.com/en/2023/24-may-chernivetska-oblast0108-red-alert-aerig</text:a>
</text:p>
      <text:p text:style-name="P4">
Source: <text:a xlink:type="simple" xlink:href="https://t.me/air_alert_ua/46459" text:style-name="Internet_20_link" text:visited-style-name="Visited_20_Internet_20_Link">
https://t.me/air_alert_ua/46459</text:a>
</text:p>
      <!--NEWS-->
      <text:h text:style-name="P10" text:outline-level="1">
<text:span text:style-name="T4">
Ivano-Frankivsk, Ivano-Frankivska Oblast(01:12). Red Alert: aerial threat. Sirens sounding. T...</text:span>
</text:h>
      <text:p text:style-name="P4">
Authors: liveuamap (Language: en)</text:p>
      <text:p text:style-name="P4">
Time: 2023-05-24T19:14:00</text:p>
      <text:p text:style-name="P4">
Location: Ivano-Frankivsk (Latitude:48.92150000 Longtitude:24.70972000)</text:p>
      <text:p text:style-name="P4">
Videos: []</text:p>
      <text:p text:style-name="P4">
Images: []</text:p>
      <text:p text:style-name="P4">
Tags: ["Europe", "Central and Eastern Europe"]</text:p>
      <text:p text:style-name="P4">
ID: 22565156</text:p>
      <!--METADATA-->
      <text:p text:style-name="P4">
Ivano-Frankivsk, Ivano-Frankivska Oblast(01:12). Red Alert: aerial threat.Sirens sounding. Take cover now!</text:p>
      <text:p text:style-name="P4">
News Collection Link: <text:a xlink:type="simple" xlink:href="https://liveuamap.com/en/2023/24-may-ivanofrankivsk-ivanofrankivska-oblast0g" text:style-name="Internet_20_link" text:visited-style-name="Visited_20_Internet_20_Link">
https://liveuamap.com/en/2023/24-may-ivanofrankivsk-ivanofrankivska-oblast0g</text:a>
</text:p>
      <text:p text:style-name="P4">
Source: <text:a xlink:type="simple" xlink:href="https://t.me/air_alert_ua/46460" text:style-name="Internet_20_link" text:visited-style-name="Visited_20_Internet_20_Link">
https://t.me/air_alert_ua/46460</text:a>
</text:p>
      <!--NEWS-->
      <text:h text:style-name="P10" text:outline-level="1">
<text:span text:style-name="T4">
Ми розраховуємо на допомогу піротехнічних підрозділів ООН — Юлія Свириденко</text:span>
</text:h>
      <text:p text:style-name="P4">
Author: ['АРМІЯINFORM']</text:p>
      <text:p text:style-name="P4">
Time: 2023-05-24T20:00:00-04:00</text:p>
      <text:p text:style-name="P4">
Description: Гуманітарне розмінування території України відновить та збільшить спроможності наш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mage-5.jpg" text:style-name="Internet_20_link" text:visited-style-name="Visited_20_Internet_20_Link">
image-5.jpg</text:a>
']</text:p>
      <text:p text:style-name="P4">
Tags: ['ГУМАНІТАРНЕ РОЗМІНУВАННЯ', 'ООН', 'РОЗМІНУВАННЯ', 'ЮЛІЯ СВИРИДЕНКО']</text:p>
      <text:p text:style-name="P4">
Category: News</text:p>
      <!--METADATA-->
      <text:p text:style-name="P4">
<draw:frame draw:style-name="fr1" draw:name="Image11" text:anchor-type="as-char" svg:width="6.9236in" svg:height="4.615733in" draw:z-index="0">
<draw:image xlink:href="../Images/AРМІЯINFORM/2023-05-24T20-00-00-04-00/image-5.jpg" xlink:type="simple" xlink:show="embed" xlink:actuate="onLoad" draw:mime-type="image/jpeg"/>
</draw:frame>
 ЮліяСвириденко та Деніз Браун обговорили співпрацю України та ООН в сферірозмінування</text:p>
      <text:p text:style-name="P4">
Гуманітарне розмінування території України відновить та збільшить спроможностінашої держави в забезпеченні продовольчої безпеки у світі.</text:p>
      <text:p text:style-name="P4">
Як <text:a xlink:type="simple" xlink:href="https://www.me.gov.ua/News/Detail" text:style-name="Internet_20_link" text:visited-style-name="Visited_20_Internet_20_Link">
повідомляє</text:a>
 пресцентрМіністерства економіки України, про це йшлося під час зустрічі Першоговіцепрем’єр-міністра України — Міністра економіки України Юлії Свириденко зПостійним координатором системи ООН в Україні та координатором з гуманітарнихпитань Деніз Браун.</text:p>
      <text:p text:style-name="P4">
«Наслідком широкомасштабного вторгнення росії стало, зокрема, руйнуваннявиробничих ланцюжків та потужностей, блокування логістичних маршрутів. Поприце, Україна робить все для забезпечення продовольством країн, які його вкрайпотребують. За посередництва ООН реалізується „зернова ініціатива“ — насьогодні „зерновим коридором“ відправлено понад 30 млн тонн агропродукції.Світову підтримку має гуманітарна ініціатива Президента Володимира ЗеленськогоGrain from Ukraine, спрямована на запобігання голоду в найбідніших країнахАфрики та Азії. Україна з відповідальністю ставиться до своєї місії вконтексті забезпечення продовольчої безпеки у світі та прагне збільшувати своюроль. Відтак, однією з ключових перепон до цього є масштабне забрудненнятериторії України вибухонебезпечними предметами», — зазначила Юлія Свириденко.</text:p>
      <text:p text:style-name="P4">
Перший віцепрем'єр-міністр України — Міністр економіки України підкреслила, щона сьогодні потенційно забрудненими є близько 174 тис. квадратних кілометрів,або близько 30% території України. Ця територія є джерелом їжі для близько 81мільйона людей у всьому світі.</text:p>
      <text:p text:style-name="P4">
За її словами, обстеження та очищення цієї території, повернення догосподарської експлуатації сільськогосподарських земель є і буде пріоритетнимзавданням України. Відтак, з огляду на масштаби робіт наша держава потребуєпотужної допомоги міжнародної спільноти та розраховує на провідну роль ООН ворганізації та забезпеченні підтримки України.</text:p>
      <text:p text:style-name="P4">
«Ми вітаємо та надзвичайно вдячні ООН за вже надану допомогу та готовність їїмасштабувати. Сьогодні вже реалізується ініційований Програмою розвитку ООН,на прохання Міністерства економіки України проєкт, метою якого є залученняпередових світових технологій для обстеження території нашої держави.Опрацьовуються можливість розгортання в Україні Служби з розмінування UNMAS.Ми розраховуємо на технічну та інституційну допомогу підрозділів ООН, зокрема,допомогу з навчання наших піротехніків, залучення інноваційних технологійтощо», — зазначила Юлія Свириденко.</text:p>
      <text:p text:style-name="P4">
Source: <text:a xlink:type="simple" xlink:href="https://armyinform.com.ua/2023/05/24/my-rozrahovuyemo-na-dopomogu-pirotehnichnyh-pidrozdiliv-oon-yuliya-svyrydenko/" text:style-name="Internet_20_link" text:visited-style-name="Visited_20_Internet_20_Link">
https://armyinform.com.ua/2023/05/24/my-rozrahovuyemo-na-dopomogu-pirotehnichnyh-pidrozdiliv-oon-yuliya-svyrydenko/</text:a>
</text:p>
      <!--NEWS-->
      <text:h text:style-name="P10" text:outline-level="1">
<text:span text:style-name="T4">
Kharkiv, Kharkivska Oblast(02:03). Red Alert: aerial threat. Sirens sounding. Take cover now!</text:span>
</text:h>
      <text:p text:style-name="P4">
Authors: liveuamap (Language: en)</text:p>
      <text:p text:style-name="P4">
Time: 2023-05-24T20:04:00</text:p>
      <text:p text:style-name="P4">
Location: Kharkiv (Latitude:49.98081000 Longtitude:36.25272000)</text:p>
      <text:p text:style-name="P4">
Videos: []</text:p>
      <text:p text:style-name="P4">
Images: []</text:p>
      <text:p text:style-name="P4">
Tags: ["Europe", "Central and Eastern Europe"]</text:p>
      <text:p text:style-name="P4">
ID: 22565158</text:p>
      <!--METADATA-->
      <text:p text:style-name="P4">
Kharkiv, Kharkivska Oblast(02:03). Red Alert: aerial threat. Sirens sounding.Take cover now!</text:p>
      <text:p text:style-name="P4">
News Collection Link: <text:a xlink:type="simple" xlink:href="https://liveuamap.com/en/2023/25-may-kharkiv-kharkivska-oblast0203-red-alerg" text:style-name="Internet_20_link" text:visited-style-name="Visited_20_Internet_20_Link">
https://liveuamap.com/en/2023/25-may-kharkiv-kharkivska-oblast0203-red-alerg</text:a>
</text:p>
      <text:p text:style-name="P4">
Source: <text:a xlink:type="simple" xlink:href="https://t.me/suspilnekharkiv/25175" text:style-name="Internet_20_link" text:visited-style-name="Visited_20_Internet_20_Link">
https://t.me/suspilnekharkiv/25175</text:a>
</text:p>
      <!--NEWS-->
      <text:h text:style-name="P10" text:outline-level="1">
<text:span text:style-name="T4">
Рамковий закон про перехідний період — нормативна основа для реінтеграції звільнених територій</text:span>
</text:h>
      <text:p text:style-name="P4">
Author: ['АРМІЯINFORM']</text:p>
      <text:p text:style-name="P4">
Time: 2023-05-24T21:00:00-04:00</text:p>
      <text:p text:style-name="P4">
Description: Як повідомляє пресслужба Міністерства з питань реінтеграції тимчасово окупова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ryna-vereshhuk.jpg" text:style-name="Internet_20_link" text:visited-style-name="Visited_20_Internet_20_Link">
iryna-vereshhuk.jpg</text:a>
']</text:p>
      <text:p text:style-name="P4">
Tags: ['ЗАКОНОДАВСТВО', 'ІРИНА ВЕРЕЩУК', 'МІНРЕІНТЕГРАЦІЇ', 'РЕІНТЕГРАЦІЯ', 'ТИМЧАСОВО ОКУПОВАНІ ТЕРИТОРІЇ']</text:p>
      <text:p text:style-name="P4">
Category: News</text:p>
      <!--METADATA-->
      <text:p text:style-name="P4">
<draw:frame draw:style-name="fr1" draw:name="Image12" text:anchor-type="as-char" svg:width="6.9236in" svg:height="4.866549in" draw:z-index="0">
<draw:image xlink:href="../Images/AРМІЯINFORM/2023-05-24T21-00-00-04-00/iryna-vereshhuk.jpg" xlink:type="simple" xlink:show="embed" xlink:actuate="onLoad" draw:mime-type="image/jpeg"/>
</draw:frame>
</text:p>
      <text:p text:style-name="P4">
Як <text:a xlink:type="simple" xlink:href="https://minre.gov.ua/2023/05/23/ramkovyj-zakon-pro-perehidnyj-period-normatyvna-osnova-dlya-reintegracziyi-zvilnenyh-terytorij/" text:style-name="Internet_20_link" text:visited-style-name="Visited_20_Internet_20_Link">
повідомляє</text:a>
 пресслужбаМіністерства з питань реінтеграції тимчасово окупованих територій України, проце Віцепрем’єр-міністр Ірина Верещук заявила в ефірі телеканалу «Ми —Україна».</text:p>
      <text:p text:style-name="P4">
Вона уточнила, що наразі спільно з Офісом Президента розробляється рамковийзакон про перехідний період. Він має на меті комплексно врегулювати питанняреінтеграції деокупованих територій.</text:p>
      <text:p text:style-name="P4">
Серед іншого, йдеться про питання відновлення справедливості, зокремавідповідальності колаборантів, люстрації. Також закон регулюватиме питаннямайна, документів, судових рішень тощо.</text:p>
      <text:p text:style-name="P4">
Перехідне законодавство буде застосовуватися насамперед до тимчасовоокупованих територій Криму, Донецької та Луганської областей.</text:p>
      <text:p text:style-name="P4">
«Ми, як Уряд, беремося реалізувати стратегію стабілізації та реінтеграціїдеокупованих територій. Вже зараз ми розуміємо, що потрібно робити. І будеморухатися так швидко, як і Збройні Сили, які звільняють наші землі», — додалапосадовиця.</text:p>
      <text:p text:style-name="P4">
Source: <text:a xlink:type="simple" xlink:href="https://armyinform.com.ua/2023/05/24/ramkovyj-zakon-pro-perehidnyj-period-normatyvna-osnova-dlya-reintegracziyi-zvilnenyh-terytorij/" text:style-name="Internet_20_link" text:visited-style-name="Visited_20_Internet_20_Link">
https://armyinform.com.ua/2023/05/24/ramkovyj-zakon-pro-perehidnyj-period-normatyvna-osnova-dlya-reintegracziyi-zvilnenyh-terytorij/</text:a>
</text:p>
      <!--NEWS-->
      <text:h text:style-name="P10" text:outline-level="1">
<text:span text:style-name="T4">
Zakarpattia Oblast(03:29). Red Alert: aerial threat. Sirens sounding. Take cover now!</text:span>
</text:h>
      <text:p text:style-name="P4">
Authors: liveuamap (Language: en)</text:p>
      <text:p text:style-name="P4">
Time: 2023-05-24T21:31:00</text:p>
      <text:p text:style-name="P4">
Location: Zakarpattia Oblast (Latitude:48.33333000 Longtitude:23.00000000)</text:p>
      <text:p text:style-name="P4">
Videos: []</text:p>
      <text:p text:style-name="P4">
Images: []</text:p>
      <text:p text:style-name="P4">
Tags: ["Europe", "Central and Eastern Europe"]</text:p>
      <text:p text:style-name="P4">
ID: 22565160</text:p>
      <!--METADATA-->
      <text:p text:style-name="P4">
Zakarpattia Oblast(03:29). Red Alert: aerial threat. Sirens sounding. Takecover now!</text:p>
      <text:p text:style-name="P4">
News Collection Link: <text:a xlink:type="simple" xlink:href="https://liveuamap.com/en/2023/25-may-zakarpattia-oblast0329-red-alert-aeriag" text:style-name="Internet_20_link" text:visited-style-name="Visited_20_Internet_20_Link">
https://liveuamap.com/en/2023/25-may-zakarpattia-oblast0329-red-alert-aeriag</text:a>
</text:p>
      <text:p text:style-name="P4">
Source: <text:a xlink:type="simple" xlink:href="https://t.me/air_alert_ua/46473" text:style-name="Internet_20_link" text:visited-style-name="Visited_20_Internet_20_Link">
https://t.me/air_alert_ua/46473</text:a>
</text:p>
      <!--NEWS-->
      <text:h text:style-name="P10" text:outline-level="1">
<text:span text:style-name="T4">
Сили оборони знищили ворожий Ка-52 та чотири дрони-камікадзе</text:span>
</text:h>
      <text:p text:style-name="P4">
Author: ['АРМІЯINFORM']</text:p>
      <text:p text:style-name="P4">
Time: 2023-05-24T22:00:00-04:00</text:p>
      <text:p text:style-name="P4">
Description: Авіація Сил оборони за добу завдала 15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ka-52.jpg" text:style-name="Internet_20_link" text:visited-style-name="Visited_20_Internet_20_Link">
ka-52.jpg</text:a>
']</text:p>
      <text:p text:style-name="P4">
Tags: ['STOPRUSSIA', 'АГРЕСІЯ РФ', 'ВІЙНА', 'ВТОРГНЕННЯ РФ', 'ВТРАТИ ВОРОГА', 'ГШ ЗСУ', 'ОПЕРАТИВНА ІНФОРМАЦІЯ', 'РАНКОВЕ ЗВЕДЕННЯ', 'ХРОНІКА ОБОРОНИ']</text:p>
      <text:p text:style-name="P4">
Category: News</text:p>
      <!--METADATA-->
      <text:p text:style-name="P4">
<draw:frame draw:style-name="fr1" draw:name="Image13" text:anchor-type="as-char" svg:width="6.9236in" svg:height="4.15416in" draw:z-index="0">
<draw:image xlink:href="../Images/AРМІЯINFORM/2023-05-24T22-00-00-04-00/ka-52.jpg" xlink:type="simple" xlink:show="embed" xlink:actuate="onLoad" draw:mime-type="image/jpeg"/>
</draw:frame>
Ілюстративне фото <text:span text:style-name="T4">
🔥 Ситуація щодо російського вторгнення</text:span>
</text:p>
      <text:p text:style-name="P4">
Авіація Сил оборони за добу завдала 15 ударів по районах зосередженняособового складу та військової техніки противника, з яких 3 — по зенітно-ракетних комплексах.</text:p>
      <text:p text:style-name="P4">
Про це<text:a xlink:type="simple" xlink:href="https://www.facebook.com/GeneralStaff.ua/posts/pfbid02VsPKGcJn98E6s23tkQnsGprSxu9RdWebJyZCerNNYf1e9NXhYPdPxy5bbvfisE6l" text:style-name="Internet_20_link" text:visited-style-name="Visited_20_Internet_20_Link">
повідомляє</text:a>
Генеральний штаб Збройних Сил України.</text:p>
      <text:p text:style-name="P4">
«Також минулої доби наші воїни знищили ворожий ударно-розвідувальний вертолітКа-52, 4 ударні БПЛА типу Shahed та 1 розвідувальний дрон типу Zala», —йдеться в повідомленні.</text:p>
      <text:p text:style-name="P4">
За інформацією ГШ ЗСУ, крім того, підрозділи ракетних військ і артилеріїуразили 3 пункти управління, 4 райони зосередження озброєння та військовоїтехніки, 1 склад боєприпасів, 2 артилерійські підрозділи на вогневих позиціяхта ще 3 важливі цілі противника.</text:p>
      <text:p text:style-name="P4">
Source: <text:a xlink:type="simple" xlink:href="https://armyinform.com.ua/2023/05/24/syly-oborony-znyshhyly-vorozhyj-ka-52-ta-chotyry-drony-kamikadze/" text:style-name="Internet_20_link" text:visited-style-name="Visited_20_Internet_20_Link">
https://armyinform.com.ua/2023/05/24/syly-oborony-znyshhyly-vorozhyj-ka-52-ta-chotyry-drony-kamikadze/</text:a>
</text:p>
      <!--NEWS-->
      <text:h text:style-name="P10" text:outline-level="1">
<text:span text:style-name="T4">
26 бойових зіткнень відбулося за добу на 5 напрямках — Генштаб ЗСУ</text:span>
</text:h>
      <text:p text:style-name="P4">
Author: ['АРМІЯINFORM']</text:p>
      <text:p text:style-name="P4">
Time: 2023-05-24T23:00:00-04:00</text:p>
      <text:p text:style-name="P4">
Description: Противник продовжує зосереджувати основні зусилля на Куп’янському, Лиман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vedennya-2.jpg" text:style-name="Internet_20_link" text:visited-style-name="Visited_20_Internet_20_Link">
zvedennya-2.jpg</text:a>
']</text:p>
      <text:p text:style-name="P4">
Tags: ['STOPRUSSIA', 'АГРЕСІЯ РФ', 'ВІЙНА', 'ВТОРГНЕННЯ РФ', 'ГШ ЗСУ', 'ОПЕРАТИВНА ІНФОРМАЦІЯ', 'РАНКОВЕ ЗВЕДЕННЯ']</text:p>
      <text:p text:style-name="P4">
Category: News</text:p>
      <!--METADATA-->
      <text:p text:style-name="P4">
<draw:frame draw:style-name="fr1" draw:name="Image14" text:anchor-type="as-char" svg:width="6.9236in" svg:height="4.611463in" draw:z-index="0">
<draw:image xlink:href="../Images/AРМІЯINFORM/2023-05-24T23-00-00-04-00/zvedennya-2.jpg" xlink:type="simple" xlink:show="embed" xlink:actuate="onLoad" draw:mime-type="image/jpeg"/>
</draw:frame>
Ілюстративне фото <text:span text:style-name="T4">
🔥 Ситуація щодо російського вторгнення</text:span>
</text:p>
      <text:p text:style-name="P4">
Противник продовжує зосереджувати основні зусилля на Куп’янському,Лиманському, Бахмутському, Авдіївському та Мар’їнському напрямках — відбулось26 бойових зіткнень. В епіцентрі бойових дій залишаються Бахмут та Мар’їнка.</text:p>
      <text:p text:style-name="P4">
Про це<text:a xlink:type="simple" xlink:href="https://www.facebook.com/GeneralStaff.ua/posts/pfbid02VsPKGcJn98E6s23tkQnsGprSxu9RdWebJyZCerNNYf1e9NXhYPdPxy5bbvfisE6l" text:style-name="Internet_20_link" text:visited-style-name="Visited_20_Internet_20_Link">
повідомляє</text:a>
Генеральний штаб Збройних Сил України.</text:p>
      <text:p text:style-name="P4">
За оперативною інформацією Генштабу ЗСУ, на Куп’янському напрямку противниквів марні наступальні дії в районі Масютівки, на Лиманському — в напрямкуБілогорівки, на Авдіївському — противник вів безрезультатні наступальні дії внапрямку Первомайського.</text:p>
      <text:p text:style-name="P4">
«На Бахмутському напрямку протягом доби противник вів безуспішні наступальнідії в напрямку Хромового», — повідомляє ГШ ЗСУ.</text:p>
      <text:p text:style-name="P4">
Source: <text:a xlink:type="simple" xlink:href="https://armyinform.com.ua/2023/05/24/26-bojovyh-zitknen-vidbulosya-za-dobu-na-5-napryamkah-genshtab-zsu/" text:style-name="Internet_20_link" text:visited-style-name="Visited_20_Internet_20_Link">
https://armyinform.com.ua/2023/05/24/26-bojovyh-zitknen-vidbulosya-za-dobu-na-5-napryamkah-genshtab-zsu/</text:a>
</text:p>
      <!--NEWS-->
      <text:h text:style-name="P10" text:outline-level="1">
<text:span text:style-name="T4">
Air defense was active in Lviv, Chernivtsy, Khmelnitsky regions</text:span>
</text:h>
      <text:p text:style-name="P4">
Authors: liveuamap (Language: en)</text:p>
      <text:p text:style-name="P4">
Time: 2023-05-24T23:09:07</text:p>
      <text:p text:style-name="P4">
Location: Lviv (Latitude:49.86632 Longtitude:24.87579)</text:p>
      <text:p text:style-name="P4">
Videos: []</text:p>
      <text:p text:style-name="P4">
Images: []</text:p>
      <text:p text:style-name="P4">
Tags: ["Europe", "Central and Eastern Europe"]</text:p>
      <text:p text:style-name="P4">
ID: 22565162</text:p>
      <!--METADATA-->
      <text:p text:style-name="P4">
Air defense was active in Lviv, Chernivtsy, Khmelnitsky regions</text:p>
      <text:p text:style-name="P4">
News Collection Link: <text:a xlink:type="simple" xlink:href="https://liveuamap.com/en/2023/25-may-air-defense-was-active-in-lviv-chernivtsy-khmelnitsky" text:style-name="Internet_20_link" text:visited-style-name="Visited_20_Internet_20_Link">
https://liveuamap.com/en/2023/25-may-air-defense-was-active-in-lviv-chernivtsy-khmelnitsky</text:a>
</text:p>
      <text:p text:style-name="P4">
Source: <text:a xlink:type="simple" xlink:href="https://t.me/channel24_ua/89616" text:style-name="Internet_20_link" text:visited-style-name="Visited_20_Internet_20_Link">
https://t.me/channel24_ua/89616</text:a>
</text:p>
      <!--NEWS-->
      <text:h text:style-name="P10" text:outline-level="1">
<text:span text:style-name="T4">
Окупанти не припиняють авіаційних та артударів по цивільній інфраструктурі — ГШ ЗСУ</text:span>
</text:h>
      <text:p text:style-name="P4">
Author: ['АРМІЯINFORM']</text:p>
      <text:p text:style-name="P4">
Time: 2023-05-24T24:00:00-04:00</text:p>
      <text:p text:style-name="P4">
Description: Протягом минулої доби противник завдав 41 авіаційного удару та здійснив 53 обстрі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mage_16_7_1300x820.jpg" text:style-name="Internet_20_link" text:visited-style-name="Visited_20_Internet_20_Link">
image_16_7_1300x820.jpg</text:a>
']</text:p>
      <text:p text:style-name="P4">
Tags: ['STOPRUSSIA', 'АГРЕСІЯ РФ', 'ВІЙНА', 'ВТОРГНЕННЯ РФ', 'ГШ ЗСУ', 'ОПЕРАТИВНА ІНФОРМАЦІЯ', 'РАНКОВЕ ЗВЕДЕННЯ']</text:p>
      <text:p text:style-name="P4">
Category: News</text:p>
      <!--METADATA-->
      <text:p text:style-name="P4">
<draw:frame draw:style-name="fr1" draw:name="Image15" text:anchor-type="as-char" svg:width="6.9236in" svg:height="4.367638in" draw:z-index="0">
<draw:image xlink:href="../Images/AРМІЯINFORM/2023-05-24T24-00-00-04-00/image_16_7_1300x820.jpg" xlink:type="simple" xlink:show="embed" xlink:actuate="onLoad" draw:mime-type="image/jpeg"/>
</draw:frame>
 Ракетний удар по ЧасовомуЯру. Ілюстративне фото <text:span text:style-name="T4">
🔥 Ситуація щодо російського вторгнення</text:span>
</text:p>
      <text:p text:style-name="P4">
Протягом минулої доби противник завдав 41 авіаційного удару та здійснив 53обстріли з реактивних систем залпового вогню.</text:p>
      <text:p text:style-name="P4">
Про це<text:a xlink:type="simple" xlink:href="https://www.facebook.com/GeneralStaff.ua/posts/pfbid02VsPKGcJn98E6s23tkQnsGprSxu9RdWebJyZCerNNYf1e9NXhYPdPxy5bbvfisE6l" text:style-name="Internet_20_link" text:visited-style-name="Visited_20_Internet_20_Link">
повідомляє</text:a>
Генеральний штаб Збройних Сил України.</text:p>
      <text:p text:style-name="P4">
«Постраждали мирні мешканці, зруйновано та пошкоджено приватні житлові будинкита інша цивільна та адміністративна інфраструктура», — йдеться в повідомленні.</text:p>
      <text:p text:style-name="P4">
Також Генштаб ЗС України попередив, що залишається високою ймовірністьзавдавання ракетних та авіаційних ударів по всій території України.</text:p>
      <text:p text:style-name="P4">
Source: <text:a xlink:type="simple" xlink:href="https://armyinform.com.ua/2023/05/24/okupanty-ne-prypynyayut-aviaczijnyh-ta-artudariv-po-czyvilnij-infrastrukturi-gsh-zsu/" text:style-name="Internet_20_link" text:visited-style-name="Visited_20_Internet_20_Link">
https://armyinform.com.ua/2023/05/24/okupanty-ne-prypynyayut-aviaczijnyh-ta-artudariv-po-czyvilnij-infrastrukturi-gsh-zsu/</text:a>
</text:p>
      <!--NEWS-->
      <text:h text:style-name="P10" text:outline-level="1">
<text:span text:style-name="T4">
росіяни вивезли обладнання мобільного зв’язку з Херсонщини</text:span>
</text:h>
      <text:p text:style-name="P4">
Author: ['АРМІЯINFORM']</text:p>
      <text:p text:style-name="P4">
Time: 2023-05-24T25:00:00-04:00</text:p>
      <text:p text:style-name="P4">
Description: Окупанти вимкнули мобільний зв’язок на тимчасово окупованих територіях Херсон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2d19afb80ce6.jpeg" text:style-name="Internet_20_link" text:visited-style-name="Visited_20_Internet_20_Link">
62d19afb80ce6.jpeg</text:a>
']</text:p>
      <text:p text:style-name="P4">
Tags: ['МАРОДЕРИ', 'ОКУПАНТИ', 'ТИМЧАСОВО ОКУПОВАНІ ТЕРИТОРІЇ', 'ХЕРСОНЩИНА', 'ЦЕНТР НАЦІОНАЛЬНОГО СПРОТИВУ']</text:p>
      <text:p text:style-name="P4">
Category: News</text:p>
      <!--METADATA-->
      <text:p text:style-name="P4">
<draw:frame draw:style-name="fr1" draw:name="Image16" text:anchor-type="as-char" svg:width="6.9236in" svg:height="4.32725in" draw:z-index="0">
<draw:image xlink:href="../Images/AРМІЯINFORM/2023-05-24T25-00-00-04-00/62d19afb80ce6.jpeg" xlink:type="simple" xlink:show="embed" xlink:actuate="onLoad" draw:mime-type="image/jpeg"/>
</draw:frame>
Ілюстративне фото: EPA/UPG</text:p>
      <text:p text:style-name="P4">
Окупанти вимкнули мобільний зв’язок на тимчасово окупованих територіяхХерсонської області.</text:p>
      <text:p text:style-name="P4">
Про це <text:a xlink:type="simple" xlink:href="https://sprotyv.mod.gov.ua/okupanty-vymknuly-mobilnyj-zv-yazok-na-tot-hersonshhyny/" text:style-name="Internet_20_link" text:visited-style-name="Visited_20_Internet_20_Link">
повідомляє</text:a>
 Центр національного спротиву Сил спеціальнихоперацій України.</text:p>
      <text:p text:style-name="P4">
«Противник це робить, щоб місцеві мешканці не могли передавати Силам оборониУкраїни інформацію про російські війська. З цією ж метою окупанти вимикалимобільний зв’язок у самому Херсоні перед його деокупацією, — зазначає Центрнаціонального спротиву. — Однак ці потуги все одно не зможуть зупинитиукраїнський спротив. Ми закликаємо місцевих мешканців продовжувати передаватинам інформацію про розташування та переміщення окупаційних військ».</text:p>
      <text:p text:style-name="P4">
Для цього пропонується скористатися <text:a xlink:type="simple" xlink:href="https://sprotyv.mod.gov.ua/peredaty-informatsiyu/" text:style-name="Internet_20_link" text:visited-style-name="Visited_20_Internet_20_Link">
формою на сайті ЦНСССО</text:a>
.</text:p>
      <text:p text:style-name="P4">
Source: <text:a xlink:type="simple" xlink:href="https://armyinform.com.ua/2023/05/24/rosiyany-vyvezly-obladnannya-mobilnogo-zvyazku-z-hersonshhyny/" text:style-name="Internet_20_link" text:visited-style-name="Visited_20_Internet_20_Link">
https://armyinform.com.ua/2023/05/24/rosiyany-vyvezly-obladnannya-mobilnogo-zvyazku-z-hersonshhyny/</text:a>
</text:p>
      <!--NEWS-->
      <text:h text:style-name="P10" text:outline-level="1">
<text:span text:style-name="T4">
Кратного збільшення кількості переселенців не прогнозуємо — Ірина Верещук</text:span>
</text:h>
      <text:p text:style-name="P4">
Author: ['АРМІЯINFORM']</text:p>
      <text:p text:style-name="P4">
Time: 2023-05-24T26:00:00-04:00</text:p>
      <text:p text:style-name="P4">
Description: Очільниця Міністерства з питань реінтеграції тимчасово окупованих територій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ryna-vereshhuk-1.jpg" text:style-name="Internet_20_link" text:visited-style-name="Visited_20_Internet_20_Link">
iryna-vereshhuk-1.jpg</text:a>
']</text:p>
      <text:p text:style-name="P4">
Tags: ['ВНУТРІШНЬО ПЕРЕМІЩЕНІ ОСОБИ', 'ЄДИНІ НОВИНИ', 'ІРИНА ВЕРЕЩУК', 'ТИМЧАСОВО ОКУПОВАНІ ТЕРИТОРІЇ']</text:p>
      <text:p text:style-name="P4">
Category: News</text:p>
      <!--METADATA-->
      <text:p text:style-name="P4">
<draw:frame draw:style-name="fr1" draw:name="Image17" text:anchor-type="as-char" svg:width="6.9236in" svg:height="3.956343in" draw:z-index="0">
<draw:image xlink:href="../Images/AРМІЯINFORM/2023-05-24T26-00-00-04-00/iryna-vereshhuk-1.jpg" xlink:type="simple" xlink:show="embed" xlink:actuate="onLoad" draw:mime-type="image/jpeg"/>
</draw:frame>
 Ірина Верещук</text:p>
      <text:p text:style-name="P4">
Очільниця Міністерства з питань реінтеграції тимчасово окупованих територійУкраїни повідомила, що наразі не прогнозують кратного збільшення кількостівнутрішньо переміщених осіб (ВПО), зокрема й після майбутнього контрнаступу тазвільнення українських територій.</text:p>
      <text:p text:style-name="P4">
Про це Віцепрем’єр-міністр — міністр з питань реінтеграції тимчасовоокупованих територій Ірина Верещук сказала в етері телемарафоні «<text:a xlink:type="simple" xlink:href="https://www.youtube.com/watch" text:style-name="Internet_20_link" text:visited-style-name="Visited_20_Internet_20_Link">
Єдиніновини</text:a>
», відповідаючи назапитання ведучих щодо можливого розвитку ситуації із ВПО на тлі майбутньогоконтрнаступу і звільнення українських територій.</text:p>
      <text:p text:style-name="P4">
— Ми не прогнозуємо кратного збільшення кількості ВПО, бо розуміємо, що будутьті, які виїжджають, але будуть і ті, які повертаються. Ми бачимо міграціюлюдей і фіксуємо її, і бачимо її динаміку, — сказала Ірина Верещук.</text:p>
      <text:p text:style-name="P4">
Source: <text:a xlink:type="simple" xlink:href="https://armyinform.com.ua/2023/05/24/kratnogo-zbilshennya-kilkosti-pereselencziv-ne-prognozuyemo-iryna-vereshhuk/" text:style-name="Internet_20_link" text:visited-style-name="Visited_20_Internet_20_Link">
https://armyinform.com.ua/2023/05/24/kratnogo-zbilshennya-kilkosti-pereselencziv-ne-prognozuyemo-iryna-vereshhuk/</text:a>
</text:p>
      <!--NEWS-->
      <text:h text:style-name="P10" text:outline-level="1">
<text:span text:style-name="T4">
Нідерланди виділяють 260 млн євро на закупівлю боєприпасів для України</text:span>
</text:h>
      <text:p text:style-name="P4">
Author: ['АРМІЯINFORM']</text:p>
      <text:p text:style-name="P4">
Time: 2023-05-24T27:00:00-04:00</text:p>
      <text:p text:style-name="P4">
Description: Нідерланди виділяють 260 мільйонів євро на закупівлю боєприпасів для української армії.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8560ca5a6b4cf41-2.jpg" text:style-name="Internet_20_link" text:visited-style-name="Visited_20_Internet_20_Link">
48560ca5a6b4cf41-2.jpg</text:a>
']</text:p>
      <text:p text:style-name="P4">
Tags: ['155 ММ СНАРЯДИ', 'КАЙСА ОЛЛОНҐРЕН', 'ПІДТРИМКА УКРАЇНИ']</text:p>
      <text:p text:style-name="P4">
Category: News</text:p>
      <!--METADATA-->
      <text:p text:style-name="P4">
<draw:frame draw:style-name="fr1" draw:name="Image18" text:anchor-type="as-char" svg:width="6.9236in" svg:height="3.750283in" draw:z-index="0">
<draw:image xlink:href="../Images/AРМІЯINFORM/2023-05-24T27-00-00-04-00/48560ca5a6b4cf41-2.jpg" xlink:type="simple" xlink:show="embed" xlink:actuate="onLoad" draw:mime-type="image/jpeg"/>
</draw:frame>
 Ілюстративне фото</text:p>
      <text:p text:style-name="P4">
Нідерланди виділяють 260 мільйонів євро на закупівлю боєприпасів дляукраїнської армії.</text:p>
      <text:p text:style-name="P4">
Про це міністр оборони Нідерландів Кайса Оллонґрен<text:a xlink:type="simple" xlink:href="https://www.defensie.nl/actueel/nieuws/2023/05/23/eu-raad-defensieministers-munitie-voor-oekraine-opschaling-productie-en-nieuwe-defensieprojecten" text:style-name="Internet_20_link" text:visited-style-name="Visited_20_Internet_20_Link">
повідомила</text:a>
 на засіданні міністрів оборони ЄС, що тривало у Брюсселі.</text:p>
      <text:p text:style-name="P4">
«Мова йде про 155-мм боєприпаси. Уже в березні було ухвалене рішення об’єднатизусилля задля цієї мети», — йдеться в заяві.</text:p>
      <text:p text:style-name="P4">
Під час засідання Кайса Оллонґрен також говорила про військову підтримкуУкраїни, розширення виробничих потужностей та запуск нових оборонних проєктів.</text:p>
      <text:p text:style-name="P4">
«Велика кількість українських солдатів проходить підготовку в рамках Місії ЄС.До кінця травня їх кількість становитиме уже майже 15 200 осіб, за частинуяких відповідає Міноборони Нідерландів», — зазначено в повідомленні.</text:p>
      <text:p text:style-name="P4">
Як повідомлялося раніше, пропозиція щодо рішення про новий план постачаннядодаткових артилерійських боєприпасів Україні, зокрема 155-мм снарядів знаявних запасів країн ЄС, <text:a xlink:type="simple" xlink:href="https://armyinform.com.ua/2023/03/16/najbilshe-sankczij-proty-rf-nakladeno-ssha-shvejczariyeyu-ta-kanadoyu/" text:style-name="Internet_20_link" text:visited-style-name="Visited_20_Internet_20_Link">
булаподана</text:a>
 Високим представником ЄС ЖозепомБоррелем.</text:p>
      <text:p text:style-name="P4">
Source: <text:a xlink:type="simple" xlink:href="https://armyinform.com.ua/2023/05/24/niderlandy-vydilyayut-260-mln-yevro-na-zakupivlyu-boyeprypasiv-dlya-ukrayiny/" text:style-name="Internet_20_link" text:visited-style-name="Visited_20_Internet_20_Link">
https://armyinform.com.ua/2023/05/24/niderlandy-vydilyayut-260-mln-yevro-na-zakupivlyu-boyeprypasiv-dlya-ukrayiny/</text:a>
</text:p>
      <!--NEWS-->
      <text:h text:style-name="P10" text:outline-level="1">
<text:span text:style-name="T4">
Мінус 400 окупантів, 21 артсистема та 7 безпілотників: добові втрати рф в Україні</text:span>
</text:h>
      <text:p text:style-name="P4">
Author: ['АРМІЯINFORM']</text:p>
      <text:p text:style-name="P4">
Time: 2023-05-24T28:00:00-04:00</text:p>
      <text:p text:style-name="P4">
Description: Загальні бойові втрати противника з 24.02.22 по 24.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traty_05-24-2023-scaled.jpg" text:style-name="Internet_20_link" text:visited-style-name="Visited_20_Internet_20_Link">
vtraty_05-24-2023-scaled.jpg</text:a>
']</text:p>
      <text:p text:style-name="P4">
Tags: ['STOPRUSSIA', 'АГРЕСІЯ РФ', 'ВТОРГНЕННЯ РФ', 'ВТРАТИ ВОРОГА', 'ГЕНЕРАЛЬНИЙ ШТАБ ЗС УКРАЇНИ']</text:p>
      <text:p text:style-name="P4">
Category: News</text:p>
      <!--METADATA-->
      <text:p text:style-name="P4">
<draw:frame draw:style-name="fr1" draw:name="Image19" text:anchor-type="as-char" svg:width="6.9236in" svg:height="6.975527in" draw:z-index="0">
<draw:image xlink:href="../Images/AРМІЯINFORM/2023-05-24T28-00-00-04-00/vtraty_05-24-2023-scaled.jpg" xlink:type="simple" xlink:show="embed" xlink:actuate="onLoad" draw:mime-type="image/jpeg"/>
</draw:frame>
</text:p>
      <text:p text:style-name="P4">
Загальні бойові втрати противника з 24.02.22 по 24.05.23 орієнтовностановлять:</text:p>
      <ul>
        <li>
<text:span text:style-name="T4">
особового складу ‒</text:span>
 204760 (+400) осіб ліквідовано  * <text:span text:style-name="T4">
танків ‒</text:span>
 3792 (+3)  * <text:span text:style-name="T4">
бойових броньованих машин ‒</text:span>
 7424 (+5)  * <text:span text:style-name="T4">
артилерійських систем ‒</text:span>
 3339 (+21)  * <text:span text:style-name="T4">
РСЗВ ‒</text:span>
 570 (+5)  * <text:span text:style-name="T4">
засоби ППО ‒</text:span>
 327 (0)  * <text:span text:style-name="T4">
літаків ‒</text:span>
 309 (0)  * <text:span text:style-name="T4">
гелікоптерів ‒</text:span>
 296 (+1)  * <text:span text:style-name="T4">
БПЛА оперативно-тактичного рівня ‒</text:span>
 2871 (+7)  * <text:span text:style-name="T4">
крилаті ракети ‒</text:span>
 1015 (0)  * <text:span text:style-name="T4">
кораблі / катери ‒</text:span>
 18 (0)  * <text:span text:style-name="T4">
автомобільної техніки та автоцистерн ‒</text:span>
 6146 (+7)  * <text:span text:style-name="T4">
спеціальна техніка ‒</text:span>
 440 (+7)</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4.05.23.</text:p>
      <text:p text:style-name="P4">
Source: <text:a xlink:type="simple" xlink:href="https://armyinform.com.ua/2023/05/24/minus-400-okupantiv-21-artsystema-ta-7-bezpilotnykiv-dobovi-vtraty-rf-v-ukrayini/" text:style-name="Internet_20_link" text:visited-style-name="Visited_20_Internet_20_Link">
https://armyinform.com.ua/2023/05/24/minus-400-okupantiv-21-artsystema-ta-7-bezpilotnykiv-dobovi-vtraty-rf-v-ukrayini/</text:a>
</text:p>
      <!--NEWS-->
      <text:h text:style-name="P10" text:outline-level="1">
<text:span text:style-name="T4">
Німеччина передала Україні новий пакет військової допомоги</text:span>
</text:h>
      <text:p text:style-name="P4">
Author: ['АРМІЯINFORM']</text:p>
      <text:p text:style-name="P4">
Time: 2023-05-24T29:00:00-04:00</text:p>
      <text:p text:style-name="P4">
Description: Німеччина передала Збройним Силам України ще один пакет військової допомоги, до я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805975928_0_160_3072_1888_1920x0_80_0_0_90205d82713ab2b98da2c9e1f33426a3-1536x864-1.jpg" text:style-name="Internet_20_link" text:visited-style-name="Visited_20_Internet_20_Link">
1805975928_0_160_3072_1888_1920x0_80_0_0_90205d82713ab2b98da2c9e1f33426a3-1536x864-1.jpg</text:a>
']</text:p>
      <text:p text:style-name="P4">
Tags: ['ВІЙСЬКОВА ДОПОМОГА', 'ДОПОМОГА ПАРТНЕРІВ', 'НІМЕЧЧИНА', 'СВІТ ПІДТРИМУЄ УКРАЇНУ']</text:p>
      <text:p text:style-name="P4">
Category: News</text:p>
      <!--METADATA-->
      <text:p text:style-name="P4">
<draw:frame draw:style-name="fr1" draw:name="Image20" text:anchor-type="as-char" svg:width="6.9236in" svg:height="3.894525in" draw:z-index="0">
<draw:image xlink:href="../Images/AРМІЯINFORM/2023-05-24T29-00-00-04-00/1805975928_0_160_3072_1888_1920x0_80_0_0_90205d82713ab2b98da2c9e1f33426a3-1536x864-1.jpg" xlink:type="simple" xlink:show="embed" xlink:actuate="onLoad" draw:mime-type="image/jpeg"/>
</draw:frame>
</text:p>
      <text:p text:style-name="P4">
Німеччина передала Збройним Силам України ще один пакет військової допомоги,до якої входить автомобільна техніка, безпілотники та багато іншого.</text:p>
      <text:p text:style-name="P4">
Про це <text:a xlink:type="simple" xlink:href="https://www.bundesregierung.de/breg-en/news/military-support-ukraine-2054992" text:style-name="Internet_20_link" text:visited-style-name="Visited_20_Internet_20_Link">
повідомляє</text:a>
 уряд Німеччини.</text:p>
      <text:p text:style-name="P4">
Військова допомога Україні фінансується з фондів уряду Німеччини. До пакетуувійшли:</text:p>
      <ul>
        <li>
радіолокаційна система повітряного огляду TRML-4D;  * броньовані мостоукладчики Biber;  * безпілотники-розвідники Vector;  * антидронні системи;  * прикордонні автомобілі;  * ваговози 8х6;  * тягачі з напівпричепами;  * вантажівки Zetros;  * та багато іншого.</li>
      </ul>
      <text:p text:style-name="P4">
У квітні 2023 року Німеччина<text:a xlink:type="simple" xlink:href="https://armyinform.com.ua/2023/04/19/nimechchyna-nadala-ukrayini-chergovyj-paket-vijskovoyi-dopomogy-do-yakogo-vhodyt-zrk-patriot/" text:style-name="Internet_20_link" text:visited-style-name="Visited_20_Internet_20_Link">
надала</text:a>
 Україніпакет військової допомоги, до якого уперше входив ЗРК Patriot, а до кінця рокупланує <text:a xlink:type="simple" xlink:href="https://armyinform.com.ua/2023/05/23/nimechchyna-do-kinczya-roku-planuye-pidgotuvaty-do-9-tysyach-ukrayinskyh-vijskovyh/" text:style-name="Internet_20_link" text:visited-style-name="Visited_20_Internet_20_Link">
підготувати</text:a>
 до 9тисяч українських військових.</text:p>
      <text:p text:style-name="P4">
Source: <text:a xlink:type="simple" xlink:href="https://armyinform.com.ua/2023/05/24/nimechchyna-peredala-ukrayini-novyj-paket-vijskovoyi-dopomogy/" text:style-name="Internet_20_link" text:visited-style-name="Visited_20_Internet_20_Link">
https://armyinform.com.ua/2023/05/24/nimechchyna-peredala-ukrayini-novyj-paket-vijskovoyi-dopomogy/</text:a>
</text:p>
      <!--NEWS-->
      <text:h text:style-name="P10" text:outline-level="1">
<text:span text:style-name="T4">
Мир покоління наших батьків — це спадок тих, хто переміг передостанню велику агресію в Європі — Володимир Зеленський</text:span>
</text:h>
      <text:p text:style-name="P4">
Author: ['АРМІЯINFORM']</text:p>
      <text:p text:style-name="P4">
Time: 2023-05-24T57:00:00-04:00</text:p>
      <text:p text:style-name="P4">
Description: Президент України переконаний, що нинішня агресія російської федерації проти України буд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35963596732485164_y.jpg" text:style-name="Internet_20_link" text:visited-style-name="Visited_20_Internet_20_Link">
photo_5435963596732485164_y.jpg</text:a>
', '<text:a xlink:type="simple" xlink:href="https://armyinform.com.ua/wp-content/uploads/2023/05/photo_5435963596732485170_y-1-150x150.jpg" text:style-name="Internet_20_link" text:visited-style-name="Visited_20_Internet_20_Link">
photo_5435963596732485170_y-1-150x150.jpg</text:a>
', '<text:a xlink:type="simple" xlink:href="https://armyinform.com.ua/wp-content/uploads/2023/05/photo_5435963596732485172_y-1-150x150.jpg" text:style-name="Internet_20_link" text:visited-style-name="Visited_20_Internet_20_Link">
photo_5435963596732485172_y-1-150x150.jpg</text:a>
', '<text:a xlink:type="simple" xlink:href="https://armyinform.com.ua/wp-content/uploads/2023/05/photo_5435963596732485163_y-1-150x150.jpg" text:style-name="Internet_20_link" text:visited-style-name="Visited_20_Internet_20_Link">
photo_5435963596732485163_y-1-150x150.jpg</text:a>
', '<text:a xlink:type="simple" xlink:href="https://armyinform.com.ua/wp-content/uploads/2023/05/photo_5435963596732485171_y-1-150x150.jpg" text:style-name="Internet_20_link" text:visited-style-name="Visited_20_Internet_20_Link">
photo_5435963596732485171_y-1-150x150.jpg</text:a>
', '<text:a xlink:type="simple" xlink:href="https://armyinform.com.ua/wp-content/uploads/2023/05/photo_5435963596732485167_y-1-150x150.jpg" text:style-name="Internet_20_link" text:visited-style-name="Visited_20_Internet_20_Link">
photo_5435963596732485167_y-1-150x150.jpg</text:a>
', '<text:a xlink:type="simple" xlink:href="https://armyinform.com.ua/wp-content/uploads/2023/05/photo_5435963596732485166_y-1-150x150.jpg" text:style-name="Internet_20_link" text:visited-style-name="Visited_20_Internet_20_Link">
photo_5435963596732485166_y-1-150x150.jpg</text:a>
', '<text:a xlink:type="simple" xlink:href="https://armyinform.com.ua/wp-content/uploads/2023/05/photo_5435963596732485168_y-1-150x150.jpg" text:style-name="Internet_20_link" text:visited-style-name="Visited_20_Internet_20_Link">
photo_5435963596732485168_y-1-150x150.jpg</text:a>
', '<text:a xlink:type="simple" xlink:href="https://armyinform.com.ua/wp-content/uploads/2023/05/photo_5435963596732485165_y-1-150x150.jpg" text:style-name="Internet_20_link" text:visited-style-name="Visited_20_Internet_20_Link">
photo_5435963596732485165_y-1-150x150.jpg</text:a>
', '<text:a xlink:type="simple" xlink:href="https://armyinform.com.ua/wp-content/uploads/2023/05/photo_5435963596732485169_y-1-150x150.jpg" text:style-name="Internet_20_link" text:visited-style-name="Visited_20_Internet_20_Link">
photo_5435963596732485169_y-1-150x150.jpg</text:a>
']</text:p>
      <text:p text:style-name="P4">
Tags: ['ВОЛОДИМИР ЗЕЛЕНСЬКИЙ', 'ПРЕЗИДЕНТ УКРАЇНИ']</text:p>
      <text:p text:style-name="P4">
Category: News</text:p>
      <!--METADATA-->
      <text:p text:style-name="P4">
<draw:frame draw:style-name="fr1" draw:name="Image21" text:anchor-type="as-char" svg:width="6.9236in" svg:height="4.615733in" draw:z-index="0">
<draw:image xlink:href="../Images/AРМІЯINFORM/2023-05-24T57-00-00-04-00/photo_5435963596732485164_y.jpg" xlink:type="simple" xlink:show="embed" xlink:actuate="onLoad" draw:mime-type="image/jpeg"/>
</draw:frame>
</text:p>
      <text:p text:style-name="P4">
Президент України переконаний, що нинішня агресія російської федерації протиУкраїни буде останньою в Європі.</text:p>
      <text:p text:style-name="P4">
Про це Президент України Володимир Зеленський<text:a xlink:type="simple" xlink:href="https://t.me/V_Zelenskiy_official/6353" text:style-name="Internet_20_link" text:visited-style-name="Visited_20_Internet_20_Link">
написав</text:a>
 у Telegram.</text:p>
      <text:p text:style-name="P4">
«Мир покоління наших батьків — це мир, який їм залишили в спадок ті, хтопереміг передостанню велику агресію в Європі. А мир покоління наших із вамидітей — це мир, який ми здобуваємо саме зараз у боях проти останньої агресії вЄвропі», — йдеться у дописі глави держави.</text:p>
      <text:p text:style-name="P4">
<text:a xlink:type="simple" xlink:href="https://armyinform.com.ua/wp-content/uploads/2023/05/photo_5435963596732485170_y-1.jpg" text:style-name="Internet_20_link" text:visited-style-name="Visited_20_Internet_20_Link">
<draw:frame draw:style-name="fr1" draw:name="Image22" text:anchor-type="as-char" svg:width="6.9236in" svg:height="6.9236in" draw:z-index="0">
<draw:image xlink:href="../Images/AРМІЯINFORM/2023-05-24T57-00-00-04-00/photo_5435963596732485170_y-1-150x150.jpg" xlink:type="simple" xlink:show="embed" xlink:actuate="onLoad" draw:mime-type="image/jpeg"/>
</draw:frame>
</text:a>
</text:p>
      <text:p text:style-name="P4">
<text:a xlink:type="simple" xlink:href="https://armyinform.com.ua/wp-content/uploads/2023/05/photo_5435963596732485172_y-1.jpg" text:style-name="Internet_20_link" text:visited-style-name="Visited_20_Internet_20_Link">
<draw:frame draw:style-name="fr1" draw:name="Image23" text:anchor-type="as-char" svg:width="6.9236in" svg:height="6.9236in" draw:z-index="0">
<draw:image xlink:href="../Images/AРМІЯINFORM/2023-05-24T57-00-00-04-00/photo_5435963596732485172_y-1-150x150.jpg" xlink:type="simple" xlink:show="embed" xlink:actuate="onLoad" draw:mime-type="image/jpeg"/>
</draw:frame>
</text:a>
</text:p>
      <text:p text:style-name="P4">
Ілюстративне фото</text:p>
      <text:p text:style-name="P4">
<text:a xlink:type="simple" xlink:href="https://armyinform.com.ua/wp-content/uploads/2023/05/photo_5435963596732485163_y-1.jpg" text:style-name="Internet_20_link" text:visited-style-name="Visited_20_Internet_20_Link">
<draw:frame draw:style-name="fr1" draw:name="Image24" text:anchor-type="as-char" svg:width="6.9236in" svg:height="6.9236in" draw:z-index="0">
<draw:image xlink:href="../Images/AРМІЯINFORM/2023-05-24T57-00-00-04-00/photo_5435963596732485163_y-1-150x150.jpg" xlink:type="simple" xlink:show="embed" xlink:actuate="onLoad" draw:mime-type="image/jpeg"/>
</draw:frame>
</text:a>
</text:p>
      <text:p text:style-name="P4">
<text:a xlink:type="simple" xlink:href="https://armyinform.com.ua/wp-content/uploads/2023/05/photo_5435963596732485171_y-1.jpg" text:style-name="Internet_20_link" text:visited-style-name="Visited_20_Internet_20_Link">
<draw:frame draw:style-name="fr1" draw:name="Image25" text:anchor-type="as-char" svg:width="6.9236in" svg:height="6.9236in" draw:z-index="0">
<draw:image xlink:href="../Images/AРМІЯINFORM/2023-05-24T57-00-00-04-00/photo_5435963596732485171_y-1-150x150.jpg" xlink:type="simple" xlink:show="embed" xlink:actuate="onLoad" draw:mime-type="image/jpeg"/>
</draw:frame>
</text:a>
</text:p>
      <text:p text:style-name="P4">
<text:a xlink:type="simple" xlink:href="https://armyinform.com.ua/wp-content/uploads/2023/05/photo_5435963596732485167_y-1.jpg" text:style-name="Internet_20_link" text:visited-style-name="Visited_20_Internet_20_Link">
<draw:frame draw:style-name="fr1" draw:name="Image26" text:anchor-type="as-char" svg:width="6.9236in" svg:height="6.9236in" draw:z-index="0">
<draw:image xlink:href="../Images/AРМІЯINFORM/2023-05-24T57-00-00-04-00/photo_5435963596732485167_y-1-150x150.jpg" xlink:type="simple" xlink:show="embed" xlink:actuate="onLoad" draw:mime-type="image/jpeg"/>
</draw:frame>
</text:a>
</text:p>
      <text:p text:style-name="P4">
<text:a xlink:type="simple" xlink:href="https://armyinform.com.ua/wp-content/uploads/2023/05/photo_5435963596732485166_y-1.jpg" text:style-name="Internet_20_link" text:visited-style-name="Visited_20_Internet_20_Link">
<draw:frame draw:style-name="fr1" draw:name="Image27" text:anchor-type="as-char" svg:width="6.9236in" svg:height="6.9236in" draw:z-index="0">
<draw:image xlink:href="../Images/AРМІЯINFORM/2023-05-24T57-00-00-04-00/photo_5435963596732485166_y-1-150x150.jpg" xlink:type="simple" xlink:show="embed" xlink:actuate="onLoad" draw:mime-type="image/jpeg"/>
</draw:frame>
</text:a>
</text:p>
      <text:p text:style-name="P4">
<text:a xlink:type="simple" xlink:href="https://armyinform.com.ua/wp-content/uploads/2023/05/photo_5435963596732485168_y-1.jpg" text:style-name="Internet_20_link" text:visited-style-name="Visited_20_Internet_20_Link">
<draw:frame draw:style-name="fr1" draw:name="Image28" text:anchor-type="as-char" svg:width="6.9236in" svg:height="6.9236in" draw:z-index="0">
<draw:image xlink:href="../Images/AРМІЯINFORM/2023-05-24T57-00-00-04-00/photo_5435963596732485168_y-1-150x150.jpg" xlink:type="simple" xlink:show="embed" xlink:actuate="onLoad" draw:mime-type="image/jpeg"/>
</draw:frame>
</text:a>
</text:p>
      <text:p text:style-name="P4">
<text:a xlink:type="simple" xlink:href="https://armyinform.com.ua/wp-content/uploads/2023/05/photo_5435963596732485165_y-1.jpg" text:style-name="Internet_20_link" text:visited-style-name="Visited_20_Internet_20_Link">
<draw:frame draw:style-name="fr1" draw:name="Image29" text:anchor-type="as-char" svg:width="6.9236in" svg:height="6.9236in" draw:z-index="0">
<draw:image xlink:href="../Images/AРМІЯINFORM/2023-05-24T57-00-00-04-00/photo_5435963596732485165_y-1-150x150.jpg" xlink:type="simple" xlink:show="embed" xlink:actuate="onLoad" draw:mime-type="image/jpeg"/>
</draw:frame>
</text:a>
</text:p>
      <text:p text:style-name="P4">
<text:a xlink:type="simple" xlink:href="https://armyinform.com.ua/wp-content/uploads/2023/05/photo_5435963596732485169_y-1.jpg" text:style-name="Internet_20_link" text:visited-style-name="Visited_20_Internet_20_Link">
<draw:frame draw:style-name="fr1" draw:name="Image30" text:anchor-type="as-char" svg:width="6.9236in" svg:height="6.9236in" draw:z-index="0">
<draw:image xlink:href="../Images/AРМІЯINFORM/2023-05-24T57-00-00-04-00/photo_5435963596732485169_y-1-150x150.jpg" xlink:type="simple" xlink:show="embed" xlink:actuate="onLoad" draw:mime-type="image/jpeg"/>
</draw:frame>
</text:a>
</text:p>
      <text:p text:style-name="P4">
Source: <text:a xlink:type="simple" xlink:href="https://armyinform.com.ua/2023/05/24/myr-pokolinnya-nashyh-batkiv-cze-myr-yakyj-yim-zalyshyly-v-spadok-ti-hto-peremig-peredostannyu-velyku-agresiyu-v-yevropi-volodymyr-zelenskyj/" text:style-name="Internet_20_link" text:visited-style-name="Visited_20_Internet_20_Link">
https://armyinform.com.ua/2023/05/24/myr-pokolinnya-nashyh-batkiv-cze-myr-yakyj-yim-zalyshyly-v-spadok-ti-hto-peremig-peredostannyu-velyku-agresiyu-v-yevropi-volodymyr-zelenskyj/</text:a>
</text:p>
      <!--NEWS-->
      <text:h text:style-name="P10" text:outline-level="1">
<text:span text:style-name="T4">
25 травня відбудеться брифінг представника Національного університету оборони України</text:span>
</text:h>
      <text:p text:style-name="P4">
Author: ['АРМІЯINFORM']</text:p>
      <text:p text:style-name="P4">
Time: 2023-05-24T61:00:00-04:00</text:p>
      <text:p text:style-name="P4">
Description: 25 травня о 10:00 у Military Media Center відбудеться брифінг представника Національ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military-media-center.jpg" text:style-name="Internet_20_link" text:visited-style-name="Visited_20_Internet_20_Link">
military-media-center.jpg</text:a>
']</text:p>
      <text:p text:style-name="P4">
Tags: ['БРИФІНГ']</text:p>
      <text:p text:style-name="P4">
Category: News</text:p>
      <!--METADATA-->
      <text:p text:style-name="P4">
<draw:frame draw:style-name="fr1" draw:name="Image31" text:anchor-type="as-char" svg:width="6.9236in" svg:height="3.894525in" draw:z-index="0">
<draw:image xlink:href="../Images/AРМІЯINFORM/2023-05-24T61-00-00-04-00/military-media-center.jpg" xlink:type="simple" xlink:show="embed" xlink:actuate="onLoad" draw:mime-type="image/jpeg"/>
</draw:frame>
</text:p>
      <text:p text:style-name="P4">
25 травня о 10:00 у Military Media Center відбудеться брифінг представникаНаціонального університету оборони України на тему: <text:span text:style-name="T4">
Підсумки IV Міжнародноїнауково-практичної конференції</text:span>
 <text:span text:style-name="T5">
«Застосування космічних та геоінформаційнихсистем в інтересах національної безпеки та оборони».</text:span>
</text:p>
      <text:p text:style-name="P4">
По завершенню брифінгу заступник директора Департаменту плануваннязастосування Головного управління Національної гвардії України <text:span text:style-name="T4">
полковникМикола Уршалович</text:span>
 поінформує про участь Нацгвардії у відсічі збройної агресіїрф проти України.</text:p>
      <text:p text:style-name="P4">
Акредитація представників ЗМІ обов’язкова і триватиме <text:span text:style-name="T4">
до 18:00 24 травня.</text:span>
</text:p>
      <text:p text:style-name="P4">
Заявки на акредитацію надсилати на електронну адресу: <text:a xlink:type="simple" xlink:href="https://armyinform.com.ua/cdn-cgi/l/email-protection#0d7d7e606269784d7d627e7923606461236a627b23786c" text:style-name="Internet_20_link" text:visited-style-name="Visited_20_Internet_20_Link">
[emailprotected]</text:a>
 із зазначеннямпрізвища, імені та по батькові журналіста, назви видання, номер прескартиакредитації ЗСУ, контактного телефону.</text:p>
      <text:p text:style-name="P4">
Source: <text:a xlink:type="simple" xlink:href="https://armyinform.com.ua/2023/05/24/25-travnya-vidbudetsya-bryfing-predstavnyka-naczionalnogo-universytetu-oborony-ukrayiny/" text:style-name="Internet_20_link" text:visited-style-name="Visited_20_Internet_20_Link">
https://armyinform.com.ua/2023/05/24/25-travnya-vidbudetsya-bryfing-predstavnyka-naczionalnogo-universytetu-oborony-ukrayiny/</text:a>
</text:p>
      <!--NEWS-->
      <text:h text:style-name="P10" text:outline-level="1">
<text:span text:style-name="T4">
Підрозділи ракетних військ і артилерії Сил оборони за добу уразили 14 різноманітних ворожих цілей</text:span>
</text:h>
      <text:p text:style-name="P4">
Author: ['АРМІЯINFORM']</text:p>
      <text:p text:style-name="P4">
Time: 2023-05-24T82:00:00-04:00</text:p>
      <text:p text:style-name="P4">
Description: Авіація Сил оборони за добу завдала 7 ударів по районах зосередження особового скл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95.jpeg" text:style-name="Internet_20_link" text:visited-style-name="Visited_20_Internet_20_Link">
95.jpeg</text:a>
']</text:p>
      <text:p text:style-name="P4">
Tags: ['STOPRUSSIA', 'АГРЕСІЯ РФ', 'ВІЙНА', 'ВТОРГНЕННЯ РФ', 'ГШ ЗСУ', 'ХРОНІКА ОБОРОНИ']</text:p>
      <text:p text:style-name="P4">
Category: News</text:p>
      <!--METADATA-->
      <text:p text:style-name="P4">
<draw:frame draw:style-name="fr1" draw:name="Image32" text:anchor-type="as-char" svg:width="6.9236in" svg:height="4.588039in" draw:z-index="0">
<draw:image xlink:href="../Images/AРМІЯINFORM/2023-05-24T82-00-00-04-00/95.jpeg" xlink:type="simple" xlink:show="embed" xlink:actuate="onLoad" draw:mime-type="image/jpeg"/>
</draw:frame>
 Ілюстративнефото</text:p>
      <text:p text:style-name="P4">
Авіація Сил оборони за добу завдала 7 ударів по районах зосередження особовогоскладу та військової техніки противника.</text:p>
      <text:p text:style-name="P4">
Про це<text:a xlink:type="simple" xlink:href="https://www.facebook.com/GeneralStaff.ua/posts/pfbid02K9HWQPvkHzXDWY4nfcB9cnvwCttq38k1LatPmjkMjieyMTWy7XAQHRxmwzSYYqejl" text:style-name="Internet_20_link" text:visited-style-name="Visited_20_Internet_20_Link">
повідомляє</text:a>
ГШ ЗСУ у вечірньому зведенні.</text:p>
      <text:p text:style-name="P4">
«Протягом цієї доби наші захисники знищили 2 ворожі ударні БПЛА типу Shahed та1 розвідувальний БПЛА типу „Орлан-10“. Підрозділи ракетних військ і артилеріїуразили 2 райони зосередження живої сили, 4 склади боєприпасів, станціюрадіоелектронної боротьби, 4 артилерійських підрозділи на вогневих позиціях таще 4 важливі цілі противника», — йдеться у повідомленні.</text:p>
      <text:p text:style-name="P4">
Source: <text:a xlink:type="simple" xlink:href="https://armyinform.com.ua/2023/05/24/pidrozdily-raketnyh-vijsk-i-artyleriyi-syl-oborony-za-dobu-urazyly-14-riznomanitnyh-vorozhyh-czilej/" text:style-name="Internet_20_link" text:visited-style-name="Visited_20_Internet_20_Link">
https://armyinform.com.ua/2023/05/24/pidrozdily-raketnyh-vijsk-i-artyleriyi-syl-oborony-za-dobu-urazyly-14-riznomanitnyh-vorozhyh-czilej/</text:a>
</text:p>
      <!--NEWS-->
      <text:h text:style-name="P10" text:outline-level="1">
<text:span text:style-name="T4">
Олександр Павлюк перевірив роботу Координаційного центру моніторингу стану мінної безпеки</text:span>
</text:h>
      <text:p text:style-name="P4">
Author: ['АРМІЯINFORM']</text:p>
      <text:p text:style-name="P4">
Time: 2023-05-24T85:00:00-04:00</text:p>
      <text:p text:style-name="P4">
Description: Перший заступник Міністра оборони України генерал-лейтенант Олександр Павлюк перевір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5caf39b5a66bec5643380656fe12455ffc1f555.jpg" text:style-name="Internet_20_link" text:visited-style-name="Visited_20_Internet_20_Link">
e5caf39b5a66bec5643380656fe12455ffc1f555.jpg</text:a>
']</text:p>
      <text:p text:style-name="P4">
Tags: ['STOPRUSSIA', 'АГРЕСІЯ РФ', 'ВТОРГНЕННЯ РФ', 'ОЛЕКСАНДР ПАВЛЮК']</text:p>
      <text:p text:style-name="P4">
Category: News</text:p>
      <!--METADATA-->
      <text:p text:style-name="P4">
<draw:frame draw:style-name="fr1" draw:name="Image33" text:anchor-type="as-char" svg:width="6.9236in" svg:height="3.897527in" draw:z-index="0">
<draw:image xlink:href="../Images/AРМІЯINFORM/2023-05-24T85-00-00-04-00/e5caf39b5a66bec5643380656fe12455ffc1f555.jpg" xlink:type="simple" xlink:show="embed" xlink:actuate="onLoad" draw:mime-type="image/jpeg"/>
</draw:frame>
</text:p>
      <text:p text:style-name="P4">
Перший заступник Міністра оборони України генерал-лейтенант Олександр Павлюкперевірив роботу Координаційного центру з питань моніторингу стану мінноїбезпеки на деокупованих територіях України. Про це Олександр Павлюк<text:a xlink:type="simple" xlink:href="https://t.me/Pavliuk_KSV/4306" text:style-name="Internet_20_link" text:visited-style-name="Visited_20_Internet_20_Link">
написав</text:a>
 у своєму телеграм-каналі.</text:p>
      <text:p text:style-name="P4">
— Міністерство оборони України головує в Національному органі з питаньпротимінної діяльності, тому що задля ухвалення управлінських рішень необхідномати повну та правдиву інформацію за всіма напрямками протимінної діяльності,— зауважив генерал-лейтенант.</text:p>
      <text:p text:style-name="P4">
— Перевірив, як триває обладнання центру. Поспілкувався з колегами, ухвалилиряд рішень. Робота триває, визначені конкретні кроки для досягненнярезультату. Зокрема, щоб втілити визначені цілі, намагаємось максимальноавтоматизувати процес збору необхідних даних. Для цього за підтримкиЖеневського міжнародного центру гуманітарного розмінування застосовуємосистему управління інформацією IMSMA Core, що суттєво спрощує та пришвидшуєроботу з отриманими даними, — наголосив перший заступник Міністра оборониУкраїни.</text:p>
      <text:p text:style-name="P4">
Source: <text:a xlink:type="simple" xlink:href="https://armyinform.com.ua/2023/05/24/oleksandr-pavlyuk-pereviryv-robotu-koordynaczijnogo-czentru-monitoryngu-stanu-minnoyi-bezpeky/" text:style-name="Internet_20_link" text:visited-style-name="Visited_20_Internet_20_Link">
https://armyinform.com.ua/2023/05/24/oleksandr-pavlyuk-pereviryv-robotu-koordynaczijnogo-czentru-monitoryngu-stanu-minnoyi-bezpeky/</text:a>
</text:p>
      <!--NEWS-->
      <text:h text:style-name="P10" text:outline-level="1">
<text:span text:style-name="T4">
Під час операції легіон «Свобода росії» та РДК звільнили від путінського режиму понад 50 квадратних кілометрів бєлгородщини</text:span>
</text:h>
      <text:p text:style-name="P4">
Author: ['АРМІЯINFORM']</text:p>
      <text:p text:style-name="P4">
Time: 2023-05-24T87:00:00-04:00</text:p>
      <text:p text:style-name="P4">
Description: Дуже важливо, щоби про боротьбу легіону «Свобода росії» та РДК дізналася максималь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f16027-a114eb7-clipboard01.jpg" text:style-name="Internet_20_link" text:visited-style-name="Visited_20_Internet_20_Link">
2f16027-a114eb7-clipboard01.jpg</text:a>
']</text:p>
      <text:p text:style-name="P4">
Tags: ['STOPRUSSIA', 'АГРЕСІЯ РФ', 'ВТОРГНЕННЯ РФ', 'ЛЕГІОН «СВОБОДА РОСІЇ»']</text:p>
      <text:p text:style-name="P4">
Category: News</text:p>
      <!--METADATA-->
      <text:p text:style-name="P4">
<draw:frame draw:style-name="fr1" draw:name="Image34" text:anchor-type="as-char" svg:width="6.9236in" svg:height="3.883237in" draw:z-index="0">
<draw:image xlink:href="../Images/AРМІЯINFORM/2023-05-24T87-00-00-04-00/2f16027-a114eb7-clipboard01.jpg" xlink:type="simple" xlink:show="embed" xlink:actuate="onLoad" draw:mime-type="image/jpeg"/>
</draw:frame>
 Ілюстративне фото</text:p>
      <text:p text:style-name="P4">
Дуже важливо, щоби про боротьбу легіону «Свобода росії» та РДК дізналасямаксимальна кількість свідомих росіян.</text:p>
      <text:p text:style-name="P4">
Про це в <text:a xlink:type="simple" xlink:href="https://armyinform.com.ua/2023/05/24/legion-svoboda-rossyy-ta-rosijskyj-dobrovolchyj-korpus-rozpovily-pro-svoyi-bojovi-diyi-na-byelgorodshhyni/" text:style-name="Internet_20_link" text:visited-style-name="Visited_20_Internet_20_Link">
ексклюзивному</text:a>
 інтерв’ю для АрміяInform розповіли командир російськогодобровольчого корпусу Денис на псевдо White Rex, а також заступник командиралегіону «Свобода росії» на псевдо «Цезар», які позиціонують себе якпредставники російського національного спротиву кремлівському режиму.</text:p>
      <text:p text:style-name="P4">
— Від путінського режиму ми звільнили площу в понад 50 квадратних кілометрів.На нашому каналі достатньо відео і фотографій з трофеями у вигляді російськоїтехніки. Та й повідомлення про наші досягнення не сходять зі шпальт світовихінформаційних ресурсів, — розповіли представники російського національногоспротиву кремлівському режиму.</text:p>
      <text:p text:style-name="P4">
Source: <text:a xlink:type="simple" xlink:href="https://armyinform.com.ua/2023/05/24/pid-chas-operacziyi-legion-svoboda-rossyy-ta-rdk-zvilnyly-vid-putinskogo-rezhymu-ponad-50-kvadratnyh-kilometriv-byelgorodshhyny/" text:style-name="Internet_20_link" text:visited-style-name="Visited_20_Internet_20_Link">
https://armyinform.com.ua/2023/05/24/pid-chas-operacziyi-legion-svoboda-rossyy-ta-rdk-zvilnyly-vid-putinskogo-rezhymu-ponad-50-kvadratnyh-kilometriv-byelgorodshhyny/</text:a>
</text:p>
      <!--NEWS-->
      <text:h text:style-name="P10" text:outline-level="1">
<text:span text:style-name="T4">
Сьогодні Ганна Маляр виступила на найбільшій конференції з безпеки в Європі</text:span>
</text:h>
      <text:p text:style-name="P4">
Author: ['АРМІЯINFORM']</text:p>
      <text:p text:style-name="P4">
Time: 2023-05-24T88:00:00-04:00</text:p>
      <text:p text:style-name="P4">
Description: Про це заступник Міністра оборони України Ганна Маляр написала у телеграм-каналі.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751e9ac8-c7f3-49fe-98dd-1e1318c4fe74.jpg" text:style-name="Internet_20_link" text:visited-style-name="Visited_20_Internet_20_Link">
751e9ac8-c7f3-49fe-98dd-1e1318c4fe74.jpg</text:a>
']</text:p>
      <text:p text:style-name="P4">
Tags: ['STOPRUSSIA', 'АГРЕСІЯ РФ', 'ВІЙНА', 'ВТОРГНЕННЯ РФ', 'ГАННА МАЛЯР']</text:p>
      <text:p text:style-name="P4">
Category: News</text:p>
      <!--METADATA-->
      <text:p text:style-name="P4">
<draw:frame draw:style-name="fr1" draw:name="Image35" text:anchor-type="as-char" svg:width="6.9236in" svg:height="4.61393in" draw:z-index="0">
<draw:image xlink:href="../Images/AРМІЯINFORM/2023-05-24T88-00-00-04-00/751e9ac8-c7f3-49fe-98dd-1e1318c4fe74.jpg" xlink:type="simple" xlink:show="embed" xlink:actuate="onLoad" draw:mime-type="image/jpeg"/>
</draw:frame>
</text:p>
      <text:p text:style-name="P4">
Про це заступник Міністра оборони України Ганна Маляр<text:a xlink:type="simple" xlink:href="https://t.me/annamaliar/794" text:style-name="Internet_20_link" text:visited-style-name="Visited_20_Internet_20_Link">
написала</text:a>
 у телеграм-каналі.</text:p>
      <text:p text:style-name="P4">
Defence24 Day, який цьогоріч відбувається у Варшаві, вважається найбільшоюконференцією в Центральній та Східній Європі з питань оборони та безпеки. Цепровідна подія для оборонного сектору та галузей, пов’язаних із безпекоюгромадян.</text:p>
      <text:p text:style-name="P4">
Заступник Міністра оборони розповіла великій європейській аудиторії простратегію непрямих дій рф, які вона здійснює не лише в Україні, але й українах Європи.</text:p>
      <text:p text:style-name="P4">
«Нашого ворога недооцінюють, коли говорять лише про його інформаційну роботу вІнтернеті. Ботофермами росія славиться, але, окрім цього, і багаті росіяникупують у власність західні ЗМІ, фінансують культурні та мистецькі заходи вЄвропі, фінансують політичні партії, й таким чином вже давно здійснюютьінформаційну експансію. Ми, як ніхто інший, знаємо, що це таке і до якихнаслідків призводить», — зауважила заступник Міністра оборони України.</text:p>
      <text:p text:style-name="P4">
Source: <text:a xlink:type="simple" xlink:href="https://armyinform.com.ua/2023/05/24/sogodni-ganna-malyar-vystupyla-na-najbilshij-konferencziyi-z-bezpeky-u-yevropi/" text:style-name="Internet_20_link" text:visited-style-name="Visited_20_Internet_20_Link">
https://armyinform.com.ua/2023/05/24/sogodni-ganna-malyar-vystupyla-na-najbilshij-konferencziyi-z-bezpeky-u-yevropi/</text:a>
</text:p>
      <!--NEWS-->
      <text:h text:style-name="P10" text:outline-level="1">
<text:span text:style-name="T4">
російський танк доїхав Берліна та Нідерландів як музейний експонат</text:span>
</text:h>
      <text:p text:style-name="P4">
Author: ['АРМІЯINFORM']</text:p>
      <text:p text:style-name="P4">
Time: 2023-05-24T92:00:00-04:00</text:p>
      <text:p text:style-name="P4">
Description: З 25 травня по 4 червня 2023 року в Амстердамі, у рамках Форуму європейської культури Д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tank_groesbeek-photoshop-768x501-1.png" text:style-name="Internet_20_link" text:visited-style-name="Visited_20_Internet_20_Link">
tank_groesbeek-photoshop-768x501-1.png</text:a>
']</text:p>
      <text:p text:style-name="P4">
Tags: ['STOPRUSSIA', 'АГРЕСІЯ РФ', 'ВТОРГНЕННЯ РФ']</text:p>
      <text:p text:style-name="P4">
Category: News</text:p>
      <!--METADATA-->
      <text:p text:style-name="P4">
<draw:frame draw:style-name="fr1" draw:name="Image36" text:anchor-type="as-char" svg:width="6.9236in" svg:height="4.516567in" draw:z-index="0">
<draw:image xlink:href="../Images/AРМІЯINFORM/2023-05-24T92-00-00-04-00/tank_groesbeek-photoshop-768x501-1.png" xlink:type="simple" xlink:show="embed" xlink:actuate="onLoad" draw:mime-type="image/png"/>
</draw:frame>
</text:p>
      <text:p text:style-name="P4">
З 25 травня по 4 червня 2023 року в Амстердамі, у рамках Форуму європейськоїкультури Де Бальє, виставлять розбитий російський танк як символ крихкості тастійкості демократії в Європі.</text:p>
      <text:p text:style-name="P4">
Про це <text:a xlink:type="simple" xlink:href="https://cultureforum.eu/programme/exposition-tank/" text:style-name="Internet_20_link" text:visited-style-name="Visited_20_Internet_20_Link">
повідомляє</text:a>
 Форумєвропейської культури.</text:p>
      <text:p text:style-name="P4">
— 31 березня 2022 року цей танк був знищений українськими бійцями під часбитви за Київ у селі Дмитрівка, що поблизу Бучі. У цьому регіоні, як і вбагатьох інших місцях в Україні, були вбиті невинні цивільні особи. Ці подіїправозахисники кваліфікували як воєнні злочини, які наразі розслідуютьсяМіжнародним кримінальним судом. Танк вагою 44 тонни використовував російськийпідрозділ із прикордонного з Монголією міста Улан-Уде, що за 6300 кілометріввід Києва, — йдеться у повідомленні.</text:p>
      <text:p text:style-name="P4">
Перед цим цей танк експозиціювався у Берліні на Унтер-ден-Лінден та в Музеїсвободи в Гросбеку у Нідерландах.</text:p>
      <text:p text:style-name="P4">
Source: <text:a xlink:type="simple" xlink:href="https://armyinform.com.ua/2023/05/24/rosijskyj-tank-doyihav-berlinu-ta-niderlandiv-yak-muzejnyj-eksponat/" text:style-name="Internet_20_link" text:visited-style-name="Visited_20_Internet_20_Link">
https://armyinform.com.ua/2023/05/24/rosijskyj-tank-doyihav-berlinu-ta-niderlandiv-yak-muzejnyj-eksponat/</text:a>
</text:p>
      <!--NEWS-->
      <text:h text:style-name="P10" text:outline-level="1">
<text:span text:style-name="T4">
Пройдено колосальний шлях щеплення від російських інфовкидів. Ми навчились вирізняти та відчувати навіть між рядків їх підступність — Ганна Маляр</text:span>
</text:h>
      <text:p text:style-name="P4">
Author: ['АРМІЯINFORM']</text:p>
      <text:p text:style-name="P4">
Time: 2023-05-24T93:00:00-04:00</text:p>
      <text:p text:style-name="P4">
Description: Про це заступник Міністра оборони України Ганна Маляр написала у телеграм-каналі.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ec3c68e-7ab5-4b86-861d-4199726271bc.jpg" text:style-name="Internet_20_link" text:visited-style-name="Visited_20_Internet_20_Link">
3ec3c68e-7ab5-4b86-861d-4199726271bc.jpg</text:a>
']</text:p>
      <text:p text:style-name="P4">
Tags: ['STOPRUSSIA', 'АГРЕСІЯ РФ', 'ВІЙНА', 'ВТОРГНЕННЯ РФ', 'ГАННА МАЛЯР']</text:p>
      <text:p text:style-name="P4">
Category: News</text:p>
      <!--METADATA-->
      <text:p text:style-name="P4">
<draw:frame draw:style-name="fr1" draw:name="Image37" text:anchor-type="as-char" svg:width="6.9236in" svg:height="5.18491in" draw:z-index="0">
<draw:image xlink:href="../Images/AРМІЯINFORM/2023-05-24T93-00-00-04-00/3ec3c68e-7ab5-4b86-861d-4199726271bc.jpg" xlink:type="simple" xlink:show="embed" xlink:actuate="onLoad" draw:mime-type="image/jpeg"/>
</draw:frame>
</text:p>
      <text:p text:style-name="P4">
Про це заступник Міністра оборони України Ганна Маляр<text:a xlink:type="simple" xlink:href="https://t.me/annamaliar/795" text:style-name="Internet_20_link" text:visited-style-name="Visited_20_Internet_20_Link">
написала</text:a>
 у телеграм-каналі.</text:p>
      <text:p text:style-name="P4">
«Більше року повномасштабної війни.</text:p>
      <text:p text:style-name="P4">
Пройдено колосальний шлях щеплення від російських інфовкидів. Ми навчилисьвирізняти та відчувати навіть між рядків їх підступність.</text:p>
      <text:p text:style-name="P4">
Здавалось, це правило вже підсвідомо працює в кожного — віримо офіційнимджерелам.</text:p>
      <text:p text:style-name="P4">
НЕ віримо знеособленим джерелам інформації — коли немає ні імені, ні назвиустанови, ні інших ідентифікуючих ознак. Коли ви просто не знаєте, хто саме ценаписав.</text:p>
      <text:p text:style-name="P4">
Але чим більша маячня, тим більше в неї вірять.</text:p>
      <text:p text:style-name="P4">
Росіяни пишуть у телеграм-каналах, що щось трапилось з нашим Главкомом.</text:p>
      <text:p text:style-name="P4">
І що? Ну хай пишуть.</text:p>
      <text:p text:style-name="P4">
Ми ж це спростували — неодноразово. Він робить свою роботу. І його не обходятьці фейки, як і інших командувачів, про яких вороги пишуть вигадки.</text:p>
      <text:p text:style-name="P4">
В нас не підставляють двійників.</text:p>
      <text:p text:style-name="P4">
Росіяни просто випробовують свої ІПСО».</text:p>
      <text:p text:style-name="P4">
Source: <text:a xlink:type="simple" xlink:href="https://armyinform.com.ua/2023/05/24/projdeno-kolosalnyj-shlyah-shheplennya-vid-rosijskyh-info-vkydiv-my-navchylys-vyriznyaty-ta-vidchuvaty-navit-mizh-ryadkiv-yih-pidstupnist-ganna-malyar/" text:style-name="Internet_20_link" text:visited-style-name="Visited_20_Internet_20_Link">
https://armyinform.com.ua/2023/05/24/projdeno-kolosalnyj-shlyah-shheplennya-vid-rosijskyh-info-vkydiv-my-navchylys-vyriznyaty-ta-vidchuvaty-navit-mizh-ryadkiv-yih-pidstupnist-ganna-malyar/</text:a>
</text:p>
      <!--NEWS-->
      <text:h text:style-name="P10" text:outline-level="1">
<text:span text:style-name="T4">
«Те, що в росії найдешевше, — це життя людей, з якими вони взагалі не рахуються» — Ганна Маляр</text:span>
</text:h>
      <text:p text:style-name="P4">
Author: ['Віктор Шубец']</text:p>
      <text:p text:style-name="P4">
Time: 2023-05-24T96:00:00-04:00</text:p>
      <text:p text:style-name="P4">
Description: — Це фактор, який впливає на російське суспільство, між іншим. Ми робили свої дослі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24_232402.jpg" text:style-name="Internet_20_link" text:visited-style-name="Visited_20_Internet_20_Link">
2023-05-24_232402.jpg</text:a>
']</text:p>
      <text:p text:style-name="P4">
Tags: ['STOPRUSSIA', 'АГРЕСІЯ РФ', 'ВІЙНА', 'ВТОРГНЕННЯ РФ', 'ГАННА МАЛЯР']</text:p>
      <text:p text:style-name="P4">
Category: News</text:p>
      <!--METADATA-->
      <text:p text:style-name="P4">
<draw:frame draw:style-name="fr1" draw:name="Image38" text:anchor-type="as-char" svg:width="6.9236in" svg:height="3.548345in" draw:z-index="0">
<draw:image xlink:href="../Images/AРМІЯINFORM/2023-05-24T96-00-00-04-00/2023-05-24_232402.jpg" xlink:type="simple" xlink:show="embed" xlink:actuate="onLoad" draw:mime-type="image/jpeg"/>
</draw:frame>
</text:p>
      <text:p text:style-name="P4">
— Це фактор, який впливає на російське суспільство, між іншим. Ми робили своїдослідження для того, щоб розуміти, яким чином інформаційно відпрацьовуватиросійську територію і російське суспільство. І ми, наші фахівці дійшливисновку, що єдине, чого вони там бояться, — це реально загинути на територіїУкраїни, це вже приховати неможливо.</text:p>
      <text:p text:style-name="P4">
Їхня влада всіляко приховувала, що вони тут гинуть, та ще й у такій кількості,але зараз — це вже неможливо приховати. І дійсно, Бахмутська кампанія для них— є найдорожчою не тільки в сенсі того, скільки вони туди вгатили озброєння івійськової техніки, і то було знищено нашими військами, але вона й найдорожчау них — у сенсі людських втрат.</text:p>
      <text:p text:style-name="P4">
Стільки, скільки вони там поклали людей, складно собі уявити, що держава можеаж на стільки не берегти своїх людей, — заявила в етері телемарафону «<text:a xlink:type="simple" xlink:href="https://www.youtube.com/watch" text:style-name="Internet_20_link" text:visited-style-name="Visited_20_Internet_20_Link">
Єдиніновини</text:a>
» заступник Міністраоборони України.</text:p>
      <text:p text:style-name="P4">
Source: <text:a xlink:type="simple" xlink:href="https://armyinform.com.ua/2023/05/24/te-shho-v-rosiyi-najdeshevshe-cze-zhyttya-lyudej-z-yakymy-vony-vzagali-ne-rahuyutsya-ganna-malyar/" text:style-name="Internet_20_link" text:visited-style-name="Visited_20_Internet_20_Link">
https://armyinform.com.ua/2023/05/24/te-shho-v-rosiyi-najdeshevshe-cze-zhyttya-lyudej-z-yakymy-vony-vzagali-ne-rahuyutsya-ganna-malyar/</text:a>
</text:p>
      <!--NEWS-->
      <text:h text:style-name="P10" text:outline-level="1">
<text:span text:style-name="T4">
Ми воюємо проти зла — легіон «Свобода росії» та РДК</text:span>
</text:h>
      <text:p text:style-name="P4">
Author: ['АРМІЯINFORM']</text:p>
      <text:p text:style-name="P4">
Time: 2023-05-24T97:00:00-04:00</text:p>
      <text:p text:style-name="P4">
Description: Після того, як будуть реалізовані всі цілі в бєлгородській області, представни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omandyr-rdk.jpg" text:style-name="Internet_20_link" text:visited-style-name="Visited_20_Internet_20_Link">
komandyr-rdk.jpg</text:a>
']</text:p>
      <text:p text:style-name="P4">
Tags: ['STOPRUSSIA', 'АГРЕСІЯ РФ', 'ВТОРГНЕННЯ РФ', 'ЛЕГІОН «СВОБОДА РОССИИ»']</text:p>
      <text:p text:style-name="P4">
Category: News</text:p>
      <!--METADATA-->
      <text:p text:style-name="P4">
<draw:frame draw:style-name="fr1" draw:name="Image39" text:anchor-type="as-char" svg:width="6.9236in" svg:height="4.615733in" draw:z-index="0">
<draw:image xlink:href="../Images/AРМІЯINFORM/2023-05-24T97-00-00-04-00/komandyr-rdk.jpg" xlink:type="simple" xlink:show="embed" xlink:actuate="onLoad" draw:mime-type="image/jpeg"/>
</draw:frame>
Rомандир РДК</text:p>
      <text:p text:style-name="P4">
Після того, як будуть реалізовані всі цілі в бєлгородській області,представники російського національного спротиву планують іти на хабаровськ тавладивосток.</text:p>
      <text:p text:style-name="P4">
Про це в <text:a xlink:type="simple" xlink:href="https://armyinform.com.ua/2023/05/24/legion-svoboda-rossyy-ta-rosijskyj-dobrovolchyj-korpus-rozpovily-pro-svoyi-bojovi-diyi-na-byelgorodshhyni/" text:style-name="Internet_20_link" text:visited-style-name="Visited_20_Internet_20_Link">
ексклюзивному</text:a>
 інтерв’ю для АрміяІnform розповів командир російськогодобровольчого корпусу Денис на псевдо White Rex, а також заступник командиралегіону «Свобода росії» на псевдо «Цезар», які позиціонують себе якпредставники російського національного спротиву кремлівському режиму.</text:p>
      <text:p text:style-name="P4">
— У нас дві головні мети. Ми хочемо зупинити війну в Україні та скинути,знищити злочинний режим кремля. Ми хочемо звільнити і вашу, і нашу країну, щоблюди жили вільно. Підкреслимо ще раз: ми не воюємо з мирним населенням. Ми неробимо так, як російське військо в Маріуполі. Ми воюємо проти зла, протипутінських фсб та армії, — зазначили представники російського національногоспротиву кремлівському режиму.</text:p>
      <text:p text:style-name="P4">
Source: <text:a xlink:type="simple" xlink:href="https://armyinform.com.ua/2023/05/24/my-voyuyemo-proty-zla-legion-svoboda-rossyy-ta-rdk/" text:style-name="Internet_20_link" text:visited-style-name="Visited_20_Internet_20_Link">
https://armyinform.com.ua/2023/05/24/my-voyuyemo-proty-zla-legion-svoboda-rossyy-ta-rdk/</text:a>
</text:p>
      <!--NEWS-->
      <text:h text:style-name="P10" text:outline-level="1">
<text:span text:style-name="T4">
Важкі бої за Бахмут не припиняються донині, попри значну перевагу ворога в артилерії та живій силі — Ганна Маляр</text:span>
</text:h>
      <text:p text:style-name="P4">
Author: ['Віктор Шубец']</text:p>
      <text:p text:style-name="P4">
Time: 2023-05-24T98:00:00-04:00</text:p>
      <text:p text:style-name="P4">
Description: Про це заявила в етері «Єдиних новин» заступник Міністра оборони України Ганна Маляр.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hmut-2.jpg" text:style-name="Internet_20_link" text:visited-style-name="Visited_20_Internet_20_Link">
bahmut-2.jpg</text:a>
']</text:p>
      <text:p text:style-name="P4">
Tags: ['STOPRUSSIA', 'АГРЕСІЯ РФ', 'БАХМУТ', 'ВІЙНА', 'ВТОРГНЕННЯ РФ', 'ГАННА МАЛЯР']</text:p>
      <text:p text:style-name="P4">
Category: News</text:p>
      <!--METADATA-->
      <text:p text:style-name="P4">
<draw:frame draw:style-name="fr1" draw:name="Image40" text:anchor-type="as-char" svg:width="6.9236in" svg:height="4.609964in" draw:z-index="0">
<draw:image xlink:href="../Images/AРМІЯINFORM/2023-05-24T98-00-00-04-00/bahmut-2.jpg" xlink:type="simple" xlink:show="embed" xlink:actuate="onLoad" draw:mime-type="image/jpeg"/>
</draw:frame>
</text:p>
      <text:p text:style-name="P4">
Про це заявила в етері «<text:a xlink:type="simple" xlink:href="https://www.youtube.com/watch" text:style-name="Internet_20_link" text:visited-style-name="Visited_20_Internet_20_Link">
Єдинихновин</text:a>
» заступник Міністраоборони України Ганна Маляр.</text:p>
      <text:p text:style-name="P4">
— Я нагадаю, що наші війська поступово на деяких ділянках почали тампросуватися вперед. До того ми переважно обороняли позиції, з яких успішновідбивали атаки ворога та масово знищували його живу силу й бойову техніку.Але за останні декілька днів наші захисники відбили у ворога майже двадцятьквадратних кілометрів території на цьому напрямку. В самому місті ворогсконцентрував величезну кількість військ й озброєння. Додатково зараз вонизнову завели туди десантно-штурмові загони, тож ситуація там залишаєтьсяскладною, — зауважила Ганна Маляр.</text:p>
      <text:p text:style-name="P4">
Source: <text:a xlink:type="simple" xlink:href="https://armyinform.com.ua/2023/05/24/oborona-bahmuta-tryvaye-z-lita-mynulogo-roku-i-zaraz-vpershe-maye-uspih/" text:style-name="Internet_20_link" text:visited-style-name="Visited_20_Internet_20_Link">
https://armyinform.com.ua/2023/05/24/oborona-bahmuta-tryvaye-z-lita-mynulogo-roku-i-zaraz-vpershe-maye-uspih/</text:a>
</text:p>
      <!--NEWS-->
      <text:h text:style-name="P10" text:outline-level="1">
<text:span text:style-name="T4">
У парку Шевченка відкрилася виставка архівних світлин Києва</text:span>
</text:h>
      <text:p text:style-name="P4">
Authors: Ukrinform (Person)</text:p>
      <text:p text:style-name="P4">
Publisher: Укринформ (Organization)</text:p>
      <text:p text:style-name="P4">
Published Time: 2023-05-25T-120:24:00+03:00</text:p>
      <text:p text:style-name="P4">
Modified Time: 2023-05-25T18:24:00+03:00</text:p>
      <text:p text:style-name="P4">
Description: Відкриття фотовиставки «Київ учора та сьогодні: подорож у часі» відбулось у столиці. — Укрінформ.</text:p>
      <text:p text:style-name="P4">
Images: ['<text:a xlink:type="simple" xlink:href="https://static.ukrinform.com/photos/2023_05/thumb_files/630_360_1685026388-4899.jpeg" text:style-name="Internet_20_link" text:visited-style-name="Visited_20_Internet_20_Link">
630_360_16850...</text:a>
', '<text:a xlink:type="simple" xlink:href="https://static.ukrinform.com/photos/2023_05/thumb_files/630_360_1685026389-9652.jpeg" text:style-name="Internet_20_link" text:visited-style-name="Visited_20_Internet_20_Link">
630_360_16850...</text:a>
', '<text:a xlink:type="simple" xlink:href="https://static.ukrinform.com/photos/2023_05/thumb_files/630_360_1685026388-8702.jpeg" text:style-name="Internet_20_link" text:visited-style-name="Visited_20_Internet_20_Link">
630_360_16850...</text:a>
', '<text:a xlink:type="simple" xlink:href="https://static.ukrinform.com/photos/2023_05/thumb_files/630_360_1685026388-2107.jpeg" text:style-name="Internet_20_link" text:visited-style-name="Visited_20_Internet_20_Link">
630_360_16850...</text:a>
', '<text:a xlink:type="simple" xlink:href="https://static.ukrinform.com/photos/2023_05/thumb_files/630_360_1685026388-8182.jpeg" text:style-name="Internet_20_link" text:visited-style-name="Visited_20_Internet_20_Link">
630_360_16850...</text:a>
', '<text:a xlink:type="simple" xlink:href="https://static.ukrinform.com/photos/2023_05/thumb_files/630_360_1685026388-3152.jpeg" text:style-name="Internet_20_link" text:visited-style-name="Visited_20_Internet_20_Link">
630_360_16850...</text:a>
', '<text:a xlink:type="simple" xlink:href="https://static.ukrinform.com/photos/2023_05/thumb_files/630_360_1685026388-7445.jpeg" text:style-name="Internet_20_link" text:visited-style-name="Visited_20_Internet_20_Link">
630_360_16850...</text:a>
', '<text:a xlink:type="simple" xlink:href="https://static.ukrinform.com/photos/2023_05/thumb_files/630_360_1685026389-4572.jpeg" text:style-name="Internet_20_link" text:visited-style-name="Visited_20_Internet_20_Link">
630_360_16850...</text:a>
', '<text:a xlink:type="simple" xlink:href="https://static.ukrinform.com/photos/2023_05/thumb_files/630_360_1685026389-9884.jpeg" text:style-name="Internet_20_link" text:visited-style-name="Visited_20_Internet_20_Link">
630_360_16850...</text:a>
']</text:p>
      <text:p text:style-name="P4">
Tags: ['Історія', 'Виставка', 'Фотовиставка', 'Київ']</text:p>
      <text:p text:style-name="P4">
Type: Article</text:p>
      <!--METADATA-->
      <text:p text:style-name="P4">
<draw:frame draw:style-name="fr1" draw:name="Image41" text:anchor-type="as-char" svg:width="6.9236in" svg:height="3.956343in" draw:z-index="0">
<draw:image xlink:href="../Images/yкринформ/2023-05-25T-120-24-00-03-00/630_360_1685026388-4899.jpeg" xlink:type="simple" xlink:show="embed" xlink:actuate="onLoad" draw:mime-type="image/jpeg"/>
</draw:frame>
Відкриття фотовиставки «Київ учора та сьогодні: подорож у часі» відбулось устолиці.</text:p>
      <text:p text:style-name="P4">
Як повідомляє кореспондент Укрінформу, це спільний проєкт Центральногодержавного аудіовізуального та електронного архіву і Комунального підприємств«Київінформ», присвячений Дню Києва.</text:p>
      <text:p text:style-name="P4">
“На цих вихідних ми будемо святкувати День Києва. Ми святкуємо його вже другийрік поспіль під час повномасштабного вторгнення. Ця виставка показує,наскільки наше місто стародавнє, наскільки воно має величезну історію і чомуросіянам так хочеться забрати її, бо такої історії у них немає точно”, -підкреслила заступниця голови КМДА Марина Хонда.</text:p>
      <text:p text:style-name="P4">
В експозиції 32 стенди, присвячені знаковим місцям та пам’яткам столиці. Цесвітлини з видами Києва кінця 19-го – початку 20-го століть із фондівЦентрального державного аудіовізуального та електронного архіву. Кияни тагості міста матимуть змогу відчути атмосферу старого міста, а також побачитиунікальні споруди, що були знищені упродовж 20 століття.</text:p>
      <text:p text:style-name="P4">
<draw:frame draw:style-name="fr1" draw:name="Image42" text:anchor-type="as-char" svg:width="6.9236in" svg:height="3.956343in" draw:z-index="0">
<draw:image xlink:href="../Images/yкринформ/2023-05-25T-120-24-00-03-00/630_360_1685026389-9652.jpeg" xlink:type="simple" xlink:show="embed" xlink:actuate="onLoad" draw:mime-type="image/jpeg"/>
</draw:frame>
 До ДняКиєва у столиці відкрилася фотовиставка «Київ учора та сьогодні: подорож учасі» / Фото: Руслан Канюка, Укрінформ  <text:a xlink:type="simple" xlink:href="https://static.ukrinform.com/photos/2023_05/1685026389-9652.jpeg" text:style-name="Internet_20_link" text:visited-style-name="Visited_20_Internet_20_Link">
<draw:frame draw:style-name="fr1" draw:name="Image43" text:anchor-type="as-char" svg:width="6.9236in" svg:height="3.956343in" draw:z-index="0">
<draw:image xlink:href="../Images/yкринформ/2023-05-25T-120-24-00-03-00/630_360_1685026389-9652.jpeg" xlink:type="simple" xlink:show="embed" xlink:actuate="onLoad" draw:mime-type="image/jpeg"/>
</draw:frame>
</text:a>
 <text:a xlink:type="simple" xlink:href="https://static.ukrinform.com/photos/2023_05/1685026388-8702.jpeg" text:style-name="Internet_20_link" text:visited-style-name="Visited_20_Internet_20_Link">
<draw:frame draw:style-name="fr1" draw:name="Image44" text:anchor-type="as-char" svg:width="6.9236in" svg:height="3.956343in" draw:z-index="0">
<draw:image xlink:href="../Images/yкринформ/2023-05-25T-120-24-00-03-00/630_360_1685026388-8702.jpeg" xlink:type="simple" xlink:show="embed" xlink:actuate="onLoad" draw:mime-type="image/jpeg"/>
</draw:frame>
</text:a>
 <text:a xlink:type="simple" xlink:href="https://static.ukrinform.com/photos/2023_05/1685026388-2107.jpeg" text:style-name="Internet_20_link" text:visited-style-name="Visited_20_Internet_20_Link">
<draw:frame draw:style-name="fr1" draw:name="Image45" text:anchor-type="as-char" svg:width="6.9236in" svg:height="3.956343in" draw:z-index="0">
<draw:image xlink:href="../Images/yкринформ/2023-05-25T-120-24-00-03-00/630_360_1685026388-2107.jpeg" xlink:type="simple" xlink:show="embed" xlink:actuate="onLoad" draw:mime-type="image/jpeg"/>
</draw:frame>
</text:a>
 <text:a xlink:type="simple" xlink:href="https://static.ukrinform.com/photos/2023_05/1685026388-4899.jpeg" text:style-name="Internet_20_link" text:visited-style-name="Visited_20_Internet_20_Link">
<draw:frame draw:style-name="fr1" draw:name="Image46" text:anchor-type="as-char" svg:width="6.9236in" svg:height="3.956343in" draw:z-index="0">
<draw:image xlink:href="../Images/yкринформ/2023-05-25T-120-24-00-03-00/630_360_1685026388-4899.jpeg" xlink:type="simple" xlink:show="embed" xlink:actuate="onLoad" draw:mime-type="image/jpeg"/>
</draw:frame>
</text:a>
 <text:a xlink:type="simple" xlink:href="https://static.ukrinform.com/photos/2023_05/1685026388-8182.jpeg" text:style-name="Internet_20_link" text:visited-style-name="Visited_20_Internet_20_Link">
<draw:frame draw:style-name="fr1" draw:name="Image47" text:anchor-type="as-char" svg:width="6.9236in" svg:height="3.956343in" draw:z-index="0">
<draw:image xlink:href="../Images/yкринформ/2023-05-25T-120-24-00-03-00/630_360_1685026388-8182.jpeg" xlink:type="simple" xlink:show="embed" xlink:actuate="onLoad" draw:mime-type="image/jpeg"/>
</draw:frame>
</text:a>
 <text:a xlink:type="simple" xlink:href="https://static.ukrinform.com/photos/2023_05/1685026388-3152.jpeg" text:style-name="Internet_20_link" text:visited-style-name="Visited_20_Internet_20_Link">
<draw:frame draw:style-name="fr1" draw:name="Image48" text:anchor-type="as-char" svg:width="6.9236in" svg:height="3.956343in" draw:z-index="0">
<draw:image xlink:href="../Images/yкринформ/2023-05-25T-120-24-00-03-00/630_360_1685026388-3152.jpeg" xlink:type="simple" xlink:show="embed" xlink:actuate="onLoad" draw:mime-type="image/jpeg"/>
</draw:frame>
</text:a>
 <text:a xlink:type="simple" xlink:href="https://static.ukrinform.com/photos/2023_05/1685026388-7445.jpeg" text:style-name="Internet_20_link" text:visited-style-name="Visited_20_Internet_20_Link">
<draw:frame draw:style-name="fr1" draw:name="Image49" text:anchor-type="as-char" svg:width="6.9236in" svg:height="3.956343in" draw:z-index="0">
<draw:image xlink:href="../Images/yкринформ/2023-05-25T-120-24-00-03-00/630_360_1685026388-7445.jpeg" xlink:type="simple" xlink:show="embed" xlink:actuate="onLoad" draw:mime-type="image/jpeg"/>
</draw:frame>
</text:a>
 <text:a xlink:type="simple" xlink:href="https://static.ukrinform.com/photos/2023_05/1685026389-4572.jpeg" text:style-name="Internet_20_link" text:visited-style-name="Visited_20_Internet_20_Link">
<draw:frame draw:style-name="fr1" draw:name="Image50" text:anchor-type="as-char" svg:width="6.9236in" svg:height="3.956343in" draw:z-index="0">
<draw:image xlink:href="../Images/yкринформ/2023-05-25T-120-24-00-03-00/630_360_1685026389-4572.jpeg" xlink:type="simple" xlink:show="embed" xlink:actuate="onLoad" draw:mime-type="image/jpeg"/>
</draw:frame>
</text:a>
 <text:a xlink:type="simple" xlink:href="https://static.ukrinform.com/photos/2023_05/1685026389-9884.jpeg" text:style-name="Internet_20_link" text:visited-style-name="Visited_20_Internet_20_Link">
<draw:frame draw:style-name="fr1" draw:name="Image51" text:anchor-type="as-char" svg:width="6.9236in" svg:height="3.956343in" draw:z-index="0">
<draw:image xlink:href="../Images/yкринформ/2023-05-25T-120-24-00-03-00/630_360_1685026389-9884.jpeg" xlink:type="simple" xlink:show="embed" xlink:actuate="onLoad" draw:mime-type="image/jpeg"/>
</draw:frame>
</text:a>
</text:p>
      <text:p text:style-name="P4">
Друга частина кожного стенду експозиції презентує фотороботи з колекції«Вечірнього Києва» (КП «Київінформ»), що відображають сьогодення Києва якєвропейської столиці.</text:p>
      <text:p text:style-name="P4">
<text:span text:style-name="T4">
Читайте також:</text:span>
 <text:a xlink:type="simple" xlink:href="https://www.ukrinform.ua/rubric-kyiv/3709624-u-kievi-vidkrili-fotovistavku-pro-dosvid-vijni-pereselenciv-iz-mariupola.html" text:style-name="Internet_20_link" text:visited-style-name="Visited_20_Internet_20_Link">
 <text:span text:style-name="T4">
фотовиставку</text:span>
 </text:a>
</text:p>
      <text:p text:style-name="P4">
Театр Франка, Оперний театр, Софійська площа, собор Святого Олександра, Києво-Печерська лавра – ці та інші пам’ятки можна побачити на експонованих фото.</text:p>
      <text:p text:style-name="P4">
“Цей унікальний проєкт, який дозволяє жителям і гостям Києва побачити йоготаким, який він був багато років тому, і можливо, пофантазувати і подумати,яке місто буде тоді, коли нас з вами вже не буде”, - зауважила першазаступниця голови Державної архівної служби Тетяна Ємельянова.</text:p>
      <text:p text:style-name="P4">
<text:a xlink:type="simple" xlink:href="https://www.ukrinform.ua/tag-vistavka" text:style-name="Internet_20_link" text:visited-style-name="Visited_20_Internet_20_Link">
 </text:a>
 експонуватиметься протягомнаступних трьох тижнів у парку Шевченка.</text:p>
      <text:p text:style-name="P4">
День Києва відзначається в останню неділю травня.</text:p>
      <text:p text:style-name="P4">
Source: <text:a xlink:type="simple" xlink:href="https://www.ukrinform.ua/rubric-kyiv/3714152-u-parku-sevcenka-vidkrilasa-vistavka-arhivnih-svitlin-kieva.html" text:style-name="Internet_20_link" text:visited-style-name="Visited_20_Internet_20_Link">
https://www.ukrinform.ua/rubric-kyiv/3714152-u-parku-sevcenka-vidkrilasa-vistavka-arhivnih-svitlin-kieva.html</text:a>
</text:p>
      <!--NEWS-->
      <text:h text:style-name="P10" text:outline-level="1">
<text:span text:style-name="T4">
На Донеччині ворог прицільно обстріляв автомобіль «Білих янголів»</text:span>
</text:h>
      <text:p text:style-name="P4">
Authors: Ukrinform (Person)</text:p>
      <text:p text:style-name="P4">
Publisher: Укринформ (Organization)</text:p>
      <text:p text:style-name="P4">
Published Time: 2023-05-25T-159:32:00+03:00</text:p>
      <text:p text:style-name="P4">
Modified Time: 2023-05-25T16:32:00+03:00</text:p>
      <text:p text:style-name="P4">
Description: У Донецькій області під прицільний вогонь російських загарбників потрапив автомобіль поліцейського підрозділу "Білий янгол", що здійснював евакуацію родини з чотирма дітьми із селища Нью-Йорк. — Укрінформ.</text:p>
      <text:p text:style-name="P4">
Images: ['<text:a xlink:type="simple" xlink:href="https://static.ukrinform.com/photos/2023_05/thumb_files/630_360_1685001251-340.png" text:style-name="Internet_20_link" text:visited-style-name="Visited_20_Internet_20_Link">
630_360_16850...</text:a>
', '<text:a xlink:type="simple" xlink:href="https://static.ukrinform.com/photos/2023_05/1685021989-473.jpg" text:style-name="Internet_20_link" text:visited-style-name="Visited_20_Internet_20_Link">
1685021989-47...</text:a>
', '<text:a xlink:type="simple" xlink:href="https://static.ukrinform.com/photos/2023_05/1685021988-271.jpg" text:style-name="Internet_20_link" text:visited-style-name="Visited_20_Internet_20_Link">
1685021988-27...</text:a>
', '<text:a xlink:type="simple" xlink:href="https://static.ukrinform.com/photos/2023_05/1685021989-904.jpg" text:style-name="Internet_20_link" text:visited-style-name="Visited_20_Internet_20_Link">
1685021989-90...</text:a>
']</text:p>
      <text:p text:style-name="P4">
Tags: ['Автомобіль', 'Донеччина', 'Евакуація', 'Обстріл', 'Війна з Росією']</text:p>
      <text:p text:style-name="P4">
Type: Article</text:p>
      <!--METADATA-->
      <text:p text:style-name="P4">
<draw:frame draw:style-name="fr1" draw:name="Image52" text:anchor-type="as-char" svg:width="6.9236in" svg:height="3.956343in" draw:z-index="0">
<draw:image xlink:href="../Images/yкринформ/2023-05-25T-159-32-00-03-00/630_360_1685001251-340.png" xlink:type="simple" xlink:show="embed" xlink:actuate="onLoad" draw:mime-type="image/png"/>
</draw:frame>
 УДонецькій області під прицільний вогонь російських загарбників потрапивавтомобіль поліцейського підрозділу "Білий янгол", що здійснював евакуаціюродини з чотирма дітьми із селища Нью-Йорк.</text:p>
      <text:p text:style-name="P4">
Про це повідомило  <text:a xlink:type="simple" xlink:href="https://dn.npu.gov.ua/news/ekipazh-bilyi-ianhol-vdruhe-potrapyv-pid-vorozhyi-obstril-pid-chas-evakuatsii-na-bakhmutskomu-napriamku" text:style-name="Internet_20_link" text:visited-style-name="Visited_20_Internet_20_Link">
 </text:a>
, передає Укрінформ.</text:p>
      <text:p text:style-name="P4">
Як зазначається, цей випадок став другим за останні десять днів, колиросійські військові б’ють по "білих янголах".</text:p>
      <text:p text:style-name="P4">
Обстріл стався в середу, 24 травня, під час виїзду з Нью-Йорка. Ворожий снарядрозірвався позаду <text:a xlink:type="simple" xlink:href="https://www.ukrinform.ua/tag-avtomobil" text:style-name="Internet_20_link" text:visited-style-name="Visited_20_Internet_20_Link">
 </text:a>
 . На той моменту машині перебували 11 людей: п’ятеро правоохоронців та родина – мама, бабусяй четверо дітей віком від майже 2 до 14 років.</text:p>
      <text:p text:style-name="P4">
<draw:frame draw:style-name="fr1" draw:name="Image53" text:anchor-type="as-char" svg:width="6.9236in" svg:height="4.859341in" draw:z-index="0">
<draw:image xlink:href="../Images/yкринформ/2023-05-25T-159-32-00-03-00/1685021989-473.jpg" xlink:type="simple" xlink:show="embed" xlink:actuate="onLoad" draw:mime-type="image/jpeg"/>
</draw:frame>
</text:p>
      <text:p text:style-name="P4">
Сила вибуху була такою, що уламки пробили в автомобілі броню. Один з нихзачепив 14-річну дівчинку, залишивши подряпину, інший застряг у бронежилетіполіцейської.</text:p>
      <text:p text:style-name="P4">
<draw:frame draw:style-name="fr1" draw:name="Image54" text:anchor-type="as-char" svg:width="6.9236in" svg:height="5.051664in" draw:z-index="0">
<draw:image xlink:href="../Images/yкринформ/2023-05-25T-159-32-00-03-00/1685021988-271.jpg" xlink:type="simple" xlink:show="embed" xlink:actuate="onLoad" draw:mime-type="image/jpeg"/>
</draw:frame>
</text:p>
      <text:p text:style-name="P4">
<text:span text:style-name="T4">
Читайте також:</text:span>
 <text:a xlink:type="simple" xlink:href="https://www.ukrinform.ua/rubric-ato/3713865-na-doneccini-zagarbniki-obstrilali-kurahove-z-artilerii-ta-uraganiv.html" text:style-name="Internet_20_link" text:visited-style-name="Visited_20_Internet_20_Link">
 <text:span text:style-name="T4">
обстріл</text:span>
 </text:a>
</text:p>
      <text:p text:style-name="P4">
Не збавляючи ходу, правоохоронці вивезли людей з-під ворожого вогню тадоставили у безпечне місце. Дорогою дитині була надана перша допомога.</text:p>
      <text:p text:style-name="P4">
<draw:frame draw:style-name="fr1" draw:name="Image55" text:anchor-type="as-char" svg:width="6.9236in" svg:height="4.699073in" draw:z-index="0">
<draw:image xlink:href="../Images/yкринформ/2023-05-25T-159-32-00-03-00/1685021989-904.jpg" xlink:type="simple" xlink:show="embed" xlink:actuate="onLoad" draw:mime-type="image/jpeg"/>
</draw:frame>
</text:p>
      <text:p text:style-name="P4">
Після передачі родини під опіку соціальних служб і волонтерів, співробітникиполіції пройшли медичне обстеження. За попередніми даними, поліцейськіотримали контузію.</text:p>
      <text:p text:style-name="P4">
Як повідомляв Укрінформ, 15 травня в Бахмутському районі Донецької областіавтомобіль поліцейського підрозділу "Білий янгол"  <text:a xlink:type="simple" xlink:href="https://www.ukrinform.ua/rubric-ato/3709623-vorog-obstrilav-doneccinu-poraneni-patero-policejskih-z-pidrozdilu-bilij-angol.html" text:style-name="Internet_20_link" text:visited-style-name="Visited_20_Internet_20_Link">
</text:a>
 . Ворожим вогнембули поранені п’ятеро правоохоронців.</text:p>
      <text:p text:style-name="P4">
<text:span text:style-name="T5">
Перше фото ілюстративне</text:span>
</text:p>
      <text:p text:style-name="P4">
Source: <text:a xlink:type="simple" xlink:href="https://www.ukrinform.ua/rubric-regions/3714098-na-doneccini-vorog-pricilno-obstrilav-avtomobil-bilih-angoliv.html" text:style-name="Internet_20_link" text:visited-style-name="Visited_20_Internet_20_Link">
https://www.ukrinform.ua/rubric-regions/3714098-na-doneccini-vorog-pricilno-obstrilav-avtomobil-bilih-angoliv.html</text:a>
</text:p>
      <!--NEWS-->
      <text:h text:style-name="P10" text:outline-level="1">
<text:span text:style-name="T4">
At Kupiansk direction Russian army shelled Stroyivka, Kamyanka, Krasne Pershe, Ridkodub, Dvor...</text:span>
</text:h>
      <text:p text:style-name="P4">
Authors: liveuamap (Language: en)</text:p>
      <text:p text:style-name="P4">
Time: 2023-05-25T-16:00:00</text:p>
      <text:p text:style-name="P4">
Location: Kupiansk (Latitude:49.63684 Longtitude:37.91794)</text:p>
      <text:p text:style-name="P4">
Videos: []</text:p>
      <text:p text:style-name="P4">
Images: []</text:p>
      <text:p text:style-name="P4">
Tags: ["Russia"]</text:p>
      <text:p text:style-name="P4">
ID: 22565265</text:p>
      <!--METADATA-->
      <text:p text:style-name="P4">
At Kupiansk direction Russian army shelled Stroyivka, Kamyanka, Krasne Pershe,Ridkodub, Dvorichna, Zapadne, Tabayivka, Berestove of Kharkiv region andStelmakhivka of Luhansk region. Russian aviation conducted airstrike atKyslivka, - General Staff of Armed Forces of Ukraine says in the morningreport</text:p>
      <text:p text:style-name="P4">
News Collection Link: <text:a xlink:type="simple" xlink:href="https://liveuamap.com/en/2023/25-may-at-kupiansk-direction-russian-army-shelled-stroyivka" text:style-name="Internet_20_link" text:visited-style-name="Visited_20_Internet_20_Link">
https://liveuamap.com/en/2023/25-may-at-kupiansk-direction-russian-army-shelled-stroyivka</text:a>
</text:p>
      <text:p text:style-name="P4">
Source: <text:a xlink:type="simple" xlink:href="https://t.me/lumsrc/4893" text:style-name="Internet_20_link" text:visited-style-name="Visited_20_Internet_20_Link">
https://t.me/lumsrc/4893</text:a>
</text:p>
      <!--NEWS-->
      <text:h text:style-name="P10" text:outline-level="1">
<text:span text:style-name="T4">
At Lyman direction Russian army shelled Nevske and Bilohorivka of Luhansk region and Torske a...</text:span>
</text:h>
      <text:p text:style-name="P4">
Authors: liveuamap (Language: en)</text:p>
      <text:p text:style-name="P4">
Time: 2023-05-25T-18:00:00</text:p>
      <text:p text:style-name="P4">
Location: Lyman (Latitude:48.91325 Longtitude:37.85889)</text:p>
      <text:p text:style-name="P4">
Videos: []</text:p>
      <text:p text:style-name="P4">
Images: []</text:p>
      <text:p text:style-name="P4">
Tags: ["Russia"]</text:p>
      <text:p text:style-name="P4">
ID: 22565264</text:p>
      <!--METADATA-->
      <text:p text:style-name="P4">
At Lyman direction Russian army shelled Nevske and Bilohorivka of Luhanskregion and Torske and Spirne of Donetsk region. Russian aviation conductedairstrike at Dibrova, - General Staff of Armed Forces of Ukraine says in themorning report</text:p>
      <text:p text:style-name="P4">
News Collection Link: <text:a xlink:type="simple" xlink:href="https://liveuamap.com/en/2023/25-may-at-lyman-direction-russian-army-shelled-nevske-and" text:style-name="Internet_20_link" text:visited-style-name="Visited_20_Internet_20_Link">
https://liveuamap.com/en/2023/25-may-at-lyman-direction-russian-army-shelled-nevske-and</text:a>
</text:p>
      <text:p text:style-name="P4">
Source: <text:a xlink:type="simple" xlink:href="https://t.me/lumsrc/4894" text:style-name="Internet_20_link" text:visited-style-name="Visited_20_Internet_20_Link">
https://t.me/lumsrc/4894</text:a>
</text:p>
      <!--NEWS-->
      <text:h text:style-name="P10" text:outline-level="1">
<text:span text:style-name="T4">
У Варшаві відкрився Міжнародний книжковий ярмарок, Україна - почесний гість</text:span>
</text:h>
      <text:p text:style-name="P4">
Authors: Ukrinform (Person)</text:p>
      <text:p text:style-name="P4">
Publisher: Укринформ (Organization)</text:p>
      <text:p text:style-name="P4">
Published Time: 2023-05-25T-18:56:00+03:00</text:p>
      <text:p text:style-name="P4">
Modified Time: 2023-05-25T23:56:00+03:00</text:p>
      <text:p text:style-name="P4">
Description: У Варшаві в четвер відкрився Міжнародний книжковий ярмарок, на якому наша держава є почесним гостем. — Укрінформ.</text:p>
      <text:p text:style-name="P4">
Images: ['<text:a xlink:type="simple" xlink:href="https://static.ukrinform.com/photos/2023_05/thumb_files/630_360_1685045988-8123.jpeg" text:style-name="Internet_20_link" text:visited-style-name="Visited_20_Internet_20_Link">
630_360_16850...</text:a>
', '<text:a xlink:type="simple" xlink:href="https://static.ukrinform.com/photos/2023_05/thumb_files/630_360_1685045989-4909.jpeg" text:style-name="Internet_20_link" text:visited-style-name="Visited_20_Internet_20_Link">
630_360_16850...</text:a>
', '<text:a xlink:type="simple" xlink:href="https://static.ukrinform.com/photos/2023_05/thumb_files/630_360_1685045986-2545.jpeg" text:style-name="Internet_20_link" text:visited-style-name="Visited_20_Internet_20_Link">
630_360_16850...</text:a>
', '<text:a xlink:type="simple" xlink:href="https://static.ukrinform.com/photos/2023_05/thumb_files/630_360_1685045986-5204.jpeg" text:style-name="Internet_20_link" text:visited-style-name="Visited_20_Internet_20_Link">
630_360_16850...</text:a>
', '<text:a xlink:type="simple" xlink:href="https://static.ukrinform.com/photos/2023_05/thumb_files/630_360_1685045986-1054.jpeg" text:style-name="Internet_20_link" text:visited-style-name="Visited_20_Internet_20_Link">
630_360_16850...</text:a>
', '<text:a xlink:type="simple" xlink:href="https://static.ukrinform.com/photos/2023_05/thumb_files/630_360_1685045987-5446.jpeg" text:style-name="Internet_20_link" text:visited-style-name="Visited_20_Internet_20_Link">
630_360_16850...</text:a>
', '<text:a xlink:type="simple" xlink:href="https://static.ukrinform.com/photos/2023_05/thumb_files/630_360_1685045987-8370.jpeg" text:style-name="Internet_20_link" text:visited-style-name="Visited_20_Internet_20_Link">
630_360_16850...</text:a>
', '<text:a xlink:type="simple" xlink:href="https://static.ukrinform.com/photos/2023_05/thumb_files/630_360_1685045987-9520.jpeg" text:style-name="Internet_20_link" text:visited-style-name="Visited_20_Internet_20_Link">
630_360_16850...</text:a>
', '<text:a xlink:type="simple" xlink:href="https://static.ukrinform.com/photos/2023_05/thumb_files/630_360_1685045988-9910.jpeg" text:style-name="Internet_20_link" text:visited-style-name="Visited_20_Internet_20_Link">
630_360_16850...</text:a>
', '<text:a xlink:type="simple" xlink:href="https://static.ukrinform.com/photos/2023_05/thumb_files/630_360_1685045988-1396.jpeg" text:style-name="Internet_20_link" text:visited-style-name="Visited_20_Internet_20_Link">
630_360_16850...</text:a>
', '<text:a xlink:type="simple" xlink:href="https://static.ukrinform.com/photos/2023_05/thumb_files/630_360_1685045989-1971.jpeg" text:style-name="Internet_20_link" text:visited-style-name="Visited_20_Internet_20_Link">
630_360_16850...</text:a>
', '<text:a xlink:type="simple" xlink:href="https://static.ukrinform.com/photos/2023_05/thumb_files/630_360_1685045989-7362.jpeg" text:style-name="Internet_20_link" text:visited-style-name="Visited_20_Internet_20_Link">
630_360_16850...</text:a>
', '<text:a xlink:type="simple" xlink:href="https://static.ukrinform.com/photos/2023_05/thumb_files/630_360_1685045989-8621.jpeg" text:style-name="Internet_20_link" text:visited-style-name="Visited_20_Internet_20_Link">
630_360_16850...</text:a>
', '<text:a xlink:type="simple" xlink:href="https://static.ukrinform.com/photos/2023_05/thumb_files/630_360_1685045989-8143.jpeg" text:style-name="Internet_20_link" text:visited-style-name="Visited_20_Internet_20_Link">
630_360_16850...</text:a>
']</text:p>
      <text:p text:style-name="P4">
Tags: ['Книги', 'Польща', 'Варшава', 'Український інститут книги', 'Ярмарок']</text:p>
      <text:p text:style-name="P4">
Type: Article</text:p>
      <!--METADATA-->
      <text:p text:style-name="P4">
<draw:frame draw:style-name="fr1" draw:name="Image56" text:anchor-type="as-char" svg:width="6.9236in" svg:height="3.956343in" draw:z-index="0">
<draw:image xlink:href="../Images/yкринформ/2023-05-25T-18-56-00-03-00/630_360_1685045988-8123.jpeg" xlink:type="simple" xlink:show="embed" xlink:actuate="onLoad" draw:mime-type="image/jpeg"/>
</draw:frame>
 УВаршаві в четвер відкрився Міжнародний книжковий ярмарок, на якому нашадержава є почесним гостем.</text:p>
      <text:p text:style-name="P4">
На ярмарку український книжковий стенд, де представлені десятки видавництв,розгорнутий на площі 200 кв. метрів під гаслом “Мільйони мостів”, передаєкореспондент Укрінформу.</text:p>
      <text:p text:style-name="P4">
У відкритті виставки взяв участь голова Верховної Ради Руслан Стефанчук. Вінпідкреслив, що для українців книга має сакральне значення, адже у кожному доміє “Кобзар”. У книгах українці зберігають історію, культуру і традиції, з нихдізнаються й імена тиранів: хто чинив Голодомор, хто забороняв українськумову, переслідував нашу націю.</text:p>
      <text:p text:style-name="P4">
<draw:frame draw:style-name="fr1" draw:name="Image57" text:anchor-type="as-char" svg:width="6.9236in" svg:height="3.956343in" draw:z-index="0">
<draw:image xlink:href="../Images/yкринформ/2023-05-25T-18-56-00-03-00/630_360_1685045989-4909.jpeg" xlink:type="simple" xlink:show="embed" xlink:actuate="onLoad" draw:mime-type="image/jpeg"/>
</draw:frame>
 УВаршаві відкрився Міжнародний книжковий ярмарок / Фото: Юрій Банахевич,Укрінформ  <text:a xlink:type="simple" xlink:href="https://static.ukrinform.com/photos/2023_05/1685045989-4909.jpeg" text:style-name="Internet_20_link" text:visited-style-name="Visited_20_Internet_20_Link">
<draw:frame draw:style-name="fr1" draw:name="Image58" text:anchor-type="as-char" svg:width="6.9236in" svg:height="3.956343in" draw:z-index="0">
<draw:image xlink:href="../Images/yкринформ/2023-05-25T-18-56-00-03-00/630_360_1685045989-4909.jpeg" xlink:type="simple" xlink:show="embed" xlink:actuate="onLoad" draw:mime-type="image/jpeg"/>
</draw:frame>
</text:a>
 <text:a xlink:type="simple" xlink:href="https://static.ukrinform.com/photos/2023_05/1685045988-8123.jpeg" text:style-name="Internet_20_link" text:visited-style-name="Visited_20_Internet_20_Link">
<draw:frame draw:style-name="fr1" draw:name="Image59" text:anchor-type="as-char" svg:width="6.9236in" svg:height="3.956343in" draw:z-index="0">
<draw:image xlink:href="../Images/yкринформ/2023-05-25T-18-56-00-03-00/630_360_1685045988-8123.jpeg" xlink:type="simple" xlink:show="embed" xlink:actuate="onLoad" draw:mime-type="image/jpeg"/>
</draw:frame>
</text:a>
 <text:a xlink:type="simple" xlink:href="https://static.ukrinform.com/photos/2023_05/1685045986-2545.jpeg" text:style-name="Internet_20_link" text:visited-style-name="Visited_20_Internet_20_Link">
<draw:frame draw:style-name="fr1" draw:name="Image60" text:anchor-type="as-char" svg:width="6.9236in" svg:height="3.956343in" draw:z-index="0">
<draw:image xlink:href="../Images/yкринформ/2023-05-25T-18-56-00-03-00/630_360_1685045986-2545.jpeg" xlink:type="simple" xlink:show="embed" xlink:actuate="onLoad" draw:mime-type="image/jpeg"/>
</draw:frame>
</text:a>
 <text:a xlink:type="simple" xlink:href="https://static.ukrinform.com/photos/2023_05/1685045986-5204.jpeg" text:style-name="Internet_20_link" text:visited-style-name="Visited_20_Internet_20_Link">
<draw:frame draw:style-name="fr1" draw:name="Image61" text:anchor-type="as-char" svg:width="6.9236in" svg:height="3.956343in" draw:z-index="0">
<draw:image xlink:href="../Images/yкринформ/2023-05-25T-18-56-00-03-00/630_360_1685045986-5204.jpeg" xlink:type="simple" xlink:show="embed" xlink:actuate="onLoad" draw:mime-type="image/jpeg"/>
</draw:frame>
</text:a>
 <text:a xlink:type="simple" xlink:href="https://static.ukrinform.com/photos/2023_05/1685045986-1054.jpeg" text:style-name="Internet_20_link" text:visited-style-name="Visited_20_Internet_20_Link">
<draw:frame draw:style-name="fr1" draw:name="Image62" text:anchor-type="as-char" svg:width="6.9236in" svg:height="3.956343in" draw:z-index="0">
<draw:image xlink:href="../Images/yкринформ/2023-05-25T-18-56-00-03-00/630_360_1685045986-1054.jpeg" xlink:type="simple" xlink:show="embed" xlink:actuate="onLoad" draw:mime-type="image/jpeg"/>
</draw:frame>
</text:a>
 <text:a xlink:type="simple" xlink:href="https://static.ukrinform.com/photos/2023_05/1685045987-5446.jpeg" text:style-name="Internet_20_link" text:visited-style-name="Visited_20_Internet_20_Link">
<draw:frame draw:style-name="fr1" draw:name="Image63" text:anchor-type="as-char" svg:width="6.9236in" svg:height="3.956343in" draw:z-index="0">
<draw:image xlink:href="../Images/yкринформ/2023-05-25T-18-56-00-03-00/630_360_1685045987-5446.jpeg" xlink:type="simple" xlink:show="embed" xlink:actuate="onLoad" draw:mime-type="image/jpeg"/>
</draw:frame>
</text:a>
 <text:a xlink:type="simple" xlink:href="https://static.ukrinform.com/photos/2023_05/1685045987-8370.jpeg" text:style-name="Internet_20_link" text:visited-style-name="Visited_20_Internet_20_Link">
<draw:frame draw:style-name="fr1" draw:name="Image64" text:anchor-type="as-char" svg:width="6.9236in" svg:height="3.956343in" draw:z-index="0">
<draw:image xlink:href="../Images/yкринформ/2023-05-25T-18-56-00-03-00/630_360_1685045987-8370.jpeg" xlink:type="simple" xlink:show="embed" xlink:actuate="onLoad" draw:mime-type="image/jpeg"/>
</draw:frame>
</text:a>
 <text:a xlink:type="simple" xlink:href="https://static.ukrinform.com/photos/2023_05/1685045987-9520.jpeg" text:style-name="Internet_20_link" text:visited-style-name="Visited_20_Internet_20_Link">
<draw:frame draw:style-name="fr1" draw:name="Image65" text:anchor-type="as-char" svg:width="6.9236in" svg:height="3.956343in" draw:z-index="0">
<draw:image xlink:href="../Images/yкринформ/2023-05-25T-18-56-00-03-00/630_360_1685045987-9520.jpeg" xlink:type="simple" xlink:show="embed" xlink:actuate="onLoad" draw:mime-type="image/jpeg"/>
</draw:frame>
</text:a>
 <text:a xlink:type="simple" xlink:href="https://static.ukrinform.com/photos/2023_05/1685045988-9910.jpeg" text:style-name="Internet_20_link" text:visited-style-name="Visited_20_Internet_20_Link">
<draw:frame draw:style-name="fr1" draw:name="Image66" text:anchor-type="as-char" svg:width="6.9236in" svg:height="3.956343in" draw:z-index="0">
<draw:image xlink:href="../Images/yкринформ/2023-05-25T-18-56-00-03-00/630_360_1685045988-9910.jpeg" xlink:type="simple" xlink:show="embed" xlink:actuate="onLoad" draw:mime-type="image/jpeg"/>
</draw:frame>
</text:a>
 <text:a xlink:type="simple" xlink:href="https://static.ukrinform.com/photos/2023_05/1685045988-1396.jpeg" text:style-name="Internet_20_link" text:visited-style-name="Visited_20_Internet_20_Link">
<draw:frame draw:style-name="fr1" draw:name="Image67" text:anchor-type="as-char" svg:width="6.9236in" svg:height="3.956343in" draw:z-index="0">
<draw:image xlink:href="../Images/yкринформ/2023-05-25T-18-56-00-03-00/630_360_1685045988-1396.jpeg" xlink:type="simple" xlink:show="embed" xlink:actuate="onLoad" draw:mime-type="image/jpeg"/>
</draw:frame>
</text:a>
 <text:a xlink:type="simple" xlink:href="https://static.ukrinform.com/photos/2023_05/1685045989-1971.jpeg" text:style-name="Internet_20_link" text:visited-style-name="Visited_20_Internet_20_Link">
<draw:frame draw:style-name="fr1" draw:name="Image68" text:anchor-type="as-char" svg:width="6.9236in" svg:height="3.956343in" draw:z-index="0">
<draw:image xlink:href="../Images/yкринформ/2023-05-25T-18-56-00-03-00/630_360_1685045989-1971.jpeg" xlink:type="simple" xlink:show="embed" xlink:actuate="onLoad" draw:mime-type="image/jpeg"/>
</draw:frame>
</text:a>
 <text:a xlink:type="simple" xlink:href="https://static.ukrinform.com/photos/2023_05/1685045989-7362.jpeg" text:style-name="Internet_20_link" text:visited-style-name="Visited_20_Internet_20_Link">
<draw:frame draw:style-name="fr1" draw:name="Image69" text:anchor-type="as-char" svg:width="6.9236in" svg:height="3.956343in" draw:z-index="0">
<draw:image xlink:href="../Images/yкринформ/2023-05-25T-18-56-00-03-00/630_360_1685045989-7362.jpeg" xlink:type="simple" xlink:show="embed" xlink:actuate="onLoad" draw:mime-type="image/jpeg"/>
</draw:frame>
</text:a>
 <text:a xlink:type="simple" xlink:href="https://static.ukrinform.com/photos/2023_05/1685045989-8621.jpeg" text:style-name="Internet_20_link" text:visited-style-name="Visited_20_Internet_20_Link">
<draw:frame draw:style-name="fr1" draw:name="Image70" text:anchor-type="as-char" svg:width="6.9236in" svg:height="3.956343in" draw:z-index="0">
<draw:image xlink:href="../Images/yкринформ/2023-05-25T-18-56-00-03-00/630_360_1685045989-8621.jpeg" xlink:type="simple" xlink:show="embed" xlink:actuate="onLoad" draw:mime-type="image/jpeg"/>
</draw:frame>
</text:a>
 <text:a xlink:type="simple" xlink:href="https://static.ukrinform.com/photos/2023_05/1685045989-8143.jpeg" text:style-name="Internet_20_link" text:visited-style-name="Visited_20_Internet_20_Link">
<draw:frame draw:style-name="fr1" draw:name="Image71" text:anchor-type="as-char" svg:width="6.9236in" svg:height="3.956343in" draw:z-index="0">
<draw:image xlink:href="../Images/yкринформ/2023-05-25T-18-56-00-03-00/630_360_1685045989-8143.jpeg" xlink:type="simple" xlink:show="embed" xlink:actuate="onLoad" draw:mime-type="image/jpeg"/>
</draw:frame>
</text:a>
</text:p>
      <text:p text:style-name="P4">
“Книги закарбовують у пам’яті всього світу і сьогоднішні події, яківідбуваються в Україні. Боротьба України за свободу та солідарність Польщітакож назавжди залишаться у наших книгах. Тому що саме зараз ми пишемо історіюнашого майбутнього”, - заявив Стефанчук.</text:p>
      <text:p text:style-name="P4">
У відеозверненні до учасників книжкового ярмарку перша леді України ОленаЗеленська відзначила, що ж саме зараз Україна і Польща разом творять історію,про яку згодом буде написано книжки.</text:p>
      <text:p text:style-name="P4">
“Те, що називається історичним моментом відбувається прямо зараз для обохнаших країн. За місяці повномасштабного російського вторгнення поляки теплоприйняли і прихистили мільйони українців, а сьогодні так тепло приймають нашікниги. І це також дуже важливо для України”, - сказала перша леді України.</text:p>
      <text:p text:style-name="P4">
<text:span text:style-name="T4">
Читайте також:</text:span>
 <text:a xlink:type="simple" xlink:href="https://www.ukrinform.ua/rubric-culture/3711349-na-knizkovomu-armarku-u-varsavi-ukraina-predstavit-kolektivnij-stend-miljoni-mostiv.html" text:style-name="Internet_20_link" text:visited-style-name="Visited_20_Internet_20_Link">
 <text:span text:style-name="T4">
книжковом</text:span>
 </text:a>
</text:p>
      <text:p text:style-name="P4">
Вона нагадала, що російська армія знищила 300 бібліотек в Україні та перервалароботу десятків видавництв.</text:p>
      <text:p text:style-name="P4">
“Але так само, як за право жити, боряться наші люди – боряться й книги.Сьогодні ви побачите на ярмарку 45 видавництв з України, які попри всепродовжують свою роботу - і так само продовжують свою роботу українськіавтори”, - наголосила Зеленська.</text:p>
      <text:p text:style-name="P4">
Міністр культури та інформаційної політики Олександр Ткаченко у відеозверненнідо учасників книжкового ярмарку закликав міжнародних партнерів купувати правана книжки українських авторів, перекладати і читати українське та про Україну.</text:p>
      <text:p text:style-name="P4">
Він зауважив, що українська книжка останнім часом масово з‘являється накнижкових поличках Польщі. Зокрема, це відбувається завдяки ініціативам першоїледі України.</text:p>
      <text:p text:style-name="P4">
У коментарі агентству директорка Українського інституту книги ОлександраКоваль повідомила, що Україну на ярмарку представляють 45 видавців, близько 40авторів, а також передбачається пів сотні різних заходів.</text:p>
      <text:p text:style-name="P4">
“Тобто наше представництво дуже достойне і відповідає статусу почесного гостя,який в цьому році отримала Україна”,- підкреслив Коваль</text:p>
      <text:p text:style-name="P4">
За її словами, на українському стенді представлено дуже багато книжок, яківідвідувачі зможуть купити. Водночас польські видавці зможуть оцінитиукраїнську пропозицію.</text:p>
      <text:p text:style-name="P4">
“Ми дуже сподіваємося, що вони оберуть якісь книжки для подальшого перекладу івидання польською мовою”, - зауважила директорка Українського інституту книги.Вона уточнила, що під час ярмарку відбуватимуться презентації <text:a xlink:type="simple" xlink:href="https://www.ukrinform.ua/tag-ukrainska-kniga" text:style-name="Internet_20_link" text:visited-style-name="Visited_20_Internet_20_Link">
</text:a>
 , зустрічі з авторами,автограф-сесії відомих українських авторів. Також відбудеться фестиваль “Силаслова” – літературні зустрічі й дискусії, організовані спільно з Польськимінститутом книги.</text:p>
      <text:p text:style-name="P4">
<text:span text:style-name="T4">
Читайте також:</text:span>
 <text:a xlink:type="simple" xlink:href="https://www.ukrinform.ua/rubric-culture/3714234-dla-rozvitku-knigovidanna-i-pidtrimki-citanna-ukraini-potribno-soroku-100-miljoniv-koval-.html" text:style-name="Internet_20_link" text:visited-style-name="Visited_20_Internet_20_Link">
 <text:span text:style-name="T4">
Коваль</text:span>
 </text:a>
</text:p>
      <text:p text:style-name="P4">
Коваль додала, що в межах української програми на ярмарку відбудуться двазаходи, присвячені документуванню російських злочинів в Україні.</text:p>
      <text:p text:style-name="P4">
Цьогоріч український стенд представляє Український інститут книги разом ізспіворганізаторами і партнерами, серед яких Міжнародний книжковий ярмарок уВаршаві, Фундація “Історія і Культура”, Інститут книги (Польща), МЗС Українита Польщі, Міністерство культури та інформаційної політики України,міністерство культури та національної спадщини Польщі, Посольство України вПольщі.</text:p>
      <text:p text:style-name="P4">
Як повідомляв Укрінформ, Міжнародний книжковий ярмарок проходить у Варшаві з25 по 28 травня.</text:p>
      <text:p text:style-name="P4">
Source: <text:a xlink:type="simple" xlink:href="https://www.ukrinform.ua/rubric-culture/3714265-u-varsavi-vidkrivsa-miznarodnij-knizkovij-armarok-ukraina-pocesnij-gist.html" text:style-name="Internet_20_link" text:visited-style-name="Visited_20_Internet_20_Link">
https://www.ukrinform.ua/rubric-culture/3714265-u-varsavi-vidkrivsa-miznarodnij-knizkovij-armarok-ukraina-pocesnij-gist.html</text:a>
</text:p>
      <!--NEWS-->
      <text:h text:style-name="P10" text:outline-level="1">
<text:span text:style-name="T4">
At Bakhmut direction Russian army shelled Vasukivka, Orikhovo-Vasylivka, Markove, Hryhorivka,...</text:span>
</text:h>
      <text:p text:style-name="P4">
Authors: liveuamap (Language: en)</text:p>
      <text:p text:style-name="P4">
Time: 2023-05-25T-20:00:00</text:p>
      <text:p text:style-name="P4">
Location: Novhorods'ke, Donetsk Oblast (Latitude:48.33377 Longtitude:37.83657)</text:p>
      <text:p text:style-name="P4">
Videos: []</text:p>
      <text:p text:style-name="P4">
Images: []</text:p>
      <text:p text:style-name="P4">
Tags: ["Russia"]</text:p>
      <text:p text:style-name="P4">
ID: 22565263</text:p>
      <!--METADATA-->
      <text:p text:style-name="P4">
At Bakhmut direction Russian army shelled Vasukivka, Orikhovo-Vasylivka,Markove, Hryhorivka, Bakhmut, Ivanivske, Stupochky, Kostyantynivka, Bila Hora,Toretsk, Pivnichne, Pivdene and New York of Donetsk region. Russian aviationconducted airstrike at Bila Hora, - General Staff of Armed Forces of Ukrainesays in the morning report</text:p>
      <text:p text:style-name="P4">
News Collection Link: <text:a xlink:type="simple" xlink:href="https://liveuamap.com/en/2023/25-may-at-bakhmut-direction-russian-army-shelled-vasukivka" text:style-name="Internet_20_link" text:visited-style-name="Visited_20_Internet_20_Link">
https://liveuamap.com/en/2023/25-may-at-bakhmut-direction-russian-army-shelled-vasukivka</text:a>
</text:p>
      <text:p text:style-name="P4">
Source: <text:a xlink:type="simple" xlink:href="https://t.me/lumsrc/4895" text:style-name="Internet_20_link" text:visited-style-name="Visited_20_Internet_20_Link">
https://t.me/lumsrc/4895</text:a>
</text:p>
      <!--NEWS-->
      <text:h text:style-name="P10" text:outline-level="1">
<text:span text:style-name="T4">
На платформі United24 продадуть український прапор з вершини Евересту</text:span>
</text:h>
      <text:p text:style-name="P4">
Authors: Ukrinform (Person)</text:p>
      <text:p text:style-name="P4">
Publisher: Укринформ (Organization)</text:p>
      <text:p text:style-name="P4">
Published Time: 2023-05-25T-20:47:00+03:00</text:p>
      <text:p text:style-name="P4">
Modified Time: 2023-05-25T23:47:00+03:00</text:p>
      <text:p text:style-name="P4">
Description: Чемпіон України з альпінізму Валентин Сипавін розгорнув державний прапор на вершині Евересту, стяг розіграють серед донорів фандрейзингової платформи United24. — Укрінформ.</text:p>
      <text:p text:style-name="P4">
Images: ['<text:a xlink:type="simple" xlink:href="https://static.ukrinform.com/photos/2023_05/thumb_files/630_360_1685044521-873.jpg" text:style-name="Internet_20_link" text:visited-style-name="Visited_20_Internet_20_Link">
630_360_16850...</text:a>
']</text:p>
      <text:p text:style-name="P4">
Tags: ['Еверест', 'Альпініст', 'United24']</text:p>
      <text:p text:style-name="P4">
Type: Article</text:p>
      <!--METADATA-->
      <text:p text:style-name="P4">
<draw:frame draw:style-name="fr1" draw:name="Image72" text:anchor-type="as-char" svg:width="6.9236in" svg:height="3.956343in" draw:z-index="0">
<draw:image xlink:href="../Images/yкринформ/2023-05-25T-20-47-00-03-00/630_360_1685044521-873.jpg" xlink:type="simple" xlink:show="embed" xlink:actuate="onLoad" draw:mime-type="image/jpeg"/>
</draw:frame>
 ЧемпіонУкраїни з альпінізму Валентин Сипавін розгорнув державний прапор на вершиніЕвересту, стяг розіграють серед донорів фандрейзингової платформи United24.</text:p>
      <text:p text:style-name="P4">
Як передає Укрінформ, про це йдеться на сторінці United24 у <text:a xlink:type="simple" xlink:href="https://t.me/U24_gov_ua/2238" text:style-name="Internet_20_link" text:visited-style-name="Visited_20_Internet_20_Link">
</text:a>
 .</text:p>
      <text:p text:style-name="P4">
Зазначається, що для Сипавіна це було найважче сходження на Еверест. Та поприаномальний холод і велику кількість снігу український прапор усе ж замайорівна висоті 8848,86 метра.</text:p>
      <text:p text:style-name="P4">
<text:span text:style-name="T4">
Читайте також:</text:span>
 <text:a xlink:type="simple" xlink:href="https://www.ukrinform.ua/rubric-other_news/3710985-united24-ta-etnodim-stvorili-dla-ambasadoriv-visiti-sorocki.html" text:style-name="Internet_20_link" text:visited-style-name="Visited_20_Internet_20_Link">
 <text:span text:style-name="T4">
UNITED24</text:span>
 </text:a>
</text:p>
      <text:p text:style-name="P4">
«Це сходження ми присвятили всім українцям та донорам, партнерам таамбасадорам United24. Ми вкотре хочемо показати, що немає нічого неможливогодля тих, у кого є спільні мета та сила духу», — цитують на платформі командуальпіністів.</text:p>
      <text:p text:style-name="P4">
Як повідомляв Укрінформ, платформа United24 за рік <text:a xlink:type="simple" xlink:href="https://www.ukrinform.ua/rubric-economy/3704830-za-rik-platforma-united24-zibrala-325-miljoniv-fedorov.html" text:style-name="Internet_20_link" text:visited-style-name="Visited_20_Internet_20_Link">
</text:a>
 .</text:p>
      <text:p text:style-name="P4">
Фото: United24, Телеграм</text:p>
      <text:p text:style-name="P4">
Source: <text:a xlink:type="simple" xlink:href="https://www.ukrinform.ua/rubric-society/3714262-na-platformi-united24-prodadut-ukrainskij-prapor-z-versini-everestu.html" text:style-name="Internet_20_link" text:visited-style-name="Visited_20_Internet_20_Link">
https://www.ukrinform.ua/rubric-society/3714262-na-platformi-united24-prodadut-ukrainskij-prapor-z-versini-everestu.html</text:a>
</text:p>
      <!--NEWS-->
      <text:h text:style-name="P10" text:outline-level="1">
<text:span text:style-name="T4">
At Avdiyivka direction Russian army shelled Novokalynove, Avdiyivka, Karlivka, Pervomayske an...</text:span>
</text:h>
      <text:p text:style-name="P4">
Authors: liveuamap (Language: en)</text:p>
      <text:p text:style-name="P4">
Time: 2023-05-25T-22:00:00</text:p>
      <text:p text:style-name="P4">
Location: Donetsk Oblast (Latitude:48.12279 Longtitude:37.76464)</text:p>
      <text:p text:style-name="P4">
Videos: []</text:p>
      <text:p text:style-name="P4">
Images: []</text:p>
      <text:p text:style-name="P4">
Tags: ["Russia"]</text:p>
      <text:p text:style-name="P4">
ID: 22565262</text:p>
      <!--METADATA-->
      <text:p text:style-name="P4">
At Avdiyivka direction Russian army shelled Novokalynove, Avdiyivka, Karlivka,Pervomayske and Netaylove of Donetsk region. Russian aviation conductedairstrikes at Novokalynove, Stepove and Avdiyivka, - General Staff of ArmedForces of Ukraine says in the morning report</text:p>
      <text:p text:style-name="P4">
News Collection Link: <text:a xlink:type="simple" xlink:href="https://liveuamap.com/en/2023/25-may-at-avdiyivka-direction-russian-army-shelled-novokalynove" text:style-name="Internet_20_link" text:visited-style-name="Visited_20_Internet_20_Link">
https://liveuamap.com/en/2023/25-may-at-avdiyivka-direction-russian-army-shelled-novokalynove</text:a>
</text:p>
      <text:p text:style-name="P4">
Source: <text:a xlink:type="simple" xlink:href="https://t.me/lumsrc/4896" text:style-name="Internet_20_link" text:visited-style-name="Visited_20_Internet_20_Link">
https://t.me/lumsrc/4896</text:a>
</text:p>
      <!--NEWS-->
      <text:h text:style-name="P10" text:outline-level="1">
<text:span text:style-name="T4">
Президент нагородив 320 військових, 121 з них – посмертно</text:span>
</text:h>
      <text:p text:style-name="P4">
Authors: Ukrinform (Person)</text:p>
      <text:p text:style-name="P4">
Publisher: Укринформ (Organization)</text:p>
      <text:p text:style-name="P4">
Published Time: 2023-05-25T-22:34:00+03:00</text:p>
      <text:p text:style-name="P4">
Modified Time: 2023-05-25T23:34:00+03:00</text:p>
      <text:p text:style-name="P4">
Description: Володимир Зеленський відзначив державними нагородами 320 захисників України, 121 з них – посмертно. — Укрінформ.</text:p>
      <text:p text:style-name="P4">
Images: ['<text:a xlink:type="simple" xlink:href="https://static.ukrinform.com/photos/2022_09/thumb_files/630_360_1664353648-814.jpeg" text:style-name="Internet_20_link" text:visited-style-name="Visited_20_Internet_20_Link">
630_360_16643...</text:a>
']</text:p>
      <text:p text:style-name="P4">
Tags: ['Нагорода', 'Військові', 'Зеленський', 'Війна з Росією']</text:p>
      <text:p text:style-name="P4">
Type: Article</text:p>
      <!--METADATA-->
      <text:p text:style-name="P4">
<draw:frame draw:style-name="fr1" draw:name="Image73" text:anchor-type="as-char" svg:width="6.9236in" svg:height="3.956343in" draw:z-index="0">
<draw:image xlink:href="../Images/yкринформ/2023-05-25T-22-34-00-03-00/630_360_1664353648-814.jpeg" xlink:type="simple" xlink:show="embed" xlink:actuate="onLoad" draw:mime-type="image/jpeg"/>
</draw:frame>
Володимир Зеленський відзначив державними нагородами 320 захисників України,121 з них – посмертно.</text:p>
      <text:p text:style-name="P4">
Як передає Укрінформ, відповідні укази оприлюднені на сайті глави держави.</text:p>
      <text:p text:style-name="P4">
Згідно з документами, нагороди призначені за особисту мужність, виявлену узахисті державного суверенітету й територіальної цілісності України,самовіддане виконання військового обов’язку та вірність військовій присязі.</text:p>
      <text:p text:style-name="P4">
Зокрема, указом <text:a xlink:type="simple" xlink:href="http://www.president.gov.ua/documents/3022023-46877" text:style-name="Internet_20_link" text:visited-style-name="Visited_20_Internet_20_Link">
 </text:a>
Президент постановив нагородити 62 захисників, з них 16 — посмертно.Нагородженим призначені ордени Богдана Хмельницького та "За мужність", а такожмедаль "За військову службу Україні".</text:p>
      <text:p text:style-name="P4">
Указом <text:a xlink:type="simple" xlink:href="http://www.president.gov.ua/documents/3032023-46873" text:style-name="Internet_20_link" text:visited-style-name="Visited_20_Internet_20_Link">
 </text:a>
 глава державинагородив 73 військовослужбовців, 64 з них — посмертно. Захисники удостоїлисяорденів Богдана Хмельницького та "За мужність"</text:p>
      <text:p text:style-name="P4">
Указом <text:a xlink:type="simple" xlink:href="http://www.president.gov.ua/documents/3042023-46885" text:style-name="Internet_20_link" text:visited-style-name="Visited_20_Internet_20_Link">
 </text:a>
 нагороджені 69військових, дев'ятеро з них — посмертно.</text:p>
      <text:p text:style-name="P4">
<text:span text:style-name="T4">
Читайте також:</text:span>
 <text:a xlink:type="simple" xlink:href="https://www.ukrinform.ua/rubric-ato/3708022-prezident-vidznaciv-derzavnimi-nagorodami-134-desantnikiv.html" text:style-name="Internet_20_link" text:visited-style-name="Visited_20_Internet_20_Link">
 <text:span text:style-name="T4">
нагородам</text:span>
 </text:a>
</text:p>
      <text:p text:style-name="P4">
Ще 116 захисників Президент постановив нагородити указом <text:a xlink:type="simple" xlink:href="http://www.president.gov.ua/documents/3052023-46881" text:style-name="Internet_20_link" text:visited-style-name="Visited_20_Internet_20_Link">
</text:a>
 , з них 32 — посмертно.</text:p>
      <text:p text:style-name="P4">
Згідно з останніми двома документами, <text:a xlink:type="simple" xlink:href="https://www.ukrinform.ua/tag-vijskovi" text:style-name="Internet_20_link" text:visited-style-name="Visited_20_Internet_20_Link">
 </text:a>
 нагороджено орденами Богдана Хмельницького, Данила Галицького та "Замужність", а також медалями "За військову службу Україні" і "ЗахисникуВітчизни".</text:p>
      <text:p text:style-name="P4">
Як повідомляв Укрінформ, 25 травня <text:a xlink:type="simple" xlink:href="http://www.ukrinform.ua/rubric-society/3714015-zelenskij-vruciv-nagorodi-pracivnikam-sluzbi-speczvazku.html" text:style-name="Internet_20_link" text:visited-style-name="Visited_20_Internet_20_Link">
 </text:a>
з нагоди Дня Державної служби спеціального зв'язку та захисту інформаціїУкраїни, де вручив зв’язківцям нагороди.</text:p>
      <text:p text:style-name="P4">
Source: <text:a xlink:type="simple" xlink:href="https://www.ukrinform.ua/rubric-ato/3714268-prezident-nagorodiv-320-vijskovih-121-z-nih-posmertno.html" text:style-name="Internet_20_link" text:visited-style-name="Visited_20_Internet_20_Link">
https://www.ukrinform.ua/rubric-ato/3714268-prezident-nagorodiv-320-vijskovih-121-z-nih-posmertno.html</text:a>
</text:p>
      <!--NEWS-->
      <text:h text:style-name="P10" text:outline-level="1">
<text:span text:style-name="T4">
At Maryinka direction Russian army shelled Krasnohorivka, Maryinka, Novomykhaylivka and Pobye...</text:span>
</text:h>
      <text:p text:style-name="P4">
Authors: liveuamap (Language: en)</text:p>
      <text:p text:style-name="P4">
Time: 2023-05-25T-24:00:00</text:p>
      <text:p text:style-name="P4">
Location: Kurahove (Latitude:47.98498 Longtitude:37.28485)</text:p>
      <text:p text:style-name="P4">
Videos: []</text:p>
      <text:p text:style-name="P4">
Images: []</text:p>
      <text:p text:style-name="P4">
Tags: ["Russia"]</text:p>
      <text:p text:style-name="P4">
ID: 22565261</text:p>
      <!--METADATA-->
      <text:p text:style-name="P4">
At Maryinka direction Russian army shelled Krasnohorivka, Maryinka,Novomykhaylivka and Pobyeda of Donetsk region. Russian aviation conductedairstrikes at Heorhiyivka and Kurakhove, - General Staff of Armed Forces ofUkraine says in the morning report</text:p>
      <text:p text:style-name="P4">
News Collection Link: <text:a xlink:type="simple" xlink:href="https://liveuamap.com/en/2023/25-may-at-maryinka-direction-russian-army-shelled-krasnohorivka" text:style-name="Internet_20_link" text:visited-style-name="Visited_20_Internet_20_Link">
https://liveuamap.com/en/2023/25-may-at-maryinka-direction-russian-army-shelled-krasnohorivka</text:a>
</text:p>
      <text:p text:style-name="P4">
Source: <text:a xlink:type="simple" xlink:href="https://t.me/lumsrc/4897" text:style-name="Internet_20_link" text:visited-style-name="Visited_20_Internet_20_Link">
https://t.me/lumsrc/4897</text:a>
</text:p>
      <!--NEWS-->
      <text:h text:style-name="P10" text:outline-level="1">
<text:span text:style-name="T4">
Байден визначився із заміною голови генштабу США Міллі</text:span>
</text:h>
      <text:p text:style-name="P4">
Authors: Ukrinform (Person)</text:p>
      <text:p text:style-name="P4">
Publisher: Укринформ (Organization)</text:p>
      <text:p text:style-name="P4">
Published Time: 2023-05-25T-24:28:00+03:00</text:p>
      <text:p text:style-name="P4">
Modified Time: 2023-05-25T23:28:00+03:00</text:p>
      <text:p text:style-name="P4">
Description: Президент США запропонував призначити керівника ВПС генерала Чарльза Брауна новим головою Об’єднаного комітету начальників штабів США. — Укрінформ.</text:p>
      <text:p text:style-name="P4">
Images: ['<text:a xlink:type="simple" xlink:href="https://static.ukrinform.com/photos/2021_12/thumb_files/630_360_1638521183-498.jpg" text:style-name="Internet_20_link" text:visited-style-name="Visited_20_Internet_20_Link">
630_360_16385...</text:a>
']</text:p>
      <text:p text:style-name="P4">
Tags: ['Байден', 'США', 'Марк Міллі ']</text:p>
      <text:p text:style-name="P4">
Type: Article</text:p>
      <!--METADATA-->
      <text:p text:style-name="P4">
<draw:frame draw:style-name="fr1" draw:name="Image74" text:anchor-type="as-char" svg:width="6.9236in" svg:height="3.956343in" draw:z-index="0">
<draw:image xlink:href="../Images/yкринформ/2023-05-25T-24-28-00-03-00/630_360_1638521183-498.jpg" xlink:type="simple" xlink:show="embed" xlink:actuate="onLoad" draw:mime-type="image/jpeg"/>
</draw:frame>
 ПрезидентСША запропонував призначити керівника ВПС генерала Чарльза Брауна новимголовою Об’єднаного комітету начальників штабів США.</text:p>
      <text:p text:style-name="P4">
Як повідомляє кореспондент Укрінформу, про це пише <text:a xlink:type="simple" xlink:href="https://edition.cnn.com/2023/05/24/politics/c-q-brown-joint-chiefs-of-staff-chairman-nomination-biden/index.html" text:style-name="Internet_20_link" text:visited-style-name="Visited_20_Internet_20_Link">
</text:a>
 .</text:p>
      <text:p text:style-name="P4">
“Президент Джо Байден оголосив про висунення начальника штабу ВПС США генералаЧарльза Брауна на посаду голови Об’єднаного комітету начальників штабів США”,- йдеться у матеріалі.</text:p>
      <text:p text:style-name="P4">
<text:span text:style-name="T4">
Читайте також:</text:span>
 <text:a xlink:type="simple" xlink:href="https://www.ukrinform.ua/rubric-ato/3714223-milli-vpevnenij-so-rosia-ne-vigrae-cu-vijnu.html" text:style-name="Internet_20_link" text:visited-style-name="Visited_20_Internet_20_Link">
 <text:span text:style-name="T4">
Міллі</text:span>
 </text:a>
</text:p>
      <text:p text:style-name="P4">
Зазначається, що призначити Брауна на цю посаду рекомендував міністр оборониСША Ллойд Остін. “Якщо призначення буде затверджено, вперше в історії СШАобидва найвищі керівники оборонного відомства - міністр оборони та головаОб’єднаного комітету начальників штабів - будуть афроамериканцями”, - зауважуєCNN.</text:p>
      <text:p text:style-name="P4">
Видання пояснює, що голова Об’єднаного комітету начальників штабів США -найбільш високопоставлений американський офіцер, який виконує роль ключовоговійськового радника президента США, міністра оборони та Ради національноїбезпеки.</text:p>
      <text:p text:style-name="P4">
<text:span text:style-name="T4">
Читайте також:</text:span>
 <text:a xlink:type="simple" xlink:href="https://www.ukrinform.ua/rubric-ato/3714217-litaki-f16-ne-e-akous-divoviznou-zbroeu-u-vijni-milli.html" text:style-name="Internet_20_link" text:visited-style-name="Visited_20_Internet_20_Link">
 </text:a>
</text:p>
      <text:p text:style-name="P4">
Як повідомлялось, чинний голова Об’єднаного комітету начальників штабів США -генерал Марк Міллі посідає цю посаду із 2019-го року.</text:p>
      <text:p text:style-name="P4">
Source: <text:a xlink:type="simple" xlink:href="https://www.ukrinform.ua/rubric-world/3714266-bajden-viznacivsa-iz-zaminou-golovi-genstabu-ssa-milli.html" text:style-name="Internet_20_link" text:visited-style-name="Visited_20_Internet_20_Link">
https://www.ukrinform.ua/rubric-world/3714266-bajden-viznacivsa-iz-zaminou-golovi-genstabu-ssa-milli.html</text:a>
</text:p>
      <!--NEWS-->
      <text:h text:style-name="P10" text:outline-level="1">
<text:span text:style-name="T4">
Визначились півфінальні пари ЧС з хокею</text:span>
</text:h>
      <text:p text:style-name="P4">
Authors: Ukrinform (Person)</text:p>
      <text:p text:style-name="P4">
Publisher: Укринформ (Organization)</text:p>
      <text:p text:style-name="P4">
Published Time: 2023-05-25T-26:16:51+03:00</text:p>
      <text:p text:style-name="P4">
Modified Time: 2023-05-25T23:16:51+03:00</text:p>
      <text:p text:style-name="P4">
Description: Латвія вперше в історії вийшла у півфінал ЧС з хокею. — Укрінформ.</text:p>
      <text:p text:style-name="P4">
Images: ['<text:a xlink:type="simple" xlink:href="https://static.ukrinform.com/photos/2023_05/thumb_files/630_360_1685045717-259.jpg" text:style-name="Internet_20_link" text:visited-style-name="Visited_20_Internet_20_Link">
630_360_16850...</text:a>
']</text:p>
      <text:p text:style-name="P4">
Tags: ['Чемпіонат світу з хокею', 'хокей']</text:p>
      <text:p text:style-name="P4">
Type: Article</text:p>
      <!--METADATA-->
      <text:p text:style-name="P4">
<draw:frame draw:style-name="fr1" draw:name="Image75" text:anchor-type="as-char" svg:width="6.9236in" svg:height="3.956343in" draw:z-index="0">
<draw:image xlink:href="../Images/yкринформ/2023-05-25T-26-16-51-03-00/630_360_1685045717-259.jpg" xlink:type="simple" xlink:show="embed" xlink:actuate="onLoad" draw:mime-type="image/jpeg"/>
</draw:frame>
 Латвіявперше в історії вийшла у півфінал ЧС з хокею.</text:p>
      <text:p text:style-name="P4">
На чемпіонаті світу з хокею було зіграно чвертьфінальні матчі, у півфіналвийшли збірні США, Німеччини, Канади та Латвії, передає Укрінформ.</text:p>
      <text:p text:style-name="P4">
Першим півфіналістом світової першості стала збірна США. Американці в 1/4фіналу перемогли Чехію – 3:0. Також у наступний раунд плей-оф пройшлаНімеччина, яка обіграла Швейцарію – 3:1.</text:p>
      <text:p text:style-name="P4">
Чинний чемпіон світу – збірна Фінляндія – не змогла захистити титул,поступившись Канаді – 1:4. Латвія створила велику сенсацію, обігравши збірнуШвеції – 3:1.</text:p>
      <text:p text:style-name="P4">
<text:span text:style-name="T4">
Читайте також:</text:span>
 <text:a xlink:type="simple" xlink:href="https://www.ukrinform.ua/rubric-sports/3714165-ssa-ta-nimeccina-stali-persimi-pivfinalistami-cs2023-z-hokeu.html" text:style-name="Internet_20_link" text:visited-style-name="Visited_20_Internet_20_Link">
 <text:span text:style-name="T4">
хокею</text:span>
 </text:a>
</text:p>
      <text:p text:style-name="P4">
В 1/2 фіналу зіграють США – Німеччина та Канада – Латвія. Півфінальні поєдинкисвітової першості заплановані на 27 травня, фінал та матч за 3-є місце – 28травня.</text:p>
      <text:p text:style-name="P4">
Фото: Getty Images</text:p>
      <text:p text:style-name="P4">
Source: <text:a xlink:type="simple" xlink:href="https://www.ukrinform.ua/rubric-sports/3714264-viznacilis-pivfinalni-pari-cs-z-hokeu.html" text:style-name="Internet_20_link" text:visited-style-name="Visited_20_Internet_20_Link">
https://www.ukrinform.ua/rubric-sports/3714264-viznacilis-pivfinalni-pari-cs-z-hokeu.html</text:a>
</text:p>
      <!--NEWS-->
      <text:h text:style-name="P10" text:outline-level="1">
<text:span text:style-name="T4">
В Авдіївці під зруйнованими будинками залишаються два тіла, які неможливо дістати</text:span>
</text:h>
      <text:p text:style-name="P4">
Authors: Ukrinform (Person)</text:p>
      <text:p text:style-name="P4">
Publisher: Укринформ (Organization)</text:p>
      <text:p text:style-name="P4">
Published Time: 2023-05-25T-28:16:00+03:00</text:p>
      <text:p text:style-name="P4">
Modified Time: 2023-05-25T23:16:00+03:00</text:p>
      <text:p text:style-name="P4">
Description: В Авдіївці під уламками зруйнованих російськими ракетами багатоповерхових будинків залишаються тіла двох цивільних, які дістати зараз неможливо через відсутність у місті спецтехніки. — Укрінформ.</text:p>
      <text:p text:style-name="P4">
Images: ['<text:a xlink:type="simple" xlink:href="https://static.ukrinform.com/photos/2023_05/thumb_files/630_360_1685044127-787.jpg" text:style-name="Internet_20_link" text:visited-style-name="Visited_20_Internet_20_Link">
630_360_16850...</text:a>
']</text:p>
      <text:p text:style-name="P4">
Tags: ['Донеччина', 'Авдіївка', 'Війна з Росією']</text:p>
      <text:p text:style-name="P4">
Type: Article</text:p>
      <!--METADATA-->
      <text:p text:style-name="P4">
<draw:frame draw:style-name="fr1" draw:name="Image76" text:anchor-type="as-char" svg:width="6.9236in" svg:height="3.956343in" draw:z-index="0">
<draw:image xlink:href="../Images/yкринформ/2023-05-25T-28-16-00-03-00/630_360_1685044127-787.jpg" xlink:type="simple" xlink:show="embed" xlink:actuate="onLoad" draw:mime-type="image/jpeg"/>
</draw:frame>
 ВАвдіївці під уламками зруйнованих російськими ракетами багатоповерховихбудинків залишаються тіла двох цивільних, які дістати зараз неможливо черезвідсутність у місті спецтехніки.</text:p>
      <text:p text:style-name="P4">
Про це у <text:a xlink:type="simple" xlink:href="https://t.me/StepanychUA/141" text:style-name="Internet_20_link" text:visited-style-name="Visited_20_Internet_20_Link">
 </text:a>
 у своєму відеозверненні повідомивначальник Авдіївської міської військової адміністрації Віталій Барабаш,передає Укрінформ.</text:p>
      <text:p text:style-name="P4">
«25 травня, Авдіївка. Знаходжусь на руїнах двох будинків – п’ятиповерховий ідев’ятиповерховий, які зазнали авіаракетного удару. На жаль, під заваламизнаходяться дві цивільні особи, однозначно люди загнули вже. Це чоловік 1930року народження та жінка 1958 року народження, вчителька однієї з нашихмісцевих шкіл», - заявив керівник міста.</text:p>
      <text:p text:style-name="P4">
<text:span text:style-name="T4">
Читайте також:</text:span>
 <text:a xlink:type="simple" xlink:href="https://www.ukrinform.ua/rubric-ato/3713895-sbu-zatrimala-rosijskogo-agenta-akij-gotuvav-pidriv-zaliznicnoi-kolii-pid-avdiivkou.html" text:style-name="Internet_20_link" text:visited-style-name="Visited_20_Internet_20_Link">
 <text:span text:style-name="T4">
Авдіївк</text:span>
 </text:a>
</text:p>
      <text:p text:style-name="P4">
За його словами, руйнування обстрілами будинків в Авдіївці відбуваєтьсякожного дня, і вже понад 20 багатоповерхових будинків у місті зруйновано.</text:p>
      <text:p text:style-name="P4">
«На жаль, це не дуже спонукає місцевих жителів до евакуації. Хотів би вчерговезакликати всіх до евакуації. Бо, навіть, якщо людина і виживає під такимизавалами, то навряд чи ми зможемо їх дістати, бо в місті відсутня спецтехніка,щоб розбирати ці завали», - підкреслив Барабаш.</text:p>
      <text:p text:style-name="P4">
Він додав, що наразі неможливо ризикувати життям бійців ДСНС, які просто недоїдуть в Авдіївку, бо 20-25 кілометрів дороги до міста постійно перебуває підобстрілами.</text:p>
      <text:p text:style-name="P4">
<text:span text:style-name="T4">
Читайте також:</text:span>
 <text:a xlink:type="simple" xlink:href="https://www.ukrinform.ua/rubric-ato/3713865-na-doneccini-zagarbniki-obstrilali-kurahove-z-artilerii-ta-uraganiv.html" text:style-name="Internet_20_link" text:visited-style-name="Visited_20_Internet_20_Link">
 </text:a>
</text:p>
      <text:p text:style-name="P4">
«Дійсно, в цих умовах не має можливості їм виконувати ці роботи. Тому требаевакуюватися і не чекати… Дійсно, навіть якщо люди і виживуть після такихударів, то вони скоріше за все заживо будуть поховані, як би прикро це незвучало», - наголосив Барабаш.</text:p>
      <text:p text:style-name="P4">
Як повідомлялося, місто Авдіївка постійно перебуває під обстрілами російськихвійськ, щодня ворог вбиває та травмує цивільних мешканців, руйнуєінфраструктурні об’єкти.</text:p>
      <text:p text:style-name="P4">
Фото: Віталій Барабаш, Телеграм</text:p>
      <text:p text:style-name="P4">
Source: <text:a xlink:type="simple" xlink:href="https://www.ukrinform.ua/rubric-regions/3714259-v-avdiivci-pid-zrujnovanimi-budinkami-zalisautsa-dva-tila-aki-nemozlivo-distati.html" text:style-name="Internet_20_link" text:visited-style-name="Visited_20_Internet_20_Link">
https://www.ukrinform.ua/rubric-regions/3714259-v-avdiivci-pid-zrujnovanimi-budinkami-zalisautsa-dva-tila-aki-nemozlivo-distati.html</text:a>
</text:p>
      <!--NEWS-->
      <text:h text:style-name="P10" text:outline-level="1">
<text:span text:style-name="T4">
Південна Корея вирішила різко збільшити виробництво танків K2</text:span>
</text:h>
      <text:p text:style-name="P4">
Authors: Ukrinform (Person)</text:p>
      <text:p text:style-name="P4">
Publisher: Укринформ (Organization)</text:p>
      <text:p text:style-name="P4">
Published Time: 2023-05-25T-31:58:00+03:00</text:p>
      <text:p text:style-name="P4">
Modified Time: 2023-05-25T22:58:00+03:00</text:p>
      <text:p text:style-name="P4">
Description: Комітет з управління оборонними проєктами Південної Кореї схвалив план виробництва додаткових основних бойових танків K2 вартістю $1,46 мільярда, який планується реалізувати протягом наступних п’яти років. — Укрінформ.</text:p>
      <text:p text:style-name="P4">
Images: ['<text:a xlink:type="simple" xlink:href="https://static.ukrinform.com/photos/2023_05/thumb_files/630_360_1685008097-862.jpg" text:style-name="Internet_20_link" text:visited-style-name="Visited_20_Internet_20_Link">
630_360_16850...</text:a>
']</text:p>
      <text:p text:style-name="P4">
Tags: ['Корея', 'Танк', 'Зброя']</text:p>
      <text:p text:style-name="P4">
Type: Article</text:p>
      <!--METADATA-->
      <text:p text:style-name="P4">
<draw:frame draw:style-name="fr1" draw:name="Image77" text:anchor-type="as-char" svg:width="6.9236in" svg:height="3.956343in" draw:z-index="0">
<draw:image xlink:href="../Images/yкринформ/2023-05-25T-31-58-00-03-00/630_360_1685008097-862.jpg" xlink:type="simple" xlink:show="embed" xlink:actuate="onLoad" draw:mime-type="image/jpeg"/>
</draw:frame>
 Комітет зуправління оборонними проєктами Південної Кореї схвалив план виробництвадодаткових основних бойових танків K2 вартістю $1,46 мільярда, який плануєтьсяреалізувати протягом наступних п’яти років.</text:p>
      <text:p text:style-name="P4">
Як передає Укрінформ, про це з посиланням на південнокорейське Державнеагентство з оборонних закупівель (DAPA) повідомляє <text:a xlink:type="simple" xlink:href="https://en.yna.co.kr/view/AEN20230525009200325" text:style-name="Internet_20_link" text:visited-style-name="Visited_20_Internet_20_Link">
</text:a>
 .</text:p>
      <text:p text:style-name="P4">
«Ми очікуємо, що придбані в рамках цього проєкту додаткові <text:a xlink:type="simple" xlink:href="https://www.ukrinform.ua/tag-tank" text:style-name="Internet_20_link" text:visited-style-name="Visited_20_Internet_20_Link">
</text:a>
 K2 зроблять значний внесок у підвищенняможливостей сухопутних військ вести наступальну маневрову війну», – заявили вDAPA, не уточнюючи кількість танків, які планується випустити.</text:p>
      <text:p text:style-name="P4">
Танки К2 перебувають на озброєнні ЗС Кореї з 2014 року.</text:p>
      <text:p text:style-name="P4">
<text:span text:style-name="T4">
Читайте також:</text:span>
 <text:a xlink:type="simple" xlink:href="https://www.ukrinform.ua/rubric-world/3713734-cehia-kupue-246-gusenicnih-bojovih-masin-pihoti-cv90.html" text:style-name="Internet_20_link" text:visited-style-name="Visited_20_Internet_20_Link">
 </text:a>
</text:p>
      <text:p text:style-name="P4">
Крім того, Комітетом схвалено план на суму понад $2,2 мільярда щодо придбаннядодаткових літаків раннього попередження та контролю для посилення можливостейвійськових у сфері повітряного спостереження. Цей проєкт триватиме до 2031року, кількість літаків не розголошується.</text:p>
      <text:p text:style-name="P4">
Наразі ВПС Кореї експлуатують чотири літаки раннього попередження тауправління.</text:p>
      <text:p text:style-name="P4">
Як повідомлялося, торік <text:a xlink:type="simple" xlink:href="https://www.ukrinform.ua/rubric-world/3537785-polsa-pridbae-u-pivdennoi-korei-blizko-tisaci-tankiv-ta-ponad-600-gaubic.html" text:style-name="Internet_20_link" text:visited-style-name="Visited_20_Internet_20_Link">
 </text:a>
 на закупівлю близько тисячі танків K2, понад 600самохідних артилерійських установок K9 і близько 300 САУ K239, а також 48винищувачів FA-50.</text:p>
      <text:p text:style-name="P4">
<text:span text:style-name="T4">
Читайте також:</text:span>
 <text:a xlink:type="simple" xlink:href="https://www.ukrinform.ua/rubric-ato/3713625-svejcaria-prodast-nimeccini-25-tankiv-leopard-2-ukraina-zmoze-otrimati-bilse-zbroi.html" text:style-name="Internet_20_link" text:visited-style-name="Visited_20_Internet_20_Link">
 <text:span text:style-name="T4">
танк</text:span>
 </text:a>
</text:p>
      <text:p text:style-name="P4">
Першу партію південнокорейського озброєння – 10 танків K2 і 24 CАУ K9 Варшаваотримала від Сеула на початку грудня минулого року. Наступна партія із п'ятитанків і 12 CАУ надійшла до Польщі в березні.</text:p>
      <text:p text:style-name="P4">
<text:span text:style-name="T5">
Фото: defence-blog.com</text:span>
</text:p>
      <text:p text:style-name="P4">
Source: <text:a xlink:type="simple" xlink:href="https://www.ukrinform.ua/rubric-world/3713964-pivdenna-korea-virisila-rizko-zbilsiti-virobnictvo-tankiv-k2.html" text:style-name="Internet_20_link" text:visited-style-name="Visited_20_Internet_20_Link">
https://www.ukrinform.ua/rubric-world/3713964-pivdenna-korea-virisila-rizko-zbilsiti-virobnictvo-tankiv-k2.html</text:a>
</text:p>
      <!--NEWS-->
      <text:h text:style-name="P10" text:outline-level="1">
<text:span text:style-name="T4">
Кроуфорд та Спенс домовилися про бій за звання абсолютного чемпіона світу</text:span>
</text:h>
      <text:p text:style-name="P4">
Authors: Ukrinform (Person)</text:p>
      <text:p text:style-name="P4">
Publisher: Укринформ (Organization)</text:p>
      <text:p text:style-name="P4">
Published Time: 2023-05-25T-33:50:09+03:00</text:p>
      <text:p text:style-name="P4">
Modified Time: 2023-05-25T22:50:09+03:00</text:p>
      <text:p text:style-name="P4">
Description: Поєдинок відбудеться у Лас-Вегасі 29 липня. — Укрінформ.</text:p>
      <text:p text:style-name="P4">
Images: ['<text:a xlink:type="simple" xlink:href="https://static.ukrinform.com/photos/2023_05/thumb_files/630_360_1685043998-994.jpg" text:style-name="Internet_20_link" text:visited-style-name="Visited_20_Internet_20_Link">
630_360_16850...</text:a>
']</text:p>
      <text:p text:style-name="P4">
Tags: ['Бокс']</text:p>
      <text:p text:style-name="P4">
Type: Article</text:p>
      <!--METADATA-->
      <text:p text:style-name="P4">
<draw:frame draw:style-name="fr1" draw:name="Image78" text:anchor-type="as-char" svg:width="6.9236in" svg:height="3.956343in" draw:z-index="0">
<draw:image xlink:href="../Images/yкринформ/2023-05-25T-33-50-09-03-00/630_360_1685043998-994.jpg" xlink:type="simple" xlink:show="embed" xlink:actuate="onLoad" draw:mime-type="image/jpeg"/>
</draw:frame>
 Поєдиноквідбудеться у Лас-Вегасі 29 липня.</text:p>
      <text:p text:style-name="P4">
Чемпіон за версіями WBA, WBC та IBF у напівсередній вазі Еррол Спенс (28-0, 22КО) та володар титулу WBO Теренс Кроуфорд (39-0, 30 КО) домовилися пропоєдинок, <text:a xlink:type="simple" xlink:href="https://twitter.com/terencecrawford/status/1661781198316929024" text:style-name="Internet_20_link" text:visited-style-name="Visited_20_Internet_20_Link">
</text:a>
Кроуфорд на своїй сторінці у Твіттері, передає Укрінформ.</text:p>
      <text:p text:style-name="P4">
Бій за звання абсолютного чемпіона у напівсередній вазі відбудеться 29 липня.Зараз це один із найочікуваніших поєдинків за кілька останніх років у боксінезалежно від вагової категорії. Вечір боксу відбудеться на T-Mobile Arena уЛас-Вегасі.</text:p>
      <text:p text:style-name="P4">
Раніше бій Спенс – Кроуфорд планували провести в листопаді 2022 року. Пізнішебоксери домовлялися вже на 17 червня.</text:p>
      <text:p text:style-name="P4">
Спенс останній бій провів у квітні 2022 року, перемігши Йорденіса Угаса воб’єднавчому поєдинку за титули WBC, WBA та IBF у напівсередній вазі.</text:p>
      <text:p text:style-name="P4">
Кроуфорд – володар титулу WBO у напівсередній вазі. Торік у грудні Теренсздобув дострокову перемогу в бою з Давідом Аванесяном і захистив чемпіонськийпояс.</text:p>
      <text:p text:style-name="P4">
<text:span text:style-name="T4">
Читайте також:</text:span>
 <text:a xlink:type="simple" xlink:href="https://www.ukrinform.ua/rubric-sports/3693359-usik-ocolue-rejting-zurnalu-the-ring-nezalezno-vid-vagovoi-kategorii.html" text:style-name="Internet_20_link" text:visited-style-name="Visited_20_Internet_20_Link">
 </text:a>
</text:p>
      <text:p text:style-name="P4">
Як повідомляв Укрінформ, Кроуфорд та Спенс входять до рейтингу найкращихбоксерів світу незалежно від вагової категорії за версією The Ring, Теренсзаймає третю позицію, Еррол – четверту, очолює рейтинг Олександр Усик.</text:p>
      <text:p text:style-name="P4">
Фото: Getty Image</text:p>
      <text:p text:style-name="P4">
Source: <text:a xlink:type="simple" xlink:href="https://www.ukrinform.ua/rubric-sports/3714260-krouford-ta-spens-domovilisa-pro-bij-za-zvanna-absolutnogo-cempiona-svitu.html" text:style-name="Internet_20_link" text:visited-style-name="Visited_20_Internet_20_Link">
https://www.ukrinform.ua/rubric-sports/3714260-krouford-ta-spens-domovilisa-pro-bij-za-zvanna-absolutnogo-cempiona-svitu.html</text:a>
</text:p>
      <!--NEWS-->
      <text:h text:style-name="P10" text:outline-level="1">
<text:span text:style-name="T4">
Україна має дотримуватися захисної політики щодо Китаю - Клімкін</text:span>
</text:h>
      <text:p text:style-name="P4">
Authors: Ukrinform (Person)</text:p>
      <text:p text:style-name="P4">
Publisher: Укринформ (Organization)</text:p>
      <text:p text:style-name="P4">
Published Time: 2023-05-25T-35:48:00+03:00</text:p>
      <text:p text:style-name="P4">
Modified Time: 2023-05-25T22:48:00+03:00</text:p>
      <text:p text:style-name="P4">
Description: Україна як майбутній член ЄС та НАТО повинна дотримуватися їхніх стратегій, у тому числі стосовно Китаю - але разом з тим мати можливості маневрів в економічній та культурній сферах. — Укрінформ.</text:p>
      <text:p text:style-name="P4">
Images: ['<text:a xlink:type="simple" xlink:href="https://static.ukrinform.com/photos/2019_07/thumb_files/630_360_1564418290-224.jpg" text:style-name="Internet_20_link" text:visited-style-name="Visited_20_Internet_20_Link">
630_360_15644...</text:a>
']</text:p>
      <text:p text:style-name="P4">
Tags: ['Китай', 'Клімкін', 'Війна з Росією']</text:p>
      <text:p text:style-name="P4">
Type: Article</text:p>
      <!--METADATA-->
      <text:p text:style-name="P4">
<draw:frame draw:style-name="fr1" draw:name="Image79" text:anchor-type="as-char" svg:width="6.9236in" svg:height="3.956343in" draw:z-index="0">
<draw:image xlink:href="../Images/yкринформ/2023-05-25T-35-48-00-03-00/630_360_1564418290-224.jpg" xlink:type="simple" xlink:show="embed" xlink:actuate="onLoad" draw:mime-type="image/jpeg"/>
</draw:frame>
 Українаяк майбутній член ЄС та НАТО повинна дотримуватися їхніх стратегій, у томучислі стосовно Китаю - але разом з тим мати можливості маневрів в економічнійта культурній сферах.</text:p>
      <text:p text:style-name="P4">
Про це під час панелі «Ніколи знову: як виграти війну, не програвши миру» наЛьвівському медіафорумі сказав ексміністр закордонних справ Павло Клімкін,повідомляє кореспондент Укрінформу.</text:p>
      <text:p text:style-name="P4">
«Ми рухаємося до Заходу й ось-ось станемо частиною ЄС і НАТО. А це означає, щонам потрібно дотримуватися захисної політики щодо Китаю. Зараз Китай дужезацікавлений і намагається зрозуміти, як він може зіграти свою роль уєвропейській безпековій архітектурі. Звісно, у нас є певне місце для маневріву культурних чи економічних відносинах. Але якщо говорити про безпеку, то ми,як і Євросоюз маємо дотримуватися стратегії мінімізації ризиків», - розповівКлімкін.</text:p>
      <text:p text:style-name="P4">
Він наголосив, що солідарна Європа – це основа для української сили і безпеки.Проте, моделі безпеки в Європі застарілі, тож варто перегорнути цю сторінку істворювати, щось нове. Разом з тим, за словами Клімкіна, є країни в ЄС, у якихдіє момент перестрахування або подвійна ментальність, яка стосується перемогичи поразки, і вони не готові до боротьби. Зокрема, йдеться про стратегічнукультуру Німеччини.</text:p>
      <text:p text:style-name="P4">
«Зараз німці вже кілька місяців не можуть підготувати остаточний варіантбезпекової стратегії. А йдеться лише про два аспекти: перший – це Китай,другий – це Росія. Якщо ви не можете на цьому рівні визначити для себе підхіддо цих країн, як ви можете вступати в реальну боротьбу?», - додав ексміністр.</text:p>
      <text:p text:style-name="P4">
<text:span text:style-name="T4">
Читайте також:</text:span>
 <text:a xlink:type="simple" xlink:href="https://www.ukrinform.ua/rubric-polytics/3701380-klimkin-rozmova-zelenskogo-z-si-ce-horosa-istoria-dla-ukraini-ale-e-i-riziki.html" text:style-name="Internet_20_link" text:visited-style-name="Visited_20_Internet_20_Link">
 <text:span text:style-name="T4">
Клімкін</text:span>
 </text:a>
</text:p>
      <text:p text:style-name="P4">
Зі слів <text:a xlink:type="simple" xlink:href="https://www.ukrinform.ua/tag-klimkin" text:style-name="Internet_20_link" text:visited-style-name="Visited_20_Internet_20_Link">
 </text:a>
 західний підхід стосовноРосії можна звести до двох простих моментів: стримування і від’єднання.Оскільки щодо першого немає ніякої стратегії, і тільки українці виступають, якстримувальний фактор, то з часом ця функція масштабується на увесь східнийфланг НАТО, а відповіді, на питання «що далі?» так і не буде. Водночасрозвернутися на 180 градусів від Росії в ЄС поки що не готові.</text:p>
      <text:p text:style-name="P4">
Як повідомляв Укрінформ, 25-27 травня відбувається Львівський медіафорум воновленому форматі. Він зібрав закордонних й українських медіафахівців,публічних інтелектуалів, дослідників, полісімейкерів, представниківгромадського сектора і міжнародних організацій. Фокусна тема: «Після війни абоперед війною. Як цивілізації перемогти хаос?».</text:p>
      <text:p text:style-name="P4">
Source: <text:a xlink:type="simple" xlink:href="https://www.ukrinform.ua/rubric-polytics/3714261-ukraina-mae-dotrimuvatisa-zahisnoi-politiki-sodo-kitau-klimkin.html" text:style-name="Internet_20_link" text:visited-style-name="Visited_20_Internet_20_Link">
https://www.ukrinform.ua/rubric-polytics/3714261-ukraina-mae-dotrimuvatisa-zahisnoi-politiki-sodo-kitau-klimkin.html</text:a>
</text:p>
      <!--NEWS-->
      <text:h text:style-name="P10" text:outline-level="1">
<text:span text:style-name="T4">
Росіяни за день обстріляли сім громад прикордоння Сумщини</text:span>
</text:h>
      <text:p text:style-name="P4">
Authors: Ukrinform (Person)</text:p>
      <text:p text:style-name="P4">
Publisher: Укринформ (Organization)</text:p>
      <text:p text:style-name="P4">
Published Time: 2023-05-25T-37:39:00+03:00</text:p>
      <text:p text:style-name="P4">
Modified Time: 2023-05-25T22:39:00+03:00</text:p>
      <text:p text:style-name="P4">
Description: Російська армія в четвер, 25 травня, атакувала з артилерії і мінометів сім прикордонних громад Сумської області, здійснивши загалом 14 обстрілів. — Укрінформ.</text:p>
      <text:p text:style-name="P4">
Images: ['<text:a xlink:type="simple" xlink:href="https://static.ukrinform.com/photos/2023_05/thumb_files/630_360_1685043521-905.jpg" text:style-name="Internet_20_link" text:visited-style-name="Visited_20_Internet_20_Link">
630_360_16850...</text:a>
']</text:p>
      <text:p text:style-name="P4">
Tags: ['Обстріл', 'Сумщина', 'Війна з Росією']</text:p>
      <text:p text:style-name="P4">
Type: Article</text:p>
      <!--METADATA-->
      <text:p text:style-name="P4">
<draw:frame draw:style-name="fr1" draw:name="Image80" text:anchor-type="as-char" svg:width="6.9236in" svg:height="3.956343in" draw:z-index="0">
<draw:image xlink:href="../Images/yкринформ/2023-05-25T-37-39-00-03-00/630_360_1685043521-905.jpg" xlink:type="simple" xlink:show="embed" xlink:actuate="onLoad" draw:mime-type="image/jpeg"/>
</draw:frame>
 Російськаармія в четвер, 25 травня, атакувала з артилерії і мінометів сім прикордоннихгромад Сумської області, здійснивши загалом 14 обстрілів.</text:p>
      <text:p text:style-name="P4">
Як передає Укрінформ, про це Сумська обласна військова адміністраціяповідомила в <text:a xlink:type="simple" xlink:href="https://t.me/Sumy_news_ODA/16457" text:style-name="Internet_20_link" text:visited-style-name="Visited_20_Internet_20_Link">
 </text:a>
 .</text:p>
      <text:p text:style-name="P4">
Загалом за день на прикордонних територіях регіону зафіксовані 57 вибухів.</text:p>
      <text:p text:style-name="P4">
<text:span text:style-name="T4">
Читайте також:</text:span>
 <text:a xlink:type="simple" xlink:href="https://www.ukrinform.ua/rubric-ato/3714236-rosiani-obstrilali-z-vazkoi-artilerii-nikopol-poskodzeni-budinki-lep-i-gazoprovodi.html" text:style-name="Internet_20_link" text:visited-style-name="Visited_20_Internet_20_Link">
 <text:span text:style-name="T4">
обстріл</text:span>
 </text:a>
</text:p>
      <text:p text:style-name="P4">
Хотінську громаду, за даними ОВА, загарбники обстріляли з мінометів, унаслідокчого пролунали чотири вибухи. Ворожим вогнем пошкоджена лінія електропередач.</text:p>
      <text:p text:style-name="P4">
Юнаківська громада зазнала удару із самохідних установок росіян – відбулисяп'ять вибухів.</text:p>
      <text:p text:style-name="P4">
По Новослобідській громаді російські війська двічі били з мінометів,спричинивши сім вибухів. Мінометних ударів ворога зазнала такожВеликописарівська громада – за день відбулися сім обстрілів і 33 вибухи.</text:p>
      <text:p text:style-name="P4">
<text:span text:style-name="T4">
Читайте також:</text:span>
 <text:a xlink:type="simple" xlink:href="https://www.ukrinform.ua/rubric-ato/3714173-nakazuvav-obstriluvati-ukrainu-kalibrami-sbu-ogolosila-pidozru-rosijskomu-viceadmiralu.html" text:style-name="Internet_20_link" text:visited-style-name="Visited_20_Internet_20_Link">
 <text:span text:style-name="T4">
обстріл</text:span>
 </text:a>
</text:p>
      <text:p text:style-name="P4">
По Есманській і Шалигинській громади росіяни також били з мінометів, унаслідокчого сталися два і чотири вибухи відповідно.</text:p>
      <text:p text:style-name="P4">
Путивльську громаду загарбники атакували з артилерії, спричинивши тим самим щедва вибухи.</text:p>
      <text:p text:style-name="P4">
Як повідомляв Укрінформ, у ніч на 25 травня російські військові вдарили згранатометів по Новослобідській громаді Сумської області.</text:p>
      <text:p text:style-name="P4">
Source: <text:a xlink:type="simple" xlink:href="https://www.ukrinform.ua/rubric-ato/3714256-rosiani-za-den-obstrilali-sim-gromad-prikordonna-sumsini.html" text:style-name="Internet_20_link" text:visited-style-name="Visited_20_Internet_20_Link">
https://www.ukrinform.ua/rubric-ato/3714256-rosiani-za-den-obstrilali-sim-gromad-prikordonna-sumsini.html</text:a>
</text:p>
      <!--NEWS-->
      <text:h text:style-name="P10" text:outline-level="1">
<text:span text:style-name="T4">
На Полтавщині відкрили відновлений спортивно-реабілітаційний комплекс</text:span>
</text:h>
      <text:p text:style-name="P4">
Authors: Ukrinform (Person)</text:p>
      <text:p text:style-name="P4">
Publisher: Укринформ (Organization)</text:p>
      <text:p text:style-name="P4">
Published Time: 2023-05-25T-39:32:00+03:00</text:p>
      <text:p text:style-name="P4">
Modified Time: 2023-05-25T22:32:00+03:00</text:p>
      <text:p text:style-name="P4">
Description: У місті Решетилівка Полтавської області відкрили відновлений спортивно-реабілітаційний комплекс «Колос» для людей з інвалідністю. — Укрінформ.</text:p>
      <text:p text:style-name="P4">
Images: ['<text:a xlink:type="simple" xlink:href="https://static.ukrinform.com/photos/2023_05/thumb_files/630_360_1685042890-910.jpg" text:style-name="Internet_20_link" text:visited-style-name="Visited_20_Internet_20_Link">
630_360_16850...</text:a>
', '<text:a xlink:type="simple" xlink:href="https://static.ukrinform.com/photos/2023_05/1685042949-335.jpg" text:style-name="Internet_20_link" text:visited-style-name="Visited_20_Internet_20_Link">
1685042949-33...</text:a>
']</text:p>
      <text:p text:style-name="P4">
Tags: ['Полтавщина', 'Кубраков', 'Відбудова']</text:p>
      <text:p text:style-name="P4">
Type: Article</text:p>
      <!--METADATA-->
      <text:p text:style-name="P4">
<draw:frame draw:style-name="fr1" draw:name="Image81" text:anchor-type="as-char" svg:width="6.9236in" svg:height="3.956343in" draw:z-index="0">
<draw:image xlink:href="../Images/yкринформ/2023-05-25T-39-32-00-03-00/630_360_1685042890-910.jpg" xlink:type="simple" xlink:show="embed" xlink:actuate="onLoad" draw:mime-type="image/jpeg"/>
</draw:frame>
 У містіРешетилівка Полтавської області відкрили відновлений спортивно-реабілітаційнийкомплекс «Колос» для людей з інвалідністю.</text:p>
      <text:p text:style-name="P4">
Як передає Укрінформ, про це йдеться на <text:a xlink:type="simple" xlink:href="https://mtu.gov.ua/news/34347.html" text:style-name="Internet_20_link" text:visited-style-name="Visited_20_Internet_20_Link">
</text:a>
 .</text:p>
      <text:p text:style-name="P4">
«Відкриття комплексу, який враховує всі вимоги інклюзивності, дозволить сотнямукраїнців отримати необхідні реабілітаційні послуги та реалізувати себе вспортивній площині. Дякую партнерам з ЄІБ, ПР ООН, місцевій владі за ефективнуспівпрацю щодо реалізації цього проєкту», — сказав віцепрем'єр-міністр звідновлення — міністр розвитку громад, територій та інфраструктури ОлександрКубраков.</text:p>
      <text:p text:style-name="P4">
<draw:frame draw:style-name="fr1" draw:name="Image82" text:anchor-type="as-char" svg:width="6.9236in" svg:height="4.615733in" draw:z-index="0">
<draw:image xlink:href="../Images/yкринформ/2023-05-25T-39-32-00-03-00/1685042949-335.jpg" xlink:type="simple" xlink:show="embed" xlink:actuate="onLoad" draw:mime-type="image/jpeg"/>
</draw:frame>
</text:p>
      <text:p text:style-name="P4">
Комплекс зможе надавати реабілітаційні послуги понад 300 дітям та молоді зпорушеннями зору, слуху, фізичного та ментального розвитку, опорно-руховогоапарату. Також передбачається, що на базі комплексу відбуватиметься підготовкаспортсменів, які зможуть увійти до паралімпійської та дефлімпійської збірнихУкраїни.</text:p>
      <text:p text:style-name="P4">
<text:span text:style-name="T4">
Читайте також:</text:span>
 <text:a xlink:type="simple" xlink:href="https://www.ukrinform.ua/rubric-vidbudova/3713863-v-ukraini-vze-vidnovili-130-stucnih-sporud-ta-tretinu-zaliznicnih-mostiv-kubrakov.html" text:style-name="Internet_20_link" text:visited-style-name="Visited_20_Internet_20_Link">
 <text:span text:style-name="T4">
Кубраков</text:span>
 </text:a>
</text:p>
      <text:p text:style-name="P4">
Будівлю відремонтовано в рамках фінансової угоди «Надзвичайна кредитнапрограма для відновлення України» між Україною та Європейським інвестиційнимбанком (ЄІБ). Вартість реконструкції становила 1,1 мільйона євро, які буливиділені ЄІБ та співфінансовані місцевою владою.</text:p>
      <text:p text:style-name="P4">
Як повідомлялося, «Надзвичайна кредитна програма для відновлення України» —рамкова кредитна угода між Україною та ЄІБ, яка передбачає виділення місцевиморганам влади 200 мільйонів євро для відновлення соціальної інфраструктури,покращення умов життя та громад, що їх приймають. Йдеться про громади в 9областях України: Донецькій, Луганській, Дніпропетровській, Запорізькій,Київській, Одеській, Полтавській, Харківській та Херсонській.</text:p>
      <text:p text:style-name="P4">
<text:span text:style-name="T4">
Читайте також:</text:span>
 <text:a xlink:type="simple" xlink:href="https://www.ukrinform.ua/rubric-vidbudova/3713405-vidnovlena-infrastruktura-v-ukraini-vze-do-2024-roku-mae-stati-bezbarernou-kubrakov.html" text:style-name="Internet_20_link" text:visited-style-name="Visited_20_Internet_20_Link">
 <text:span text:style-name="T4">
Кубраков</text:span>
 </text:a>
</text:p>
      <text:p text:style-name="P4">
Програма впроваджується Міністерством розвитку громад, територій таінфраструктури України та Міністерством фінансів України спільно з органамимісцевого самоврядування за технічної підтримки Програми розвитку ООН.</text:p>
      <text:p text:style-name="P4">
Фото: Мінвідновлення</text:p>
      <text:p text:style-name="P4">
Source: <text:a xlink:type="simple" xlink:href="https://www.ukrinform.ua/rubric-vidbudova/3714255-na-poltavsini-vidkrili-vidnovlenij-sportivnoreabilitacijnij-kompleks.html" text:style-name="Internet_20_link" text:visited-style-name="Visited_20_Internet_20_Link">
https://www.ukrinform.ua/rubric-vidbudova/3714255-na-poltavsini-vidkrili-vidnovlenij-sportivnoreabilitacijnij-kompleks.html</text:a>
</text:p>
      <!--NEWS-->
      <text:h text:style-name="P10" text:outline-level="1">
<text:span text:style-name="T4">
Програма відбудови України має передбачати продовження ключових реформ - Кличко</text:span>
</text:h>
      <text:p text:style-name="P4">
Authors: Ukrinform (Person)</text:p>
      <text:p text:style-name="P4">
Publisher: Укринформ (Organization)</text:p>
      <text:p text:style-name="P4">
Published Time: 2023-05-25T-41:29:00+03:00</text:p>
      <text:p text:style-name="P4">
Modified Time: 2023-05-25T22:29:00+03:00</text:p>
      <text:p text:style-name="P4">
Description: Програма повоєнного відновлення України має передбачати насамперед «дорожню карту» рішучих реформ, покликаних запровадити в нашій країні європейські стандарти. — Укрінформ.</text:p>
      <text:p text:style-name="P4">
Images: ['<text:a xlink:type="simple" xlink:href="https://static.ukrinform.com/photos/2022_12/thumb_files/630_360_1669972185-472.jpg" text:style-name="Internet_20_link" text:visited-style-name="Visited_20_Internet_20_Link">
630_360_16699...</text:a>
']</text:p>
      <text:p text:style-name="P4">
Tags: ['Євросоюз', 'Реформа', 'Віталій Кличко', 'Війна з Росією', 'Відбудова']</text:p>
      <text:p text:style-name="P4">
Type: Article</text:p>
      <!--METADATA-->
      <text:p text:style-name="P4">
<draw:frame draw:style-name="fr1" draw:name="Image83" text:anchor-type="as-char" svg:width="6.9236in" svg:height="3.956343in" draw:z-index="0">
<draw:image xlink:href="../Images/yкринформ/2023-05-25T-41-29-00-03-00/630_360_1669972185-472.jpg" xlink:type="simple" xlink:show="embed" xlink:actuate="onLoad" draw:mime-type="image/jpeg"/>
</draw:frame>
 Програмаповоєнного відновлення України має передбачати насамперед «дорожню карту»рішучих реформ, покликаних запровадити в нашій країні європейські стандарти.</text:p>
      <text:p text:style-name="P4">
Про це під час відеозвернення до учасників пленарного засідання Європейськогокомітету регіонів заявив мер Києва Віталій Кличко, повідомляє кореспондентУкрінформу.</text:p>
      <text:p text:style-name="P4">
«Часто можна чути про «дорожню карту», «план відбудови» або «план Маршалла»для України. Багато людей при цьому думають про відновлення будинків, мостів йдоріг. Але це не так. Головним пріоритетом сьогодні є – відновити країну. Цеозначає, що потрібна «дорожня карта», - як запровадити нові правила, дляУкраїни, провести реформи, перетворити Україну на державу з європейськимистандартами», - наголосив мер столиці.</text:p>
      <text:p text:style-name="P4">
За його словами, вже сьогодні важливо піклуватися про наше післязавтра: «Мимаємо обмежений час, і ми маємо досягти успіху, ми маємо залишатися сильними…Вже завтра коли війна завершиться, ми маємо імплементувати всі ці плани. УспіхУкраїни є найкращою відповіддю для наших партнерів. Успіх України є такожнайкращою відповіддю для наших ворогів, для Росії, яка розуміє лише мовусили».</text:p>
      <text:p text:style-name="P4">
<text:span text:style-name="T4">
Читайте також:</text:span>
 <text:a xlink:type="simple" xlink:href="https://www.ukrinform.ua/rubric-kyiv/3711435-klicko-zaprosiv-amerikanskih-biznesmeniv-do-vidbudovi-kieva.html" text:style-name="Internet_20_link" text:visited-style-name="Visited_20_Internet_20_Link">
 <text:span text:style-name="T4">
Кличко</text:span>
 </text:a>
</text:p>
      <text:p text:style-name="P4">
Серед ключових перетворень, яких потребує Україна, мер Києва назвав судову таантикорупційну реформи, реформу поліції, а також продовження реформсамоврядування та децентралізації.</text:p>
      <text:p text:style-name="P4">
Кличко нагадав, що реформа децентралізації була однією з найбільш успішнихреформ в Україні протягом минулих років, і саме вона закладає основи длястійкості країни та демократії. Ці досягнення не мають бути втрачені навіть вумовах війни, коли певні політики намагаються будувати вертикаль влади згоридонизу, в той час, як головним принципом <text:a xlink:type="simple" xlink:href="https://www.ukrinform.ua/tag-demokratia" text:style-name="Internet_20_link" text:visited-style-name="Visited_20_Internet_20_Link">
 </text:a>
 є побудова державної влади у зворотному напрямі – знизу нагору.</text:p>
      <text:p text:style-name="P4">
Столичний голова звернувся до Європейського комітету регіонів з проханням пропідтримку у впровадженні таких реформ, у взаємодії з ключовими партнерами,оскільки без їхньої допомоги побудувати оновлену Україну буде набагато важче.</text:p>
      <text:p text:style-name="P4">
<text:span text:style-name="T4">
Читайте також:</text:span>
 <text:a xlink:type="simple" xlink:href="https://www.ukrinform.ua/rubric-polytics/3701911-na-samiti-mist-pivnicnoi-ta-pivdennoi-ameriki-obgovoruut-pidtrimku-ukraini-klicko.html" text:style-name="Internet_20_link" text:visited-style-name="Visited_20_Internet_20_Link">
 <text:span text:style-name="T4">
Кличко</text:span>
 </text:a>
</text:p>
      <text:p text:style-name="P4">
«Тисячу разів дякую за все, що ви робите для України. Без вашої допомоги ми бне могли вижити. Ця допомога є важливою для нашого життя та для нашої країни,й ми ніколи не забудемо вашу допомогу. Друге послання, - ми воюємо за нашіміста, за нашу Батьківщину, за наші родини. Я можу запевнити вас – мипереможемо у цій війні, тому що від цього залежить майбутнє наших дітей. Мибачимо наше майбутнє як частину європейської родини», - наголосив Кличко.</text:p>
      <text:p text:style-name="P4">
Нагадаємо, Європейський комітет регіонів — консультативний орган, який граєдорадчу роль у розробці політики ключових євроінституцій щодо усіх питаньстосовно регіонального розвитку. До складу Комітету входять 317 членів —представників регіональних і місцевих органів влади, які є повністюнезалежними від виконавчих структур ЄС у прийнятті рішень.</text:p>
      <text:p text:style-name="P4">
Source: <text:a xlink:type="simple" xlink:href="https://www.ukrinform.ua/rubric-vidbudova/3714254-programa-vidbudovi-ukraini-mae-vklucati-prodovzenna-klucovih-reform-klicko.html" text:style-name="Internet_20_link" text:visited-style-name="Visited_20_Internet_20_Link">
https://www.ukrinform.ua/rubric-vidbudova/3714254-programa-vidbudovi-ukraini-mae-vklucati-prodovzenna-klucovih-reform-klicko.html</text:a>
</text:p>
      <!--NEWS-->
      <text:h text:style-name="P10" text:outline-level="1">
<text:span text:style-name="T4">
США ввели санкції проти керівника «Вагнера» в Малі</text:span>
</text:h>
      <text:p text:style-name="P4">
Authors: Ukrinform (Person)</text:p>
      <text:p text:style-name="P4">
Publisher: Укринформ (Organization)</text:p>
      <text:p text:style-name="P4">
Published Time: 2023-05-25T-43:22:06+03:00</text:p>
      <text:p text:style-name="P4">
Modified Time: 2023-05-25T22:22:06+03:00</text:p>
      <text:p text:style-name="P4">
Description: Американський Мінфін оголосив про введення санкцій проти керівника формувань ПВК «Вагнер» у Малі після того, як стало відомо про невдалі спроби цього угруповання переправити зброю в Росію. — Укрінформ.</text:p>
      <text:p text:style-name="P4">
Images: ['<text:a xlink:type="simple" xlink:href="https://static.ukrinform.com/photos/2018_07/thumb_files/630_360_1530736867-9723.jpg" text:style-name="Internet_20_link" text:visited-style-name="Visited_20_Internet_20_Link">
630_360_15307...</text:a>
']</text:p>
      <text:p text:style-name="P4">
Tags: ['Малі', 'Санкції', 'США', 'ПВК "Вагнера"']</text:p>
      <text:p text:style-name="P4">
Type: Article</text:p>
      <!--METADATA-->
      <text:p text:style-name="P4">
<draw:frame draw:style-name="fr1" draw:name="Image84" text:anchor-type="as-char" svg:width="6.9236in" svg:height="3.956343in" draw:z-index="0">
<draw:image xlink:href="../Images/yкринформ/2023-05-25T-43-22-06-03-00/630_360_1530736867-9723.jpg" xlink:type="simple" xlink:show="embed" xlink:actuate="onLoad" draw:mime-type="image/jpeg"/>
</draw:frame>
Американський Мінфін оголосив про введення санкцій проти керівника формуваньПВК «Вагнер» у Малі після того, як стало відомо про невдалі спроби цьогоугруповання переправити зброю в Росію.</text:p>
      <text:p text:style-name="P4">
Про це йдеться в офіційному повідомленні Офісу контролю за іноземними активами(OFAC) Міністерства фінансів США, передає Укрінформ.</text:p>
      <text:p text:style-name="P4">
«Сьогодні OFAC запровадив санкції проти Івана Маслова, керівника воєнізованихформувань російської ПВК «Вагнер» та її головного адміністратора, що базуєтьсяв Малі»,- зазначається в повідомленні.</text:p>
      <text:p text:style-name="P4">
<text:span text:style-name="T4">
Читайте також:</text:span>
 <text:a xlink:type="simple" xlink:href="https://www.ukrinform.ua/rubric-ato/3713945-vagnerivci-zalisautsa-u-bahmuti-malar.html" text:style-name="Internet_20_link" text:visited-style-name="Visited_20_Internet_20_Link">
 <text:span text:style-name="T4">
Вагнер</text:span>
 </text:a>
</text:p>
      <text:p text:style-name="P4">
Підкреслюється, що «Група Вагнера» та її лідер Євген Пригожин перебувають підсанкціями багатьох органів, у тому числі за підтримку війни Росії протиУкраїни.</text:p>
      <text:p text:style-name="P4">
«Група Вагнера», очевидно, намагається приховати свої зусилля з придбаннявійськового обладнання для використання в Україні, в тому числі через Малі таінші країни, де вона має базу. Сполучені Штати виступають проти спроб будь-якої країни допомагати Росії через «Групу Вагнера»,- зауважується в документі.</text:p>
      <text:p text:style-name="P4">
Уточнюється, що Маслов крім всього організовував зустрічі Пригожина зурядовцями кількох африканських країн та реалізовував інтереси угруповання ввидобувній галузі.</text:p>
      <text:p text:style-name="P4">
<text:span text:style-name="T4">
Читайте також:</text:span>
 <text:a xlink:type="simple" xlink:href="https://www.ukrinform.ua/rubric-ato/3713061-grupa-vagnera-namagaetsa-taemno-zakupiti-zbrou-cerez-mali.html" text:style-name="Internet_20_link" text:visited-style-name="Visited_20_Internet_20_Link">
 <text:span text:style-name="T4">
Вагнер</text:span>
 </text:a>
</text:p>
      <text:p text:style-name="P4">
Як повідомлялося, минулого тижня Державний департамент США підтвердив, щоросійська ПВК «Вагнер» намагалася реалізувати схему переправлення зброї черезМалі для її використання у війні проти України.</text:p>
      <text:p text:style-name="P4">
Сполучені Штати ввели санкції проти «Групи Вагнера», а також численнихорганізацій та осіб на багатьох континентах, які підтримують дестабілізаційнудіяльність цього угруповання по всьому світу.</text:p>
      <text:p text:style-name="P4">
Source: <text:a xlink:type="simple" xlink:href="https://www.ukrinform.ua/rubric-world/3714251-ssa-vveli-sankcii-proti-kerivnika-vagnera-v-mali.html" text:style-name="Internet_20_link" text:visited-style-name="Visited_20_Internet_20_Link">
https://www.ukrinform.ua/rubric-world/3714251-ssa-vveli-sankcii-proti-kerivnika-vagnera-v-mali.html</text:a>
</text:p>
      <!--NEWS-->
      <text:h text:style-name="P10" text:outline-level="1">
<text:span text:style-name="T4">
Філософія «Дії»: Федоров розповів у Європарламенті про український досвід диджиталізації</text:span>
</text:h>
      <text:p text:style-name="P4">
Authors: Ukrinform (Person)</text:p>
      <text:p text:style-name="P4">
Publisher: Укринформ (Organization)</text:p>
      <text:p text:style-name="P4">
Published Time: 2023-05-25T-45:17:00+03:00</text:p>
      <text:p text:style-name="P4">
Modified Time: 2023-05-25T22:17:00+03:00</text:p>
      <text:p text:style-name="P4">
Description: Віцепрем’єр з інновацій, розвитку освіти, науки та технологій - міністр цифрової трансформації Михайло Федоров представив у Європейському парламенті візію української цифрової демократії, зокрема про філософію застосунку «Дія». — Укрінформ.</text:p>
      <text:p text:style-name="P4">
Images: ['<text:a xlink:type="simple" xlink:href="https://static.ukrinform.com/photos/2023_05/thumb_files/630_360_1685041918-365.jpg" text:style-name="Internet_20_link" text:visited-style-name="Visited_20_Internet_20_Link">
630_360_16850...</text:a>
', '<text:a xlink:type="simple" xlink:href="https://static.ukrinform.com/photos/2023_05/1685041919-711.jpg" text:style-name="Internet_20_link" text:visited-style-name="Visited_20_Internet_20_Link">
1685041919-71...</text:a>
']</text:p>
      <text:p text:style-name="P4">
Tags: ['Європарламент', 'Мінцифри', 'Додаток “ДІЯ”', 'Цифровізація', 'Михайло Федоров']</text:p>
      <text:p text:style-name="P4">
Type: Article</text:p>
      <!--METADATA-->
      <text:p text:style-name="P4">
<draw:frame draw:style-name="fr1" draw:name="Image85" text:anchor-type="as-char" svg:width="6.9236in" svg:height="3.956343in" draw:z-index="0">
<draw:image xlink:href="../Images/yкринформ/2023-05-25T-45-17-00-03-00/630_360_1685041918-365.jpg" xlink:type="simple" xlink:show="embed" xlink:actuate="onLoad" draw:mime-type="image/jpeg"/>
</draw:frame>
Віцепрем’єр з інновацій, розвитку освіти, науки та технологій - міністрцифрової трансформації Михайло Федоров представив у Європейському парламентівізію української цифрової демократії, зокрема про філософію застосунку «Дія».</text:p>
      <text:p text:style-name="P4">
Як передає Укрінформ, про це <text:a xlink:type="simple" xlink:href="http://thedigital.gov.ua/news/tsifrova-transformatsiya-i-filosofiya-dii-mikhaylo-fedorov-predstaviv-u-evroparlamenti-ukrainskiy-dosvid-didzhitalizatsii" text:style-name="Internet_20_link" text:visited-style-name="Visited_20_Internet_20_Link">
 </text:a>
 Міністерство цифрової трансформації.</text:p>
      <text:p text:style-name="P4">
«Головна філософія «Дії» — турбота про людей. Уряди створюються для того, щобвирішувати проблеми громадян, а не створювати їх. Ми переосмислили очікуванняукраїнців від влади. Вибудували процес взаємодії держави і громадянина з точкизору не чиновників, а кінцевого споживача. У кожному проєкті наша командаорієнтується на людину та розв’язання її проблем. Це повертає нас до основноїідеї — піклуватися про людей. Українці перебувають у центрі всього, щовідбувається в <text:a xlink:type="simple" xlink:href="https://www.ukrinform.ua/tag-dodatok-dia" text:style-name="Internet_20_link" text:visited-style-name="Visited_20_Internet_20_Link">
 </text:a>
 , — розповівФедоров.</text:p>
      <text:p text:style-name="P4">
<draw:frame draw:style-name="fr1" draw:name="Image86" text:anchor-type="as-char" svg:width="6.9236in" svg:height="4.615733in" draw:z-index="0">
<draw:image xlink:href="../Images/yкринформ/2023-05-25T-45-17-00-03-00/1685041919-711.jpg" xlink:type="simple" xlink:show="embed" xlink:actuate="onLoad" draw:mime-type="image/jpeg"/>
</draw:frame>
</text:p>
      <text:p text:style-name="P4">
Він зазначив, що зручність та розв'язання проблем кінцевого користувачавідображені у всіх проєктах Мінцифри. Команда запускає їх як реакцію навиклики та запити українців. Наприклад, під час повномасштабного вторгненнявдалося оперативно реагувати на потреби, що виникали: запустити соціальнівиплати, можливість реєструвати пошкоджене майно в умовах постійних ракетнихобстрілів.</text:p>
      <text:p text:style-name="P4">
<text:span text:style-name="T4">
Читайте також:</text:span>
 <text:a xlink:type="simple" xlink:href="https://www.ukrinform.ua/rubric-society/3704201-urad-prodovzit-didzitalizaciu-poslug-dla-vijskovih-smigal.html" text:style-name="Internet_20_link" text:visited-style-name="Visited_20_Internet_20_Link">
 <text:span text:style-name="T4">
диджиталі</text:span>
 </text:a>
</text:p>
      <text:p text:style-name="P4">
«Довіра людей до цифрового продукту привела до зміни технологічної культури вУкраїні. Нам удалося змінити саму ідею державних сервісів. Від offline firstдо digital first. Зараз у нас є дорожня карта послуг, які ми оцифровуватимемонайближчим часом, щоб досягти мети — зробити доступними 100% найпопулярнішихпослуг онлайн», — додав віцепремʼєр.</text:p>
      <text:p text:style-name="P4">
Як повідомлялося, Україна готова ділитися досвідом диджиталізації зістратегічними партнерами, зокрема щодо застосунку «Дія».</text:p>
      <text:p text:style-name="P4">
<text:span text:style-name="T5">
Фото: Мінцифри</text:span>
</text:p>
      <text:p text:style-name="P4">
Source: <text:a xlink:type="simple" xlink:href="https://www.ukrinform.ua/rubric-technology/3714250-filosofia-dii-fedorov-rozpoviv-u-evroparlamenti-pro-ukrainskij-dosvid-didzitalizacii.html" text:style-name="Internet_20_link" text:visited-style-name="Visited_20_Internet_20_Link">
https://www.ukrinform.ua/rubric-technology/3714250-filosofia-dii-fedorov-rozpoviv-u-evroparlamenti-pro-ukrainskij-dosvid-didzitalizacii.html</text:a>
</text:p>
      <!--NEWS-->
      <text:h text:style-name="P10" text:outline-level="1">
<text:span text:style-name="T4">
Світоліна: Провела чудовий матч, але це не пік моїх можливостей</text:span>
</text:h>
      <text:p text:style-name="P4">
Authors: Ukrinform (Person)</text:p>
      <text:p text:style-name="P4">
Publisher: Укринформ (Organization)</text:p>
      <text:p text:style-name="P4">
Published Time: 2023-05-25T-47:13:34+03:00</text:p>
      <text:p text:style-name="P4">
Modified Time: 2023-05-25T22:13:34+03:00</text:p>
      <text:p text:style-name="P4">
Description: Українська тенісистка Еліна Світоліна (№508 WTA) прокоментувала перемогу над росіянкою Варварою Грачовою (№44 WTA) у чвертьфіналі турніру WTA 250 у Страсбурзі. — Укрінформ.</text:p>
      <text:p text:style-name="P4">
Images: ['<text:a xlink:type="simple" xlink:href="https://static.ukrinform.com/photos/2023_05/thumb_files/630_360_1685041922-705.jpg" text:style-name="Internet_20_link" text:visited-style-name="Visited_20_Internet_20_Link">
630_360_16850...</text:a>
']</text:p>
      <text:p text:style-name="P4">
Tags: ['Світоліна', 'Теніс']</text:p>
      <text:p text:style-name="P4">
Type: Article</text:p>
      <!--METADATA-->
      <text:p text:style-name="P4">
<draw:frame draw:style-name="fr1" draw:name="Image87" text:anchor-type="as-char" svg:width="6.9236in" svg:height="3.956343in" draw:z-index="0">
<draw:image xlink:href="../Images/yкринформ/2023-05-25T-47-13-34-03-00/630_360_1685041922-705.jpg" xlink:type="simple" xlink:show="embed" xlink:actuate="onLoad" draw:mime-type="image/jpeg"/>
</draw:frame>
Українська тенісистка Еліна Світоліна (№508 WTA) прокоментувала перемогу надросіянкою Варварою Грачовою (№44 WTA) у чвертьфіналі турніру WTA 250 уСтрасбурзі.</text:p>
      <text:p text:style-name="P4">
Про це вона розповіла в <text:a xlink:type="simple" xlink:href="https://btu.org.ua/ua/news/ukrainskiy-tennis/45134-elina-svitolina-sogodni-ya-provela-chudovij-match-ale-ce-ne-pik-moyih-mozhlivostej.html" text:style-name="Internet_20_link" text:visited-style-name="Visited_20_Internet_20_Link">
 </text:a>
 BTU, передає Укрінформ.</text:p>
      <text:p text:style-name="P4">
«Чудовий матч. Я думаю, що ми обидві грали добре, добре подавали, тому я дужещаслива, що зіграла стабільно протягом всього поєдинку. Я рада, що перемогла іпройшла далі, дуже дякую вам всім за підтримку, за гарну атмосферу.Щотрапилось за рахунку 4-1 в другій партії? Знаєте, в голові стільки всьоговідбувається, я просто намагалась боротись далі, знову домінувати на корті.Зрештою я повернулась на гарний рівень гри, змогла взяти подачу за рахунку4-4, цей гейм був дуже важливий. Так, я дуже задоволена своїм рівнем», -сказала Світоліна.</text:p>
      <text:p text:style-name="P4">
Світоліна налаштована на перемогу у півфіналі.</text:p>
      <text:p text:style-name="P4">
«Сьогодні я провела чудовий матч, але це не пік моїх можливостей. Я б хотілавикористати його як фундамент, це не кінець турніру, ще мені потрібно, ясподіваюсь, виграти тут пару матчів. Щоразу я намагаюсь показати все, на щоздатна. Цього разу все склалось на мою користь, але я повинна очікувати, щоякісь дні будуть важчими за інші. Щодо майбутнього півфіналу, то це будегарний матч незалежно від суперниці. Для французької публіки, сподіватимемось,це буде француженка, це очевидно. Це буде важкий поєдинок. Хай їм щаститьсьогодні», - сказала Світоліна.</text:p>
      <text:p text:style-name="P4">
<text:span text:style-name="T4">
Читайте також:</text:span>
 <text:a xlink:type="simple" xlink:href="https://www.ukrinform.ua/rubric-sports/3714151-svitolina-peremogla-sianu-rosianku-na-slahu-do-pivfinalu-turniru-wta-u-francii.html" text:style-name="Internet_20_link" text:visited-style-name="Visited_20_Internet_20_Link">
 <text:span text:style-name="T4">
Світоліна</text:span>
 </text:a>
</text:p>
      <text:p text:style-name="P4">
У півфіналі турніру Світоліна зіграє з француженкою Кларою Бюрель (№122 WTA).</text:p>
      <text:p text:style-name="P4">
Фото: btu.org.ua</text:p>
      <text:p text:style-name="P4">
Source: <text:a xlink:type="simple" xlink:href="https://www.ukrinform.ua/rubric-sports/3714248-svitolina-provela-cudovij-matc-ale-ce-ne-pik-moih-mozlivostej.html" text:style-name="Internet_20_link" text:visited-style-name="Visited_20_Internet_20_Link">
https://www.ukrinform.ua/rubric-sports/3714248-svitolina-provela-cudovij-matc-ale-ce-ne-pik-moih-mozlivostej.html</text:a>
</text:p>
      <!--NEWS-->
      <text:h text:style-name="P10" text:outline-level="1">
<text:span text:style-name="T4">
Зеленський звернувся до спільноти американського Університету імені Гопкінса</text:span>
</text:h>
      <text:p text:style-name="P4">
Authors: Ukrinform (Person)</text:p>
      <text:p text:style-name="P4">
Publisher: Укринформ (Organization)</text:p>
      <text:p text:style-name="P4">
Published Time: 2023-05-25T-49:06:00+03:00</text:p>
      <text:p text:style-name="P4">
Modified Time: 2023-05-25T22:06:00+03:00</text:p>
      <text:p text:style-name="P4">
Description: Президент України Володимир Зеленський побажав спільноті американського Університету імені Джона Гопкінса максимально цінувати час. — Укрінформ.</text:p>
      <text:p text:style-name="P4">
Images: ['<text:a xlink:type="simple" xlink:href="https://static.ukrinform.com/photos/2023_05/thumb_files/630_360_1685041370-803.jpeg" text:style-name="Internet_20_link" text:visited-style-name="Visited_20_Internet_20_Link">
630_360_16850...</text:a>
', '<text:a xlink:type="simple" xlink:href="https://static.ukrinform.com/photos/2023_05/1685041512-288.jpeg" text:style-name="Internet_20_link" text:visited-style-name="Visited_20_Internet_20_Link">
1685041512-28...</text:a>
', '<text:a xlink:type="simple" xlink:href="https://static.ukrinform.com/photos/2023_05/1685041554-473.jpeg" text:style-name="Internet_20_link" text:visited-style-name="Visited_20_Internet_20_Link">
1685041554-47...</text:a>
']</text:p>
      <text:p text:style-name="P4">
Tags: ['США', 'Звернення', 'Зеленський']</text:p>
      <text:p text:style-name="P4">
Type: Article</text:p>
      <!--METADATA-->
      <text:p text:style-name="P4">
<draw:frame draw:style-name="fr1" draw:name="Image88" text:anchor-type="as-char" svg:width="6.9236in" svg:height="3.956343in" draw:z-index="0">
<draw:image xlink:href="../Images/yкринформ/2023-05-25T-49-06-00-03-00/630_360_1685041370-803.jpeg" xlink:type="simple" xlink:show="embed" xlink:actuate="onLoad" draw:mime-type="image/jpeg"/>
</draw:frame>
Президент України Володимир Зеленський побажав спільноті американськогоУніверситету імені Джона Гопкінса максимально цінувати час.</text:p>
      <text:p text:style-name="P4">
Про це він сказав у своєму <text:a xlink:type="simple" xlink:href="https://www.president.gov.ua/news/vpevnenij-sho-vi-prodovzhite-vesti-za-soboyu-vilnij-svit-i-c-83165" text:style-name="Internet_20_link" text:visited-style-name="Visited_20_Internet_20_Link">
 </text:a>
 , передає Укрінформ.</text:p>
      <text:p text:style-name="P4">
«Я гордий, що Україна не втрачає жодного дня у своєму захисті від російськоготерору. Щодня ми робимо все, щоб стати сильнішими, дати більше захисту людям,врятувати більше життів», - підкреслив глава держави.</text:p>
      <text:p text:style-name="P4">
<draw:frame draw:style-name="fr1" draw:name="Image89" text:anchor-type="as-char" svg:width="6.9236in" svg:height="4.604691in" draw:z-index="0">
<draw:image xlink:href="../Images/yкринформ/2023-05-25T-49-06-00-03-00/1685041512-288.jpeg" xlink:type="simple" xlink:show="embed" xlink:actuate="onLoad" draw:mime-type="image/jpeg"/>
</draw:frame>
</text:p>
      <text:p text:style-name="P4">
Він упевнений в тому, Сполучені Штати також не втратили жодного дня,допомагаючи Україні відбити російську агресію. Президент Байден, сильнадвопартійна коаліція в Конгресі і передусім американський народ, як іпопередні покоління, піднялися на цей виклик і ведуть вільний світ дозабезпечення свободи у Європі.</text:p>
      <text:p text:style-name="P4">
<draw:frame draw:style-name="fr1" draw:name="Image90" text:anchor-type="as-char" svg:width="6.9236in" svg:height="4.604691in" draw:z-index="0">
<draw:image xlink:href="../Images/yкринформ/2023-05-25T-49-06-00-03-00/1685041554-473.jpeg" xlink:type="simple" xlink:show="embed" xlink:actuate="onLoad" draw:mime-type="image/jpeg"/>
</draw:frame>
</text:p>
      <text:p text:style-name="P4">
Раніше, у своєму традиційному зверненні, Володимир Зеленський <text:a xlink:type="simple" xlink:href="https://www.youtube.com/watch" text:style-name="Internet_20_link" text:visited-style-name="Visited_20_Internet_20_Link">
</text:a>
, що побажав спільноті американського Університету імені Джона Гопкінсамаксимально цінувати час.</text:p>
      <text:p text:style-name="P4">
«Мав нагоду звернутися до спільноти американського Університету імені ДжонаГопкінса. Це один із провідних навчальних закладів США. Його випускники йвипускниці – потужні особистості, і деякі з них значно вплинули на політику.Побажав максимально цінувати час. Бо кожен день має значення. Що більшезробимо сьогодні, то швидше завершимо війну нашою перемогою. І тільки нашою»,- сказав Зеленський.</text:p>
      <text:p text:style-name="P4">
Як повідомлялося, Президент США Джо Байден неодноразово підтверджувавготовність підтримувати Україну в її боротьбі проти російської агресії.</text:p>
      <text:p text:style-name="P4">
Фото: ОП</text:p>
      <text:p text:style-name="P4">
Source: <text:a xlink:type="simple" xlink:href="https://www.ukrinform.ua/rubric-polytics/3714247-zelenskij-zvernuvsa-do-spilnoti-amerikanskogo-universitetu-imeni-dzona-gopkinsa.html" text:style-name="Internet_20_link" text:visited-style-name="Visited_20_Internet_20_Link">
https://www.ukrinform.ua/rubric-polytics/3714247-zelenskij-zvernuvsa-do-spilnoti-amerikanskogo-universitetu-imeni-dzona-gopkinsa.html</text:a>
</text:p>
      <!--NEWS-->
      <text:h text:style-name="P10" text:outline-level="1">
<text:span text:style-name="T4">
Зеленський - про агроекспорт: Зможемо знайти рішення для фермерів в Україні та країнах-сусідках</text:span>
</text:h>
      <text:p text:style-name="P4">
Authors: Ukrinform (Person)</text:p>
      <text:p text:style-name="P4">
Publisher: Укринформ (Organization)</text:p>
      <text:p text:style-name="P4">
Published Time: 2023-05-25T-52:58:00+03:00</text:p>
      <text:p text:style-name="P4">
Modified Time: 2023-05-25T21:58:00+03:00</text:p>
      <text:p text:style-name="P4">
Description: Володимир Зеленський розраховує знайти рішення стосовно експорту української аграрної продукції, яке відповідатиме спільним інтересам українських і європейських виробників. — Укрінформ.</text:p>
      <text:p text:style-name="P4">
Images: ['<text:a xlink:type="simple" xlink:href="https://static.ukrinform.com/photos/2023_02/thumb_files/630_360_1676909362-870.jpg" text:style-name="Internet_20_link" text:visited-style-name="Visited_20_Internet_20_Link">
630_360_16769...</text:a>
']</text:p>
      <text:p text:style-name="P4">
Tags: ['Експорт', 'Сільське господарство', 'Зеленський']</text:p>
      <text:p text:style-name="P4">
Type: Article</text:p>
      <!--METADATA-->
      <text:p text:style-name="P4">
<draw:frame draw:style-name="fr1" draw:name="Image91" text:anchor-type="as-char" svg:width="6.9236in" svg:height="3.956343in" draw:z-index="0">
<draw:image xlink:href="../Images/yкринформ/2023-05-25T-52-58-00-03-00/630_360_1676909362-870.jpg" xlink:type="simple" xlink:show="embed" xlink:actuate="onLoad" draw:mime-type="image/jpeg"/>
</draw:frame>
 ВолодимирЗеленський розраховує знайти рішення стосовно експорту української аграрноїпродукції, яке відповідатиме спільним інтересам українських і європейськихвиробників.</text:p>
      <text:p text:style-name="P4">
Про це Президент України сказав у <text:a xlink:type="simple" xlink:href="https://www.facebook.com/president.gov.ua/videos/572857064963049" text:style-name="Internet_20_link" text:visited-style-name="Visited_20_Internet_20_Link">
</text:a>
 доспіввітчизників, передає Укрінформ.</text:p>
      <text:p text:style-name="P4">
«Внутрішня політика не має перекривати спільні європейські цілі. Тож,упевнений, ми зможемо знайти таке рішення, зокрема для фермерів в Україні та вдеяких країнах-сусідках, яке відповідатиме нашим спільним європейськимінтересам і стандартам», - зазначив Зеленський.</text:p>
      <text:p text:style-name="P4">
Як повідомлялося, на початку травня Єврокомісія оголосила про запровадження«виключних та тимчасових» запобіжних заходів проти <text:a xlink:type="simple" xlink:href="https://www.ukrinform.ua/tag-import" text:style-name="Internet_20_link" text:visited-style-name="Visited_20_Internet_20_Link">
</text:a>
 з України, які обмежують надходженнясільськогосподарських товарів українського виробництва до п’яти країн ЄС.</text:p>
      <text:p text:style-name="P4">
<text:span text:style-name="T4">
Читайте також:</text:span>
 <text:a xlink:type="simple" xlink:href="https://www.ukrinform.ua/rubric-economy/3713254-obmezenna-eksportu-ukrainskoi-agroprodukcii-protiricit-ugodi-pro-asociaciu-nimecki-eksperti.html" text:style-name="Internet_20_link" text:visited-style-name="Visited_20_Internet_20_Link">
 <text:span text:style-name="T4">
агропродук</text:span>
 </text:a>
</text:p>
      <text:p text:style-name="P4">
Запобіжні заходи стосуються українського зерна, кукурудзи, ріпаку та насіннясоняшнику. Ці заходи також мають на меті усунення логістичних ускладнень щодотранспортування цих товарів у Болгарії, Угорщині, Польщі, Румунії таСловаччині. Вони будуть чинними до 5 червня 2023 року.</text:p>
      <text:p text:style-name="P4">
<text:span text:style-name="T5">
Фото: Мінінфраструктури</text:span>
</text:p>
      <text:p text:style-name="P4">
Source: <text:a xlink:type="simple" xlink:href="https://www.ukrinform.ua/rubric-economy/3714245-zelenskij-pro-agroeksport-zmozemo-znajti-risenna-dla-fermeriv-v-ukraini-ta-krainahsusidkah.html" text:style-name="Internet_20_link" text:visited-style-name="Visited_20_Internet_20_Link">
https://www.ukrinform.ua/rubric-economy/3714245-zelenskij-pro-agroeksport-zmozemo-znajti-risenna-dla-fermeriv-v-ukraini-ta-krainahsusidkah.html</text:a>
</text:p>
      <!--NEWS-->
      <text:h text:style-name="P10" text:outline-level="1">
<text:span text:style-name="T4">
Франція вважає запуск балістичної ракети Іраном тривожним сигналом</text:span>
</text:h>
      <text:p text:style-name="P4">
Authors: Ukrinform (Person)</text:p>
      <text:p text:style-name="P4">
Publisher: Укринформ (Organization)</text:p>
      <text:p text:style-name="P4">
Published Time: 2023-05-25T-54:52:00+03:00</text:p>
      <text:p text:style-name="P4">
Modified Time: 2023-05-25T21:52:00+03:00</text:p>
      <text:p text:style-name="P4">
Description: Франція сьогодні висловила занепокоєння повідомленнями про випробування Іраном балістичної ракети, назвавши це порушенням резолюції Ради безпеки ООН, на основі якої була ухвалена "іранська ядерна угода". — Укрінформ.</text:p>
      <text:p text:style-name="P4">
Images: ['<text:a xlink:type="simple" xlink:href="https://static.ukrinform.com/photos/2023_04/thumb_files/630_360_1681376672-908.jpg" text:style-name="Internet_20_link" text:visited-style-name="Visited_20_Internet_20_Link">
630_360_16813...</text:a>
']</text:p>
      <text:p text:style-name="P4">
Tags: ['Франція', 'Іран', 'Ракета']</text:p>
      <text:p text:style-name="P4">
Type: Article</text:p>
      <!--METADATA-->
      <text:p text:style-name="P4">
<draw:frame draw:style-name="fr1" draw:name="Image92" text:anchor-type="as-char" svg:width="6.9236in" svg:height="3.956343in" draw:z-index="0">
<draw:image xlink:href="../Images/yкринформ/2023-05-25T-54-52-00-03-00/630_360_1681376672-908.jpg" xlink:type="simple" xlink:show="embed" xlink:actuate="onLoad" draw:mime-type="image/jpeg"/>
</draw:frame>
 Франціясьогодні висловила занепокоєння повідомленнями про випробування Іраномбалістичної ракети, назвавши це порушенням резолюції Ради безпеки ООН, наоснові якої була ухвалена "іранська ядерна угода".</text:p>
      <text:p text:style-name="P4">
Як передає Укрінформ, про це повідомляє агенція <text:a xlink:type="simple" xlink:href="https://www.reuters.com/world/france-says-iran-ballistic-test-worrying-light-nuclear-escalation-2023-05-25/" text:style-name="Internet_20_link" text:visited-style-name="Visited_20_Internet_20_Link">
</text:a>
 .</text:p>
      <text:p text:style-name="P4">
Франція звинуватила Іран у порушенні резолюції Ради Безпеки ООН, якою булосхвалено ядерну угоду 2015 року після того, як Тегеран здійснив випробуваннябалістичної ракети великої дальності, що, за словами Парижа, викликаєзанепокоєння, враховуючи "безперервну ескалацію" ядерної програми Тегерану.</text:p>
      <text:p text:style-name="P4">
<text:span text:style-name="T4">
Читайте також:</text:span>
 <text:a xlink:type="simple" xlink:href="https://www.ukrinform.ua/rubric-world/3713958-v-irani-predstavili-novitnu-balisticnu-raketu-zmi.html" text:style-name="Internet_20_link" text:visited-style-name="Visited_20_Internet_20_Link">
 <text:span text:style-name="T4">
Іран</text:span>
 </text:a>
</text:p>
      <text:p text:style-name="P4">
Іран напередодні здійснив успішний випробувальний запуск балістичної ракети зпотенційним радіусом дії 2000 км.</text:p>
      <text:p text:style-name="P4">
«Ця діяльність викликає ще більше занепокоєння в контексті триваючої ескалаціїядерної програми Ірану», — заявила речниця міністерства закордонних справФранції Анн-Клер Лежандр.</text:p>
      <text:p text:style-name="P4">
Резолюція Ради Безпеки ООН №2231 закликає Іран не проводити «будь-якудіяльність», пов’язану з балістичними ракетами, здатними доставляти ядернузброю, але формулювання є неоднозначним, що залишає його відкритим длятлумачення.</text:p>
      <text:p text:style-name="P4">
<text:span text:style-name="T4">
Читайте також:</text:span>
 <text:a xlink:type="simple" xlink:href="https://www.ukrinform.ua/rubric-polytics/3713762-zelenskij-zvernuvsa-do-narodu-iranu-vi-maete-buti-na-insomu-boci-istorii-ne-zi-zlom.html" text:style-name="Internet_20_link" text:visited-style-name="Visited_20_Internet_20_Link">
 <text:span text:style-name="T4">
Іран</text:span>
 </text:a>
</text:p>
      <text:p text:style-name="P4">
Західні посадовці кажуть, що хоча запуски суперечать резолюції № 2231, вони неє порушенням основної ядерної угоди між Іраном, Великою Британією, Китаєм,Францією, Німеччиною, РФ та Сполученими Штатами.</text:p>
      <text:p text:style-name="P4">
Серед іншого, обмеження Ради безпеки ООН на ракети та пов'язані з нимитехнології для Ірану діють до жовтня 2023 року, після чого той може вільнопродовжувати свою діяльність, пов'язану з балістичними ракетами.</text:p>
      <text:p text:style-name="P4">
Як повідомлялося, в Ірані на офіційній церемонії у четвер представили новітнюбалістичну ракету «Хорремшехр-4» або «Хейбар».</text:p>
      <text:p text:style-name="P4">
Фото: Shutterstock</text:p>
      <text:p text:style-name="P4">
Source: <text:a xlink:type="simple" xlink:href="https://www.ukrinform.ua/rubric-world/3714205-francia-vvazae-zapusk-balisticnoi-raketi-iranom-trivoznim-signalom.html" text:style-name="Internet_20_link" text:visited-style-name="Visited_20_Internet_20_Link">
https://www.ukrinform.ua/rubric-world/3714205-francia-vvazae-zapusk-balisticnoi-raketi-iranom-trivoznim-signalom.html</text:a>
</text:p>
      <!--NEWS-->
      <text:h text:style-name="P10" text:outline-level="1">
<text:span text:style-name="T4">
Втратив руку через обстріл росіян: підліток з Херсонщини отримав біонічний протез</text:span>
</text:h>
      <text:p text:style-name="P4">
Authors: Ukrinform (Person)</text:p>
      <text:p text:style-name="P4">
Publisher: Укринформ (Organization)</text:p>
      <text:p text:style-name="P4">
Published Time: 2023-05-25T-56:45:14+03:00</text:p>
      <text:p text:style-name="P4">
Modified Time: 2023-05-25T21:45:14+03:00</text:p>
      <text:p text:style-name="P4">
Description: Хлопець з Херсонщини, 14-річний Артур, який втратив руку через російський обстріл, отримав біонічний протез та проходить реабілітацію в Охматдиті. — Укрінформ.</text:p>
      <text:p text:style-name="P4">
Images: ['<text:a xlink:type="simple" xlink:href="https://static.ukrinform.com/photos/2023_05/thumb_files/630_360_1685040062-4921.jpeg" text:style-name="Internet_20_link" text:visited-style-name="Visited_20_Internet_20_Link">
630_360_16850...</text:a>
', '<text:a xlink:type="simple" xlink:href="https://static.ukrinform.com/photos/2023_05/1685040063-6532.jpeg" text:style-name="Internet_20_link" text:visited-style-name="Visited_20_Internet_20_Link">
1685040063-65...</text:a>
', '<text:a xlink:type="simple" xlink:href="https://static.ukrinform.com/photos/2023_05/thumb_files/630_360_1685040062-5985.jpeg" text:style-name="Internet_20_link" text:visited-style-name="Visited_20_Internet_20_Link">
630_360_16850...</text:a>
', '<text:a xlink:type="simple" xlink:href="https://static.ukrinform.com/photos/2023_05/thumb_files/630_360_1685040062-9567.jpeg" text:style-name="Internet_20_link" text:visited-style-name="Visited_20_Internet_20_Link">
630_360_16850...</text:a>
', '<text:a xlink:type="simple" xlink:href="https://static.ukrinform.com/photos/2023_05/thumb_files/630_360_1685040063-6213.jpeg" text:style-name="Internet_20_link" text:visited-style-name="Visited_20_Internet_20_Link">
630_360_16850...</text:a>
', '<text:a xlink:type="simple" xlink:href="https://static.ukrinform.com/photos/2023_05/thumb_files/630_360_1685040063-6532.jpeg" text:style-name="Internet_20_link" text:visited-style-name="Visited_20_Internet_20_Link">
630_360_16850...</text:a>
', '<text:a xlink:type="simple" xlink:href="https://static.ukrinform.com/photos/2023_05/thumb_files/630_360_1685040063-8426.jpeg" text:style-name="Internet_20_link" text:visited-style-name="Visited_20_Internet_20_Link">
630_360_16850...</text:a>
', '<text:a xlink:type="simple" xlink:href="https://static.ukrinform.com/photos/2023_05/thumb_files/630_360_1685040063-9431.jpeg" text:style-name="Internet_20_link" text:visited-style-name="Visited_20_Internet_20_Link">
630_360_16850...</text:a>
', '<text:a xlink:type="simple" xlink:href="https://static.ukrinform.com/photos/2023_05/thumb_files/630_360_1685040063-2639.jpeg" text:style-name="Internet_20_link" text:visited-style-name="Visited_20_Internet_20_Link">
630_360_16850...</text:a>
']</text:p>
      <text:p text:style-name="P4">
Tags: ['Діти', 'Херсонщина', 'Охматдит', 'Протезування']</text:p>
      <text:p text:style-name="P4">
Type: Article</text:p>
      <!--METADATA-->
      <text:p text:style-name="P4">
<draw:frame draw:style-name="fr1" draw:name="Image93" text:anchor-type="as-char" svg:width="6.9236in" svg:height="3.956343in" draw:z-index="0">
<draw:image xlink:href="../Images/yкринформ/2023-05-25T-56-45-14-03-00/630_360_1685040062-4921.jpeg" xlink:type="simple" xlink:show="embed" xlink:actuate="onLoad" draw:mime-type="image/jpeg"/>
</draw:frame>
 Хлопецьз Херсонщини, 14-річний Артур, який втратив руку через російський обстріл,отримав біонічний протез та проходить реабілітацію в Охматдиті.</text:p>
      <text:p text:style-name="P4">
Як передає Укрінформ, про це повідомляє у <text:a xlink:type="simple" xlink:href="https://www.facebook.com/ndslohmatdyt/posts/pfbid02mCyPVRtSJc2xvoNJX53dBLgM3NYhHmtcrLUnjGkDdVQkKxi9Z1rXnURxxJB17uXUl" text:style-name="Internet_20_link" text:visited-style-name="Visited_20_Internet_20_Link">
</text:a>
Охматдит.</text:p>
      <text:p text:style-name="P4">
«Артур пережив окупацію <text:a xlink:type="simple" xlink:href="https://www.ukrinform.ua/tag-hersonsina" text:style-name="Internet_20_link" text:visited-style-name="Visited_20_Internet_20_Link">
 </text:a>
 . Післязвільнення, коли здавалось, що найстрашніше вже позаду, росіяни почали нещаднообстрілювати місто. Під їхній вогонь потрапив і хлопець, у нього сильнопостраждала ліва рука», - йдеться у дописі.</text:p>
      <text:p text:style-name="P4">
Як повідомляється, Артура спочатку повезли до херсонської лікарні, медикизмушені були проводити операцію під ліхтариками, бо в лікарні не було нісвітла, ні води. Врятувати руку було неможливо. Хлопцю зробили ампутацію лівоїруки вище ліктя, а потім направили у НДСЛ «Охматдит».</text:p>
      <text:p text:style-name="P4">
<draw:frame draw:style-name="fr1" draw:name="Image94" text:anchor-type="as-char" svg:width="6.9236in" svg:height="5.1927in" draw:z-index="0">
<draw:image xlink:href="../Images/yкринформ/2023-05-25T-56-45-14-03-00/1685040063-6532.jpeg" xlink:type="simple" xlink:show="embed" xlink:actuate="onLoad" draw:mime-type="image/jpeg"/>
</draw:frame>
</text:p>
      <text:p text:style-name="P4">
За лікування підлітка взялися спеціалісти відділення мікрохірургії Охматдитута інші медики лікарні. Пізніше реабілітологи та психологи розпочали роботу зфізичного та морального відновлення і підготовку хлопця до протезування.Підкреслюється, що пів року роботи зі спеціалістами зміцнили Артура якфізично, так і морально.</text:p>
      <text:p text:style-name="P4">
<text:span text:style-name="T4">
Читайте також:</text:span>
 <text:a xlink:type="simple" xlink:href="https://www.ukrinform.ua/rubric-regions/3703323-vijskovomu-u-lvovi-vstanovili-bionicnij-protez-ruki-vin-povernuvsa-na-front.html" text:style-name="Internet_20_link" text:visited-style-name="Visited_20_Internet_20_Link">
 <text:span text:style-name="T4">
біонічний</text:span>
 </text:a>
</text:p>
      <text:p text:style-name="P4">
Високофункціональний протез руки з біонічною кистю Артуру виготовили в УкраїніСтеценко Центр протезування. Профінансували сучасний протез Nova Ukraine таSuperhumans Center, частково було і державне фінансування.</text:p>
      <text:p text:style-name="P4">
<draw:frame draw:style-name="fr1" draw:name="Image95" text:anchor-type="as-char" svg:width="6.9236in" svg:height="3.956343in" draw:z-index="0">
<draw:image xlink:href="../Images/yкринформ/2023-05-25T-56-45-14-03-00/630_360_1685040062-5985.jpeg" xlink:type="simple" xlink:show="embed" xlink:actuate="onLoad" draw:mime-type="image/jpeg"/>
</draw:frame>
Підліток з Херсонщини, який втратив руку через російський обстріл, отримавбіонічний протез / Фото: Kostiantyn Golinchenko  <text:a xlink:type="simple" xlink:href="https://static.ukrinform.com/photos/2023_05/1685040062-5985.jpeg" text:style-name="Internet_20_link" text:visited-style-name="Visited_20_Internet_20_Link">
<draw:frame draw:style-name="fr1" draw:name="Image96" text:anchor-type="as-char" svg:width="6.9236in" svg:height="3.956343in" draw:z-index="0">
<draw:image xlink:href="../Images/yкринформ/2023-05-25T-56-45-14-03-00/630_360_1685040062-5985.jpeg" xlink:type="simple" xlink:show="embed" xlink:actuate="onLoad" draw:mime-type="image/jpeg"/>
</draw:frame>
</text:a>
 <text:a xlink:type="simple" xlink:href="https://static.ukrinform.com/photos/2023_05/1685040062-4921.jpeg" text:style-name="Internet_20_link" text:visited-style-name="Visited_20_Internet_20_Link">
<draw:frame draw:style-name="fr1" draw:name="Image97" text:anchor-type="as-char" svg:width="6.9236in" svg:height="3.956343in" draw:z-index="0">
<draw:image xlink:href="../Images/yкринформ/2023-05-25T-56-45-14-03-00/630_360_1685040062-4921.jpeg" xlink:type="simple" xlink:show="embed" xlink:actuate="onLoad" draw:mime-type="image/jpeg"/>
</draw:frame>
</text:a>
 <text:a xlink:type="simple" xlink:href="https://static.ukrinform.com/photos/2023_05/1685040062-9567.jpeg" text:style-name="Internet_20_link" text:visited-style-name="Visited_20_Internet_20_Link">
<draw:frame draw:style-name="fr1" draw:name="Image98" text:anchor-type="as-char" svg:width="6.9236in" svg:height="3.956343in" draw:z-index="0">
<draw:image xlink:href="../Images/yкринформ/2023-05-25T-56-45-14-03-00/630_360_1685040062-9567.jpeg" xlink:type="simple" xlink:show="embed" xlink:actuate="onLoad" draw:mime-type="image/jpeg"/>
</draw:frame>
</text:a>
 <text:a xlink:type="simple" xlink:href="https://static.ukrinform.com/photos/2023_05/1685040063-6213.jpeg" text:style-name="Internet_20_link" text:visited-style-name="Visited_20_Internet_20_Link">
<draw:frame draw:style-name="fr1" draw:name="Image99" text:anchor-type="as-char" svg:width="6.9236in" svg:height="3.956343in" draw:z-index="0">
<draw:image xlink:href="../Images/yкринформ/2023-05-25T-56-45-14-03-00/630_360_1685040063-6213.jpeg" xlink:type="simple" xlink:show="embed" xlink:actuate="onLoad" draw:mime-type="image/jpeg"/>
</draw:frame>
</text:a>
 <text:a xlink:type="simple" xlink:href="https://static.ukrinform.com/photos/2023_05/1685040063-6532.jpeg" text:style-name="Internet_20_link" text:visited-style-name="Visited_20_Internet_20_Link">
<draw:frame draw:style-name="fr1" draw:name="Image100" text:anchor-type="as-char" svg:width="6.9236in" svg:height="3.956343in" draw:z-index="0">
<draw:image xlink:href="../Images/yкринформ/2023-05-25T-56-45-14-03-00/630_360_1685040063-6532.jpeg" xlink:type="simple" xlink:show="embed" xlink:actuate="onLoad" draw:mime-type="image/jpeg"/>
</draw:frame>
</text:a>
 <text:a xlink:type="simple" xlink:href="https://static.ukrinform.com/photos/2023_05/1685040063-8426.jpeg" text:style-name="Internet_20_link" text:visited-style-name="Visited_20_Internet_20_Link">
<draw:frame draw:style-name="fr1" draw:name="Image101" text:anchor-type="as-char" svg:width="6.9236in" svg:height="3.956343in" draw:z-index="0">
<draw:image xlink:href="../Images/yкринформ/2023-05-25T-56-45-14-03-00/630_360_1685040063-8426.jpeg" xlink:type="simple" xlink:show="embed" xlink:actuate="onLoad" draw:mime-type="image/jpeg"/>
</draw:frame>
</text:a>
 <text:a xlink:type="simple" xlink:href="https://static.ukrinform.com/photos/2023_05/1685040063-9431.jpeg" text:style-name="Internet_20_link" text:visited-style-name="Visited_20_Internet_20_Link">
<draw:frame draw:style-name="fr1" draw:name="Image102" text:anchor-type="as-char" svg:width="6.9236in" svg:height="3.956343in" draw:z-index="0">
<draw:image xlink:href="../Images/yкринформ/2023-05-25T-56-45-14-03-00/630_360_1685040063-9431.jpeg" xlink:type="simple" xlink:show="embed" xlink:actuate="onLoad" draw:mime-type="image/jpeg"/>
</draw:frame>
</text:a>
 <text:a xlink:type="simple" xlink:href="https://static.ukrinform.com/photos/2023_05/1685040063-2639.jpeg" text:style-name="Internet_20_link" text:visited-style-name="Visited_20_Internet_20_Link">
<draw:frame draw:style-name="fr1" draw:name="Image103" text:anchor-type="as-char" svg:width="6.9236in" svg:height="3.956343in" draw:z-index="0">
<draw:image xlink:href="../Images/yкринформ/2023-05-25T-56-45-14-03-00/630_360_1685040063-2639.jpeg" xlink:type="simple" xlink:show="embed" xlink:actuate="onLoad" draw:mime-type="image/jpeg"/>
</draw:frame>
</text:a>
</text:p>
      <text:p text:style-name="P4">
Тепер з Артуром продовжать займатися спеціалісти Охматдиту, аби він навчивсявправно використовувати протез у повсякденному житті. Зараз з хлопцем тількипроводять перші тренування, але він вже може взяти яблуко та цукерки,переставити стакан з водою, взяти коробок з сірниками, відірвати виноград,потиснути руку.</text:p>
      <text:p text:style-name="P4">
Як повідомляв Укрінформ, російська армія за минулу добу, 24 травня, <text:a xlink:type="simple" xlink:href="https://www.ukrinform.ua/rubric-regions/3713821-rosiani-za-dobu-83-razi-obstrilali-hersonsinu-cetvero-poranenih.html" text:style-name="Internet_20_link" text:visited-style-name="Visited_20_Internet_20_Link">
</text:a>
 , чотири людини дісталипоранень.</text:p>
      <text:p text:style-name="P4">
Source: <text:a xlink:type="simple" xlink:href="https://www.ukrinform.ua/rubric-regions/3714241-vtrativ-ruku-cerez-obstril-rosian-pidlitok-z-hersonsini-otrimav-bionicnij-protez.html" text:style-name="Internet_20_link" text:visited-style-name="Visited_20_Internet_20_Link">
https://www.ukrinform.ua/rubric-regions/3714241-vtrativ-ruku-cerez-obstril-rosian-pidlitok-z-hersonsini-otrimav-bionicnij-protez.html</text:a>
</text:p>
      <!--NEWS-->
      <text:h text:style-name="P10" text:outline-level="1">
<text:span text:style-name="T4">
Членство в НАТО Україні потрібне якнайшвидше – Ребекка Гармс</text:span>
</text:h>
      <text:p text:style-name="P4">
Authors: Ukrinform (Person)</text:p>
      <text:p text:style-name="P4">
Publisher: Укринформ (Organization)</text:p>
      <text:p text:style-name="P4">
Published Time: 2023-05-25T-58:44:20+03:00</text:p>
      <text:p text:style-name="P4">
Modified Time: 2023-05-25T21:44:20+03:00</text:p>
      <text:p text:style-name="P4">
Description: Шлях України до ЄС не буде простим, проте, враховуючи поточні обставини, членство в НАТО зараз набагато важливіше і варто докласти всіх зусиль, щоб вступ відбувся чим швидше. — Укрінформ.</text:p>
      <text:p text:style-name="P4">
Images: ['<text:a xlink:type="simple" xlink:href="https://static.ukrinform.com/photos/2022_05/thumb_files/630_360_1652529295-740.jpg" text:style-name="Internet_20_link" text:visited-style-name="Visited_20_Internet_20_Link">
630_360_16525...</text:a>
']</text:p>
      <text:p text:style-name="P4">
Tags: ['Гармс', 'Львів', 'НАТО']</text:p>
      <text:p text:style-name="P4">
Type: Article</text:p>
      <!--METADATA-->
      <text:p text:style-name="P4">
<draw:frame draw:style-name="fr1" draw:name="Image104" text:anchor-type="as-char" svg:width="6.9236in" svg:height="3.956343in" draw:z-index="0">
<draw:image xlink:href="../Images/yкринформ/2023-05-25T-58-44-20-03-00/630_360_1652529295-740.jpg" xlink:type="simple" xlink:show="embed" xlink:actuate="onLoad" draw:mime-type="image/jpeg"/>
</draw:frame>
 ШляхУкраїни до ЄС не буде простим, проте, враховуючи поточні обставини, членство вНАТО зараз набагато важливіше і варто докласти всіх зусиль, щоб вступ відбувсячим швидше.</text:p>
      <text:p text:style-name="P4">
Про це сказала депутат Європарламенту від Німеччини (2004-2019) Ребекка Гармс,повідомляє кореспондент Укрінформу.</text:p>
      <text:p text:style-name="P4">
«Якщо говорити про питання миру і війни, то членство України в НАТО є набагатоважливішим, ніж в ЄС і це має відбутися якнайшвидше», - наголосила Гармс.</text:p>
      <text:p text:style-name="P4">
<text:span text:style-name="T4">
Читайте також:</text:span>
 <text:a xlink:type="simple" xlink:href="https://www.ukrinform.ua/rubric-world/3483464-nimeccina-zagravala-z-putinim-rokami-rebekka-garms.html" text:style-name="Internet_20_link" text:visited-style-name="Visited_20_Internet_20_Link">
 <text:span text:style-name="T4">
Гармс</text:span>
 </text:a>
</text:p>
      <text:p text:style-name="P4">
З її слів, те що Україна подала заявку на вступ до Європейського Союзу сталосюрпризом для багатьох членів ЄС. Оскільки 10 років двері європейськоїспільноти були закриті для українців, чого не можна сказати про Грузію іМолдову.</text:p>
      <text:p text:style-name="P4">
«Це суттєвий сміливий крок вперед. Я дуже добре знайома зі всіма процедурамиприйому до ЄС, і розумію, що це буде не простий шлях. Мені б дуже хотілося,щоб українцям не довелося пройти через такі складні перемовини, як це було зЗахідними Балканами і Туреччиною. Спільно ми маємо подумати над оптимальнимипідходами, враховуючи поточні обставини. Я вірю, що все вдасться», - додаланімецький політик.</text:p>
      <text:p text:style-name="P4">
Вона наголосила, що в Україні вже є чудовий досвід в плані інституцій тазнання про європейські стандарти та законодавство. Але що потрібно «покластина стіл» і коли це має бути зроблено, щоб стало предметом перемовин – це тірішення, до яких треба підійти українській владі дуже ретельно.</text:p>
      <text:p text:style-name="P4">
<text:span text:style-name="T4">
Читайте також:</text:span>
 <text:a xlink:type="simple" xlink:href="https://www.ukrinform.ua/rubric-ato/3483445-putin-znisue-mariupol-i-harkiv-suto-z-nenavisti-rebekka-garms.html" text:style-name="Internet_20_link" text:visited-style-name="Visited_20_Internet_20_Link">
 <text:span text:style-name="T4">
Гармс</text:span>
 </text:a>
</text:p>
      <text:p text:style-name="P4">
Як повідомляв Укрінформ, у Львові 25-27 травня відбувається Львівськиймедіафорум. Подія проходить в оновленому форматі й зібрала навколо закордоннихй українських медіафахівців, публічних інтелектуалів, дослідників,полісімейкерів, представників громадського сектору і міжнародних організацій.Фокусна тема: «Після війни або перед війною. Як цивілізації перемогти хаос?».</text:p>
      <text:p text:style-name="P4">
Source: <text:a xlink:type="simple" xlink:href="https://www.ukrinform.ua/rubric-polytics/3714240-clenstvo-v-nato-ukraini-potribne-aknajsvidse-rebekka-garms.html" text:style-name="Internet_20_link" text:visited-style-name="Visited_20_Internet_20_Link">
https://www.ukrinform.ua/rubric-polytics/3714240-clenstvo-v-nato-ukraini-potribne-aknajsvidse-rebekka-garms.html</text:a>
</text:p>
      <!--NEWS-->
      <text:h text:style-name="P10" text:outline-level="1">
<text:span text:style-name="T4">
Для забезпечення України літаками F-16 планується створити міжнародний фонд - Пентагон</text:span>
</text:h>
      <text:p text:style-name="P4">
Authors: Ukrinform (Person)</text:p>
      <text:p text:style-name="P4">
Publisher: Укринформ (Organization)</text:p>
      <text:p text:style-name="P4">
Published Time: 2023-05-25T-60:43:00+03:00</text:p>
      <text:p text:style-name="P4">
Modified Time: 2023-05-25T21:43:00+03:00</text:p>
      <text:p text:style-name="P4">
Description: Для навчання українських пілотів на F-16, забезпечення належної інфраструктури та передачі самих літаків важливо залучити матеріальні й фінансові можливості не лише США, а й інших країн. — Укрінформ.</text:p>
      <text:p text:style-name="P4">
Images: ['<text:a xlink:type="simple" xlink:href="https://static.ukrinform.com/photos/2023_02/thumb_files/630_360_1676392928-683.jpg" text:style-name="Internet_20_link" text:visited-style-name="Visited_20_Internet_20_Link">
630_360_16763...</text:a>
']</text:p>
      <text:p text:style-name="P4">
Tags: ['Авіація', 'Фінанси', 'Остін', 'Війна з Росією', 'Коаліція винищувачів', 'F-16']</text:p>
      <text:p text:style-name="P4">
Type: Article</text:p>
      <!--METADATA-->
      <text:p text:style-name="P4">
<draw:frame draw:style-name="fr1" draw:name="Image105" text:anchor-type="as-char" svg:width="6.9236in" svg:height="3.956343in" draw:z-index="0">
<draw:image xlink:href="../Images/yкринформ/2023-05-25T-60-43-00-03-00/630_360_1676392928-683.jpg" xlink:type="simple" xlink:show="embed" xlink:actuate="onLoad" draw:mime-type="image/jpeg"/>
</draw:frame>
 Длянавчання українських пілотів на F-16, забезпечення належної інфраструктури тапередачі самих літаків важливо залучити матеріальні й фінансові можливості нелише США, а й інших країн.</text:p>
      <text:p text:style-name="P4">
Про це сказав під час підсумкової пресконференції після «Рамштайну-12» міністроборони США Ллойд Остін, передає власний кореспондент Укрінформу.</text:p>
      <text:p text:style-name="P4">
«З точки зору вартості F-16, ні для кого не є сюрпризом, що це буде дорого»,-констатував очільник Пентагону.</text:p>
      <text:p text:style-name="P4">
У цьому контексті він зазначив, що йдеться не лише про вартість літаків, а йпро їх технічне обслуговування, розгортання всієї інфраструктури, навчанняпілотів. Тому зараз, за словами Остіна, обговорюються можливості спільногофінансування цього проєкту, зокрема, шляхом заснування фонду, «щоб інші країнимогли зробити свій внесок у спільні зусилля».</text:p>
      <text:p text:style-name="P4">
«Це мають бути міжнародні зусилля», - додав Остін.</text:p>
      <text:p text:style-name="P4">
<text:span text:style-name="T4">
Читайте також:</text:span>
 <text:a xlink:type="simple" xlink:href="https://www.ukrinform.ua/rubric-ato/3714211-glava-pentagonu-nazvav-kraini-aki-zabezpecuvatimut-trenuvanna-ukrainciv-na-f16.html" text:style-name="Internet_20_link" text:visited-style-name="Visited_20_Internet_20_Link">
 </text:a>
</text:p>
      <text:p text:style-name="P4">
Крім того, він висловив сподівання, що <text:a xlink:type="simple" xlink:href="https://www.ukrinform.ua/tag-kongres-ssa" text:style-name="Internet_20_link" text:visited-style-name="Visited_20_Internet_20_Link">
 </text:a>
 підтримає фінансування ініціативи щодо розгортання F-16 вУкраїні, як він підтримував попередню оборонну допомогу для українських сил.</text:p>
      <text:p text:style-name="P4">
Як повідомляв Укрінформ, <text:a xlink:type="simple" xlink:href="http://www.ukrinform.ua/rubric-ato/3714228-dania-j-niderlandi-ocolat-koaliciu-z-pidgotovki-ukrainskih-pilotiv-na-f16-ostin.html" text:style-name="Internet_20_link" text:visited-style-name="Visited_20_Internet_20_Link">
 </text:a>
 , що Данія й Нідерланди у взаємодії зі США за кілька тижнівпочнуть розробляти навчальну базу для комплексної підготовки українськихпілотів на F-16 та інших літаках четвертого покоління.</text:p>
      <text:p text:style-name="P4">
<text:span text:style-name="T5">
Фото: АА</text:span>
</text:p>
      <text:p text:style-name="P4">
Source: <text:a xlink:type="simple" xlink:href="https://www.ukrinform.ua/rubric-ato/3714242-dla-zabezpecenna-ukraini-litakami-f16-planuetsa-stvoriti-miznarodnij-fond-pentagon.html" text:style-name="Internet_20_link" text:visited-style-name="Visited_20_Internet_20_Link">
https://www.ukrinform.ua/rubric-ato/3714242-dla-zabezpecenna-ukraini-litakami-f16-planuetsa-stvoriti-miznarodnij-fond-pentagon.html</text:a>
</text:p>
      <!--NEWS-->
      <text:h text:style-name="P10" text:outline-level="1">
<text:span text:style-name="T4">
Зеленський подякував нацгвардійцям, які збили два російські Су-25 під Мелітополем</text:span>
</text:h>
      <text:p text:style-name="P4">
Authors: Ukrinform (Person)</text:p>
      <text:p text:style-name="P4">
Publisher: Укринформ (Organization)</text:p>
      <text:p text:style-name="P4">
Published Time: 2023-05-25T-62:41:00+03:00</text:p>
      <text:p text:style-name="P4">
Modified Time: 2023-05-25T21:41:00+03:00</text:p>
      <text:p text:style-name="P4">
Description: Президент України Володимир Зеленський подякував нацгвардійцям, які збили два російські Су-25 під Мелітополем. — Укрінформ.</text:p>
      <text:p text:style-name="P4">
Images: ['<text:a xlink:type="simple" xlink:href="https://static.ukrinform.com/photos/2023_05/thumb_files/630_360_1685040345-415.png" text:style-name="Internet_20_link" text:visited-style-name="Visited_20_Internet_20_Link">
630_360_16850...</text:a>
']</text:p>
      <text:p text:style-name="P4">
Tags: ['Мелітополь', 'Зеленський', 'Війна з Росією']</text:p>
      <text:p text:style-name="P4">
Type: Article</text:p>
      <!--METADATA-->
      <text:p text:style-name="P4">
<draw:frame draw:style-name="fr1" draw:name="Image106" text:anchor-type="as-char" svg:width="6.9236in" svg:height="3.956343in" draw:z-index="0">
<draw:image xlink:href="../Images/yкринформ/2023-05-25T-62-41-00-03-00/630_360_1685040345-415.png" xlink:type="simple" xlink:show="embed" xlink:actuate="onLoad" draw:mime-type="image/png"/>
</draw:frame>
 ПрезидентУкраїни Володимир Зеленський подякував нацгвардійцям, які збили два російськіСу-25 під Мелітополем.</text:p>
      <text:p text:style-name="P4">
Про це він сказав у <text:a xlink:type="simple" xlink:href="https://t.me/V_Zelenskiy_official/6362" text:style-name="Internet_20_link" text:visited-style-name="Visited_20_Internet_20_Link">
 </text:a>
 , передаєУкрінформ.</text:p>
      <text:p text:style-name="P4">
«Є за що подякувати й нашим воїнам Нацгвардії, зокрема на Запорізькомунапрямку. Знищено пару російських «сушок» 15-ю бригадою оперативногопризначення нашої Нацгвардії. Дякую двом нашим особливо влучним воїнам. Доречі, один із них уже відзначений званням Героя України й має на своємурахунку не лише ворожі літаки, а й збиту крилату ракету. Дякую, хлопці!Молодці», - сказав Зеленський.</text:p>
      <text:p text:style-name="P4">
<text:span text:style-name="T4">
Читайте також:</text:span>
 <text:a xlink:type="simple" xlink:href="https://www.ukrinform.ua/rubric-ato/3714231-zelenskij-so-bilse-rosijskih-polonenih-vizmemo-to-bilse-povernemo-nasih-ludej.html" text:style-name="Internet_20_link" text:visited-style-name="Visited_20_Internet_20_Link">
 <text:span text:style-name="T4">
Зеленський</text:span>
 </text:a>
</text:p>
      <text:p text:style-name="P4">
Він також відзначив 128-му окрему гірсько-штурмову бригаду, 18-й і 137-йокремі батальйони морської піхоти та 74-й окремий розвідувальний батальйон,які виконують завдання на Донецькому напрямку.</text:p>
      <text:p text:style-name="P4">
Як повідомляв Укрінформ, 25 травня у Запорізькій області поблизу тимчасовозахопленого Мелітополя бійці Національної гвардії пострілом із переноснихзенітно-ракетних комплексів <text:a xlink:type="simple" xlink:href="https://www.ukrinform.ua/rubric-ato/3714208-pid-melitopolem-nacgvardijci-zbili-dva-rosijski-su25.html" text:style-name="Internet_20_link" text:visited-style-name="Visited_20_Internet_20_Link">
 </text:a>
 .Росіяни намагалися вдарити по позиціях Сил оборони із застосуванням париСу-25.</text:p>
      <text:p text:style-name="P4">
<text:span text:style-name="T4">
Читайте також:</text:span>
 <text:a xlink:type="simple" xlink:href="https://www.ukrinform.ua/rubric-ato/3714174-aviacijna-koalicia-ta-trenuvanna-pilotiv-zelenskij-pogovoriv-z-ministrom-oboroni-svecii.html" text:style-name="Internet_20_link" text:visited-style-name="Visited_20_Internet_20_Link">
 <text:span text:style-name="T4">
Зеленський</text:span>
 </text:a>
</text:p>
      <text:p text:style-name="P4">
На бойовому чергуванні в той час перебували нацгвардійці — "Запорізькиймесник" і його побратим. Вони ідентифікували ворожу авіацію та відпрацювали поповітряних цілях із ПЗРК. В результаті бойової роботи перший літак Су-25повністю знищений, його пілоту вдалося катапультуватися над тимчасовоокупованою територією, другий літак збив відомий усім "Запорізький месник".Встановлено, що після пострілу бійця другий Су-25 був серйозно пошкоджений тазайшов на аварійну посадку. У кінці злітної смуги мелітопольці спостерігаличорний стовп диму, перед тим пролунали вибухи.</text:p>
      <text:p text:style-name="P4">
Source: <text:a xlink:type="simple" xlink:href="https://www.ukrinform.ua/rubric-ato/3714243-zelenskij-podakuvav-nacgvardijcam-aki-zbili-dva-rosijski-su25-pid-melitopolem.html" text:style-name="Internet_20_link" text:visited-style-name="Visited_20_Internet_20_Link">
https://www.ukrinform.ua/rubric-ato/3714243-zelenskij-podakuvav-nacgvardijcam-aki-zbili-dva-rosijski-su25-pid-melitopolem.html</text:a>
</text:p>
      <!--NEWS-->
      <text:h text:style-name="P10" text:outline-level="1">
<text:span text:style-name="T4">
Литва анонсувала новий пакет військової допомоги Україні</text:span>
</text:h>
      <text:p text:style-name="P4">
Authors: Ukrinform (Person)</text:p>
      <text:p text:style-name="P4">
Publisher: Укринформ (Organization)</text:p>
      <text:p text:style-name="P4">
Published Time: 2023-05-25T-64:39:26+03:00</text:p>
      <text:p text:style-name="P4">
Modified Time: 2023-05-25T21:39:26+03:00</text:p>
      <text:p text:style-name="P4">
Description: Уряд Литви анонсував новий пакет військової допомоги для Збройних сил України. — Укрінформ.</text:p>
      <text:p text:style-name="P4">
Images: ['<text:a xlink:type="simple" xlink:href="https://static.ukrinform.com/photos/2023_05/thumb_files/630_360_1683304526-994.jpg" text:style-name="Internet_20_link" text:visited-style-name="Visited_20_Internet_20_Link">
630_360_16833...</text:a>
']</text:p>
      <text:p text:style-name="P4">
Tags: ['Литва', 'допомога', 'Війна з Росією']</text:p>
      <text:p text:style-name="P4">
Type: Article</text:p>
      <!--METADATA-->
      <text:p text:style-name="P4">
<draw:frame draw:style-name="fr1" draw:name="Image107" text:anchor-type="as-char" svg:width="6.9236in" svg:height="3.956343in" draw:z-index="0">
<draw:image xlink:href="../Images/yкринформ/2023-05-25T-64-39-26-03-00/630_360_1683304526-994.jpg" xlink:type="simple" xlink:show="embed" xlink:actuate="onLoad" draw:mime-type="image/jpeg"/>
</draw:frame>
 УрядЛитви анонсував новий пакет військової допомоги для Збройних сил України.</text:p>
      <text:p text:style-name="P4">
Як передає Укрінформ, про це повідомляє пресслужба Міноборони Литви.</text:p>
      <text:p text:style-name="P4">
25 травня міністр національної оборони Арвідас Анушаускас взяв участь удистанційній зустрічі країн-донорів допомоги Україні у форматі Рамштайн, девідзначив важливість надання Україні євроатлантичної перспективи тапрезентував останній пакет військової допомоги Литви.</text:p>
      <text:p text:style-name="P4">
<text:span text:style-name="T4">
Читайте також:</text:span>
 <text:a xlink:type="simple" xlink:href="https://www.ukrinform.ua/rubric-ato/3714107-pomicnica-genseka-nato-dopomogti-ukraini-vigrati-vijnu-ce-nasa-kolektivna-misia.html" text:style-name="Internet_20_link" text:visited-style-name="Visited_20_Internet_20_Link">
 <text:span text:style-name="T4">
Допомог</text:span>
 </text:a>
</text:p>
      <text:p text:style-name="P4">
"Перемога України – це єдине, що може відновити мир та стабільність наєвроатлантичному просторі», – сказав міністр, підкресливши, що Литвапродовжуватиме бути послідовним другом України стільки, скільки буде потрібнодо цього дня.</text:p>
      <text:p text:style-name="P4">
За словами Анушаускаса, новий пакет військової допомоги Україні з боку Литвивключатиме протидронове обладнання, боєприпаси, сухі харчові пайки та іншудопомогу.</text:p>
      <text:p text:style-name="P4">
За його словами, військова допомога Литви Україні скоро сягне 465 мільйонівєвро.</text:p>
      <text:p text:style-name="P4">
<text:span text:style-name="T4">
Читайте також:</text:span>
 <text:a xlink:type="simple" xlink:href="https://www.ukrinform.ua/rubric-ato/3714149-usi-partneri-pogodzuutsa-so-ukraini-maut-buti-nadani-garantii-bezpeki-op.html" text:style-name="Internet_20_link" text:visited-style-name="Visited_20_Internet_20_Link">
 </text:a>
</text:p>
      <text:p text:style-name="P4">
Урядовець також наголосив на важливості навчання українських військових,зазначивши, що Литва значно збільшила обсяг навчань та кількість призначенихдля нього інструкторів.</text:p>
      <text:p text:style-name="P4">
Окрім навчання, Литва цього року передає зброю та обладнання, забезпечуємедичне обслуговування та реабілітацію та перераховує кошти у міжнародні фондина підтримку України.</text:p>
      <text:p text:style-name="P4">
Як передавав Укрінформ, 25 травня стало відомо, що <text:a xlink:type="simple" xlink:href="https://www.ukrinform.ua/rubric-ato/3714042-finlandia-nadast-ukraini-novij-paket-vijskovoi-dopomogi-na-ponad-100-miljoniv.html" text:style-name="Internet_20_link" text:visited-style-name="Visited_20_Internet_20_Link">
</text:a>
 .</text:p>
      <text:p text:style-name="P4">
Source: <text:a xlink:type="simple" xlink:href="https://www.ukrinform.ua/rubric-ato/3714238-litva-anonsuvala-novij-paket-vijskovoi-dopomogi-ukraini.html" text:style-name="Internet_20_link" text:visited-style-name="Visited_20_Internet_20_Link">
https://www.ukrinform.ua/rubric-ato/3714238-litva-anonsuvala-novij-paket-vijskovoi-dopomogi-ukraini.html</text:a>
</text:p>
      <!--NEWS-->
      <text:h text:style-name="P10" text:outline-level="1">
<text:span text:style-name="T4">
«Сокіл» підписав колишнього капітана «Донбасу»</text:span>
</text:h>
      <text:p text:style-name="P4">
Authors: Ukrinform (Person)</text:p>
      <text:p text:style-name="P4">
Publisher: Укринформ (Organization)</text:p>
      <text:p text:style-name="P4">
Published Time: 2023-05-25T-66:37:58+03:00</text:p>
      <text:p text:style-name="P4">
Modified Time: 2023-05-25T21:37:58+03:00</text:p>
      <text:p text:style-name="P4">
Description: «Сокіл» продовжує посилювати склад перед новим сезоном. — Укрінформ.</text:p>
      <text:p text:style-name="P4">
Images: ['<text:a xlink:type="simple" xlink:href="https://static.ukrinform.com/photos/2023_05/thumb_files/630_360_1685039712-248.jpg" text:style-name="Internet_20_link" text:visited-style-name="Visited_20_Internet_20_Link">
630_360_16850...</text:a>
']</text:p>
      <text:p text:style-name="P4">
Tags: ['хокей']</text:p>
      <text:p text:style-name="P4">
Type: Article</text:p>
      <!--METADATA-->
      <text:p text:style-name="P4">
<draw:frame draw:style-name="fr1" draw:name="Image108" text:anchor-type="as-char" svg:width="6.9236in" svg:height="3.956343in" draw:z-index="0">
<draw:image xlink:href="../Images/yкринформ/2023-05-25T-66-37-58-03-00/630_360_1685039712-248.jpg" xlink:type="simple" xlink:show="embed" xlink:actuate="onLoad" draw:mime-type="image/jpeg"/>
</draw:frame>
 «Сокіл»продовжує посилювати склад перед новим сезоном.</text:p>
      <text:p text:style-name="P4">
До київського клубу приєдналися нападники Віктор Захаров та Денис Бородай, <text:a xlink:type="simple" xlink:href="https://fhu.com.ua/news/sokil-pidsylyvsya-napadnykom-zbirnoyi-ukrayiny/" text:style-name="Internet_20_link" text:visited-style-name="Visited_20_Internet_20_Link">
</text:a>
пресслужба федерації хокею України, передає Укрінформ.</text:p>
      <text:p text:style-name="P4">
Попереднім клубом Захарова був «Легіон». Віктор минулого сезону провів 29матчів за команду з «Калуша», набравши 37 (20+17) очок.</text:p>
      <text:p text:style-name="P4">
Бородай – вихованець «Сокола». Минулого сезону нападник провів у херсонському«Дніпрі», набравши 34 (17+17) очки у 26 матчах.</text:p>
      <text:p text:style-name="P4">
<text:span text:style-name="T4">
Читайте також:</text:span>
 <text:a xlink:type="simple" xlink:href="https://www.ukrinform.ua/rubric-sports/3713892-hokejnij-klub-sokil-pidsilivsa-forvardom-zbirnoi-ukraini.html" text:style-name="Internet_20_link" text:visited-style-name="Visited_20_Internet_20_Link">
 <text:span text:style-name="T4">
Сокіл</text:span>
 </text:a>
</text:p>
      <text:p text:style-name="P4">
Як повідомляв Укрінформ, «Сокіл» став чемпіоном України у сезоні 2022/23, уфінальній серії кияни обіграли «Кременчук».</text:p>
      <text:p text:style-name="P4">
Фото: hcdonbass.com</text:p>
      <text:p text:style-name="P4">
Source: <text:a xlink:type="simple" xlink:href="https://www.ukrinform.ua/rubric-sports/3714237-sokil-pidpisav-kolisnogo-kapitana-donbasu.html" text:style-name="Internet_20_link" text:visited-style-name="Visited_20_Internet_20_Link">
https://www.ukrinform.ua/rubric-sports/3714237-sokil-pidpisav-kolisnogo-kapitana-donbasu.html</text:a>
</text:p>
      <!--NEWS-->
      <text:h text:style-name="P10" text:outline-level="1">
<text:span text:style-name="T4">
Росіяни обстріляли з важкої артилерії Нікополь - пошкоджені будинки, ЛЕП і газопроводи</text:span>
</text:h>
      <text:p text:style-name="P4">
Authors: Ukrinform (Person)</text:p>
      <text:p text:style-name="P4">
Publisher: Укринформ (Organization)</text:p>
      <text:p text:style-name="P4">
Published Time: 2023-05-25T-68:37:02+03:00</text:p>
      <text:p text:style-name="P4">
Modified Time: 2023-05-25T21:37:02+03:00</text:p>
      <text:p text:style-name="P4">
Description: Війська РФ завдали чергових ударів по Нікополю Дніпропетровської області, застосувавши для цього важку артилерію, ворожим вогнем пошкоджені цивільні об'єкти. — Укрінформ.</text:p>
      <text:p text:style-name="P4">
Images: ['<text:a xlink:type="simple" xlink:href="https://static.ukrinform.com/photos/2023_05/thumb_files/630_360_1685039730-220.jpg" text:style-name="Internet_20_link" text:visited-style-name="Visited_20_Internet_20_Link">
630_360_16850...</text:a>
']</text:p>
      <text:p text:style-name="P4">
Tags: ['Дніпропетровщина', 'Нікополь', 'Обстріл', 'Війна з Росією']</text:p>
      <text:p text:style-name="P4">
Type: Article</text:p>
      <!--METADATA-->
      <text:p text:style-name="P4">
<draw:frame draw:style-name="fr1" draw:name="Image109" text:anchor-type="as-char" svg:width="6.9236in" svg:height="3.956343in" draw:z-index="0">
<draw:image xlink:href="../Images/yкринформ/2023-05-25T-68-37-02-03-00/630_360_1685039730-220.jpg" xlink:type="simple" xlink:show="embed" xlink:actuate="onLoad" draw:mime-type="image/jpeg"/>
</draw:frame>
 ВійськаРФ завдали чергових ударів по Нікополю Дніпропетровської області, застосувавшидля цього важку артилерію, ворожим вогнем пошкоджені цивільні об'єкти.</text:p>
      <text:p text:style-name="P4">
Як передає Укрінформ, про це Дніпропетровська обласна військова адміністраціяповідомила у <text:a xlink:type="simple" xlink:href="https://www.facebook.com/dniproODA/posts/pfbid037etKNCZ7U9Zfysyk1AS1quvfdrqN4sbCV9Nt4fe429kKXpA5cbbXQ4iLFSn1FZZVl" text:style-name="Internet_20_link" text:visited-style-name="Visited_20_Internet_20_Link">
</text:a>
з посиланням на регіональне управління Державної служби з надвичайнихситуацій.</text:p>
      <text:p text:style-name="P4">
"З мешканців ніхто не постраждав. А от майно – понівечене", – зазначили в ОВА.</text:p>
      <text:p text:style-name="P4">
Так, російськими обстрілами в місті пошкоджені сім приватних житловихбудинків, стільки ж господарських споруд й <text:a xlink:type="simple" xlink:href="https://www.ukrinform.ua/tag-avtomobil" text:style-name="Internet_20_link" text:visited-style-name="Visited_20_Internet_20_Link">
 </text:a>
 . Відбулося загоряння гаража та літньої кухні. Пожежу рятувальникизагасили.</text:p>
      <text:p text:style-name="P4">
Ворожим вогнем понівечені також три лінії електропередач і чотири газопроводи,побита опора сонячних панелей.</text:p>
      <text:p text:style-name="P4">
<text:span text:style-name="T4">
Читайте також:</text:span>
 <text:a xlink:type="simple" xlink:href="https://www.ukrinform.ua/rubric-regions/3713915-na-hersonsini-rosijski-bombi-poskodili-gurtozitok-cerkvu-i-zernoshovise.html" text:style-name="Internet_20_link" text:visited-style-name="Visited_20_Internet_20_Link">
 </text:a>
</text:p>
      <text:p text:style-name="P4">
Як повідомляв Укрінформ, 23 травня в Дніпропетровській області російськізагарбники <text:a xlink:type="simple" xlink:href="https://www.ukrinform.ua/rubric-ato/3713258-vorog-atakuvav-dnipropetrovsinu-golova-oblradi-pokazav-naslidki-obstriliv.html" text:style-name="Internet_20_link" text:visited-style-name="Visited_20_Internet_20_Link">
 </text:a>
 .</text:p>
      <text:p text:style-name="P4">
Фото: Дніпропетровська ОВА</text:p>
      <text:p text:style-name="P4">
Source: <text:a xlink:type="simple" xlink:href="https://www.ukrinform.ua/rubric-ato/3714236-rosiani-obstrilali-z-vazkoi-artilerii-nikopol-poskodzeni-budinki-lep-i-gazoprovodi.html" text:style-name="Internet_20_link" text:visited-style-name="Visited_20_Internet_20_Link">
https://www.ukrinform.ua/rubric-ato/3714236-rosiani-obstrilali-z-vazkoi-artilerii-nikopol-poskodzeni-budinki-lep-i-gazoprovodi.html</text:a>
</text:p>
      <!--NEWS-->
      <text:h text:style-name="P10" text:outline-level="1">
<text:span text:style-name="T4">
Ukrainian air defense shot down 36 of 36 Shahed drones launched by Russia overnight</text:span>
</text:h>
      <text:p text:style-name="P4">
Authors: liveuamap (Language: en)</text:p>
      <text:p text:style-name="P4">
Time: 2023-05-25T01:48:46</text:p>
      <text:p text:style-name="P4">
Location: Kyiv (Latitude:50.70429 Longtitude:30.45959)</text:p>
      <text:p text:style-name="P4">
Videos: []</text:p>
      <text:p text:style-name="P4">
Images: ["<text:a xlink:type="simple" xlink:href="https://liveuamap.com/pics/2023/05/25/22565181_0.jpg" text:style-name="Internet_20_link" text:visited-style-name="Visited_20_Internet_20_Link">
22565181_0.jpg</text:a>
"]</text:p>
      <text:p text:style-name="P4">
Tags: ["Europe", "Central and Eastern Europe"]</text:p>
      <text:p text:style-name="P4">
ID: 22565181</text:p>
      <!--METADATA-->
      <text:p text:style-name="P4">
Ukrainian air defense shot down 36 of 36 Shahed drones launched by Russiaovernight</text:p>
      <text:p text:style-name="P4">
<draw:frame draw:style-name="fr1" draw:name="Image110" text:anchor-type="as-char" svg:width="6.9236in" svg:height="6.9236in" draw:z-index="0">
<draw:image xlink:href="../Images/liveuamap/2023-05-25T01-48-46/22565181_0.jpg" xlink:type="simple" xlink:show="embed" xlink:actuate="onLoad" draw:mime-type="image/jpeg"/>
</draw:frame>
</text:p>
      <text:p text:style-name="P4">
News Collection Link: <text:a xlink:type="simple" xlink:href="https://liveuamap.com/en/2023/25-may-ukrainian-air-defense-shot-down-36-of-36-shahed-drones" text:style-name="Internet_20_link" text:visited-style-name="Visited_20_Internet_20_Link">
https://liveuamap.com/en/2023/25-may-ukrainian-air-defense-shot-down-36-of-36-shahed-drones</text:a>
</text:p>
      <text:p text:style-name="P4">
Source: <text:a xlink:type="simple" xlink:href="https://t.me/kpszsu/2532" text:style-name="Internet_20_link" text:visited-style-name="Visited_20_Internet_20_Link">
https://t.me/kpszsu/2532</text:a>
</text:p>
      <!--NEWS-->
      <text:h text:style-name="P10" text:outline-level="1">
<text:span text:style-name="T4">
Donetsk Oblast(09:19). Red Alert: aerial threat. Sirens sounding. Take cover now!</text:span>
</text:h>
      <text:p text:style-name="P4">
Authors: liveuamap (Language: en)</text:p>
      <text:p text:style-name="P4">
Time: 2023-05-25T03:21:00</text:p>
      <text:p text:style-name="P4">
Location: Donetsk Oblast (Latitude:48.72763 Longtitude:37.57688)</text:p>
      <text:p text:style-name="P4">
Videos: []</text:p>
      <text:p text:style-name="P4">
Images: []</text:p>
      <text:p text:style-name="P4">
Tags: ["Europe", "Central and Eastern Europe"]</text:p>
      <text:p text:style-name="P4">
ID: 22565244</text:p>
      <!--METADATA-->
      <text:p text:style-name="P4">
Donetsk Oblast(09:19). Red Alert: aerial threat. Sirens sounding. Take covernow!</text:p>
      <text:p text:style-name="P4">
News Collection Link: <text:a xlink:type="simple" xlink:href="https://liveuamap.com/en/2023/25-may-donetsk-oblast0919-red-alert-aerial-thg" text:style-name="Internet_20_link" text:visited-style-name="Visited_20_Internet_20_Link">
https://liveuamap.com/en/2023/25-may-donetsk-oblast0919-red-alert-aerial-thg</text:a>
</text:p>
      <text:p text:style-name="P4">
Source: <text:a xlink:type="simple" xlink:href="https://t.me/air_alert_ua/46484" text:style-name="Internet_20_link" text:visited-style-name="Visited_20_Internet_20_Link">
https://t.me/air_alert_ua/46484</text:a>
</text:p>
      <!--NEWS-->
      <text:h text:style-name="P10" text:outline-level="1">
<text:span text:style-name="T4">
Zaporizka Oblast(09:41). Red Alert: aerial threat. Sirens sounding. Take cover now!</text:span>
</text:h>
      <text:p text:style-name="P4">
Authors: liveuamap (Language: en)</text:p>
      <text:p text:style-name="P4">
Time: 2023-05-25T03:43:00</text:p>
      <text:p text:style-name="P4">
Location: Zaporizka Oblast (Latitude:47.612731 Longtitude:35.765361)</text:p>
      <text:p text:style-name="P4">
Videos: []</text:p>
      <text:p text:style-name="P4">
Images: []</text:p>
      <text:p text:style-name="P4">
Tags: ["Europe", "Central and Eastern Europe"]</text:p>
      <text:p text:style-name="P4">
ID: 22565247</text:p>
      <!--METADATA-->
      <text:p text:style-name="P4">
Zaporizka Oblast(09:41). Red Alert: aerial threat. Sirens sounding. Take covernow!</text:p>
      <text:p text:style-name="P4">
News Collection Link: <text:a xlink:type="simple" xlink:href="https://liveuamap.com/en/2023/25-may-zaporizka-oblast0941-red-alert-aerial-g" text:style-name="Internet_20_link" text:visited-style-name="Visited_20_Internet_20_Link">
https://liveuamap.com/en/2023/25-may-zaporizka-oblast0941-red-alert-aerial-g</text:a>
</text:p>
      <text:p text:style-name="P4">
Source: <text:a xlink:type="simple" xlink:href="https://t.me/air_alert_ua/46485" text:style-name="Internet_20_link" text:visited-style-name="Visited_20_Internet_20_Link">
https://t.me/air_alert_ua/46485</text:a>
</text:p>
      <!--NEWS-->
      <text:h text:style-name="P10" text:outline-level="1">
<text:span text:style-name="T4">
Kherson, Khersonska Oblast(09:47). Red Alert: aerial threat. Sirens sounding. Take cover now!</text:span>
</text:h>
      <text:p text:style-name="P4">
Authors: liveuamap (Language: en)</text:p>
      <text:p text:style-name="P4">
Time: 2023-05-25T03:49:00</text:p>
      <text:p text:style-name="P4">
Location: Kherson (Latitude:46.6562 Longtitude:32.61738)</text:p>
      <text:p text:style-name="P4">
Videos: []</text:p>
      <text:p text:style-name="P4">
Images: []</text:p>
      <text:p text:style-name="P4">
Tags: ["Europe", "Central and Eastern Europe"]</text:p>
      <text:p text:style-name="P4">
ID: 22565252</text:p>
      <!--METADATA-->
      <text:p text:style-name="P4">
Kherson, Khersonska Oblast(09:47). Red Alert: aerial threat. Sirens sounding.Take cover now!</text:p>
      <text:p text:style-name="P4">
News Collection Link: <text:a xlink:type="simple" xlink:href="https://liveuamap.com/en/2023/25-may-kherson-khersonska-oblast0947-red-alerg" text:style-name="Internet_20_link" text:visited-style-name="Visited_20_Internet_20_Link">
https://liveuamap.com/en/2023/25-may-kherson-khersonska-oblast0947-red-alerg</text:a>
</text:p>
      <text:p text:style-name="P4">
Source: <text:a xlink:type="simple" xlink:href="https://t.me/air_alert_ua/46486" text:style-name="Internet_20_link" text:visited-style-name="Visited_20_Internet_20_Link">
https://t.me/air_alert_ua/46486</text:a>
</text:p>
      <!--NEWS-->
      <text:h text:style-name="P10" text:outline-level="1">
<text:span text:style-name="T4">
At Sivershchyna and Slobozhanschyna directions Russian army shelled Khrinivka, Khotiyivka and...</text:span>
</text:h>
      <text:p text:style-name="P4">
Authors: liveuamap (Language: en)</text:p>
      <text:p text:style-name="P4">
Time: 2023-05-25T04:00:00</text:p>
      <text:p text:style-name="P4">
Location: Sumy (Latitude:51.11538 Longtitude:35.0251)</text:p>
      <text:p text:style-name="P4">
Videos: []</text:p>
      <text:p text:style-name="P4">
Images: []</text:p>
      <text:p text:style-name="P4">
Tags: ["Russia"]</text:p>
      <text:p text:style-name="P4">
ID: 22565266</text:p>
      <!--METADATA-->
      <text:p text:style-name="P4">
At Sivershchyna and Slobozhanschyna directions Russian army shelled Khrinivka,Khotiyivka and Yanzhulivka of Chernihiv region; Bunyakyne, Volfyne, Shpyl,Pavlivka, Kindrativka, Oleksiyivka and Yunakivka of Sumy region, also Udy,Veterynarne, Lyptsi, Zelene, Ohirtseve, Hatysche, Vovchansk, Budarky andZemlyanky of Kharkiv region. Russian aviation conducted airstrike at Yunakivkaof Sumy region, - General Staff of Armed Forces of Ukraine says in the morningreport</text:p>
      <text:p text:style-name="P4">
News Collection Link: <text:a xlink:type="simple" xlink:href="https://liveuamap.com/en/2023/25-may-at-sivershchyna-and-slobozhanschyna-directions-russian" text:style-name="Internet_20_link" text:visited-style-name="Visited_20_Internet_20_Link">
https://liveuamap.com/en/2023/25-may-at-sivershchyna-and-slobozhanschyna-directions-russian</text:a>
</text:p>
      <text:p text:style-name="P4">
Source: <text:a xlink:type="simple" xlink:href="https://t.me/lumsrc/4892" text:style-name="Internet_20_link" text:visited-style-name="Visited_20_Internet_20_Link">
https://t.me/lumsrc/4892</text:a>
</text:p>
      <!--NEWS-->
      <text:h text:style-name="P10" text:outline-level="1">
<text:span text:style-name="T4">
Міжнародна підтримка: ключовий фактор перемоги на правовому фронті — Андрій Костін</text:span>
</text:h>
      <text:p text:style-name="P4">
Author: ['АРМІЯINFORM']</text:p>
      <text:p text:style-name="P4">
Time: 2023-05-25T04:00:00-04:00</text:p>
      <text:p text:style-name="P4">
Description: Про це Офіс Генерального прокурора повідомляє в телеграм-каналі.    Генеральний прокуро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2324c7d-288c-49ff-94b9-a8122bc53125.jpg" text:style-name="Internet_20_link" text:visited-style-name="Visited_20_Internet_20_Link">
f2324c7d-288c-49ff-94b9-a8122bc53125.jpg</text:a>
']</text:p>
      <text:p text:style-name="P4">
Tags: ['STOPRUSSIA', 'АГРЕСІЯ РФ', 'АНДРІЙ КОСТІН', 'ВІЙНА', 'ВТОРГНЕННЯ РФ', 'ОФІС ГЕНЕРАЛЬНОГО ПРОКУРОРА УКРАЇНИ']</text:p>
      <text:p text:style-name="P4">
Category: News</text:p>
      <!--METADATA-->
      <text:p text:style-name="P4">
<draw:frame draw:style-name="fr1" draw:name="Image111" text:anchor-type="as-char" svg:width="6.9236in" svg:height="4.61393in" draw:z-index="0">
<draw:image xlink:href="../Images/AРМІЯINFORM/2023-05-25T04-00-00-04-00/f2324c7d-288c-49ff-94b9-a8122bc53125.jpg" xlink:type="simple" xlink:show="embed" xlink:actuate="onLoad" draw:mime-type="image/jpeg"/>
</draw:frame>
</text:p>
      <text:p text:style-name="P4">
Про це Офіс Генерального прокурора повідомляє в телеграм-каналі <text:span text:style-name="T4">
.</text:span>
</text:p>
      <text:p text:style-name="P4">
Генеральний прокурор Андрій Костін провів онлайн-зустріч із членами Комітету узакордонних справах Парламенту Великої Британії. У своєму виступі подякував занепохитну і безперервну підтримку України.</text:p>
      <text:p text:style-name="P4">
«Прикладом такої допомоги є Консультативна група з питань найтяжчихміжнародних злочинів — Atrocity Crimes Advisory Group (ACA), одним іззасновників якої є Велика Британія. Вона була створена для підтримки ОфісуГенерального прокурора у розслідуванні та судовому переслідуванні воєннихзлочинів і порушень міжнародного гуманітарного права, скоєних внаслідокнеспровокованої та незаконної російської війни.</text:p>
      <text:p text:style-name="P4">
Нещодавно Посольство Великої Британії в Польщі приймало Форум лідерів ACA,який допоміг визначити пріоритети та майбутні ініціативи.</text:p>
      <text:p text:style-name="P4">
Високо цінуємо особисту залученість Високоповажної Вікторії Прентіс, їївідданість справі відновлення справедливості й забезпечення відповідальностіза жахливі злочини рф. Світова спільнота об’єднана у прагненні покарати винниху скоєнні тяжких міжнародних злочинів», — констатував Андрій Костін.</text:p>
      <text:p text:style-name="P4">
Також він зазначив, що міжнародна підтримка та єдність є необхідними умовамидля перемоги на правовому фронті й відновлення миру в Європі і світі.</text:p>
      <text:p text:style-name="P4">
Source: <text:a xlink:type="simple" xlink:href="https://armyinform.com.ua/2023/05/25/mizhnarodna-pidtrymka-klyuchovyj-faktor-peremogy-na-pravovomu-fronti-andrij-kostin/" text:style-name="Internet_20_link" text:visited-style-name="Visited_20_Internet_20_Link">
https://armyinform.com.ua/2023/05/25/mizhnarodna-pidtrymka-klyuchovyj-faktor-peremogy-na-pravovomu-fronti-andrij-kostin/</text:a>
</text:p>
      <!--NEWS-->
      <text:h text:style-name="P10" text:outline-level="1">
<text:span text:style-name="T4">
At Shakhtarske direction Russian army shelled Vodyane, Vuhledar and Velyka Novosilka, - Gener...</text:span>
</text:h>
      <text:p text:style-name="P4">
Authors: liveuamap (Language: en)</text:p>
      <text:p text:style-name="P4">
Time: 2023-05-25T04:01:00</text:p>
      <text:p text:style-name="P4">
Location: Velyka Novosilka (Latitude:47.84024 Longtitude:36.83681)</text:p>
      <text:p text:style-name="P4">
Videos: []</text:p>
      <text:p text:style-name="P4">
Images: []</text:p>
      <text:p text:style-name="P4">
Tags: ["Russia"]</text:p>
      <text:p text:style-name="P4">
ID: 22565260</text:p>
      <!--METADATA-->
      <text:p text:style-name="P4">
At Shakhtarske direction Russian army shelled Vodyane, Vuhledar and VelykaNovosilka, - General Staff of Armed Forces of Ukraine says in the morningreport</text:p>
      <text:p text:style-name="P4">
News Collection Link: <text:a xlink:type="simple" xlink:href="https://liveuamap.com/en/2023/25-may-at-shakhtarske-direction-russian-army-shelled-vodyane" text:style-name="Internet_20_link" text:visited-style-name="Visited_20_Internet_20_Link">
https://liveuamap.com/en/2023/25-may-at-shakhtarske-direction-russian-army-shelled-vodyane</text:a>
</text:p>
      <text:p text:style-name="P4">
Source: <text:a xlink:type="simple" xlink:href="https://t.me/lumsrc/4898" text:style-name="Internet_20_link" text:visited-style-name="Visited_20_Internet_20_Link">
https://t.me/lumsrc/4898</text:a>
</text:p>
      <!--NEWS-->
      <text:h text:style-name="P10" text:outline-level="1">
<text:span text:style-name="T4">
Russian forces conducting offensive actions at Lyman, Bakhmut, Avdiivka and Maryinka directio...</text:span>
</text:h>
      <text:p text:style-name="P4">
Authors: liveuamap (Language: en)</text:p>
      <text:p text:style-name="P4">
Time: 2023-05-25T04:03:25</text:p>
      <text:p text:style-name="P4">
Location: Marinka, Donetsk Oblast (Latitude:47.93739 Longtitude:37.50011)</text:p>
      <text:p text:style-name="P4">
Videos: []</text:p>
      <text:p text:style-name="P4">
Images: []</text:p>
      <text:p text:style-name="P4">
Tags: ["Russia"]</text:p>
      <text:p text:style-name="P4">
ID: 22565258</text:p>
      <!--METADATA-->
      <text:p text:style-name="P4">
Russian forces conducting offensive actions at Lyman, Bakhmut, Avdiivka andMaryinka directions. Ukrainian military had 28 combat engagements with Russianforces. Russian forces attempting to advance near Masutivka, Ivanivske,Novokalynove and Avdiyivka, Maryinka, - General Staff of Armed Forces ofUkraine says in the morning report</text:p>
      <text:p text:style-name="P4">
News Collection Link: <text:a xlink:type="simple" xlink:href="https://liveuamap.com/en/2023/25-may-russian-forces-conducting-offensive-actions-at-lyman" text:style-name="Internet_20_link" text:visited-style-name="Visited_20_Internet_20_Link">
https://liveuamap.com/en/2023/25-may-russian-forces-conducting-offensive-actions-at-lyman</text:a>
</text:p>
      <text:p text:style-name="P4">
Source: <text:a xlink:type="simple" xlink:href="https://t.me/lumsrc/4900" text:style-name="Internet_20_link" text:visited-style-name="Visited_20_Internet_20_Link">
https://t.me/lumsrc/4900</text:a>
</text:p>
      <!--NEWS-->
      <text:h text:style-name="P10" text:outline-level="1">
<text:span text:style-name="T4">
At Zaporizhzhia and Kherson directions Russian army shelled Vremivka and Novosilka of Donetsk...</text:span>
</text:h>
      <text:p text:style-name="P4">
Authors: liveuamap (Language: en)</text:p>
      <text:p text:style-name="P4">
Time: 2023-05-25T04:09:47</text:p>
      <text:p text:style-name="P4">
Location: Ukraine (Latitude:46.56842 Longtitude:32.39525)</text:p>
      <text:p text:style-name="P4">
Videos: []</text:p>
      <text:p text:style-name="P4">
Images: []</text:p>
      <text:p text:style-name="P4">
Tags: ["Russia"]</text:p>
      <text:p text:style-name="P4">
ID: 22565259</text:p>
      <!--METADATA-->
      <text:p text:style-name="P4">
At Zaporizhzhia and Kherson directions Russian army shelled Vremivka andNovosilka of Donetsk region; Olhivske, Malynivka, Huliaipole, Huliaipilske,Novoselivka, Omelnyk, Bilohirya, Mala Tokmachka, Kamyanske of Zaporizhzhiaregion; Mykhaylivka, Novotyahynka and Veletenske of Kherson region and Khersoncity, - General Staff of Armed Forces of Ukraine says in the morning report</text:p>
      <text:p text:style-name="P4">
News Collection Link: <text:a xlink:type="simple" xlink:href="https://liveuamap.com/en/2023/25-may-at-zaporizhzhia-and-kherson-directions-russian-army" text:style-name="Internet_20_link" text:visited-style-name="Visited_20_Internet_20_Link">
https://liveuamap.com/en/2023/25-may-at-zaporizhzhia-and-kherson-directions-russian-army</text:a>
</text:p>
      <text:p text:style-name="P4">
Source: <text:a xlink:type="simple" xlink:href="https://t.me/lumsrc/4899" text:style-name="Internet_20_link" text:visited-style-name="Visited_20_Internet_20_Link">
https://t.me/lumsrc/4899</text:a>
</text:p>
      <!--NEWS-->
      <text:h text:style-name="P10" text:outline-level="1">
<text:span text:style-name="T4">
Adviser to the Ukrainian President: The counteroffensive will continue to destroy the Russian...</text:span>
</text:h>
      <text:p text:style-name="P4">
Authors: liveuamap (Language: en)</text:p>
      <text:p text:style-name="P4">
Time: 2023-05-25T04:24:47</text:p>
      <text:p text:style-name="P4">
Location: Kyiv, Kyiv city (Latitude:50.44426 Longtitude:30.52914)</text:p>
      <text:p text:style-name="P4">
Videos: []</text:p>
      <text:p text:style-name="P4">
Images: []</text:p>
      <text:p text:style-name="P4">
Tags: ["Russia", "Europe"]</text:p>
      <text:p text:style-name="P4">
ID: 22565267</text:p>
      <!--METADATA-->
      <text:p text:style-name="P4">
Adviser to the Ukrainian President: The counteroffensive will continue todestroy the Russian forces on various fronts</text:p>
      <text:p text:style-name="P4">
News Collection Link: <text:a xlink:type="simple" xlink:href="https://liveuamap.com/en/2023/25-may-adviser-to-the-ukrainian-president-the-counteroffensive" text:style-name="Internet_20_link" text:visited-style-name="Visited_20_Internet_20_Link">
https://liveuamap.com/en/2023/25-may-adviser-to-the-ukrainian-president-the-counteroffensive</text:a>
</text:p>
      <text:p text:style-name="P4">
Source: <text:a xlink:type="simple" xlink:href="https://twitter.com/AJABreaking/status/1661645494227968001" text:style-name="Internet_20_link" text:visited-style-name="Visited_20_Internet_20_Link">
https://twitter.com/AJABreaking/status/1661645494227968001</text:a>
</text:p>
      <!--NEWS-->
      <text:h text:style-name="P10" text:outline-level="1">
<text:span text:style-name="T4">
2 person killed as result of Russian shelling in Raihorodka village of Luhansk region</text:span>
</text:h>
      <text:p text:style-name="P4">
Authors: liveuamap (Language: en)</text:p>
      <text:p text:style-name="P4">
Time: 2023-05-25T04:27:18</text:p>
      <text:p text:style-name="P4">
Location: Lyman (Latitude:49.37477 Longtitude:37.96128)</text:p>
      <text:p text:style-name="P4">
Videos: []</text:p>
      <text:p text:style-name="P4">
Images: ["<text:a xlink:type="simple" xlink:href="https://liveuamap.com/pics/2023/05/25/22565270_0.jpg" text:style-name="Internet_20_link" text:visited-style-name="Visited_20_Internet_20_Link">
22565270_0.jpg</text:a>
"]</text:p>
      <text:p text:style-name="P4">
Tags: ["Europe", "Central and Eastern Europe"]</text:p>
      <text:p text:style-name="P4">
ID: 22565270</text:p>
      <!--METADATA-->
      <text:p text:style-name="P4">
2 person killed as result of Russian shelling in Raihorodka village of Luhanskregion</text:p>
      <text:p text:style-name="P4">
<draw:frame draw:style-name="fr1" draw:name="Image112" text:anchor-type="as-char" svg:width="6.9236in" svg:height="5.1927in" draw:z-index="0">
<draw:image xlink:href="../Images/liveuamap/2023-05-25T04-27-18/22565270_0.jpg" xlink:type="simple" xlink:show="embed" xlink:actuate="onLoad" draw:mime-type="image/jpeg"/>
</draw:frame>
</text:p>
      <text:p text:style-name="P4">
News Collection Link: <text:a xlink:type="simple" xlink:href="https://liveuamap.com/en/2023/25-may-2-person-killed-as-result-of-russian-shelling-in-raihorodka" text:style-name="Internet_20_link" text:visited-style-name="Visited_20_Internet_20_Link">
https://liveuamap.com/en/2023/25-may-2-person-killed-as-result-of-russian-shelling-in-raihorodka</text:a>
</text:p>
      <text:p text:style-name="P4">
Source: <text:a xlink:type="simple" xlink:href="https://twitter.com/HromadskeRadio/status/1661643384006615040" text:style-name="Internet_20_link" text:visited-style-name="Visited_20_Internet_20_Link">
https://twitter.com/HromadskeRadio/status/1661643384006615040</text:a>
</text:p>
      <!--NEWS-->
      <text:h text:style-name="P10" text:outline-level="1">
<text:span text:style-name="T4">
Kharkiv, Kharkivska Oblast(10:31). Red Alert: aerial threat. Sirens sounding. Take cover now!</text:span>
</text:h>
      <text:p text:style-name="P4">
Authors: liveuamap (Language: en)</text:p>
      <text:p text:style-name="P4">
Time: 2023-05-25T04:31:00</text:p>
      <text:p text:style-name="P4">
Location: Kharkiv (Latitude:49.98189 Longtitude:36.25278)</text:p>
      <text:p text:style-name="P4">
Videos: []</text:p>
      <text:p text:style-name="P4">
Images: []</text:p>
      <text:p text:style-name="P4">
Tags: ["Europe", "Central and Eastern Europe"]</text:p>
      <text:p text:style-name="P4">
ID: 22565271</text:p>
      <!--METADATA-->
      <text:p text:style-name="P4">
Kharkiv, Kharkivska Oblast(10:31). Red Alert: aerial threat. Sirens sounding.Take cover now!</text:p>
      <text:p text:style-name="P4">
News Collection Link: <text:a xlink:type="simple" xlink:href="https://liveuamap.com/en/2023/25-may-kharkiv-kharkivska-oblast1031-red-alerg" text:style-name="Internet_20_link" text:visited-style-name="Visited_20_Internet_20_Link">
https://liveuamap.com/en/2023/25-may-kharkiv-kharkivska-oblast1031-red-alerg</text:a>
</text:p>
      <text:p text:style-name="P4">
Source: <text:a xlink:type="simple" xlink:href="https://t.me/suspilnekharkiv/25189" text:style-name="Internet_20_link" text:visited-style-name="Visited_20_Internet_20_Link">
https://t.me/suspilnekharkiv/25189</text:a>
</text:p>
      <!--NEWS-->
      <text:h text:style-name="P10" text:outline-level="1">
<text:span text:style-name="T4">
Іноземні держави мають вжити заходів для захисту своїх громадян на окупованих територіях України</text:span>
</text:h>
      <text:p text:style-name="P4">
Author: ['АРМІЯINFORM']</text:p>
      <text:p text:style-name="P4">
Time: 2023-05-25T05:00:00-04:00</text:p>
      <text:p text:style-name="P4">
Description: Про це повідомляє Мінреінтеграції.    Таку заяву Віцепрем’єр-міністр Ірина Верещу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iryna-vereshhuk-nashe-oblychchya.jpg" text:style-name="Internet_20_link" text:visited-style-name="Visited_20_Internet_20_Link">
iryna-vereshhuk-nashe-oblychchya.jpg</text:a>
']</text:p>
      <text:p text:style-name="P4">
Tags: ['STOPRUSSIA', 'АГРЕСІЯ РФ', 'ВІЙНА', 'ВТОРГНЕННЯ РФ', 'ІРИНА ВЕРЕЩУК', 'МІНРЕІНТЕГРАЦІЇ']</text:p>
      <text:p text:style-name="P4">
Category: News</text:p>
      <!--METADATA-->
      <text:p text:style-name="P4">
<draw:frame draw:style-name="fr1" draw:name="Image113" text:anchor-type="as-char" svg:width="6.9236in" svg:height="4.876678in" draw:z-index="0">
<draw:image xlink:href="../Images/AРМІЯINFORM/2023-05-25T05-00-00-04-00/iryna-vereshhuk-nashe-oblychchya.jpg" xlink:type="simple" xlink:show="embed" xlink:actuate="onLoad" draw:mime-type="image/jpeg"/>
</draw:frame>
 Віцепрем’єр-міністр України Ірина Верещук</text:p>
      <text:p text:style-name="P4">
Про це <text:a xlink:type="simple" xlink:href="https://minre.gov.ua/2023/05/24/inozemni-derzhavy-mayut-vzhyty-nevidkladnyh-zahodiv-aby-yihni-gromadyany-osoblyvo-dity-ne-perebuvaly-na-tymchasovo-okupovanyh-terytoriyah-ukrayiny/" text:style-name="Internet_20_link" text:visited-style-name="Visited_20_Internet_20_Link">
повідомляє</text:a>
 Мінреінтеграції.</text:p>
      <text:p text:style-name="P4">
Таку заяву Віцепрем’єр-міністр Ірина Верещук озвучила в ефірі телеканалу«Інтер».</text:p>
      <text:p text:style-name="P4">
Вона пояснила, що росія почала активно пропагувати літній відпочинок. Зокрема,в Криму, куди під приводом організації культурно-просвітницьких заходівнамагається заманити якомога більше дітей з різних країн. В тому числі додитячого табору «Артек».</text:p>
      <text:p text:style-name="P4">
Насправді ж це чергове прагнення використати дітей як живий щит. Щобприкритися ними від ЗСУ.</text:p>
      <text:p text:style-name="P4">
«По-перше, таким чином ворог намагається легітимізувати окупацію передміжнародною спільнотою. По-друге, росіяни хочуть зробити живий щит ізпредставників іноземних держав. Користуючись нагодою, я звертаюся до іноземнихкраїн з проханням вжити невідкладних заходів, аби їхні громадяни, тим пачедіти, не перебували на тимчасово окупованих територіях України. Захистітьсвоїх людей і не дайте росії прикривати ними свої злочини», — закликалаВіцепрем’єрка.</text:p>
      <text:p text:style-name="P4">
Source: <text:a xlink:type="simple" xlink:href="https://armyinform.com.ua/2023/05/25/inozemni-derzhavy-mayut-vzhyty-zahodiv-dlya-zahystu-svoyih-gromadyan-na-okupovanyh-terytoriyah-ukrayiny/" text:style-name="Internet_20_link" text:visited-style-name="Visited_20_Internet_20_Link">
https://armyinform.com.ua/2023/05/25/inozemni-derzhavy-mayut-vzhyty-zahodiv-dlya-zahystu-svoyih-gromadyan-na-okupovanyh-terytoriyah-ukrayiny/</text:a>
</text:p>
      <!--NEWS-->
      <text:h text:style-name="P10" text:outline-level="1">
<text:span text:style-name="T4">
Dormitory of Kherson State University was damaged as result of shelling in Kherson overnight</text:span>
</text:h>
      <text:p text:style-name="P4">
Authors: liveuamap (Language: en)</text:p>
      <text:p text:style-name="P4">
Time: 2023-05-25T05:03:06</text:p>
      <text:p text:style-name="P4">
Location: Kherson (Latitude:46.64578 Longtitude:32.62979)</text:p>
      <text:p text:style-name="P4">
Videos: []</text:p>
      <text:p text:style-name="P4">
Images: ["<text:a xlink:type="simple" xlink:href="https://liveuamap.com/pics/2023/05/25/22565287_0.jpg" text:style-name="Internet_20_link" text:visited-style-name="Visited_20_Internet_20_Link">
22565287_0.jpg</text:a>
"]</text:p>
      <text:p text:style-name="P4">
Tags: ["Europe", "Central and Eastern Europe"]</text:p>
      <text:p text:style-name="P4">
ID: 22565287</text:p>
      <!--METADATA-->
      <text:p text:style-name="P4">
Dormitory of Kherson State University was damaged as result of shelling inKherson overnight</text:p>
      <text:p text:style-name="P4">
<draw:frame draw:style-name="fr1" draw:name="Image114" text:anchor-type="as-char" svg:width="6.9236in" svg:height="9.231467in" draw:z-index="0">
<draw:image xlink:href="../Images/liveuamap/2023-05-25T05-03-06/22565287_0.jpg" xlink:type="simple" xlink:show="embed" xlink:actuate="onLoad" draw:mime-type="image/jpeg"/>
</draw:frame>
</text:p>
      <text:p text:style-name="P4">
News Collection Link: <text:a xlink:type="simple" xlink:href="https://liveuamap.com/en/2023/25-may-dormitory-of-kherson-state-university-was-damaged" text:style-name="Internet_20_link" text:visited-style-name="Visited_20_Internet_20_Link">
https://liveuamap.com/en/2023/25-may-dormitory-of-kherson-state-university-was-damaged</text:a>
</text:p>
      <text:p text:style-name="P4">
Source: <text:a xlink:type="simple" xlink:href="https://twitter.com/hochu_dodomu/status/1661658466828558340" text:style-name="Internet_20_link" text:visited-style-name="Visited_20_Internet_20_Link">
https://twitter.com/hochu_dodomu/status/1661658466828558340</text:a>
</text:p>
      <!--NEWS-->
      <text:h text:style-name="P10" text:outline-level="1">
<text:span text:style-name="T4">
Donetsk Oblast(11:22). Red Alert: aerial threat. Sirens sounding. Take cover now!</text:span>
</text:h>
      <text:p text:style-name="P4">
Authors: liveuamap (Language: en)</text:p>
      <text:p text:style-name="P4">
Time: 2023-05-25T05:23:00</text:p>
      <text:p text:style-name="P4">
Location: Donetsk Oblast (Latitude:48.72744 Longtitude:37.5781)</text:p>
      <text:p text:style-name="P4">
Videos: []</text:p>
      <text:p text:style-name="P4">
Images: []</text:p>
      <text:p text:style-name="P4">
Tags: ["Europe", "Central and Eastern Europe"]</text:p>
      <text:p text:style-name="P4">
ID: 22565289</text:p>
      <!--METADATA-->
      <text:p text:style-name="P4">
Donetsk Oblast(11:22). Red Alert: aerial threat. Sirens sounding. Take covernow!</text:p>
      <text:p text:style-name="P4">
News Collection Link: <text:a xlink:type="simple" xlink:href="https://liveuamap.com/en/2023/25-may-donetsk-oblast1122-red-alert-aerial-thg" text:style-name="Internet_20_link" text:visited-style-name="Visited_20_Internet_20_Link">
https://liveuamap.com/en/2023/25-may-donetsk-oblast1122-red-alert-aerial-thg</text:a>
</text:p>
      <text:p text:style-name="P4">
Source: <text:a xlink:type="simple" xlink:href="https://t.me/air_alert_ua/46493" text:style-name="Internet_20_link" text:visited-style-name="Visited_20_Internet_20_Link">
https://t.me/air_alert_ua/46493</text:a>
</text:p>
      <!--NEWS-->
      <text:h text:style-name="P10" text:outline-level="1">
<text:span text:style-name="T4">
Explosions and fire reported at airport in Melitopol, Zaporizhzhia region</text:span>
</text:h>
      <text:p text:style-name="P4">
Authors: liveuamap (Language: en)</text:p>
      <text:p text:style-name="P4">
Time: 2023-05-25T05:45:37</text:p>
      <text:p text:style-name="P4">
Location: Melitopol (Latitude:46.87788 Longtitude:35.31872)</text:p>
      <text:p text:style-name="P4">
Videos: []</text:p>
      <text:p text:style-name="P4">
Images: ["<text:a xlink:type="simple" xlink:href="https://liveuamap.com/pics/2023/05/25/22565298_0.jpg" text:style-name="Internet_20_link" text:visited-style-name="Visited_20_Internet_20_Link">
22565298_0.jpg</text:a>
"]</text:p>
      <text:p text:style-name="P4">
Tags: ["Europe", "Central and Eastern Europe"]</text:p>
      <text:p text:style-name="P4">
ID: 22565298</text:p>
      <!--METADATA-->
      <text:p text:style-name="P4">
Explosions and fire reported at airport in Melitopol, Zaporizhzhia region</text:p>
      <text:p text:style-name="P4">
<draw:frame draw:style-name="fr1" draw:name="Image115" text:anchor-type="as-char" svg:width="6.9236in" svg:height="6.932265in" draw:z-index="0">
<draw:image xlink:href="../Images/liveuamap/2023-05-25T05-45-37/22565298_0.jpg" xlink:type="simple" xlink:show="embed" xlink:actuate="onLoad" draw:mime-type="image/jpeg"/>
</draw:frame>
</text:p>
      <text:p text:style-name="P4">
News Collection Link: <text:a xlink:type="simple" xlink:href="https://liveuamap.com/en/2023/25-may-explosions-and-fire-reported-at-airport-in-melitopol" text:style-name="Internet_20_link" text:visited-style-name="Visited_20_Internet_20_Link">
https://liveuamap.com/en/2023/25-may-explosions-and-fire-reported-at-airport-in-melitopol</text:a>
</text:p>
      <text:p text:style-name="P4">
Source: <text:a xlink:type="simple" xlink:href="https://t.me/info_zp/36389" text:style-name="Internet_20_link" text:visited-style-name="Visited_20_Internet_20_Link">
https://t.me/info_zp/36389</text:a>
</text:p>
      <!--NEWS-->
      <text:h text:style-name="P10" text:outline-level="1">
<text:span text:style-name="T4">
"Russian Volunteer Corps" RDK published new video from Glotovo village of Grayvoron district ...</text:span>
</text:h>
      <text:p text:style-name="P4">
Authors: liveuamap (Language: en)</text:p>
      <text:p text:style-name="P4">
Time: 2023-05-25T05:54:52</text:p>
      <text:p text:style-name="P4">
Location: Belgorod, Belgorodskaya oblast' (Latitude:50.453 Longtitude:35.63111)</text:p>
      <text:p text:style-name="P4">
Videos: []</text:p>
      <text:p text:style-name="P4">
Images: []</text:p>
      <text:p text:style-name="P4">
Tags: ["Russia", "Central and Eastern Europe"]</text:p>
      <text:p text:style-name="P4">
ID: 22565299</text:p>
      <!--METADATA-->
      <text:p text:style-name="P4">
"Russian Volunteer Corps" RDK published new video from Glotovo village ofGrayvoron district of Belgorod region</text:p>
      <text:p text:style-name="P4">
News Collection Link: <text:a xlink:type="simple" xlink:href="https://liveuamap.com/en/2023/25-may-russian-volunteer-corps-rdk-published-new-video-from" text:style-name="Internet_20_link" text:visited-style-name="Visited_20_Internet_20_Link">
https://liveuamap.com/en/2023/25-may-russian-volunteer-corps-rdk-published-new-video-from</text:a>
</text:p>
      <text:p text:style-name="P4">
Source: <text:a xlink:type="simple" xlink:href="https://t.me/lachentyt/29670" text:style-name="Internet_20_link" text:visited-style-name="Visited_20_Internet_20_Link">
https://t.me/lachentyt/29670</text:a>
</text:p>
      <!--NEWS-->
      <text:h text:style-name="P10" text:outline-level="1">
<text:span text:style-name="T4">
«Україна і світ — проти російської агресії» — Служба зовнішньої розвідки України</text:span>
</text:h>
      <text:p text:style-name="P4">
Author: ['АРМІЯINFORM']</text:p>
      <text:p text:style-name="P4">
Time: 2023-05-25T06:00:00-04:00</text:p>
      <text:p text:style-name="P4">
Description: Про це повідомляє Служба зовнішньої розвідки України на своїй офіційній сторінці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golovna-37.jpg" text:style-name="Internet_20_link" text:visited-style-name="Visited_20_Internet_20_Link">
golovna-37.jpg</text:a>
']</text:p>
      <text:p text:style-name="P4">
Tags: ['STOPRUSSIA', 'АГРЕСІЯ РФ', 'ВІЙНА', 'ВТОРГНЕННЯ РФ', 'СЛУЖБА ЗОВНІШНЬОЇ РОЗВІДКИ УКРАЇНИ']</text:p>
      <text:p text:style-name="P4">
Category: News</text:p>
      <!--METADATA-->
      <text:p text:style-name="P4">
<draw:frame draw:style-name="fr1" draw:name="Image116" text:anchor-type="as-char" svg:width="6.9236in" svg:height="6.820353in" draw:z-index="0">
<draw:image xlink:href="../Images/AРМІЯINFORM/2023-05-25T06-00-00-04-00/golovna-37.jpg" xlink:type="simple" xlink:show="embed" xlink:actuate="onLoad" draw:mime-type="image/jpeg"/>
</draw:frame>
</text:p>
      <text:p text:style-name="P4">
Про це<text:a xlink:type="simple" xlink:href="https://www.facebook.com/SZRUkraine/posts/pfbid021KcSA9MuGqyoeLacwHoj4NMkiUw6no7fzz769AKDg2BbUZ95qx1nBj7PDud37DCgl" text:style-name="Internet_20_link" text:visited-style-name="Visited_20_Internet_20_Link">
повідомляє</text:a>
Служба зовнішньої розвідки України на своїй офіційній сторінці у Facebook.</text:p>
      <text:p text:style-name="P4">
Місія МВФ 23 травня розпочала роботу щодо першого перегляду програмирозширеного фінансування EFF з Україною.</text:p>
      <text:p text:style-name="P4">
ЄС виплатив Україні чергові 1,5 млрд євро з пакета допомоги на 18 млрд.</text:p>
      <text:p text:style-name="P4">
Євросоюз планує розширювати схему спільних закупівель, яка працює щодо газу,на водень та інші критичні товари.</text:p>
      <text:p text:style-name="P4">
Німеччина розглядає варіанти підтримки країн, які планують навчати українськихпілотів управлінню винищувачами F-16.</text:p>
      <text:p text:style-name="P4">
Речник Держдепу США Метью Міллер наголосив, що Сполучені Штати налаштованірозглянути всі можливі способи, щоб підтримати Україну і притягти росію довідповідальності за її агресію. Також речник запевнив, що надання Україні F-16є пріоритетом для Сполучених Штатів. Коментуючи події 22 травня вбєлгородській області рф, Міллер нагадав, що саме росія є агресором у ційвійні. Водночас він повідомив, що російська міжнародна злочинна організація«вагнєр» намагається приховати свої зусилля з придбання військового обладнанняі використовує для цих цілей Малі.</text:p>
      <text:p text:style-name="P4">
Прем’єр-міністр Сполученого Королівства Ріші Сунак вважає, що спробизаморозити війну в Україні на теперішньому етапі є «абсолютно неправильними» імають бути припинені.</text:p>
      <text:p text:style-name="P4">
«Усі хочуть, щоб війна закінчилась. Єдиний, хто, як видається, хочепродовжувати війну — це путін. Ніхто не хоче миру більше, ніж Україна, саметому ми підтримуємо ініціативу Президента Зеленського щодо миру», — заявивглава дипломатії ЄС Жозеп Боррель. Також Боррель закликав у прагненні миру вУкраїні не прирівнювати жертву до агресора.</text:p>
      <text:p text:style-name="P4">
«Франція готова домовитися з Україною про надання гарантій безпеки, якідопоможуть їй захистити себе в довгостроковій перспективі і запобігти можливіймайбутній агресії», — йдеться у заяві МЗС Франції.</text:p>
      <text:p text:style-name="P4">
Канцлер Німеччини Олаф Шольц впевнений, що росія не виграє війну протиУкраїни, а Київ після перемоги стане членом Євросоюзу.</text:p>
      <text:p text:style-name="P4">
«Партнери України тепер повинні піти „ва-банк“ і надати Україні все, щоУкраїна може використовувати в загальновійськових боях і що є допустимим заміжнародним правом. Тут більше не повинно бути червоних ліній», — заявивдепутат Бундестагу Родеріх Кізеветтер. На його думку, німецькі крилаті ракетиTaurus із радіусом дії до 400–500 кілометрів були б дуже корисним внеском.</text:p>
      <text:p text:style-name="P4">
Міністр оборони Німеччини Борис Пісторіус розкритикував Угорщину за блокуваннявиплати 500 млн євро із Фонду ЄС, який відшкодовує кошти державам-членам завійськову допомогу Україні.</text:p>
      <text:p text:style-name="P4">
Міністри оборони і високопосадовці оборонних відомств 12 країн НАТО (Північнагрупа: Сполучене Королівство, Нідерланди, Німеччина, Данія, Фінляндія,Ісландія, Норвегія, Швеція, Польща, Латвія, Литва та Естонія) напередоднілітнього саміту у Вільнюсі провели зустріч щодо зміцнення безпеки на східномуфланзі Альянсу і обороноздатності України.</text:p>
      <text:p text:style-name="P4">
Президент Мая Санду заявила, що Молдова виконає рішення Міжнародногокримінального суду та заарештує путіна, якщо він приїде в країну.</text:p>
      <text:p text:style-name="P4">
Source: <text:a xlink:type="simple" xlink:href="https://armyinform.com.ua/2023/05/25/ukrayina-i-svit-proty-rosijskoyi-agresiyi-sluzhba-zovnishnoyi-rozvidky-ukrayiny-4/" text:style-name="Internet_20_link" text:visited-style-name="Visited_20_Internet_20_Link">
https://armyinform.com.ua/2023/05/25/ukrayina-i-svit-proty-rosijskoyi-agresiyi-sluzhba-zovnishnoyi-rozvidky-ukrayiny-4/</text:a>
</text:p>
      <!--NEWS-->
      <text:h text:style-name="P10" text:outline-level="1">
<text:span text:style-name="T4">
Саперні підрозділи ЗС України за тиждень знешкодили 1448 вибухонебезпечних предметів</text:span>
</text:h>
      <text:p text:style-name="P4">
Author: ['АРМІЯINFORM']</text:p>
      <text:p text:style-name="P4">
Time: 2023-05-25T07:00:00-04:00</text:p>
      <text:p text:style-name="P4">
Description: Групи розмінування Командування Сил підтримки Збройних Сил України та ДССТ Міністерст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992366_972616894158437_3192259720673147502_n.jpg" text:style-name="Internet_20_link" text:visited-style-name="Visited_20_Internet_20_Link">
348992366_972616894158437_3192259720673147502_n.jpg</text:a>
']</text:p>
      <text:p text:style-name="P4">
Tags: ['STOPRUSSIA', 'АГРЕСІЯ РФ', 'ВІЙНА', 'ВТОРГНЕННЯ РФ', 'РОЗМІНУВАННЯ']</text:p>
      <text:p text:style-name="P4">
Category: News</text:p>
      <!--METADATA-->
      <text:p text:style-name="P4">
<draw:frame draw:style-name="fr1" draw:name="Image117" text:anchor-type="as-char" svg:width="6.9236in" svg:height="4.615733in" draw:z-index="0">
<draw:image xlink:href="../Images/AРМІЯINFORM/2023-05-25T07-00-00-04-00/348992366_972616894158437_3192259720673147502_n.jpg" xlink:type="simple" xlink:show="embed" xlink:actuate="onLoad" draw:mime-type="image/jpeg"/>
</draw:frame>
</text:p>
      <text:p text:style-name="P4">
Групи розмінування Командування Сил підтримки Збройних Сил України та ДССТМіністерства оборони України невпинно працюють, щоб ми могли передати у спадокнащадкам безпечну, європейську та вільну країну, а не сотні тисяч мін танерозірваних боєприпасів.</text:p>
      <text:p text:style-name="P4">
Наші саперні підрозділи, які повертають безпеку звільненим громадам Київської,Харківської, Херсонської, Миколаївської та інших областей, у період з 13 по 19травня обстежили:</text:p>
      <ul>
        <li>
близько 289 га місцевості та сільгоспугідь;  * близько 12 км автодоріг;  * близько 1 км залізничних колій;  * понад 5 км газогонів;  * близько 5 км ЛЕП.</li>
      </ul>
      <text:p text:style-name="P4">
Лише за тиждень знешкоджено 1448 одиниць вибухонебезпечних предметів.</text:p>
      <text:p text:style-name="P4">
<text:span text:style-name="T4">
Джерело:</text:span>
 <text:a xlink:type="simple" xlink:href="https://www.facebook.com/GeneralStaff.ua/posts/pfbid0uwAMPYho3rqDVanyk1rxCWcs5djCEzWuSErd68xfN66iSYtsxPjDs9EyuwUZNiuUl" text:style-name="Internet_20_link" text:visited-style-name="Visited_20_Internet_20_Link">
<text:span text:style-name="T5">
Генеральний штабЗСУ</text:span>
</text:a>
</text:p>
      <text:p text:style-name="P4">
Source: <text:a xlink:type="simple" xlink:href="https://armyinform.com.ua/2023/05/25/sapernymy-pidrozdilamy-zs-ukrayiny-za-tyzhden-zneshkodzheno-1448-odynycz-vybuhonebezpechnyh-predmetiv/" text:style-name="Internet_20_link" text:visited-style-name="Visited_20_Internet_20_Link">
https://armyinform.com.ua/2023/05/25/sapernymy-pidrozdilamy-zs-ukrayiny-za-tyzhden-zneshkodzheno-1448-odynycz-vybuhonebezpechnyh-predmetiv/</text:a>
</text:p>
      <!--NEWS-->
      <text:h text:style-name="P10" text:outline-level="1">
<text:span text:style-name="T4">
106 Ukrainian were released from Russian captivity. These are military personnel from the Bak...</text:span>
</text:h>
      <text:p text:style-name="P4">
Authors: liveuamap (Language: en)</text:p>
      <text:p text:style-name="P4">
Time: 2023-05-25T07:21:20</text:p>
      <text:p text:style-name="P4">
Location: Kam'yans'ke,Zaporiz'ka oblast (Latitude:47.54131 Longtitude:35.37186)</text:p>
      <text:p text:style-name="P4">
Videos: []</text:p>
      <text:p text:style-name="P4">
Images: []</text:p>
      <text:p text:style-name="P4">
Tags: ["Europe", "Central and Eastern Europe"]</text:p>
      <text:p text:style-name="P4">
ID: 22565306</text:p>
      <!--METADATA-->
      <text:p text:style-name="P4">
106 Ukrainian were released from Russian captivity. These are militarypersonnel from the Bakhmut direction — eight officers and 98 soldiers andsergeants</text:p>
      <text:p text:style-name="P4">
News Collection Link: <text:a xlink:type="simple" xlink:href="https://liveuamap.com/en/2023/25-may-106-ukrainian-were-released-from-russian-captivity" text:style-name="Internet_20_link" text:visited-style-name="Visited_20_Internet_20_Link">
https://liveuamap.com/en/2023/25-may-106-ukrainian-were-released-from-russian-captivity</text:a>
</text:p>
      <text:p text:style-name="P4">
Source: <text:a xlink:type="simple" xlink:href="https://t.me/suspilnenews/21044" text:style-name="Internet_20_link" text:visited-style-name="Visited_20_Internet_20_Link">
https://t.me/suspilnenews/21044</text:a>
</text:p>
      <!--NEWS-->
      <text:h text:style-name="P10" text:outline-level="1">
<text:span text:style-name="T4">
Медична допомога на передовій — ключовий чинник порятунку життя військовослужбовців</text:span>
</text:h>
      <text:p text:style-name="P4">
Author: ['АРМІЯINFORM']</text:p>
      <text:p text:style-name="P4">
Time: 2023-05-25T08:00:00-04:00</text:p>
      <text:p text:style-name="P4">
Description: Вчасно надана медична допомога є рятівним чинником для військовослужбовців під ч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220634_152382891147436_6021721098130087877_n.jpg" text:style-name="Internet_20_link" text:visited-style-name="Visited_20_Internet_20_Link">
345220634_152382891147436_6021721098130087877_n.jpg</text:a>
', '<text:a xlink:type="simple" xlink:href="https://armyinform.com.ua/wp-content/uploads/2023/05/345235259_934514140931008_8109526836034799347_n-150x150.jpg" text:style-name="Internet_20_link" text:visited-style-name="Visited_20_Internet_20_Link">
345235259_934514140931008_8109526836034799347_n-150x150.jpg</text:a>
', '<text:a xlink:type="simple" xlink:href="https://armyinform.com.ua/wp-content/uploads/2023/05/345454313_602382255293436_6401328367459116868_n-150x150.jpg" text:style-name="Internet_20_link" text:visited-style-name="Visited_20_Internet_20_Link">
345454313_602382255293436_6401328367459116868_n-150x150.jpg</text:a>
', '<text:a xlink:type="simple" xlink:href="https://armyinform.com.ua/wp-content/uploads/2023/05/345056858_1404554247053804_3038258783167791924_n-150x150.jpg" text:style-name="Internet_20_link" text:visited-style-name="Visited_20_Internet_20_Link">
345056858_1404554247053804_3038258783167791924_n-150x150.jpg</text:a>
', '<text:a xlink:type="simple" xlink:href="https://armyinform.com.ua/wp-content/uploads/2023/05/347275252_243249031645206_1840694883331842985_n-150x150.jpg" text:style-name="Internet_20_link" text:visited-style-name="Visited_20_Internet_20_Link">
347275252_243249031645206_1840694883331842985_n-150x150.jpg</text:a>
', '<text:a xlink:type="simple" xlink:href="https://armyinform.com.ua/wp-content/uploads/2023/05/345623350_794733961913513_7507104214179530924_n-150x150.jpg" text:style-name="Internet_20_link" text:visited-style-name="Visited_20_Internet_20_Link">
345623350_794733961913513_7507104214179530924_n-150x150.jpg</text:a>
', '<text:a xlink:type="simple" xlink:href="https://armyinform.com.ua/wp-content/uploads/2023/05/345288250_260781966437247_4010477809877603147_n-150x150.jpg" text:style-name="Internet_20_link" text:visited-style-name="Visited_20_Internet_20_Link">
345288250_260781966437247_4010477809877603147_n-150x150.jpg</text:a>
', '<text:a xlink:type="simple" xlink:href="https://armyinform.com.ua/wp-content/uploads/2023/05/345335960_761642882476011_5433007933257824679_n-150x150.jpg" text:style-name="Internet_20_link" text:visited-style-name="Visited_20_Internet_20_Link">
345335960_761642882476011_5433007933257824679_n-150x150.jpg</text:a>
', '<text:a xlink:type="simple" xlink:href="https://armyinform.com.ua/wp-content/uploads/2023/05/345604370_238914432081434_1047151058138818374_n-150x150.jpg" text:style-name="Internet_20_link" text:visited-style-name="Visited_20_Internet_20_Link">
345604370_238914432081434_1047151058138818374_n-150x150.jpg</text:a>
', '<text:a xlink:type="simple" xlink:href="https://armyinform.com.ua/wp-content/uploads/2023/05/346073313_1455982005211698_2628963411419390734_n-150x150.jpg" text:style-name="Internet_20_link" text:visited-style-name="Visited_20_Internet_20_Link">
346073313_1455982005211698_2628963411419390734_n-150x150.jpg</text:a>
', '<text:a xlink:type="simple" xlink:href="https://armyinform.com.ua/wp-content/uploads/2023/05/345632436_1969167466770921_3716003752058685081_n-150x150.jpg" text:style-name="Internet_20_link" text:visited-style-name="Visited_20_Internet_20_Link">
345632436_1969167466770921_3716003752058685081_n-150x150.jpg</text:a>
', '<text:a xlink:type="simple" xlink:href="https://armyinform.com.ua/wp-content/uploads/2023/05/346637911_1385048389010049_3125004289810296407_n-150x150.jpg" text:style-name="Internet_20_link" text:visited-style-name="Visited_20_Internet_20_Link">
346637911_1385048389010049_3125004289810296407_n-150x150.jpg</text:a>
']</text:p>
      <text:p text:style-name="P4">
Tags: ['STOPRUSSIA', 'АГРЕСІЯ РФ', 'ВІЙНА', 'ВТОРГНЕННЯ РФ']</text:p>
      <text:p text:style-name="P4">
Category: News</text:p>
      <!--METADATA-->
      <text:p text:style-name="P4">
<draw:frame draw:style-name="fr1" draw:name="Image118" text:anchor-type="as-char" svg:width="6.9236in" svg:height="5.221548in" draw:z-index="0">
<draw:image xlink:href="../Images/AРМІЯINFORM/2023-05-25T08-00-00-04-00/345220634_152382891147436_6021721098130087877_n.jpg" xlink:type="simple" xlink:show="embed" xlink:actuate="onLoad" draw:mime-type="image/jpeg"/>
</draw:frame>
</text:p>
      <text:p text:style-name="P4">
Вчасно надана медична допомога є рятівним чинником для військовослужбовців підчас ведення бойових дій, оскільки це може врятувати їхнє життя.</text:p>
      <text:p text:style-name="P4">
Протягом тижня з бойовими медиками підпорядкованих батальйонів <text:a xlink:type="simple" xlink:href="https://www.facebook.com/permalink.php" text:style-name="Internet_20_link" text:visited-style-name="Visited_20_Internet_20_Link">
121-ї окремоїбригади територіальноїоборони</text:a>
проводили заняття з тактичної медицини.</text:p>
      <text:p text:style-name="P4">
<text:a xlink:type="simple" xlink:href="https://armyinform.com.ua/wp-content/uploads/2023/05/345235259_934514140931008_8109526836034799347_n.jpg" text:style-name="Internet_20_link" text:visited-style-name="Visited_20_Internet_20_Link">
<draw:frame draw:style-name="fr1" draw:name="Image119" text:anchor-type="as-char" svg:width="6.9236in" svg:height="6.9236in" draw:z-index="0">
<draw:image xlink:href="../Images/AРМІЯINFORM/2023-05-25T08-00-00-04-00/345235259_934514140931008_8109526836034799347_n-150x150.jpg" xlink:type="simple" xlink:show="embed" xlink:actuate="onLoad" draw:mime-type="image/jpeg"/>
</draw:frame>
</text:a>
</text:p>
      <text:p text:style-name="P4">
<text:a xlink:type="simple" xlink:href="https://armyinform.com.ua/wp-content/uploads/2023/05/345454313_602382255293436_6401328367459116868_n.jpg" text:style-name="Internet_20_link" text:visited-style-name="Visited_20_Internet_20_Link">
<draw:frame draw:style-name="fr1" draw:name="Image120" text:anchor-type="as-char" svg:width="6.9236in" svg:height="6.9236in" draw:z-index="0">
<draw:image xlink:href="../Images/AРМІЯINFORM/2023-05-25T08-00-00-04-00/345454313_602382255293436_6401328367459116868_n-150x150.jpg" xlink:type="simple" xlink:show="embed" xlink:actuate="onLoad" draw:mime-type="image/jpeg"/>
</draw:frame>
</text:a>
</text:p>
      <text:p text:style-name="P4">
<text:a xlink:type="simple" xlink:href="https://armyinform.com.ua/wp-content/uploads/2023/05/345056858_1404554247053804_3038258783167791924_n.jpg" text:style-name="Internet_20_link" text:visited-style-name="Visited_20_Internet_20_Link">
<draw:frame draw:style-name="fr1" draw:name="Image121" text:anchor-type="as-char" svg:width="6.9236in" svg:height="6.9236in" draw:z-index="0">
<draw:image xlink:href="../Images/AРМІЯINFORM/2023-05-25T08-00-00-04-00/345056858_1404554247053804_3038258783167791924_n-150x150.jpg" xlink:type="simple" xlink:show="embed" xlink:actuate="onLoad" draw:mime-type="image/jpeg"/>
</draw:frame>
</text:a>
</text:p>
      <text:p text:style-name="P4">
<text:a xlink:type="simple" xlink:href="https://armyinform.com.ua/wp-content/uploads/2023/05/347275252_243249031645206_1840694883331842985_n.jpg" text:style-name="Internet_20_link" text:visited-style-name="Visited_20_Internet_20_Link">
<draw:frame draw:style-name="fr1" draw:name="Image122" text:anchor-type="as-char" svg:width="6.9236in" svg:height="6.9236in" draw:z-index="0">
<draw:image xlink:href="../Images/AРМІЯINFORM/2023-05-25T08-00-00-04-00/347275252_243249031645206_1840694883331842985_n-150x150.jpg" xlink:type="simple" xlink:show="embed" xlink:actuate="onLoad" draw:mime-type="image/jpeg"/>
</draw:frame>
</text:a>
</text:p>
      <text:p text:style-name="P4">
<text:a xlink:type="simple" xlink:href="https://armyinform.com.ua/wp-content/uploads/2023/05/345623350_794733961913513_7507104214179530924_n.jpg" text:style-name="Internet_20_link" text:visited-style-name="Visited_20_Internet_20_Link">
<draw:frame draw:style-name="fr1" draw:name="Image123" text:anchor-type="as-char" svg:width="6.9236in" svg:height="6.9236in" draw:z-index="0">
<draw:image xlink:href="../Images/AРМІЯINFORM/2023-05-25T08-00-00-04-00/345623350_794733961913513_7507104214179530924_n-150x150.jpg" xlink:type="simple" xlink:show="embed" xlink:actuate="onLoad" draw:mime-type="image/jpeg"/>
</draw:frame>
</text:a>
</text:p>
      <text:p text:style-name="P4">
<text:a xlink:type="simple" xlink:href="https://armyinform.com.ua/wp-content/uploads/2023/05/345288250_260781966437247_4010477809877603147_n.jpg" text:style-name="Internet_20_link" text:visited-style-name="Visited_20_Internet_20_Link">
<draw:frame draw:style-name="fr1" draw:name="Image124" text:anchor-type="as-char" svg:width="6.9236in" svg:height="6.9236in" draw:z-index="0">
<draw:image xlink:href="../Images/AРМІЯINFORM/2023-05-25T08-00-00-04-00/345288250_260781966437247_4010477809877603147_n-150x150.jpg" xlink:type="simple" xlink:show="embed" xlink:actuate="onLoad" draw:mime-type="image/jpeg"/>
</draw:frame>
</text:a>
</text:p>
      <text:p text:style-name="P4">
<text:a xlink:type="simple" xlink:href="https://armyinform.com.ua/wp-content/uploads/2023/05/345335960_761642882476011_5433007933257824679_n.jpg" text:style-name="Internet_20_link" text:visited-style-name="Visited_20_Internet_20_Link">
<draw:frame draw:style-name="fr1" draw:name="Image125" text:anchor-type="as-char" svg:width="6.9236in" svg:height="6.9236in" draw:z-index="0">
<draw:image xlink:href="../Images/AРМІЯINFORM/2023-05-25T08-00-00-04-00/345335960_761642882476011_5433007933257824679_n-150x150.jpg" xlink:type="simple" xlink:show="embed" xlink:actuate="onLoad" draw:mime-type="image/jpeg"/>
</draw:frame>
</text:a>
</text:p>
      <text:p text:style-name="P4">
<text:a xlink:type="simple" xlink:href="https://armyinform.com.ua/wp-content/uploads/2023/05/345604370_238914432081434_1047151058138818374_n.jpg" text:style-name="Internet_20_link" text:visited-style-name="Visited_20_Internet_20_Link">
<draw:frame draw:style-name="fr1" draw:name="Image126" text:anchor-type="as-char" svg:width="6.9236in" svg:height="6.9236in" draw:z-index="0">
<draw:image xlink:href="../Images/AРМІЯINFORM/2023-05-25T08-00-00-04-00/345604370_238914432081434_1047151058138818374_n-150x150.jpg" xlink:type="simple" xlink:show="embed" xlink:actuate="onLoad" draw:mime-type="image/jpeg"/>
</draw:frame>
</text:a>
</text:p>
      <text:p text:style-name="P4">
<text:a xlink:type="simple" xlink:href="https://armyinform.com.ua/wp-content/uploads/2023/05/346073313_1455982005211698_2628963411419390734_n.jpg" text:style-name="Internet_20_link" text:visited-style-name="Visited_20_Internet_20_Link">
<draw:frame draw:style-name="fr1" draw:name="Image127" text:anchor-type="as-char" svg:width="6.9236in" svg:height="6.9236in" draw:z-index="0">
<draw:image xlink:href="../Images/AРМІЯINFORM/2023-05-25T08-00-00-04-00/346073313_1455982005211698_2628963411419390734_n-150x150.jpg" xlink:type="simple" xlink:show="embed" xlink:actuate="onLoad" draw:mime-type="image/jpeg"/>
</draw:frame>
</text:a>
</text:p>
      <text:p text:style-name="P4">
<text:a xlink:type="simple" xlink:href="https://armyinform.com.ua/wp-content/uploads/2023/05/345632436_1969167466770921_3716003752058685081_n.jpg" text:style-name="Internet_20_link" text:visited-style-name="Visited_20_Internet_20_Link">
<draw:frame draw:style-name="fr1" draw:name="Image128" text:anchor-type="as-char" svg:width="6.9236in" svg:height="6.9236in" draw:z-index="0">
<draw:image xlink:href="../Images/AРМІЯINFORM/2023-05-25T08-00-00-04-00/345632436_1969167466770921_3716003752058685081_n-150x150.jpg" xlink:type="simple" xlink:show="embed" xlink:actuate="onLoad" draw:mime-type="image/jpeg"/>
</draw:frame>
</text:a>
</text:p>
      <text:p text:style-name="P4">
<text:a xlink:type="simple" xlink:href="https://armyinform.com.ua/wp-content/uploads/2023/05/346637911_1385048389010049_3125004289810296407_n.jpg" text:style-name="Internet_20_link" text:visited-style-name="Visited_20_Internet_20_Link">
<draw:frame draw:style-name="fr1" draw:name="Image129" text:anchor-type="as-char" svg:width="6.9236in" svg:height="6.9236in" draw:z-index="0">
<draw:image xlink:href="../Images/AРМІЯINFORM/2023-05-25T08-00-00-04-00/346637911_1385048389010049_3125004289810296407_n-150x150.jpg" xlink:type="simple" xlink:show="embed" xlink:actuate="onLoad" draw:mime-type="image/jpeg"/>
</draw:frame>
</text:a>
</text:p>
      <text:p text:style-name="P4">
Під керівництвом досвідчених медичних фахівців бригади учасники занятьпрактично відпрацювали змодельовані ситуації, що найбільш наближені дореальних бойових умов, вдосконалили свої навички зі швидкого оцінювання станутравмованого та надання йому першої медичної допомоги, а також обмінялисядосвідом евакуації поранених з різних зон ведення бойових дій.</text:p>
      <text:p text:style-name="P4">
Працюємо заради перемоги!</text:p>
      <text:p text:style-name="P4">
Source: <text:a xlink:type="simple" xlink:href="https://armyinform.com.ua/2023/05/25/medychna-dopomoga-na-peredovij-klyuchovyj-faktor-vryatuvannya-zhyttya-vijskovosluzhbovcziv/" text:style-name="Internet_20_link" text:visited-style-name="Visited_20_Internet_20_Link">
https://armyinform.com.ua/2023/05/25/medychna-dopomoga-na-peredovij-klyuchovyj-faktor-vryatuvannya-zhyttya-vijskovosluzhbovcziv/</text:a>
</text:p>
      <!--NEWS-->
      <text:h text:style-name="P10" text:outline-level="1">
<text:span text:style-name="T4">
Ukraine defense contact group in total has committed nearly $65 billion in security assistanc...</text:span>
</text:h>
      <text:p text:style-name="P4">
Authors: liveuamap (Language: en)</text:p>
      <text:p text:style-name="P4">
Time: 2023-05-25T08:30:50</text:p>
      <text:p text:style-name="P4">
Location: Ramstein-Miesenbach,Rhineland-Palatinate (Latitude:49.44004 Longtitude:7.59713)</text:p>
      <text:p text:style-name="P4">
Videos: []</text:p>
      <text:p text:style-name="P4">
Images: []</text:p>
      <text:p text:style-name="P4">
Tags: ["Germany", "Europe"]</text:p>
      <text:p text:style-name="P4">
ID: 22565308</text:p>
      <!--METADATA-->
      <text:p text:style-name="P4">
Ukraine defense contact group in total has committed nearly $65 billion insecurity assistance - @SecDef Lloyd Austin</text:p>
      <text:p text:style-name="P4">
News Collection Link: <text:a xlink:type="simple" xlink:href="https://liveuamap.com/en/2023/25-may-ukraine-defense-contact-group-in-total-has-committed" text:style-name="Internet_20_link" text:visited-style-name="Visited_20_Internet_20_Link">
https://liveuamap.com/en/2023/25-may-ukraine-defense-contact-group-in-total-has-committed</text:a>
</text:p>
      <text:p text:style-name="P4">
Source: <text:a xlink:type="simple" xlink:href="https://twitter.com/OstapYarysh/status/1661710268202639373" text:style-name="Internet_20_link" text:visited-style-name="Visited_20_Internet_20_Link">
https://twitter.com/OstapYarysh/status/1661710268202639373</text:a>
</text:p>
      <!--NEWS-->
      <text:h text:style-name="P10" text:outline-level="1">
<text:span text:style-name="T4">
A drone was shot down near Belgorod, - governor</text:span>
</text:h>
      <text:p text:style-name="P4">
Authors: liveuamap (Language: en)</text:p>
      <text:p text:style-name="P4">
Time: 2023-05-25T08:53:14</text:p>
      <text:p text:style-name="P4">
Location: Belgorod, Belgorodskaya oblast' (Latitude:50.59152 Longtitude:36.61211)</text:p>
      <text:p text:style-name="P4">
Videos: []</text:p>
      <text:p text:style-name="P4">
Images: []</text:p>
      <text:p text:style-name="P4">
Tags: ["Russia", "Central and Eastern Europe"]</text:p>
      <text:p text:style-name="P4">
ID: 22565310</text:p>
      <!--METADATA-->
      <text:p text:style-name="P4">
A drone was shot down near Belgorod, - governor</text:p>
      <text:p text:style-name="P4">
News Collection Link: <text:a xlink:type="simple" xlink:href="https://liveuamap.com/en/2023/25-may-a-drone-was-shot-down-near-belgorod--governor" text:style-name="Internet_20_link" text:visited-style-name="Visited_20_Internet_20_Link">
https://liveuamap.com/en/2023/25-may-a-drone-was-shot-down-near-belgorod--governor</text:a>
</text:p>
      <text:p text:style-name="P4">
Source: <text:a xlink:type="simple" xlink:href="https://t.me/rusbrief/120266" text:style-name="Internet_20_link" text:visited-style-name="Visited_20_Internet_20_Link">
https://t.me/rusbrief/120266</text:a>
</text:p>
      <!--NEWS-->
      <text:h text:style-name="P10" text:outline-level="1">
<text:span text:style-name="T4">
На Донеччині евакуйовано з-під ворожого вогню чотирьох дітей</text:span>
</text:h>
      <text:p text:style-name="P4">
Author: ['АРМІЯINFORM']</text:p>
      <text:p text:style-name="P4">
Time: 2023-05-25T09:00:00-04:00</text:p>
      <text:p text:style-name="P4">
Description: Про це повідомляє Нацполіція на своїй офіційній сторінці у соціальній мережі Facebook.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422059_684887890062198_6175430207578137679_n.jpg" text:style-name="Internet_20_link" text:visited-style-name="Visited_20_Internet_20_Link">
347422059_684887890062198_6175430207578137679_n.jpg</text:a>
', '<text:a xlink:type="simple" xlink:href="https://armyinform.com.ua/wp-content/uploads/2023/05/347389810_269513242139337_3029442790969695401_n-150x150.jpg" text:style-name="Internet_20_link" text:visited-style-name="Visited_20_Internet_20_Link">
347389810_269513242139337_3029442790969695401_n-150x150.jpg</text:a>
', '<text:a xlink:type="simple" xlink:href="https://armyinform.com.ua/wp-content/uploads/2023/05/347384788_770764541097411_5720188956299613476_n-150x150.jpg" text:style-name="Internet_20_link" text:visited-style-name="Visited_20_Internet_20_Link">
347384788_770764541097411_5720188956299613476_n-150x150.jpg</text:a>
', '<text:a xlink:type="simple" xlink:href="https://armyinform.com.ua/wp-content/uploads/2023/05/347388213_741997841005784_4556813444200810577_n-150x150.jpg" text:style-name="Internet_20_link" text:visited-style-name="Visited_20_Internet_20_Link">
347388213_741997841005784_4556813444200810577_n-150x150.jpg</text:a>
', '<text:a xlink:type="simple" xlink:href="https://armyinform.com.ua/wp-content/uploads/2023/05/347404687_979364143478457_4212997365424644204_n-150x150.jpg" text:style-name="Internet_20_link" text:visited-style-name="Visited_20_Internet_20_Link">
347404687_979364143478457_4212997365424644204_n-150x150.jpg</text:a>
']</text:p>
      <text:p text:style-name="P4">
Tags: ['STOPRUSSIA', 'АГРЕСІЯ РФ', 'ВІЙНА', 'ВТОРГНЕННЯ РФ', 'НАЦПОЛІЦІЯ']</text:p>
      <text:p text:style-name="P4">
Category: News</text:p>
      <!--METADATA-->
      <text:p text:style-name="P4">
<draw:frame draw:style-name="fr1" draw:name="Image130" text:anchor-type="as-char" svg:width="6.9236in" svg:height="4.615733in" draw:z-index="0">
<draw:image xlink:href="../Images/AРМІЯINFORM/2023-05-25T09-00-00-04-00/347422059_684887890062198_6175430207578137679_n.jpg" xlink:type="simple" xlink:show="embed" xlink:actuate="onLoad" draw:mime-type="image/jpeg"/>
</draw:frame>
</text:p>
      <text:p text:style-name="P4">
Про це<text:a xlink:type="simple" xlink:href="https://www.facebook.com/UA.National.Police/posts/pfbid02JfYec9s6KzugpMgHPrB8RHzna12LaMN8QovjAJLyDBfEVk85bmPX2kvNxiFM6Lvwl" text:style-name="Internet_20_link" text:visited-style-name="Visited_20_Internet_20_Link">
повідомляє</text:a>
Нацполіція на своїй офіційній сторінці у соціальній мережі Facebook.</text:p>
      <text:p text:style-name="P4">
Поліцейські Торецька забрали з-під ворожого вогню чотирьох дітей.</text:p>
      <text:p text:style-name="P4">
Із селища Північне, що на Донеччині, співробітники поліції евакуювали трьохдорослих і чотирьох дітей: 15-річного Ігоря, 13-річну Соню, 6-річного Давидата найменшу Емілію, якій 1 рік та 10 місяців.</text:p>
      <text:p text:style-name="P4">
<text:a xlink:type="simple" xlink:href="https://armyinform.com.ua/wp-content/uploads/2023/05/347389810_269513242139337_3029442790969695401_n.jpg" text:style-name="Internet_20_link" text:visited-style-name="Visited_20_Internet_20_Link">
<draw:frame draw:style-name="fr1" draw:name="Image131" text:anchor-type="as-char" svg:width="6.9236in" svg:height="6.9236in" draw:z-index="0">
<draw:image xlink:href="../Images/AРМІЯINFORM/2023-05-25T09-00-00-04-00/347389810_269513242139337_3029442790969695401_n-150x150.jpg" xlink:type="simple" xlink:show="embed" xlink:actuate="onLoad" draw:mime-type="image/jpeg"/>
</draw:frame>
</text:a>
</text:p>
      <text:p text:style-name="P4">
<text:a xlink:type="simple" xlink:href="https://armyinform.com.ua/wp-content/uploads/2023/05/347384788_770764541097411_5720188956299613476_n.jpg" text:style-name="Internet_20_link" text:visited-style-name="Visited_20_Internet_20_Link">
<draw:frame draw:style-name="fr1" draw:name="Image132" text:anchor-type="as-char" svg:width="6.9236in" svg:height="6.9236in" draw:z-index="0">
<draw:image xlink:href="../Images/AРМІЯINFORM/2023-05-25T09-00-00-04-00/347384788_770764541097411_5720188956299613476_n-150x150.jpg" xlink:type="simple" xlink:show="embed" xlink:actuate="onLoad" draw:mime-type="image/jpeg"/>
</draw:frame>
</text:a>
</text:p>
      <text:p text:style-name="P4">
<text:a xlink:type="simple" xlink:href="https://armyinform.com.ua/wp-content/uploads/2023/05/347388213_741997841005784_4556813444200810577_n.jpg" text:style-name="Internet_20_link" text:visited-style-name="Visited_20_Internet_20_Link">
<draw:frame draw:style-name="fr1" draw:name="Image133" text:anchor-type="as-char" svg:width="6.9236in" svg:height="6.9236in" draw:z-index="0">
<draw:image xlink:href="../Images/AРМІЯINFORM/2023-05-25T09-00-00-04-00/347388213_741997841005784_4556813444200810577_n-150x150.jpg" xlink:type="simple" xlink:show="embed" xlink:actuate="onLoad" draw:mime-type="image/jpeg"/>
</draw:frame>
</text:a>
</text:p>
      <text:p text:style-name="P4">
<text:a xlink:type="simple" xlink:href="https://armyinform.com.ua/wp-content/uploads/2023/05/347404687_979364143478457_4212997365424644204_n.jpg" text:style-name="Internet_20_link" text:visited-style-name="Visited_20_Internet_20_Link">
<draw:frame draw:style-name="fr1" draw:name="Image134" text:anchor-type="as-char" svg:width="6.9236in" svg:height="6.9236in" draw:z-index="0">
<draw:image xlink:href="../Images/AРМІЯINFORM/2023-05-25T09-00-00-04-00/347404687_979364143478457_4212997365424644204_n-150x150.jpg" xlink:type="simple" xlink:show="embed" xlink:actuate="onLoad" draw:mime-type="image/jpeg"/>
</draw:frame>
</text:a>
</text:p>
      <text:p text:style-name="P4">
Біля їхнього будинку влучив російський снаряд — родина вижила дивом.</text:p>
      <text:p text:style-name="P4">
«Я дуже хочу, щоб закінчилася війна, бо так страшно серед війни, — каже Давид,який у свої шість років пережив найстрашніше. — Був приліт біля нас, і мибігли в погріб».</text:p>
      <text:p text:style-name="P4">
Наступного ж дня після прильоту матір дітей зателефонувала на лінію 102 зпроханням про евакуацію. За родиною прибув екіпаж поліції. Поліцейськіризикували власним життям, щоб врятувати малечу з лінії фронту.</text:p>
      <text:p text:style-name="P4">
Дорослих і дітей доставили до пункту збору евакуйованих в Торецьку, звідкивони вирушать у Дніпро, а далі — до родичів у Вінницю.</text:p>
      <text:p text:style-name="P4">
Аби підтримати малечу, що через російську агресію втратила дім, поліцейськіподарували хлопчикам і дівчаткам шоколадки, канцелярію, іграшки.</text:p>
      <text:p text:style-name="P4">
Source: <text:a xlink:type="simple" xlink:href="https://armyinform.com.ua/2023/05/25/evakuacziya-za-300-metriv-vid-liniyi-frontu/" text:style-name="Internet_20_link" text:visited-style-name="Visited_20_Internet_20_Link">
https://armyinform.com.ua/2023/05/25/evakuacziya-za-300-metriv-vid-liniyi-frontu/</text:a>
</text:p>
      <!--NEWS-->
      <text:h text:style-name="P10" text:outline-level="1">
<text:span text:style-name="T4">
Finnish government: We will send more military equipment to Ukraine, including ammunition and...</text:span>
</text:h>
      <text:p text:style-name="P4">
Authors: liveuamap (Language: en)</text:p>
      <text:p text:style-name="P4">
Time: 2023-05-25T09:33:07</text:p>
      <text:p text:style-name="P4">
Location: Ramstein-Miesenbach,Rhineland-Palatinate (Latitude:49.43882 Longtitude:7.59725)</text:p>
      <text:p text:style-name="P4">
Videos: []</text:p>
      <text:p text:style-name="P4">
Images: []</text:p>
      <text:p text:style-name="P4">
Tags: ["Germany", "Europe"]</text:p>
      <text:p text:style-name="P4">
ID: 22565312</text:p>
      <!--METADATA-->
      <text:p text:style-name="P4">
Finnish government: We will send more military equipment to Ukraine, includingammunition and anti-aircraft weapons</text:p>
      <text:p text:style-name="P4">
News Collection Link: <text:a xlink:type="simple" xlink:href="https://liveuamap.com/en/2023/25-may-finnish-government-we-will-send-more-military-equipment" text:style-name="Internet_20_link" text:visited-style-name="Visited_20_Internet_20_Link">
https://liveuamap.com/en/2023/25-may-finnish-government-we-will-send-more-military-equipment</text:a>
</text:p>
      <text:p text:style-name="P4">
Source: <text:a xlink:type="simple" xlink:href="https://twitter.com/SkyNewsArabia_B/status/1661717368886665216" text:style-name="Internet_20_link" text:visited-style-name="Visited_20_Internet_20_Link">
https://twitter.com/SkyNewsArabia_B/status/1661717368886665216</text:a>
</text:p>
      <!--NEWS-->
      <text:h text:style-name="P10" text:outline-level="1">
<text:span text:style-name="T4">
Велика Британія виступає за суворі санкції проти російської ядерної галузі</text:span>
</text:h>
      <text:p text:style-name="P4">
Author: ['АРМІЯINFORM']</text:p>
      <text:p text:style-name="P4">
Time: 2023-05-25T10:00:00-04:00</text:p>
      <text:p text:style-name="P4">
Description: Герман Галущенко подякував Великій Британії за жорстку позицію у введенні санкцій про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mage-7.jpg" text:style-name="Internet_20_link" text:visited-style-name="Visited_20_Internet_20_Link">
image-7.jpg</text:a>
']</text:p>
      <text:p text:style-name="P4">
Tags: ['STOPRUSSIA', 'АГРЕСІЯ РФ', 'ВІЙНА', 'ВТОРГНЕННЯ РФ', 'САНКЦІЇ']</text:p>
      <text:p text:style-name="P4">
Category: News</text:p>
      <!--METADATA-->
      <text:p text:style-name="P4">
<draw:frame draw:style-name="fr1" draw:name="Image135" text:anchor-type="as-char" svg:width="6.9236in" svg:height="3.897391in" draw:z-index="0">
<draw:image xlink:href="../Images/AРМІЯINFORM/2023-05-25T10-00-00-04-00/image-7.jpg" xlink:type="simple" xlink:show="embed" xlink:actuate="onLoad" draw:mime-type="image/jpeg"/>
</draw:frame>
</text:p>
      <text:p text:style-name="P4">
Герман Галущенко подякував Великій Британії за жорстку позицію у введеннісанкцій проти російської ядерної галузі.</text:p>
      <text:p text:style-name="P4">
Про це <text:a xlink:type="simple" xlink:href="https://www.kmu.gov.ua/news/herman-halushchenko-podiakuvav-velykii-brytanii-za-zhorstku-pozytsiiu-u-vvedenni-sanktsii-proty-rosiiskoi-iadernoi-haluzi" text:style-name="Internet_20_link" text:visited-style-name="Visited_20_Internet_20_Link">
повідомляє</text:a>
 Урядовий портал.</text:p>
      <text:p text:style-name="P4">
Міністр енергетики України Герман Галущенко провів онлайн-зустріч з державнимсекретарем з енергетичної безпеки та Net Zero Великої Британії ГрантомШаппсом.</text:p>
      <text:p text:style-name="P4">
Очільник Міненерго подякував Великій Британії за підтримку українськогоенергосектору і внесок до Фонду енергетичної підтримки України, який допомігенергосистемі вистояти цієї зими в умовах російських атак.</text:p>
      <text:p text:style-name="P4">
«Ми вже готуємося до наступної зими і очікуємо, що вона буде досить складною.Очевидно, ворог продовжить атаки на об’єкти енергетичної інфраструктури.Розуміючи це, ми працюємо над відновленням пошкоджених об’єктів. Триваємасштабна ремонтна кампанія. У той же час важливо і надалі накопичуватиобладнання на складах. Це дозволить нам якнайшвидше замінити те устаткування,яке може бути знову пошкоджене російськими терористами», — зазначив Міністр.</text:p>
      <text:p text:style-name="P4">
Герман Галущенко також подякував британській стороні за жорстку позицію увведенні санкцій проти російської ядерної галузі.</text:p>
      <text:p text:style-name="P4">
«Днями російські обстріли призвели до сьомого блекауту Запорізької АЕС. Цепряма загроза ядерній і радіаційній безпеці всього континенту. Цивілізованийсвіт має дати відсіч державі-терористу і запровадити жорсткі санкції протиросійської ядерної галузі, як це вже зробили США і Велика Британія», —наголосив він.</text:p>
      <text:p text:style-name="P4">
Сторони обговорили співпрацю в ядерній галузі, зокрема будівництво малихмодульних реакторів і перспективи співробітництва у цій сфері.</text:p>
      <text:p text:style-name="P4">
Герман Галущенко також наголосив на зацікавленості України у залученнібританських інвестицій у проекти з відновлення і розбудови українськоїенергетичної інфраструктури з урахуванням перспектив розвитку відновлюваноїенергетики та біотехнологій.</text:p>
      <text:p text:style-name="P4">
Source: <text:a xlink:type="simple" xlink:href="https://armyinform.com.ua/2023/05/25/velyka-brytaniya-vystupaye-za-suvori-sankcziyi-proty-rosijskoyi-yadernoyi-galuzi/" text:style-name="Internet_20_link" text:visited-style-name="Visited_20_Internet_20_Link">
https://armyinform.com.ua/2023/05/25/velyka-brytaniya-vystupaye-za-suvori-sankcziyi-proty-rosijskoyi-yadernoyi-galuzi/</text:a>
</text:p>
      <!--NEWS-->
      <text:h text:style-name="P10" text:outline-level="1">
<text:span text:style-name="T4">
Мінреінтеграції координуватиме компенсацію витрат за прихисток переселенців — рішення Уряду</text:span>
</text:h>
      <text:p text:style-name="P4">
Author: ['АРМІЯINFORM']</text:p>
      <text:p text:style-name="P4">
Time: 2023-05-25T11:00:00-04:00</text:p>
      <text:p text:style-name="P4">
Description: Про це повідомляє Мінреінтеграції.    Кабмін вніс зміни до Порядку компенсації витра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douyl3lqs15wo7z7s57.jpg" text:style-name="Internet_20_link" text:visited-style-name="Visited_20_Internet_20_Link">
fdouyl3lqs15wo7z7s57.jpg</text:a>
']</text:p>
      <text:p text:style-name="P4">
Tags: ['STOPRUSSIA', 'АГРЕСІЯ РФ', 'ВІЙНА', 'ВТОРГНЕННЯ РФ', 'МІНРЕІНТЕГРАЦІЇ']</text:p>
      <text:p text:style-name="P4">
Category: News</text:p>
      <!--METADATA-->
      <text:p text:style-name="P4">
<draw:frame draw:style-name="fr1" draw:name="Image136" text:anchor-type="as-char" svg:width="6.9236in" svg:height="3.866426in" draw:z-index="0">
<draw:image xlink:href="../Images/AРМІЯINFORM/2023-05-25T11-00-00-04-00/fdouyl3lqs15wo7z7s57.jpg" xlink:type="simple" xlink:show="embed" xlink:actuate="onLoad" draw:mime-type="image/jpeg"/>
</draw:frame>
 Ілюстративне фото</text:p>
      <text:p text:style-name="P4">
Про це <text:a xlink:type="simple" xlink:href="https://t.me/minre_ua/3399" text:style-name="Internet_20_link" text:visited-style-name="Visited_20_Internet_20_Link">
повідомляє</text:a>
 Мінреінтеграції.</text:p>
      <text:p text:style-name="P4">
Кабмін вніс зміни до Порядку компенсації витрат за тимчасове розміщеннявнутрішньо переміщених осіб у межах реалізації проєкту «Прихисток». Змінитакож внесені до Положення про функціонування інформаційно-аналітичної системиобліку даних, пов’язаних із компенсацією витрат за тимчасове перебування ВПО.</text:p>
      <text:p text:style-name="P4">
Відповідний проєкт Постанови був прийнятий на засіданні Уряду.</text:p>
      <text:p text:style-name="P4">
Цим документом передбачено, що Мінреінтеграції є відповідальним виконавцемпроєкту «Прихисток».</text:p>
      <text:p text:style-name="P4">
Крім того, Мінреінтеграції визначено держателем інформаційно-аналітичноїсистеми обліку даних, пов’язаних із компенсацією за безоплатне тимчасоверозміщення ВПО.</text:p>
      <text:p text:style-name="P4">
Зазначимо, що така компенсація здійснюється за рахунок коштів ТоваристваЧервоного Хреста України. Вона надається власникам житла або їх представникам,орендарям житла державної або комунальної власності, які безоплатнорозміщували у своїх житлових приміщеннях внутрішніх переселенців.</text:p>
      <text:p text:style-name="P4">
Постанова набирає чинності з 1 червня 2023 року, але не раніше дня їїопублікування.</text:p>
      <text:p text:style-name="P4">
Ухвалення цього рішення сприятиме реалізації державної політики щодо підтримкивнутрішньо переміщених осіб.</text:p>
      <text:p text:style-name="P4">
Source: <text:a xlink:type="simple" xlink:href="https://armyinform.com.ua/2023/05/25/minreintegracziyi-koordynuvatyme-kompensacziyu-vytrat-za-pryhystok-pereselencziv-rishennya-uryadu/" text:style-name="Internet_20_link" text:visited-style-name="Visited_20_Internet_20_Link">
https://armyinform.com.ua/2023/05/25/minreintegracziyi-koordynuvatyme-kompensacziyu-vytrat-za-pryhystok-pereselencziv-rishennya-uryadu/</text:a>
</text:p>
      <!--NEWS-->
      <text:h text:style-name="P10" text:outline-level="1">
<text:span text:style-name="T4">
Символ стійкості: на Софійській площі встановили скульптуру на честь бранців з «Азовсталі»</text:span>
</text:h>
      <text:p text:style-name="P4">
Author: ['АРМІЯINFORM']</text:p>
      <text:p text:style-name="P4">
Time: 2023-05-25T12:00:00-04:00</text:p>
      <text:p text:style-name="P4">
Description: Інсталяція стоятиме до повернення всіх бранців.    Про це повідомляє Асоціація роди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780x519.jpg" text:style-name="Internet_20_link" text:visited-style-name="Visited_20_Internet_20_Link">
780x519.jpg</text:a>
']</text:p>
      <text:p text:style-name="P4">
Tags: ['STOPRUSSIA', 'АГРЕСІЯ РФ', 'АЗОВСТАЛЬ', 'ВІЙНА', 'ВТОРГНЕННЯ РФ']</text:p>
      <text:p text:style-name="P4">
Category: News</text:p>
      <!--METADATA-->
      <text:p text:style-name="P4">
<draw:frame draw:style-name="fr1" draw:name="Image137" text:anchor-type="as-char" svg:width="6.9236in" svg:height="4.606857in" draw:z-index="0">
<draw:image xlink:href="../Images/AРМІЯINFORM/2023-05-25T12-00-00-04-00/780x519.jpg" xlink:type="simple" xlink:show="embed" xlink:actuate="onLoad" draw:mime-type="image/jpeg"/>
</draw:frame>
</text:p>
      <text:p text:style-name="P4">
Інсталяція стоятиме до повернення всіх бранців.</text:p>
      <text:p text:style-name="P4">
Про це <text:a xlink:type="simple" xlink:href="https://t.me/AzovstalFamilies/1768" text:style-name="Internet_20_link" text:visited-style-name="Visited_20_Internet_20_Link">
повідомляє</text:a>
 Асоціація родинзахисників «Азовсталі».</text:p>
      <text:p text:style-name="P4">
Над створенням інсталяції у вигляді рук полонених, закованих в кайданки,працював скульптор Ян Беспалько в команді митців Наталії Башкатової, АнастасіїСемененко, Дениса Петришина та Валентини Ярощук.</text:p>
      <text:p text:style-name="P4">
За словами авторів, скульптура не лише символізує віру та незламність воїнів,які перебувають у полоні, але також «покликана показати, що світ та Українадокладають усіх зусиль для того, щоб повернути їх додому». Інсталяція стоятимена площі, допоки весь гарнізон «Маріуполь» не повернеться додому в Україну.</text:p>
      <text:p text:style-name="P4">
Source: <text:a xlink:type="simple" xlink:href="https://armyinform.com.ua/2023/05/25/symvol-stijkosti-skulptura-na-sofijskij-ploshhi-symvolizuye-stijkist-ukrayinskyh-vijskovopolonenyh-z-azovstali/" text:style-name="Internet_20_link" text:visited-style-name="Visited_20_Internet_20_Link">
https://armyinform.com.ua/2023/05/25/symvol-stijkosti-skulptura-na-sofijskij-ploshhi-symvolizuye-stijkist-ukrayinskyh-vijskovopolonenyh-z-azovstali/</text:a>
</text:p>
      <!--NEWS-->
      <text:h text:style-name="P10" text:outline-level="1">
<text:span text:style-name="T4">
Освітня та оборонна галузі об’єднують зусилля задля посилення обороноздатності України</text:span>
</text:h>
      <text:p text:style-name="P4">
Author: ['АРМІЯINFORM']</text:p>
      <text:p text:style-name="P4">
Time: 2023-05-25T13:00:00-04:00</text:p>
      <text:p text:style-name="P4">
Description: Про це повідомляє Урядовий портал.    Міністерство освіти і науки України та Держав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1/ukroboronprom.jpg" text:style-name="Internet_20_link" text:visited-style-name="Visited_20_Internet_20_Link">
ukroboronprom.jpg</text:a>
']</text:p>
      <text:p text:style-name="P4">
Tags: ['STOPRUSSIA', 'АГРЕСІЯ РФ', 'ВІЙНА', 'ВТОРГНЕННЯ РФ', 'УКРОБОРОНПРОМ', 'УРЯДОВИЙ ПОРТАЛ']</text:p>
      <text:p text:style-name="P4">
Category: News</text:p>
      <!--METADATA-->
      <text:p text:style-name="P4">
<draw:frame draw:style-name="fr1" draw:name="Image138" text:anchor-type="as-char" svg:width="6.9236in" svg:height="3.894525in" draw:z-index="0">
<draw:image xlink:href="../Images/AРМІЯINFORM/2023-05-25T13-00-00-04-00/ukroboronprom.jpg" xlink:type="simple" xlink:show="embed" xlink:actuate="onLoad" draw:mime-type="image/jpeg"/>
</draw:frame>
</text:p>
      <text:p text:style-name="P4">
Про це <text:a xlink:type="simple" xlink:href="https://www.kmu.gov.ua/news/osvitnia-ta-oboronna-haluzi-obiednuiut-zusyllia-zadlia-posylennia-oboronozdatnosti-ukrainy" text:style-name="Internet_20_link" text:visited-style-name="Visited_20_Internet_20_Link">
повідомляє</text:a>
 Урядовийпортал.</text:p>
      <text:p text:style-name="P4">
Міністерство освіти і науки України та Державний концерн «Укроборонпром»уклали Меморандум про партнерство та співпрацю.</text:p>
      <text:p text:style-name="P4">
Тепер студенти закладів вищої та професійно-технічної освіти зможуть проходитивиробничу та переддипломну практику в «Укроборонпромі». Це популяризуєпрофесії оборонного сектору, а в довгостроковій перспективі — забезпечитьомолодження колективів й осучаснення виробництва.</text:p>
      <text:p text:style-name="P4">
«Державний оборонно-промисловий комплекс потребує залучення прогресивноїмолоді, їхніх ідей та нового бачення. Адже ця сфера може і має стати драйверомрозвитку економіки України», — зазначив генеральний директор УкроборонпромуЮрій Гусєв.</text:p>
      <text:p text:style-name="P4">
Також планують розробити дуальні освітні програми: підготовка спеціалістівзгідно з потребами підприємств сприяє подальшому працевлаштуванню в оборонно-промисловому комплексі.</text:p>
      <text:p text:style-name="P4">
«Українська молодь сьогодні має безліч крутих ідей та бажання розвиватися воборонній сфері. І наше завдання — допомогти їм це зробити у найбільшефективний спосіб: реалізувати себе, свої ідеї та заразом зробити внесок уперемогу», — зазначив Міністр освіти і науки України Оксен Лісовий.</text:p>
      <text:p text:style-name="P4">
Співпраця вже розпочата — підписання Меморандуму масштабує вказані проекти. У2022 році понад 1250 студентів пройшли практику та стажування на підприємствахКонцерну, а приблизно 440 отримали роботу. Зараз «Укроборонпром» співпрацює з75 навчальними закладами. А з початку 2023 року на підприємствах проходятьпрактику орієнтовно 700 студентів.</text:p>
      <text:p text:style-name="P4">
Взаємодія освіти, науки та оборонного виробництва — один із стратегічноважливих кроків для укріплення оборонно-промислового комплексу в умовахвоєнного стану та курсу на посилення обороноздатності держави.</text:p>
      <text:p text:style-name="P4">
Source: <text:a xlink:type="simple" xlink:href="https://armyinform.com.ua/2023/05/25/osvitnya-ta-oboronna-galuzi-obyednuyut-zusyllya-zadlya-posylennya-oboronozdatnosti-ukrayiny/" text:style-name="Internet_20_link" text:visited-style-name="Visited_20_Internet_20_Link">
https://armyinform.com.ua/2023/05/25/osvitnya-ta-oboronna-galuzi-obyednuyut-zusyllya-zadlya-posylennya-oboronozdatnosti-ukrayiny/</text:a>
</text:p>
      <!--NEWS-->
      <text:h text:style-name="P10" text:outline-level="1">
<text:span text:style-name="T4">
Russian artillery shelled Nikopol once more today</text:span>
</text:h>
      <text:p text:style-name="P4">
Authors: liveuamap (Language: en)</text:p>
      <text:p text:style-name="P4">
Time: 2023-05-25T13:35:00</text:p>
      <text:p text:style-name="P4">
Location: Zaporizhia (Latitude:47.57074 Longtitude:34.40575)</text:p>
      <text:p text:style-name="P4">
Videos: []</text:p>
      <text:p text:style-name="P4">
Images: ["<text:a xlink:type="simple" xlink:href="https://liveuamap.com/pics/2023/05/25/22565378_0.jpg" text:style-name="Internet_20_link" text:visited-style-name="Visited_20_Internet_20_Link">
22565378_0.jpg</text:a>
", "<text:a xlink:type="simple" xlink:href="https://liveuamap.com/pics/2023/05/25/22565378_1.jpg" text:style-name="Internet_20_link" text:visited-style-name="Visited_20_Internet_20_Link">
22565378_1.jpg</text:a>
", "<text:a xlink:type="simple" xlink:href="https://liveuamap.com/pics/2023/05/25/22565378_2.jpg" text:style-name="Internet_20_link" text:visited-style-name="Visited_20_Internet_20_Link">
22565378_2.jpg</text:a>
", "<text:a xlink:type="simple" xlink:href="https://liveuamap.com/pics/2023/05/25/22565378_3.jpg" text:style-name="Internet_20_link" text:visited-style-name="Visited_20_Internet_20_Link">
22565378_3.jpg</text:a>
"]</text:p>
      <text:p text:style-name="P4">
Tags: ["Europe", "Central and Eastern Europe"]</text:p>
      <text:p text:style-name="P4">
ID: 22565378</text:p>
      <!--METADATA-->
      <text:p text:style-name="P4">
Russian artillery shelled Nikopol once more today</text:p>
      <text:p text:style-name="P4">
<draw:frame draw:style-name="fr1" draw:name="Image139" text:anchor-type="as-char" svg:width="6.9236in" svg:height="5.1927in" draw:z-index="0">
<draw:image xlink:href="../Images/liveuamap/2023-05-25T13-35-00/22565378_0.jpg" xlink:type="simple" xlink:show="embed" xlink:actuate="onLoad" draw:mime-type="image/jpeg"/>
</draw:frame>
<draw:frame draw:style-name="fr1" draw:name="Image140" text:anchor-type="as-char" svg:width="6.9236in" svg:height="5.1927in" draw:z-index="0">
<draw:image xlink:href="../Images/liveuamap/2023-05-25T13-35-00/22565378_1.jpg" xlink:type="simple" xlink:show="embed" xlink:actuate="onLoad" draw:mime-type="image/jpeg"/>
</draw:frame>
<draw:frame draw:style-name="fr1" draw:name="Image141" text:anchor-type="as-char" svg:width="6.9236in" svg:height="6.9236in" draw:z-index="0">
<draw:image xlink:href="../Images/liveuamap/2023-05-25T13-35-00/22565378_2.jpg" xlink:type="simple" xlink:show="embed" xlink:actuate="onLoad" draw:mime-type="image/jpeg"/>
</draw:frame>
<draw:frame draw:style-name="fr1" draw:name="Image142" text:anchor-type="as-char" svg:width="6.9236in" svg:height="6.9236in" draw:z-index="0">
<draw:image xlink:href="../Images/liveuamap/2023-05-25T13-35-00/22565378_3.jpg" xlink:type="simple" xlink:show="embed" xlink:actuate="onLoad" draw:mime-type="image/jpeg"/>
</draw:frame>
</text:p>
      <text:p text:style-name="P4">
News Collection Link: <text:a xlink:type="simple" xlink:href="https://liveuamap.com/en/2023/25-may-russian-artillery-shelled-nikopol-once-more-today" text:style-name="Internet_20_link" text:visited-style-name="Visited_20_Internet_20_Link">
https://liveuamap.com/en/2023/25-may-russian-artillery-shelled-nikopol-once-more-today</text:a>
</text:p>
      <text:p text:style-name="P4">
Source: <text:a xlink:type="simple" xlink:href="https://t.me/dnipropetrovskaODA/4830" text:style-name="Internet_20_link" text:visited-style-name="Visited_20_Internet_20_Link">
https://t.me/dnipropetrovskaODA/4830</text:a>
</text:p>
      <!--NEWS-->
      <text:h text:style-name="P10" text:outline-level="1">
<text:span text:style-name="T4">
Міжнародні донори нададуть Україні 17 млн євро на житлове кредитування для ВПО</text:span>
</text:h>
      <text:p text:style-name="P4">
Author: ['АРМІЯINFORM']</text:p>
      <text:p text:style-name="P4">
Time: 2023-05-25T14:00:00-04:00</text:p>
      <text:p text:style-name="P4">
Description: Про це повідомляє Мінреінтеграції.    Віцепрем’єр-міністр Ірина Верещук зустріла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b8ae754-d301-466b-b6a6-11cccaeb5a79_805a000c18ed44c6e3a01850ff78f041.jpeg" text:style-name="Internet_20_link" text:visited-style-name="Visited_20_Internet_20_Link">
bb8ae754-d301-466b-b6a6-11cccaeb5a79_805a000c18ed44c6e3a01850ff78f041.jpeg</text:a>
']</text:p>
      <text:p text:style-name="P4">
Tags: ['STOPRUSSIA', 'АГРЕСІЯ РФ', 'ВІЙНА', 'ВТОРГНЕННЯ РФ', 'ІРИНА ВЕРЕЩУК', 'МІНРЕІНТЕГРАЦІЯ']</text:p>
      <text:p text:style-name="P4">
Category: News</text:p>
      <!--METADATA-->
      <text:p text:style-name="P4">
<draw:frame draw:style-name="fr1" draw:name="Image143" text:anchor-type="as-char" svg:width="6.9236in" svg:height="4.59727in" draw:z-index="0">
<draw:image xlink:href="../Images/AРМІЯINFORM/2023-05-25T14-00-00-04-00/bb8ae754-d301-466b-b6a6-11cccaeb5a79_805a000c18ed44c6e3a01850ff78f041.jpeg" xlink:type="simple" xlink:show="embed" xlink:actuate="onLoad" draw:mime-type="image/jpeg"/>
</draw:frame>
Ілюстративне фото</text:p>
      <text:p text:style-name="P4">
Про це <text:a xlink:type="simple" xlink:href="https://minre.gov.ua/2023/05/24/mizhnarodni-donory-nadadut-ukrayini-17-mln-yevro-na-zhytlove-kredytuvannya-dlya-vpo/" text:style-name="Internet_20_link" text:visited-style-name="Visited_20_Internet_20_Link">
повідомляє</text:a>
Мінреінтеграції.</text:p>
      <text:p text:style-name="P4">
Віцепрем’єр-міністр Ірина Верещук зустрілася з представниками Держмолодьжитлай Офісу Кредитної установи для відбудови (KfW) в Україні.</text:p>
      <text:p text:style-name="P4">
З 2021 року вони успішно реалізують в Україні доступну програму кредитуванняжитла для внутрішньо переміщених осіб.</text:p>
      <text:p text:style-name="P4">
Упродовж цього періоду понад 650 переселенців отримали кредит (зі ставкою 3%річних) на загальну суму 892,6 млн гривень. Цю грантову програму реалізуєДержмолодьжитло за фінансування Уряду Німеччини через Кредитну установу KfW.</text:p>
      <text:p text:style-name="P4">
У 2023 році на реалізацію житлового кредитування для ВПО міжнародні доноринададуть Україні додатковий грант у розмірі 17 млн євро.</text:p>
      <text:p text:style-name="P4">
«Це одна з найдієвіших програм забезпечення ВПО доступним житлом. Дякую всімпричетним, що допомагаєте людям, які опинилися у складних життєвих обставинах.Своєю чергою сприятимемо залученню до грантової програми інших міжнароднихдонорів. Це стане потужним майданчиком для інтеграції ВПО у нові громади!» —наголосила Віцепрем’єр-міністр Ірина Верещук.</text:p>
      <text:p text:style-name="P4">
Source: <text:a xlink:type="simple" xlink:href="https://armyinform.com.ua/2023/05/25/mizhnarodni-donory-nadadut-ukrayini-17-mln-yevro-na-zhytlove-kredytuvannya-dlya-vpo/" text:style-name="Internet_20_link" text:visited-style-name="Visited_20_Internet_20_Link">
https://armyinform.com.ua/2023/05/25/mizhnarodni-donory-nadadut-ukrayini-17-mln-yevro-na-zhytlove-kredytuvannya-dlya-vpo/</text:a>
</text:p>
      <!--NEWS-->
      <text:h text:style-name="P10" text:outline-level="1">
<text:span text:style-name="T4">
Zaporizka Oblast(20:01). Red Alert: aerial threat. Sirens sounding. Take cover now!</text:span>
</text:h>
      <text:p text:style-name="P4">
Authors: liveuamap (Language: en)</text:p>
      <text:p text:style-name="P4">
Time: 2023-05-25T14:03:00</text:p>
      <text:p text:style-name="P4">
Location: Zaporizka Oblast (Latitude:47.613221 Longtitude:35.766431)</text:p>
      <text:p text:style-name="P4">
Videos: []</text:p>
      <text:p text:style-name="P4">
Images: []</text:p>
      <text:p text:style-name="P4">
Tags: ["Europe", "Central and Eastern Europe"]</text:p>
      <text:p text:style-name="P4">
ID: 22565367</text:p>
      <!--METADATA-->
      <text:p text:style-name="P4">
Zaporizka Oblast(20:01). Red Alert: aerial threat. Sirens sounding. Take covernow!</text:p>
      <text:p text:style-name="P4">
News Collection Link: <text:a xlink:type="simple" xlink:href="https://liveuamap.com/en/2023/25-may-zaporizka-oblast2001-red-alert-aerial-g" text:style-name="Internet_20_link" text:visited-style-name="Visited_20_Internet_20_Link">
https://liveuamap.com/en/2023/25-may-zaporizka-oblast2001-red-alert-aerial-g</text:a>
</text:p>
      <text:p text:style-name="P4">
Source: <text:a xlink:type="simple" xlink:href="https://t.me/air_alert_ua/46495" text:style-name="Internet_20_link" text:visited-style-name="Visited_20_Internet_20_Link">
https://t.me/air_alert_ua/46495</text:a>
</text:p>
      <!--NEWS-->
      <text:h text:style-name="P10" text:outline-level="1">
<text:span text:style-name="T4">
Dam at Karlivka water reservoir was damaged as result of shelling. Halytsynivka, Zhelanne-1 a...</text:span>
</text:h>
      <text:p text:style-name="P4">
Authors: liveuamap (Language: en)</text:p>
      <text:p text:style-name="P4">
Time: 2023-05-25T14:41:00</text:p>
      <text:p text:style-name="P4">
Location: Donetsk (Latitude:48.09666 Longtitude:37.42802)</text:p>
      <text:p text:style-name="P4">
Videos: []</text:p>
      <text:p text:style-name="P4">
Images: []</text:p>
      <text:p text:style-name="P4">
Tags: ["Minsk Monitor", "Europe"]</text:p>
      <text:p text:style-name="P4">
ID: 22565379</text:p>
      <!--METADATA-->
      <text:p text:style-name="P4">
Dam at Karlivka water reservoir was damaged as result of shelling.Halytsynivka, Zhelanne-1 and Zhelanne-2 under threat of flooding</text:p>
      <text:p text:style-name="P4">
News Collection Link: <text:a xlink:type="simple" xlink:href="https://liveuamap.com/en/2023/25-may-dam-at-karlivka-water-reservoir-was-damaged-as-result" text:style-name="Internet_20_link" text:visited-style-name="Visited_20_Internet_20_Link">
https://liveuamap.com/en/2023/25-may-dam-at-karlivka-water-reservoir-was-damaged-as-result</text:a>
</text:p>
      <text:p text:style-name="P4">
Source: <text:a xlink:type="simple" xlink:href="https://t.me/info_zp/36417" text:style-name="Internet_20_link" text:visited-style-name="Visited_20_Internet_20_Link">
https://t.me/info_zp/36417</text:a>
</text:p>
      <!--NEWS-->
      <text:h text:style-name="P10" text:outline-level="1">
<text:span text:style-name="T4">
Національно-патріотичне виховання — на першому місці серед пріоритетів української молоді</text:span>
</text:h>
      <text:p text:style-name="P4">
Author: ['АРМІЯINFORM']</text:p>
      <text:p text:style-name="P4">
Time: 2023-05-25T15:00:00-04:00</text:p>
      <text:p text:style-name="P4">
Description: Про це повідомляє заступник Голови Комітету з питань молоді і спорту Василь Мокан.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0148bbf-e1c6-4359-aee0-7fef9e113c1c.jpg" text:style-name="Internet_20_link" text:visited-style-name="Visited_20_Internet_20_Link">
60148bbf-e1c6-4359-aee0-7fef9e113c1c.jpg</text:a>
']</text:p>
      <text:p text:style-name="P4">
Tags: ['STOPRUSSIA', 'АГРЕСІЯ РФ', 'ВІЙНА', 'ВТОРГНЕННЯ РФ']</text:p>
      <text:p text:style-name="P4">
Category: News</text:p>
      <!--METADATA-->
      <text:p text:style-name="P4">
<draw:frame draw:style-name="fr1" draw:name="Image144" text:anchor-type="as-char" svg:width="6.9236in" svg:height="4.161605in" draw:z-index="0">
<draw:image xlink:href="../Images/AРМІЯINFORM/2023-05-25T15-00-00-04-00/60148bbf-e1c6-4359-aee0-7fef9e113c1c.jpg" xlink:type="simple" xlink:show="embed" xlink:actuate="onLoad" draw:mime-type="image/jpeg"/>
</draw:frame>
</text:p>
      <text:p text:style-name="P4">
Про це <text:a xlink:type="simple" xlink:href="https://t.me/verkhovnaradaukrainy/51375" text:style-name="Internet_20_link" text:visited-style-name="Visited_20_Internet_20_Link">
повідомляє</text:a>
 заступник ГоловиКомітету з питань молоді і спорту Василь Мокан.</text:p>
      <text:p text:style-name="P4">
Відповідно до результатів соціологічного дослідження «Вплив війни на молодь вУкраїні», проведеного за підтримки ПРООН та Міністерства молоді та спортуУкраїни, для 40% молодих громадян заходи національно-патріотичного іспортивного характеру є найбільш бажаними серед послуг, які мають надаватимолодіжні центри під час війни.</text:p>
      <text:p text:style-name="P4">
— Дуже добре, що в молодих українців є усвідомлення стратегічності цьогонапряму державної політики, адже саме ефективна система НПВ є важливимелементом національної безпеки України і формування національної ідентичності,— наголосив Василь Мокан.</text:p>
      <text:p text:style-name="P4">
Source: <text:a xlink:type="simple" xlink:href="https://armyinform.com.ua/2023/05/25/naczionalno-patriotychne-vyhovannya-na-pershomu-misczi-sered-priorytetiv-ukrayinskoyi-molodi/" text:style-name="Internet_20_link" text:visited-style-name="Visited_20_Internet_20_Link">
https://armyinform.com.ua/2023/05/25/naczionalno-patriotychne-vyhovannya-na-pershomu-misczi-sered-priorytetiv-ukrayinskoyi-molodi/</text:a>
</text:p>
      <!--NEWS-->
      <text:h text:style-name="P10" text:outline-level="1">
<text:span text:style-name="T4">
Air defense was active at Morozovsk in Rostov region</text:span>
</text:h>
      <text:p text:style-name="P4">
Authors: liveuamap (Language: en)</text:p>
      <text:p text:style-name="P4">
Time: 2023-05-25T15:31:27</text:p>
      <text:p text:style-name="P4">
Location: Morozovsk, Rostov (Latitude:48.3211 Longtitude:41.78925)</text:p>
      <text:p text:style-name="P4">
Videos: []</text:p>
      <text:p text:style-name="P4">
Images: []</text:p>
      <text:p text:style-name="P4">
Tags: ["Central and Eastern Europe", "Russia"]</text:p>
      <text:p text:style-name="P4">
ID: 22565384</text:p>
      <!--METADATA-->
      <text:p text:style-name="P4">
Air defense was active at Morozovsk in Rostov region</text:p>
      <text:p text:style-name="P4">
News Collection Link: <text:a xlink:type="simple" xlink:href="https://liveuamap.com/en/2023/25-may-air-defense-was-active-at-morozovsk-in-rostov-region" text:style-name="Internet_20_link" text:visited-style-name="Visited_20_Internet_20_Link">
https://liveuamap.com/en/2023/25-may-air-defense-was-active-at-morozovsk-in-rostov-region</text:a>
</text:p>
      <text:p text:style-name="P4">
Source: <text:a xlink:type="simple" xlink:href="https://t.me/rusbrief/120389" text:style-name="Internet_20_link" text:visited-style-name="Visited_20_Internet_20_Link">
https://t.me/rusbrief/120389</text:a>
</text:p>
      <!--NEWS-->
      <text:h text:style-name="P10" text:outline-level="1">
<text:span text:style-name="T4">
Zaporizka Oblast(21:54). Red Alert: aerial threat. Sirens sounding. Take cover now!</text:span>
</text:h>
      <text:p text:style-name="P4">
Authors: liveuamap (Language: en)</text:p>
      <text:p text:style-name="P4">
Time: 2023-05-25T15:55:00</text:p>
      <text:p text:style-name="P4">
Location: Zaporizka Oblast (Latitude:47.612021 Longtitude:35.765261)</text:p>
      <text:p text:style-name="P4">
Videos: []</text:p>
      <text:p text:style-name="P4">
Images: []</text:p>
      <text:p text:style-name="P4">
Tags: ["Europe", "Central and Eastern Europe"]</text:p>
      <text:p text:style-name="P4">
ID: 22565385</text:p>
      <!--METADATA-->
      <text:p text:style-name="P4">
Zaporizka Oblast(21:54). Red Alert: aerial threat. Sirens sounding. Take covernow!</text:p>
      <text:p text:style-name="P4">
News Collection Link: <text:a xlink:type="simple" xlink:href="https://liveuamap.com/en/2023/25-may-zaporizka-oblast2154-red-alert-aerial-g" text:style-name="Internet_20_link" text:visited-style-name="Visited_20_Internet_20_Link">
https://liveuamap.com/en/2023/25-may-zaporizka-oblast2154-red-alert-aerial-g</text:a>
</text:p>
      <text:p text:style-name="P4">
Source: <text:a xlink:type="simple" xlink:href="https://t.me/air_alert_ua/46498" text:style-name="Internet_20_link" text:visited-style-name="Visited_20_Internet_20_Link">
https://t.me/air_alert_ua/46498</text:a>
</text:p>
      <!--NEWS-->
      <text:h text:style-name="P10" text:outline-level="1">
<text:span text:style-name="T4">
У Координаційному штабі відбулася зустріч із родинами військовослужбовців Національної гвардії України</text:span>
</text:h>
      <text:p text:style-name="P4">
Author: ['АРМІЯINFORM']</text:p>
      <text:p text:style-name="P4">
Time: 2023-05-25T16:00:00-04:00</text:p>
      <text:p text:style-name="P4">
Description: Про це йдеться в повідомленні Координаційного штабу з питань поводження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6013488268269695013_w.jpg" text:style-name="Internet_20_link" text:visited-style-name="Visited_20_Internet_20_Link">
photo_6013488268269695013_w.jpg</text:a>
']</text:p>
      <text:p text:style-name="P4">
Tags: ['КООРДИНАЦІЙНИЙ ШТАБ З ПИТАНЬ ПОВОДЖЕННЯ З ВІЙСЬКОВОПОЛОНЕНИМИ', 'НГУ']</text:p>
      <text:p text:style-name="P4">
Category: News</text:p>
      <!--METADATA-->
      <text:p text:style-name="P4">
<draw:frame draw:style-name="fr1" draw:name="Image145" text:anchor-type="as-char" svg:width="6.9236in" svg:height="3.894525in" draw:z-index="0">
<draw:image xlink:href="../Images/AРМІЯINFORM/2023-05-25T16-00-00-04-00/photo_6013488268269695013_w.jpg" xlink:type="simple" xlink:show="embed" xlink:actuate="onLoad" draw:mime-type="image/jpeg"/>
</draw:frame>
</text:p>
      <text:p text:style-name="P4">
Про це йдеться в <text:a xlink:type="simple" xlink:href="https://t.me/Koord_shtab/1114" text:style-name="Internet_20_link" text:visited-style-name="Visited_20_Internet_20_Link">
повідомленні</text:a>
 Координаційногоштабу з питань поводження з військовополоненими у Telegram.</text:p>
      <text:p text:style-name="P4">
Представник Штабу запевнив, що жодної черги на обмін не існує. Українанамагається визволити всіх за найменшої нагоди: «Ми ще не повернули всіхпоранених. Тобто, якби була черга, то досі б повертали лише поранених і жінок.Діалог іде не щодо військових частин чи підрозділів, а скоріше по категоріях:поранені, хворі, літні, жінки, місця утримання. Але по факту повертаємо йінших. Якби ми наполягали саме на нашій черговості обмінів, нам би не вдалосявизволити понад 2,3 тисячі людей. Максимум пів тисячі».</text:p>
      <text:p text:style-name="P4">
На зустрічі також обговорили, що рідні можуть зробити для офіційногопідтвердження полону їхніх Захисників країною-агресоркою. Зокрема для цьогопотрібно звернутися до Міжнародного комітету Червоного Хреста (МКЧХ). Хоча цене гарантує позитивного результату.</text:p>
      <text:p text:style-name="P4">
«На росіян зараз можна впливати тільки силою. МКЧХ — гуманітарна організація,вона не застосовує силу, а тільки переконання й нагадування. Томупідтвердження залежить від країни-агресорки. Росія зобов’язана підтверджуватиполон людей, яких захопила, й надавати їм відповідні права», — зазначивпредставник Штабу.</text:p>
      <text:p text:style-name="P4">
Також він запевнив, що всі відео, які викладає ворог з нашими полоненими,беруться в роботу для підтвердження й визволення наших Оборонців: «Миобліковуємо всю інформацію про полонених — у тому числі свідченнях тих, хтоповернувся. Використовуємо все для визволення наших людей».</text:p>
      <text:p text:style-name="P4">
Source: <text:a xlink:type="simple" xlink:href="https://armyinform.com.ua/2023/05/25/u-koordynaczijnomu-shtabi-vidbulasya-zustrich-z-rodynamy-vijskovosluzhbovcziv-naczionalnoyi-gvardiyi-ukrayiny/" text:style-name="Internet_20_link" text:visited-style-name="Visited_20_Internet_20_Link">
https://armyinform.com.ua/2023/05/25/u-koordynaczijnomu-shtabi-vidbulasya-zustrich-z-rodynamy-vijskovosluzhbovcziv-naczionalnoyi-gvardiyi-ukrayiny/</text:a>
</text:p>
      <!--NEWS-->
      <text:h text:style-name="P10" text:outline-level="1">
<text:span text:style-name="T4">
Explosions reported in Berdiansk</text:span>
</text:h>
      <text:p text:style-name="P4">
Authors: liveuamap (Language: en)</text:p>
      <text:p text:style-name="P4">
Time: 2023-05-25T16:04:33</text:p>
      <text:p text:style-name="P4">
Location: Berdians'k,Zaporiz'ka oblast (Latitude:46.7408 Longtitude:36.82892)</text:p>
      <text:p text:style-name="P4">
Videos: []</text:p>
      <text:p text:style-name="P4">
Images: []</text:p>
      <text:p text:style-name="P4">
Tags: ["Europe", "Central and Eastern Europe"]</text:p>
      <text:p text:style-name="P4">
ID: 22565386</text:p>
      <!--METADATA-->
      <text:p text:style-name="P4">
Explosions reported in Berdiansk</text:p>
      <text:p text:style-name="P4">
News Collection Link: <text:a xlink:type="simple" xlink:href="https://liveuamap.com/en/2023/25-may-explosions-reported-in-berdiansk" text:style-name="Internet_20_link" text:visited-style-name="Visited_20_Internet_20_Link">
https://liveuamap.com/en/2023/25-may-explosions-reported-in-berdiansk</text:a>
</text:p>
      <text:p text:style-name="P4">
Source: <text:a xlink:type="simple" xlink:href="https://t.me/info_zp/36428" text:style-name="Internet_20_link" text:visited-style-name="Visited_20_Internet_20_Link">
https://t.me/info_zp/36428</text:a>
</text:p>
      <!--NEWS-->
      <text:h text:style-name="P10" text:outline-level="1">
<text:span text:style-name="T4">
Governor of Rostov region claims Ukrainian missile was shot down near Morozovsk</text:span>
</text:h>
      <text:p text:style-name="P4">
Authors: liveuamap (Language: en)</text:p>
      <text:p text:style-name="P4">
Time: 2023-05-25T16:07:44</text:p>
      <text:p text:style-name="P4">
Location: Morozovsk, Rostov (Latitude:48.3106 Longtitude:41.79886)</text:p>
      <text:p text:style-name="P4">
Videos: []</text:p>
      <text:p text:style-name="P4">
Images: []</text:p>
      <text:p text:style-name="P4">
Tags: ["Central and Eastern Europe", "Russia"]</text:p>
      <text:p text:style-name="P4">
ID: 22565387</text:p>
      <!--METADATA-->
      <text:p text:style-name="P4">
Governor of Rostov region claims Ukrainian missile was shot down nearMorozovsk</text:p>
      <text:p text:style-name="P4">
News Collection Link: <text:a xlink:type="simple" xlink:href="https://liveuamap.com/en/2023/25-may-governor-of-rostov-region-claims-ukrainian-missile" text:style-name="Internet_20_link" text:visited-style-name="Visited_20_Internet_20_Link">
https://liveuamap.com/en/2023/25-may-governor-of-rostov-region-claims-ukrainian-missile</text:a>
</text:p>
      <text:p text:style-name="P4">
Source: <text:a xlink:type="simple" xlink:href="https://t.me/rian_ru/203714" text:style-name="Internet_20_link" text:visited-style-name="Visited_20_Internet_20_Link">
https://t.me/rian_ru/203714</text:a>
</text:p>
      <!--NEWS-->
      <text:h text:style-name="P10" text:outline-level="1">
<text:span text:style-name="T4">
На півдні українські воїни знищили російський «Урал» та міномет з розрахунком</text:span>
</text:h>
      <text:p text:style-name="P4">
Authors: Ukrinform (Person)</text:p>
      <text:p text:style-name="P4">
Publisher: Укринформ (Organization)</text:p>
      <text:p text:style-name="P4">
Published Time: 2023-05-25T16:09:00+03:00</text:p>
      <text:p text:style-name="P4">
Modified Time: 2023-05-25T16:09:00+03:00</text:p>
      <text:p text:style-name="P4">
Description: На півдні воїни артилерійської та танкової бригад знищили “Урал”, міномет 2Б9 та мінометний розрахунок росіян.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Міномет', 'Війна з Росією']</text:p>
      <text:p text:style-name="P4">
Type: Article</text:p>
      <!--METADATA-->
      <text:p text:style-name="P4">
<draw:frame draw:style-name="fr1" draw:name="Image146" text:anchor-type="as-char" svg:width="6.9236in" svg:height="3.956343in" draw:z-index="0">
<draw:image xlink:href="../Images/yкринформ/2023-05-25T16-09-00-03-00/630_360_1680422407-224.png" xlink:type="simple" xlink:show="embed" xlink:actuate="onLoad" draw:mime-type="image/png"/>
</draw:frame>
 На півднівоїни артилерійської та танкової бригад знищили “Урал”, міномет 2Б9 тамінометний розрахунок росіян.</text:p>
      <text:p text:style-name="P4">
Як передає Укрінформ, про це Оперативне командування "Південь" повідомляє у <text:a xlink:type="simple" xlink:href="https://www.facebook.com/watch/" text:style-name="Internet_20_link" text:visited-style-name="Visited_20_Internet_20_Link">
</text:a>
 .</text:p>
      <text:p text:style-name="P4">
“Бійці 40 окремої артилерійської бригади імені Великого князя Вітовта тапобратими з 3-ї окремої танкової залізної бригади знищили Урал, міномет 2Б9 тамінометний розрахунок ворога", - ідеться в повідомленні.</text:p>
      <text:p text:style-name="P4">
Як повідомляв Укрінформ, вночі 25 травня Сили оборони України <text:a xlink:type="simple" xlink:href="https://www.ukrinform.ua/rubric-ato/3713819-sili-oboroni-vnoci-znisili-usi-36-vipusenih-rosianami-droniv-shahed.html" text:style-name="Internet_20_link" text:visited-style-name="Visited_20_Internet_20_Link">
</text:a>
 іранського виробництваShahed-136/131.</text:p>
      <text:p text:style-name="P4">
Фото: rfe</text:p>
      <text:p text:style-name="P4">
Source: <text:a xlink:type="simple" xlink:href="https://www.ukrinform.ua/rubric-ato/3714079-na-pivdni-ukrainski-voini-znisili-rosijskij-ural-ta-minomet-z-rozrahunkom.html" text:style-name="Internet_20_link" text:visited-style-name="Visited_20_Internet_20_Link">
https://www.ukrinform.ua/rubric-ato/3714079-na-pivdni-ukrainski-voini-znisili-rosijskij-ural-ta-minomet-z-rozrahunkom.html</text:a>
</text:p>
      <!--NEWS-->
      <text:h text:style-name="P10" text:outline-level="1">
<text:span text:style-name="T4">
Перемога України змінить усю безпекову архітектуру у Європі – Кубілюс</text:span>
</text:h>
      <text:p text:style-name="P4">
Authors: Ukrinform (Person)</text:p>
      <text:p text:style-name="P4">
Publisher: Укринформ (Organization)</text:p>
      <text:p text:style-name="P4">
Published Time: 2023-05-25T16:12:00+03:00</text:p>
      <text:p text:style-name="P4">
Modified Time: 2023-05-25T16:12:00+03:00</text:p>
      <text:p text:style-name="P4">
Description: Перемога України у розв’язаній Росією війні стане найважливішим чинником для майбутнього Європи та її архітектури безпеки. — Укрінформ.</text:p>
      <text:p text:style-name="P4">
Images: ['<text:a xlink:type="simple" xlink:href="https://static.ukrinform.com/photos/2023_05/thumb_files/630_360_1685026473-894.jpg" text:style-name="Internet_20_link" text:visited-style-name="Visited_20_Internet_20_Link">
630_360_16850...</text:a>
']</text:p>
      <text:p text:style-name="P4">
Tags: ['Європа', 'Кубілюс', 'Литва', 'Україна', 'Київський безпековий форум', 'Війна з Росією']</text:p>
      <text:p text:style-name="P4">
Type: Article</text:p>
      <!--METADATA-->
      <text:p text:style-name="P4">
<draw:frame draw:style-name="fr1" draw:name="Image147" text:anchor-type="as-char" svg:width="6.9236in" svg:height="3.956343in" draw:z-index="0">
<draw:image xlink:href="../Images/yкринформ/2023-05-25T16-12-00-03-00/630_360_1685026473-894.jpg" xlink:type="simple" xlink:show="embed" xlink:actuate="onLoad" draw:mime-type="image/jpeg"/>
</draw:frame>
 ПеремогаУкраїни у розв’язаній Росією війні стане найважливішим чинником длямайбутнього Європи та її архітектури безпеки.</text:p>
      <text:p text:style-name="P4">
Про це заявив член Європарламенту, колишній прем’єр-міністр Литви АндрюсКубілюс під час 15-го щорічного Київського безпекового форуму, передаєкореспондент Укрінформу.</text:p>
      <text:p text:style-name="P4">
"Українська перемога у війні, розв’язаній авторитарною Росією, – цестратегічне питання, яке може змінити усю безпекову структуру східної частиниЄвропейського континенту та цілої <text:a xlink:type="simple" xlink:href="https://www.ukrinform.ua/tag-evropa" text:style-name="Internet_20_link" text:visited-style-name="Visited_20_Internet_20_Link">
 </text:a>
 ...Це найважливіший чинник для майбутнього нашого континенту та для поверненнясталого миру на наш континент", - сказав політик.</text:p>
      <text:p text:style-name="P4">
На його переконання, цього можна досягнути "лише тоді, коли Україна незалишатиметься у "сірій зоні" – у разі, якщо Україна під час Вільнюськогосаміту буде запрошена до НАТО – і коли Україна стане справді успішною країноюз інтеграцією до ЄС".</text:p>
      <text:p text:style-name="P4">
<text:span text:style-name="T4">
Читайте також:</text:span>
 <text:a xlink:type="simple" xlink:href="https://www.ukrinform.ua/rubric-polytics/3714050-putin-teper-dobre-rozumie-ak-pomilavsa-sodo-vigadanoi-ukraini-kondoliza-rajs.html" text:style-name="Internet_20_link" text:visited-style-name="Visited_20_Internet_20_Link">
 </text:a>
</text:p>
      <text:p text:style-name="P4">
"Це принесе багато змін, зокрема, можливими є трансформації в Росії", - заявивєвродепутат.</text:p>
      <text:p text:style-name="P4">
Як повідомляв Укрінформ, 25-26 травня проходить 15-й щорічний Київськийбезпековий форум "За нашу і вашу свободу / Fighting for NATO". Центральна темаФоруму – набуття членства України в НАТО. У Форумі беруть участь відоміміжнародні діячі, світові фахівці з міжнародних відносин і проблем безпеки,дипломати, журналісти і громадські активісти.</text:p>
      <text:p text:style-name="P4">
Source: <text:a xlink:type="simple" xlink:href="https://www.ukrinform.ua/rubric-polytics/3714080-peremoga-ukraini-zminit-usu-bezpekovu-arhitekturu-u-evropi-kubilus.html" text:style-name="Internet_20_link" text:visited-style-name="Visited_20_Internet_20_Link">
https://www.ukrinform.ua/rubric-polytics/3714080-peremoga-ukraini-zminit-usu-bezpekovu-arhitekturu-u-evropi-kubilus.html</text:a>
</text:p>
      <!--NEWS-->
      <text:h text:style-name="P10" text:outline-level="1">
<text:span text:style-name="T4">
Опір набирає обертів: у розвідці заявили, що РДК і легіон «Свободу Росії» досі на території РФ</text:span>
</text:h>
      <text:p text:style-name="P4">
Authors: Ukrinform (Person)</text:p>
      <text:p text:style-name="P4">
Publisher: Укринформ (Organization)</text:p>
      <text:p text:style-name="P4">
Published Time: 2023-05-25T16:15:00+03:00</text:p>
      <text:p text:style-name="P4">
Modified Time: 2023-05-25T16:15:00+03:00</text:p>
      <text:p text:style-name="P4">
Description: Представники Російського добровольчого корпусу (РДК) і легіону «Свободу Росії» досі перебувають у РФ. — Укрінформ.</text:p>
      <text:p text:style-name="P4">
Images: ['<text:a xlink:type="simple" xlink:href="https://static.ukrinform.com/photos/2022_09/thumb_files/630_360_1662555215-123.jpeg" text:style-name="Internet_20_link" text:visited-style-name="Visited_20_Internet_20_Link">
630_360_16625...</text:a>
']</text:p>
      <text:p text:style-name="P4">
Tags: ['Розвідка', 'Росія', 'Бєлгород', 'Єдині новини']</text:p>
      <text:p text:style-name="P4">
Type: Article</text:p>
      <!--METADATA-->
      <text:p text:style-name="P4">
<draw:frame draw:style-name="fr1" draw:name="Image148" text:anchor-type="as-char" svg:width="6.9236in" svg:height="3.956343in" draw:z-index="0">
<draw:image xlink:href="../Images/yкринформ/2023-05-25T16-15-00-03-00/630_360_1662555215-123.jpeg" xlink:type="simple" xlink:show="embed" xlink:actuate="onLoad" draw:mime-type="image/jpeg"/>
</draw:frame>
Представники Російського добровольчого корпусу (РДК) і легіону «Свободу Росії»досі перебувають у РФ.</text:p>
      <text:p text:style-name="P4">
Про це у телемарафоні «Єдині новини» поінформував представник Головногоуправління розвідки Міністерства оборони України Андрій Юсов, відповідаючи напитання, чи досі представники РДК перебувають на території РФ, передаєУкрінформ.</text:p>
      <text:p text:style-name="P4">
«Можна точно констатувати факт, що опір на <text:a xlink:type="simple" xlink:href="https://www.ukrinform.ua/tag-rosia" text:style-name="Internet_20_link" text:visited-style-name="Visited_20_Internet_20_Link">
 </text:a>
 набирає обертів. І якщо говорити про останні події на Білгородщині, тотак, певна частина представників РДК і легіону залишаються на території РФ і,власне, продовжують боротьбу і рекрутинг нових прихильників. І тому географіярозширюється, і масштаби збільшуються», - заявив він.</text:p>
      <text:p text:style-name="P4">
Останні події у Білгородській області стали, за словами Юсова, наймасовішимзбройним опором режиму президента РФ Путіна за останній час усередині самоїРосії, і це важливо.</text:p>
      <text:p text:style-name="P4">
<text:span text:style-name="T4">
Читайте також:</text:span>
 <text:a xlink:type="simple" xlink:href="https://www.ukrinform.ua/rubric-ato/3713647-vijska-rf-kilka-godin-buli-rozgubleni-ta-ne-mogli-ciniti-sprotiv-legion-svoboda-rosii.html" text:style-name="Internet_20_link" text:visited-style-name="Visited_20_Internet_20_Link">
 <text:span text:style-name="T4">
Свобода</text:span>
 <text:span text:style-name="T4">
Росії</text:span>
 </text:a>
</text:p>
      <text:p text:style-name="P4">
«Це дуже добре, що на території РФ є люди, які готові боротися за майбутнєвласних громад, людей, за власне майбутнє і боротися з, вочевидь, узурпаторомі диктатором, який не тільки окупував частину української території, яка будеобов’язково звільнена, але також провів внутрішню окупацію самої РФ», -зазначив представник ГУР.</text:p>
      <text:p text:style-name="P4">
Він поінформував, що все більше мешканців РФ розуміють безперспективністьподальшого співіснування на чолі з Путіним.</text:p>
      <text:p text:style-name="P4">
Відео: Телемарафон «Єдині новини»</text:p>
      <text:p text:style-name="P4">
Як повідомлялося, бійці Російського добровольчого корпусу (РДК) заявили учетвер, що знову зайшли на територію Росії.</text:p>
      <text:p text:style-name="P4">
Source: <text:a xlink:type="simple" xlink:href="https://www.ukrinform.ua/rubric-ato/3714083-opir-nabirae-obertiv-u-rozvidci-zaavili-so-rdk-i-legion-svobodu-rosii-dosi-na-teritorii-rf.html" text:style-name="Internet_20_link" text:visited-style-name="Visited_20_Internet_20_Link">
https://www.ukrinform.ua/rubric-ato/3714083-opir-nabirae-obertiv-u-rozvidci-zaavili-so-rdk-i-legion-svobodu-rosii-dosi-na-teritorii-rf.html</text:a>
</text:p>
      <!--NEWS-->
      <text:h text:style-name="P10" text:outline-level="1">
<text:span text:style-name="T4">
Кандидат у президенти США Десантіс озвучив свою позицію щодо війни в Україні</text:span>
</text:h>
      <text:p text:style-name="P4">
Authors: Ukrinform (Person)</text:p>
      <text:p text:style-name="P4">
Publisher: Укринформ (Organization)</text:p>
      <text:p text:style-name="P4">
Published Time: 2023-05-25T16:17:00+03:00</text:p>
      <text:p text:style-name="P4">
Modified Time: 2023-05-25T16:17:00+03:00</text:p>
      <text:p text:style-name="P4">
Description: Губернатор штату Флорида Рон Десантіс, який вважається головним конкурентом-республіканцем колишнього президента Дональда Трампа на виборах у США, заявив, що у разі своєї перемоги не хотів би бачити американські війська втягнутими у війну Москви проти України. — Укрінформ.</text:p>
      <text:p text:style-name="P4">
Images: ['<text:a xlink:type="simple" xlink:href="https://static.ukrinform.com/photos/2023_03/thumb_files/630_360_1678820246-845.jpg" text:style-name="Internet_20_link" text:visited-style-name="Visited_20_Internet_20_Link">
630_360_16788...</text:a>
']</text:p>
      <text:p text:style-name="P4">
Tags: ['США', 'Вибори', 'Війна з Росією']</text:p>
      <text:p text:style-name="P4">
Type: Article</text:p>
      <!--METADATA-->
      <text:p text:style-name="P4">
<draw:frame draw:style-name="fr1" draw:name="Image149" text:anchor-type="as-char" svg:width="6.9236in" svg:height="3.956343in" draw:z-index="0">
<draw:image xlink:href="../Images/yкринформ/2023-05-25T16-17-00-03-00/630_360_1678820246-845.jpg" xlink:type="simple" xlink:show="embed" xlink:actuate="onLoad" draw:mime-type="image/jpeg"/>
</draw:frame>
 Губернаторштату Флорида Рон Десантіс, який вважається головним конкурентом-республіканцем колишнього президента Дональда Трампа на виборах у США, заявив,що у разі своєї перемоги не хотів би бачити американські війська втягнутими увійну Москви проти України.</text:p>
      <text:p text:style-name="P4">
Як передає Укрінформ, про це він сказав у першому після висунення своєїкандидатури на виборах інтерв’ю для <text:a xlink:type="simple" xlink:href="https://www.youtube.com/watch" text:style-name="Internet_20_link" text:visited-style-name="Visited_20_Internet_20_Link">
</text:a>
</text:p>
      <text:p text:style-name="P4">
Десантіс відповідав на запитання ведучого стосовно своїх дій щодо <text:a xlink:type="simple" xlink:href="https://www.ukrinform.ua/tag-vijna-z-rosieu" text:style-name="Internet_20_link" text:visited-style-name="Visited_20_Internet_20_Link">
</text:a>
 у перший день на посадіпрезидента США.</text:p>
      <text:p text:style-name="P4">
Кандидат сказав, що хотів би побачити "врегулювання" війни в Україні. Прицьому він наголосив, що війська США не мають бути втягненими в цю війну.</text:p>
      <text:p text:style-name="P4">
"Я б хотів побачити врегулювання цього (війни – ред.). Я б не хотів бачитимасштабнішої війни. Я думаю, що абсолютно невідомо, як це (війна – ред.) будевиглядати у січні 2025 року. Але я б не хотів бачити США з їхніми військамивтягненими у війну в Росії чи в Україні", – сказав губернатор Флориди.</text:p>
      <text:p text:style-name="P4">
<text:span text:style-name="T4">
Читайте також:</text:span>
 <text:a xlink:type="simple" xlink:href="https://www.ukrinform.ua/rubric-world/3712842-respublikanec-tim-skott-oficijno-ogolosiv-pro-ucast-u-viborah-prezidenta-ssa.html" text:style-name="Internet_20_link" text:visited-style-name="Visited_20_Internet_20_Link">
 </text:a>
</text:p>
      <text:p text:style-name="P4">
Як повідомлялось, <text:a xlink:type="simple" xlink:href="https://www.ukrinform.ua/rubric-world/3713764-gubernator-floridi-desantis-oficijno-ogolosiv-pro-ucast-u-prezidentskih-viborah.html" text:style-name="Internet_20_link" text:visited-style-name="Visited_20_Internet_20_Link">
 </text:a>
 з висунення кандидатом на посаду президенти США.</text:p>
      <text:p text:style-name="P4">
Десантіс вважається найсильнішим суперником експрезидента Дональда Трампа відРеспубліканської партії на президентських виборах 2024 року.</text:p>
      <text:p text:style-name="P4">
Раніше про участь у виборчій кампанії від республіканців заявили експрезидентДональд Трамп, колишній посол США при ООН Ніккі Гейлі, сенатор від ПівденноїКароліни Тім Скотт, колишній губернатор Арканзасу Аса Гатчінсон та підприємецьу галузі біотехнологій Вівек Рамасвемі.</text:p>
      <text:p text:style-name="P4">
<text:span text:style-name="T5">
Фото: Paul Hennessy / SOPA / LightRocket via Getty Images</text:span>
</text:p>
      <text:p text:style-name="P4">
Source: <text:a xlink:type="simple" xlink:href="https://www.ukrinform.ua/rubric-world/3714084-kandidat-u-prezidenti-ssa-desantis-ozvuciv-svou-poziciu-sodo-vijni-v-ukraini.html" text:style-name="Internet_20_link" text:visited-style-name="Visited_20_Internet_20_Link">
https://www.ukrinform.ua/rubric-world/3714084-kandidat-u-prezidenti-ssa-desantis-ozvuciv-svou-poziciu-sodo-vijni-v-ukraini.html</text:a>
</text:p>
      <!--NEWS-->
      <text:h text:style-name="P10" text:outline-level="1">
<text:span text:style-name="T4">
Антикорупційні органи готові забезпечити прозорість процесів відбудови України - НАЗК</text:span>
</text:h>
      <text:p text:style-name="P4">
Authors: Ukrinform (Person)</text:p>
      <text:p text:style-name="P4">
Publisher: Укринформ (Organization)</text:p>
      <text:p text:style-name="P4">
Published Time: 2023-05-25T16:20:00+03:00</text:p>
      <text:p text:style-name="P4">
Modified Time: 2023-05-25T16:20:00+03:00</text:p>
      <text:p text:style-name="P4">
Description: Антикорупційні органи України готові забезпечити прозорість та підзвітність процесів, пов’язаних з відбудовою України, а допоможуть в цьому інноваційні IT-рішення. — Укрінформ.</text:p>
      <text:p text:style-name="P4">
Images: ['<text:a xlink:type="simple" xlink:href="https://static.ukrinform.com/photos/2018_04/thumb_files/630_360_1524734008-3234.jpg" text:style-name="Internet_20_link" text:visited-style-name="Visited_20_Internet_20_Link">
630_360_15247...</text:a>
']</text:p>
      <text:p text:style-name="P4">
Tags: ['НАЗК', 'Відбудова']</text:p>
      <text:p text:style-name="P4">
Type: Article</text:p>
      <!--METADATA-->
      <text:p text:style-name="P4">
<draw:frame draw:style-name="fr1" draw:name="Image150" text:anchor-type="as-char" svg:width="6.9236in" svg:height="3.956343in" draw:z-index="0">
<draw:image xlink:href="../Images/yкринформ/2023-05-25T16-20-00-03-00/630_360_1524734008-3234.jpg" xlink:type="simple" xlink:show="embed" xlink:actuate="onLoad" draw:mime-type="image/jpeg"/>
</draw:frame>
Антикорупційні органи України готові забезпечити прозорість та підзвітністьпроцесів, пов’язаних з відбудовою України, а допоможуть в цьому інноваційніIT-рішення.</text:p>
      <text:p text:style-name="P4">
Про це голова Національного агентства з питань запобігання корупції ОлександрНовіков сказав у панелі «Доброчесність у повоєнному відновленні України»,організованій НАЗК на Міжнародному форумі антикорупції та доброчесностіОрганізації економічного співробітництва та розвитку (ОЕСР) в Парижі, передаєУкрінформ із посилання на <text:a xlink:type="simple" xlink:href="https://nazk.gov.ua/uk/novyny/antykoruptsijni-organy-gotovi-zabezpechyty-prozoryj-protses-vidnovlennya-ukrayiny-oleksandr-novikov-v-oesr/" text:style-name="Internet_20_link" text:visited-style-name="Visited_20_Internet_20_Link">
 </text:a>
 агентства.</text:p>
      <text:p text:style-name="P4">
«Державна антикорупційна програма передбачає комплексні превентивні заходи,які гарантують перемогу та прозорий, позбавлений корупції процесреконструкції. Усунувши глибинні причини корупції, ми можемо закласти основудля сталого та підзвітного управління», — зазначив Новіков.</text:p>
      <text:p text:style-name="P4">
Він додав, що у розбудові системи прозорого та підзвітного врядування НАЗКвикористовує найкращі практики, такі як Рекомендації ОЕСР щодо громадськоїдоброчесності. Це є невід’ємною складовою шляху України до отриманняповноцінного членства в організації.</text:p>
      <text:p text:style-name="P4">
<text:span text:style-name="T4">
Читайте також:</text:span>
 <text:a xlink:type="simple" xlink:href="https://www.ukrinform.ua/rubric-vidbudova/3713642-minvidnovlenna-ta-eib-rozpocinaut-vidbir-proektiv-z-vidbudovi.html" text:style-name="Internet_20_link" text:visited-style-name="Visited_20_Internet_20_Link">
 </text:a>
</text:p>
      <text:p text:style-name="P4">
Ключову роль у цьому відіграватимуть IT-рішення. Новіков підкреслив, щоАгентство вже має досвід створення інноваційних IT-продуктів, які не маютьаналогів у світі та які вже допомагають у боротьбі з корупцією в Україні.Також він звернув увагу на те, що навіть рейтинг виконання Державноїантикорупційної програми кожним відповідальним органом можливо будевідслідковувати в режимі реального часу на моніторинговому порталі,розробленому <text:a xlink:type="simple" xlink:href="https://www.ukrinform.ua/tag-nazk" text:style-name="Internet_20_link" text:visited-style-name="Visited_20_Internet_20_Link">
 </text:a>
</text:p>
      <text:p text:style-name="P4">
Керівник агентства нагадав, що у зв’язку з широкомасштабним вторгненням Росіїв Україну не всі IT-інструменти працюють на повну та доступні суспільству.</text:p>
      <text:p text:style-name="P4">
«Наша мета — відновити повноцінне функціонування усіх цифрових механізмівзапобігання корупції. Серед них — відновлення обов’язкового електронногодекларування та перевірок декларацій. Адже саме звітність посадовців щодо їхстатків та доходів є потужним антикорупційним запобіжником. Суспільство таміжнародні партнери очікують відповідного рішення Верховної Ради вженайближчим часом, відповідно до вимог, прописаних у Меморандумі з Міжнароднимвалютним фондом», — зауважив голова НАЗК.</text:p>
      <text:p text:style-name="P4">
Як повідомлялося, влітку минулого року <text:a xlink:type="simple" xlink:href="https://www.ukrinform.ua/rubric-economy/3522591-smigal-peredav-zaavku-na-vstup-ukraini-do-oesr.html" text:style-name="Internet_20_link" text:visited-style-name="Visited_20_Internet_20_Link">
 </text:a>
 НАЗКвідіграє активну роль в процесі інтеграції України до організації. ОЕСРоб’єднує 37 найрозвиненіших країн світу.</text:p>
      <text:p text:style-name="P4">
Метою діяльності ОЕСР є створення найкращих рішень для державної політики, якасприятиме економічному процвітанню, рівним можливостям і добробуту.</text:p>
      <text:p text:style-name="P4">
Source: <text:a xlink:type="simple" xlink:href="https://www.ukrinform.ua/rubric-vidbudova/3714088-antikorupcijni-organi-gotovi-zabezpeciti-prozorist-procesiv-vidbudovi-ukraini-nazk.html" text:style-name="Internet_20_link" text:visited-style-name="Visited_20_Internet_20_Link">
https://www.ukrinform.ua/rubric-vidbudova/3714088-antikorupcijni-organi-gotovi-zabezpeciti-prozorist-procesiv-vidbudovi-ukraini-nazk.html</text:a>
</text:p>
      <!--NEWS-->
      <text:h text:style-name="P10" text:outline-level="1">
<text:span text:style-name="T4">
Прем’єр Молдови подякував українцям за захист Європи та системи цінностей</text:span>
</text:h>
      <text:p text:style-name="P4">
Authors: Ukrinform (Person)</text:p>
      <text:p text:style-name="P4">
Publisher: Укринформ (Organization)</text:p>
      <text:p text:style-name="P4">
Published Time: 2023-05-25T16:25:00+03:00</text:p>
      <text:p text:style-name="P4">
Modified Time: 2023-05-25T16:25:00+03:00</text:p>
      <text:p text:style-name="P4">
Description: Прем’єр-міністр Республіки Молдова Дорін Речан подякував українцям за захист Європи, системи цінностей, демократії та свободи. — Укрінформ.</text:p>
      <text:p text:style-name="P4">
Images: ['<text:a xlink:type="simple" xlink:href="https://static.ukrinform.com/photos/2023_05/thumb_files/630_360_1685026550-422.jpg" text:style-name="Internet_20_link" text:visited-style-name="Visited_20_Internet_20_Link">
630_360_16850...</text:a>
']</text:p>
      <text:p text:style-name="P4">
Tags: ['Молдова', 'Київський безпековий форум', 'Війна з Росією']</text:p>
      <text:p text:style-name="P4">
Type: Article</text:p>
      <!--METADATA-->
      <text:p text:style-name="P4">
<draw:frame draw:style-name="fr1" draw:name="Image151" text:anchor-type="as-char" svg:width="6.9236in" svg:height="3.956343in" draw:z-index="0">
<draw:image xlink:href="../Images/yкринформ/2023-05-25T16-25-00-03-00/630_360_1685026550-422.jpg" xlink:type="simple" xlink:show="embed" xlink:actuate="onLoad" draw:mime-type="image/jpeg"/>
</draw:frame>
 Прем’єр-міністр Республіки Молдова Дорін Речан подякував українцям за захист Європи,системи цінностей, демократії та свободи.</text:p>
      <text:p text:style-name="P4">
Як повідомляє кореспондент Укрінформу, про це він сказав у ході відеозв’язкупід час 15-го щорічного Київського безпекового форуму.</text:p>
      <text:p text:style-name="P4">
“Я хочу подякувати Україні та українцям за захист <text:a xlink:type="simple" xlink:href="https://www.ukrinform.ua/tag-moldova" text:style-name="Internet_20_link" text:visited-style-name="Visited_20_Internet_20_Link">
</text:a>
 , за захист Європи і за захист системицінностей, демократії та свободи”, - сказав він.</text:p>
      <text:p text:style-name="P4">
Він також наголосив, що українці платять своїми життями за захист свободи,цінностей та демократії.</text:p>
      <text:p text:style-name="P4">
Речан зазначив, що відвідував Бучу і на власні очі бачив наслідки російськоїокупації.</text:p>
      <text:p text:style-name="P4">
<text:span text:style-name="T4">
Читайте також:</text:span>
 <text:a xlink:type="simple" xlink:href="https://www.ukrinform.ua/rubric-polytics/3714080-peremoga-ukraini-zminit-usu-bezpekovu-arhitekturu-u-evropi-kubilus.html" text:style-name="Internet_20_link" text:visited-style-name="Visited_20_Internet_20_Link">
 </text:a>
</text:p>
      <text:p text:style-name="P4">
За його словами, Молдова підтримує Формулу миру Президента Зеленського, якамістить необхідні кроки для врегулювання війни, а також Молдова підтримуєстворення спеціального трибуналу.</text:p>
      <text:p text:style-name="P4">
Як повідомлялося, 15-й щорічний Київський безпековий форум, заснований ФондомАрсенія Яценюка “Відкрий Україну”, проходить 25 - 26 травня. Участь у заходіберуть відомі міжнародні діячі, політики, дипломати.</text:p>
      <text:p text:style-name="P4">
<text:span text:style-name="T5">
Фото: facebook.com/recean.md</text:span>
</text:p>
      <text:p text:style-name="P4">
Source: <text:a xlink:type="simple" xlink:href="https://www.ukrinform.ua/rubric-polytics/3714087-premer-moldovi-podakuvav-ukraincam-za-zahist-evropi-ta-sistemi-cinnostej.html" text:style-name="Internet_20_link" text:visited-style-name="Visited_20_Internet_20_Link">
https://www.ukrinform.ua/rubric-polytics/3714087-premer-moldovi-podakuvav-ukraincam-za-zahist-evropi-ta-sistemi-cinnostej.html</text:a>
</text:p>
      <!--NEWS-->
      <text:h text:style-name="P10" text:outline-level="1">
<text:span text:style-name="T4">
Українські тенісистки отримали суперниць на «Ролан Гаррос»</text:span>
</text:h>
      <text:p text:style-name="P4">
Authors: Ukrinform (Person)</text:p>
      <text:p text:style-name="P4">
Publisher: Укринформ (Organization)</text:p>
      <text:p text:style-name="P4">
Published Time: 2023-05-25T16:32:00+03:00</text:p>
      <text:p text:style-name="P4">
Modified Time: 2023-05-25T16:32:00+03:00</text:p>
      <text:p text:style-name="P4">
Description: У Парижі відбулося жеребкування другого у сезоні турніру серії Grand Slam Відкритого чемпіонату Франції з тенісу («Ролан Гаррос»). — Укрінформ.</text:p>
      <text:p text:style-name="P4">
Images: ['<text:a xlink:type="simple" xlink:href="https://static.ukrinform.com/photos/2023_05/thumb_files/630_360_1685021507-153.jpg" text:style-name="Internet_20_link" text:visited-style-name="Visited_20_Internet_20_Link">
630_360_16850...</text:a>
']</text:p>
      <text:p text:style-name="P4">
Tags: ['Цуренко', 'Світоліна', 'Теніс', 'Марта Костюк', 'Даяна Ястремська', 'Ангеліна Калініна']</text:p>
      <text:p text:style-name="P4">
Type: Article</text:p>
      <!--METADATA-->
      <text:p text:style-name="P4">
<draw:frame draw:style-name="fr1" draw:name="Image152" text:anchor-type="as-char" svg:width="6.9236in" svg:height="3.956343in" draw:z-index="0">
<draw:image xlink:href="../Images/yкринформ/2023-05-25T16-32-00-03-00/630_360_1685021507-153.jpg" xlink:type="simple" xlink:show="embed" xlink:actuate="onLoad" draw:mime-type="image/jpeg"/>
</draw:frame>
 У Парижівідбулося жеребкування другого у сезоні турніру серії Grand Slam Відкритогочемпіонату Франції з тенісу («Ролан Гаррос»).</text:p>
      <text:p text:style-name="P4">
В основній сітці жіночого турніру Україна буде представлена щонайменше п'ятьматенісистками, передає Укрінформ.</text:p>
      <text:p text:style-name="P4">
За рейтингом в основу пройшли Ангеліна Калініна, Марта Костюк, Леся Цуренко іКатерина Байндл. Еліна Світоліна використала захищений рейтинг.</text:p>
      <text:p text:style-name="P4">
Калініна (№25 світового рейтингу) на старті змагань гратиме проти Діан Паррі зФранції (№77), Костюк (№39) розпочне змагання зустріччю з другою «ракеткою»світу Аріною Соболенко з Білорусі, Леся Цуренко (№63) стартує матчем протичешки Барбори Крейчикової (№13), Світоліна (№508) зіграє проти МартіниТревізан з Італії (№26).</text:p>
      <text:p text:style-name="P4">
Байндл (№8) у першому раунді зустрінеться з переможницею кваліфікації аболакі-лузером.</text:p>
      <text:p text:style-name="P4">
Даяна Ястремська у фіналі кваліфікації сьогодні гратиме за путівку до основноїсітки з бельгійкою Грет Міннен.</text:p>
      <text:p text:style-name="P4">
<text:span text:style-name="T4">
Читайте також:</text:span>
 <text:a xlink:type="simple" xlink:href="https://www.ukrinform.ua/rubric-sports/3713655-zbirna-ukraini-diznalasa-nastupnih-supernic-u-kubku-billi-dzin-king.html" text:style-name="Internet_20_link" text:visited-style-name="Visited_20_Internet_20_Link">
 </text:a>
</text:p>
      <text:p text:style-name="P4">
«Ролан Гаррос» у Парижі триватиме до 11 червня.</text:p>
      <text:p text:style-name="P4">
На фото: Еліна Світоліна (Getty Images).</text:p>
      <text:p text:style-name="P4">
Source: <text:a xlink:type="simple" xlink:href="https://www.ukrinform.ua/rubric-sports/3714092-ukrainski-tenisistki-otrimali-supernic-na-rolan-garros.html" text:style-name="Internet_20_link" text:visited-style-name="Visited_20_Internet_20_Link">
https://www.ukrinform.ua/rubric-sports/3714092-ukrainski-tenisistki-otrimali-supernic-na-rolan-garros.html</text:a>
</text:p>
      <!--NEWS-->
      <text:h text:style-name="P10" text:outline-level="1">
<text:span text:style-name="T4">
Захід підтримуватиме Україну в довгостроковій перспективі – Нуланд</text:span>
</text:h>
      <text:p text:style-name="P4">
Authors: Ukrinform (Person)</text:p>
      <text:p text:style-name="P4">
Publisher: Укринформ (Organization)</text:p>
      <text:p text:style-name="P4">
Published Time: 2023-05-25T16:33:00+03:00</text:p>
      <text:p text:style-name="P4">
Modified Time: 2023-05-25T16:33:00+03:00</text:p>
      <text:p text:style-name="P4">
Description: Захід працює над тим, щоб Україна мала сильні збройні сили, потужну економіку і стала демократичним прикладом для світу, а також підтримуватиме її в довготерміновій перспективі. — Укрінформ.</text:p>
      <text:p text:style-name="P4">
Images: ['<text:a xlink:type="simple" xlink:href="https://static.ukrinform.com/photos/2023_05/thumb_files/630_360_1685026626-945.jpg" text:style-name="Internet_20_link" text:visited-style-name="Visited_20_Internet_20_Link">
630_360_16850...</text:a>
']</text:p>
      <text:p text:style-name="P4">
Tags: ['Україна', 'Захід', 'Київський безпековий форум', 'Вікторія Нуланд', 'Війна з Росією']</text:p>
      <text:p text:style-name="P4">
Type: Article</text:p>
      <!--METADATA-->
      <text:p text:style-name="P4">
<draw:frame draw:style-name="fr1" draw:name="Image153" text:anchor-type="as-char" svg:width="6.9236in" svg:height="3.956343in" draw:z-index="0">
<draw:image xlink:href="../Images/yкринформ/2023-05-25T16-33-00-03-00/630_360_1685026626-945.jpg" xlink:type="simple" xlink:show="embed" xlink:actuate="onLoad" draw:mime-type="image/jpeg"/>
</draw:frame>
 Західпрацює над тим, щоб Україна мала сильні збройні сили, потужну економіку істала демократичним прикладом для світу, а також підтримуватиме її вдовготерміновій перспективі.</text:p>
      <text:p text:style-name="P4">
Про це заявила заступниця держсекретаря США Вікторія Нуланд, виступаючи вчетвер на Київському безпековому форумі, передає кореспондент Укрінформу.</text:p>
      <text:p text:style-name="P4">
«Україні в довгостроковій перспективі будуть потрібні збройні сили світовогорівня для стримування, і ми сказали, що будемо з вами в довгостроковійперспективі, – зазначила вона. – Отже, зараз ми починаємо планувати, як маютьвиглядати ці збройні сили».</text:p>
      <text:p text:style-name="P4">
За її словами, Росія має побачити, що її «агресія не окупилася і будь-якамайбутня агресія не окупиться».</text:p>
      <text:p text:style-name="P4">
В Україні має бути створена «найсильніша з можливих економіка», вважає Нуланд.</text:p>
      <text:p text:style-name="P4">
«Ми вважаємо, що в України є все, що їй потрібно на шляху до членства в <text:a xlink:type="simple" xlink:href="https://www.ukrinform.ua/tag-evrosouz" text:style-name="Internet_20_link" text:visited-style-name="Visited_20_Internet_20_Link">
</text:a>
 », – наголосила вона.</text:p>
      <text:p text:style-name="P4">
<text:span text:style-name="T4">
Читайте також:</text:span>
 <text:a xlink:type="simple" xlink:href="https://www.ukrinform.ua/rubric-polytics/3711882-vstup-do-es-zelenskij-obgovoriv-iz-miselem-vikonanna-ukrainou-domasnogo-zavdanna.html" text:style-name="Internet_20_link" text:visited-style-name="Visited_20_Internet_20_Link">
 <text:span text:style-name="T4">
Вступ</text:span>
 </text:a>
</text:p>
      <text:p text:style-name="P4">
При цьому Україна має не лише забезпечувати власне зростання і процвітання, ай «більшу життєстійкість Європи в цілому».</text:p>
      <text:p text:style-name="P4">
Таким чином, вона має стати демократичним прикладом для всього світу, додалазаступниця держсекретаря.</text:p>
      <text:p text:style-name="P4">
Як повідомляв Укрінформ, 21 травня Президент США Джо Байден наголосив, що  <text:a xlink:type="simple" xlink:href="https://www.ukrinform.ua/rubric-polytics/3712227-bajden-spravedlivij-mir-v-ukraini-oznacae-povagu-do-ii-suverenitetu-j-teritorialnoi-cilisnosti.html" text:style-name="Internet_20_link" text:visited-style-name="Visited_20_Internet_20_Link">
</text:a>
 йтериторіальної цілісності, а до того партнери обіцяють надавати Українінеобхідну підтримку.</text:p>
      <text:p text:style-name="P4">
Source: <text:a xlink:type="simple" xlink:href="https://www.ukrinform.ua/rubric-polytics/3714093-zahid-pidtrimuvatime-ukrainu-v-dovgostrokovij-perspektivi-nuland.html" text:style-name="Internet_20_link" text:visited-style-name="Visited_20_Internet_20_Link">
https://www.ukrinform.ua/rubric-polytics/3714093-zahid-pidtrimuvatime-ukrainu-v-dovgostrokovij-perspektivi-nuland.html</text:a>
</text:p>
      <!--NEWS-->
      <text:h text:style-name="P10" text:outline-level="1">
<text:span text:style-name="T4">
Путін має особисто постати перед трибуналом у Гаазі – представник ГУР</text:span>
</text:h>
      <text:p text:style-name="P4">
Authors: Ukrinform (Person)</text:p>
      <text:p text:style-name="P4">
Publisher: Укринформ (Organization)</text:p>
      <text:p text:style-name="P4">
Published Time: 2023-05-25T16:37:00+03:00</text:p>
      <text:p text:style-name="P4">
Modified Time: 2023-05-25T16:37:00+03:00</text:p>
      <text:p text:style-name="P4">
Description: Президент РФ Володимир Путін як воєнний злочинець є першочерговою ціллю з погляду його затримання і доправлення у Гаагу, де він має постати перед міжнародним трибуналом. — Укрінформ.</text:p>
      <text:p text:style-name="P4">
Images: ['<text:a xlink:type="simple" xlink:href="https://static.ukrinform.com/photos/2022_10/thumb_files/630_360_1666286812-185.jpg" text:style-name="Internet_20_link" text:visited-style-name="Visited_20_Internet_20_Link">
630_360_16662...</text:a>
']</text:p>
      <text:p text:style-name="P4">
Tags: ['Путін', 'Розвідка', 'Трибунал', 'Воєнні злочини', 'Війна з Росією', 'Єдині новини']</text:p>
      <text:p text:style-name="P4">
Type: Article</text:p>
      <!--METADATA-->
      <text:p text:style-name="P4">
<draw:frame draw:style-name="fr1" draw:name="Image154" text:anchor-type="as-char" svg:width="6.9236in" svg:height="3.95476in" draw:z-index="0">
<draw:image xlink:href="../Images/yкринформ/2023-05-25T16-37-00-03-00/630_360_1666286812-185.jpg" xlink:type="simple" xlink:show="embed" xlink:actuate="onLoad" draw:mime-type="image/jpeg"/>
</draw:frame>
 ПрезидентРФ Володимир Путін як воєнний злочинець є першочерговою ціллю з погляду йогозатримання і доправлення у Гаагу, де він має постати перед міжнароднимтрибуналом.</text:p>
      <text:p text:style-name="P4">
Про це заявив у ефірі телемарафону «Єдині новини» представник Головногоуправління розвідки Міністерства оборони Андрій Юсов, передає кореспондентУкрінформу.</text:p>
      <text:p text:style-name="P4">
«Гаага для Путіна неминуча. І у цій ситуації навіть краще, щоб він натрибуналі був живий», - сказав Юсов.</text:p>
      <text:p text:style-name="P4">
Він наголосив, що <text:a xlink:type="simple" xlink:href="https://www.ukrinform.ua/tag-putin" text:style-name="Internet_20_link" text:visited-style-name="Visited_20_Internet_20_Link">
 </text:a>
 "і вся його банда" євоєнними злочинцями.</text:p>
      <text:p text:style-name="P4">
«І він дійсно ціль номер один - з точки зору затримання і доставлення доМіжнародного суду і трибуналу у Гаагу. Україна – цивілізована держава і дієцивілізованими методами. І зараз витрачати якісь надзусилля, щоб фізичноліквідувати людину, схожу на Путіна, – ми можемо довго про це говорити, але цепитання доцільності», - заявив представник ГУР.</text:p>
      <text:p text:style-name="P4">
<text:span text:style-name="T4">
Читайте також:</text:span>
 <text:a xlink:type="simple" xlink:href="https://www.ukrinform.ua/rubric-polytics/3712643-parlamentska-asamblea-nato-viznala-zlocini-rosii-proti-ukraini-genocidom.html" text:style-name="Internet_20_link" text:visited-style-name="Visited_20_Internet_20_Link">
 </text:a>
</text:p>
      <text:p text:style-name="P4">
За його словами, необхідність затримати президента РФ як воєнного злочинця ійого поплічників та доправити їх до міжнародного трибуналу є питаннямсправедливого покарання, і це обов’язково буде виконано.</text:p>
      <text:p text:style-name="P4">
Як повідомлялося, німецьке видання Welt опублікувало інтерв’ю заступниканачальника ГУР МО України Вадима Скібіцького, який заявив, що Путін і керівникПВК "Вагнер" Євген Пригожин очолюють <text:a xlink:type="simple" xlink:href="https://www.ukrinform.ua/rubric-ato/3713685-ukrainski-specsluzbi-poki-ne-vbili-putina-bo-vin-perehovuetsa-skibickij.html" text:style-name="Internet_20_link" text:visited-style-name="Visited_20_Internet_20_Link">
 </text:a>
</text:p>
      <text:p text:style-name="P4">
Source: <text:a xlink:type="simple" xlink:href="https://www.ukrinform.ua/rubric-world/3714095-putin-mae-osobisto-postati-pered-tribunalom-u-gaazi-predstavnik-gur.html" text:style-name="Internet_20_link" text:visited-style-name="Visited_20_Internet_20_Link">
https://www.ukrinform.ua/rubric-world/3714095-putin-mae-osobisto-postati-pered-tribunalom-u-gaazi-predstavnik-gur.html</text:a>
</text:p>
      <!--NEWS-->
      <text:h text:style-name="P10" text:outline-level="1">
<text:span text:style-name="T4">
Матч «Кривбас» - «Металіст» відклали через зливу у Кривому Розі</text:span>
</text:h>
      <text:p text:style-name="P4">
Authors: Ukrinform (Person)</text:p>
      <text:p text:style-name="P4">
Publisher: Укринформ (Organization)</text:p>
      <text:p text:style-name="P4">
Published Time: 2023-05-25T16:48:00+03:00</text:p>
      <text:p text:style-name="P4">
Modified Time: 2023-05-25T16:48:00+03:00</text:p>
      <text:p text:style-name="P4">
Description: Поєдинок криворізького «Кривбаса» з харківським «Металістом» мав сьогодні завершувати програму 28-го туру Прем'єр-ліги України з футболу. — Укрінформ.</text:p>
      <text:p text:style-name="P4">
Images: ['<text:a xlink:type="simple" xlink:href="https://static.ukrinform.com/photos/2023_05/thumb_files/630_360_1685022493-587.jpg" text:style-name="Internet_20_link" text:visited-style-name="Visited_20_Internet_20_Link">
630_360_16850...</text:a>
']</text:p>
      <text:p text:style-name="P4">
Tags: ['Футбол', "Прем'єр-ліга"]</text:p>
      <text:p text:style-name="P4">
Type: Article</text:p>
      <!--METADATA-->
      <text:p text:style-name="P4">
<draw:frame draw:style-name="fr1" draw:name="Image155" text:anchor-type="as-char" svg:width="6.9236in" svg:height="3.956343in" draw:z-index="0">
<draw:image xlink:href="../Images/yкринформ/2023-05-25T16-48-00-03-00/630_360_1685022493-587.jpg" xlink:type="simple" xlink:show="embed" xlink:actuate="onLoad" draw:mime-type="image/jpeg"/>
</draw:frame>
 Поєдиноккриворізького «Кривбаса» з харківським «Металістом» мав сьогодні завершуватипрограму 28-го туру Прем'єр-ліги України з футболу.</text:p>
      <text:p text:style-name="P4">
Як повідомляв Укрінформ, початок гри було заплановано на 15.00.</text:p>
      <text:p text:style-name="P4">
Однак старт матчу відкладається. Це пов'язано зі зливою у Кривому Розі.</text:p>
      <text:p text:style-name="P4">
<text:span text:style-name="T4">
Читайте також:</text:span>
 <text:a xlink:type="simple" xlink:href="https://www.ukrinform.ua/rubric-sports/3713965-startuvav-prodaz-kvitkiv-na-futbolnij-matc-vidboru-evro-ukraina-malta.html" text:style-name="Internet_20_link" text:visited-style-name="Visited_20_Internet_20_Link">
 <text:span text:style-name="T4">
футбол</text:span>
 </text:a>
</text:p>
      <text:p text:style-name="P4">
Новий час початку поєдинку поки що не відомий.</text:p>
      <text:p text:style-name="P4">
На фото: стадіон «Гірник» (ФК «Кривбас»).</text:p>
      <text:p text:style-name="P4">
Source: <text:a xlink:type="simple" xlink:href="https://www.ukrinform.ua/rubric-sports/3714100-matc-krivbas-metalist-vidklali-cerez-zlivu-u-krivomu-rozi.html" text:style-name="Internet_20_link" text:visited-style-name="Visited_20_Internet_20_Link">
https://www.ukrinform.ua/rubric-sports/3714100-matc-krivbas-metalist-vidklali-cerez-zlivu-u-krivomu-rozi.html</text:a>
</text:p>
      <!--NEWS-->
      <text:h text:style-name="P10" text:outline-level="1">
<text:span text:style-name="T4">
НАЗК внесло Mondelez International до переліку міжнародних спонсорів війни</text:span>
</text:h>
      <text:p text:style-name="P4">
Authors: Ukrinform (Person)</text:p>
      <text:p text:style-name="P4">
Publisher: Укринформ (Organization)</text:p>
      <text:p text:style-name="P4">
Published Time: 2023-05-25T16:55:00+03:00</text:p>
      <text:p text:style-name="P4">
Modified Time: 2023-05-25T16:55:00+03:00</text:p>
      <text:p text:style-name="P4">
Description: Національне агентство з питань запобігання корупції (НАЗК) внесло американську транснаціональну компанію з виробництва кондитерських виробів, продуктів харчування та напоїв Mondelez International до переліку міжнародних спонсорів війни. — Укрінформ.</text:p>
      <text:p text:style-name="P4">
Images: ['<text:a xlink:type="simple" xlink:href="https://static.ukrinform.com/photos/2023_05/thumb_files/630_360_1685023311-424.jpg" text:style-name="Internet_20_link" text:visited-style-name="Visited_20_Internet_20_Link">
630_360_16850...</text:a>
']</text:p>
      <text:p text:style-name="P4">
Tags: ['НАЗК', 'Війна з Росією']</text:p>
      <text:p text:style-name="P4">
Type: Article</text:p>
      <!--METADATA-->
      <text:p text:style-name="P4">
<draw:frame draw:style-name="fr1" draw:name="Image156" text:anchor-type="as-char" svg:width="6.9236in" svg:height="3.956343in" draw:z-index="0">
<draw:image xlink:href="../Images/yкринформ/2023-05-25T16-55-00-03-00/630_360_1685023311-424.jpg" xlink:type="simple" xlink:show="embed" xlink:actuate="onLoad" draw:mime-type="image/jpeg"/>
</draw:frame>
Національне агентство з питань запобігання корупції (НАЗК) внесло американськутранснаціональну компанію з виробництва кондитерських виробів, продуктівхарчування та напоїв Mondelez International до переліку міжнародних спонсоріввійни.</text:p>
      <text:p text:style-name="P4">
Як передає Укрінформ, про це НАЗК повідомляє у  <text:a xlink:type="simple" xlink:href="https://www.facebook.com/NAZKgov/posts/pfbid0FzaXK2SAF2wFQZFsMrFox7npGysUNvBiRsvjCkNHiFtRZuDziMZ55MLJM8fsHTujl" text:style-name="Internet_20_link" text:visited-style-name="Visited_20_Internet_20_Link">
</text:a>
</text:p>
      <text:p text:style-name="P4">
«Після початку повномасштабної війни багато бізнесів, які дбають про своюрепутацію, залишили Росію. Але це не про Mondelez International. Судячи зусього, її менеджерів мало турбує той факт, що, сплачуючи чималі податки додержбюджету московії, компанія робить свій внесок у забезпечення арміїагресора», - підкреслили у НАЗК.</text:p>
      <text:p text:style-name="P4">
<text:span text:style-name="T4">
Читайте також:</text:span>
 <text:a xlink:type="simple" xlink:href="https://www.ukrinform.ua/rubric-economy/3711330-nazk-vneslo-indijskogo-virobnika-pidsipnikiv-do-pereliku-miznarodnih-sponsoriv-vijni.html" text:style-name="Internet_20_link" text:visited-style-name="Visited_20_Internet_20_Link">
 <text:span text:style-name="T4">
спонсорів</text:span>
 </text:a>
</text:p>
      <text:p text:style-name="P4">
За даними агентства, інтереси компанії, що має річний дохід близько $26 млрд іпрацює в 160 країнах світу, на російському ринку представляє ТОВ «Мон'дэлисРусь», яка має три заводи: фабрику «Большевик», яка випускає печиво«Юбилейное», OREO, «Медвежонок Барни» та крекери TUC, виробництво в Покрові(шоколад Alpen Gold, «Воздушный», Milka та батончик Picnic), завод у ВеликомуНовгороді (жувальна гумка Dirol і льодяники Halls). Компанія є лідером ринкукондитерських виробів в категоріях шоколад, шоколадні цукерки та бісквіти, атакож посідає друге місце в категорії жувальна гумка та карамельки.</text:p>
      <text:p text:style-name="P4">
За підсумками воєнного 2022 року прибуток російського філіалу MondelezInternational склав $339 млн (+303% за рік), виторг – понад $1 млрд (+38% зарік). Бюджет агресора компанія поповнила на понад $61 млн податків.</text:p>
      <text:p text:style-name="P4">
<text:span text:style-name="T4">
Читайте також:</text:span>
 <text:a xlink:type="simple" xlink:href="https://www.ukrinform.ua/rubric-economy/3699174-ukraina-vnesla-irlandsku-kompaniu-peninsula-petroleum-do-pereliku-sponsoriv-vijni.html" text:style-name="Internet_20_link" text:visited-style-name="Visited_20_Internet_20_Link">
 <text:span text:style-name="T4">
спонсорів</text:span>
 <text:span text:style-name="T4">
війни</text:span>
</text:a>
</text:p>
      <text:p text:style-name="P4">
«Це – суха фінансова статистика, яка вимірюється життями українських дітей,які більше ніколи не скуштують «Ведмедика Барні». Після російського вторгненняв Україну співробітники Mondelez в Балтійському регіоні, що охоплює Литву,Латвію та Естонію, надіслали петицію генеральному директору компанії Дірку Ванде Путу з проханням припинити весь бізнес в Росії, на що Mondelez відреагувалаформально – оголосила про призупинення нових інвестицій та вкладень у рекламув Росії. Однак, судячи з фінансових показників, російський ринок для компаніїзалишається перспективним» - додали у <text:a xlink:type="simple" xlink:href="https://www.ukrinform.ua/tag-nazk" text:style-name="Internet_20_link" text:visited-style-name="Visited_20_Internet_20_Link">
 </text:a>
 .</text:p>
      <text:p text:style-name="P4">
Там також звернули увагу на те, що Mondelez публічно афішує свою благодійнудопомогу дітям, які постраждали від російського вторгнення в Україну. Протеводночас розширює свою діяльність в країні-агресорці й продовжує сплачуватизначні кошти до її держбюджету, який витрачається в тому числі й на ракети, щовбивають українських дітей.</text:p>
      <text:p text:style-name="P4">
Як повідомлялося, до переліку «Міжнародні спонсори війни» вже внесено 26міжнародних компаній.</text:p>
      <text:p text:style-name="P4">
Source: <text:a xlink:type="simple" xlink:href="https://www.ukrinform.ua/rubric-ato/3714103-nazk-vneslo-mondelez-international-do-pereliku-miznarodnih-sponsoriv-vijni.html" text:style-name="Internet_20_link" text:visited-style-name="Visited_20_Internet_20_Link">
https://www.ukrinform.ua/rubric-ato/3714103-nazk-vneslo-mondelez-international-do-pereliku-miznarodnih-sponsoriv-vijni.html</text:a>
</text:p>
      <!--NEWS-->
      <text:h text:style-name="P10" text:outline-level="1">
<text:span text:style-name="T4">
На Луганщині Сили оборони приземлили повітряного корегувальника окупантів</text:span>
</text:h>
      <text:p text:style-name="P4">
Author: ['АРМІЯINFORM']</text:p>
      <text:p text:style-name="P4">
Time: 2023-05-25T17:00:00-04:00</text:p>
      <text:p text:style-name="P4">
Description: Про це повідомляє Державна прикордонна служба України.    На східному фрон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news_20230524_183823_1684942703.jpeg" text:style-name="Internet_20_link" text:visited-style-name="Visited_20_Internet_20_Link">
news_20230524_183823_1684942703.jpeg</text:a>
']</text:p>
      <text:p text:style-name="P4">
Tags: ['STOPRUSSIA', 'АГРЕСІЯ РФ', 'ВІЙНА', 'ВТОРГНЕННЯ РФ', 'ДЕРЖПРИКОРДОНСЛУЖБА']</text:p>
      <text:p text:style-name="P4">
Category: News</text:p>
      <!--METADATA-->
      <text:p text:style-name="P4">
<draw:frame draw:style-name="fr1" draw:name="Image157" text:anchor-type="as-char" svg:width="6.9236in" svg:height="4.615733in" draw:z-index="0">
<draw:image xlink:href="../Images/AРМІЯINFORM/2023-05-25T17-00-00-04-00/news_20230524_183823_1684942703.jpeg" xlink:type="simple" xlink:show="embed" xlink:actuate="onLoad" draw:mime-type="image/jpeg"/>
</draw:frame>
</text:p>
      <text:p text:style-name="P4">
Про це <text:a xlink:type="simple" xlink:href="https://dpsu.gov.ua/ua/news/Na-Luganshchini-prikordonniki-prizemlili-povitryanogo-koreguvalnika-okupantiv/" text:style-name="Internet_20_link" text:visited-style-name="Visited_20_Internet_20_Link">
повідомляє</text:a>
 Державна прикордонна службаУкраїни.</text:p>
      <text:p text:style-name="P4">
На східному фронті військовослужбовці Держприкордонслужби України звисокотехнологічною зброєю протидіють безпілотним літальним апаратам країни-агресора.</text:p>
      <text:p text:style-name="P4">
Учора на Луганщині антидроновий розрахунок прикордонного підрозділу «вполював»один з розвідувальних безпілотників російсько-окупаційних військ. Так, задопомогою повітряного шпигуна загарбники здійснювали розвідку й корегуваннявогню артилерії по позиціях українських захисників. Зупинив розвідувальнийполіт ворожого коптера «постріл» прикордонників з антидронової рушниці. Урезультаті порушення каналів управління дрон впав. Наразі, пошкоджений відпадіння, БПЛА перебуває у недоступній місцевості.</text:p>
      <text:p text:style-name="P4">
Source: <text:a xlink:type="simple" xlink:href="https://armyinform.com.ua/2023/05/25/na-luganshhyni-syly-oborony-pryzemlyly-povitryanogo-koreguvalnyka-okupantiv/" text:style-name="Internet_20_link" text:visited-style-name="Visited_20_Internet_20_Link">
https://armyinform.com.ua/2023/05/25/na-luganshhyni-syly-oborony-pryzemlyly-povitryanogo-koreguvalnyka-okupantiv/</text:a>
</text:p>
      <!--NEWS-->
      <text:h text:style-name="P10" text:outline-level="1">
<text:span text:style-name="T4">
Українські пілоти зможуть пройти навчання на шведських винищувачах Gripen</text:span>
</text:h>
      <text:p text:style-name="P4">
Authors: Ukrinform (Person)</text:p>
      <text:p text:style-name="P4">
Publisher: Укринформ (Organization)</text:p>
      <text:p text:style-name="P4">
Published Time: 2023-05-25T17:02:00+03:00</text:p>
      <text:p text:style-name="P4">
Modified Time: 2023-05-25T17:02:00+03:00</text:p>
      <text:p text:style-name="P4">
Description: Українські пілоти зможуть пройти навчання на шведських винищувачах Jas 39 Gripen. — Укрінформ.</text:p>
      <text:p text:style-name="P4">
Images: ['<text:a xlink:type="simple" xlink:href="https://static.ukrinform.com/photos/2019_05/thumb_files/630_360_1557898075-544.jpg" text:style-name="Internet_20_link" text:visited-style-name="Visited_20_Internet_20_Link">
630_360_15578...</text:a>
']</text:p>
      <text:p text:style-name="P4">
Tags: ['Швеція', 'Військові навчання', 'Військові', 'Винищувач']</text:p>
      <text:p text:style-name="P4">
Type: Article</text:p>
      <!--METADATA-->
      <text:p text:style-name="P4">
<draw:frame draw:style-name="fr1" draw:name="Image158" text:anchor-type="as-char" svg:width="6.9236in" svg:height="3.956343in" draw:z-index="0">
<draw:image xlink:href="../Images/yкринформ/2023-05-25T17-02-00-03-00/630_360_1557898075-544.jpg" xlink:type="simple" xlink:show="embed" xlink:actuate="onLoad" draw:mime-type="image/jpeg"/>
</draw:frame>
 Українськіпілоти зможуть пройти навчання на шведських винищувачах Jas 39 Gripen.</text:p>
      <text:p text:style-name="P4">
Про це повідомив міністр оборони Швеції Пол Йонсон, передає Укрінформ ізпосиланням на <text:a xlink:type="simple" xlink:href="https://sweden.postsen.com/news/104628/Ukrainian-pilots-will-be-allowed-to-test-fly-the-Gripen-%E2%80%93-Sydsvenskan.html" text:style-name="Internet_20_link" text:visited-style-name="Visited_20_Internet_20_Link">
 </text:a>
</text:p>
      <text:p text:style-name="P4">
«Це дає Україні основу для майбутніх рішень щодо оснащення своєї оборони. Вониінвестують у зміцнення своїх можливостей у довгостроковій перспективі», -сказав Йонсон телеканалу <text:a xlink:type="simple" xlink:href="https://www.tv4.se/artikel/49lIV6ymk8P5WdWGCNE4gX/tv4-nyheterna-avsloejar-ukrainska-piloter-ska-fa-testflyga-jas-gripen" text:style-name="Internet_20_link" text:visited-style-name="Visited_20_Internet_20_Link">
</text:a>
</text:p>
      <text:p text:style-name="P4">
За його словами, кілька досвідчених українських льотчиків зможуть пройтинавчання на симуляторах та здійснити тестові польоти на JAS 39 Gripen.</text:p>
      <text:p text:style-name="P4">
Зазначається, що місце та час проведення навчання та інші деталі залишаться втаємниці.</text:p>
      <text:p text:style-name="P4">
Водночас Йонсон наголосив, що використання Jas 39 Gripen у війні в Україні неактуальне, а самі <text:a xlink:type="simple" xlink:href="https://www.ukrinform.ua/tag-vinisuvac" text:style-name="Internet_20_link" text:visited-style-name="Visited_20_Internet_20_Link">
 </text:a>
 потрібні длявласних оборонних потреб Швеції.</text:p>
      <text:p text:style-name="P4">
«Літаки, які є у Швеції, потрібні для нашої власної національної оборони,зараз не актуально надавати будь-які літаки Україні», - сказав він.</text:p>
      <text:p text:style-name="P4">
<text:span text:style-name="T4">
Читайте також:</text:span>
 <text:a xlink:type="simple" xlink:href="https://www.ukrinform.ua/rubric-ato/3713735-ukraina-v-obse-bez-sucasnih-vinisuvaciv-povitranij-sit-bude-nepovnocinnim.html" text:style-name="Internet_20_link" text:visited-style-name="Visited_20_Internet_20_Link">
 <text:span text:style-name="T4">
винищувач</text:span>
 </text:a>
</text:p>
      <text:p text:style-name="P4">
Напередодні голова Верховної Ради України Руслан Стефанчук під час виступу упарламенті Швеції закликав парламентаріїв швецького Риксдагу посприяти упередачі Україні зброї, зокрема літаків Gripen.</text:p>
      <text:p text:style-name="P4">
Як повідомляв Укрінформ, у четвер Президент Володимир <text:a xlink:type="simple" xlink:href="https://www.ukrinform.ua/rubric-polytics/3714065-zelenskij-zustrivsa-z-ministrom-oboroni-svecii.html" text:style-name="Internet_20_link" text:visited-style-name="Visited_20_Internet_20_Link">
</text:a>
</text:p>
      <text:p text:style-name="P4">
Source: <text:a xlink:type="simple" xlink:href="https://www.ukrinform.ua/rubric-ato/3714104-ukrainski-piloti-zmozut-projti-navcanna-na-svedskih-vinisuvacah-gripen.html" text:style-name="Internet_20_link" text:visited-style-name="Visited_20_Internet_20_Link">
https://www.ukrinform.ua/rubric-ato/3714104-ukrainski-piloti-zmozut-projti-navcanna-na-svedskih-vinisuvacah-gripen.html</text:a>
</text:p>
      <!--NEWS-->
      <text:h text:style-name="P10" text:outline-level="1">
<text:span text:style-name="T4">
Нуланд про майбутній саміт НАТО: Україна повинна мати потужні збройні сили для стримування Росії</text:span>
</text:h>
      <text:p text:style-name="P4">
Authors: Ukrinform (Person)</text:p>
      <text:p text:style-name="P4">
Publisher: Укринформ (Organization)</text:p>
      <text:p text:style-name="P4">
Published Time: 2023-05-25T17:11:00+03:00</text:p>
      <text:p text:style-name="P4">
Modified Time: 2023-05-25T17:11:00+03:00</text:p>
      <text:p text:style-name="P4">
Description: На саміті НАТО у Вільнюсі йтиметься про те, що Україна повинна мати потужні збройні сили для стримування, які будуть сумісні із силами НАТО. — Укрінформ.</text:p>
      <text:p text:style-name="P4">
Images: ['<text:a xlink:type="simple" xlink:href="https://static.ukrinform.com/photos/2022_12/thumb_files/630_360_1669912294-890.jpg" text:style-name="Internet_20_link" text:visited-style-name="Visited_20_Internet_20_Link">
630_360_16699...</text:a>
']</text:p>
      <text:p text:style-name="P4">
Tags: ['НАТО', 'Україна', 'Вікторія Нуланд', 'Війна з Росією']</text:p>
      <text:p text:style-name="P4">
Type: Article</text:p>
      <!--METADATA-->
      <text:p text:style-name="P4">
<draw:frame draw:style-name="fr1" draw:name="Image159" text:anchor-type="as-char" svg:width="6.9236in" svg:height="3.956343in" draw:z-index="0">
<draw:image xlink:href="../Images/yкринформ/2023-05-25T17-11-00-03-00/630_360_1669912294-890.jpg" xlink:type="simple" xlink:show="embed" xlink:actuate="onLoad" draw:mime-type="image/jpeg"/>
</draw:frame>
 На самітіНАТО у Вільнюсі йтиметься про те, що Україна повинна мати потужні збройні силидля стримування, які будуть сумісні із силами НАТО.</text:p>
      <text:p text:style-name="P4">
Як передає кореспондент Укрінформу, про це заявила заступниця держсекретаряСША Вікторія Нуланд, виступаючи в четвер на Київському безпековому форумі.</text:p>
      <text:p text:style-name="P4">
Нулад, відповідаючи на запитання ведучої, чого чекати від саміту, сказала: «УВільнюсі Україна може очікувати більш чіткого викладу того, про що вже почалиговорити. Ми займаємо позицію підтримки дедалі сильнішої, демократичноїУкраїни в довгостроковій перспективі, і колективно й на національному рівнірозглядаємо, як можемо забезпечити, щоб у вас були найсильніші збройні силидля стримування і щоб вони ставали дедалі більш сумісні з <text:a xlink:type="simple" xlink:href="https://www.ukrinform.ua/tag-nato" text:style-name="Internet_20_link" text:visited-style-name="Visited_20_Internet_20_Link">
</text:a>
 ».</text:p>
      <text:p text:style-name="P4">
Вона підкреслила, що країни Заходу активно працюють з Україною длязабезпечення всього необхідного для нинішнього контрнаступу.</text:p>
      <text:p text:style-name="P4">
<text:span text:style-name="T4">
Читайте також:</text:span>
 <text:a xlink:type="simple" xlink:href="https://www.ukrinform.ua/rubric-polytics/3713823-buharestska-devatka-nato-mae-zdijsniti-realni-kroki-na-slahu-clenstva-ukraini-v-alansi.html" text:style-name="Internet_20_link" text:visited-style-name="Visited_20_Internet_20_Link">
 <text:span text:style-name="T4">
НАТО</text:span>
 </text:a>
</text:p>
      <text:p text:style-name="P4">
Водночас, за словами Нуланд, Україна та її партнери мають «дати зрозумітиПутіну, що йдеться не просто про нинішній день, а про довгостроковуперспективу» і «що він не зможе більше грати в ігри на полі бою, що настав часйому йти геть (з України), а якщо він не піде, то його війська перебуватимутьпід загрозою».</text:p>
      <text:p text:style-name="P4">
Як повідомляв Укрінформ, 21 травня Президент США Джо Байден наголосив, щосправедливий мир в Україні означає повагу до її суверенітету й територіальноїцілісності, а до того партнери обіцяють надавати Україні необхідну підтримку.</text:p>
      <text:p text:style-name="P4">
Source: <text:a xlink:type="simple" xlink:href="https://www.ukrinform.ua/rubric-ato/3714108-nuland-pro-majbutnij-samit-nato-ukraina-povinna-mati-potuzni-zbrojni-sili-dla-strimuvanna-rosii.html" text:style-name="Internet_20_link" text:visited-style-name="Visited_20_Internet_20_Link">
https://www.ukrinform.ua/rubric-ato/3714108-nuland-pro-majbutnij-samit-nato-ukraina-povinna-mati-potuzni-zbrojni-sili-dla-strimuvanna-rosii.html</text:a>
</text:p>
      <!--NEWS-->
      <text:h text:style-name="P10" text:outline-level="1">
<text:span text:style-name="T4">
На Львівському медіафорумі обговорюють питання виживання цивілізацій</text:span>
</text:h>
      <text:p text:style-name="P4">
Authors: Ukrinform (Person)</text:p>
      <text:p text:style-name="P4">
Publisher: Укринформ (Organization)</text:p>
      <text:p text:style-name="P4">
Published Time: 2023-05-25T17:15:00+03:00</text:p>
      <text:p text:style-name="P4">
Modified Time: 2023-05-25T17:15:00+03:00</text:p>
      <text:p text:style-name="P4">
Description: У Львові розпочався Львівський медіафорум (LMF), який триватиме в режимі офлайн та онлайн три дні. Фокусна тема: «Після війни або перед війною. Як цивілізації перемогти хаос?». — Укрінформ.</text:p>
      <text:p text:style-name="P4">
Images: ['<text:a xlink:type="simple" xlink:href="https://static.ukrinform.com/photos/2023_05/thumb_files/630_360_1685032719-873.jpg" text:style-name="Internet_20_link" text:visited-style-name="Visited_20_Internet_20_Link">
630_360_16850...</text:a>
']</text:p>
      <text:p text:style-name="P4">
Tags: ['Львів', 'Конференція']</text:p>
      <text:p text:style-name="P4">
Type: Article</text:p>
      <!--METADATA-->
      <text:p text:style-name="P4">
<draw:frame draw:style-name="fr1" draw:name="Image160" text:anchor-type="as-char" svg:width="6.9236in" svg:height="3.956343in" draw:z-index="0">
<draw:image xlink:href="../Images/yкринформ/2023-05-25T17-15-00-03-00/630_360_1685032719-873.jpg" xlink:type="simple" xlink:show="embed" xlink:actuate="onLoad" draw:mime-type="image/jpeg"/>
</draw:frame>
 У Львовірозпочався Львівський медіафорум (LMF), який триватиме в режимі офлайн таонлайн три дні. Фокусна тема: «Після війни або перед війною. Як цивілізаціїперемогти хаос?».</text:p>
      <text:p text:style-name="P4">
Про це повідомили на сторінці <text:a xlink:type="simple" xlink:href="https://lvivmediaforum.com/news/fokusna-tema-lmf-2023-pislya-vij/" text:style-name="Internet_20_link" text:visited-style-name="Visited_20_Internet_20_Link">
 </text:a>
 , передає Укрінформ.</text:p>
      <text:p text:style-name="P4">
«Те, що сьогодні, понад рік після повномасштабного вторгнення Росії, можливепроведення міжнародного форуму у Львові, означає дві речі. По-перше, країнидемократичного світу таки почули наш заклик і підтримали українців у їхнійборотьбі проти новітнього варварства, яке в сусідній Росії переродилося вдержавний лад та втілилося в тоталітарну ідеологію, котру віднедавна офіційноназивають рашизмом. По-друге, - те, що в оборону цінностей демократії сталанайбільша у світі група спільнота захисників прав людини - Збройні силиУкраїни», - зазначила під час церемонії відкриття голова ГО «Львівськиймедіафорум» Ольга Мирович.</text:p>
      <text:p text:style-name="P4">
Вона наголосила, що майже мільйон чоловіків та жінок усіх можливих професій:журналісти, маркетологи, ІТ-фахівці, вчителі, письменники, лікарі, водії,будівельники та інші спеціалісти проливають кров на полі бою, є тією тонкоючервоною лінією, що на європейському континенті відокремлює варварство відтріумфу, повагу до прав людини - від безправ’я, а життя — від смерті. 59журналістів загинули під час війни, яку розв’язала Росія, наголосила Мирович.</text:p>
      <text:p text:style-name="P4">
<text:span text:style-name="T4">
Читайте також:</text:span>
 <text:a xlink:type="simple" xlink:href="https://www.ukrinform.ua/rubric-polytics/3714139-strimati-vijnu-rosii-v-majbutnomu-moze-lise-clenstvo-ukraini-v-nato-fukuama.html" text:style-name="Internet_20_link" text:visited-style-name="Visited_20_Internet_20_Link">
 </text:a>
</text:p>
      <text:p text:style-name="P4">
«Час, у якому ми живемо, - це час відповідальності. Не колективної, в якій минесемо тягар наслідків групових рішень, а розділеної, коли віднаходимо свійобов’язок активно діяти, щоб на ці рішення впливати. Особливо тепер, під часгеноциду, якого українці зазнають від росіян, ми відкидаємо будь-яківиправдання моральному релятивізмові та інертності, бо вони є виборомбезвідповідальності. До того ж вважаємо професійним обов’язком медійної таправозахисної спільнот відновити справедливість, змусивши відповідати передсудом тих, хто роками поширював дезінформацію та пропаганду, які підготувалиґрунт для цього злочину. Віримо, що історія також належно оцінить нашізусилля», - додала Мирович.</text:p>
      <text:p text:style-name="P4">
LMF — друга за масштабом медіаконференція в Європі, яка цьогоріч проходить25-27 травня. Подія відбувається в оновленому форматі й зібрала навколозакордонних й українських медіафахівців, публічних інтелектуалів, дослідників,полісімейкерів, представників громадського сектору і міжнародних організацій.</text:p>
      <text:p text:style-name="P4">
<text:span text:style-name="T5">
Фото: LMF</text:span>
</text:p>
      <text:p text:style-name="P4">
Source: <text:a xlink:type="simple" xlink:href="https://www.ukrinform.ua/rubric-regions/3714192-na-lvivskomu-mediaforumi-obgovoruut-pitanna-vizivanna-civilizacij.html" text:style-name="Internet_20_link" text:visited-style-name="Visited_20_Internet_20_Link">
https://www.ukrinform.ua/rubric-regions/3714192-na-lvivskomu-mediaforumi-obgovoruut-pitanna-vizivanna-civilizacij.html</text:a>
</text:p>
      <!--NEWS-->
      <text:h text:style-name="P10" text:outline-level="1">
<text:span text:style-name="T4">
Заморожування конфлікту є найгіршим сценарієм для України – експертка</text:span>
</text:h>
      <text:p text:style-name="P4">
Authors: Ukrinform (Person)</text:p>
      <text:p text:style-name="P4">
Publisher: Укринформ (Organization)</text:p>
      <text:p text:style-name="P4">
Published Time: 2023-05-25T17:17:45+03:00</text:p>
      <text:p text:style-name="P4">
Modified Time: 2023-05-25T17:17:45+03:00</text:p>
      <text:p text:style-name="P4">
Description: Заморожування конфлікту є для України найгіршим сценарієм, адже це означатиме, що держава не зможе нормально розвиватися і численні жертви були марними. — Укрінформ.</text:p>
      <text:p text:style-name="P4">
Images: ['<text:a xlink:type="simple" xlink:href="https://static.ukrinform.com/photos/2023_04/thumb_files/630_360_1682089126-124.jpg" text:style-name="Internet_20_link" text:visited-style-name="Visited_20_Internet_20_Link">
630_360_16820...</text:a>
']</text:p>
      <text:p text:style-name="P4">
Tags: ['Євросоюз', 'НАТО', 'Україна', 'Війна з Росією']</text:p>
      <text:p text:style-name="P4">
Type: Article</text:p>
      <!--METADATA-->
      <text:p text:style-name="P4">
<draw:frame draw:style-name="fr1" draw:name="Image161" text:anchor-type="as-char" svg:width="6.9236in" svg:height="3.956343in" draw:z-index="0">
<draw:image xlink:href="../Images/yкринформ/2023-05-25T17-17-45-03-00/630_360_1682089126-124.jpg" xlink:type="simple" xlink:show="embed" xlink:actuate="onLoad" draw:mime-type="image/jpeg"/>
</draw:frame>
Заморожування конфлікту є для України найгіршим сценарієм, адже це означатиме,що держава не зможе нормально розвиватися і численні жертви були марними.</text:p>
      <text:p text:style-name="P4">
Таке переконання висловила ексзаступниця міністра оборони України, експерткаАліна Фролова під час дискусії, організованої Німецьким товариством зовнішньоїполітики (DGAP), передає кореспондент Укрінформу.</text:p>
      <text:p text:style-name="P4">
«Заморожування конфлікту не є можливим. Українці - як військові та політики,так і пересічні громадяни – розуміють одне: ми переможемо або вмремо.Заморожування конфлікту означатиме лише довге, повільне вмирання українськоїнації, адже ми будемо втрачати економіку, не буде шансу вступити в ЄС і НАТО,відчуватимемо дедалі більше розчарування з боку наших партнерів, до того ж мипродовжимо втрачати людей. Заморожування конфлікту – це найгірший сценарій,тому ніхто не розглядає його», - заявила Фролова.</text:p>
      <text:p text:style-name="P4">
Вона зазначила, що українці готові навіть до більших жертв, але не докомпромісів. Історія 8 років після 2014-го показала марність сподівань накомпроміси, адже це призведе до подальших конфліктів. Експертка навела данінещодавнього опитування, коли близько 96% респондентів заявили, що не бачатьможливості для переговорів, для компромісів з росіянами. 86% респондентів неготові вести перемовини з агресором навіть при загрозі використання нимтактичної ядерної зброї.</text:p>
      <text:p text:style-name="P4">
<text:span text:style-name="T4">
Читайте також:</text:span>
 <text:a xlink:type="simple" xlink:href="https://www.ukrinform.ua/rubric-ato/3707724-ne-mozna-dopustiti-zamorozenna-vijni-ci-povtorenna-minskih-ugod-zelenskij.html" text:style-name="Internet_20_link" text:visited-style-name="Visited_20_Internet_20_Link">
 <text:span text:style-name="T4">
замороженн</text:span>
 </text:a>
</text:p>
      <text:p text:style-name="P4">
«Українське суспільство не готове до компромісів. Ми вже пожертвували дужебагато чим. Ці жертви не повинні бути марними», - повторила Фролова. Вонадодала, що переговори можуть вестися з таких тем, зокрема, як відшкодування,контрибуції тощо.</text:p>
      <text:p text:style-name="P4">
Експертка не погоджується з визначенням ситуації на фронті як «глухий кут».Ситуацію навколо Бахмута вона не бачить як таку, що може принципово вплинутина хід війни. «Бахмут не є стратегічним пунктом, його таким зробила російськапропаганда... Найбільш стратегічним питанням є величезні запаси в містішампанського», - пожартувала Фролова.</text:p>
      <text:p text:style-name="P4">
Змінити ситуацію на фронті можуть або подвоєння зусиль російської армії, абоуспішний український контрнаступ. Фролова, як і багато інших українськиханалітиків і політиків, застерегла від «перевищених очікувань» відконтрнаступу. Проте вона зауважила, що в <text:a xlink:type="simple" xlink:href="https://www.ukrinform.ua/tag-zsu" text:style-name="Internet_20_link" text:visited-style-name="Visited_20_Internet_20_Link">
 </text:a>
є кілька опцій щодо напрямів удару і «їх кількість може збільшуватися».</text:p>
      <text:p text:style-name="P4">
«Можуть бути і дуже незвичайні рішення, як показав Бєлгород», - зауважилаФролова.</text:p>
      <text:p text:style-name="P4">
Говорячи про Крим, вона зазначила, що з ракетами далекого радіусу дії, які вжеє у ЗСУ, а також з перспективою отримання винищувачів, Україна має можливостівражати Кримський міст, що дозволить досягти логістичної ізоляції півострова.Технічно це можливо, але не менш важливо говорити про те, що буде потім,зокрема, як реінтегрувати територію, яка тривалий час була повністю відірванавід України, додала експертка. За її словами, практика показує, що колиросійські війська бачать загрозу оточення, вони намагаються бігти, отже з 2млн населення півострова близько 800 тисяч спробують залишити територію, щозробить питання звільнення простішим.</text:p>
      <text:p text:style-name="P4">
Фролова також торкнулась питань членства України в НАТО та ЄС.</text:p>
      <text:p text:style-name="P4">
«Після завершення бойових дій звільненням наших територій Україна матименайбільшу, найсильнішу та найталановитішу армію на Європейському континенті. Іне взяти Україну в свої лави для НАТО буде дуже дивним рішенням, адже мипримножили потужності НАТО», - заявила вона. На переконання експертки, Українаповинна бути готова наразі у варіанті «Фінляндія 2.0» – повна інтеграція в усісистеми без формального членства.</text:p>
      <text:p text:style-name="P4">
<text:span text:style-name="T4">
Читайте також:</text:span>
 <text:a xlink:type="simple" xlink:href="https://www.ukrinform.ua/rubric-ato/3712205-rosia-mae-vivesti-vijska-z-teritorii-ukraini-a-ne-zamorozuvati-konflikt-solc.html" text:style-name="Internet_20_link" text:visited-style-name="Visited_20_Internet_20_Link">
 <text:span text:style-name="T4">
заморожувати</text:span>
 </text:a>
</text:p>
      <text:p text:style-name="P4">
Щодо ЄС, то він сам отримає вигоду від членства України, але для цього требапоказати, що Україна має потенціал для швидкого росту, що гроші, які ЄС наразінадає, це - інвестиції, а не гранти.</text:p>
      <text:p text:style-name="P4">
Також Фролова зупинилася на майбутніх відносинах з РФ. Вона бачить величезнізагрози у тому, що західні держави досі потрапляють у пастку, будуючи плани намайбутнє з «ліберальною Росією». Це могло б стати великою помилкою, переконанавона.</text:p>
      <text:p text:style-name="P4">
«Росія ніколи не була і ніколи не буде ліберальною», - впевнена експертка.Вона виходить з того, що будувати плани треба виключно виходячи зусвідомлення, що Росія буде залишатися в будь-якому випадку імперськоюагресивною державою, хто б не прийшов там до влади.</text:p>
      <text:p text:style-name="P4">
Аліна Фролова була заступником міністра оборони України в 2019-2020 роках.Засновниця та генеральний директор RAM 360 Advertising Agency та групи агенційRAM GROUP (RAM 360 Advertising Agency, CORE reputation management agency,Центр стратегічних комунікацій StratCom Ukraine).</text:p>
      <text:p text:style-name="P4">
Source: <text:a xlink:type="simple" xlink:href="https://www.ukrinform.ua/rubric-ato/3714110-zamorozuvanna-konfliktu-e-najgirsim-scenariem-dla-ukraini-ekspertka.html" text:style-name="Internet_20_link" text:visited-style-name="Visited_20_Internet_20_Link">
https://www.ukrinform.ua/rubric-ato/3714110-zamorozuvanna-konfliktu-e-najgirsim-scenariem-dla-ukraini-ekspertka.html</text:a>
</text:p>
      <!--NEWS-->
      <text:h text:style-name="P10" text:outline-level="1">
<text:span text:style-name="T4">
США відмовилися продавати Таїланду літаки F-35</text:span>
</text:h>
      <text:p text:style-name="P4">
Authors: Ukrinform (Person)</text:p>
      <text:p text:style-name="P4">
Publisher: Укринформ (Organization)</text:p>
      <text:p text:style-name="P4">
Published Time: 2023-05-25T17:18:00+03:00</text:p>
      <text:p text:style-name="P4">
Modified Time: 2023-05-25T17:18:00+03:00</text:p>
      <text:p text:style-name="P4">
Description: США відмовилися продавати Таїланду свої винищувачі-невидимки F-35 через проблеми з підготовкою та певними технічними вимогами, заявили військово-повітряні сили країни у Південно-Східній Азії. — Укрінформ.</text:p>
      <text:p text:style-name="P4">
Images: ['<text:a xlink:type="simple" xlink:href="https://static.ukrinform.com/photos/2016_09/thumb_files/630_360_1474697064-7960.jpg" text:style-name="Internet_20_link" text:visited-style-name="Visited_20_Internet_20_Link">
630_360_14746...</text:a>
']</text:p>
      <text:p text:style-name="P4">
Tags: ['Літак', 'США', 'Таїланд', 'Продаж']</text:p>
      <text:p text:style-name="P4">
Type: Article</text:p>
      <!--METADATA-->
      <text:p text:style-name="P4">
<draw:frame draw:style-name="fr1" draw:name="Image162" text:anchor-type="as-char" svg:width="6.9236in" svg:height="3.956343in" draw:z-index="0">
<draw:image xlink:href="../Images/yкринформ/2023-05-25T17-18-00-03-00/630_360_1474697064-7960.jpg" xlink:type="simple" xlink:show="embed" xlink:actuate="onLoad" draw:mime-type="image/jpeg"/>
</draw:frame>
 СШАвідмовилися продавати Таїланду свої винищувачі-невидимки F-35 через проблеми зпідготовкою та певними технічними вимогами, заявили військово-повітряні силикраїни у Південно-Східній Азії.</text:p>
      <text:p text:style-name="P4">
Як передає Укрінформ, про це повідомляє агенція  <text:a xlink:type="simple" xlink:href="https://www.reuters.com/business/aerospace-defense/thailand-air-force-says-us-has-denied-request-buy-f-35-jets-2023-05-25/" text:style-name="Internet_20_link" text:visited-style-name="Visited_20_Internet_20_Link">
</text:a>
.</text:p>
      <text:p text:style-name="P4">
Таїланд, який у 2003 році отримав статус основного союзника, від СполученихШтатів, поза НАТО, торік виділив бюджет у розмірі 407,68 млн доларів на новібойові літаки, які замінять старі, в основному американські F-5 та F-16.</text:p>
      <text:p text:style-name="P4">
Зазначається, що Таїланд хотів отримати до восьми реактивних літаків F-35A.</text:p>
      <text:p text:style-name="P4">
<text:span text:style-name="T4">
Читайте також:</text:span>
 <text:a xlink:type="simple" xlink:href="https://www.ukrinform.ua/rubric-ato/3713500-ispania-zaavila-so-ne-mae-litakiv-f16-dla-ukraini.html" text:style-name="Internet_20_link" text:visited-style-name="Visited_20_Internet_20_Link">
 <text:span text:style-name="T4">
літак</text:span>
 </text:a>
</text:p>
      <text:p text:style-name="P4">
Проблеми з продажем винищувачів п'ятого покоління були обумовлені чинниками,серед яких часові обмеження, технічні вимоги та сумісність в обслуговуванні, ітому Сполучені Штати не змогли запропонувати їх продаж, заявивголовнокомандувач ВПС Таїланду, маршал Прапас Сорнчаїді.</text:p>
      <text:p text:style-name="P4">
Замість цього США запропонували Таїланду модернізовані моделі <text:a xlink:type="simple" xlink:href="https://www.ukrinform.ua/tag-vinisuvac" text:style-name="Internet_20_link" text:visited-style-name="Visited_20_Internet_20_Link">
</text:a>
 F-15 та F-16s, як швидшу та більшдоступну альтернативу.</text:p>
      <text:p text:style-name="P4">
Source: <text:a xlink:type="simple" xlink:href="https://www.ukrinform.ua/rubric-world/3714114-ssa-vidmovilisa-prodavati-tailandu-litaki-f35.html" text:style-name="Internet_20_link" text:visited-style-name="Visited_20_Internet_20_Link">
https://www.ukrinform.ua/rubric-world/3714114-ssa-vidmovilisa-prodavati-tailandu-litaki-f35.html</text:a>
</text:p>
      <!--NEWS-->
      <text:h text:style-name="P10" text:outline-level="1">
<text:span text:style-name="T4">
На деокупованій Херсонщини треба відновити щонайменше 14,2 тисячі житлових будинків - ОВА</text:span>
</text:h>
      <text:p text:style-name="P4">
Authors: Ukrinform (Person)</text:p>
      <text:p text:style-name="P4">
Publisher: Укринформ (Organization)</text:p>
      <text:p text:style-name="P4">
Published Time: 2023-05-25T17:18:23+03:00</text:p>
      <text:p text:style-name="P4">
Modified Time: 2023-05-25T17:18:23+03:00</text:p>
      <text:p text:style-name="P4">
Description: На Херсонщині потрібно відновлювати 14,2 тис. житлових будинків в деокупованій частині області. — Укрінформ.</text:p>
      <text:p text:style-name="P4">
Images: ['<text:a xlink:type="simple" xlink:href="https://static.ukrinform.com/photos/2022_09/thumb_files/630_360_1663587902-641.jpg" text:style-name="Internet_20_link" text:visited-style-name="Visited_20_Internet_20_Link">
630_360_16635...</text:a>
']</text:p>
      <text:p text:style-name="P4">
Tags: ['Херсонщина', 'Житло', 'Відбудова']</text:p>
      <text:p text:style-name="P4">
Type: Article</text:p>
      <!--METADATA-->
      <text:p text:style-name="P4">
<draw:frame draw:style-name="fr1" draw:name="Image163" text:anchor-type="as-char" svg:width="6.9236in" svg:height="3.956343in" draw:z-index="0">
<draw:image xlink:href="../Images/yкринформ/2023-05-25T17-18-23-03-00/630_360_1663587902-641.jpg" xlink:type="simple" xlink:show="embed" xlink:actuate="onLoad" draw:mime-type="image/jpeg"/>
</draw:frame>
 НаХерсонщині потрібно відновлювати 14,2 тис. житлових будинків в деокупованійчастині області.</text:p>
      <text:p text:style-name="P4">
Як передає кореспондент Укрінформу, про це на пресконференції повідомивначальник Херсонської обласної військової адміністрації Олександр Прокудін.</text:p>
      <text:p text:style-name="P4">
«Станом на сьогодні подано майже 17 тисяч заявок на отримання грошовоїдопомоги від держави на ремонт житла, пошкодженого через військову агресію. Всередньому по області відсоток пошкоджених будівель та знищених будівель –33%. Тобто, за нашими підрахунками, доведеться відновлювати 14 200 житловихбудинків в деокупованій частині області», - зазначив Прокудін.</text:p>
      <text:p text:style-name="P4">
За його словами, ще близько 6 тис. будинків - повністю зруйновані. Тільки длятого, щоб відремонтувати пошкоджене житло, потрібно 6,7 млрд грн. І в цю цифруне входять оселі, які були зруйновані повністю через ворожі удари, зараз ще цявартість не розрахована, додав Прокудін.</text:p>
      <text:p text:style-name="P4">
Проте він зазначив, що всі розрахунки дуже приблизні. Крім того, ворог і даліобстрілює <text:a xlink:type="simple" xlink:href="https://www.ukrinform.ua/tag-hersonsina" text:style-name="Internet_20_link" text:visited-style-name="Visited_20_Internet_20_Link">
 </text:a>
 , тому цифри неостаточні.</text:p>
      <text:p text:style-name="P4">
Начальник ОВА наполегливо рекомендував жителям Херсонщини, чиє майнопостраждало, реєструватися, подавати заявку через урядову програму наотримання грошової допомоги на ремонт житла, пошкодженого через агресію РФ.</text:p>
      <text:p text:style-name="P4">
Прокудін поінформував, що на Херсонщині зараз деокуповано 228 населенихпунктів, у них приблизно перебуває 165 тисяч людей - це третина від тих, хтопроживав до вторгнення (близько 500 тис. осіб).</text:p>
      <text:p text:style-name="P4">
<text:span text:style-name="T4">
Читайте також:</text:span>
 <text:a xlink:type="simple" xlink:href="https://www.ukrinform.ua/rubric-vidbudova/3713198-reestr-zbitkiv-zavdanih-agresieu-rf-planuut-zapustiti-z-serpna-minust.html" text:style-name="Internet_20_link" text:visited-style-name="Visited_20_Internet_20_Link">
 <text:span text:style-name="T4">
Реєстр</text:span>
 <text:span text:style-name="T4">
збитків</text:span>
 </text:a>
</text:p>
      <text:p text:style-name="P4">
Своєю чергою на пресконференції перший заступник голови Херсонської обласноїради Юрій Соболевський зауважив, що в області вживаються заходи длявідновлення роботи обласного підприємства - Бюро технічної інвентаризації, якебуло під час окупації частково пограбоване ворогом. Проте, за його словами,більшу частину архівів вдалося зберегти. Крім того, місцева влада, згідно здорученням начальника ОВА, створює відповідні комісії, які будуть виїжджати наоб’єкти та фіксувати пошкодження, щоб робота у громадах з цього питання буламаксимально ефективна.</text:p>
      <text:p text:style-name="P4">
Як повідомлялося, 21 квітня <text:a xlink:type="simple" xlink:href="https://www.ukrinform.ua/rubric-vidbudova/3710389-za-programou-evidnovlenna-vze-ponad-10-tisac-ukrainciv-podali-zaavi-na-otrimanna-dopomogi.html" text:style-name="Internet_20_link" text:visited-style-name="Visited_20_Internet_20_Link">
 </text:a>
 . Він передбачає надання громадянам,чиє житло було пошкоджено внаслідок збройної агресії РФ, державної допомоги напоточний ремонт житла. Зробити це можна буде з допомогою електронної послугиєВідновлення, яка стартувала 10 травня.</text:p>
      <text:p text:style-name="P4">
Послугою з 10 травня 2023 року можуть скористатися всі громадяни, чиє житлоотримало незначні пошкодження внаслідок збройної агресії РФ і яке ще не буловідремонтоване. Йдеться, перш за все, про заміну вікон чи дверей, ремонтпокрівлі тощо.</text:p>
      <text:p text:style-name="P4">
<text:span text:style-name="T5">
Фото: МВС</text:span>
</text:p>
      <text:p text:style-name="P4">
Source: <text:a xlink:type="simple" xlink:href="https://www.ukrinform.ua/rubric-vidbudova/3714111-na-deokupovanij-hersonsini-treba-vidnoviti-sonajmense-142-tisaci-zitlovih-budinkiv-ova.html" text:style-name="Internet_20_link" text:visited-style-name="Visited_20_Internet_20_Link">
https://www.ukrinform.ua/rubric-vidbudova/3714111-na-deokupovanij-hersonsini-treba-vidnoviti-sonajmense-142-tisaci-zitlovih-budinkiv-ova.html</text:a>
</text:p>
      <!--NEWS-->
      <text:h text:style-name="P10" text:outline-level="1">
<text:span text:style-name="T4">
Історичну драму «БожеВільні» презентували на Каннському кіноринку</text:span>
</text:h>
      <text:p text:style-name="P4">
Authors: Ukrinform (Person)</text:p>
      <text:p text:style-name="P4">
Publisher: Укринформ (Organization)</text:p>
      <text:p text:style-name="P4">
Published Time: 2023-05-25T17:18:30+03:00</text:p>
      <text:p text:style-name="P4">
Modified Time: 2023-05-25T17:18:30+03:00</text:p>
      <text:p text:style-name="P4">
Description: На Каннському кіноринку презентували дебютну стрічку режисера Дениса Тарасова «БожеВільні» про каральну психіатрію в СРСР. — Укрінформ.</text:p>
      <text:p text:style-name="P4">
Images: ['<text:a xlink:type="simple" xlink:href="https://static.ukrinform.com/photos/2023_05/thumb_files/630_360_1685023961-850.jpg" text:style-name="Internet_20_link" text:visited-style-name="Visited_20_Internet_20_Link">
630_360_16850...</text:a>
', '<text:a xlink:type="simple" xlink:href="https://static.ukrinform.com/photos/2023_05/1685023962-778.jpg" text:style-name="Internet_20_link" text:visited-style-name="Visited_20_Internet_20_Link">
1685023962-77...</text:a>
']</text:p>
      <text:p text:style-name="P4">
Tags: ['Держкіно', 'фільм', 'СРСР']</text:p>
      <text:p text:style-name="P4">
Type: Article</text:p>
      <!--METADATA-->
      <text:p text:style-name="P4">
<draw:frame draw:style-name="fr1" draw:name="Image164" text:anchor-type="as-char" svg:width="6.9236in" svg:height="3.956343in" draw:z-index="0">
<draw:image xlink:href="../Images/yкринформ/2023-05-25T17-18-30-03-00/630_360_1685023961-850.jpg" xlink:type="simple" xlink:show="embed" xlink:actuate="onLoad" draw:mime-type="image/jpeg"/>
</draw:frame>
 НаКаннському кіноринку презентували дебютну стрічку режисера Дениса Тарасова«БожеВільні» про каральну психіатрію в СРСР.</text:p>
      <text:p text:style-name="P4">
Як передає Укрінформ, про це Державне агентство України з питань кіноповідомило у <text:a xlink:type="simple" xlink:href="https://www.facebook.com/ukrainefilmagency/posts/pfbid06MCpaxgX8m1UM9scfKthFSduEZkkvL8sGrQf9hSnNXyN37yu9qXGxqsn5WCbVE9Ll" text:style-name="Internet_20_link" text:visited-style-name="Visited_20_Internet_20_Link">
</text:a>
.</text:p>
      <text:p text:style-name="P4">
«Це перший ігровий фільм, що відверто підіймає тему «каральної психіатрії» вСРСР. Фільм вже представлений у каталозі на стенді в межах Каннськогокіноринку», — зазначили у відомстві.</text:p>
      <text:p text:style-name="P4">
Події стрічки розгортаються в 70-х роках минулого століття навколо головногогероя Андрія Довженка. За небажання зректися своїх переконань він потрапляє впекло каральної психіатрії. Перед героєм постає непростий вибір —співпрацювати з КДБ та повернутися до сім’ї чи розкрити правду про дисидентів,закатованих у психіатричних лікарнях.</text:p>
      <text:p text:style-name="P4">
<draw:frame draw:style-name="fr1" draw:name="Image165" text:anchor-type="as-char" svg:width="6.9236in" svg:height="6.9236in" draw:z-index="0">
<draw:image xlink:href="../Images/yкринформ/2023-05-25T17-18-30-03-00/1685023962-778.jpg" xlink:type="simple" xlink:show="embed" xlink:actuate="onLoad" draw:mime-type="image/jpeg"/>
</draw:frame>
</text:p>
      <text:p text:style-name="P4">
Стрічка створена компанією «Спільна перемога продакшн» спільно з FILM.UA Groupта Національною кінематекою України за підтримки Держкіно.</text:p>
      <text:p text:style-name="P4">
Як повідомляв Укрінформ, зйомки стрічки «БожеВільні» завершені влітку 2021року. Проходили вони в Києві у психіатричній лікарні ім. Павлова, на територіїякої художник-постановник Іван Тищенко відтворив поверх та подвір'я клінікивідповідно до часу.</text:p>
      <text:p text:style-name="P4">
Фото: ДержКіно</text:p>
      <text:p text:style-name="P4">
Source: <text:a xlink:type="simple" xlink:href="https://www.ukrinform.ua/rubric-culture/3714112-istoricnu-dramu-bozevilni-prezentuvali-na-kannskomu-kinorinku.html" text:style-name="Internet_20_link" text:visited-style-name="Visited_20_Internet_20_Link">
https://www.ukrinform.ua/rubric-culture/3714112-istoricnu-dramu-bozevilni-prezentuvali-na-kannskomu-kinorinku.html</text:a>
</text:p>
      <!--NEWS-->
      <text:h text:style-name="P10" text:outline-level="1">
<text:span text:style-name="T4">
Помічниця Генсека НАТО: Допомогти Україні виграти війну – це наша колективна місія</text:span>
</text:h>
      <text:p text:style-name="P4">
Authors: Ukrinform (Person)</text:p>
      <text:p text:style-name="P4">
Publisher: Укринформ (Organization)</text:p>
      <text:p text:style-name="P4">
Published Time: 2023-05-25T17:20:00+03:00</text:p>
      <text:p text:style-name="P4">
Modified Time: 2023-05-25T17:20:00+03:00</text:p>
      <text:p text:style-name="P4">
Description: Помічниця Генсека НАТО Байба Браже вважає, що Альянс має допомогти Україні виграти війну, і у майбутньому країна може стати його членом. — Укрінформ.</text:p>
      <text:p text:style-name="P4">
Images: ['<text:a xlink:type="simple" xlink:href="https://static.ukrinform.com/photos/2021_12/thumb_files/630_360_1638882315-753.jpg" text:style-name="Internet_20_link" text:visited-style-name="Visited_20_Internet_20_Link">
630_360_16388...</text:a>
']</text:p>
      <text:p text:style-name="P4">
Tags: ['НАТО', 'Україна', 'Київський безпековий форум', 'Війна з Росією']</text:p>
      <text:p text:style-name="P4">
Type: Article</text:p>
      <!--METADATA-->
      <text:p text:style-name="P4">
<draw:frame draw:style-name="fr1" draw:name="Image166" text:anchor-type="as-char" svg:width="6.9236in" svg:height="3.956343in" draw:z-index="0">
<draw:image xlink:href="../Images/yкринформ/2023-05-25T17-20-00-03-00/630_360_1638882315-753.jpg" xlink:type="simple" xlink:show="embed" xlink:actuate="onLoad" draw:mime-type="image/jpeg"/>
</draw:frame>
 ПомічницяГенсека НАТО Байба Браже вважає, що Альянс має допомогти Україні вигративійну, і у майбутньому країна може стати його членом.</text:p>
      <text:p text:style-name="P4">
Як передає кореспондент Укрінформу, про це вона сказала, виступаючи у четверна Київському безпековому форумі.</text:p>
      <text:p text:style-name="P4">
«Для всіх нас зрозуміло, що потрібно допомогти Україні виграти війну, щоб буланезалежна, демократична Україна, яка у майбутньому зможе вступити в НАТО. Ценаша колективна місія», – заявила вона.</text:p>
      <text:p text:style-name="P4">
Браже нагадала, що «з 2008 року існує дуже чітке зобов'язання», озвучене наБухарестському саміті НАТО про те, що Україна стане членом Альянсу, «і саметому союзники докладають усіх зусиль, щоб гарантувати перемогу України в ційвійні».</text:p>
      <text:p text:style-name="P4">
Вона зазначила, що у своїй стратегічній концепції, ухваленій торік, <text:a xlink:type="simple" xlink:href="https://www.ukrinform.ua/tag-nato" text:style-name="Internet_20_link" text:visited-style-name="Visited_20_Internet_20_Link">
</text:a>
 визначає Росію як загрозу безпецісоюзників та євроатлантичній безпеці загалом.</text:p>
      <text:p text:style-name="P4">
«Війна з Росією дійсно повністю змінила ландшафт безпеки в Європі… Істратегічна концепція НАТО також говорить про центральну роль, яку незалежнадемократична Україна відіграє в євроатлантичній безпеці», – сказала Браже.</text:p>
      <text:p text:style-name="P4">
<text:span text:style-name="T4">
Читайте також:</text:span>
 <text:a xlink:type="simple" xlink:href="https://www.ukrinform.ua/rubric-polytics/3713971-ermak-i-rasmussen-obgovorili-pitanna-bezpekovih-garantij-dla-ukraini.html" text:style-name="Internet_20_link" text:visited-style-name="Visited_20_Internet_20_Link">
 <text:span text:style-name="T4">
безпекових</text:span>
 </text:a>
</text:p>
      <text:p text:style-name="P4">
За словами Браже, у країнах НАТО регулярно проводяться опитування, якіпоказують, що «підтримка України дуже висока».</text:p>
      <text:p text:style-name="P4">
Як повідомляв Укрінформ, заступниця держсекретаря США Вікторія Нуланд,виступаючи у четвер на Київському безпековому форумі, заявила, що на самітіНАТО у Вільнюсі йтиметься про те, що <text:a xlink:type="simple" xlink:href="https://www.ukrinform.ua/rubric-ato/3714108-nuland-pro-majbutnij-samit-nato-ukraina-povinna-mati-potuzni-zbrojni-sili-dla-strimuvanna-rosii.html" text:style-name="Internet_20_link" text:visited-style-name="Visited_20_Internet_20_Link">
 </text:a>
 , які будуть сумісні із силами НАТО.</text:p>
      <text:p text:style-name="P4">
Фото: LETA</text:p>
      <text:p text:style-name="P4">
Source: <text:a xlink:type="simple" xlink:href="https://www.ukrinform.ua/rubric-ato/3714107-pomicnica-genseka-nato-dopomogti-ukraini-vigrati-vijnu-ce-nasa-kolektivna-misia.html" text:style-name="Internet_20_link" text:visited-style-name="Visited_20_Internet_20_Link">
https://www.ukrinform.ua/rubric-ato/3714107-pomicnica-genseka-nato-dopomogti-ukraini-vigrati-vijnu-ce-nasa-kolektivna-misia.html</text:a>
</text:p>
      <!--NEWS-->
      <text:h text:style-name="P10" text:outline-level="1">
<text:span text:style-name="T4">
Великий бізнес у квітні задекларував до сплати понад 8 мільярдів ПДВ</text:span>
</text:h>
      <text:p text:style-name="P4">
Authors: Ukrinform (Person)</text:p>
      <text:p text:style-name="P4">
Publisher: Укринформ (Organization)</text:p>
      <text:p text:style-name="P4">
Published Time: 2023-05-25T17:21:25+03:00</text:p>
      <text:p text:style-name="P4">
Modified Time: 2023-05-25T17:21:25+03:00</text:p>
      <text:p text:style-name="P4">
Description: За результатами роботи квітня 2023 року платниками Центрального міжрегіонального управління ДПС по роботі з великими платниками податків задекларовано до сплати 8,3 млрд грн податку на додану вартість. — Укрінформ.</text:p>
      <text:p text:style-name="P4">
Images: ['<text:a xlink:type="simple" xlink:href="https://static.ukrinform.com/photos/2020_09/thumb_files/630_360_1601066264-898.jpg" text:style-name="Internet_20_link" text:visited-style-name="Visited_20_Internet_20_Link">
630_360_16010...</text:a>
']</text:p>
      <text:p text:style-name="P4">
Tags: ['Бізнес', 'ПДВ', 'Гроші']</text:p>
      <text:p text:style-name="P4">
Type: Article</text:p>
      <!--METADATA-->
      <text:p text:style-name="P4">
<draw:frame draw:style-name="fr1" draw:name="Image167" text:anchor-type="as-char" svg:width="6.9236in" svg:height="3.949857in" draw:z-index="0">
<draw:image xlink:href="../Images/yкринформ/2023-05-25T17-21-25-03-00/630_360_1601066264-898.jpg" xlink:type="simple" xlink:show="embed" xlink:actuate="onLoad" draw:mime-type="image/jpeg"/>
</draw:frame>
 Зарезультатами роботи квітня 2023 року платниками Центрального міжрегіональногоуправління ДПС по роботі з великими платниками податків задекларовано досплати 8,3 млрд грн податку на додану вартість.</text:p>
      <text:p text:style-name="P4">
Як передає Укрінформ, про це повідомляє <text:a xlink:type="simple" xlink:href="https://cvp.tax.gov.ua/media-ark/news-ark/679562.html" text:style-name="Internet_20_link" text:visited-style-name="Visited_20_Internet_20_Link">
 </text:a>
 по роботі з великими платниками податків.</text:p>
      <text:p text:style-name="P4">
"За результатами фінансово-господарської діяльності квітня 2023 рокуплатниками Центрального міжрегіонального управління ДПС по роботі з великимиплатниками податків було задекларовано до сплати 8,3 млрд грн податку надодану вартість, що на 5,5% або на 435 млн грн більше, ніж за аналогічнийперіод минулого року (декларація за квітень 2022 року – 7,8 млрд гривень)", -йдеться в повідомленні.</text:p>
      <text:p text:style-name="P4">
<text:span text:style-name="T4">
Читайте також:</text:span>
 <text:a xlink:type="simple" xlink:href="https://www.ukrinform.ua/rubric-economy/3697878-getmancev-zaavlae-pro-stabilizaciu-situacii-z-vidskoduvannam-pdv.html" text:style-name="Internet_20_link" text:visited-style-name="Visited_20_Internet_20_Link">
 <text:span text:style-name="T4">
ПДВ</text:span>
 </text:a>
</text:p>
      <text:p text:style-name="P4">
Податкова ефективність складає максимальні 3,63% та є вищою за такі показникипопередніх звітних періодів (декларація за березень 2023 року – 3,59%, лютий2023 року – 3,05%, січень 2023 року – 2,68%).</text:p>
      <text:p text:style-name="P4">
Найбільший обсяг позитивних нарахувань за результатами фінансово-господарськоїдіяльності квітня 2023 року задекларовано платниками наступних галузейекономіки: транспорт, складське господарство, поштова та кур’єрська діяльність– 1 100 млн грн, інформація та телекомунікації - 888 млн грн, оптова торгівля- 716 млн грн, переробна промисловість – 592 млн грн та роздрібна торгівля –451 млн грн.</text:p>
      <text:p text:style-name="P4">
Як повідомляв Укрінформ, з початку року великий бізнес забезпечив збірплатежів до державного бюджету в розмірі 59,9 млрд грн, що склало 24% всіхнадходжень до загального фонду держбюджету.</text:p>
      <text:p text:style-name="P4">
Source: <text:a xlink:type="simple" xlink:href="https://www.ukrinform.ua/rubric-economy/3714113-velikij-biznes-u-kvitni-zadeklaruvav-do-splati-ponad-8-milardiv-pdv.html" text:style-name="Internet_20_link" text:visited-style-name="Visited_20_Internet_20_Link">
https://www.ukrinform.ua/rubric-economy/3714113-velikij-biznes-u-kvitni-zadeklaruvav-do-splati-ponad-8-milardiv-pdv.html</text:a>
</text:p>
      <!--NEWS-->
      <text:h text:style-name="P10" text:outline-level="1">
<text:span text:style-name="T4">
Вірменія й Азербайджан домовилися про взаємне визнання територій</text:span>
</text:h>
      <text:p text:style-name="P4">
Authors: Ukrinform (Person)</text:p>
      <text:p text:style-name="P4">
Publisher: Укринформ (Organization)</text:p>
      <text:p text:style-name="P4">
Published Time: 2023-05-25T17:28:51+03:00</text:p>
      <text:p text:style-name="P4">
Modified Time: 2023-05-25T17:28:51+03:00</text:p>
      <text:p text:style-name="P4">
Description: Вірменія й Азербайджан домовилися про взаємне визнання територіальної цілісності одне одного. — Укрінформ.</text:p>
      <text:p text:style-name="P4">
Images: ['<text:a xlink:type="simple" xlink:href="https://static.ukrinform.com/photos/2023_05/thumb_files/630_360_1685024911-394.jpg" text:style-name="Internet_20_link" text:visited-style-name="Visited_20_Internet_20_Link">
630_360_16850...</text:a>
']</text:p>
      <text:p text:style-name="P4">
Tags: ['Азербайджан', 'Вірменія', 'Пашинян']</text:p>
      <text:p text:style-name="P4">
Type: Article</text:p>
      <!--METADATA-->
      <text:p text:style-name="P4">
<draw:frame draw:style-name="fr1" draw:name="Image168" text:anchor-type="as-char" svg:width="6.9236in" svg:height="3.956343in" draw:z-index="0">
<draw:image xlink:href="../Images/yкринформ/2023-05-25T17-28-51-03-00/630_360_1685024911-394.jpg" xlink:type="simple" xlink:show="embed" xlink:actuate="onLoad" draw:mime-type="image/jpeg"/>
</draw:frame>
 Вірменія йАзербайджан домовилися про взаємне визнання територіальної цілісності однеодного.</text:p>
      <text:p text:style-name="P4">
Про це заявив прем'єр-міністр Вірменії Нікол Пашинян на засіданні ради ЄАЕС,де також присутні президент Азербайджану Ільхам Алієв і президент РосіїВолодимир Путін, передає Укрінформ із посиланням на <text:a xlink:type="simple" xlink:href="https://novayagazeta.eu/articles/2023/05/25/pashinian-armeniia-i-azerbaidzhan-dogovorilis-o-vzaimnom-priznanii-territorii-news" text:style-name="Internet_20_link" text:visited-style-name="Visited_20_Internet_20_Link">
</text:a>
 .</text:p>
      <text:p text:style-name="P4">
За словами Пашиняна, Вірменія готова розблокувати усі транспортні таекономічні коридори, відкрити регіональні комунікації з Азербайджаном.</text:p>
      <text:p text:style-name="P4">
<text:span text:style-name="T4">
Читайте також:</text:span>
 <text:a xlink:type="simple" xlink:href="https://www.ukrinform.ua/rubric-world/3712610-premer-virmenii-ne-viklucae-so-kraina-moze-vijti-z-odkb.html" text:style-name="Internet_20_link" text:visited-style-name="Visited_20_Internet_20_Link">
 </text:a>
</text:p>
      <text:p text:style-name="P4">
Своєю чергою Алієв заявив, що «є можливість виходу на мирну угоду Баку таЄревана, тим більше з огляду на те, що Вірменія визнала Карабах частиноюАзербайджану». Він також підкреслив, що Азербайджан не має територіальнихпретензій до Вірменії.</text:p>
      <text:p text:style-name="P4">
Поки що не уточнюється, в яких межах країни визнали одна одну.</text:p>
      <text:p text:style-name="P4">
Як повідомляв Укрінформ, раніше Пашинян заявляв, що між Вірменією таАзербайджаном проходять інтенсивні переговори щодо визнання територіальноїцілісності одне одного.</text:p>
      <text:p text:style-name="P4">
<text:span text:style-name="T4">
Читайте також:</text:span>
 <text:a xlink:type="simple" xlink:href="https://www.ukrinform.ua/rubric-world/3712601-pasinan-zaaviv-so-virmenia-ta-azerbajdzan-provodat-intensivni-mirni-peregovori.html" text:style-name="Internet_20_link" text:visited-style-name="Visited_20_Internet_20_Link">
 <text:span text:style-name="T4">
Пашинян</text:span>
 </text:a>
</text:p>
      <text:p text:style-name="P4">
Своєю чергою президент Азербайджану Ільхам Алієв наголосив, що підписаннямирної угоди між Азербайджаном та Вірменією неминуче.</text:p>
      <text:p text:style-name="P4">
Фото: media.az</text:p>
      <text:p text:style-name="P4">
Source: <text:a xlink:type="simple" xlink:href="https://www.ukrinform.ua/rubric-world/3714115-virmenia-j-azerbajdzan-domovilisa-pro-vzaemne-viznanna-teritorij.html" text:style-name="Internet_20_link" text:visited-style-name="Visited_20_Internet_20_Link">
https://www.ukrinform.ua/rubric-world/3714115-virmenia-j-azerbajdzan-domovilisa-pro-vzaemne-viznanna-teritorij.html</text:a>
</text:p>
      <!--NEWS-->
      <text:h text:style-name="P10" text:outline-level="1">
<text:span text:style-name="T4">
На АЕС у Фукусімі оцінять ступінь пошкодження реактора</text:span>
</text:h>
      <text:p text:style-name="P4">
Authors: Ukrinform (Person)</text:p>
      <text:p text:style-name="P4">
Publisher: Укринформ (Organization)</text:p>
      <text:p text:style-name="P4">
Published Time: 2023-05-25T17:29:46+03:00</text:p>
      <text:p text:style-name="P4">
Modified Time: 2023-05-25T17:29:46+03:00</text:p>
      <text:p text:style-name="P4">
Description: Наглядовий орган у галузі ядерної енергетики попросив оператора зруйнованої японської атомної електростанції Фукусіма оцінити потенційні ризики, пов'язані з пошкодженням ключової несучої конструкції всередині найбільш пошкодженого з її трьох розплавлених реакторів. — Укрінформ.</text:p>
      <text:p text:style-name="P4">
Images: ['<text:a xlink:type="simple" xlink:href="https://static.ukrinform.com/photos/2012_01/thumb_files/630_360_1327300080-na-bazi-fukusima-1-bude-provedeno-mijnarodnu-konferentsiyu-z-bezpeki-aes.jpg" text:style-name="Internet_20_link" text:visited-style-name="Visited_20_Internet_20_Link">
630_360_13273...</text:a>
']</text:p>
      <text:p text:style-name="P4">
Tags: ['АЕС', 'Японія', 'Фукусіма']</text:p>
      <text:p text:style-name="P4">
Type: Article</text:p>
      <!--METADATA-->
      <text:p text:style-name="P4">
<draw:frame draw:style-name="fr1" draw:name="Image169" text:anchor-type="as-char" svg:width="6.9236in" svg:height="3.956343in" draw:z-index="0">
<draw:image xlink:href="../Images/yкринформ/2023-05-25T17-29-46-03-00/630_360_1327300080-na-bazi-fukusima-1-bude-provedeno-mijnarodnu-konferentsiyu-z-bezpeki-aes.jpg" xlink:type="simple" xlink:show="embed" xlink:actuate="onLoad" draw:mime-type="image/jpeg"/>
</draw:frame>
Наглядовий орган у галузі ядерної енергетики попросив оператора зруйнованоїяпонської атомної електростанції Фукусіма оцінити потенційні ризики, пов'язаніз пошкодженням ключової несучої конструкції всередині найбільш пошкодженого зїї трьох розплавлених реакторів.</text:p>
      <text:p text:style-name="P4">
Як передає Укрінформ, про це повідомляє <text:a xlink:type="simple" xlink:href="https://apnews.com/article/fukushima-reactor-damage-japan-nuclear-b04bd3c44b501a3939cf390db80994ed" text:style-name="Internet_20_link" text:visited-style-name="Visited_20_Internet_20_Link">
</text:a>
 .</text:p>
      <text:p text:style-name="P4">
Зазначається, що роботизований зонд у камері первинної захисної оболонкипершого блоку атомної електростанції "Фукусіма-Дайїті" виявив, що її"п’єдестал", основна опорна конструкція прямо під активною зоною, значнопошкоджений. Товстий бетон зовні був відсутній майже повністю, оголюючивнутрішню сталеву арматуру.</text:p>
      <text:p text:style-name="P4">
У трьох реакторах станції залишається близько 880 тонн високорадіоактивногорозплавленого ядерного палива.</text:p>
      <text:p text:style-name="P4">
Роботизовані зонди надали певну інформацію, але стан розплавлених уламків досімайже невідомий.</text:p>
      <text:p text:style-name="P4">
<text:span text:style-name="T4">
Читайте також:</text:span>
 <text:a xlink:type="simple" xlink:href="https://www.ukrinform.ua/rubric-technology/3618152-magate-provelo-perevirku-vidpracovanoi-vodi-na-aes-fukusima1.html" text:style-name="Internet_20_link" text:visited-style-name="Visited_20_Internet_20_Link">
 <text:span text:style-name="T4">
Фукусіма</text:span>
 </text:a>
</text:p>
      <text:p text:style-name="P4">
На засіданні Управління ядерного регулювання в середу його представникипогодилися наказати оператору Tokyo Electric Power Company Holdings терміновооцінити ризики від пошкодження основи реактора, зокрема можливі витокирадіоактивних речовин з тріщин та отворів, спричинених розплавленням.</text:p>
      <text:p text:style-name="P4">
Як повідомлялося, у березні 2011 року біля північно-східного узбережжя Японіїстався <text:a xlink:type="simple" xlink:href="https://www.ukrinform.ua/tag-zemletrus" text:style-name="Internet_20_link" text:visited-style-name="Visited_20_Internet_20_Link">
 </text:a>
 , що спричинив цунамі.Велетенська хвиля накрила АЕС "Фукусіма-1", що призвело до наймасштабнішоїаварії після катастрофи на Чорнобильській АЕС у 1986 році. На АЕС "Фукусіма-1"сталося розплавлення активної зони реакторів відразу на трьох енергоблоках.</text:p>
      <text:p text:style-name="P4">
Унаслідок стихійного лиха у 2011 році загинули 15,9 тис. людей, 2,5 тис. осібдосі вважаються зниклими безвісти.</text:p>
      <text:p text:style-name="P4">
Source: <text:a xlink:type="simple" xlink:href="https://www.ukrinform.ua/rubric-world/3714117-na-aes-u-fukusimi-ocinat-stupin-poskodzenna-reaktora.html" text:style-name="Internet_20_link" text:visited-style-name="Visited_20_Internet_20_Link">
https://www.ukrinform.ua/rubric-world/3714117-na-aes-u-fukusimi-ocinat-stupin-poskodzenna-reaktora.html</text:a>
</text:p>
      <!--NEWS-->
      <text:h text:style-name="P10" text:outline-level="1">
<text:span text:style-name="T4">
Virgin Galactic здійснить перший за майже два роки політ у космос</text:span>
</text:h>
      <text:p text:style-name="P4">
Authors: Ukrinform (Person)</text:p>
      <text:p text:style-name="P4">
Publisher: Укринформ (Organization)</text:p>
      <text:p text:style-name="P4">
Published Time: 2023-05-25T17:30:00+03:00</text:p>
      <text:p text:style-name="P4">
Modified Time: 2023-05-25T17:30:00+03:00</text:p>
      <text:p text:style-name="P4">
Description: Компанія Virgin Galactic, яка займається космічним туризмом, сьогодні планує здійснити перший за майже два роки політ. — Укрінформ.</text:p>
      <text:p text:style-name="P4">
Images: ['<text:a xlink:type="simple" xlink:href="https://static.ukrinform.com/photos/2018_12/thumb_files/630_360_1543846649-100.jpg" text:style-name="Internet_20_link" text:visited-style-name="Visited_20_Internet_20_Link">
630_360_15438...</text:a>
']</text:p>
      <text:p text:style-name="P4">
Tags: ['Космос', 'Туризм', 'Virgin Galactic']</text:p>
      <text:p text:style-name="P4">
Type: Article</text:p>
      <!--METADATA-->
      <text:p text:style-name="P4">
<draw:frame draw:style-name="fr1" draw:name="Image170" text:anchor-type="as-char" svg:width="6.9236in" svg:height="3.956343in" draw:z-index="0">
<draw:image xlink:href="../Images/yкринформ/2023-05-25T17-30-00-03-00/630_360_1543846649-100.jpg" xlink:type="simple" xlink:show="embed" xlink:actuate="onLoad" draw:mime-type="image/jpeg"/>
</draw:frame>
 КомпаніяVirgin Galactic, яка займається космічним туризмом, сьогодні планує здійснитиперший за майже два роки політ.</text:p>
      <text:p text:style-name="P4">
Про це повідомляє  <text:a xlink:type="simple" xlink:href="https://www.reuters.com/technology/space/virgin-galactic-set-first-spaceflight-nearly-two-years-2023-05-25/" text:style-name="Internet_20_link" text:visited-style-name="Visited_20_Internet_20_Link">
 </text:a>
 , передаєУкрінформ.</text:p>
      <text:p text:style-name="P4">
Передбачається, що літак-носій VSS Eve злетить зі злітно-посадкової смуги вНью-Мексико з суборбітальним кораблем VSS Unity.</text:p>
      <text:p text:style-name="P4">
У разі успіху тестового польоту Virgin Galactic сподівається здійснити першукомерційну місію наприкінці червня. Компанія планує здійснювати місіїприблизно щомісяця.</text:p>
      <text:p text:style-name="P4">
Пілоти Virgin Galactic Джаміль Джанджуа і Нікола Песіле будуть керувати VMSEve і від'єднають космічний корабель на висоті близько 15 кілометрів.</text:p>
      <text:p text:style-name="P4">
Після цього <text:a xlink:type="simple" xlink:href="https://www.ukrinform.ua/tag-kosmos" text:style-name="Internet_20_link" text:visited-style-name="Visited_20_Internet_20_Link">
 </text:a>
 апарат запустить ракетнийдвигун і підніметься в умовах мікрогравітації на висоту близько 80 км.</text:p>
      <text:p text:style-name="P4">
<text:span text:style-name="T4">
Читайте також:</text:span>
 <text:a xlink:type="simple" xlink:href="https://www.ukrinform.ua/rubric-technology/3706951-virgin-galactic-pocne-komercijni-kosmicni-poloti-naprikinci-cervna.html" text:style-name="Internet_20_link" text:visited-style-name="Visited_20_Internet_20_Link">
 <text:span text:style-name="T4">
Virgin</text:span>
 <text:span text:style-name="T4">
Galactic</text:span>
</text:a>
</text:p>
      <text:p text:style-name="P4">
Випробувальна місія триватиме близько 90 хвилин від зльоту до приземленнякосмічного корабля після трьох хвилин перебування в мікрогравітації. Такіпольоти Virgin Galactic має намір запропонувати клієнтам, яких уже близько 800осіб. Більшість із них сплатили за квиток від $250 тис. до $450 тис.</text:p>
      <text:p text:style-name="P4">
Як повідомляв Укрінформ, у травні минулого року компанія Virgin Galactic, якупідтримує мільярдер Річард Бренсон, відклала початок комерційних польотів допершого кварталу 2023 року через кризу в ланцюжку поставок і дефіцит робочоїсили.</text:p>
      <text:p text:style-name="P4">
Source: <text:a xlink:type="simple" xlink:href="https://www.ukrinform.ua/rubric-technology/3714140-virgin-galactic-zdijsnit-persij-za-majze-dva-roki-polit-u-kosmos.html" text:style-name="Internet_20_link" text:visited-style-name="Visited_20_Internet_20_Link">
https://www.ukrinform.ua/rubric-technology/3714140-virgin-galactic-zdijsnit-persij-za-majze-dva-roki-polit-u-kosmos.html</text:a>
</text:p>
      <!--NEWS-->
      <text:h text:style-name="P10" text:outline-level="1">
<text:span text:style-name="T4">
Азербайджан надасть українським автоперевізникам 3000 дозволів для транзиту</text:span>
</text:h>
      <text:p text:style-name="P4">
Authors: Ukrinform (Person)</text:p>
      <text:p text:style-name="P4">
Publisher: Укринформ (Organization)</text:p>
      <text:p text:style-name="P4">
Published Time: 2023-05-25T17:32:11+03:00</text:p>
      <text:p text:style-name="P4">
Modified Time: 2023-05-25T17:32:11+03:00</text:p>
      <text:p text:style-name="P4">
Description: Міністерство розвитку громад, територій та інфраструктури України погодило із міністерством цифрового розвитку та транспорту Азербайджану видачу українським вантажним автоперевізникам 3000 дозволів на транзитні перевезення. — Укрінформ.</text:p>
      <text:p text:style-name="P4">
Images: ['<text:a xlink:type="simple" xlink:href="https://static.ukrinform.com/photos/2022_06/thumb_files/630_360_1655013510-329.jpg" text:style-name="Internet_20_link" text:visited-style-name="Visited_20_Internet_20_Link">
630_360_16550...</text:a>
']</text:p>
      <text:p text:style-name="P4">
Tags: ['Азербайджан', 'Україна', 'Вантажівка', 'Транзит']</text:p>
      <text:p text:style-name="P4">
Type: Article</text:p>
      <!--METADATA-->
      <text:p text:style-name="P4">
<draw:frame draw:style-name="fr1" draw:name="Image171" text:anchor-type="as-char" svg:width="6.9236in" svg:height="3.956343in" draw:z-index="0">
<draw:image xlink:href="../Images/yкринформ/2023-05-25T17-32-11-03-00/630_360_1655013510-329.jpg" xlink:type="simple" xlink:show="embed" xlink:actuate="onLoad" draw:mime-type="image/jpeg"/>
</draw:frame>
Міністерство розвитку громад, територій та інфраструктури України погодило ізміністерством цифрового розвитку та транспорту Азербайджану видачу українськимвантажним автоперевізникам 3000 дозволів на транзитні перевезення.</text:p>
      <text:p text:style-name="P4">
Як передає Укрінформ, про це повідомляє пресслужба Мінвідновлення у <text:a xlink:type="simple" xlink:href="https://www.facebook.com/Ministry.for.restoration/posts/pfbid02YATDzjmx9suSx4XbrohUk3MLwhwdLHHrWrRzAiTCCeuGpJzYe5LmVZKran6tQHel" text:style-name="Internet_20_link" text:visited-style-name="Visited_20_Internet_20_Link">
</text:a>
</text:p>
      <text:p text:style-name="P4">
Зазначається, що такої кількості дозволів вистачить, аби покрити всі потребиукраїнських перевізників до кінця 2023 року.</text:p>
      <text:p text:style-name="P4">
Бланки дозволів для вантажних перевезень вже отримані українською стороною.Для замовлення вони будуть доступні у п'ятницю, 26 травня, з 15:00.</text:p>
      <text:p text:style-name="P4">
З інформацією про наявність дозволів у пунктах видачі можна ознайомитись наофіційному вебсайті Укртрансбезпеки у розділі «Залишок дозволів на ПВД».</text:p>
      <text:p text:style-name="P4">
<text:span text:style-name="T4">
Читайте також:</text:span>
 <text:a xlink:type="simple" xlink:href="https://www.ukrinform.ua/rubric-economy/3700204-ukrzaliznica-vidnovila-tranzit-zerna-teritorieu-polsi.html" text:style-name="Internet_20_link" text:visited-style-name="Visited_20_Internet_20_Link">
 </text:a>
</text:p>
      <text:p text:style-name="P4">
Також Мінівідновлення ініціювало проведення засідання українсько-азербайджанської змішаної Комісії з питань міжнародних автомобільнихперевезень для визначення транзитної квоти дозволів на нинішній та наступніроки.</text:p>
      <text:p text:style-name="P4">
У міністерстві нагадують, що через зміну процедури в <text:a xlink:type="simple" xlink:href="https://www.ukrinform.ua/tag-azerbajdzan" text:style-name="Internet_20_link" text:visited-style-name="Visited_20_Internet_20_Link">
</text:a>
 тепер немає можливості придбатитранзитний дозвіл на кордоні країни.</text:p>
      <text:p text:style-name="P4">
Як повідомлялось, 16 березня 2023 року Україна та Європейський Союз продовжилище на один рік угоду, яка скасовує необхідність отримання українськимиперевізниками дозволів для здійснення двосторонніх та транзитних перевезень докраїн ЄС.</text:p>
      <text:p text:style-name="P4">
Source: <text:a xlink:type="simple" xlink:href="https://www.ukrinform.ua/rubric-economy/3714119-azerbajdzan-nadast-ukrainskim-avtopereviznikam-3000-dozvoliv-dla-tranzitu.html" text:style-name="Internet_20_link" text:visited-style-name="Visited_20_Internet_20_Link">
https://www.ukrinform.ua/rubric-economy/3714119-azerbajdzan-nadast-ukrainskim-avtopereviznikam-3000-dozvoliv-dla-tranzitu.html</text:a>
</text:p>
      <!--NEWS-->
      <text:h text:style-name="P10" text:outline-level="1">
<text:span text:style-name="T4">
Країни Африки вбачають невикористаний потенціал у відносинах з Україною</text:span>
</text:h>
      <text:p text:style-name="P4">
Authors: Ukrinform (Person)</text:p>
      <text:p text:style-name="P4">
Publisher: Укринформ (Organization)</text:p>
      <text:p text:style-name="P4">
Published Time: 2023-05-25T17:32:45+03:00</text:p>
      <text:p text:style-name="P4">
Modified Time: 2023-05-25T17:32:45+03:00</text:p>
      <text:p text:style-name="P4">
Description: Країни Африки вбачають невикористаний потенціал у відносинах з Україною і мають намір проаналізувати їх разом із Києвом. — Укрінформ.</text:p>
      <text:p text:style-name="P4">
Images: ['<text:a xlink:type="simple" xlink:href="https://static.ukrinform.com/photos/2023_05/thumb_files/630_360_1685024808-578.jpg" text:style-name="Internet_20_link" text:visited-style-name="Visited_20_Internet_20_Link">
630_360_16850...</text:a>
', '<text:a xlink:type="simple" xlink:href="https://static.ukrinform.com/photos/2023_05/1685024901-105.jpg" text:style-name="Internet_20_link" text:visited-style-name="Visited_20_Internet_20_Link">
1685024901-10...</text:a>
', '<text:a xlink:type="simple" xlink:href="https://static.ukrinform.com/photos/2023_05/1685024945-116.jpg" text:style-name="Internet_20_link" text:visited-style-name="Visited_20_Internet_20_Link">
1685024945-11...</text:a>
']</text:p>
      <text:p text:style-name="P4">
Tags: ['Африка', 'Україна', 'Дипломатія']</text:p>
      <text:p text:style-name="P4">
Type: Article</text:p>
      <!--METADATA-->
      <text:p text:style-name="P4">
<draw:frame draw:style-name="fr1" draw:name="Image172" text:anchor-type="as-char" svg:width="6.9236in" svg:height="3.956343in" draw:z-index="0">
<draw:image xlink:href="../Images/yкринформ/2023-05-25T17-32-45-03-00/630_360_1685024808-578.jpg" xlink:type="simple" xlink:show="embed" xlink:actuate="onLoad" draw:mime-type="image/jpeg"/>
</draw:frame>
 КраїниАфрики вбачають невикористаний потенціал у відносинах з Україною і мають намірпроаналізувати їх разом із Києвом.</text:p>
      <text:p text:style-name="P4">
Про це сказав президент Африканської Ради в Україні Діалло Ісса Садіо під часпресконференції в Укрінформі.</text:p>
      <text:p text:style-name="P4">
«Ми бачимо, які взаємовідносини між Україною й Африканськими країнами. Ми бихотіли разом із вами проаналізувати, що було, що є і які перспективи їхрозвитку, щоби потенціал можливостей Африканських країн і України були бвзаємовигідними, корисними для обох сторін», - сказав Садіо.</text:p>
      <text:p text:style-name="P4">
При цьому він нагадав, що українські дипломати, лікарі і вчителі допомагалиАфриці розвиватися.</text:p>
      <text:p text:style-name="P4">
<text:span text:style-name="T4">
Читайте також:</text:span>
 <text:a xlink:type="simple" xlink:href="https://www.ukrinform.ua/rubric-polytics/3714008-lavrov-planue-turne-do-afriki-po-moih-slidah-kuleba.html" text:style-name="Internet_20_link" text:visited-style-name="Visited_20_Internet_20_Link">
 <text:span text:style-name="T4">
Африк</text:span>
 </text:a>
</text:p>
      <text:p text:style-name="P4">
Своєю чергою заступник голови Держслужби України з етнополітики та свободисовісті Ігор Лоссовський зауважив, що співробітництво з країнами Африки маєперспективи розвитку, насамперед у сфері політичної підтримки України під часвійни, співпраці в ООН та продовольчої безпеки.</text:p>
      <text:p text:style-name="P4">
<draw:frame draw:style-name="fr1" draw:name="Image173" text:anchor-type="as-char" svg:width="6.9236in" svg:height="4.660609in" draw:z-index="0">
<draw:image xlink:href="../Images/yкринформ/2023-05-25T17-32-45-03-00/1685024901-105.jpg" xlink:type="simple" xlink:show="embed" xlink:actuate="onLoad" draw:mime-type="image/jpeg"/>
</draw:frame>
</text:p>
      <text:p text:style-name="P4">
А спецпредставник України з питань Близького Сходу та Африки Максим Субхнаголосив, що Україна з Африкою розпочала роботу без посередників, нарівноправних засадах взаємоповаги.</text:p>
      <text:p text:style-name="P4">
«У нас пріоритет і план номер один – це відкриття нових дипломатичних установ.Міністерство закордонних справ побудувало турне міністра таким чином, щоб воноохоплювало всі регіони Африки… Дуже важливим є продовження і поглибленняполітичного діалогу, донесення правди щодо ситуації в Україні і війни Росіїпроти України», - заявив Субх.</text:p>
      <text:p text:style-name="P4">
<draw:frame draw:style-name="fr1" draw:name="Image174" text:anchor-type="as-char" svg:width="6.9236in" svg:height="4.551626in" draw:z-index="0">
<draw:image xlink:href="../Images/yкринформ/2023-05-25T17-32-45-03-00/1685024945-116.jpg" xlink:type="simple" xlink:show="embed" xlink:actuate="onLoad" draw:mime-type="image/jpeg"/>
</draw:frame>
</text:p>
      <text:p text:style-name="P4">
25 травня відзначається День Африки – день заснування Організації АфриканськоїЄдності у 1963 році в столиці Ефіопії Аддис-Абебі. Нині правонаступницею ОАЄ єАфриканський Союз, який об’єднує 55 держав континенту.</text:p>
      <text:p text:style-name="P4">
Source: <text:a xlink:type="simple" xlink:href="https://www.ukrinform.ua/rubric-polytics/3714120-kraini-afriki-vbacaut-nevikoristanij-potencial-u-vidnosinah-z-ukrainou.html" text:style-name="Internet_20_link" text:visited-style-name="Visited_20_Internet_20_Link">
https://www.ukrinform.ua/rubric-polytics/3714120-kraini-afriki-vbacaut-nevikoristanij-potencial-u-vidnosinah-z-ukrainou.html</text:a>
</text:p>
      <!--NEWS-->
      <text:h text:style-name="P10" text:outline-level="1">
<text:span text:style-name="T4">
Сольський обговорив з міністром сільського господарства Фінляндії експорт агропродукції</text:span>
</text:h>
      <text:p text:style-name="P4">
Authors: Ukrinform (Person)</text:p>
      <text:p text:style-name="P4">
Publisher: Укринформ (Organization)</text:p>
      <text:p text:style-name="P4">
Published Time: 2023-05-25T17:37:52+03:00</text:p>
      <text:p text:style-name="P4">
Modified Time: 2023-05-25T17:37:52+03:00</text:p>
      <text:p text:style-name="P4">
Description: Міністр аграрної політики та продовольства України Микола Сольський обговорив з міністром сільського та лісового господарства Фінляндії Анті Курвіненом питання експорту української аграрної продукції. — Укрінформ.</text:p>
      <text:p text:style-name="P4">
Images: ['<text:a xlink:type="simple" xlink:href="https://static.ukrinform.com/photos/2023_01/thumb_files/630_360_1672835822-745.jpg" text:style-name="Internet_20_link" text:visited-style-name="Visited_20_Internet_20_Link">
630_360_16728...</text:a>
']</text:p>
      <text:p text:style-name="P4">
Tags: ['Експорт', 'Фінляндія', 'Україна', 'Сольський', 'Агропродукція']</text:p>
      <text:p text:style-name="P4">
Type: Article</text:p>
      <!--METADATA-->
      <text:p text:style-name="P4">
<draw:frame draw:style-name="fr1" draw:name="Image175" text:anchor-type="as-char" svg:width="6.9236in" svg:height="3.956343in" draw:z-index="0">
<draw:image xlink:href="../Images/yкринформ/2023-05-25T17-37-52-03-00/630_360_1672835822-745.jpg" xlink:type="simple" xlink:show="embed" xlink:actuate="onLoad" draw:mime-type="image/jpeg"/>
</draw:frame>
 Міністраграрної політики та продовольства України Микола Сольський обговорив зміністром сільського та лісового господарства Фінляндії Анті Курвіненомпитання експорту української аграрної продукції.</text:p>
      <text:p text:style-name="P4">
Як передає Укрінформ, про це повідомляє  <text:a xlink:type="simple" xlink:href="https://minagro.gov.ua/news/mikola-solskij-obgovoriv-z-finskim-kolegoyu-pitannya-eksportu" text:style-name="Internet_20_link" text:visited-style-name="Visited_20_Internet_20_Link">
</text:a>
 .</text:p>
      <text:p text:style-name="P4">
Зазначається, що сторони обговорили питання співпраці, зокрема, ситуацію зекспортом української сільськогосподарської продукції в Європу.</text:p>
      <text:p text:style-name="P4">
Міністр сільського господарства <text:a xlink:type="simple" xlink:href="https://www.ukrinform.ua/tag-finlandia" text:style-name="Internet_20_link" text:visited-style-name="Visited_20_Internet_20_Link">
 </text:a>
запевнив у повній підтримці України. Він зазначив, що Фінляндія дуже добрерозуміє Україну, оскільки в своїй історії має схожий досвід війни з сусідньоюкраїною.</text:p>
      <text:p text:style-name="P4">
<text:span text:style-name="T4">
Читайте також:</text:span>
 <text:a xlink:type="simple" xlink:href="https://www.ukrinform.ua/rubric-economy/3713101-eksport-agroprodukcii-z-morskih-portiv-ukraini-za-tizden-skorotivsa-na-78-ukab.html" text:style-name="Internet_20_link" text:visited-style-name="Visited_20_Internet_20_Link">
 <text:span text:style-name="T4">
агропрод</text:span>
 </text:a>
</text:p>
      <text:p text:style-name="P4">
Як повідомляв Укрінформ, Сольський 25 травня провів онлайн-зустріч зфедеральним міністром продовольства та сільського господарства ФедеративноїРеспубліки Німеччина Джемом Оздеміром. Під час зустрічі обговорювалися питання<text:a xlink:type="simple" xlink:href="https://www.ukrinform.ua/rubric-economy/3714060-solskij-obgovoriv-iz-ministrom-silskogo-gospodarstva-frn-eksport-ukrainskoi-agroprodukcii.html" text:style-name="Internet_20_link" text:visited-style-name="Visited_20_Internet_20_Link">
 </text:a>
 .</text:p>
      <text:p text:style-name="P4">
Європейська комісія 2 травня оголосила про запровадження "виключних татимчасових" запобіжних заходів проти імпорту з України, які обмежуютьнадходження сільськогосподарських товарів українського виробництва доБолгарії, Угорщини, Польщі, Румунії та Словаччини. Обмеження стосуватимутьсячотирьох сільськогосподарських продуктів: пшениці, кукурудзи, ріпаку танасіння соняшнику, що походять з України – і будуть чинними до 5 червня 2023року.</text:p>
      <text:p text:style-name="P4">
Source: <text:a xlink:type="simple" xlink:href="https://www.ukrinform.ua/rubric-economy/3714123-solskij-obgovoriv-z-ministrom-silskogo-gospodarstva-finlandii-eksport-agroprodukcii.html" text:style-name="Internet_20_link" text:visited-style-name="Visited_20_Internet_20_Link">
https://www.ukrinform.ua/rubric-economy/3714123-solskij-obgovoriv-z-ministrom-silskogo-gospodarstva-finlandii-eksport-agroprodukcii.html</text:a>
</text:p>
      <!--NEWS-->
      <text:h text:style-name="P10" text:outline-level="1">
<text:span text:style-name="T4">
Експрем'єр Австралії Ебботт: Не може бути тривалого миру без перемоги України</text:span>
</text:h>
      <text:p text:style-name="P4">
Authors: Ukrinform (Person)</text:p>
      <text:p text:style-name="P4">
Publisher: Укринформ (Organization)</text:p>
      <text:p text:style-name="P4">
Published Time: 2023-05-25T17:42:16+03:00</text:p>
      <text:p text:style-name="P4">
Modified Time: 2023-05-25T17:42:16+03:00</text:p>
      <text:p text:style-name="P4">
Description: Прем'єр-міністр Австралії у 2013−2015 роках Ентоні Ебботт заявив, що тривалий мир неможливий без перемоги України. — Укрінформ.</text:p>
      <text:p text:style-name="P4">
Images: ['<text:a xlink:type="simple" xlink:href="https://static.ukrinform.com/photos/2023_05/thumb_files/630_360_1685025571-834.jpg" text:style-name="Internet_20_link" text:visited-style-name="Visited_20_Internet_20_Link">
630_360_16850...</text:a>
']</text:p>
      <text:p text:style-name="P4">
Tags: ['Австралія', 'Київський безпековий форум', 'Війна з Росією']</text:p>
      <text:p text:style-name="P4">
Type: Article</text:p>
      <!--METADATA-->
      <text:p text:style-name="P4">
<draw:frame draw:style-name="fr1" draw:name="Image176" text:anchor-type="as-char" svg:width="6.9236in" svg:height="3.956343in" draw:z-index="0">
<draw:image xlink:href="../Images/yкринформ/2023-05-25T17-42-16-03-00/630_360_1685025571-834.jpg" xlink:type="simple" xlink:show="embed" xlink:actuate="onLoad" draw:mime-type="image/jpeg"/>
</draw:frame>
 Прем'єр-міністр Австралії у 2013−2015 роках Ентоні Ебботт заявив, що тривалий мирнеможливий без перемоги України.</text:p>
      <text:p text:style-name="P4">
Про це він сказав під час 15-го щорічного Київського безпекового форуму,повідомляє кореспондент Укрінформу.</text:p>
      <text:p text:style-name="P4">
“Не може бути тривалого миру без перемоги України”, - сказав Ебботт.</text:p>
      <text:p text:style-name="P4">
За словами австралійського політика, Путін напав на Україну, бо вірив у легкуперемогу. “Він не розумів, що ЗСУ та народ України будуть битися, що країнивільного світу будуть готові надати підтримку українському народу”, - сказавЕбботт.</text:p>
      <text:p text:style-name="P4">
На його думку, якби Путін та його оточення розуміли, що на захист Українистане не лише її народ, а й міжнародна спільнота, у Кремлі ніколи б ненаважилися на такий крок.</text:p>
      <text:p text:style-name="P4">
Експрем'єр-міністр <text:a xlink:type="simple" xlink:href="https://www.ukrinform.ua/tag-avstralia" text:style-name="Internet_20_link" text:visited-style-name="Visited_20_Internet_20_Link">
 </text:a>
 переконаний:перемога України стане потужним сигналом усім диктаторам, що "агресія неспрацює".</text:p>
      <text:p text:style-name="P4">
<text:span text:style-name="T4">
Читайте також:</text:span>
 <text:a xlink:type="simple" xlink:href="https://www.ukrinform.ua/rubric-ato/3714107-pomicnica-genseka-nato-dopomogti-ukraini-vigrati-vijnu-ce-nasa-kolektivna-misia.html" text:style-name="Internet_20_link" text:visited-style-name="Visited_20_Internet_20_Link">
 </text:a>
</text:p>
      <text:p text:style-name="P4">
“Перемога України - це найбільша геополітична мета, яку можна мати зараз. Тожякщо Україна дійсно виграє цю війну, то це буде ознакою того, що об’єднанийнарод може перемогти навіть значно потужнішу силу, бо, зрештою, йдеться просилу духу, яку демонструє український народ”, - сказав Ебботт.</text:p>
      <text:p text:style-name="P4">
Як повідомлялося, 15-й щорічний Київський безпековий форум, заснований ФондомАрсенія Яценюка “Відкрий Україну”, проходить 25 - 26 травня. Участь у заходіберуть відомі міжнародні діячі, політики, дипломати.</text:p>
      <text:p text:style-name="P4">
Source: <text:a xlink:type="simple" xlink:href="https://www.ukrinform.ua/rubric-polytics/3714124-ekspremer-avstralii-ebbott-ne-moze-buti-trivalogo-miru-bez-peremogi-ukraini.html" text:style-name="Internet_20_link" text:visited-style-name="Visited_20_Internet_20_Link">
https://www.ukrinform.ua/rubric-polytics/3714124-ekspremer-avstralii-ebbott-ne-moze-buti-trivalogo-miru-bez-peremogi-ukraini.html</text:a>
</text:p>
      <!--NEWS-->
      <text:h text:style-name="P10" text:outline-level="1">
<text:span text:style-name="T4">
Львівщину відвідали військові аташе з 13 країн</text:span>
</text:h>
      <text:p text:style-name="P4">
Authors: Ukrinform (Person)</text:p>
      <text:p text:style-name="P4">
Publisher: Укринформ (Organization)</text:p>
      <text:p text:style-name="P4">
Published Time: 2023-05-25T17:43:00+03:00</text:p>
      <text:p text:style-name="P4">
Modified Time: 2023-05-25T17:43:00+03:00</text:p>
      <text:p text:style-name="P4">
Description: Львівщину відвідали військові аташе з 13 держав - союзниць України і ЄС. — Укрінформ.</text:p>
      <text:p text:style-name="P4">
Images: ['<text:a xlink:type="simple" xlink:href="https://static.ukrinform.com/photos/2023_05/thumb_files/630_360_1685025646-6358.jpeg" text:style-name="Internet_20_link" text:visited-style-name="Visited_20_Internet_20_Link">
630_360_16850...</text:a>
', '<text:a xlink:type="simple" xlink:href="https://static.ukrinform.com/photos/2023_05/thumb_files/630_360_1685025722-3473.jpeg" text:style-name="Internet_20_link" text:visited-style-name="Visited_20_Internet_20_Link">
630_360_16850...</text:a>
', '<text:a xlink:type="simple" xlink:href="https://static.ukrinform.com/photos/2023_05/thumb_files/630_360_1685025646-5259.jpeg" text:style-name="Internet_20_link" text:visited-style-name="Visited_20_Internet_20_Link">
630_360_16850...</text:a>
', '<text:a xlink:type="simple" xlink:href="https://static.ukrinform.com/photos/2023_05/thumb_files/630_360_1685025646-7937.jpeg" text:style-name="Internet_20_link" text:visited-style-name="Visited_20_Internet_20_Link">
630_360_16850...</text:a>
', '<text:a xlink:type="simple" xlink:href="https://static.ukrinform.com/photos/2023_05/thumb_files/630_360_1685025646-1221.jpeg" text:style-name="Internet_20_link" text:visited-style-name="Visited_20_Internet_20_Link">
630_360_16850...</text:a>
', '<text:a xlink:type="simple" xlink:href="https://static.ukrinform.com/photos/2023_05/thumb_files/630_360_1685025646-7758.jpeg" text:style-name="Internet_20_link" text:visited-style-name="Visited_20_Internet_20_Link">
630_360_16850...</text:a>
', '<text:a xlink:type="simple" xlink:href="https://static.ukrinform.com/photos/2023_05/thumb_files/630_360_1685025646-1708.jpeg" text:style-name="Internet_20_link" text:visited-style-name="Visited_20_Internet_20_Link">
630_360_16850...</text:a>
', '<text:a xlink:type="simple" xlink:href="https://static.ukrinform.com/photos/2023_05/thumb_files/630_360_1685025647-3523.jpeg" text:style-name="Internet_20_link" text:visited-style-name="Visited_20_Internet_20_Link">
630_360_16850...</text:a>
', '<text:a xlink:type="simple" xlink:href="https://static.ukrinform.com/photos/2023_05/thumb_files/630_360_1685025647-8433.jpeg" text:style-name="Internet_20_link" text:visited-style-name="Visited_20_Internet_20_Link">
630_360_16850...</text:a>
']</text:p>
      <text:p text:style-name="P4">
Tags: ['Львівщина', 'Візит', 'Військові']</text:p>
      <text:p text:style-name="P4">
Type: Article</text:p>
      <!--METADATA-->
      <text:p text:style-name="P4">
<draw:frame draw:style-name="fr1" draw:name="Image177" text:anchor-type="as-char" svg:width="6.9236in" svg:height="3.956343in" draw:z-index="0">
<draw:image xlink:href="../Images/yкринформ/2023-05-25T17-43-00-03-00/630_360_1685025646-6358.jpeg" xlink:type="simple" xlink:show="embed" xlink:actuate="onLoad" draw:mime-type="image/jpeg"/>
</draw:frame>
Львівщину відвідали військові аташе з 13 держав - союзниць України і ЄС.</text:p>
      <text:p text:style-name="P4">
Про це повідомляє <text:a xlink:type="simple" xlink:href="https://loda.gov.ua/news/66615" text:style-name="Internet_20_link" text:visited-style-name="Visited_20_Internet_20_Link">
 </text:a>
 , передає Укрінформ.</text:p>
      <text:p text:style-name="P4">
"Сьогодні, 25 травня, представники Київської асоціації військових аташе,акредитованих в Україні, відвідали Львівщину. Це військові аташе та їхнізаступники з 13 держав-союзниць України і ЄС", - йдеться у повідомленні.</text:p>
      <text:p text:style-name="P4">
Члени делегації ознайомилися з роботою Академії сухопутних військ іменігетьмана Петра Сагайдачного.</text:p>
      <text:p text:style-name="P4">
<draw:frame draw:style-name="fr1" draw:name="Image178" text:anchor-type="as-char" svg:width="6.9236in" svg:height="3.956343in" draw:z-index="0">
<draw:image xlink:href="../Images/yкринформ/2023-05-25T17-43-00-03-00/630_360_1685025722-3473.jpeg" xlink:type="simple" xlink:show="embed" xlink:actuate="onLoad" draw:mime-type="image/jpeg"/>
</draw:frame>
Львівщину відвідали військові аташе з 13 країн / Фото: ЛОВА  <text:a xlink:type="simple" xlink:href="https://static.ukrinform.com/photos/2023_05/1685025722-3473.jpeg" text:style-name="Internet_20_link" text:visited-style-name="Visited_20_Internet_20_Link">
<draw:frame draw:style-name="fr1" draw:name="Image179" text:anchor-type="as-char" svg:width="6.9236in" svg:height="3.956343in" draw:z-index="0">
<draw:image xlink:href="../Images/yкринформ/2023-05-25T17-43-00-03-00/630_360_1685025722-3473.jpeg" xlink:type="simple" xlink:show="embed" xlink:actuate="onLoad" draw:mime-type="image/jpeg"/>
</draw:frame>
</text:a>
 <text:a xlink:type="simple" xlink:href="https://static.ukrinform.com/photos/2023_05/1685025646-5259.jpeg" text:style-name="Internet_20_link" text:visited-style-name="Visited_20_Internet_20_Link">
<draw:frame draw:style-name="fr1" draw:name="Image180" text:anchor-type="as-char" svg:width="6.9236in" svg:height="3.956343in" draw:z-index="0">
<draw:image xlink:href="../Images/yкринформ/2023-05-25T17-43-00-03-00/630_360_1685025646-5259.jpeg" xlink:type="simple" xlink:show="embed" xlink:actuate="onLoad" draw:mime-type="image/jpeg"/>
</draw:frame>
</text:a>
 <text:a xlink:type="simple" xlink:href="https://static.ukrinform.com/photos/2023_05/1685025646-7937.jpeg" text:style-name="Internet_20_link" text:visited-style-name="Visited_20_Internet_20_Link">
<draw:frame draw:style-name="fr1" draw:name="Image181" text:anchor-type="as-char" svg:width="6.9236in" svg:height="3.956343in" draw:z-index="0">
<draw:image xlink:href="../Images/yкринформ/2023-05-25T17-43-00-03-00/630_360_1685025646-7937.jpeg" xlink:type="simple" xlink:show="embed" xlink:actuate="onLoad" draw:mime-type="image/jpeg"/>
</draw:frame>
</text:a>
 <text:a xlink:type="simple" xlink:href="https://static.ukrinform.com/photos/2023_05/1685025646-1221.jpeg" text:style-name="Internet_20_link" text:visited-style-name="Visited_20_Internet_20_Link">
<draw:frame draw:style-name="fr1" draw:name="Image182" text:anchor-type="as-char" svg:width="6.9236in" svg:height="3.956343in" draw:z-index="0">
<draw:image xlink:href="../Images/yкринформ/2023-05-25T17-43-00-03-00/630_360_1685025646-1221.jpeg" xlink:type="simple" xlink:show="embed" xlink:actuate="onLoad" draw:mime-type="image/jpeg"/>
</draw:frame>
</text:a>
 <text:a xlink:type="simple" xlink:href="https://static.ukrinform.com/photos/2023_05/1685025646-7758.jpeg" text:style-name="Internet_20_link" text:visited-style-name="Visited_20_Internet_20_Link">
<draw:frame draw:style-name="fr1" draw:name="Image183" text:anchor-type="as-char" svg:width="6.9236in" svg:height="3.956343in" draw:z-index="0">
<draw:image xlink:href="../Images/yкринформ/2023-05-25T17-43-00-03-00/630_360_1685025646-7758.jpeg" xlink:type="simple" xlink:show="embed" xlink:actuate="onLoad" draw:mime-type="image/jpeg"/>
</draw:frame>
</text:a>
 <text:a xlink:type="simple" xlink:href="https://static.ukrinform.com/photos/2023_05/1685025646-1708.jpeg" text:style-name="Internet_20_link" text:visited-style-name="Visited_20_Internet_20_Link">
<draw:frame draw:style-name="fr1" draw:name="Image184" text:anchor-type="as-char" svg:width="6.9236in" svg:height="3.956343in" draw:z-index="0">
<draw:image xlink:href="../Images/yкринформ/2023-05-25T17-43-00-03-00/630_360_1685025646-1708.jpeg" xlink:type="simple" xlink:show="embed" xlink:actuate="onLoad" draw:mime-type="image/jpeg"/>
</draw:frame>
</text:a>
 <text:a xlink:type="simple" xlink:href="https://static.ukrinform.com/photos/2023_05/1685025646-6358.jpeg" text:style-name="Internet_20_link" text:visited-style-name="Visited_20_Internet_20_Link">
<draw:frame draw:style-name="fr1" draw:name="Image185" text:anchor-type="as-char" svg:width="6.9236in" svg:height="3.956343in" draw:z-index="0">
<draw:image xlink:href="../Images/yкринформ/2023-05-25T17-43-00-03-00/630_360_1685025646-6358.jpeg" xlink:type="simple" xlink:show="embed" xlink:actuate="onLoad" draw:mime-type="image/jpeg"/>
</draw:frame>
</text:a>
 <text:a xlink:type="simple" xlink:href="https://static.ukrinform.com/photos/2023_05/1685025647-3523.jpeg" text:style-name="Internet_20_link" text:visited-style-name="Visited_20_Internet_20_Link">
<draw:frame draw:style-name="fr1" draw:name="Image186" text:anchor-type="as-char" svg:width="6.9236in" svg:height="3.956343in" draw:z-index="0">
<draw:image xlink:href="../Images/yкринформ/2023-05-25T17-43-00-03-00/630_360_1685025647-3523.jpeg" xlink:type="simple" xlink:show="embed" xlink:actuate="onLoad" draw:mime-type="image/jpeg"/>
</draw:frame>
</text:a>
 <text:a xlink:type="simple" xlink:href="https://static.ukrinform.com/photos/2023_05/1685025647-8433.jpeg" text:style-name="Internet_20_link" text:visited-style-name="Visited_20_Internet_20_Link">
<draw:frame draw:style-name="fr1" draw:name="Image187" text:anchor-type="as-char" svg:width="6.9236in" svg:height="3.956343in" draw:z-index="0">
<draw:image xlink:href="../Images/yкринформ/2023-05-25T17-43-00-03-00/630_360_1685025647-8433.jpeg" xlink:type="simple" xlink:show="embed" xlink:actuate="onLoad" draw:mime-type="image/jpeg"/>
</draw:frame>
</text:a>
</text:p>
      <text:p text:style-name="P4">
Начальник Львівської ОВА Максим Козицький подякував представникам Австрії,Азербайджану, Великої Британії, Данії, Естонії, Італії, Литви, Нідерландів,Польщі, Румунії, Словаччини, Туреччини й Фінляндії за допомогу Україні під часвійни.</text:p>
      <text:p text:style-name="P4">
<text:span text:style-name="T4">
Читайте також:</text:span>
 <text:a xlink:type="simple" xlink:href="https://www.ukrinform.ua/rubric-polytics/3714076-ukraina-pocinae-vidpovidati-standartam-nato-svidse-niz-budaka-insa-kraina-ekspremer-estonii.html" text:style-name="Internet_20_link" text:visited-style-name="Visited_20_Internet_20_Link">
 <text:span text:style-name="T4">
НАТО</text:span>
 </text:a>
</text:p>
      <text:p text:style-name="P4">
«Ваш візит – це важливе свідчення підтримки справедливої боротьби нашогонароду за свою незалежність та яскравий доказ поваги європейської військовоїдипломатії до Збройних сил України. Також вдячний Академії сухопутних військза професійну підготовку офіцерів для надійного захисту нашої держави», –зазначив очільник <text:a xlink:type="simple" xlink:href="https://www.ukrinform.ua/tag-lvivsina" text:style-name="Internet_20_link" text:visited-style-name="Visited_20_Internet_20_Link">
 </text:a>
 .</text:p>
      <text:p text:style-name="P4">
Присутні вшанували пам'ять українських воїнів, які загинули, боронячитериторіальну цілісність та свободу України.</text:p>
      <text:p text:style-name="P4">
Source: <text:a xlink:type="simple" xlink:href="https://www.ukrinform.ua/rubric-regions/3714125-lvivsinu-vidvidali-vijskovi-atase-z-13-krain.html" text:style-name="Internet_20_link" text:visited-style-name="Visited_20_Internet_20_Link">
https://www.ukrinform.ua/rubric-regions/3714125-lvivsinu-vidvidali-vijskovi-atase-z-13-krain.html</text:a>
</text:p>
      <!--NEWS-->
      <text:h text:style-name="P10" text:outline-level="1">
<text:span text:style-name="T4">
Юніорська збірна України з дзюдо виступить на етапі Кубка Європи в Празі</text:span>
</text:h>
      <text:p text:style-name="P4">
Authors: Ukrinform (Person)</text:p>
      <text:p text:style-name="P4">
Publisher: Укринформ (Organization)</text:p>
      <text:p text:style-name="P4">
Published Time: 2023-05-25T17:43:29+03:00</text:p>
      <text:p text:style-name="P4">
Modified Time: 2023-05-25T17:43:29+03:00</text:p>
      <text:p text:style-name="P4">
Description: У Празі (Чехія) 3-4 червня пройде черговий етап Кубка Європи з дзюдо серед юніорів. — Укрінформ.</text:p>
      <text:p text:style-name="P4">
Images: ['<text:a xlink:type="simple" xlink:href="https://static.ukrinform.com/photos/2023_05/thumb_files/630_360_1685025783-660.jpg" text:style-name="Internet_20_link" text:visited-style-name="Visited_20_Internet_20_Link">
630_360_16850...</text:a>
']</text:p>
      <text:p text:style-name="P4">
Tags: ['Дзюдо']</text:p>
      <text:p text:style-name="P4">
Type: Article</text:p>
      <!--METADATA-->
      <text:p text:style-name="P4">
<draw:frame draw:style-name="fr1" draw:name="Image188" text:anchor-type="as-char" svg:width="6.9236in" svg:height="3.956343in" draw:z-index="0">
<draw:image xlink:href="../Images/yкринформ/2023-05-25T17-43-29-03-00/630_360_1685025783-660.jpg" xlink:type="simple" xlink:show="embed" xlink:actuate="onLoad" draw:mime-type="image/jpeg"/>
</draw:frame>
 У Празі(Чехія) 3-4 червня пройде черговий етап Кубка Європи з дзюдо серед юніорів.</text:p>
      <text:p text:style-name="P4">
Як інформує офіційний <text:a xlink:type="simple" xlink:href="https://www.ijf.org/competition/2486" text:style-name="Internet_20_link" text:visited-style-name="Visited_20_Internet_20_Link">
 </text:a>
 Міжнародноїфедерації дзюдо (IJF), на турнірі виступлять 388 спортсменів із 27 країн,передає Укрінформ.</text:p>
      <text:p text:style-name="P4">
Збірну України представлятимуть 38 дзюдоїстів: 26 хлопців та 12 дівчат.</text:p>
      <text:p text:style-name="P4">
Турнір у чеській столиці пройде без участі представників росії та білорусі.</text:p>
      <text:p text:style-name="P4">
<text:span text:style-name="T4">
Читайте також:</text:span>
 <text:a xlink:type="simple" xlink:href="https://www.ukrinform.ua/rubric-sports/3713659-gutcajt-miznarodna-federacia-dzudo-zrobila-vse-navpaki-rekomendaciam-olimpijskogo-komitetu.html" text:style-name="Internet_20_link" text:visited-style-name="Visited_20_Internet_20_Link">
 <text:span text:style-name="T4">
дзюдо</text:span>
 </text:a>
</text:p>
      <text:p text:style-name="P4">
Наступний старт у юніорів - чемпіонат Європи у місті Подчетртек (Словенія),який відбудеться 12-14 червня.</text:p>
      <text:p text:style-name="P4">
Фото: hfks.org.ua.</text:p>
      <text:p text:style-name="P4">
Source: <text:a xlink:type="simple" xlink:href="https://www.ukrinform.ua/rubric-sports/3714126-uniorska-zbirna-ukraini-z-dzudo-vistupit-na-etapi-kubka-evropi-v-prazi.html" text:style-name="Internet_20_link" text:visited-style-name="Visited_20_Internet_20_Link">
https://www.ukrinform.ua/rubric-sports/3714126-uniorska-zbirna-ukraini-z-dzudo-vistupit-na-etapi-kubka-evropi-v-prazi.html</text:a>
</text:p>
      <!--NEWS-->
      <text:h text:style-name="P10" text:outline-level="1">
<text:span text:style-name="T4">
До України з Росії повернули ще одну депортовану дитину</text:span>
</text:h>
      <text:p text:style-name="P4">
Authors: Ukrinform (Person)</text:p>
      <text:p text:style-name="P4">
Publisher: Укринформ (Organization)</text:p>
      <text:p text:style-name="P4">
Published Time: 2023-05-25T17:44:00+03:00</text:p>
      <text:p text:style-name="P4">
Modified Time: 2023-05-25T17:44:00+03:00</text:p>
      <text:p text:style-name="P4">
Description: До України із Російської Федерації вдалось повернути ще одну депортовану дитину. — Укрінформ.</text:p>
      <text:p text:style-name="P4">
Images: ['<text:a xlink:type="simple" xlink:href="https://static.ukrinform.com/photos/2023_05/thumb_files/630_360_1685025565-442.jpg" text:style-name="Internet_20_link" text:visited-style-name="Visited_20_Internet_20_Link">
630_360_16850...</text:a>
', '<text:a xlink:type="simple" xlink:href="https://static.ukrinform.com/photos/2023_05/1685025565-978.jpg" text:style-name="Internet_20_link" text:visited-style-name="Visited_20_Internet_20_Link">
1685025565-97...</text:a>
', '<text:a xlink:type="simple" xlink:href="https://static.ukrinform.com/photos/2023_05/1685025825-549.jpg" text:style-name="Internet_20_link" text:visited-style-name="Visited_20_Internet_20_Link">
1685025825-54...</text:a>
', '<text:a xlink:type="simple" xlink:href="https://static.ukrinform.com/photos/2023_05/1685025565-524.jpg" text:style-name="Internet_20_link" text:visited-style-name="Visited_20_Internet_20_Link">
1685025565-52...</text:a>
']</text:p>
      <text:p text:style-name="P4">
Tags: ['Депортація', 'Діти', 'Омбудсмен', 'Викрадення людей', 'Дмитро Лубінець']</text:p>
      <text:p text:style-name="P4">
Type: Article</text:p>
      <!--METADATA-->
      <text:p text:style-name="P4">
<draw:frame draw:style-name="fr1" draw:name="Image189" text:anchor-type="as-char" svg:width="6.9236in" svg:height="3.956343in" draw:z-index="0">
<draw:image xlink:href="../Images/yкринформ/2023-05-25T17-44-00-03-00/630_360_1685025565-442.jpg" xlink:type="simple" xlink:show="embed" xlink:actuate="onLoad" draw:mime-type="image/jpeg"/>
</draw:frame>
 До Україниіз Російської Федерації вдалось повернути ще одну депортовану дитину.</text:p>
      <text:p text:style-name="P4">
Як передає Укрінформ, про це Уповноважений Верховної Ради із прав людиниДмитро Лубінець повідомляє у  <text:a xlink:type="simple" xlink:href="https://www.facebook.com/dmytro.lubinets/posts/pfbid02xwMLvpFGCseQ2SAuSN88vLyJq1B2UrQYZ2h1ad4X23sRAg6qjo6BQiNzHHM2uVmsl" text:style-name="Internet_20_link" text:visited-style-name="Visited_20_Internet_20_Link">
</text:a>
.</text:p>
      <text:p text:style-name="P4">
«Наш Офіс допоміг жінці вибратися з «пащі» та повернути свою дитину додому.Микита та його мама нині вже в Україні. Проте історія їх повернення додомуможе стати сюжетом для фільму, де матір їде в чужу країну, яка під приводом«евакуації» викрала її сина», - зазначив Лубінець.</text:p>
      <text:p text:style-name="P4">
<draw:frame draw:style-name="fr1" draw:name="Image190" text:anchor-type="as-char" svg:width="6.664062in" svg:height="10.0in" draw:z-index="0">
<draw:image xlink:href="../Images/yкринформ/2023-05-25T17-44-00-03-00/1685025565-978.jpg" xlink:type="simple" xlink:show="embed" xlink:actuate="onLoad" draw:mime-type="image/jpeg"/>
</draw:frame>
</text:p>
      <text:p text:style-name="P4">
За його словами, жінка мало не потрапила за ґрати в Росії. Однак, працівникиОфісу омбудсмана вчасно зреагували та допомогли українці забрати неповнолітню<text:a xlink:type="simple" xlink:href="https://www.ukrinform.ua/tag-diti" text:style-name="Internet_20_link" text:visited-style-name="Visited_20_Internet_20_Link">
 </text:a>
 і повернутися в Україну.</text:p>
      <text:p text:style-name="P4">
<draw:frame draw:style-name="fr1" draw:name="Image191" text:anchor-type="as-char" svg:width="6.9236in" svg:height="4.615733in" draw:z-index="0">
<draw:image xlink:href="../Images/yкринформ/2023-05-25T17-44-00-03-00/1685025825-549.jpg" xlink:type="simple" xlink:show="embed" xlink:actuate="onLoad" draw:mime-type="image/jpeg"/>
</draw:frame>
</text:p>
      <text:p text:style-name="P4">
«Перед тим, як поїхати в РФ, громадянка України звернулася до недержавноїорганізації, яка допомогла їй із поїздкою. Але жодна організація/спільнота неможе гарантувати безпеку на території чужої країни і жінка була за крок дотого, щоб опинитися за ґратами в РФ. Наголошую на тому, що нині з країною-терористкою Україна не має жодних дипломатичних відносин, а також тамнеможливо отримати консульські послуги громадянам нашої держави! І тимукраїнцям, які звертаються до недержавних структур, державі буде складнодопомогти. Тим паче коли РФ не надає жодної інформації», - наголосив Лубінець.</text:p>
      <text:p text:style-name="P4">
<text:span text:style-name="T4">
Читайте також:</text:span>
 <text:a xlink:type="simple" xlink:href="https://www.ukrinform.ua/rubric-society/3713443-ukraina-rozslidue-rol-bilorusi-u-deportacii-ukrainskih-ditej.html" text:style-name="Internet_20_link" text:visited-style-name="Visited_20_Internet_20_Link">
 <text:span text:style-name="T4">
депортац</text:span>
 </text:a>
</text:p>
      <text:p text:style-name="P4">
Він підкреслив, що із тих випадків, які нині відомі, РФ практикує 2-3-добовізатримання українців, які намагаються власними силами (чи з підтримкоюнедержавних організацій) повернути своїх рідних додому. «Маю пересторогу, щотака практика може використовуватися і в Білорусі», - додав Лубінець.</text:p>
      <text:p text:style-name="P4">
<draw:frame draw:style-name="fr1" draw:name="Image192" text:anchor-type="as-char" svg:width="6.664062in" svg:height="10.0in" draw:z-index="0">
<draw:image xlink:href="../Images/yкринформ/2023-05-25T17-44-00-03-00/1685025565-524.jpg" xlink:type="simple" xlink:show="embed" xlink:actuate="onLoad" draw:mime-type="image/jpeg"/>
</draw:frame>
</text:p>
      <text:p text:style-name="P4">
Він закликав громадян України, які хочуть повернути своїх дітей з тимчасовозахопленої території чи РФ, звертатися тільки до державних інституцій, ботільки вони можуть допомогти чи надати гарантії безпеки. Звертатися потрібнона гарячу лінію Секретаріату Уповноваженого Верховної Ради України з правлюдини: 0-800-50-17-20.</text:p>
      <text:p text:style-name="P4">
Як повідомляв Укрінформ, раніше додому вдалося  <text:a xlink:type="simple" xlink:href="https://www.ukrinform.ua/rubric-ato/3711262-v-ukrainu-povernuli-vivezenu-do-rf-14ricnu-divcinku-lubinec.html" text:style-name="Internet_20_link" text:visited-style-name="Visited_20_Internet_20_Link">
</text:a>
 , яка опинилася в РФ після широкомасштабноговторгнення російської армії в Україну.</text:p>
      <text:p text:style-name="P4">
Source: <text:a xlink:type="simple" xlink:href="https://www.ukrinform.ua/rubric-ato/3714127-do-ukraini-z-rosii-povernuli-se-odnu-deportovanu-ditinu.html" text:style-name="Internet_20_link" text:visited-style-name="Visited_20_Internet_20_Link">
https://www.ukrinform.ua/rubric-ato/3714127-do-ukraini-z-rosii-povernuli-se-odnu-deportovanu-ditinu.html</text:a>
</text:p>
      <!--NEWS-->
      <text:h text:style-name="P10" text:outline-level="1">
<text:span text:style-name="T4">
Стефанчук про F-16 для України: Ворог побачить їхню кількість</text:span>
</text:h>
      <text:p text:style-name="P4">
Authors: Ukrinform (Person)</text:p>
      <text:p text:style-name="P4">
Publisher: Укринформ (Organization)</text:p>
      <text:p text:style-name="P4">
Published Time: 2023-05-25T17:52:50+03:00</text:p>
      <text:p text:style-name="P4">
Modified Time: 2023-05-25T17:52:50+03:00</text:p>
      <text:p text:style-name="P4">
Description: Російські загарбники побачать кількість літаків F-16, коли вони зайдуть в Україну та почнуть бойові дії.  — Укрінформ.</text:p>
      <text:p text:style-name="P4">
Images: ['<text:a xlink:type="simple" xlink:href="https://static.ukrinform.com/photos/2023_05/thumb_files/630_360_1684825570-934.jpg" text:style-name="Internet_20_link" text:visited-style-name="Visited_20_Internet_20_Link">
630_360_16848...</text:a>
']</text:p>
      <text:p text:style-name="P4">
Tags: ['Літак', 'Польща', 'Стефанчук']</text:p>
      <text:p text:style-name="P4">
Type: Article</text:p>
      <!--METADATA-->
      <text:p text:style-name="P4">
<draw:frame draw:style-name="fr1" draw:name="Image193" text:anchor-type="as-char" svg:width="6.9236in" svg:height="3.956343in" draw:z-index="0">
<draw:image xlink:href="../Images/yкринформ/2023-05-25T17-52-50-03-00/630_360_1684825570-934.jpg" xlink:type="simple" xlink:show="embed" xlink:actuate="onLoad" draw:mime-type="image/jpeg"/>
</draw:frame>
 Російськізагарбники побачать кількість літаків F-16, коли вони зайдуть в Україну тапочнуть бойові дії.</text:p>
      <text:p text:style-name="P4">
Навчання українських пілотів на літаках F-16 у низці країн розпочнеться“упродовж кількох днів або тижнів”.</text:p>
      <text:p text:style-name="P4">
Про це під час бліцінтерв'ю для українських ЗМІ у Варшаві, підсумовуючи своєзакордонне турне кількома країнами Європи, заявив в четвер голова ВерховноїРади України Руслан Стефанчук, передає власний кореспондент Укрінформу.</text:p>
      <text:p text:style-name="P4">
<text:span text:style-name="T4">
Читайте також:</text:span>
 <text:a xlink:type="simple" xlink:href="https://www.ukrinform.ua/rubric-ato/3714104-ukrainski-piloti-zmozut-projti-navcanna-na-svedskih-vinisuvacah-gripen.html" text:style-name="Internet_20_link" text:visited-style-name="Visited_20_Internet_20_Link">
 </text:a>
</text:p>
      <text:p text:style-name="P4">
За його словами, під час відвідання кількох скандинавських країн, а такожПольщі українська сторона переконувала про подальшу військову підтримку йодним з таких аспектів є формування польотної коаліції.</text:p>
      <text:p text:style-name="P4">
“Питання номер один: надання Україні літаків F-16. Першою згоду на підготовкунаших льотчиків дала Данія, після цього - Норвегія. Далі ми мали дуже потужніперемовини у Швеції, ми говорили про їхні літаки Grippen. І сьогодні в Польщіми також говорили про F-16, про підготовку наших пілотів”,- зазначивСтефанчук.</text:p>
      <text:p text:style-name="P4">
За його словами, після першого кроку - початку навчання українських льотчиківна F-16 – "незабаром буде і другий крок".</text:p>
      <text:p text:style-name="P4">
<text:span text:style-name="T4">
Читайте також:</text:span>
 <text:a xlink:type="simple" xlink:href="https://www.ukrinform.ua/rubric-polytics/3714056-stefancuk-zustrivsa-z-dudou-v-polsi-govorili-pro-lotnu-koaliciu.html" text:style-name="Internet_20_link" text:visited-style-name="Visited_20_Internet_20_Link">
 <text:span text:style-name="T4">
Стефанчук</text:span>
 </text:a>
</text:p>
      <text:p text:style-name="P4">
“Думаю, що кількість літаків і коли вони зайдуть в Україну побачать ворогиУкраїни”, - підкреслив голова Верховної Ради України.</text:p>
      <text:p text:style-name="P4">
Відповідаючи на питання, коли розпочнуться навчання українських пілотів наF-16 Стефанчук зазначив, що це питання “можливо днів, можливо тижнів”, іпідготовка відбуватиметься на території кількох партнерських країн.</text:p>
      <text:p text:style-name="P4">
Голова Верховної Ради зазначив, що у Польщі він зустрівся з президентом країниАнджеєм Дудою, прем’єр-міністром Матеушем Моравецьким, маршалками Сейму іСенату Елжбєтою Вітек і Томашем Гродзьким. За його словами, за результатамипереговорів у Польщі “буде суттєве прискорення процесів, пов’язаних звійськовою допомогою".</text:p>
      <text:p text:style-name="P4">
<text:span text:style-name="T4">
Читайте також:</text:span>
 <text:a xlink:type="simple" xlink:href="https://www.ukrinform.ua/rubric-polytics/3713662-vazke-ozbroenna-dla-ukraini-i-navcanna-pilotiv-stefancuk-zustrivsa-z-moraveckim.html" text:style-name="Internet_20_link" text:visited-style-name="Visited_20_Internet_20_Link">
 <text:span text:style-name="T4">
Стефанчук</text:span>
 </text:a>
</text:p>
      <text:p text:style-name="P4">
Стефанчук підкреслив: Україна очікує від Польщі, що Варшава не зменшуватимепоставки Києву військової допомоги і всього озброєння, яке вона вже надає: САУKrab, БТР Rosomak, інших бронемашин. В ході переговорів з польською стороноювін обговорив також питання щодо поставок боєприпасів, питання навчанняукраїнських військовослужбовців в РП, питання щодо танків Leopard 2.</text:p>
      <text:p text:style-name="P4">
“Це також ціла низка речей, які доформують ударний блок для того, щобвідбулося те, що має відбутися (контрнаступ – ред.)”, - наголосив голова ВРУ.</text:p>
      <text:p text:style-name="P4">
Як відомо, у середу міністр національної оборони Польщі Маріуш Блащакзазначив, що Варшава готова підготувати 30 тис. українських військових,зокрема й українських пілотів на F-16.</text:p>
      <text:p text:style-name="P4">
Source: <text:a xlink:type="simple" xlink:href="https://www.ukrinform.ua/rubric-ato/3714131-stefancuk-pro-f16-dla-ukraini-vorog-pobacit-ihnu-kilkist.html" text:style-name="Internet_20_link" text:visited-style-name="Visited_20_Internet_20_Link">
https://www.ukrinform.ua/rubric-ato/3714131-stefancuk-pro-f16-dla-ukraini-vorog-pobacit-ihnu-kilkist.html</text:a>
</text:p>
      <!--NEWS-->
      <text:h text:style-name="P10" text:outline-level="1">
<text:span text:style-name="T4">
Данілов зустрівся з делегацією Атлантичної ради - про що говорили</text:span>
</text:h>
      <text:p text:style-name="P4">
Authors: Ukrinform (Person)</text:p>
      <text:p text:style-name="P4">
Publisher: Укринформ (Organization)</text:p>
      <text:p text:style-name="P4">
Published Time: 2023-05-25T17:58:38+03:00</text:p>
      <text:p text:style-name="P4">
Modified Time: 2023-05-25T17:58:38+03:00</text:p>
      <text:p text:style-name="P4">
Description: Секретар Ради національної безпеки і оборони України Олексій Данілов заявив, що фрагментація Російської Федерації - це питання часу і до цього треба бути готовим. — Укрінформ.</text:p>
      <text:p text:style-name="P4">
Images: ['<text:a xlink:type="simple" xlink:href="https://static.ukrinform.com/photos/2023_05/thumb_files/630_360_1685026633-428.jpg" text:style-name="Internet_20_link" text:visited-style-name="Visited_20_Internet_20_Link">
630_360_16850...</text:a>
', '<text:a xlink:type="simple" xlink:href="https://static.ukrinform.com/photos/2023_05/1685026633-758.jpg" text:style-name="Internet_20_link" text:visited-style-name="Visited_20_Internet_20_Link">
1685026633-75...</text:a>
']</text:p>
      <text:p text:style-name="P4">
Tags: ['РНБО', 'Данілов', 'Війна з Росією']</text:p>
      <text:p text:style-name="P4">
Type: Article</text:p>
      <!--METADATA-->
      <text:p text:style-name="P4">
<draw:frame draw:style-name="fr1" draw:name="Image194" text:anchor-type="as-char" svg:width="6.9236in" svg:height="3.956343in" draw:z-index="0">
<draw:image xlink:href="../Images/yкринформ/2023-05-25T17-58-38-03-00/630_360_1685026633-428.jpg" xlink:type="simple" xlink:show="embed" xlink:actuate="onLoad" draw:mime-type="image/jpeg"/>
</draw:frame>
 СекретарРади національної безпеки і оборони України Олексій Данілов заявив, щофрагментація Російської Федерації - це питання часу і до цього треба бутиготовим.</text:p>
      <text:p text:style-name="P4">
Як передає Укрінформ, про це він сказав на зустрічі з делегацією «Атлантичноїради» та чолі з директором Євразійського центру «Атлантичної ради», експосломСША в Україні Джоном Гербстом, повідомляє пресслужба РНБО.</text:p>
      <text:p text:style-name="P4">
На зустрічі сторони обговорили поточну безпекову ситуацію у регіоні та світі,обмінялися думками щодо тенденцій розвитку світу, окреслили напрямкипоглиблення двостороннього співробітництва.</text:p>
      <text:p text:style-name="P4">
<text:span text:style-name="T4">
Читайте також:</text:span>
 <text:a xlink:type="simple" xlink:href="https://www.ukrinform.ua/rubric-ato/3713628-fejkova-smert-zaluznogo-danilov-rozpoviv-pro-zasidanna-stavki-ta-pidmorgnuv-hejteram.html" text:style-name="Internet_20_link" text:visited-style-name="Visited_20_Internet_20_Link">
 <text:span text:style-name="T4">
Данілов</text:span>
 </text:a>
</text:p>
      <text:p text:style-name="P4">
Секретар РНБО висловив подяку американській стороні за підтримку нашої державина її шляху до перемоги у війні, розв’язаній РФ.</text:p>
      <text:p text:style-name="P4">
<draw:frame draw:style-name="fr1" draw:name="Image195" text:anchor-type="as-char" svg:width="6.9236in" svg:height="4.615733in" draw:z-index="0">
<draw:image xlink:href="../Images/yкринформ/2023-05-25T17-58-38-03-00/1685026633-758.jpg" xlink:type="simple" xlink:show="embed" xlink:actuate="onLoad" draw:mime-type="image/jpeg"/>
</draw:frame>
</text:p>
      <text:p text:style-name="P4">
За словами Данілова, на початку повномасштабного вторгнення РФ багато світовиханалітичних центрів «думали, що ми не вистоїмо», однак Україна «довелапротилежне».</text:p>
      <text:p text:style-name="P4">
«Мало хто у світі займається прогнозуванням на 30-40 років наперед, а якщо ізаймається, то почасти з помилками і не враховуючи історії», - зазначивДанілов.</text:p>
      <text:p text:style-name="P4">
На його переконання, важливою є не лише перемога України у війні, а й«перемога у мирі», тому підтримка партнерів у цьому вкрай необхідна.</text:p>
      <text:p text:style-name="P4">
«Ми будемо боротися стільки, скільки потрібно, бо несемо відповідальність замайбутнє нашої держави і зараз маємо шанс побудувати нову країну», - додавДанілов.</text:p>
      <text:p text:style-name="P4">
<text:span text:style-name="T4">
Читайте також:</text:span>
 <text:a xlink:type="simple" xlink:href="https://www.ukrinform.ua/rubric-world/3713274-danilov-ne-viklucae-poavu-rosijskih-dobrovolciv-u-branskij-kurskij-voronezkij-oblastah.html" text:style-name="Internet_20_link" text:visited-style-name="Visited_20_Internet_20_Link">
 <text:span text:style-name="T4">
Данілов</text:span>
 </text:a>
</text:p>
      <text:p text:style-name="P4">
Також він зазначив, що процеси фрагментації Росії є незворотними.</text:p>
      <text:p text:style-name="P4">
«Фрагментація РФ – це питання часу, і до цього треба бути готовим», - сказавДанілов, підкресливши, що «ці процеси неможливо зупинити».</text:p>
      <text:p text:style-name="P4">
Також сторони торкнулися питання протидії російській дезінформації.</text:p>
      <text:p text:style-name="P4">
За словами Данілова, «російськомовні телеканали по всьому світу – це не просвободу слова», оскільки «за більшістю з них стоять російські спецслужби». Дляборотьби з дезінформацією РФ необхідна просилена координація між партнерами,підкреслив секретар РНБО, відзначивши актуальність співпраці з Центромпротидії дезінформації при РНБО.</text:p>
      <text:p text:style-name="P4">
За інформацією пресслужби РНБО, до складу делегації також увійшли віцеголоваЦентру стратегії та безпеки ім. Брента Скоукрофта «Атлантичної ради», посол,колишній заступник держсекретаря США з глобальних справ (2001–2009) ПолаДобрянскі, старший науковий співробітник «Атлантичної ради» АдріанКаратницький, старший науковий співробітник програми російських таєвразійських студій Фонду Карнегі за міжнародний мир, колишній посол США вУкраїні (2016–2019) Марі Йованович, керівник відділу міжнародних та обороннихпитань BGR Group, колишній постійний представник США у НАТО (2013–2017) ДагласЛьют, професор міжнародної дипломатії Колумбійського університету СтівенСестанович, професор історії Університету штату Вірджинія Філіп Зеліков,заступник директора Євразійського центру «Атлантичної ради» Шелбі Магід тапредставник «Атлантичної ради» в Україні Мирослава Лузіна.</text:p>
      <text:p text:style-name="P4">
<text:span text:style-name="T4">
Читайте також:</text:span>
 <text:a xlink:type="simple" xlink:href="https://www.ukrinform.ua/rubric-ato/3713270-bahmut-pid-vognevim-kontrolem-ukraini-danilov.html" text:style-name="Internet_20_link" text:visited-style-name="Visited_20_Internet_20_Link">
 <text:span text:style-name="T4">
Данілов</text:span>
 </text:a>
</text:p>
      <text:p text:style-name="P4">
Як повідомлялося, раніше Данілов в ефірі телемарафону "Єдині новини"зазначив,що протести росіян, аналогічні тим, що відбуваються в Бєлгородській області,будуть спостерігатись і в Брянській, Курській, Воронезькій та інших областяхРосії. За його словами, ці процеси будуть постійними до повної перемогиУкраїни у війні.</text:p>
      <text:p text:style-name="P4">
Фото: РНБО</text:p>
      <text:p text:style-name="P4">
Source: <text:a xlink:type="simple" xlink:href="https://www.ukrinform.ua/rubric-polytics/3714135-danilov-zustrivsa-z-delegacieu-atlanticnoi-radi-pro-so-govorili.html" text:style-name="Internet_20_link" text:visited-style-name="Visited_20_Internet_20_Link">
https://www.ukrinform.ua/rubric-polytics/3714135-danilov-zustrivsa-z-delegacieu-atlanticnoi-radi-pro-so-govorili.html</text:a>
</text:p>
      <!--NEWS-->
      <text:h text:style-name="P10" text:outline-level="1">
<text:span text:style-name="T4">
Більш ніж 30 інженерно-саперних груп Державної спецслужби транспорту діють у різних областях України</text:span>
</text:h>
      <text:p text:style-name="P4">
Author: ['АРМІЯINFORM']</text:p>
      <text:p text:style-name="P4">
Time: 2023-05-25T18:00:00-04:00</text:p>
      <text:p text:style-name="P4">
Description: Про це повідомляє в Telegram Державна спеціальна служба транспорту.    Пона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9e6a3c9-87cc-4357-a93c-0125ce5aed8a.jpg" text:style-name="Internet_20_link" text:visited-style-name="Visited_20_Internet_20_Link">
39e6a3c9-87cc-4357-a93c-0125ce5aed8a.jpg</text:a>
', '<text:a xlink:type="simple" xlink:href="https://armyinform.com.ua/wp-content/uploads/2023/05/af8a80da-8872-4187-9bfd-a95d9f0e60c7.jpg" text:style-name="Internet_20_link" text:visited-style-name="Visited_20_Internet_20_Link">
af8a80da-8872-4187-9bfd-a95d9f0e60c7.jpg</text:a>
', '<text:a xlink:type="simple" xlink:href="https://armyinform.com.ua/wp-content/uploads/2023/05/c411985c-39ec-4d4d-bd07-395f64a39035-150x150.jpg" text:style-name="Internet_20_link" text:visited-style-name="Visited_20_Internet_20_Link">
c411985c-39ec-4d4d-bd07-395f64a39035-150x150.jpg</text:a>
', '<text:a xlink:type="simple" xlink:href="https://armyinform.com.ua/wp-content/uploads/2023/05/e6614d85-651e-4a2c-8cc0-e96789521064-150x150.jpg" text:style-name="Internet_20_link" text:visited-style-name="Visited_20_Internet_20_Link">
e6614d85-651e-4a2c-8cc0-e96789521064-150x150.jpg</text:a>
', '<text:a xlink:type="simple" xlink:href="https://armyinform.com.ua/wp-content/uploads/2023/05/91649f30-b826-4ea7-937c-8d20e9568f74-150x150.jpg" text:style-name="Internet_20_link" text:visited-style-name="Visited_20_Internet_20_Link">
91649f30-b826-4ea7-937c-8d20e9568f74-150x150.jpg</text:a>
']</text:p>
      <text:p text:style-name="P4">
Tags: ['STOPRUSSIA', 'АГРЕСІЯ РФ', 'ВІЙНА', 'ВТОРГНЕННЯ РФ', 'РОЗМІНУВАННЯ', 'РОСІЙСЬКІ МІНИ']</text:p>
      <text:p text:style-name="P4">
Category: News</text:p>
      <!--METADATA-->
      <text:p text:style-name="P4">
<draw:frame draw:style-name="fr1" draw:name="Image196" text:anchor-type="as-char" svg:width="6.9236in" svg:height="3.894525in" draw:z-index="0">
<draw:image xlink:href="../Images/AРМІЯINFORM/2023-05-25T18-00-00-04-00/39e6a3c9-87cc-4357-a93c-0125ce5aed8a.jpg" xlink:type="simple" xlink:show="embed" xlink:actuate="onLoad" draw:mime-type="image/jpeg"/>
</draw:frame>
</text:p>
      <text:p text:style-name="P4">
Про це <text:a xlink:type="simple" xlink:href="https://t.me/dsst_mou/2881" text:style-name="Internet_20_link" text:visited-style-name="Visited_20_Internet_20_Link">
повідомляє</text:a>
 в Telegram Державна спеціальнаслужба транспорту.</text:p>
      <text:p text:style-name="P4">
Понад 30 інженерно-саперних груп Державної спеціальної служби транспорту (зних 3 групи підводного розмінування) на сьогоднішній день працюють уХарківській, Миколаївській, Херсонській, Чернігівській, Київській та іншихобластях.</text:p>
      <text:p text:style-name="P4">
<draw:frame draw:style-name="fr1" draw:name="Image197" text:anchor-type="as-char" svg:width="6.9236in" svg:height="3.894525in" draw:z-index="0">
<draw:image xlink:href="../Images/AРМІЯINFORM/2023-05-25T18-00-00-04-00/af8a80da-8872-4187-9bfd-a95d9f0e60c7.jpg" xlink:type="simple" xlink:show="embed" xlink:actuate="onLoad" draw:mime-type="image/jpeg"/>
</draw:frame>
</text:p>
      <text:p text:style-name="P4">
<text:span text:style-name="T4">
З початку повномасштабного вторгнення росії в Україн</text:span>
 <text:span text:style-name="T4">
у с</text:span>
 <text:span text:style-name="T4">
апе</text:span>
<text:span text:style-name="T4">
ри</text:span>
 <text:span text:style-name="T4">
Держспецтрансслужби вияв</text:span>
 <text:span text:style-name="T4">
или</text:span>
 <text:span text:style-name="T4">
та знешкод</text:span>
 <text:span text:style-name="T4">
или</text:span>
 <text:span text:style-name="T4">
:</text:span>
</text:p>
      <ul>
        <li>
35 653 вибухонебезпечні предмети.</li>
      </ul>
      <text:p text:style-name="P4">
<text:span text:style-name="T4">
Перевірено на наявність вибухонебезпечних предметів:</text:span>
</text:p>
      <ul>
        <li>
          <ul>
            <li>
близько 7 тисяч гектарів місцевості та 16,34 гектарів акваторії річок та озер;  * - 2024 км залізничних колій та 553 км автомобільних доріг;  * - більш ніж 287 кілометрів ЛЕП та 33 км газогонів.</li>
          </ul>
        </li>
      </ul>
      <text:p text:style-name="P4">
<text:a xlink:type="simple" xlink:href="https://armyinform.com.ua/wp-content/uploads/2023/05/c411985c-39ec-4d4d-bd07-395f64a39035.jpg" text:style-name="Internet_20_link" text:visited-style-name="Visited_20_Internet_20_Link">
<draw:frame draw:style-name="fr1" draw:name="Image198" text:anchor-type="as-char" svg:width="6.9236in" svg:height="6.9236in" draw:z-index="0">
<draw:image xlink:href="../Images/AРМІЯINFORM/2023-05-25T18-00-00-04-00/c411985c-39ec-4d4d-bd07-395f64a39035-150x150.jpg" xlink:type="simple" xlink:show="embed" xlink:actuate="onLoad" draw:mime-type="image/jpeg"/>
</draw:frame>
</text:a>
</text:p>
      <text:p text:style-name="P4">
<text:a xlink:type="simple" xlink:href="https://armyinform.com.ua/wp-content/uploads/2023/05/e6614d85-651e-4a2c-8cc0-e96789521064.jpg" text:style-name="Internet_20_link" text:visited-style-name="Visited_20_Internet_20_Link">
<draw:frame draw:style-name="fr1" draw:name="Image199" text:anchor-type="as-char" svg:width="6.9236in" svg:height="6.9236in" draw:z-index="0">
<draw:image xlink:href="../Images/AРМІЯINFORM/2023-05-25T18-00-00-04-00/e6614d85-651e-4a2c-8cc0-e96789521064-150x150.jpg" xlink:type="simple" xlink:show="embed" xlink:actuate="onLoad" draw:mime-type="image/jpeg"/>
</draw:frame>
</text:a>
</text:p>
      <text:p text:style-name="P4">
<text:a xlink:type="simple" xlink:href="https://armyinform.com.ua/wp-content/uploads/2023/05/91649f30-b826-4ea7-937c-8d20e9568f74.jpg" text:style-name="Internet_20_link" text:visited-style-name="Visited_20_Internet_20_Link">
<draw:frame draw:style-name="fr1" draw:name="Image200" text:anchor-type="as-char" svg:width="6.9236in" svg:height="6.9236in" draw:z-index="0">
<draw:image xlink:href="../Images/AРМІЯINFORM/2023-05-25T18-00-00-04-00/91649f30-b826-4ea7-937c-8d20e9568f74-150x150.jpg" xlink:type="simple" xlink:show="embed" xlink:actuate="onLoad" draw:mime-type="image/jpeg"/>
</draw:frame>
</text:a>
</text:p>
      <text:p text:style-name="P4">
Саперна група під керівництвом старшого лейтенанта Олександра Прижикова наразіна звернення місцевої громади проводить розмінування сільгосподарських земельу селі Русанів Київської області. Військовослужбовці працюють повільно,виважено, спокійно, проходячи крок за кроком поле, яке через війну та бойовідії в регіоні вже два роки не оброблялося. Від складності ділянки залежитьшвидкість і обсяг виконання робіт. У день в середньому проходять до двохгектарів території. На даній ділянці знаходять протитанкові ТМ-62,протипіхотні ПОМ-3, ОЗМ-72, а також виявляли реактивні снаряди від РСЗВ«Град». Знайдені вибухонебезпечні предмети сортують, придатні боєприпасипередають військовим для використання, пошкоджені знищують у спеціальновідведених і безпечних для населення місцях.</text:p>
      <text:p text:style-name="P4">
Після повного обстеження військові сапери надають акт обстеження території, щодає можливість безпечно використовувати земельну ділянку за призначенням.</text:p>
      <text:p text:style-name="P4">
Роботи з розмінування тривають.</text:p>
      <text:p text:style-name="P4">
Незламні духом відновлять Україну!</text:p>
      <text:p text:style-name="P4">
Source: <text:a xlink:type="simple" xlink:href="https://armyinform.com.ua/2023/05/25/bilshe-30-inzhenerno-sapernyh-grup-derzhavnoyi-speczsluzhby-transportu-diyut-u-riznyh-oblastyah-ukrayiny/" text:style-name="Internet_20_link" text:visited-style-name="Visited_20_Internet_20_Link">
https://armyinform.com.ua/2023/05/25/bilshe-30-inzhenerno-sapernyh-grup-derzhavnoyi-speczsluzhby-transportu-diyut-u-riznyh-oblastyah-ukrayiny/</text:a>
</text:p>
      <!--NEWS-->
      <text:h text:style-name="P10" text:outline-level="1">
<text:span text:style-name="T4">
Генштаб показав, як австралійські інструктори у Британії тренують бійців ЗСУ</text:span>
</text:h>
      <text:p text:style-name="P4">
Authors: Ukrinform (Person)</text:p>
      <text:p text:style-name="P4">
Publisher: Укринформ (Organization)</text:p>
      <text:p text:style-name="P4">
Published Time: 2023-05-25T18:01:37+03:00</text:p>
      <text:p text:style-name="P4">
Modified Time: 2023-05-25T18:01:37+03:00</text:p>
      <text:p text:style-name="P4">
Description: Інструктори Сухопутних військ Австралійських Сил Оборони упродовж п’яти тижнів проведуть навчання з базової загальновійськової підготовки особового складу Збройних Сил України. — Укрінформ.</text:p>
      <text:p text:style-name="P4">
Images: ['<text:a xlink:type="simple" xlink:href="https://static.ukrinform.com/photos/2023_05/thumb_files/630_360_1685026747-3742.jpeg" text:style-name="Internet_20_link" text:visited-style-name="Visited_20_Internet_20_Link">
630_360_16850...</text:a>
', '<text:a xlink:type="simple" xlink:href="https://static.ukrinform.com/photos/2023_05/thumb_files/630_360_1685026747-3593.jpeg" text:style-name="Internet_20_link" text:visited-style-name="Visited_20_Internet_20_Link">
630_360_16850...</text:a>
', '<text:a xlink:type="simple" xlink:href="https://static.ukrinform.com/photos/2023_05/thumb_files/630_360_1685026747-6991.jpeg" text:style-name="Internet_20_link" text:visited-style-name="Visited_20_Internet_20_Link">
630_360_16850...</text:a>
', '<text:a xlink:type="simple" xlink:href="https://static.ukrinform.com/photos/2023_05/thumb_files/630_360_1685026747-9894.jpeg" text:style-name="Internet_20_link" text:visited-style-name="Visited_20_Internet_20_Link">
630_360_16850...</text:a>
', '<text:a xlink:type="simple" xlink:href="https://static.ukrinform.com/photos/2023_05/thumb_files/630_360_1685026747-7192.jpeg" text:style-name="Internet_20_link" text:visited-style-name="Visited_20_Internet_20_Link">
630_360_16850...</text:a>
', '<text:a xlink:type="simple" xlink:href="https://static.ukrinform.com/photos/2023_05/thumb_files/630_360_1685026747-7292.jpeg" text:style-name="Internet_20_link" text:visited-style-name="Visited_20_Internet_20_Link">
630_360_16850...</text:a>
', '<text:a xlink:type="simple" xlink:href="https://static.ukrinform.com/photos/2023_05/thumb_files/630_360_1685026748-2490.jpeg" text:style-name="Internet_20_link" text:visited-style-name="Visited_20_Internet_20_Link">
630_360_16850...</text:a>
', '<text:a xlink:type="simple" xlink:href="https://static.ukrinform.com/photos/2023_05/thumb_files/630_360_1685026748-9643.jpeg" text:style-name="Internet_20_link" text:visited-style-name="Visited_20_Internet_20_Link">
630_360_16850...</text:a>
', '<text:a xlink:type="simple" xlink:href="https://static.ukrinform.com/photos/2023_05/thumb_files/630_360_1685026748-2809.jpeg" text:style-name="Internet_20_link" text:visited-style-name="Visited_20_Internet_20_Link">
630_360_16850...</text:a>
', '<text:a xlink:type="simple" xlink:href="https://static.ukrinform.com/photos/2023_05/thumb_files/630_360_1685026748-1857.jpeg" text:style-name="Internet_20_link" text:visited-style-name="Visited_20_Internet_20_Link">
630_360_16850...</text:a>
', '<text:a xlink:type="simple" xlink:href="https://static.ukrinform.com/photos/2023_05/thumb_files/630_360_1685026748-8738.jpeg" text:style-name="Internet_20_link" text:visited-style-name="Visited_20_Internet_20_Link">
630_360_16850...</text:a>
', '<text:a xlink:type="simple" xlink:href="https://static.ukrinform.com/photos/2023_05/thumb_files/630_360_1685026748-7463.jpeg" text:style-name="Internet_20_link" text:visited-style-name="Visited_20_Internet_20_Link">
630_360_16850...</text:a>
', '<text:a xlink:type="simple" xlink:href="https://static.ukrinform.com/photos/2023_05/thumb_files/630_360_1685026749-6576.jpeg" text:style-name="Internet_20_link" text:visited-style-name="Visited_20_Internet_20_Link">
630_360_16850...</text:a>
', '<text:a xlink:type="simple" xlink:href="https://static.ukrinform.com/photos/2023_05/thumb_files/630_360_1685026749-2925.jpeg" text:style-name="Internet_20_link" text:visited-style-name="Visited_20_Internet_20_Link">
630_360_16850...</text:a>
']</text:p>
      <text:p text:style-name="P4">
Tags: ['Австралія', 'Британія', 'Військові навчання']</text:p>
      <text:p text:style-name="P4">
Type: Article</text:p>
      <!--METADATA-->
      <text:p text:style-name="P4">
<draw:frame draw:style-name="fr1" draw:name="Image201" text:anchor-type="as-char" svg:width="6.9236in" svg:height="3.956343in" draw:z-index="0">
<draw:image xlink:href="../Images/yкринформ/2023-05-25T18-01-37-03-00/630_360_1685026747-3742.jpeg" xlink:type="simple" xlink:show="embed" xlink:actuate="onLoad" draw:mime-type="image/jpeg"/>
</draw:frame>
Інструктори Сухопутних військ Австралійських Сил Оборони упродовж п’яти тижнівпроведуть навчання з базової загальновійськової підготовки особового складуЗбройних Сил України.</text:p>
      <text:p text:style-name="P4">
Як передає Укрінформ, про це в  <text:a xlink:type="simple" xlink:href="https://www.facebook.com/GeneralStaff.ua/posts/592846553028427" text:style-name="Internet_20_link" text:visited-style-name="Visited_20_Internet_20_Link">
</text:a>
 повідомляєпресслужба Генштабу ЗСУ.</text:p>
      <text:p text:style-name="P4">
«Інструктори та інструкторки операції «Куду» Сухопутних військ АвстралійськихСил Оборони продовжують підготовку третьої ротації українських новобранців урамках багатонаціональної навчальної операції «ІНТЕРФЛЕКС» з базовоїзагальновійськової підготовки особового складу <text:a xlink:type="simple" xlink:href="https://www.ukrinform.ua/tag-zsu" text:style-name="Internet_20_link" text:visited-style-name="Visited_20_Internet_20_Link">
</text:a>
 під керівництвом Сполученого КоролівстваВеликої Британії та Північної Ірландії», - йдеться в повідомленні.</text:p>
      <text:p text:style-name="P4">
Як зазначається, за п’ять тижнів новобранці закінчать курси, щоб отриматинавички захисту країни в умовах широкомасштабної війни. Їх готуютькваліфіковані інструктори австралійської армії, які навчають поводженню зізброєю та стрільбі, бойовим діям в сільській та міській місцевостях, окопнійвійні та медичним навичкам для виживання. Кожен урок побудований на досвідіукраїнських військових, які воювали протягом минулого року.</text:p>
      <text:p text:style-name="P4">
<text:span text:style-name="T4">
Читайте також:</text:span>
 <text:a xlink:type="simple" xlink:href="https://www.ukrinform.ua/rubric-ato/3709036-u-britanii-ukrainski-vijskovi-vidpracovuut-vedenna-vognu.html" text:style-name="Internet_20_link" text:visited-style-name="Visited_20_Internet_20_Link">
 </text:a>
</text:p>
      <text:p text:style-name="P4">
Протягом першого тижня новобранці навчилися основам збирання польового ранця,а також опанували складнощі стрілецької, гранатометної та протиброньовоїзброї. Незабаром вони стали готові вирушити на свої перші польові навчання, денавчилися жити та виживати в тактичному польовому середовищі. Для деякихновобранців марш із важким навантаженням був першим, а дехто вважав викликомдля себе навчання з патрулювання та дій в бойових порядках.</text:p>
      <text:p text:style-name="P4">
<draw:frame draw:style-name="fr1" draw:name="Image202" text:anchor-type="as-char" svg:width="6.9236in" svg:height="3.956343in" draw:z-index="0">
<draw:image xlink:href="../Images/yкринформ/2023-05-25T18-01-37-03-00/630_360_1685026747-3593.jpeg" xlink:type="simple" xlink:show="embed" xlink:actuate="onLoad" draw:mime-type="image/jpeg"/>
</draw:frame>
 Генштабпоказав, як австралійські інструктори у Британії тренують бійців ЗСУ / Фото:Генеральний штаб ЗСУ  <text:a xlink:type="simple" xlink:href="https://static.ukrinform.com/photos/2023_05/1685026747-3593.jpeg" text:style-name="Internet_20_link" text:visited-style-name="Visited_20_Internet_20_Link">
<draw:frame draw:style-name="fr1" draw:name="Image203" text:anchor-type="as-char" svg:width="6.9236in" svg:height="3.956343in" draw:z-index="0">
<draw:image xlink:href="../Images/yкринформ/2023-05-25T18-01-37-03-00/630_360_1685026747-3593.jpeg" xlink:type="simple" xlink:show="embed" xlink:actuate="onLoad" draw:mime-type="image/jpeg"/>
</draw:frame>
</text:a>
 <text:a xlink:type="simple" xlink:href="https://static.ukrinform.com/photos/2023_05/1685026747-6991.jpeg" text:style-name="Internet_20_link" text:visited-style-name="Visited_20_Internet_20_Link">
<draw:frame draw:style-name="fr1" draw:name="Image204" text:anchor-type="as-char" svg:width="6.9236in" svg:height="3.956343in" draw:z-index="0">
<draw:image xlink:href="../Images/yкринформ/2023-05-25T18-01-37-03-00/630_360_1685026747-6991.jpeg" xlink:type="simple" xlink:show="embed" xlink:actuate="onLoad" draw:mime-type="image/jpeg"/>
</draw:frame>
</text:a>
 <text:a xlink:type="simple" xlink:href="https://static.ukrinform.com/photos/2023_05/1685026747-9894.jpeg" text:style-name="Internet_20_link" text:visited-style-name="Visited_20_Internet_20_Link">
<draw:frame draw:style-name="fr1" draw:name="Image205" text:anchor-type="as-char" svg:width="6.9236in" svg:height="3.956343in" draw:z-index="0">
<draw:image xlink:href="../Images/yкринформ/2023-05-25T18-01-37-03-00/630_360_1685026747-9894.jpeg" xlink:type="simple" xlink:show="embed" xlink:actuate="onLoad" draw:mime-type="image/jpeg"/>
</draw:frame>
</text:a>
 <text:a xlink:type="simple" xlink:href="https://static.ukrinform.com/photos/2023_05/1685026747-7192.jpeg" text:style-name="Internet_20_link" text:visited-style-name="Visited_20_Internet_20_Link">
<draw:frame draw:style-name="fr1" draw:name="Image206" text:anchor-type="as-char" svg:width="6.9236in" svg:height="3.956343in" draw:z-index="0">
<draw:image xlink:href="../Images/yкринформ/2023-05-25T18-01-37-03-00/630_360_1685026747-7192.jpeg" xlink:type="simple" xlink:show="embed" xlink:actuate="onLoad" draw:mime-type="image/jpeg"/>
</draw:frame>
</text:a>
 <text:a xlink:type="simple" xlink:href="https://static.ukrinform.com/photos/2023_05/1685026747-7292.jpeg" text:style-name="Internet_20_link" text:visited-style-name="Visited_20_Internet_20_Link">
<draw:frame draw:style-name="fr1" draw:name="Image207" text:anchor-type="as-char" svg:width="6.9236in" svg:height="3.956343in" draw:z-index="0">
<draw:image xlink:href="../Images/yкринформ/2023-05-25T18-01-37-03-00/630_360_1685026747-7292.jpeg" xlink:type="simple" xlink:show="embed" xlink:actuate="onLoad" draw:mime-type="image/jpeg"/>
</draw:frame>
</text:a>
 <text:a xlink:type="simple" xlink:href="https://static.ukrinform.com/photos/2023_05/1685026747-3742.jpeg" text:style-name="Internet_20_link" text:visited-style-name="Visited_20_Internet_20_Link">
<draw:frame draw:style-name="fr1" draw:name="Image208" text:anchor-type="as-char" svg:width="6.9236in" svg:height="3.956343in" draw:z-index="0">
<draw:image xlink:href="../Images/yкринформ/2023-05-25T18-01-37-03-00/630_360_1685026747-3742.jpeg" xlink:type="simple" xlink:show="embed" xlink:actuate="onLoad" draw:mime-type="image/jpeg"/>
</draw:frame>
</text:a>
 <text:a xlink:type="simple" xlink:href="https://static.ukrinform.com/photos/2023_05/1685026748-2490.jpeg" text:style-name="Internet_20_link" text:visited-style-name="Visited_20_Internet_20_Link">
<draw:frame draw:style-name="fr1" draw:name="Image209" text:anchor-type="as-char" svg:width="6.9236in" svg:height="3.956343in" draw:z-index="0">
<draw:image xlink:href="../Images/yкринформ/2023-05-25T18-01-37-03-00/630_360_1685026748-2490.jpeg" xlink:type="simple" xlink:show="embed" xlink:actuate="onLoad" draw:mime-type="image/jpeg"/>
</draw:frame>
</text:a>
 <text:a xlink:type="simple" xlink:href="https://static.ukrinform.com/photos/2023_05/1685026748-9643.jpeg" text:style-name="Internet_20_link" text:visited-style-name="Visited_20_Internet_20_Link">
<draw:frame draw:style-name="fr1" draw:name="Image210" text:anchor-type="as-char" svg:width="6.9236in" svg:height="3.956343in" draw:z-index="0">
<draw:image xlink:href="../Images/yкринформ/2023-05-25T18-01-37-03-00/630_360_1685026748-9643.jpeg" xlink:type="simple" xlink:show="embed" xlink:actuate="onLoad" draw:mime-type="image/jpeg"/>
</draw:frame>
</text:a>
 <text:a xlink:type="simple" xlink:href="https://static.ukrinform.com/photos/2023_05/1685026748-2809.jpeg" text:style-name="Internet_20_link" text:visited-style-name="Visited_20_Internet_20_Link">
<draw:frame draw:style-name="fr1" draw:name="Image211" text:anchor-type="as-char" svg:width="6.9236in" svg:height="3.956343in" draw:z-index="0">
<draw:image xlink:href="../Images/yкринформ/2023-05-25T18-01-37-03-00/630_360_1685026748-2809.jpeg" xlink:type="simple" xlink:show="embed" xlink:actuate="onLoad" draw:mime-type="image/jpeg"/>
</draw:frame>
</text:a>
 <text:a xlink:type="simple" xlink:href="https://static.ukrinform.com/photos/2023_05/1685026748-1857.jpeg" text:style-name="Internet_20_link" text:visited-style-name="Visited_20_Internet_20_Link">
<draw:frame draw:style-name="fr1" draw:name="Image212" text:anchor-type="as-char" svg:width="6.9236in" svg:height="3.956343in" draw:z-index="0">
<draw:image xlink:href="../Images/yкринформ/2023-05-25T18-01-37-03-00/630_360_1685026748-1857.jpeg" xlink:type="simple" xlink:show="embed" xlink:actuate="onLoad" draw:mime-type="image/jpeg"/>
</draw:frame>
</text:a>
 <text:a xlink:type="simple" xlink:href="https://static.ukrinform.com/photos/2023_05/1685026748-8738.jpeg" text:style-name="Internet_20_link" text:visited-style-name="Visited_20_Internet_20_Link">
<draw:frame draw:style-name="fr1" draw:name="Image213" text:anchor-type="as-char" svg:width="6.9236in" svg:height="3.956343in" draw:z-index="0">
<draw:image xlink:href="../Images/yкринформ/2023-05-25T18-01-37-03-00/630_360_1685026748-8738.jpeg" xlink:type="simple" xlink:show="embed" xlink:actuate="onLoad" draw:mime-type="image/jpeg"/>
</draw:frame>
</text:a>
 <text:a xlink:type="simple" xlink:href="https://static.ukrinform.com/photos/2023_05/1685026748-7463.jpeg" text:style-name="Internet_20_link" text:visited-style-name="Visited_20_Internet_20_Link">
<draw:frame draw:style-name="fr1" draw:name="Image214" text:anchor-type="as-char" svg:width="6.9236in" svg:height="3.956343in" draw:z-index="0">
<draw:image xlink:href="../Images/yкринформ/2023-05-25T18-01-37-03-00/630_360_1685026748-7463.jpeg" xlink:type="simple" xlink:show="embed" xlink:actuate="onLoad" draw:mime-type="image/jpeg"/>
</draw:frame>
</text:a>
 <text:a xlink:type="simple" xlink:href="https://static.ukrinform.com/photos/2023_05/1685026749-6576.jpeg" text:style-name="Internet_20_link" text:visited-style-name="Visited_20_Internet_20_Link">
<draw:frame draw:style-name="fr1" draw:name="Image215" text:anchor-type="as-char" svg:width="6.9236in" svg:height="3.956343in" draw:z-index="0">
<draw:image xlink:href="../Images/yкринформ/2023-05-25T18-01-37-03-00/630_360_1685026749-6576.jpeg" xlink:type="simple" xlink:show="embed" xlink:actuate="onLoad" draw:mime-type="image/jpeg"/>
</draw:frame>
</text:a>
 <text:a xlink:type="simple" xlink:href="https://static.ukrinform.com/photos/2023_05/1685026749-2925.jpeg" text:style-name="Internet_20_link" text:visited-style-name="Visited_20_Internet_20_Link">
<draw:frame draw:style-name="fr1" draw:name="Image216" text:anchor-type="as-char" svg:width="6.9236in" svg:height="3.956343in" draw:z-index="0">
<draw:image xlink:href="../Images/yкринформ/2023-05-25T18-01-37-03-00/630_360_1685026749-2925.jpeg" xlink:type="simple" xlink:show="embed" xlink:actuate="onLoad" draw:mime-type="image/jpeg"/>
</draw:frame>
</text:a>
</text:p>
      <text:p text:style-name="P4">
В пресслужбі повідомили, що цей контингент інструкторів та інструкторокСухопутних військ Австралійських Сил Оборони є другою ротацією, яка береучасть в операції «Куду». Австралія продовжує підтримувати народ України танадає постійну підтримку у відповідь на триваючі порушення росією міжнародногоправа. Прибувши до Сполученого Королівства в січні 2023 року, контингент до 70військовослужбовців Австралійських Сили Оборони приєднався до країн-партнеріву програмі підготовки українських новобранців під керівництвом ВеликоїБританії.</text:p>
      <text:p text:style-name="P4">
Як повідомляв Укрінформ, близько 20 українських пілотів пройдуть початковупідготовку на F-16 у Великій Британії.</text:p>
      <text:p text:style-name="P4">
Source: <text:a xlink:type="simple" xlink:href="https://www.ukrinform.ua/rubric-ato/3714137-genstab-pokazav-ak-avstralijski-instruktori-u-britanii-trenuut-bijciv-zsu.html" text:style-name="Internet_20_link" text:visited-style-name="Visited_20_Internet_20_Link">
https://www.ukrinform.ua/rubric-ato/3714137-genstab-pokazav-ak-avstralijski-instruktori-u-britanii-trenuut-bijciv-zsu.html</text:a>
</text:p>
      <!--NEWS-->
      <text:h text:style-name="P10" text:outline-level="1">
<text:span text:style-name="T4">
У Херсоні окупанти не змогли придушити українську фінансову систему – експерт</text:span>
</text:h>
      <text:p text:style-name="P4">
Authors: Ukrinform (Person)</text:p>
      <text:p text:style-name="P4">
Publisher: Укринформ (Organization)</text:p>
      <text:p text:style-name="P4">
Published Time: 2023-05-25T18:05:42+03:00</text:p>
      <text:p text:style-name="P4">
Modified Time: 2023-05-25T18:05:42+03:00</text:p>
      <text:p text:style-name="P4">
Description: Під час окупації Херсона російські загарбники не змогли придушити українську фінансову систему. — Укрінформ.</text:p>
      <text:p text:style-name="P4">
Images: ['<text:a xlink:type="simple" xlink:href="https://static.ukrinform.com/photos/2023_05/thumb_files/630_360_1685016815-174.jpg" text:style-name="Internet_20_link" text:visited-style-name="Visited_20_Internet_20_Link">
630_360_16850...</text:a>
']</text:p>
      <text:p text:style-name="P4">
Tags: ['Фінанси', 'Херсон', 'Гроші']</text:p>
      <text:p text:style-name="P4">
Type: Article</text:p>
      <!--METADATA-->
      <text:p text:style-name="P4">
<draw:frame draw:style-name="fr1" draw:name="Image217" text:anchor-type="as-char" svg:width="6.9236in" svg:height="3.956343in" draw:z-index="0">
<draw:image xlink:href="../Images/yкринформ/2023-05-25T18-05-42-03-00/630_360_1685016815-174.jpg" xlink:type="simple" xlink:show="embed" xlink:actuate="onLoad" draw:mime-type="image/jpeg"/>
</draw:frame>
 Під часокупації Херсона російські загарбники не змогли придушити українську фінансовусистему.</text:p>
      <text:p text:style-name="P4">
Про це тренер з нових медіа, експерт з інформаційно-комунікаційних інтернет-технологій, херсонець Юрій Антощук розповів в <text:a xlink:type="simple" xlink:href="https://www.ukrinform.ua/rubric-society/3714034-urij-antosuk-trener-z-novih-media-ekspert.html" text:style-name="Internet_20_link" text:visited-style-name="Visited_20_Internet_20_Link">
</text:a>
.</text:p>
      <text:p text:style-name="P4">
«Можна було добре побачити, як окупанти всіляко намагалися витиснутиукраїнську гривню і запускали в обіг свої рублі. Наш український онлайн-банкінг – це щось», - сказав експерт.</text:p>
      <text:p text:style-name="P4">
<text:span text:style-name="T4">
Читайте також:</text:span>
 <text:a xlink:type="simple" xlink:href="https://www.ukrinform.ua/rubric-society/3714034-urij-antosuk-trener-z-novih-media-ekspert.html" text:style-name="Internet_20_link" text:visited-style-name="Visited_20_Internet_20_Link">
 <text:span text:style-name="T4">
Антощук</text:span>
 </text:a>
</text:p>
      <text:p text:style-name="P4">
Він зазначив, що херсонці навіть без українського мобільного зв’язку таІнтернету швидко реагували та придумували різні підходи як отримати гривню, якзайти у банківські акаунти, як провести оплату. Коли перестали працюватибанкомати, то люди перекидали кошти з картки на картку через банківськідодатки, оплачували таким чином товари або «обналювали» гривню. УкраїнськіPOS-термінали трималися у Херсоні до останнього, і тому люди моглирозплачуватися своїми українськими картками.</text:p>
      <text:p text:style-name="P4">
«І хоча росіяни відкрили свої банки у Херсоні і почали видавати свої картки,завозили свої рублі, роздавали їх всім якомога більше, понижували курс,знецінюючи гривню, – все ж не могли до самого звільнення правобережжяпридушити українську фінансову систему», - наголосив Антощук.</text:p>
      <text:p text:style-name="P4">
За його словами, експерти комунікували з різними банками, готували інструкції,наприклад, як підприємцям приймати оплати у разі, якщо POS-термінали будутьконфісковані росіянами. Адже є варіанти перетворити свої смартфони у POS-термінали, і приймати українські картки до оплати.</text:p>
      <text:p text:style-name="P4">
<text:span text:style-name="T4">
Читайте також:</text:span>
 <text:a xlink:type="simple" xlink:href="https://www.ukrinform.ua/rubric-vidbudova/3714111-na-deokupovanij-hersonsini-treba-vidnoviti-sonajmense-142-tisaci-zitlovih-budinkiv-ova.html" text:style-name="Internet_20_link" text:visited-style-name="Visited_20_Internet_20_Link">
 <text:span text:style-name="T4">
Херсон</text:span>
 </text:a>
</text:p>
      <text:p text:style-name="P4">
Як повідомляв Укрінформ, ЗСУ визволили правобережну частину Херсонськоїобласті, зокрема місто Херсон. Частина області, розташована на лівому березіДніпра, тимчасово захоплена російськими військами.</text:p>
      <text:p text:style-name="P4">
Source: <text:a xlink:type="simple" xlink:href="https://www.ukrinform.ua/rubric-regions/3714138-u-hersoni-okupanti-ne-zmogli-pridusiti-ukrainsku-finansovu-sistemu-ekspert.html" text:style-name="Internet_20_link" text:visited-style-name="Visited_20_Internet_20_Link">
https://www.ukrinform.ua/rubric-regions/3714138-u-hersoni-okupanti-ne-zmogli-pridusiti-ukrainsku-finansovu-sistemu-ekspert.html</text:a>
</text:p>
      <!--NEWS-->
      <text:h text:style-name="P10" text:outline-level="1">
<text:span text:style-name="T4">
Стримати війну Росії в майбутньому може лише членство України в НАТО – Фукуяма</text:span>
</text:h>
      <text:p text:style-name="P4">
Authors: Ukrinform (Person)</text:p>
      <text:p text:style-name="P4">
Publisher: Укринформ (Organization)</text:p>
      <text:p text:style-name="P4">
Published Time: 2023-05-25T18:06:25+03:00</text:p>
      <text:p text:style-name="P4">
Modified Time: 2023-05-25T18:06:25+03:00</text:p>
      <text:p text:style-name="P4">
Description: Досягти миру і стабільності в Україні можливо лише за умови її членства в НАТО. — Укрінформ.</text:p>
      <text:p text:style-name="P4">
Images: ['<text:a xlink:type="simple" xlink:href="https://static.ukrinform.com/photos/2018_04/thumb_files/630_360_1524503394-5048.jpeg" text:style-name="Internet_20_link" text:visited-style-name="Visited_20_Internet_20_Link">
630_360_15245...</text:a>
']</text:p>
      <text:p text:style-name="P4">
Tags: ['НАТО', 'Україна', 'Фукуяма', 'Київський безпековий форум', 'Війна з Росією']</text:p>
      <text:p text:style-name="P4">
Type: Article</text:p>
      <!--METADATA-->
      <text:p text:style-name="P4">
<draw:frame draw:style-name="fr1" draw:name="Image218" text:anchor-type="as-char" svg:width="6.9236in" svg:height="3.956343in" draw:z-index="0">
<draw:image xlink:href="../Images/yкринформ/2023-05-25T18-06-25-03-00/630_360_1524503394-5048.jpeg" xlink:type="simple" xlink:show="embed" xlink:actuate="onLoad" draw:mime-type="image/jpeg"/>
</draw:frame>
 Досягтимиру і стабільності в Україні можливо лише за умови її членства в НАТО.</text:p>
      <text:p text:style-name="P4">
Таку думку висловив американський філософ, професор Стенфордськогоуніверситету Френсіс Фукуяма на Київському безпековому форумі, передаєкореспондент Укрінформу.</text:p>
      <text:p text:style-name="P4">
«Очевидно, що досягти перемирʼя і стабільності без членства України в НАТОнеможливо. Кожен член <text:a xlink:type="simple" xlink:href="https://www.ukrinform.ua/tag-nato" text:style-name="Internet_20_link" text:visited-style-name="Visited_20_Internet_20_Link">
 </text:a>
 , який маєсумніви у цьому, має подумати, яка можлива мирна угода, щоб це було не простокороткострокове припинення вогню для того, щоб Росія могла переозброїтися,перебудувати свої позиції тощо», - сказав Фукуяма.</text:p>
      <text:p text:style-name="P4">
На його думку, Альянс має розглянути, за яких умов НАТО готове прийнятиУкраїну, і готуватися до цього.</text:p>
      <text:p text:style-name="P4">
<text:span text:style-name="T4">
Читайте також:</text:span>
 <text:a xlink:type="simple" xlink:href="https://www.ukrinform.ua/rubric-polytics/3714076-ukraina-pocinae-vidpovidati-standartam-nato-svidse-niz-budaka-insa-kraina-ekspremer-estonii.html" text:style-name="Internet_20_link" text:visited-style-name="Visited_20_Internet_20_Link">
 </text:a>
</text:p>
      <text:p text:style-name="P4">
Професор також підкреслив, що за нинішніх умов будь-які мирні угоди лишедадуть можливість РФ перегрупувати війська і після перепочинку поновити війну.</text:p>
      <text:p text:style-name="P4">
«Стримати війну з боку Росії в майбутньому може лише членство України тагарантії, передбачені статтею 5 Вашингтонського договору. Членство в НАТОстане реальним, якщо завдяки контрнаступу Україна поверне Херсонську іЗапорізьку області на Чорноморському узбережжі. Цей регіон є критично важливимдля переговорної позиції України», - заявив Фукуяма.</text:p>
      <text:p text:style-name="P4">
Він зауважив, що це також дасть змогу перерізати сухопутні поставки в Крим,міст через Керченську протоку опиниться під серйозною загрозою та зновуз'явиться можливість перекрити Північнокримський канал.</text:p>
      <text:p text:style-name="P4">
<text:span text:style-name="T4">
Читайте також:</text:span>
 <text:a xlink:type="simple" xlink:href="https://www.ukrinform.ua/rubric-ato/3714107-pomicnica-genseka-nato-dopomogti-ukraini-vigrati-vijnu-ce-nasa-kolektivna-misia.html" text:style-name="Internet_20_link" text:visited-style-name="Visited_20_Internet_20_Link">
 </text:a>
</text:p>
      <text:p text:style-name="P4">
Фукуяма спрогнозував, що більш реалістичним сценарієм буде повернення контролюУкраїни над усієї територією Херсонщини і Запоріжжя до кінця літа, щодозволить отримати "ґрунтовне перемир’я". За формальної ж мирної угоди, напереконання філософа, важко уявити, що Росія погодиться на членство України вАльянсі і суверенітет України над Донбасом і Кримом.</text:p>
      <text:p text:style-name="P4">
Як повідомляв Укрінформ, у четвер представник Білого дому Джон Кірбі заявив,що США разом із союзниками й партнерами продовжують обговорення з українськоюстороною щодо того, <text:a xlink:type="simple" xlink:href="https://www.ukrinform.ua/rubric-polytics/3713723-diskusii-z-ukrainou-sodo-majbutnoi-modeli-bezpeki-trivaut-bilij-dim.html" text:style-name="Internet_20_link" text:visited-style-name="Visited_20_Internet_20_Link">
 </text:a>
 .</text:p>
      <text:p text:style-name="P4">
Source: <text:a xlink:type="simple" xlink:href="https://www.ukrinform.ua/rubric-polytics/3714139-strimati-vijnu-rosii-v-majbutnomu-moze-lise-clenstvo-ukraini-v-nato-fukuama.html" text:style-name="Internet_20_link" text:visited-style-name="Visited_20_Internet_20_Link">
https://www.ukrinform.ua/rubric-polytics/3714139-strimati-vijnu-rosii-v-majbutnomu-moze-lise-clenstvo-ukraini-v-nato-fukuama.html</text:a>
</text:p>
      <!--NEWS-->
      <text:h text:style-name="P10" text:outline-level="1">
<text:span text:style-name="T4">
У Південній Африці затримали підозрюваного у геноциді в Руанді</text:span>
</text:h>
      <text:p text:style-name="P4">
Authors: Ukrinform (Person)</text:p>
      <text:p text:style-name="P4">
Publisher: Укринформ (Organization)</text:p>
      <text:p text:style-name="P4">
Published Time: 2023-05-25T18:16:00+03:00</text:p>
      <text:p text:style-name="P4">
Modified Time: 2023-05-25T18:16:00+03:00</text:p>
      <text:p text:style-name="P4">
Description: У Південній Африці заарештували руандійця, за чиїм наказом були вбиті близько 2000 тутсі, які шукали притулку в церкві під час геноциду 1994 року. — Укрінформ.</text:p>
      <text:p text:style-name="P4">
Images: ['<text:a xlink:type="simple" xlink:href="https://static.ukrinform.com/photos/2023_05/thumb_files/630_360_1685028036-733.png" text:style-name="Internet_20_link" text:visited-style-name="Visited_20_Internet_20_Link">
630_360_16850...</text:a>
']</text:p>
      <text:p text:style-name="P4">
Tags: ['Геноцид', 'Затримання', 'Руанда']</text:p>
      <text:p text:style-name="P4">
Type: Article</text:p>
      <!--METADATA-->
      <text:p text:style-name="P4">
<draw:frame draw:style-name="fr1" draw:name="Image219" text:anchor-type="as-char" svg:width="6.9236in" svg:height="3.956343in" draw:z-index="0">
<draw:image xlink:href="../Images/yкринформ/2023-05-25T18-16-00-03-00/630_360_1685028036-733.png" xlink:type="simple" xlink:show="embed" xlink:actuate="onLoad" draw:mime-type="image/png"/>
</draw:frame>
 УПівденній Африці заарештували руандійця, за чиїм наказом були вбиті близько2000 тутсі, які шукали притулку в церкві під час геноциду 1994 року.</text:p>
      <text:p text:style-name="P4">
Про це повідомляє <text:a xlink:type="simple" xlink:href="https://www.reuters.com/world/africa/rwandan-genocide-suspect-kayishema-arrested-south-africa-un-tribunal-2023-05-25/" text:style-name="Internet_20_link" text:visited-style-name="Visited_20_Internet_20_Link">
 </text:a>
 із посиланнямна трибунал ООН з військових злочинів у Руанді, передає Укрінформ.</text:p>
      <text:p text:style-name="P4">
Колишній офіцер поліції Фульгенс Кайішема переховувався з 2001 року, колиМіжнародний кримінальний трибунал по Руанді (МТКР) висунув йому звинувачення вгеноциді за причетність до руйнування католицької церкви Ньянге в префектуріКібуе.</text:p>
      <text:p text:style-name="P4">
Загалом унаслідок організованого екстремістським режимом хуту геноциду в <text:a xlink:type="simple" xlink:href="https://www.ukrinform.ua/tag-ruanda" text:style-name="Internet_20_link" text:visited-style-name="Visited_20_Internet_20_Link">
</text:a>
 було вбито 800 000 етнічних тутсі тахуту.</text:p>
      <text:p text:style-name="P4">
Оскільки в 2012 році в ООН заявили, що справа Кайішеми передана руандійськійвладі, очікується, що він буде переданий для суду в Руанду.</text:p>
      <text:p text:style-name="P4">
Кайішема був у списку розшуку Державного департаменту США в рамках програми"Нагороди за правосуддя". Пошуки підозрюваного проводились у багатьох країнахАфрики та за її межами. За його арешт було запропоновано винагороду у 5мільйонів доларів.</text:p>
      <text:p text:style-name="P4">
<text:span text:style-name="T4">
Читайте також:</text:span>
 <text:a xlink:type="simple" xlink:href="https://www.ukrinform.ua/rubric-world/3708926-kilkist-zertv-religijnogo-kultu-v-kenii-zrosla-do-201.html" text:style-name="Internet_20_link" text:visited-style-name="Visited_20_Internet_20_Link">
 <text:span text:style-name="T4">
Кількість</text:span>
 <text:span text:style-name="T4">
жертв</text:span>
 <text:span text:style-name="T4">
релігійного</text:span>
 <text:span text:style-name="T4">
культу</text:span>
<text:span text:style-name="T4">
Кенії</text:span>
 <text:span text:style-name="T4">
зросла</text:span>
 <text:span text:style-name="T4">
201</text:span>
 </text:a>
</text:p>
      <text:p text:style-name="P4">
Зазначається, що таким чином лишилося лише троє втікачів, яким міжнароднийтрибунал висунув звинувачення та місцеперебування яких наразі невідоме.</text:p>
      <text:p text:style-name="P4">
Як повідомлялося, у 1994 році в Руанді понад 800 тисяч людей, переважнопредставників народу тутсі загинули від рук екстремістів із племені хуту. Підчас геноциду загинули також представники хуту, що дотримувалися поміркованихполітичних поглядів.</text:p>
      <text:p text:style-name="P4">
Вбивства почалися 6 квітня 1994 року невдовзі після того, як на підльоті достолиці Руанди Кігалі збили літак, на борту якого був руандійський президентЖувеналь Габ’ярімана.</text:p>
      <text:p text:style-name="P4">
<text:span text:style-name="T5">
Фото: Getty Images</text:span>
</text:p>
      <text:p text:style-name="P4">
Source: <text:a xlink:type="simple" xlink:href="https://www.ukrinform.ua/rubric-world/3714147-u-pivdennij-africi-zatrimali-pidozruvanogo-u-genocidi-v-ruandi.html" text:style-name="Internet_20_link" text:visited-style-name="Visited_20_Internet_20_Link">
https://www.ukrinform.ua/rubric-world/3714147-u-pivdennij-africi-zatrimali-pidozruvanogo-u-genocidi-v-ruandi.html</text:a>
</text:p>
      <!--NEWS-->
      <text:h text:style-name="P10" text:outline-level="1">
<text:span text:style-name="T4">
Дендрологи пропонують розписати інвазійні види дерев по географічних зонах України</text:span>
</text:h>
      <text:p text:style-name="P4">
Authors: Ukrinform (Person)</text:p>
      <text:p text:style-name="P4">
Publisher: Укринформ (Organization)</text:p>
      <text:p text:style-name="P4">
Published Time: 2023-05-25T18:16:01+03:00</text:p>
      <text:p text:style-name="P4">
Modified Time: 2023-05-25T18:16:01+03:00</text:p>
      <text:p text:style-name="P4">
Description: Дендрологи пропонують розписати інвазійні види дерев по кожній з шести географічних зон України. Ці види мають рости там, де грають свою важливу роль, працюють на екологію і на врожай, і там, де інших видів просто не буде. — Укрінформ.</text:p>
      <text:p text:style-name="P4">
Images: ['<text:a xlink:type="simple" xlink:href="https://static.ukrinform.com/photos/2023_05/thumb_files/630_360_1685022641-765.jpg" text:style-name="Internet_20_link" text:visited-style-name="Visited_20_Internet_20_Link">
630_360_16850...</text:a>
']</text:p>
      <text:p text:style-name="P4">
Tags: ['Україна', 'Дерева']</text:p>
      <text:p text:style-name="P4">
Type: Article</text:p>
      <!--METADATA-->
      <text:p text:style-name="P4">
<draw:frame draw:style-name="fr1" draw:name="Image220" text:anchor-type="as-char" svg:width="6.9236in" svg:height="3.956343in" draw:z-index="0">
<draw:image xlink:href="../Images/yкринформ/2023-05-25T18-16-01-03-00/630_360_1685022641-765.jpg" xlink:type="simple" xlink:show="embed" xlink:actuate="onLoad" draw:mime-type="image/jpeg"/>
</draw:frame>
 Дендрологипропонують розписати інвазійні види дерев по кожній з шести географічних зонУкраїни. Ці види мають рости там, де грають свою важливу роль, працюють наекологію і на врожай, і там, де інших видів просто не буде.</text:p>
      <text:p text:style-name="P4">
Таку ідею в <text:a xlink:type="simple" xlink:href="https://www.ukrinform.ua/rubric-society/3714096-urij-marcuk-zaviduvac-kafedri-botaniki-dendrologii-ta-lisovoi-selekcii-nubip-ukraini-golova-tovaristva-lisivnikiv-ukraini.html" text:style-name="Internet_20_link" text:visited-style-name="Visited_20_Internet_20_Link">
 </text:a>
 озвучив завідувач кафедри ботаніки,дендрології та лісової селекції НУБіП України, голова Товариства лісівниківУкраїни Юрій Марчук, коментуючи перелік чужорідних видів дерев, заборонених увідтворенні лісів (наказ № 695/39751), затверджений Міндовкілля та природнихресурсів України.</text:p>
      <text:p text:style-name="P4">
«Ми говоримо, що так, інвазія є. Але давайте, ми інвазійні види розпишемо вмежах географічних зон. Україна багата цим – у нас шість географічних зон, ітому є інвазія: в Степу, в Лісостепу, лісовій зоні, Поліссі та ін. Тобто,треба у кожній зоні визначити, що можна вирощувати, а що ні», - сказав він.</text:p>
      <text:p text:style-name="P4">
На переконання науковця, ці види мають рости там, де грають свою важливу роль,працюють на екологію і на врожай, і там, де інших видів просто не буде.</text:p>
      <text:p text:style-name="P4">
«Нам говорять: посадіть аборигенні види. Ми посадили, але в цьому степу нічогоне росте! Коли степ не розорювали, там росли трави, питань не було, але ми жйого розорали і зараз там потужне сільське господарство, тому там треба думатипро ці зони, як з ними працювати! Бо ми скоро договоримось до того, щозаборонимо український борщ, бо в ньому – суцільні інтродуценти», - наголосивМарчук.</text:p>
      <text:p text:style-name="P4">
<text:span text:style-name="T4">
Читайте також:</text:span>
 <text:a xlink:type="simple" xlink:href="https://www.ukrinform.ua/rubric-economy/3707984-v-ukraini-perevikonali-plan-posadki-derev-za-programou-zelena-kraina.html" text:style-name="Internet_20_link" text:visited-style-name="Visited_20_Internet_20_Link">
 <text:span text:style-name="T4">
Зелена</text:span>
 <text:span text:style-name="T4">
країна</text:span>
 </text:a>
</text:p>
      <text:p text:style-name="P4">
Він додав, що з 27 держав-членів <text:a xlink:type="simple" xlink:href="https://www.ukrinform.ua/tag-evrosouz" text:style-name="Internet_20_link" text:visited-style-name="Visited_20_Internet_20_Link">
 </text:a>
тільки 5 прийняли рішення щодо робінії псевдоакації, що вона інвазійна. Аплоща її насаджень в Європі становить понад 2 мільйони гектарів, тому що це -цінна деревина і прекрасний медонос. Так само в переліку інвазійних видів ЄСвідсутній і дуб червоний.</text:p>
      <text:p text:style-name="P4">
«Наскільки я знаю, зараз Міністерство вже думає над цим наказом, тому що минаписали окремого листа до Міністра, що треба дивитися не в сьогоднішній день,а на те, що буде завтра», - сказав Марчук.</text:p>
      <text:p text:style-name="P4">
Як повідомлялося, міністр захисту довкілля та природних ресурсів УкраїниРуслан Стрілець своїм наказом затвердив <text:a xlink:type="simple" xlink:href="http://validate.perfdrive.com/" text:style-name="Internet_20_link" text:visited-style-name="Visited_20_Internet_20_Link">
</text:a>
 , заборонених у відтворенні лісів (наказ №695/39751).</text:p>
      <text:p text:style-name="P4">
До Переліку увійшли 13 видів: айлант найвищий, аралія маньчжурська, в'язнизький, гледичія колюча, горіх чорний, дуб червоний, каркас західний, кленясенелистий, маслинка вузьколиста, павловнія (види та гібриди), робініязвичайна, черемха пізня, ясен пенсільванський.</text:p>
      <text:p text:style-name="P4">
Source: <text:a xlink:type="simple" xlink:href="https://www.ukrinform.ua/rubric-society/3714144-dendrologi-proponuut-rozpisati-invazijni-vidi-derev-po-geograficnih-zonah-ukraini.html" text:style-name="Internet_20_link" text:visited-style-name="Visited_20_Internet_20_Link">
https://www.ukrinform.ua/rubric-society/3714144-dendrologi-proponuut-rozpisati-invazijni-vidi-derev-po-geograficnih-zonah-ukraini.html</text:a>
</text:p>
      <!--NEWS-->
      <text:h text:style-name="P10" text:outline-level="1">
<text:span text:style-name="T4">
В Україні вже 10 років спостерігається стійке зниження смертності від ВІЛ/СНІД – UNAIDS</text:span>
</text:h>
      <text:p text:style-name="P4">
Authors: Ukrinform (Person)</text:p>
      <text:p text:style-name="P4">
Publisher: Укринформ (Organization)</text:p>
      <text:p text:style-name="P4">
Published Time: 2023-05-25T18:19:49+03:00</text:p>
      <text:p text:style-name="P4">
Modified Time: 2023-05-25T18:19:49+03:00</text:p>
      <text:p text:style-name="P4">
Description: З 2010 по 2021 рік в Україні спостерігається стійке зниження смертності від ВІЛ/СНІД. — Укрінформ.</text:p>
      <text:p text:style-name="P4">
Images: ['<text:a xlink:type="simple" xlink:href="https://static.ukrinform.com/photos/2023_05/thumb_files/630_360_1685027776-303.jpg" text:style-name="Internet_20_link" text:visited-style-name="Visited_20_Internet_20_Link">
630_360_16850...</text:a>
', '<text:a xlink:type="simple" xlink:href="https://static.ukrinform.com/photos/2023_05/1685027717-483.jpg" text:style-name="Internet_20_link" text:visited-style-name="Visited_20_Internet_20_Link">
1685027717-48...</text:a>
']</text:p>
      <text:p text:style-name="P4">
Tags: ['ВІЛ/СНІД', 'допомога', 'Смертність']</text:p>
      <text:p text:style-name="P4">
Type: Article</text:p>
      <!--METADATA-->
      <text:p text:style-name="P4">
<draw:frame draw:style-name="fr1" draw:name="Image221" text:anchor-type="as-char" svg:width="6.9236in" svg:height="3.956343in" draw:z-index="0">
<draw:image xlink:href="../Images/yкринформ/2023-05-25T18-19-49-03-00/630_360_1685027776-303.jpg" xlink:type="simple" xlink:show="embed" xlink:actuate="onLoad" draw:mime-type="image/jpeg"/>
</draw:frame>
 З 2010 по2021 рік в Україні спостерігається стійке зниження смертності від ВІЛ/СНІД.</text:p>
      <text:p text:style-name="P4">
Про це на пресконференції в Укрінформі сказав директор UNAIDS в Україні РоманГайлевич.</text:p>
      <text:p text:style-name="P4">
"За останні 20 років вдалося забезпечити доступ до лікування ВІЛ-інфекції всімлюдям, яким було поставлено діагноз ВІЛ. І вже 10 років в Україніспостерігається стійке зниження смертності від СНІДу. За розрахунками UNAIDS,з 2010 по 2021 рік оціночна кількість смертей в Україні від СНІДу знизилася на81% з 14 тис. до 2,8 тис", - сказав Гайлевич.</text:p>
      <text:p text:style-name="P4">
<draw:frame draw:style-name="fr1" draw:name="Image222" text:anchor-type="as-char" svg:width="6.9236in" svg:height="5.118325in" draw:z-index="0">
<draw:image xlink:href="../Images/yкринформ/2023-05-25T18-19-49-03-00/1685027717-483.jpg" xlink:type="simple" xlink:show="embed" xlink:actuate="onLoad" draw:mime-type="image/jpeg"/>
</draw:frame>
</text:p>
      <text:p text:style-name="P4">
Він наголосив, що це сталося можливим завдяки появі високоефективноїантиретровірусної терапії, яка дозволила перекваліфікувати спочатку смертельнезахворювання в хронічне.</text:p>
      <text:p text:style-name="P4">
Гайлевич зауважив, що повномасштабне російське вторгнення в Українукардинально змінило умови життя людей з ВІЛ.</text:p>
      <text:p text:style-name="P4">
<text:span text:style-name="T4">
Читайте також:</text:span>
 <text:a xlink:type="simple" xlink:href="https://www.ukrinform.ua/rubric-society/3711626-v-ukraini-predstavili-unikalnij-portret-borca-z-epidemieu-vilsnidu.html" text:style-name="Internet_20_link" text:visited-style-name="Visited_20_Internet_20_Link">
 <text:span text:style-name="T4">
ВІЛ</text:span>
 <text:span text:style-name="T4">
СНІД</text:span>
 </text:a>
</text:p>
      <text:p text:style-name="P4">
Він подякував медичним працівникам, працівникам соціальної сфери, в тому числітим, які працюють в недержавному секторі, за підтримку людей з ВІЛ.</text:p>
      <text:p text:style-name="P4">
"На сьогодні ми констатуємо, що всі пацієнти, які живуть з ВІЛ, наконтрольованій території України, продовжують отримувати лікування. На кінецьминулого року таких було 118 тисяч. Також люди, яким вперше поставили такийдіагноз, могли розпочати лікування", - сказав Гайлевич.</text:p>
      <text:p text:style-name="P4">
<text:span text:style-name="T4">
Читайте також:</text:span>
 <text:a xlink:type="simple" xlink:href="https://www.ukrinform.ua/rubric-society/3487702-vijna-i-vilsnid-ak-viziti-infikovanim-i-vberegtisa-zdorovim.html" text:style-name="Internet_20_link" text:visited-style-name="Visited_20_Internet_20_Link">
 </text:a>
</text:p>
      <text:p text:style-name="P4">
Він додав, що з минулого року був створений надзвичайний фонд UNAIDS длядопомоги організаціям, які надають ВІЛсервіс-послуги в Україні, його метоюбула допомога цим організаціям.</text:p>
      <text:p text:style-name="P4">
"Ми підтримали близько 30 проєктів в 16 містах України. Ресурси йшли на те,щоб надати нашим партнерам бензин для доставки гуманітарної допомоги та ліків,якщо чийсь офіс постраждав, ми допомагали з ремонтом, як це було у Чернігові,Києві, необхідність облаштувати укриття чи забезпечити засобами зв'язку", -сказав Гайлевич.</text:p>
      <text:p text:style-name="P4">
Також, як додав він, оскільки багато організацій ООН зіткнулися з великоюкількістю біженців, постало питання їх розміщення. За підтримки UNAIDS булостворено та облаштовано 12 шелтерів, 2 з яких для людей, що живуть з ВІЛ, 3для жінок з дітьми, 5 для представників ЛГБТ-спільноти. Зараз ці шелтеринадають послуги з психосоціальної, юридичної допомоги, окрім послуг зрозміщення.</text:p>
      <text:p text:style-name="P4">
<text:span text:style-name="T4">
Читайте також:</text:span>
 <text:a xlink:type="simple" xlink:href="https://www.ukrinform.ua/rubric-society/3711617-u-kvitni-v-ukraini-zareestruvali-878-novih-vipadkiv-vilinfekcii-99-ludej-pomerli-vid-snidu.html" text:style-name="Internet_20_link" text:visited-style-name="Visited_20_Internet_20_Link">
 <text:span text:style-name="T4">
СНІД</text:span>
 </text:a>
</text:p>
      <text:p text:style-name="P4">
Окрім цього, UNAIDS допоміг у закупівлі 50 джерел безперебійного живлення -від великих генераторів до зарядних станцій, як в лікарнях, так і у відділахорганізацій ООН, які працюють у наближених до лінії фронту населених пунктах.</text:p>
      <text:p text:style-name="P4">
Також UNAIDS надав підтримку біля 400 ВІЛ-позитивних матерів, діти якихотримали гуманітарну допомогу тощо.</text:p>
      <text:p text:style-name="P4">
Загалом UNAIDS надав допомоги на суму близько 1 млн доларів.</text:p>
      <text:p text:style-name="P4">
Як відомо, в Україні працює 25 агенцій ООН, деякі з них ведуть роботу злюдьми, які живуть з ВІЛ та їх сім'ями.</text:p>
      <text:p text:style-name="P4">
Source: <text:a xlink:type="simple" xlink:href="https://www.ukrinform.ua/rubric-society/3714145-v-ukraini-vze-10-rokiv-sposterigaetsa-stijke-znizenna-smertnosti-vid-vilsnid-unaids.html" text:style-name="Internet_20_link" text:visited-style-name="Visited_20_Internet_20_Link">
https://www.ukrinform.ua/rubric-society/3714145-v-ukraini-vze-10-rokiv-sposterigaetsa-stijke-znizenna-smertnosti-vid-vilsnid-unaids.html</text:a>
</text:p>
      <!--NEWS-->
      <text:h text:style-name="P10" text:outline-level="1">
<text:span text:style-name="T4">
Погані новини для роспропаганди: у ЗСУ показали нове відео із Залужним</text:span>
</text:h>
      <text:p text:style-name="P4">
Authors: Ukrinform (Person)</text:p>
      <text:p text:style-name="P4">
Publisher: Укринформ (Organization)</text:p>
      <text:p text:style-name="P4">
Published Time: 2023-05-25T18:20:00+03:00</text:p>
      <text:p text:style-name="P4">
Modified Time: 2023-05-25T18:20:00+03:00</text:p>
      <text:p text:style-name="P4">
Description: Головнокомандувач ЗСУ Валерій Залужний звернувся до українців на тлі поширення російських фейків про його нібито "важке поранення" та "загибель". — Укрінформ.</text:p>
      <text:p text:style-name="P4">
Images: ['<text:a xlink:type="simple" xlink:href="https://static.ukrinform.com/photos/2023_01/thumb_files/630_360_1673282797-616.jpeg" text:style-name="Internet_20_link" text:visited-style-name="Visited_20_Internet_20_Link">
630_360_16732...</text:a>
']</text:p>
      <text:p text:style-name="P4">
Tags: ['Пропаганда', 'ЗСУ', 'Росія', 'Валерій Залужний']</text:p>
      <text:p text:style-name="P4">
Type: Article</text:p>
      <!--METADATA-->
      <text:p text:style-name="P4">
<draw:frame draw:style-name="fr1" draw:name="Image223" text:anchor-type="as-char" svg:width="6.9236in" svg:height="3.956343in" draw:z-index="0">
<draw:image xlink:href="../Images/yкринформ/2023-05-25T18-20-00-03-00/630_360_1673282797-616.jpeg" xlink:type="simple" xlink:show="embed" xlink:actuate="onLoad" draw:mime-type="image/jpeg"/>
</draw:frame>
Головнокомандувач ЗСУ Валерій Залужний звернувся до українців на тлі поширенняросійських фейків про його нібито "важке поранення" та "загибель".</text:p>
      <text:p text:style-name="P4">
Відео оприлюднив у  <text:a xlink:type="simple" xlink:href="https://t.me/a_shtirlitz/25857" text:style-name="Internet_20_link" text:visited-style-name="Visited_20_Internet_20_Link">
 </text:a>
 офіцер ЗСУ АнатолійШтефан (Штірліц), передає Укрінформ.</text:p>
      <text:p text:style-name="P4">
"Протягом травня ми спостерігаємо феєричні та фантастичні історії відросійської пропаганди, а також різні конспірологічні версії від так званихекспертів. Нарешті, сьогодні, 25 травня, я хочу відкрити страшну таємницю,дуже страшну таємницю про головнокомандувача Збройних сил України", – сказавШтефан.</text:p>
      <text:p text:style-name="P4">
Після цього у кадрі з'явився <text:a xlink:type="simple" xlink:href="https://www.ukrinform.ua/tag-valerij-zaluznij" text:style-name="Internet_20_link" text:visited-style-name="Visited_20_Internet_20_Link">
 </text:a>
 та сказав: "Щиро дякую всім українцям, разом обов'язково переможемо.І не тільки сьогодні. Завжди".</text:p>
      <text:p text:style-name="P4">
Відео: <text:a xlink:type="simple" xlink:href="https://t.me/a_shtirlitz/25857" text:style-name="Internet_20_link" text:visited-style-name="Visited_20_Internet_20_Link">
 </text:a>
</text:p>
      <text:p text:style-name="P4">
Раніше російські пропагандистські ЗМІ спочатку писали про нібито "загибель"Залужного, а пізніше – про його "важке поранення", після якого він нібито незможе виконувати свої обов’язки.</text:p>
      <text:p text:style-name="P4">
<text:span text:style-name="T4">
Читайте також:</text:span>
 <text:a xlink:type="simple" xlink:href="https://www.ukrinform.ua/rubric-ato/3711368-vorog-postijno-pragne-znisiti-vijskove-kerivnictvo-sil-oboroni-sob-zminiti-hid-vijni-malar.html" text:style-name="Internet_20_link" text:visited-style-name="Visited_20_Internet_20_Link">
 <text:span text:style-name="T4">
військове</text:span>
 <text:span text:style-name="T4">
керівництво</text:span>
</text:a>
</text:p>
      <text:p text:style-name="P4">
Напередодні, 24 травня, секретар Ради національної безпеки і оборони ОлексійДанілов повідомив, що на ранковому засіданні Ставки Верховногоголовнокомандувача Володимир Зеленський заслухав Головнокомандувача ЗСУВалерія Залужного.</text:p>
      <text:p text:style-name="P4">
20 травня заступниця міністра оборони Ганна Маляр заявляла, що росіянизапустили фейк про зникнення Залужного для деморалізації захисників у Бахмуті.</text:p>
      <text:p text:style-name="P4">
Source: <text:a xlink:type="simple" xlink:href="https://www.ukrinform.ua/rubric-ato/3714156-pogani-novini-dla-rospropagandi-u-zsu-pokazali-nove-video-iz-zaluznim.html" text:style-name="Internet_20_link" text:visited-style-name="Visited_20_Internet_20_Link">
https://www.ukrinform.ua/rubric-ato/3714156-pogani-novini-dla-rospropagandi-u-zsu-pokazali-nove-video-iz-zaluznim.html</text:a>
</text:p>
      <!--NEWS-->
      <text:h text:style-name="P10" text:outline-level="1">
<text:span text:style-name="T4">
У Львові розпочалася антикризова нафтогазова конференція</text:span>
</text:h>
      <text:p text:style-name="P4">
Authors: Ukrinform (Person)</text:p>
      <text:p text:style-name="P4">
Publisher: Укринформ (Organization)</text:p>
      <text:p text:style-name="P4">
Published Time: 2023-05-25T18:21:31+03:00</text:p>
      <text:p text:style-name="P4">
Modified Time: 2023-05-25T18:21:31+03:00</text:p>
      <text:p text:style-name="P4">
Description: У Львові розпочалася Третя антикризова нафтогазова конференція, яка зібрала майже 200 учасників і триватиме два дні. — Укрінформ.</text:p>
      <text:p text:style-name="P4">
Images: ['<text:a xlink:type="simple" xlink:href="https://static.ukrinform.com/photos/2023_05/thumb_files/630_360_1685027555-1936.jpeg" text:style-name="Internet_20_link" text:visited-style-name="Visited_20_Internet_20_Link">
630_360_16850...</text:a>
', '<text:a xlink:type="simple" xlink:href="https://static.ukrinform.com/photos/2023_05/1685027555-5318.jpeg" text:style-name="Internet_20_link" text:visited-style-name="Visited_20_Internet_20_Link">
1685027555-53...</text:a>
', '<text:a xlink:type="simple" xlink:href="https://static.ukrinform.com/photos/2023_05/thumb_files/630_360_1685027555-5936.jpeg" text:style-name="Internet_20_link" text:visited-style-name="Visited_20_Internet_20_Link">
630_360_16850...</text:a>
', '<text:a xlink:type="simple" xlink:href="https://static.ukrinform.com/photos/2023_05/thumb_files/630_360_1685027555-5318.jpeg" text:style-name="Internet_20_link" text:visited-style-name="Visited_20_Internet_20_Link">
630_360_16850...</text:a>
', '<text:a xlink:type="simple" xlink:href="https://static.ukrinform.com/photos/2023_05/thumb_files/630_360_1685027555-8573.jpeg" text:style-name="Internet_20_link" text:visited-style-name="Visited_20_Internet_20_Link">
630_360_16850...</text:a>
', '<text:a xlink:type="simple" xlink:href="https://static.ukrinform.com/photos/2023_05/thumb_files/630_360_1685027555-9350.jpeg" text:style-name="Internet_20_link" text:visited-style-name="Visited_20_Internet_20_Link">
630_360_16850...</text:a>
', '<text:a xlink:type="simple" xlink:href="https://static.ukrinform.com/photos/2023_05/thumb_files/630_360_1685027555-5955.jpeg" text:style-name="Internet_20_link" text:visited-style-name="Visited_20_Internet_20_Link">
630_360_16850...</text:a>
', '<text:a xlink:type="simple" xlink:href="https://static.ukrinform.com/photos/2023_05/thumb_files/630_360_1685027555-1477.jpeg" text:style-name="Internet_20_link" text:visited-style-name="Visited_20_Internet_20_Link">
630_360_16850...</text:a>
']</text:p>
      <text:p text:style-name="P4">
Tags: ['Газ', 'Львів', 'нафта', 'Конференція']</text:p>
      <text:p text:style-name="P4">
Type: Article</text:p>
      <!--METADATA-->
      <text:p text:style-name="P4">
<draw:frame draw:style-name="fr1" draw:name="Image224" text:anchor-type="as-char" svg:width="6.9236in" svg:height="3.956343in" draw:z-index="0">
<draw:image xlink:href="../Images/yкринформ/2023-05-25T18-21-31-03-00/630_360_1685027555-1936.jpeg" xlink:type="simple" xlink:show="embed" xlink:actuate="onLoad" draw:mime-type="image/jpeg"/>
</draw:frame>
 У Львовірозпочалася Третя антикризова нафтогазова конференція, яка зібрала майже 200учасників і триватиме два дні.</text:p>
      <text:p text:style-name="P4">
Про це повідомляє <text:a xlink:type="simple" xlink:href="https://loda.gov.ua/news/66572" text:style-name="Internet_20_link" text:visited-style-name="Visited_20_Internet_20_Link">
 </text:a>
 , передає Укрінформ.</text:p>
      <text:p text:style-name="P4">
"Сьогодні, 25 травня, у Львові розпочалася ІІI антикризова нафтогазоваконференція Ньюфолк НКЦ («Ньюфолк нафтогазовий консультаційний центр» - ред.),яка об’єднала майже 200 учасників з різних регіонів України. Мета заходу –обговорити актуальні питання розвитку видобувного бізнесу: сучасні технології,досвід світових підприємств, виклики, з якими стикнулися нафтогазовидобувнікомпанії з початку повномасштабного вторгнення", - йдеться у повідомленні.</text:p>
      <text:p text:style-name="P4">
Під час вітального слова очільник Львівської ОВА Максим Козицький наголосив,що Львівщина є однією з передових областей у видобуванні газу і нафти ізосереджує роботу велика кількість як державних, так і приватних компаній.Навіть в умовах повномасштабної війни Львівщина розвивається в економічномуплані та нарощує видобутки.</text:p>
      <text:p text:style-name="P4">
<draw:frame draw:style-name="fr1" draw:name="Image225" text:anchor-type="as-char" svg:width="6.9236in" svg:height="4.615733in" draw:z-index="0">
<draw:image xlink:href="../Images/yкринформ/2023-05-25T18-21-31-03-00/1685027555-5318.jpeg" xlink:type="simple" xlink:show="embed" xlink:actuate="onLoad" draw:mime-type="image/jpeg"/>
</draw:frame>
</text:p>
      <text:p text:style-name="P4">
"Якісна освіта для людей, які прагнуть працювати в компаніях, залученнясучасних технологій і менеджмент у роботі – це три основні аспекти, які усинергії дають змогу досягати результатів, зокрема в енергетичній галузі.Дякую колективам усіх компаній, які продовжують працювати в Україні, сплачуютьподатки та створюють робочі місця. Цінуємо українських підприємців і працюємонад тим, щоб наша область була привабливою також для іноземних інвесторів», –зазначив Козицький.</text:p>
      <text:p text:style-name="P4">
<text:span text:style-name="T4">
Читайте також:</text:span>
 <text:a xlink:type="simple" xlink:href="https://www.ukrinform.ua/rubric-economy/3705356-naftogaz-gotuetsa-do-opaluvalnogo-sezonu-cernisov-zustrivsa-z-merami-mist.html" text:style-name="Internet_20_link" text:visited-style-name="Visited_20_Internet_20_Link">
 <text:span text:style-name="T4">
Нафтогаз</text:span>
 </text:a>
</text:p>
      <text:p text:style-name="P4">
В ОВА поінформували, що в конференції, яка триватиме 25-26 травня, братимутьучасть представники Міністерства енергетики, НАК «Нафтогаз»,Укргазвидобування, Укрнафти та інших компаній, які працюють у сферінафтогазовидобування. Учасники матимуть можливість налагодити тісну співпрацюдля пошуку ефективних механізмів розвитку галузі, в межах конференціїпроведуть низку сесій, воркшопи та круглий стіл.</text:p>
      <text:p text:style-name="P4">
<draw:frame draw:style-name="fr1" draw:name="Image226" text:anchor-type="as-char" svg:width="6.9236in" svg:height="3.956343in" draw:z-index="0">
<draw:image xlink:href="../Images/yкринформ/2023-05-25T18-21-31-03-00/630_360_1685027555-5936.jpeg" xlink:type="simple" xlink:show="embed" xlink:actuate="onLoad" draw:mime-type="image/jpeg"/>
</draw:frame>
 У Львовірозпочалася антикризова нафтогазова конференція / Фото: Львівська ОВА  <text:a xlink:type="simple" xlink:href="https://static.ukrinform.com/photos/2023_05/1685027555-5936.jpeg" text:style-name="Internet_20_link" text:visited-style-name="Visited_20_Internet_20_Link">
<draw:frame draw:style-name="fr1" draw:name="Image227" text:anchor-type="as-char" svg:width="6.9236in" svg:height="3.956343in" draw:z-index="0">
<draw:image xlink:href="../Images/yкринформ/2023-05-25T18-21-31-03-00/630_360_1685027555-5936.jpeg" xlink:type="simple" xlink:show="embed" xlink:actuate="onLoad" draw:mime-type="image/jpeg"/>
</draw:frame>
</text:a>
 <text:a xlink:type="simple" xlink:href="https://static.ukrinform.com/photos/2023_05/1685027555-5318.jpeg" text:style-name="Internet_20_link" text:visited-style-name="Visited_20_Internet_20_Link">
<draw:frame draw:style-name="fr1" draw:name="Image228" text:anchor-type="as-char" svg:width="6.9236in" svg:height="3.956343in" draw:z-index="0">
<draw:image xlink:href="../Images/yкринформ/2023-05-25T18-21-31-03-00/630_360_1685027555-5318.jpeg" xlink:type="simple" xlink:show="embed" xlink:actuate="onLoad" draw:mime-type="image/jpeg"/>
</draw:frame>
</text:a>
 <text:a xlink:type="simple" xlink:href="https://static.ukrinform.com/photos/2023_05/1685027555-8573.jpeg" text:style-name="Internet_20_link" text:visited-style-name="Visited_20_Internet_20_Link">
<draw:frame draw:style-name="fr1" draw:name="Image229" text:anchor-type="as-char" svg:width="6.9236in" svg:height="3.956343in" draw:z-index="0">
<draw:image xlink:href="../Images/yкринформ/2023-05-25T18-21-31-03-00/630_360_1685027555-8573.jpeg" xlink:type="simple" xlink:show="embed" xlink:actuate="onLoad" draw:mime-type="image/jpeg"/>
</draw:frame>
</text:a>
 <text:a xlink:type="simple" xlink:href="https://static.ukrinform.com/photos/2023_05/1685027555-1936.jpeg" text:style-name="Internet_20_link" text:visited-style-name="Visited_20_Internet_20_Link">
<draw:frame draw:style-name="fr1" draw:name="Image230" text:anchor-type="as-char" svg:width="6.9236in" svg:height="3.956343in" draw:z-index="0">
<draw:image xlink:href="../Images/yкринформ/2023-05-25T18-21-31-03-00/630_360_1685027555-1936.jpeg" xlink:type="simple" xlink:show="embed" xlink:actuate="onLoad" draw:mime-type="image/jpeg"/>
</draw:frame>
</text:a>
 <text:a xlink:type="simple" xlink:href="https://static.ukrinform.com/photos/2023_05/1685027555-9350.jpeg" text:style-name="Internet_20_link" text:visited-style-name="Visited_20_Internet_20_Link">
<draw:frame draw:style-name="fr1" draw:name="Image231" text:anchor-type="as-char" svg:width="6.9236in" svg:height="3.956343in" draw:z-index="0">
<draw:image xlink:href="../Images/yкринформ/2023-05-25T18-21-31-03-00/630_360_1685027555-9350.jpeg" xlink:type="simple" xlink:show="embed" xlink:actuate="onLoad" draw:mime-type="image/jpeg"/>
</draw:frame>
</text:a>
 <text:a xlink:type="simple" xlink:href="https://static.ukrinform.com/photos/2023_05/1685027555-5955.jpeg" text:style-name="Internet_20_link" text:visited-style-name="Visited_20_Internet_20_Link">
<draw:frame draw:style-name="fr1" draw:name="Image232" text:anchor-type="as-char" svg:width="6.9236in" svg:height="3.956343in" draw:z-index="0">
<draw:image xlink:href="../Images/yкринформ/2023-05-25T18-21-31-03-00/630_360_1685027555-5955.jpeg" xlink:type="simple" xlink:show="embed" xlink:actuate="onLoad" draw:mime-type="image/jpeg"/>
</draw:frame>
</text:a>
 <text:a xlink:type="simple" xlink:href="https://static.ukrinform.com/photos/2023_05/1685027555-1477.jpeg" text:style-name="Internet_20_link" text:visited-style-name="Visited_20_Internet_20_Link">
<draw:frame draw:style-name="fr1" draw:name="Image233" text:anchor-type="as-char" svg:width="6.9236in" svg:height="3.956343in" draw:z-index="0">
<draw:image xlink:href="../Images/yкринформ/2023-05-25T18-21-31-03-00/630_360_1685027555-1477.jpeg" xlink:type="simple" xlink:show="embed" xlink:actuate="onLoad" draw:mime-type="image/jpeg"/>
</draw:frame>
</text:a>
</text:p>
      <text:p text:style-name="P4">
В обладміністрації зауважили, що на території Львівської області є 79нафтогазових родовища, 69 з них – у розробці. Водночас понад 30надрокористувачів (підприємств, товариств) здійснюють тут господарськудіяльність з геологічного вивчення родовищ, дослідно-промислової розробки тавидобування. Загалом, видобувним підприємствам, які працюють на території <text:a xlink:type="simple" xlink:href="https://www.ukrinform.ua/tag-lvivsina" text:style-name="Internet_20_link" text:visited-style-name="Visited_20_Internet_20_Link">
</text:a>
 , за 12 місяців 2022 року вдалосьвидобути 967,3 млн м3 природного газу, 197,7 тис. тонн нафти, нафтовогобітуму. Це перевищує показники за попередній рік.</text:p>
      <text:p text:style-name="P4">
«Ньюфолк нафтогазовий консультаційний центр» (Newfolk Oil and Gas ConsultingCenter Newfolk Oil&amp;Gas) – українська аналітична і консалтингова компанія, яканадає маркетингові, інформаційні та консультаційні послуги для підприємств,задіяних у сфері нафто- і газовидобутку. Львівська конференція «Ньюфолк НКЦ»щороку збирає близько 200 делегатів з-понад 50 компаній, будучи найбільшим вУкраїні майданчиком освітлення технологічної складової розвитку нафтогазовоїгалузі.</text:p>
      <text:p text:style-name="P4">
Source: <text:a xlink:type="simple" xlink:href="https://www.ukrinform.ua/rubric-economy/3714146-u-lvovi-rozpocalasa-antikrizova-naftogazova-konferencia.html" text:style-name="Internet_20_link" text:visited-style-name="Visited_20_Internet_20_Link">
https://www.ukrinform.ua/rubric-economy/3714146-u-lvovi-rozpocalasa-antikrizova-naftogazova-konferencia.html</text:a>
</text:p>
      <!--NEWS-->
      <text:h text:style-name="P10" text:outline-level="1">
<text:span text:style-name="T4">
Усі партнери погоджуються, що Україні мають бути надані гарантії безпеки – ОП</text:span>
</text:h>
      <text:p text:style-name="P4">
Authors: Ukrinform (Person)</text:p>
      <text:p text:style-name="P4">
Publisher: Укринформ (Organization)</text:p>
      <text:p text:style-name="P4">
Published Time: 2023-05-25T18:24:00+03:00</text:p>
      <text:p text:style-name="P4">
Modified Time: 2023-05-25T18:24:00+03:00</text:p>
      <text:p text:style-name="P4">
Description: Усі партнери погоджуються, що Україні мають бути надані гарантії безпеки, нині йде обговорення, в якій формі вони будуть надані. — Укрінформ.</text:p>
      <text:p text:style-name="P4">
Images: ['<text:a xlink:type="simple" xlink:href="https://static.ukrinform.com/photos/2022_10/thumb_files/630_360_1667055046-635.jpeg" text:style-name="Internet_20_link" text:visited-style-name="Visited_20_Internet_20_Link">
630_360_16670...</text:a>
']</text:p>
      <text:p text:style-name="P4">
Tags: ['Єрмак', 'Офіс Президента', 'Гарантії безпеки']</text:p>
      <text:p text:style-name="P4">
Type: Article</text:p>
      <!--METADATA-->
      <text:p text:style-name="P4">
<draw:frame draw:style-name="fr1" draw:name="Image234" text:anchor-type="as-char" svg:width="6.9236in" svg:height="3.956343in" draw:z-index="0">
<draw:image xlink:href="../Images/yкринформ/2023-05-25T18-24-00-03-00/630_360_1667055046-635.jpeg" xlink:type="simple" xlink:show="embed" xlink:actuate="onLoad" draw:mime-type="image/jpeg"/>
</draw:frame>
 Усіпартнери погоджуються, що Україні мають бути надані гарантії безпеки, нині йдеобговорення, в якій формі вони будуть надані.</text:p>
      <text:p text:style-name="P4">
Про це на зустрічі з журналістами розповів керівник Офісу президента АндрійЄрмак, передає Укрінформ.</text:p>
      <text:p text:style-name="P4">
"Основні гарантії, які потрібні нам, ми отримуємо. Є питання щодо формизакріплення цих гарантій", – сказав Єрмак.</text:p>
      <text:p text:style-name="P4">
Він додав, що Україна хотіла би побачити певний мікс між Kyiv Security Compactта двосторонніми договорами щодо безпеки, які мають між собою США та Ізраїль.</text:p>
      <text:p text:style-name="P4">
Відповідаючи на запитання щодо майбутнього саміту НАТО у Вільнюсі, Єрмакзазначив, що амбіції України не змінюються.</text:p>
      <text:p text:style-name="P4">
<text:span text:style-name="T4">
Читайте також:</text:span>
 <text:a xlink:type="simple" xlink:href="https://www.ukrinform.ua/rubric-polytics/3712818-ukraina-moze-otrimati-ugodu-pro-garantii-bezpeki-v-lipni-cogo-roku-wsj.html" text:style-name="Internet_20_link" text:visited-style-name="Visited_20_Internet_20_Link">
 <text:span text:style-name="T4">
гарантії</text:span>
 </text:a>
</text:p>
      <text:p text:style-name="P4">
"Ми розуміємо, що членство буде точно тоді, коли це дозволить безпековаситуація", – сказав він.</text:p>
      <text:p text:style-name="P4">
Єрмак також зауважив, що не відчуває, що хоч якась із країн Альянсу маєостаточну позицію "ні".</text:p>
      <text:p text:style-name="P4">
Як повідомлялося, Україна хоче отримати від <text:a xlink:type="simple" xlink:href="https://www.ukrinform.ua/tag-nato" text:style-name="Internet_20_link" text:visited-style-name="Visited_20_Internet_20_Link">
 </text:a>
 не лише політичне рішення про вступ, а ще й гарантії безпеки.Віцепрем'єр-міністр з питань європейської та євроатлантичної інтеграції ОльгаСтефанішина наголошувала, що нині критично важливо, щоб Україна мала гарантіїбезпеки від країн-членів НАТО, які жодним чином не можуть бути альтернативоючленству.</text:p>
      <text:p text:style-name="P4">
Однак через те, що НАТО досі не надало жодних гарантій безпеки для України,деякі країни вирішили самотужки запропонувати допомогу.</text:p>
      <text:p text:style-name="P4">
<text:span text:style-name="T4">
Читайте також:</text:span>
 <text:a xlink:type="simple" xlink:href="https://www.ukrinform.ua/rubric-polytics/3713106-ukraina-ta-polsa-skoordinuvali-pozicii-sodo-nato-ta-garantij-bezpeki.html" text:style-name="Internet_20_link" text:visited-style-name="Visited_20_Internet_20_Link">
 <text:span text:style-name="T4">
гарантій</text:span>
 <text:span text:style-name="T4">
безп</text:span>
 </text:a>
</text:p>
      <text:p text:style-name="P4">
Наразі країни Заходу обговорюють гарантії безпеки Києва. Серед них, зокрема, –Франція та США. У МЗС Франції наголосили, що країна готова погодити з Україноюугоди, спрямовані на надання їй гарантій безпеки, які допоможуть їй захиститисебе у довгостроковій перспективі та запобігти можливим агресіям умайбутньому.</text:p>
      <text:p text:style-name="P4">
Водночас західні ЗМІ повідомляють, що країни Заходу хочуть запропонуватиУкраїні модель гарантій безпеки на зразок тієї, яку має Ізраїль. Головнимгарантом можуть стати США. Як розповів в інтерв’ю WSJ президент РеспублікиПольща Анджей Дуда, країни-члени Північноатлантичного альянсу розглядаютьможливість підписання Угоди про гарантії безпеки для України за прикладомізраїльської моделі  <text:a xlink:type="simple" xlink:href="https://www.ukrinform.ua/rubric-polytics/3712818-ukraina-moze-otrimati-ugodu-pro-garantii-bezpeki-v-lipni-cogo-roku-wsj.html" text:style-name="Internet_20_link" text:visited-style-name="Visited_20_Internet_20_Link">
 </text:a>
</text:p>
      <text:p text:style-name="P4">
Source: <text:a xlink:type="simple" xlink:href="https://www.ukrinform.ua/rubric-ato/3714149-usi-partneri-pogodzuutsa-so-ukraini-maut-buti-nadani-garantii-bezpeki-op.html" text:style-name="Internet_20_link" text:visited-style-name="Visited_20_Internet_20_Link">
https://www.ukrinform.ua/rubric-ato/3714149-usi-partneri-pogodzuutsa-so-ukraini-maut-buti-nadani-garantii-bezpeki-op.html</text:a>
</text:p>
      <!--NEWS-->
      <text:h text:style-name="P10" text:outline-level="1">
<text:span text:style-name="T4">
Підвищення рівня читання сприятиме формуванню громадянського суспільства - Ткаченко</text:span>
</text:h>
      <text:p text:style-name="P4">
Authors: Ukrinform (Person)</text:p>
      <text:p text:style-name="P4">
Publisher: Укринформ (Organization)</text:p>
      <text:p text:style-name="P4">
Published Time: 2023-05-25T18:24:01+03:00</text:p>
      <text:p text:style-name="P4">
Modified Time: 2023-05-25T18:24:01+03:00</text:p>
      <text:p text:style-name="P4">
Description: Розвиток критичного мислення та аналізу інформації, раціональний підхід, що базується на даних і фактах, є базою демократичного суспільства і формується, серед іншого, читанням. — Укрінформ.</text:p>
      <text:p text:style-name="P4">
Images: ['<text:a xlink:type="simple" xlink:href="https://static.ukrinform.com/photos/2023_03/thumb_files/630_360_1680192081-668.jpg" text:style-name="Internet_20_link" text:visited-style-name="Visited_20_Internet_20_Link">
630_360_16801...</text:a>
']</text:p>
      <text:p text:style-name="P4">
Tags: ['Книги', 'Ткаченко', 'МКІП ']</text:p>
      <text:p text:style-name="P4">
Type: Article</text:p>
      <!--METADATA-->
      <text:p text:style-name="P4">
<draw:frame draw:style-name="fr1" draw:name="Image235" text:anchor-type="as-char" svg:width="6.9236in" svg:height="3.956343in" draw:z-index="0">
<draw:image xlink:href="../Images/yкринформ/2023-05-25T18-24-01-03-00/630_360_1680192081-668.jpg" xlink:type="simple" xlink:show="embed" xlink:actuate="onLoad" draw:mime-type="image/jpeg"/>
</draw:frame>
 Розвитоккритичного мислення та аналізу інформації, раціональний підхід, що базуєтьсяна даних і фактах, є базою демократичного суспільства і формується, середіншого, читанням.</text:p>
      <text:p text:style-name="P4">
Про це сказав міністр культури та інформаційної політики Олександр Ткаченко на<text:a xlink:type="simple" xlink:href="https://www.youtube.com/live/bn-QFYLNKbI" text:style-name="Internet_20_link" text:visited-style-name="Visited_20_Internet_20_Link">
 </text:a>
 , повідомляєУкрінформ.</text:p>
      <text:p text:style-name="P4">
"Хоча Україна на цей час переживає дуже інтенсивний процес збройної агресії збоку Російської Федерації, ми не можемо забувати, що розвиток критичногомислення та аналізу інформації, раціональний підхід, що базується на даних іфактах, є базою демократичного суспільства", - сказав він.</text:p>
      <text:p text:style-name="P4">
<text:span text:style-name="T4">
Читайте також:</text:span>
 <text:a xlink:type="simple" xlink:href="https://www.ukrinform.ua/rubric-culture/3714033-tkacenko-zaklikav-miznarodnih-partneriv-kupuvati-prava-na-ukrainski-knizki.html" text:style-name="Internet_20_link" text:visited-style-name="Visited_20_Internet_20_Link">
 <text:span text:style-name="T4">
Ткаченко</text:span>
 </text:a>
</text:p>
      <text:p text:style-name="P4">
На його думку, формуванню критичного мислення сприяє у тому числі розвитокчитання.</text:p>
      <text:p text:style-name="P4">
Міністр розповів про стратегію підвищення рівня читання в Україні,наголосивши, що її ідеєю є свідомий вибір книг українцями, гармонійнийрозвиток особистості й посилення критичного мислення.</text:p>
      <text:p text:style-name="P4">
"Ми повинні заохочувати сім'ї, наших громадян, щоб рівень читання незнижувався, тому що це - майбутнє нашого суспільства", - підкреслив Ткаченко.</text:p>
      <text:p text:style-name="P4">
<text:span text:style-name="T4">
Читайте також:</text:span>
 <text:a xlink:type="simple" xlink:href="https://www.ukrinform.ua/rubric-culture/3713962-v-ukraini-zaprovadat-elektronni-reestri-dla-obliku-kulturnoi-spadsini-tkacenko.html" text:style-name="Internet_20_link" text:visited-style-name="Visited_20_Internet_20_Link">
 <text:span text:style-name="T4">
Ткаченко</text:span>
 </text:a>
</text:p>
      <text:p text:style-name="P4">
Міністр переконаний, що підтримка сімей, дітей і дорослих у контексті читаннясприятиме формуванню європейського громадянського суспільства в Україні.</text:p>
      <text:p text:style-name="P4">
Водночас він додав, що в Україні, попри розв'язану Росією війну, книгипродовжують видаватися.</text:p>
      <text:p text:style-name="P4">
Source: <text:a xlink:type="simple" xlink:href="https://www.ukrinform.ua/rubric-culture/3714148-pidvisenna-rivna-citanna-spriatime-formuvannu-gromadanskogo-suspilstva-tkacenko.html" text:style-name="Internet_20_link" text:visited-style-name="Visited_20_Internet_20_Link">
https://www.ukrinform.ua/rubric-culture/3714148-pidvisenna-rivna-citanna-spriatime-formuvannu-gromadanskogo-suspilstva-tkacenko.html</text:a>
</text:p>
      <!--NEWS-->
      <text:h text:style-name="P10" text:outline-level="1">
<text:span text:style-name="T4">
Світоліна перемогла «сіяну» росіянку на шляху до півфіналу турніру WTA у Франції</text:span>
</text:h>
      <text:p text:style-name="P4">
Authors: Ukrinform (Person)</text:p>
      <text:p text:style-name="P4">
Publisher: Укринформ (Organization)</text:p>
      <text:p text:style-name="P4">
Published Time: 2023-05-25T18:28:00+03:00</text:p>
      <text:p text:style-name="P4">
Modified Time: 2023-05-25T18:28:00+03:00</text:p>
      <text:p text:style-name="P4">
Description: Українка Еліна Світоліна зіграє в 1/2 фіналу турніру Жіночої тенісної асоціації (WTA) - Internationaux de Strasbourg - у місті Страсбург (Франція) із призовим фондом $259,3 тис. — Укрінформ.</text:p>
      <text:p text:style-name="P4">
Images: ['<text:a xlink:type="simple" xlink:href="https://static.ukrinform.com/photos/2023_05/thumb_files/630_360_1685028492-324.jpg" text:style-name="Internet_20_link" text:visited-style-name="Visited_20_Internet_20_Link">
630_360_16850...</text:a>
']</text:p>
      <text:p text:style-name="P4">
Tags: ['Світоліна', 'Теніс']</text:p>
      <text:p text:style-name="P4">
Type: Article</text:p>
      <!--METADATA-->
      <text:p text:style-name="P4">
<draw:frame draw:style-name="fr1" draw:name="Image236" text:anchor-type="as-char" svg:width="6.9236in" svg:height="3.956343in" draw:z-index="0">
<draw:image xlink:href="../Images/yкринформ/2023-05-25T18-28-00-03-00/630_360_1685028492-324.jpg" xlink:type="simple" xlink:show="embed" xlink:actuate="onLoad" draw:mime-type="image/jpeg"/>
</draw:frame>
 УкраїнкаЕліна Світоліна зіграє в 1/2 фіналу турніру Жіночої тенісної асоціації (WTA) -Internationaux de Strasbourg - у місті Страсбург (Франція) із призовим фондом$259,3 тис.</text:p>
      <text:p text:style-name="P4">
У чвертьфінальному матчі Світоліна здобула перемогу над посіяною під 6-мномером росіянкою Варварою Грачовою - 6:3, 6:4, передає Укрінформ.</text:p>
      <text:p text:style-name="P4">
Протистояння тривало 1 годину 25 хвилин.</text:p>
      <text:p text:style-name="P4">
За путівку у фінал змагань Світоліна зустрінеться з переможницею поєдинку міжчетвертим номером «посіву» американкою Бернардою Пера та француженкою КлароюБюрель.</text:p>
      <text:p text:style-name="P4">
<text:span text:style-name="T4">
Читайте також:</text:span>
 <text:a xlink:type="simple" xlink:href="https://www.ukrinform.ua/rubric-sports/3712485-kalinina-stala-sostou-ukrainkou-u-top25-odinocnogo-rejtingu-wta.html" text:style-name="Internet_20_link" text:visited-style-name="Visited_20_Internet_20_Link">
 </text:a>
</text:p>
      <text:p text:style-name="P4">
Грунтовий турнір Internationaux de Strasbourg триватиме до 27 травня.</text:p>
      <text:p text:style-name="P4">
Фото: WTA.</text:p>
      <text:p text:style-name="P4">
Source: <text:a xlink:type="simple" xlink:href="https://www.ukrinform.ua/rubric-sports/3714151-svitolina-peremogla-sianu-rosianku-na-slahu-do-pivfinalu-turniru-wta-u-francii.html" text:style-name="Internet_20_link" text:visited-style-name="Visited_20_Internet_20_Link">
https://www.ukrinform.ua/rubric-sports/3714151-svitolina-peremogla-sianu-rosianku-na-slahu-do-pivfinalu-turniru-wta-u-francii.html</text:a>
</text:p>
      <!--NEWS-->
      <text:h text:style-name="P10" text:outline-level="1">
<text:span text:style-name="T4">
В російських ЗМІ «знищили» вже десятки Patriot, але брехня не змінить реальність – Карпентер</text:span>
</text:h>
      <text:p text:style-name="P4">
Authors: Ukrinform (Person)</text:p>
      <text:p text:style-name="P4">
Publisher: Укринформ (Organization)</text:p>
      <text:p text:style-name="P4">
Published Time: 2023-05-25T18:32:42+03:00</text:p>
      <text:p text:style-name="P4">
Modified Time: 2023-05-25T18:32:42+03:00</text:p>
      <text:p text:style-name="P4">
Description: Відповідно до російських пропагандистських ЗМІ в Україні вже нібито було "знищено" десятки американських зенітно-ракетних комплексів Patriot, але ця брехня не змінить реальність на місцях – те, що Україна стає сильнішою з кожним днем. — Укрінформ.</text:p>
      <text:p text:style-name="P4">
Images: ['<text:a xlink:type="simple" xlink:href="https://static.ukrinform.com/photos/2017_11/thumb_files/630_360_1511318519-8502-majk-karpenter.jpg" text:style-name="Internet_20_link" text:visited-style-name="Visited_20_Internet_20_Link">
630_360_15113...</text:a>
']</text:p>
      <text:p text:style-name="P4">
Tags: ['ОБСЄ', 'США', 'Карпентер']</text:p>
      <text:p text:style-name="P4">
Type: Article</text:p>
      <!--METADATA-->
      <text:p text:style-name="P4">
<draw:frame draw:style-name="fr1" draw:name="Image237" text:anchor-type="as-char" svg:width="6.9236in" svg:height="3.956343in" draw:z-index="0">
<draw:image xlink:href="../Images/yкринформ/2023-05-25T18-32-42-03-00/630_360_1511318519-8502-majk-karpenter.jpg" xlink:type="simple" xlink:show="embed" xlink:actuate="onLoad" draw:mime-type="image/jpeg"/>
</draw:frame>
 Відповідно до російських пропагандистських ЗМІ в Україні вженібито було "знищено" десятки американських зенітно-ракетних комплексівPatriot, але ця брехня не змінить реальність на місцях – те, що Україна стаєсильнішою з кожним днем.</text:p>
      <text:p text:style-name="P4">
Про це заявив постійний представник США при ОБСЄ Майкл Карпентер під часзасідання Постійної ради цієї організації, передає кореспондент Укрінформу.</text:p>
      <text:p text:style-name="P4">
"Кремль, певно, відчуває, що ситуація змінюється, оскільки він ще більшабсурдно бреше власному населенню. Якщо вірити російським державним ЗМІ, томожна подумати, що російські ракети знищили кілька десятків комплексів Patriotв Україні. Але брехня не змінює реальність на місцях, навіть якщо вона заважаєдекому її бачити. А реальність така, що Україна стає сильнішою з кожним днем",- сказав він.</text:p>
      <text:p text:style-name="P4">
<text:span text:style-name="T4">
Читайте також:</text:span>
 <text:a xlink:type="simple" xlink:href="https://www.ukrinform.ua/rubric-world/3707958-v-obse-znajsli-kreativni-risenna-sob-obhoditi-veto-rosii.html" text:style-name="Internet_20_link" text:visited-style-name="Visited_20_Internet_20_Link">
 </text:a>
</text:p>
      <text:p text:style-name="P4">
Американський посол вказав на те, що українська протиповітряна оборона доволіуспішно протистоїть російським ракетним атакам і атакам безпілотників. "І мисповнені рішучості допомогти Україні ще більше покращити якість їїпротиповітряної і протиракетної оборони, в тому числі працюючи з нашимисоюзниками і партнерами над підготовкою українських пілотів на літаках F-16",- запевнив Карпентер.</text:p>
      <text:p text:style-name="P4">
Він також підкреслив, що російські атаки на українські міста не призведуть до,як сподівається Кремль, зменшення міжнародної рішучості підтримувати Україну,а натомість "лише посилюють нашу рішучість допомогти Україні перемогти іпритягнути до відповідальності кожного, хто винен у цих жахливих діях".</text:p>
      <text:p text:style-name="P4">
Як повідомляв Укрінформ, вночі 16 травня російські війська атакували Україну25 ракетами різних типів, серед яких були й "Кинджали". Всі ворожі цілі булизнищені силами та засобами протиповітряної оборони Повітряних сил ЗСУ.</text:p>
      <text:p text:style-name="P4">
<text:span text:style-name="T4">
Читайте також:</text:span>
 <text:a xlink:type="simple" xlink:href="https://www.ukrinform.ua/rubric-ato/3686636-ssa-v-obse-zaklikali-znovu-stvoriti-ekspertnu-misiu-dla-dokumentacii-zlociniv-rf-v-ukraini.html" text:style-name="Internet_20_link" text:visited-style-name="Visited_20_Internet_20_Link">
 </text:a>
</text:p>
      <text:p text:style-name="P4">
У Міноборони росії 16 травня заявили, що нібито "високоточним ударомгіперзвуковим ракетним комплексом "Кинджал" у місті Київ уражено зенітнийракетний комплекс Patriot виробництва США".</text:p>
      <text:p text:style-name="P4">
Натомість речник Повітряних сил Збройних сил України Юрій Ігнат заявив, щозенітно-ракетний комплекс Patriot неможливо знищити одним ударом, навіть якщоце ракета "Кинджал".</text:p>
      <text:p text:style-name="P4">
Офіційний Вашингтон також не підтвердив інформацію про те, що в Україні післяракетного обстрілу з боку Росії була пошкоджена установка системи Patriot.</text:p>
      <text:p text:style-name="P4">
В Офісі Президента України заявили, що ефективність Patriot та збиття"Кинжалів" стало великим геополітичним ударом по Росії.</text:p>
      <text:p text:style-name="P4">
Source: <text:a xlink:type="simple" xlink:href="https://www.ukrinform.ua/rubric-ato/3714154-v-rosijskih-zmi-znisili-vze-desatki-patriot-ale-brehna-ne-zminit-realnist-karpenter.html" text:style-name="Internet_20_link" text:visited-style-name="Visited_20_Internet_20_Link">
https://www.ukrinform.ua/rubric-ato/3714154-v-rosijskih-zmi-znisili-vze-desatki-patriot-ale-brehna-ne-zminit-realnist-karpenter.html</text:a>
</text:p>
      <!--NEWS-->
      <text:h text:style-name="P10" text:outline-level="1">
<text:span text:style-name="T4">
Кличко вручив мистецьку премію «Київ»</text:span>
</text:h>
      <text:p text:style-name="P4">
Authors: Ukrinform (Person)</text:p>
      <text:p text:style-name="P4">
Publisher: Укринформ (Organization)</text:p>
      <text:p text:style-name="P4">
Published Time: 2023-05-25T18:40:00+03:00</text:p>
      <text:p text:style-name="P4">
Modified Time: 2023-05-25T18:40:00+03:00</text:p>
      <text:p text:style-name="P4">
Description: Київський міський голова Віталій Кличко вручив мистецьку премію «Київ» видатним діячам, які розвивають національну культуру та презентують її на світовому рівні. — Укрінформ.</text:p>
      <text:p text:style-name="P4">
Images: ['<text:a xlink:type="simple" xlink:href="https://static.ukrinform.com/photos/2023_05/thumb_files/630_360_1685026987-9689.jpeg" text:style-name="Internet_20_link" text:visited-style-name="Visited_20_Internet_20_Link">
630_360_16850...</text:a>
', '<text:a xlink:type="simple" xlink:href="https://static.ukrinform.com/photos/2023_05/thumb_files/630_360_1685026985-9541.jpeg" text:style-name="Internet_20_link" text:visited-style-name="Visited_20_Internet_20_Link">
630_360_16850...</text:a>
', '<text:a xlink:type="simple" xlink:href="https://static.ukrinform.com/photos/2023_05/thumb_files/630_360_1685026984-6664.jpeg" text:style-name="Internet_20_link" text:visited-style-name="Visited_20_Internet_20_Link">
630_360_16850...</text:a>
', '<text:a xlink:type="simple" xlink:href="https://static.ukrinform.com/photos/2023_05/thumb_files/630_360_1685026984-8341.jpeg" text:style-name="Internet_20_link" text:visited-style-name="Visited_20_Internet_20_Link">
630_360_16850...</text:a>
', '<text:a xlink:type="simple" xlink:href="https://static.ukrinform.com/photos/2023_05/thumb_files/630_360_1685026984-7153.jpeg" text:style-name="Internet_20_link" text:visited-style-name="Visited_20_Internet_20_Link">
630_360_16850...</text:a>
', '<text:a xlink:type="simple" xlink:href="https://static.ukrinform.com/photos/2023_05/thumb_files/630_360_1685026984-4517.jpeg" text:style-name="Internet_20_link" text:visited-style-name="Visited_20_Internet_20_Link">
630_360_16850...</text:a>
', '<text:a xlink:type="simple" xlink:href="https://static.ukrinform.com/photos/2023_05/thumb_files/630_360_1685026984-2011.jpeg" text:style-name="Internet_20_link" text:visited-style-name="Visited_20_Internet_20_Link">
630_360_16850...</text:a>
', '<text:a xlink:type="simple" xlink:href="https://static.ukrinform.com/photos/2023_05/thumb_files/630_360_1685026984-4000.jpeg" text:style-name="Internet_20_link" text:visited-style-name="Visited_20_Internet_20_Link">
630_360_16850...</text:a>
', '<text:a xlink:type="simple" xlink:href="https://static.ukrinform.com/photos/2023_05/thumb_files/630_360_1685026986-8305.jpeg" text:style-name="Internet_20_link" text:visited-style-name="Visited_20_Internet_20_Link">
630_360_16850...</text:a>
', '<text:a xlink:type="simple" xlink:href="https://static.ukrinform.com/photos/2023_05/thumb_files/630_360_1685026986-1997.jpeg" text:style-name="Internet_20_link" text:visited-style-name="Visited_20_Internet_20_Link">
630_360_16850...</text:a>
', '<text:a xlink:type="simple" xlink:href="https://static.ukrinform.com/photos/2023_05/thumb_files/630_360_1685026986-2736.jpeg" text:style-name="Internet_20_link" text:visited-style-name="Visited_20_Internet_20_Link">
630_360_16850...</text:a>
', '<text:a xlink:type="simple" xlink:href="https://static.ukrinform.com/photos/2023_05/thumb_files/630_360_1685026987-9728.jpeg" text:style-name="Internet_20_link" text:visited-style-name="Visited_20_Internet_20_Link">
630_360_16850...</text:a>
', '<text:a xlink:type="simple" xlink:href="https://static.ukrinform.com/photos/2023_05/thumb_files/630_360_1685026987-9471.jpeg" text:style-name="Internet_20_link" text:visited-style-name="Visited_20_Internet_20_Link">
630_360_16850...</text:a>
', '<text:a xlink:type="simple" xlink:href="https://static.ukrinform.com/photos/2023_05/thumb_files/630_360_1685026987-5905.jpeg" text:style-name="Internet_20_link" text:visited-style-name="Visited_20_Internet_20_Link">
630_360_16850...</text:a>
', '<text:a xlink:type="simple" xlink:href="https://static.ukrinform.com/photos/2023_05/thumb_files/630_360_1685026987-5496.jpeg" text:style-name="Internet_20_link" text:visited-style-name="Visited_20_Internet_20_Link">
630_360_16850...</text:a>
', '<text:a xlink:type="simple" xlink:href="https://static.ukrinform.com/photos/2023_05/thumb_files/630_360_1685026987-3046.jpeg" text:style-name="Internet_20_link" text:visited-style-name="Visited_20_Internet_20_Link">
630_360_16850...</text:a>
']</text:p>
      <text:p text:style-name="P4">
Tags: ['Нагорода', 'Премія', 'Віталій Кличко', 'Мистецтво']</text:p>
      <text:p text:style-name="P4">
Type: Article</text:p>
      <!--METADATA-->
      <text:p text:style-name="P4">
<draw:frame draw:style-name="fr1" draw:name="Image238" text:anchor-type="as-char" svg:width="6.9236in" svg:height="3.956343in" draw:z-index="0">
<draw:image xlink:href="../Images/yкринформ/2023-05-25T18-40-00-03-00/630_360_1685026987-9689.jpeg" xlink:type="simple" xlink:show="embed" xlink:actuate="onLoad" draw:mime-type="image/jpeg"/>
</draw:frame>
Київський міський голова Віталій Кличко вручив мистецьку премію «Київ»видатним діячам, які розвивають національну культуру та презентують її насвітовому рівні.</text:p>
      <text:p text:style-name="P4">
Про це повідомила <text:a xlink:type="simple" xlink:href="https://kyivcity.gov.ua/news/vitaliy_klichko_vruchiv_vidatnim_mittsyam_stolitsi_mistetsku_premiyu_kiv/" text:style-name="Internet_20_link" text:visited-style-name="Visited_20_Internet_20_Link">
</text:a>
, передає Укрінформ.</text:p>
      <text:p text:style-name="P4">
У КМДА зауважили, що ця нагорода "є другою за престижністю післяШевченківської премії”.</text:p>
      <text:p text:style-name="P4">
За словами Кличка, українська культура показала своє особливе значення під часширокомасштабної війни, що триває вже понад рік. Наша історія, національнітрадиції, мистецтво допомагають українцям вижити, показують світовісамобутність, волелюбність та незламність нашого народу.</text:p>
      <text:p text:style-name="P4">
“Саме ви робите наше місто талановитим і прекрасним. Кожен із вас своїмособистим внеском створює неповторний образ Києва, формує його культуру ідуховність», – наголосив міський голова, звертаючись до лауреатів.</text:p>
      <text:p text:style-name="P4">
За його словами, відзначені цьогоріч твори довели, що українське театральне,музичне, образотворче, циркове мистецтво славляться в усьому світі.</text:p>
      <text:p text:style-name="P4">
<draw:frame draw:style-name="fr1" draw:name="Image239" text:anchor-type="as-char" svg:width="6.9236in" svg:height="3.956343in" draw:z-index="0">
<draw:image xlink:href="../Images/yкринформ/2023-05-25T18-40-00-03-00/630_360_1685026985-9541.jpeg" xlink:type="simple" xlink:show="embed" xlink:actuate="onLoad" draw:mime-type="image/jpeg"/>
</draw:frame>
 Кличковручив мистецьку премію «Київ» / Фото: КМДА  <text:a xlink:type="simple" xlink:href="https://static.ukrinform.com/photos/2023_05/1685026985-9541.jpeg" text:style-name="Internet_20_link" text:visited-style-name="Visited_20_Internet_20_Link">
<draw:frame draw:style-name="fr1" draw:name="Image240" text:anchor-type="as-char" svg:width="6.9236in" svg:height="3.956343in" draw:z-index="0">
<draw:image xlink:href="../Images/yкринформ/2023-05-25T18-40-00-03-00/630_360_1685026985-9541.jpeg" xlink:type="simple" xlink:show="embed" xlink:actuate="onLoad" draw:mime-type="image/jpeg"/>
</draw:frame>
</text:a>
 <text:a xlink:type="simple" xlink:href="https://static.ukrinform.com/photos/2023_05/1685026984-6664.jpeg" text:style-name="Internet_20_link" text:visited-style-name="Visited_20_Internet_20_Link">
<draw:frame draw:style-name="fr1" draw:name="Image241" text:anchor-type="as-char" svg:width="6.9236in" svg:height="3.956343in" draw:z-index="0">
<draw:image xlink:href="../Images/yкринформ/2023-05-25T18-40-00-03-00/630_360_1685026984-6664.jpeg" xlink:type="simple" xlink:show="embed" xlink:actuate="onLoad" draw:mime-type="image/jpeg"/>
</draw:frame>
</text:a>
 <text:a xlink:type="simple" xlink:href="https://static.ukrinform.com/photos/2023_05/1685026984-8341.jpeg" text:style-name="Internet_20_link" text:visited-style-name="Visited_20_Internet_20_Link">
<draw:frame draw:style-name="fr1" draw:name="Image242" text:anchor-type="as-char" svg:width="6.9236in" svg:height="3.956343in" draw:z-index="0">
<draw:image xlink:href="../Images/yкринформ/2023-05-25T18-40-00-03-00/630_360_1685026984-8341.jpeg" xlink:type="simple" xlink:show="embed" xlink:actuate="onLoad" draw:mime-type="image/jpeg"/>
</draw:frame>
</text:a>
 <text:a xlink:type="simple" xlink:href="https://static.ukrinform.com/photos/2023_05/1685026984-7153.jpeg" text:style-name="Internet_20_link" text:visited-style-name="Visited_20_Internet_20_Link">
<draw:frame draw:style-name="fr1" draw:name="Image243" text:anchor-type="as-char" svg:width="6.9236in" svg:height="3.956343in" draw:z-index="0">
<draw:image xlink:href="../Images/yкринформ/2023-05-25T18-40-00-03-00/630_360_1685026984-7153.jpeg" xlink:type="simple" xlink:show="embed" xlink:actuate="onLoad" draw:mime-type="image/jpeg"/>
</draw:frame>
</text:a>
 <text:a xlink:type="simple" xlink:href="https://static.ukrinform.com/photos/2023_05/1685026984-4517.jpeg" text:style-name="Internet_20_link" text:visited-style-name="Visited_20_Internet_20_Link">
<draw:frame draw:style-name="fr1" draw:name="Image244" text:anchor-type="as-char" svg:width="6.9236in" svg:height="3.956343in" draw:z-index="0">
<draw:image xlink:href="../Images/yкринформ/2023-05-25T18-40-00-03-00/630_360_1685026984-4517.jpeg" xlink:type="simple" xlink:show="embed" xlink:actuate="onLoad" draw:mime-type="image/jpeg"/>
</draw:frame>
</text:a>
 <text:a xlink:type="simple" xlink:href="https://static.ukrinform.com/photos/2023_05/1685026984-2011.jpeg" text:style-name="Internet_20_link" text:visited-style-name="Visited_20_Internet_20_Link">
<draw:frame draw:style-name="fr1" draw:name="Image245" text:anchor-type="as-char" svg:width="6.9236in" svg:height="3.956343in" draw:z-index="0">
<draw:image xlink:href="../Images/yкринформ/2023-05-25T18-40-00-03-00/630_360_1685026984-2011.jpeg" xlink:type="simple" xlink:show="embed" xlink:actuate="onLoad" draw:mime-type="image/jpeg"/>
</draw:frame>
</text:a>
 <text:a xlink:type="simple" xlink:href="https://static.ukrinform.com/photos/2023_05/1685026984-4000.jpeg" text:style-name="Internet_20_link" text:visited-style-name="Visited_20_Internet_20_Link">
<draw:frame draw:style-name="fr1" draw:name="Image246" text:anchor-type="as-char" svg:width="6.9236in" svg:height="3.956343in" draw:z-index="0">
<draw:image xlink:href="../Images/yкринформ/2023-05-25T18-40-00-03-00/630_360_1685026984-4000.jpeg" xlink:type="simple" xlink:show="embed" xlink:actuate="onLoad" draw:mime-type="image/jpeg"/>
</draw:frame>
</text:a>
 <text:a xlink:type="simple" xlink:href="https://static.ukrinform.com/photos/2023_05/1685026986-8305.jpeg" text:style-name="Internet_20_link" text:visited-style-name="Visited_20_Internet_20_Link">
<draw:frame draw:style-name="fr1" draw:name="Image247" text:anchor-type="as-char" svg:width="6.9236in" svg:height="3.956343in" draw:z-index="0">
<draw:image xlink:href="../Images/yкринформ/2023-05-25T18-40-00-03-00/630_360_1685026986-8305.jpeg" xlink:type="simple" xlink:show="embed" xlink:actuate="onLoad" draw:mime-type="image/jpeg"/>
</draw:frame>
</text:a>
 <text:a xlink:type="simple" xlink:href="https://static.ukrinform.com/photos/2023_05/1685026986-1997.jpeg" text:style-name="Internet_20_link" text:visited-style-name="Visited_20_Internet_20_Link">
<draw:frame draw:style-name="fr1" draw:name="Image248" text:anchor-type="as-char" svg:width="6.9236in" svg:height="3.956343in" draw:z-index="0">
<draw:image xlink:href="../Images/yкринформ/2023-05-25T18-40-00-03-00/630_360_1685026986-1997.jpeg" xlink:type="simple" xlink:show="embed" xlink:actuate="onLoad" draw:mime-type="image/jpeg"/>
</draw:frame>
</text:a>
 <text:a xlink:type="simple" xlink:href="https://static.ukrinform.com/photos/2023_05/1685026986-2736.jpeg" text:style-name="Internet_20_link" text:visited-style-name="Visited_20_Internet_20_Link">
<draw:frame draw:style-name="fr1" draw:name="Image249" text:anchor-type="as-char" svg:width="6.9236in" svg:height="3.956343in" draw:z-index="0">
<draw:image xlink:href="../Images/yкринформ/2023-05-25T18-40-00-03-00/630_360_1685026986-2736.jpeg" xlink:type="simple" xlink:show="embed" xlink:actuate="onLoad" draw:mime-type="image/jpeg"/>
</draw:frame>
</text:a>
 <text:a xlink:type="simple" xlink:href="https://static.ukrinform.com/photos/2023_05/1685026987-9689.jpeg" text:style-name="Internet_20_link" text:visited-style-name="Visited_20_Internet_20_Link">
<draw:frame draw:style-name="fr1" draw:name="Image250" text:anchor-type="as-char" svg:width="6.9236in" svg:height="3.956343in" draw:z-index="0">
<draw:image xlink:href="../Images/yкринформ/2023-05-25T18-40-00-03-00/630_360_1685026987-9689.jpeg" xlink:type="simple" xlink:show="embed" xlink:actuate="onLoad" draw:mime-type="image/jpeg"/>
</draw:frame>
</text:a>
 <text:a xlink:type="simple" xlink:href="https://static.ukrinform.com/photos/2023_05/1685026987-9728.jpeg" text:style-name="Internet_20_link" text:visited-style-name="Visited_20_Internet_20_Link">
<draw:frame draw:style-name="fr1" draw:name="Image251" text:anchor-type="as-char" svg:width="6.9236in" svg:height="3.956343in" draw:z-index="0">
<draw:image xlink:href="../Images/yкринформ/2023-05-25T18-40-00-03-00/630_360_1685026987-9728.jpeg" xlink:type="simple" xlink:show="embed" xlink:actuate="onLoad" draw:mime-type="image/jpeg"/>
</draw:frame>
</text:a>
 <text:a xlink:type="simple" xlink:href="https://static.ukrinform.com/photos/2023_05/1685026987-9471.jpeg" text:style-name="Internet_20_link" text:visited-style-name="Visited_20_Internet_20_Link">
<draw:frame draw:style-name="fr1" draw:name="Image252" text:anchor-type="as-char" svg:width="6.9236in" svg:height="3.956343in" draw:z-index="0">
<draw:image xlink:href="../Images/yкринформ/2023-05-25T18-40-00-03-00/630_360_1685026987-9471.jpeg" xlink:type="simple" xlink:show="embed" xlink:actuate="onLoad" draw:mime-type="image/jpeg"/>
</draw:frame>
</text:a>
 <text:a xlink:type="simple" xlink:href="https://static.ukrinform.com/photos/2023_05/1685026987-5905.jpeg" text:style-name="Internet_20_link" text:visited-style-name="Visited_20_Internet_20_Link">
<draw:frame draw:style-name="fr1" draw:name="Image253" text:anchor-type="as-char" svg:width="6.9236in" svg:height="3.956343in" draw:z-index="0">
<draw:image xlink:href="../Images/yкринформ/2023-05-25T18-40-00-03-00/630_360_1685026987-5905.jpeg" xlink:type="simple" xlink:show="embed" xlink:actuate="onLoad" draw:mime-type="image/jpeg"/>
</draw:frame>
</text:a>
 <text:a xlink:type="simple" xlink:href="https://static.ukrinform.com/photos/2023_05/1685026987-5496.jpeg" text:style-name="Internet_20_link" text:visited-style-name="Visited_20_Internet_20_Link">
<draw:frame draw:style-name="fr1" draw:name="Image254" text:anchor-type="as-char" svg:width="6.9236in" svg:height="3.956343in" draw:z-index="0">
<draw:image xlink:href="../Images/yкринформ/2023-05-25T18-40-00-03-00/630_360_1685026987-5496.jpeg" xlink:type="simple" xlink:show="embed" xlink:actuate="onLoad" draw:mime-type="image/jpeg"/>
</draw:frame>
</text:a>
 <text:a xlink:type="simple" xlink:href="https://static.ukrinform.com/photos/2023_05/1685026987-3046.jpeg" text:style-name="Internet_20_link" text:visited-style-name="Visited_20_Internet_20_Link">
<draw:frame draw:style-name="fr1" draw:name="Image255" text:anchor-type="as-char" svg:width="6.9236in" svg:height="3.956343in" draw:z-index="0">
<draw:image xlink:href="../Images/yкринформ/2023-05-25T18-40-00-03-00/630_360_1685026987-3046.jpeg" xlink:type="simple" xlink:show="embed" xlink:actuate="onLoad" draw:mime-type="image/jpeg"/>
</draw:frame>
</text:a>
</text:p>
      <text:p text:style-name="P4">
Мистецьку <text:a xlink:type="simple" xlink:href="https://www.ukrinform.ua/tag-premia" text:style-name="Internet_20_link" text:visited-style-name="Visited_20_Internet_20_Link">
 </text:a>
 «Київ» вручено у дев’ятиномінаціях.</text:p>
      <text:p text:style-name="P4">
Зокрема, у галузі літератури премію «Київ» імені Євгена Плужника отримавписьменник Ігор Павлюк за книгу «Ваккум» (2022 р.).</text:p>
      <text:p text:style-name="P4">
Премію «Київ» імені Івана Миколайчука у сфері кіно отримала режисер і операторОлена Джишиашвілі за документальний фільм «Плай» (2021 р.).</text:p>
      <text:p text:style-name="P4">
У галузі музичної композиції премію «Київ» імені Артемія Веделя отримавкомпозитор Сергій Зажитько за музичні твори «Попурі на теми з музики НіноРота» (2020 р.), «Заповіт» (2021 р.), «Вокальний диптих» (2022 р.), «Солдатемій» (2022 р.).</text:p>
      <text:p text:style-name="P4">
<text:span text:style-name="T4">
Читайте також:</text:span>
 <text:a xlink:type="simple" xlink:href="https://www.ukrinform.ua/rubric-society/3712418-premiu-gongadze-otrimav-spivzasnovnik-proektu-ukrainer.html" text:style-name="Internet_20_link" text:visited-style-name="Visited_20_Internet_20_Link">
 <text:span text:style-name="T4">
Премію</text:span>
 </text:a>
</text:p>
      <text:p text:style-name="P4">
Премію «Київ» імені Амвросія Бучми отримав актор Національного академічноготеатру імені Івана Франка народний артист України Євген Нищук за ролі МихайлаГурмана в постановці «Украдене щастя» І. Франка (2020р.), Крістіана деНевільєта в постановці «Сірано де Бержерак» за мотивами п’єси Е. Ростана (2020р.), Альфредо Трапса у виставі «Аварія» («Зупинка на дорозі») за мотивамип’єси Ф. Дюрренматта (2021 р.).</text:p>
      <text:p text:style-name="P4">
У галузі образотворчого мистецтва премію «Київ» імені Сергія Шишка отримавхудожник, віцепрезидент Національної академії мистецтв України, генеральнийдиректор Національного музею «Київська картинна галерея», заслужений працівниккультури України Юрій Вакуленко за триптих «Архангели. Слово» (2020-2021 рр.).</text:p>
      <text:p text:style-name="P4">
Володарем премії «Київ» імені Сергія Колоса у галузі декоративного мистецтвастала майстер художньої кераміки Марина Кривонос за серію творів «Декоративнаскульптура Київщини» (2020-2022 рр.).</text:p>
      <text:p text:style-name="P4">
У галузі журналістики премії «Київ» імені Анатолія Москаленка удостоєнийзаслужений журналіст України Андрій Цаплієнко за висвітлення російськоїагресії проти України.</text:p>
      <text:p text:style-name="P4">
Премію «Київ» імені Павла Вірського отримав головний балетмейстер Українськогоакадемічного фольклорно-етнографічного ансамблю «Калина» заслужений артистУкраїни Андрій Демещук за хореографічну постановку «Українська полька» (2022р.).</text:p>
      <text:p text:style-name="P4">
У галузі циркового мистецтва премію «Київ» імені Олександра Ялових отримавартист Національного цирку України, режисер, заслужений артист України ОлегРибченко за цирковий номер «Українська ніч» (2021 р.).</text:p>
      <text:p text:style-name="P4">
Source: <text:a xlink:type="simple" xlink:href="https://www.ukrinform.ua/rubric-kyiv/3714157-klicko-vruciv-mistecku-premiu-kiiv.html" text:style-name="Internet_20_link" text:visited-style-name="Visited_20_Internet_20_Link">
https://www.ukrinform.ua/rubric-kyiv/3714157-klicko-vruciv-mistecku-premiu-kiiv.html</text:a>
</text:p>
      <!--NEWS-->
      <text:h text:style-name="P10" text:outline-level="1">
<text:span text:style-name="T4">
Російський інформатор з Полтавщини проведе за ґратами 10 років</text:span>
</text:h>
      <text:p text:style-name="P4">
Authors: Ukrinform (Person)</text:p>
      <text:p text:style-name="P4">
Publisher: Укринформ (Organization)</text:p>
      <text:p text:style-name="P4">
Published Time: 2023-05-25T18:42:16+03:00</text:p>
      <text:p text:style-name="P4">
Modified Time: 2023-05-25T18:42:16+03:00</text:p>
      <text:p text:style-name="P4">
Description: Суд призначив 10 років за ґратами російському інформатору із Полтавської області, який здавав позиції захисників Маріуполя. — Укрінформ.</text:p>
      <text:p text:style-name="P4">
Images: ['<text:a xlink:type="simple" xlink:href="https://static.ukrinform.com/photos/2018_08/thumb_files/630_360_1534342460-3207.jpg" text:style-name="Internet_20_link" text:visited-style-name="Visited_20_Internet_20_Link">
630_360_15343...</text:a>
']</text:p>
      <text:p text:style-name="P4">
Tags: ['Полтавщина', 'СБУ', 'Вирок', 'Війна з Росією']</text:p>
      <text:p text:style-name="P4">
Type: Article</text:p>
      <!--METADATA-->
      <text:p text:style-name="P4">
<draw:frame draw:style-name="fr1" draw:name="Image256" text:anchor-type="as-char" svg:width="6.9236in" svg:height="3.956343in" draw:z-index="0">
<draw:image xlink:href="../Images/yкринформ/2023-05-25T18-42-16-03-00/630_360_1534342460-3207.jpg" xlink:type="simple" xlink:show="embed" xlink:actuate="onLoad" draw:mime-type="image/jpeg"/>
</draw:frame>
 Судпризначив 10 років за ґратами російському інформатору із Полтавської області,який здавав позиції захисників Маріуполя.</text:p>
      <text:p text:style-name="P4">
Як передає Укрінформ, про це Служба безпеки України повідомляє у <text:a xlink:type="simple" xlink:href="https://t.me/SBUkr/8432" text:style-name="Internet_20_link" text:visited-style-name="Visited_20_Internet_20_Link">
</text:a>
 .</text:p>
      <text:p text:style-name="P4">
СБУ зібрала беззаперечні докази вини ще одного прихильника Росії, якийпередавав загарбникам локації Сил оборони на півдні України. Зловмисникомвиявився проросійськи налаштований житель <text:a xlink:type="simple" xlink:href="https://www.ukrinform.ua/tag-poltavsina" text:style-name="Internet_20_link" text:visited-style-name="Visited_20_Internet_20_Link">
 </text:a>
 .</text:p>
      <text:p text:style-name="P4">
У спілкуванні зі своїми знайомими з Маріуполя він «в темну» збирав інформаціюпро місця базування та переміщення захисників міста на початкуповномасштабного вторгнення.</text:p>
      <text:p text:style-name="P4">
Отримані відомості передавав через Фейсбук так званій «уповноваженій з правлюдини днр» у захопленій частині Донеччини. Надалі фейкова «омбудсменка»переправляла розвіддані командуванню російських військ на східному фронті.</text:p>
      <text:p text:style-name="P4">
Співробітники СБУ затримали ворожого інформатора у березні минулого року підчас контрдиверсійних заходів на території Полтавщини.</text:p>
      <text:p text:style-name="P4">
<text:span text:style-name="T4">
Читайте також:</text:span>
 <text:a xlink:type="simple" xlink:href="https://www.ukrinform.ua/rubric-society/3713699-turemni-stroki-otrimali-se-tri-internetagenti-rf.html" text:style-name="Internet_20_link" text:visited-style-name="Visited_20_Internet_20_Link">
 </text:a>
</text:p>
      <text:p text:style-name="P4">
За результатами слідчих дій, було виявлено також дописи із символікоюкомуністичного тоталітарного режиму, які він поширював через соцмережу.</text:p>
      <text:p text:style-name="P4">
За матеріалами СБУ, суд визнав зловмисника винним за двома статтямиКримінального кодексу України: ч. 1 ст. 258-3 (сприяння діяльностітерористичної організації); ч. 1 ст. 436-1 (виготовлення, поширеннякомуністичної, нацистської символіки та пропаганда комуністичного та націонал-соціалістичного тоталітарних режимів).</text:p>
      <text:p text:style-name="P4">
Йому призначено 10 років тюрми.</text:p>
      <text:p text:style-name="P4">
Як повідомляв Укрінформ, Служба безпеки <text:a xlink:type="simple" xlink:href="https://www.ukrinform.ua/rubric-regions/3706236-na-doneccini-zatrimali-dvoh-informatorok-aki-zlivali-rosianam-lokacii-zsu.html" text:style-name="Internet_20_link" text:visited-style-name="Visited_20_Internet_20_Link">
 </text:a>
 , які здавали локації Сил оборони у фронтових таприфронтових районах Донеччини.</text:p>
      <text:p text:style-name="P4">
Source: <text:a xlink:type="simple" xlink:href="https://www.ukrinform.ua/rubric-regions/3714159-rosijskij-informator-z-poltavsini-provede-za-gratami-10-rokiv.html" text:style-name="Internet_20_link" text:visited-style-name="Visited_20_Internet_20_Link">
https://www.ukrinform.ua/rubric-regions/3714159-rosijskij-informator-z-poltavsini-provede-za-gratami-10-rokiv.html</text:a>
</text:p>
      <!--NEWS-->
      <text:h text:style-name="P10" text:outline-level="1">
<text:span text:style-name="T4">
Росія має надати Червоному Хресту доступ до всіх українських в’язнів – ЄС</text:span>
</text:h>
      <text:p text:style-name="P4">
Authors: Ukrinform (Person)</text:p>
      <text:p text:style-name="P4">
Publisher: Укринформ (Organization)</text:p>
      <text:p text:style-name="P4">
Published Time: 2023-05-25T18:43:00+03:00</text:p>
      <text:p text:style-name="P4">
Modified Time: 2023-05-25T18:43:00+03:00</text:p>
      <text:p text:style-name="P4">
Description: Росія має надати Міжнародному комітету Червоного Хреста повний та безумовний доступ до всіх українських військовополонених, як і негайно звільнити усіх незаконно утримуваних українців. — Укрінформ.</text:p>
      <text:p text:style-name="P4">
Images: ['<text:a xlink:type="simple" xlink:href="https://static.ukrinform.com/photos/2021_12/thumb_files/630_360_1638885879-203.jpg" text:style-name="Internet_20_link" text:visited-style-name="Visited_20_Internet_20_Link">
630_360_16388...</text:a>
']</text:p>
      <text:p text:style-name="P4">
Tags: ['Євросоюз', 'ОБСЄ', 'Росія']</text:p>
      <text:p text:style-name="P4">
Type: Article</text:p>
      <!--METADATA-->
      <text:p text:style-name="P4">
<draw:frame draw:style-name="fr1" draw:name="Image257" text:anchor-type="as-char" svg:width="6.9236in" svg:height="3.956343in" draw:z-index="0">
<draw:image xlink:href="../Images/yкринформ/2023-05-25T18-43-00-03-00/630_360_1638885879-203.jpg" xlink:type="simple" xlink:show="embed" xlink:actuate="onLoad" draw:mime-type="image/jpeg"/>
</draw:frame>
 Росія маєнадати Міжнародному комітету Червоного Хреста повний та безумовний доступ довсіх українських військовополонених, як і негайно звільнити усіх незаконноутримуваних українців.</text:p>
      <text:p text:style-name="P4">
Як передає Укрінформ, про це йдеться у заяві Європейського Союзу, виголошенійпід час засідання Постійної ради ОБСЄ у четвер у Відні.</text:p>
      <text:p text:style-name="P4">
"Ми засуджуємо систематичну практику жорстокого поводження Росії зукраїнськими військовополоненими та цивільними заручниками як на тимчасовоокупованих територіях України, так і в Росії. Ми закликаємо Росію забезпечити,щоб з усіма українцями, які перебувають у російській неволі, поводилися уповній відповідності до міжнародного гуманітарного права. Це включає наданняМКЧХ повного, негайного та безумовного доступу до всіх військовополонених", -зазначається у заяві.</text:p>
      <text:p text:style-name="P4">
<text:span text:style-name="T4">
Читайте також:</text:span>
 <text:a xlink:type="simple" xlink:href="https://www.ukrinform.ua/rubric-world/3713493-evrosouz-ogolosiv-pro-11-novih-oboronnih-proektiv.html" text:style-name="Internet_20_link" text:visited-style-name="Visited_20_Internet_20_Link">
 <text:span text:style-name="T4">
Євросоюз</text:span>
 </text:a>
</text:p>
      <text:p text:style-name="P4">
У ЄС наголосили, що Росія має звільнити усіх незаконно ув’язнених українців, атакож свавільно затриманих співробітників Спеціальної моніторингової місіїОБСЄ.</text:p>
      <text:p text:style-name="P4">
Також у заяві підтверджується, що Євросоюз разом з партнерами продовжитьнадавати Україні усію необхідну "довгострокову політичну, фінансову,економічну, гуманітарну, правову та військову підтримки" стільки, скільки цебуде потрібно – "з тим, щоб Україна могла законно захистити себе від жорстокоїагресивної війни Росії та відновити суверенітет і територіальну цілісністьУкраїни в межах її міжнародно визнаних кордонів".</text:p>
      <text:p text:style-name="P4">
Крім того, продовжуватиметься колективний тиск на Росію, включно іззапровадженням подальших санкцій та закриттям лазівок, які дозволяють обходитиіснуючі.</text:p>
      <text:p text:style-name="P4">
<text:span text:style-name="T4">
Читайте також:</text:span>
 <text:a xlink:type="simple" xlink:href="https://www.ukrinform.ua/rubric-ato/3713257-evrosouz-peredav-ukraini-220-tisac-snaradiv-i-1300-raket-borrel.html" text:style-name="Internet_20_link" text:visited-style-name="Visited_20_Internet_20_Link">
 <text:span text:style-name="T4">
Євросоюз</text:span>
 </text:a>
</text:p>
      <text:p text:style-name="P4">
"Разом з партнерами ЄС також продовжить вивчати шляхи використання замороженихта нерухомих активів Росії у цілях відновлення України та відшкодуваннязбитків, відповідно до законодавства ЄС та міжнародного права. Принцип"агресор платить за завдану шкоду" має бути дотриманий", - йдеться у заяві.</text:p>
      <text:p text:style-name="P4">
Разом з цим, ЄС засудив Білорусь за продовження військової підтримкиагресивної війни Росії проти України. "Своєю війною Росія грубо порушуєфундаментальні правила, норми і принципи міжнародного права, в тому числізакріплені в Статуті ООН і Гельсінському заключному акті. Ми закликаємо всікраїни не надавати жодної матеріальної чи іншої підтримки агресивній війніРосії", - зазначається у заяві.</text:p>
      <text:p text:style-name="P4">
Як повідомляв Укрінформ, Координаційний штаб із питань поводження звійськовополоненими під час зустрічі з представниками Міжнародного комітетуЧервоного Хреста закликав добиватися виконання мандата цієї організації вРосії.</text:p>
      <text:p text:style-name="P4">
Source: <text:a xlink:type="simple" xlink:href="https://www.ukrinform.ua/rubric-polytics/3714160-rosia-mae-nadati-cervonomu-hrestu-dostup-do-vsih-ukrainskih-vazniv-es.html" text:style-name="Internet_20_link" text:visited-style-name="Visited_20_Internet_20_Link">
https://www.ukrinform.ua/rubric-polytics/3714160-rosia-mae-nadati-cervonomu-hrestu-dostup-do-vsih-ukrainskih-vazniv-es.html</text:a>
</text:p>
      <!--NEWS-->
      <text:h text:style-name="P10" text:outline-level="1">
<text:span text:style-name="T4">
У застосунку «Київ Цифровий» стартувало опитування про надання медичних послуг</text:span>
</text:h>
      <text:p text:style-name="P4">
Authors: Ukrinform (Person)</text:p>
      <text:p text:style-name="P4">
Publisher: Укринформ (Organization)</text:p>
      <text:p text:style-name="P4">
Published Time: 2023-05-25T18:44:28+03:00</text:p>
      <text:p text:style-name="P4">
Modified Time: 2023-05-25T18:44:28+03:00</text:p>
      <text:p text:style-name="P4">
Description: У застосунку «Київ Цифровий» запустили опитування для жителів столиці про зручність надання медичних послуг у Києві. — Укрінформ.</text:p>
      <text:p text:style-name="P4">
Images: ['<text:a xlink:type="simple" xlink:href="https://static.ukrinform.com/photos/2023_05/thumb_files/630_360_1685029328-197.jpg" text:style-name="Internet_20_link" text:visited-style-name="Visited_20_Internet_20_Link">
630_360_16850...</text:a>
']</text:p>
      <text:p text:style-name="P4">
Tags: ['Медицина', 'Опитування', 'Київ']</text:p>
      <text:p text:style-name="P4">
Type: Article</text:p>
      <!--METADATA-->
      <text:p text:style-name="P4">
<draw:frame draw:style-name="fr1" draw:name="Image258" text:anchor-type="as-char" svg:width="6.9236in" svg:height="3.956343in" draw:z-index="0">
<draw:image xlink:href="../Images/yкринформ/2023-05-25T18-44-28-03-00/630_360_1685029328-197.jpg" xlink:type="simple" xlink:show="embed" xlink:actuate="onLoad" draw:mime-type="image/jpeg"/>
</draw:frame>
 Узастосунку «Київ Цифровий» запустили опитування для жителів столиці прозручність надання медичних послуг у Києві.</text:p>
      <text:p text:style-name="P4">
Як передає Укрінформ, про це повідомляє  <text:a xlink:type="simple" xlink:href="https://kyivcity.gov.ua/news/u_zastosunku_kiv_tsifroviy_startuvalo_nove_opituvannya_pro_nadannya_medichnikh_poslug/" text:style-name="Internet_20_link" text:visited-style-name="Visited_20_Internet_20_Link">
</text:a>
</text:p>
      <text:p text:style-name="P4">
За словами, керівника цифрової трансформації Києва і заступника голови КМДАПетра Оленича, місто прагне більш ґрунтовно проаналізувати потреби містян тавизначити основні інструменти, які можна запропонувати всім, хто хочеотримувати послуги медичного обстеження та підтримки онлайн.</text:p>
      <text:p text:style-name="P4">
«Завдяки <text:a xlink:type="simple" xlink:href="https://www.ukrinform.ua/tag-opituvanna" text:style-name="Internet_20_link" text:visited-style-name="Visited_20_Internet_20_Link">
 </text:a>
 , ми розуміємо настроїмістян, їхню думку, що їх турбує, які питання потребують першочергової уваги.Щодо «медичного опитування» ми маємо на меті визначити рівень обізнаності тазадоволеності в наданні медичних послуг для містян – як онлайн, так і офлайн»,– зазначив Оленич.</text:p>
      <text:p text:style-name="P4">
Участь в опитуванні можуть взяти всі користувачі застосунку з наявним BankID.Знайти його можна у розділі «Електронна демократія».</text:p>
      <text:p text:style-name="P4">
Опитування триватиме до 8 червня.</text:p>
      <text:p text:style-name="P4">
<text:span text:style-name="T4">
Читайте також:</text:span>
 <text:a xlink:type="simple" xlink:href="https://www.ukrinform.ua/rubric-kyiv/3710724-u-zastosunku-kiiv-cifrovij-zavilisa-pidkazki-pro-robotu-vestibuliv-metro.html" text:style-name="Internet_20_link" text:visited-style-name="Visited_20_Internet_20_Link">
 <text:span text:style-name="T4">
Київ</text:span>
 <text:span text:style-name="T4">
цифровий</text:span>
 </text:a>
</text:p>
      <text:p text:style-name="P4">
«Київ Цифровий» – мобільний застосунок, створений у 2021 році. Додаток надаєкористувачеві можливість поповнювати зі смартфона транспортну карту, купуватиQR-квитки, сплачувати за паркування, повертати евакуйовану автівку, голосуватиза проєкти з благоустрою міста та електронні петиції.</text:p>
      <text:p text:style-name="P4">
Як повідомляв Укрінформ,  <text:a xlink:type="simple" xlink:href="https://www.ukrinform.ua/rubric-kyiv/3707323-busti-ukrainskih-diaciv-na-stancii-universitet-u-zastosunku-kiiv-cifrovij-pocali-opituvanna.html" text:style-name="Internet_20_link" text:visited-style-name="Visited_20_Internet_20_Link">
 </text:a>
 до 24 травня проходило опитування щодовстановлення бюстів українських діячів на станції столичного метро“Університет”, які будуть встановлені замість погрудь росіян.</text:p>
      <text:p text:style-name="P4">
Source: <text:a xlink:type="simple" xlink:href="https://www.ukrinform.ua/rubric-kyiv/3714161-u-zastosunku-kiiv-cifrovij-startuvalo-opituvanna-pro-nadanna-medicnih-poslug.html" text:style-name="Internet_20_link" text:visited-style-name="Visited_20_Internet_20_Link">
https://www.ukrinform.ua/rubric-kyiv/3714161-u-zastosunku-kiiv-cifrovij-startuvalo-opituvanna-pro-nadanna-medicnih-poslug.html</text:a>
</text:p>
      <!--NEWS-->
      <text:h text:style-name="P10" text:outline-level="1">
<text:span text:style-name="T4">
Дендролог: На гербі Києва – суцвіття гіркокаштана, який не є українським видом</text:span>
</text:h>
      <text:p text:style-name="P4">
Authors: Ukrinform (Person)</text:p>
      <text:p text:style-name="P4">
Publisher: Укринформ (Organization)</text:p>
      <text:p text:style-name="P4">
Published Time: 2023-05-25T18:47:00+03:00</text:p>
      <text:p text:style-name="P4">
Modified Time: 2023-05-25T18:47:00+03:00</text:p>
      <text:p text:style-name="P4">
Description: В Україні є достатньо багато інтродукованих або чужорідних видів деревних рослин, які ростуть в інших країнах, але були перенесені на нашу територію і тут прижилися. — Укрінформ.</text:p>
      <text:p text:style-name="P4">
Images: ['<text:a xlink:type="simple" xlink:href="https://static.ukrinform.com/photos/2020_01/thumb_files/630_360_1579261052-336.jpg" text:style-name="Internet_20_link" text:visited-style-name="Visited_20_Internet_20_Link">
630_360_15792...</text:a>
', '<text:a xlink:type="simple" xlink:href="https://static.ukrinform.com/photos/2023_05/1685022638-406.jpg" text:style-name="Internet_20_link" text:visited-style-name="Visited_20_Internet_20_Link">
1685022638-40...</text:a>
']</text:p>
      <text:p text:style-name="P4">
Tags: ['Київ', 'Дерево', 'Каштани']</text:p>
      <text:p text:style-name="P4">
Type: Article</text:p>
      <!--METADATA-->
      <text:p text:style-name="P4">
<draw:frame draw:style-name="fr1" draw:name="Image259" text:anchor-type="as-char" svg:width="6.9236in" svg:height="3.956343in" draw:z-index="0">
<draw:image xlink:href="../Images/yкринформ/2023-05-25T18-47-00-03-00/630_360_1579261052-336.jpg" xlink:type="simple" xlink:show="embed" xlink:actuate="onLoad" draw:mime-type="image/jpeg"/>
</draw:frame>
 В Україніє достатньо багато інтродукованих або чужорідних видів деревних рослин, якіростуть в інших країнах, але були перенесені на нашу територію і тутприжилися.</text:p>
      <text:p text:style-name="P4">
Про це в <text:a xlink:type="simple" xlink:href="https://www.ukrinform.ua/rubric-society/3714096-urij-marcuk-zaviduvac-kafedri-botaniki-dendrologii-ta-lisovoi-selekcii-nubip-ukraini-golova-tovaristva-lisivnikiv-ukraini.html" text:style-name="Internet_20_link" text:visited-style-name="Visited_20_Internet_20_Link">
 </text:a>
 розповів завідувач кафедриботаніки, дендрології та лісової селекції Національного університетубіоресурсів і природокористування, голова Товариства лісівників України ЮрійМарчук, коментуючи перелік чужорідних видів дерев, заборонених у відтвореннілісів (наказ № 695/39751), затверджений Міндовкілля та природних ресурсівУкраїни.</text:p>
      <text:p text:style-name="P4">
«Деякі з них стали натуралізованими – і сприймаються вже нашими рідними. От,сьогодні на гербі Києва ми бачимо суцвіття гіркокаштана звичайного (йогоназивають ще «кінський каштан»). Але гіркокаштан не є нашим українським видом!Він завезений з Балкан, проте сьогодні – це один із символів столиці», –наголосив Марчук.</text:p>
      <text:p text:style-name="P4">
<draw:frame draw:style-name="fr1" draw:name="Image260" text:anchor-type="as-char" svg:width="6.9236in" svg:height="4.279921in" draw:z-index="0">
<draw:image xlink:href="../Images/yкринформ/2023-05-25T18-47-00-03-00/1685022638-406.jpg" xlink:type="simple" xlink:show="embed" xlink:actuate="onLoad" draw:mime-type="image/jpeg"/>
</draw:frame>
</text:p>
      <text:p text:style-name="P4">
І таких видів в Україні багато: у 1807 році професор Каразін привіз іподарував Харківському університету 180 сіянців «акації білої» (яка правильно«ботанічно» називається «робінія псевдоакація», а також відома під назвами«колюча акація» та «біла акація»). Це цінна, медоносна, лікарська,ефіроолійна, декоративна й фітомеліоративна рослина. Вона дуже поширена навсій території України, а сьогодні теж потрапила до списку інвазійних.</text:p>
      <text:p text:style-name="P4">
<text:span text:style-name="T4">
Читайте також:</text:span>
 <text:a xlink:type="simple" xlink:href="https://www.ukrinform.ua/rubric-society/3714144-dendrologi-proponuut-rozpisati-invazijni-vidi-derev-po-geograficnih-zonah-ukraini.html" text:style-name="Internet_20_link" text:visited-style-name="Visited_20_Internet_20_Link">
 <text:span text:style-name="T4">
Дендролог</text:span>
 </text:a>
</text:p>
      <text:p text:style-name="P4">
Те ж стосується і клена ясенелистого з цього ж «заборонного» переліку. Це виддерев роду клен родини сапіндових, що походить з Північної Америки. І свогочасу, коли він тільки з’явився на теренах (тоді ще російської) науки, то уПетербурзі під нього навіть побудували окрему теплицю, щоб він прижився.</text:p>
      <text:p text:style-name="P4">
Як повідомлялося, міністр захисту довкілля та природних ресурсів РусланСтрілець своїм наказом <text:a xlink:type="simple" xlink:href="https://www.kmu.gov.ua/news/mindovkillia-zatverdylo-perelik-chuzhoridnykh-vydiv-derev-zaboronenykh-u-vidtvorenni-lisiv" text:style-name="Internet_20_link" text:visited-style-name="Visited_20_Internet_20_Link">
 </text:a>
, заборонених у відтворенні лісів (наказ № 695/39751).</text:p>
      <text:p text:style-name="P4">
До Переліку увійшли 13 видів: айлант найвищий, аралія маньчжурська, в'язнизький, гледичія колюча, горіх чорний, дуб червоний, каркас західний, кленясенелистий, маслинка вузьколиста, павловнія (види та гібриди), робініязвичайна, черемха пізня, ясен пенсільванський.</text:p>
      <text:p text:style-name="P4">
Відтепер ці види заборонено використовувати для створення та відновлення лісівта полезахисних смуг в Україні. Водночас висаджені до набуття Перелікомчинності дерева зі списку не будуть вирубуватися.</text:p>
      <text:p text:style-name="P4">
Source: <text:a xlink:type="simple" xlink:href="https://www.ukrinform.ua/rubric-kyiv/3714163-dendrolog-na-gerbi-kieva-sucvitta-girkokastana-akij-ne-e-ukrainskim-vidom.html" text:style-name="Internet_20_link" text:visited-style-name="Visited_20_Internet_20_Link">
https://www.ukrinform.ua/rubric-kyiv/3714163-dendrolog-na-gerbi-kieva-sucvitta-girkokastana-akij-ne-e-ukrainskim-vidom.html</text:a>
</text:p>
      <!--NEWS-->
      <text:h text:style-name="P10" text:outline-level="1">
<text:span text:style-name="T4">
США та Німеччина стали першими півфіналістами ЧС-2023 з хокею</text:span>
</text:h>
      <text:p text:style-name="P4">
Authors: Ukrinform (Person)</text:p>
      <text:p text:style-name="P4">
Publisher: Укринформ (Organization)</text:p>
      <text:p text:style-name="P4">
Published Time: 2023-05-25T18:49:21+03:00</text:p>
      <text:p text:style-name="P4">
Modified Time: 2023-05-25T18:49:21+03:00</text:p>
      <text:p text:style-name="P4">
Description: На 86-му чемпіонаті світу з хокею в Тампере (Фінляндія) та Ризі (Латвія) визначилися перші учасники 1/2 фіналу розіграшу. — Укрінформ.</text:p>
      <text:p text:style-name="P4">
Images: ['<text:a xlink:type="simple" xlink:href="https://static.ukrinform.com/photos/2023_05/thumb_files/630_360_1685029471-335.jpg" text:style-name="Internet_20_link" text:visited-style-name="Visited_20_Internet_20_Link">
630_360_16850...</text:a>
']</text:p>
      <text:p text:style-name="P4">
Tags: ['Чемпіонат світу', 'хокей']</text:p>
      <text:p text:style-name="P4">
Type: Article</text:p>
      <!--METADATA-->
      <text:p text:style-name="P4">
<draw:frame draw:style-name="fr1" draw:name="Image261" text:anchor-type="as-char" svg:width="6.9236in" svg:height="3.956343in" draw:z-index="0">
<draw:image xlink:href="../Images/yкринформ/2023-05-25T18-49-21-03-00/630_360_1685029471-335.jpg" xlink:type="simple" xlink:show="embed" xlink:actuate="onLoad" draw:mime-type="image/jpeg"/>
</draw:frame>
 На 86-мучемпіонаті світу з хокею в Тампере (Фінляндія) та Ризі (Латвія) визначилисяперші учасники 1/2 фіналу розіграшу.</text:p>
      <text:p text:style-name="P4">
Володарями путівок до півфіналу турніру стали збірні США та Німеччини, передаєУкрінформ.</text:p>
      <text:p text:style-name="P4">
Американці упевнено переграли команду Чехії - 3:0 (1:0, 1:0, 1:0), а німціздолали збірну Швейцарії - 3:1 (1:0, 2:1, 0:0).</text:p>
      <text:p text:style-name="P4">
Ще дві вакансії в 1/2 фіналу світової першості сьогодні розіграють Канада таФінляндія, Швеція та Латвія.</text:p>
      <text:p text:style-name="P4">
<text:span text:style-name="T4">
Читайте також:</text:span>
 <text:a xlink:type="simple" xlink:href="https://www.ukrinform.ua/rubric-sports/3713313-viznacilisa-ucasniki-plejof-cs-z-hokeu.html" text:style-name="Internet_20_link" text:visited-style-name="Visited_20_Internet_20_Link">
 <text:span text:style-name="T4">
хокею</text:span>
 </text:a>
</text:p>
      <text:p text:style-name="P4">
Півфінальні матчі пройдуть 27 травня.</text:p>
      <text:p text:style-name="P4">
Матч за 3-тє місце і фінал ЧС-2023 відбудуться 28 травня.</text:p>
      <text:p text:style-name="P4">
Фото: AFP.</text:p>
      <text:p text:style-name="P4">
Source: <text:a xlink:type="simple" xlink:href="https://www.ukrinform.ua/rubric-sports/3714165-ssa-ta-nimeccina-stali-persimi-pivfinalistami-cs2023-z-hokeu.html" text:style-name="Internet_20_link" text:visited-style-name="Visited_20_Internet_20_Link">
https://www.ukrinform.ua/rubric-sports/3714165-ssa-ta-nimeccina-stali-persimi-pivfinalistami-cs2023-z-hokeu.html</text:a>
</text:p>
      <!--NEWS-->
      <text:h text:style-name="P10" text:outline-level="1">
<text:span text:style-name="T4">
На Буковині полагодили мережі, які були пошкоджені уламками збитого безпілотника</text:span>
</text:h>
      <text:p text:style-name="P4">
Authors: Ukrinform (Person)</text:p>
      <text:p text:style-name="P4">
Publisher: Укринформ (Organization)</text:p>
      <text:p text:style-name="P4">
Published Time: 2023-05-25T18:52:33+03:00</text:p>
      <text:p text:style-name="P4">
Modified Time: 2023-05-25T18:52:33+03:00</text:p>
      <text:p text:style-name="P4">
Description: У Хотинській громаді Чернівецької області полагодили газові і електричні мережі, які були пошкоджені через падіння уламків збитого минулої ночі безпілотника. — Укрінформ.</text:p>
      <text:p text:style-name="P4">
Images: ['<text:a xlink:type="simple" xlink:href="https://static.ukrinform.com/photos/2023_05/thumb_files/630_360_1685029825-9765.jpeg" text:style-name="Internet_20_link" text:visited-style-name="Visited_20_Internet_20_Link">
630_360_16850...</text:a>
', '<text:a xlink:type="simple" xlink:href="https://static.ukrinform.com/photos/2023_05/thumb_files/630_360_1685029825-2000.jpeg" text:style-name="Internet_20_link" text:visited-style-name="Visited_20_Internet_20_Link">
630_360_16850...</text:a>
', '<text:a xlink:type="simple" xlink:href="https://static.ukrinform.com/photos/2023_05/thumb_files/630_360_1685029825-3464.jpeg" text:style-name="Internet_20_link" text:visited-style-name="Visited_20_Internet_20_Link">
630_360_16850...</text:a>
', '<text:a xlink:type="simple" xlink:href="https://static.ukrinform.com/photos/2023_05/thumb_files/630_360_1685029825-2950.jpeg" text:style-name="Internet_20_link" text:visited-style-name="Visited_20_Internet_20_Link">
630_360_16850...</text:a>
', '<text:a xlink:type="simple" xlink:href="https://static.ukrinform.com/photos/2023_05/thumb_files/630_360_1685029824-1572.jpeg" text:style-name="Internet_20_link" text:visited-style-name="Visited_20_Internet_20_Link">
630_360_16850...</text:a>
', '<text:a xlink:type="simple" xlink:href="https://static.ukrinform.com/photos/2023_05/thumb_files/630_360_1685029825-3485.jpeg" text:style-name="Internet_20_link" text:visited-style-name="Visited_20_Internet_20_Link">
630_360_16850...</text:a>
', '<text:a xlink:type="simple" xlink:href="https://static.ukrinform.com/photos/2023_05/thumb_files/630_360_1685029824-3267.jpeg" text:style-name="Internet_20_link" text:visited-style-name="Visited_20_Internet_20_Link">
630_360_16850...</text:a>
', '<text:a xlink:type="simple" xlink:href="https://static.ukrinform.com/photos/2023_05/thumb_files/630_360_1685029825-6913.jpeg" text:style-name="Internet_20_link" text:visited-style-name="Visited_20_Internet_20_Link">
630_360_16850...</text:a>
']</text:p>
      <text:p text:style-name="P4">
Tags: ['Безпілотник', 'Чернівці', 'Війна з Росією']</text:p>
      <text:p text:style-name="P4">
Type: Article</text:p>
      <!--METADATA-->
      <text:p text:style-name="P4">
<draw:frame draw:style-name="fr1" draw:name="Image262" text:anchor-type="as-char" svg:width="6.9236in" svg:height="3.956343in" draw:z-index="0">
<draw:image xlink:href="../Images/yкринформ/2023-05-25T18-52-33-03-00/630_360_1685029825-9765.jpeg" xlink:type="simple" xlink:show="embed" xlink:actuate="onLoad" draw:mime-type="image/jpeg"/>
</draw:frame>
 УХотинській громаді Чернівецької області полагодили газові і електричні мережі,які були пошкоджені через падіння уламків збитого минулої ночі безпілотника.</text:p>
      <text:p text:style-name="P4">
Про це на своїй сторінці у <text:a xlink:type="simple" xlink:href="https://www.facebook.com/RuslanZaparaniuk/posts/pfbid02YxT9XdwcVRZdx4Hc2qQnLdf4xZxdvESUihDh3y86YLPdxgxbBDzk3srZU4Ujy5dWl" text:style-name="Internet_20_link" text:visited-style-name="Visited_20_Internet_20_Link">
</text:a>
повідомив начальник Чернівецької ОВА Руслан Запаранюк, передає Укрінформ.</text:p>
      <text:p text:style-name="P4">
"На місці працюють відповідні служби, тривають відновлювальні роботи. Уламкамибуло пошкоджено дві лінії електропередач. Через це 140 абонентів уДністровському районі були відключені від електропостачання. Станом на 14:15пошкодження лінії електропередач ліквідовано. Всіх споживачів заживлено", -написав Запаранюк.</text:p>
      <text:p text:style-name="P4">
<text:span text:style-name="T4">
Читайте також:</text:span>
 <text:a xlink:type="simple" xlink:href="https://www.ukrinform.ua/rubric-ato/3713846-zelenskij-podakuvav-silam-ppo-za-100-zbitta-sahediv-unoci.html" text:style-name="Internet_20_link" text:visited-style-name="Visited_20_Internet_20_Link">
 <text:span text:style-name="T4">
Шахед</text:span>
 </text:a>
</text:p>
      <text:p text:style-name="P4">
За його словами, також була пошкоджена ділянка газопроводу. Її замінили силамиАТ "Чернівцігаз", наразі тривають регламентні роботи щодо пуску газубезпосередньо до відключених осель.</text:p>
      <text:p text:style-name="P4">
Посадовець зазначив, що під час відвідування Хотинської громади він оглянувжитлову забудову, яка постраждала внаслідок падіння уламків БПЛА,поспілкувався з представниками місцевої влади та громадянами, чиє майнопостраждало.</text:p>
      <text:p text:style-name="P4">
<draw:frame draw:style-name="fr1" draw:name="Image263" text:anchor-type="as-char" svg:width="6.9236in" svg:height="3.956343in" draw:z-index="0">
<draw:image xlink:href="../Images/yкринформ/2023-05-25T18-52-33-03-00/630_360_1685029825-2000.jpeg" xlink:type="simple" xlink:show="embed" xlink:actuate="onLoad" draw:mime-type="image/jpeg"/>
</draw:frame>
 НаБуковині полагодили мережі, які були пошкоджені уламками збитого безпілотника/ Фото: Чернівецька обласна державна адміністрація  <text:a xlink:type="simple" xlink:href="https://static.ukrinform.com/photos/2023_05/1685029825-2000.jpeg" text:style-name="Internet_20_link" text:visited-style-name="Visited_20_Internet_20_Link">
<draw:frame draw:style-name="fr1" draw:name="Image264" text:anchor-type="as-char" svg:width="6.9236in" svg:height="3.956343in" draw:z-index="0">
<draw:image xlink:href="../Images/yкринформ/2023-05-25T18-52-33-03-00/630_360_1685029825-2000.jpeg" xlink:type="simple" xlink:show="embed" xlink:actuate="onLoad" draw:mime-type="image/jpeg"/>
</draw:frame>
</text:a>
 <text:a xlink:type="simple" xlink:href="https://static.ukrinform.com/photos/2023_05/1685029825-3464.jpeg" text:style-name="Internet_20_link" text:visited-style-name="Visited_20_Internet_20_Link">
<draw:frame draw:style-name="fr1" draw:name="Image265" text:anchor-type="as-char" svg:width="6.9236in" svg:height="3.956343in" draw:z-index="0">
<draw:image xlink:href="../Images/yкринформ/2023-05-25T18-52-33-03-00/630_360_1685029825-3464.jpeg" xlink:type="simple" xlink:show="embed" xlink:actuate="onLoad" draw:mime-type="image/jpeg"/>
</draw:frame>
</text:a>
 <text:a xlink:type="simple" xlink:href="https://static.ukrinform.com/photos/2023_05/1685029825-2950.jpeg" text:style-name="Internet_20_link" text:visited-style-name="Visited_20_Internet_20_Link">
<draw:frame draw:style-name="fr1" draw:name="Image266" text:anchor-type="as-char" svg:width="6.9236in" svg:height="3.956343in" draw:z-index="0">
<draw:image xlink:href="../Images/yкринформ/2023-05-25T18-52-33-03-00/630_360_1685029825-2950.jpeg" xlink:type="simple" xlink:show="embed" xlink:actuate="onLoad" draw:mime-type="image/jpeg"/>
</draw:frame>
</text:a>
 <text:a xlink:type="simple" xlink:href="https://static.ukrinform.com/photos/2023_05/1685029824-1572.jpeg" text:style-name="Internet_20_link" text:visited-style-name="Visited_20_Internet_20_Link">
<draw:frame draw:style-name="fr1" draw:name="Image267" text:anchor-type="as-char" svg:width="6.9236in" svg:height="3.956343in" draw:z-index="0">
<draw:image xlink:href="../Images/yкринформ/2023-05-25T18-52-33-03-00/630_360_1685029824-1572.jpeg" xlink:type="simple" xlink:show="embed" xlink:actuate="onLoad" draw:mime-type="image/jpeg"/>
</draw:frame>
</text:a>
 <text:a xlink:type="simple" xlink:href="https://static.ukrinform.com/photos/2023_05/1685029825-3485.jpeg" text:style-name="Internet_20_link" text:visited-style-name="Visited_20_Internet_20_Link">
<draw:frame draw:style-name="fr1" draw:name="Image268" text:anchor-type="as-char" svg:width="6.9236in" svg:height="3.956343in" draw:z-index="0">
<draw:image xlink:href="../Images/yкринформ/2023-05-25T18-52-33-03-00/630_360_1685029825-3485.jpeg" xlink:type="simple" xlink:show="embed" xlink:actuate="onLoad" draw:mime-type="image/jpeg"/>
</draw:frame>
</text:a>
 <text:a xlink:type="simple" xlink:href="https://static.ukrinform.com/photos/2023_05/1685029824-3267.jpeg" text:style-name="Internet_20_link" text:visited-style-name="Visited_20_Internet_20_Link">
<draw:frame draw:style-name="fr1" draw:name="Image269" text:anchor-type="as-char" svg:width="6.9236in" svg:height="3.956343in" draw:z-index="0">
<draw:image xlink:href="../Images/yкринформ/2023-05-25T18-52-33-03-00/630_360_1685029824-3267.jpeg" xlink:type="simple" xlink:show="embed" xlink:actuate="onLoad" draw:mime-type="image/jpeg"/>
</draw:frame>
</text:a>
 <text:a xlink:type="simple" xlink:href="https://static.ukrinform.com/photos/2023_05/1685029825-9765.jpeg" text:style-name="Internet_20_link" text:visited-style-name="Visited_20_Internet_20_Link">
<draw:frame draw:style-name="fr1" draw:name="Image270" text:anchor-type="as-char" svg:width="6.9236in" svg:height="3.956343in" draw:z-index="0">
<draw:image xlink:href="../Images/yкринформ/2023-05-25T18-52-33-03-00/630_360_1685029825-9765.jpeg" xlink:type="simple" xlink:show="embed" xlink:actuate="onLoad" draw:mime-type="image/jpeg"/>
</draw:frame>
</text:a>
 <text:a xlink:type="simple" xlink:href="https://static.ukrinform.com/photos/2023_05/1685029825-6913.jpeg" text:style-name="Internet_20_link" text:visited-style-name="Visited_20_Internet_20_Link">
<draw:frame draw:style-name="fr1" draw:name="Image271" text:anchor-type="as-char" svg:width="6.9236in" svg:height="3.956343in" draw:z-index="0">
<draw:image xlink:href="../Images/yкринформ/2023-05-25T18-52-33-03-00/630_360_1685029825-6913.jpeg" xlink:type="simple" xlink:show="embed" xlink:actuate="onLoad" draw:mime-type="image/jpeg"/>
</draw:frame>
</text:a>
</text:p>
      <text:p text:style-name="P4">
Загальний розмір завданих збитків наразі встановлюється.</text:p>
      <text:p text:style-name="P4">
<text:span text:style-name="T4">
Читайте також:</text:span>
 <text:a xlink:type="simple" xlink:href="https://www.ukrinform.ua/rubric-ato/3713836-bilsist-sahediv-ciei-noci-rosiani-zapuskali-proti-zahidnih-oblastej-ignat.html" text:style-name="Internet_20_link" text:visited-style-name="Visited_20_Internet_20_Link">
 <text:span text:style-name="T4">
Шахед</text:span>
 </text:a>
</text:p>
      <text:p text:style-name="P4">
Як повідомлялося, сили ППО вночі збили над Чернівецькою областю два російськихбезпілотники. Уламки одного із них пошкодили три житлові будинки та дві лініїелектропередач, постраждалих не було.</text:p>
      <text:p text:style-name="P4">
Загалом вночі 25 травня Сили оборони України <text:a xlink:type="simple" xlink:href="https://www.ukrinform.ua/rubric-ato/3713819-sili-oboroni-vnoci-znisili-usi-36-vipusenih-rosianami-droniv-shahed.html" text:style-name="Internet_20_link" text:visited-style-name="Visited_20_Internet_20_Link">
</text:a>
 іранського виробництваShahed-136/131.</text:p>
      <text:p text:style-name="P4">
Source: <text:a xlink:type="simple" xlink:href="https://www.ukrinform.ua/rubric-regions/3714167-na-bukovini-polagodili-merezi-aki-buli-poskodzeni-ulamkami-zbitogo-bezpilotnika.html" text:style-name="Internet_20_link" text:visited-style-name="Visited_20_Internet_20_Link">
https://www.ukrinform.ua/rubric-regions/3714167-na-bukovini-polagodili-merezi-aki-buli-poskodzeni-ulamkami-zbitogo-bezpilotnika.html</text:a>
</text:p>
      <!--NEWS-->
      <text:h text:style-name="P10" text:outline-level="1">
<text:span text:style-name="T4">
В енергосистемі зараз є певний дефіцит - Кудрицький</text:span>
</text:h>
      <text:p text:style-name="P4">
Authors: Ukrinform (Person)</text:p>
      <text:p text:style-name="P4">
Publisher: Укринформ (Organization)</text:p>
      <text:p text:style-name="P4">
Published Time: 2023-05-25T18:53:00+03:00</text:p>
      <text:p text:style-name="P4">
Modified Time: 2023-05-25T18:53:00+03:00</text:p>
      <text:p text:style-name="P4">
Description: НЕК «Укренерго» вживає заходів, щоб запобігти відключенню електроенергії, оскільки в енергосистемі є певний дефіцит. — Укрінформ.</text:p>
      <text:p text:style-name="P4">
Images: ['<text:a xlink:type="simple" xlink:href="https://static.ukrinform.com/photos/2022_10/thumb_files/630_360_1666700937-287.jpg" text:style-name="Internet_20_link" text:visited-style-name="Visited_20_Internet_20_Link">
630_360_16667...</text:a>
']</text:p>
      <text:p text:style-name="P4">
Tags: ['Електроенергія', 'Укренерго', 'Дефіцит', 'Єдині новини']</text:p>
      <text:p text:style-name="P4">
Type: Article</text:p>
      <!--METADATA-->
      <text:p text:style-name="P4">
<draw:frame draw:style-name="fr1" draw:name="Image272" text:anchor-type="as-char" svg:width="6.9236in" svg:height="3.956343in" draw:z-index="0">
<draw:image xlink:href="../Images/yкринформ/2023-05-25T18-53-00-03-00/630_360_1666700937-287.jpg" xlink:type="simple" xlink:show="embed" xlink:actuate="onLoad" draw:mime-type="image/jpeg"/>
</draw:frame>
 НЕК«Укренерго» вживає заходів, щоб запобігти відключенню електроенергії, оскількив енергосистемі є певний дефіцит.</text:p>
      <text:p text:style-name="P4">
Як передає Укрінформ, про це сказав голова правління НЕК «Укренерго» в ефірітелемарафону «Єдині новини».</text:p>
      <text:p text:style-name="P4">
«В енергосистемі зараз є певний дефіцит ресурсу, але це не означає відключеньспоживачів. Укренерго зараз має інструментарій, щоб запобігати таким крайнімзаходам, як відключення промислових чи побутових споживачів. Ми тимчасовообмежили експорт до Європи, щоб гарантувати українським споживачам достатнійобсяг <text:a xlink:type="simple" xlink:href="https://www.ukrinform.ua/tag-elektroenergia" text:style-name="Internet_20_link" text:visited-style-name="Visited_20_Internet_20_Link">
 </text:a>
 », - сказав Кудрицький.</text:p>
      <text:p text:style-name="P4">
За його словами, зараз і найближчим часом Укренерго здатне покрити додатковенавантаження від кондиціонерів, які вмикають громадяни у теплу погоду.</text:p>
      <text:p text:style-name="P4">
<text:span text:style-name="T4">
Читайте також:</text:span>
 <text:a xlink:type="simple" xlink:href="https://www.ukrinform.ua/rubric-vidbudova/3712577-zitelam-sela-na-harkivsini-vidnovili-elektriku-akoi-u-nih-ne-bulo-bilse-roku.html" text:style-name="Internet_20_link" text:visited-style-name="Visited_20_Internet_20_Link">
 </text:a>
</text:p>
      <text:p text:style-name="P4">
Як повідомлялося, попри надскладну ситуацію після обстрілів, енергетичнасистема працює стабільно. Триває ремонтна кампанія на об’єктах генерації тамережах. Цієї доби планується імпорт електроенергії зі Словаччини - від 20 до110 МВт, експорт не передбачається.</text:p>
      <text:p text:style-name="P4">
Source: <text:a xlink:type="simple" xlink:href="https://www.ukrinform.ua/rubric-economy/3714168-v-energosistemi-zaraz-e-pevnij-deficit-kudrickij.html" text:style-name="Internet_20_link" text:visited-style-name="Visited_20_Internet_20_Link">
https://www.ukrinform.ua/rubric-economy/3714168-v-energosistemi-zaraz-e-pevnij-deficit-kudrickij.html</text:a>
</text:p>
      <!--NEWS-->
      <text:h text:style-name="P10" text:outline-level="1">
<text:span text:style-name="T4">
Авіаційна коаліція та тренування пілотів: Зеленський поговорив з міністром оборони Швеції</text:span>
</text:h>
      <text:p text:style-name="P4">
Authors: Ukrinform (Person)</text:p>
      <text:p text:style-name="P4">
Publisher: Укринформ (Organization)</text:p>
      <text:p text:style-name="P4">
Published Time: 2023-05-25T18:56:00+03:00</text:p>
      <text:p text:style-name="P4">
Modified Time: 2023-05-25T18:56:00+03:00</text:p>
      <text:p text:style-name="P4">
Description: Президент України Володимир Зеленський обговорив із міністром оборони Швеції Полом Йонсоном започаткування програми тренування українських пілотів на сучасних літаках західного виробництва. — Укрінформ.</text:p>
      <text:p text:style-name="P4">
Images: ['<text:a xlink:type="simple" xlink:href="https://static.ukrinform.com/photos/2023_05/thumb_files/630_360_1685033413-470.jpeg" text:style-name="Internet_20_link" text:visited-style-name="Visited_20_Internet_20_Link">
630_360_16850...</text:a>
', '<text:a xlink:type="simple" xlink:href="https://static.ukrinform.com/photos/2023_05/1685033413-914.jpeg" text:style-name="Internet_20_link" text:visited-style-name="Visited_20_Internet_20_Link">
1685033413-91...</text:a>
', '<text:a xlink:type="simple" xlink:href="https://static.ukrinform.com/photos/2023_05/1685033413-721.jpeg" text:style-name="Internet_20_link" text:visited-style-name="Visited_20_Internet_20_Link">
1685033413-72...</text:a>
']</text:p>
      <text:p text:style-name="P4">
Tags: ['Коаліція', 'Швеція', 'Зеленський']</text:p>
      <text:p text:style-name="P4">
Type: Article</text:p>
      <!--METADATA-->
      <text:p text:style-name="P4">
<draw:frame draw:style-name="fr1" draw:name="Image273" text:anchor-type="as-char" svg:width="6.9236in" svg:height="3.956343in" draw:z-index="0">
<draw:image xlink:href="../Images/yкринформ/2023-05-25T18-56-00-03-00/630_360_1685033413-470.jpeg" xlink:type="simple" xlink:show="embed" xlink:actuate="onLoad" draw:mime-type="image/jpeg"/>
</draw:frame>
 ПрезидентУкраїни Володимир Зеленський обговорив із міністром оборони Швеції ПоломЙонсоном започаткування програми тренування українських пілотів на сучаснихлітаках західного виробництва.</text:p>
      <text:p text:style-name="P4">
Про це глава держави повідомив у <text:a xlink:type="simple" xlink:href="https://t.me/V_Zelenskiy_official/6361" text:style-name="Internet_20_link" text:visited-style-name="Visited_20_Internet_20_Link">
 </text:a>
 ,передає Укрінформ.</text:p>
      <text:p text:style-name="P4">
"Під час зустрічі з міністром оборони Швеції Полом Йонсоном обговорилиможливість участі Швеції в авіаційній коаліції та започаткування окремоїпрограми тренування українських пілотів на сучасних літаках західноговиробництва", - написав Зеленський.</text:p>
      <text:p text:style-name="P4">
<draw:frame draw:style-name="fr1" draw:name="Image274" text:anchor-type="as-char" svg:width="6.9236in" svg:height="4.617948in" draw:z-index="0">
<draw:image xlink:href="../Images/yкринформ/2023-05-25T18-56-00-03-00/1685033413-914.jpeg" xlink:type="simple" xlink:show="embed" xlink:actuate="onLoad" draw:mime-type="image/jpeg"/>
</draw:frame>
</text:p>
      <text:p text:style-name="P4">
<text:span text:style-name="T4">
Читайте також:</text:span>
 <text:a xlink:type="simple" xlink:href="https://www.ukrinform.ua/rubric-polytics/3714065-zelenskij-zustrivsa-z-ministrom-oboroni-svecii.html" text:style-name="Internet_20_link" text:visited-style-name="Visited_20_Internet_20_Link">
 <text:span text:style-name="T4">
Зеленський</text:span>
 </text:a>
</text:p>
      <text:p text:style-name="P4">
Він також подякував Швеції за рішення приєднатися до міжнародної танковоїкоаліції на підтримку України й передати 10 танків «Леопард-2» та за лідерствоу формуванні «коаліції БМП CV-90».</text:p>
      <text:p text:style-name="P4">
_Відео:<text:a xlink:type="simple" xlink:href="https://t.me/V_Zelenskiy_official/6361" text:style-name="Internet_20_link" text:visited-style-name="Visited_20_Internet_20_Link">
 </text:a>
 _</text:p>
      <text:p text:style-name="P4">
"Дуже дякую всьому шведському суспільству за велику підтримку нашої країнипротягом всієї цієї повномасштабної війни. За підтримку як на полі бою, так ідуже важливу фінансову та гуманітарну допомогу", - наголосив Президент.</text:p>
      <text:p text:style-name="P4">
<draw:frame draw:style-name="fr1" draw:name="Image275" text:anchor-type="as-char" svg:width="6.9236in" svg:height="4.617948in" draw:z-index="0">
<draw:image xlink:href="../Images/yкринформ/2023-05-25T18-56-00-03-00/1685033413-721.jpeg" xlink:type="simple" xlink:show="embed" xlink:actuate="onLoad" draw:mime-type="image/jpeg"/>
</draw:frame>
</text:p>
      <text:p text:style-name="P4">
<text:span text:style-name="T4">
Читайте також:</text:span>
 <text:a xlink:type="simple" xlink:href="https://www.ukrinform.ua/rubric-world/3713969-rosia-zakrivae-genkonsulstvo-v-svecii-i-visilae-patoh-diplomativ.html" text:style-name="Internet_20_link" text:visited-style-name="Visited_20_Internet_20_Link">
 <text:span text:style-name="T4">
Швец</text:span>
 </text:a>
</text:p>
      <text:p text:style-name="P4">
Як повідомлялося, Швеція продовжуватиме координацію зусиль країн Євросоюзу знадання військової допомоги для України, що залишається одним із ключовихпріоритетів Шведського головування в ЄС, а також сприятиме врахуванню уроків,що винесені з російської агресії проти України, для зміцнення європейськоїсистеми безпеки й оборони.</text:p>
      <text:p text:style-name="P4">
Фото: ОП</text:p>
      <text:p text:style-name="P4">
Source: <text:a xlink:type="simple" xlink:href="https://www.ukrinform.ua/rubric-ato/3714174-aviacijna-koalicia-ta-trenuvanna-pilotiv-zelenskij-pogovoriv-z-ministrom-oboroni-svecii.html" text:style-name="Internet_20_link" text:visited-style-name="Visited_20_Internet_20_Link">
https://www.ukrinform.ua/rubric-ato/3714174-aviacijna-koalicia-ta-trenuvanna-pilotiv-zelenskij-pogovoriv-z-ministrom-oboroni-svecii.html</text:a>
</text:p>
      <!--NEWS-->
      <text:h text:style-name="P10" text:outline-level="1">
<text:span text:style-name="T4">
Мешканців громад слід максимально залучати до процесу відновлення – експерт</text:span>
</text:h>
      <text:p text:style-name="P4">
Authors: Ukrinform (Person)</text:p>
      <text:p text:style-name="P4">
Publisher: Укринформ (Organization)</text:p>
      <text:p text:style-name="P4">
Published Time: 2023-05-25T19:00:00+03:00</text:p>
      <text:p text:style-name="P4">
Modified Time: 2023-05-25T19:00:00+03:00</text:p>
      <text:p text:style-name="P4">
Description: Мешканців громад треба максимально залучати до процесу відновлення територій. — Укрінформ.</text:p>
      <text:p text:style-name="P4">
Images: ['<text:a xlink:type="simple" xlink:href="https://static.ukrinform.com/photos/2018_07/thumb_files/630_360_1530833040-6307.jpg" text:style-name="Internet_20_link" text:visited-style-name="Visited_20_Internet_20_Link">
630_360_15308...</text:a>
']</text:p>
      <text:p text:style-name="P4">
Tags: ['Тергромада', 'Відбудова']</text:p>
      <text:p text:style-name="P4">
Type: Article</text:p>
      <!--METADATA-->
      <text:p text:style-name="P4">
<draw:frame draw:style-name="fr1" draw:name="Image276" text:anchor-type="as-char" svg:width="6.9236in" svg:height="3.956343in" draw:z-index="0">
<draw:image xlink:href="../Images/yкринформ/2023-05-25T19-00-00-03-00/630_360_1530833040-6307.jpg" xlink:type="simple" xlink:show="embed" xlink:actuate="onLoad" draw:mime-type="image/jpeg"/>
</draw:frame>
 Мешканцівгромад треба максимально залучати до процесу відновлення територій.</text:p>
      <text:p text:style-name="P4">
Таке переконання висловив тренер з нових медіа, експерт з інформаційно-комунікаційних інтернет-технологій Юрій Антощук в <text:a xlink:type="simple" xlink:href="https://www.ukrinform.ua/rubric-society/3714034-urij-antosuk-trener-z-novih-media-ekspert.html" text:style-name="Internet_20_link" text:visited-style-name="Visited_20_Internet_20_Link">
</text:a>
</text:p>
      <text:p text:style-name="P4">
«Як показав наш досвід роботи з громадами до вторгнення, а потім цепідтвердилося вже у період повномасштабної війни, якщо мешканці громадимаксимально залучаються до процесу розвитку своїх території, будується діалогчерез різні заходи – все це прямо впливає як на їхнє бажання жити у своїхгромадах, впливати на процеси, розвивати, будувати щось, так і на їхнійпатріотизм та готовність боротися та відстоювати свої права», - зазначивексперт.</text:p>
      <text:p text:style-name="P4">
<text:span text:style-name="T4">
Читайте також:</text:span>
 <text:a xlink:type="simple" xlink:href="https://www.ukrinform.ua/rubric-vidbudova/3714111-na-deokupovanij-hersonsini-treba-vidnoviti-sonajmense-142-tisaci-zitlovih-budinkiv-ova.html" text:style-name="Internet_20_link" text:visited-style-name="Visited_20_Internet_20_Link">
 </text:a>
</text:p>
      <text:p text:style-name="P4">
За його словами, йдеться не тільки про анкетування при підготовці стратегійвідновлення. Опитування - це один із методів залучення, але не єдиний.Громадські організації знають про різні методи і успішно їх використовують.Зокрема, зустрічі, семінари, форуми, виставки, ігри, обговорення, інтерв’ю,фокус-групи і та десятки інших форматів – це все про залучення, пропартисипацію і про діалог, зазначив Антощук.</text:p>
      <text:p text:style-name="P4">
Як повідомлялося, уряд виділяє <text:a xlink:type="simple" xlink:href="https://www.ukrinform.ua/rubric-tourism/3713175-urad-vidilae-588-miljoniv-budzetam-semi-oblastej-na-proekti-z-vidnovlenna-smigal.html" text:style-name="Internet_20_link" text:visited-style-name="Visited_20_Internet_20_Link">
 </text:a>
 .</text:p>
      <text:p text:style-name="P4">
Source: <text:a xlink:type="simple" xlink:href="https://www.ukrinform.ua/rubric-vidbudova/3714169-meskanciv-gromad-slid-maksimalno-zalucati-do-procesu-vidnovlenna-ekspert.html" text:style-name="Internet_20_link" text:visited-style-name="Visited_20_Internet_20_Link">
https://www.ukrinform.ua/rubric-vidbudova/3714169-meskanciv-gromad-slid-maksimalno-zalucati-do-procesu-vidnovlenna-ekspert.html</text:a>
</text:p>
      <!--NEWS-->
      <text:h text:style-name="P10" text:outline-level="1">
<text:span text:style-name="T4">
Португалія приєдналася до авіаційної коаліції і готова тренувати українських пілотів і механіків — Дмитро Кулеба</text:span>
</text:h>
      <text:p text:style-name="P4">
Author: ['АРМІЯINFORM']</text:p>
      <text:p text:style-name="P4">
Time: 2023-05-25T19:00:00-04:00</text:p>
      <text:p text:style-name="P4">
Description: Про це повідомляє Міністерство закордонних справ України.    Під час візиту до Лісабо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46df20f857a7414596175_820x360.jpeg" text:style-name="Internet_20_link" text:visited-style-name="Visited_20_Internet_20_Link">
646df20f857a7414596175_820x360.jpeg</text:a>
']</text:p>
      <text:p text:style-name="P4">
Tags: ['STOPRUSSIA', 'АГРЕСІЯ РФ', 'ВІЙНА', 'ВТОРГНЕННЯ РФ', 'ДМИТРО КУЛЕБА', 'ПОРТУГАЛІЯ']</text:p>
      <text:p text:style-name="P4">
Category: News</text:p>
      <!--METADATA-->
      <text:p text:style-name="P4">
<draw:frame draw:style-name="fr1" draw:name="Image277" text:anchor-type="as-char" svg:width="6.9236in" svg:height="4.863407in" draw:z-index="0">
<draw:image xlink:href="../Images/AРМІЯINFORM/2023-05-25T19-00-00-04-00/646df20f857a7414596175_820x360.jpeg" xlink:type="simple" xlink:show="embed" xlink:actuate="onLoad" draw:mime-type="image/jpeg"/>
</draw:frame>
</text:p>
      <text:p text:style-name="P4">
Про це <text:a xlink:type="simple" xlink:href="https://porto.mfa.gov.ua/news/dmitro-kuleba-portugaliya-priyednalasya-do-aviacijnoyi-koaliciyi-gotova-trenuvati-ukrayinskih-pilotiv-i-mehanikiv" text:style-name="Internet_20_link" text:visited-style-name="Visited_20_Internet_20_Link">
повідомляє</text:a>
 Міністерство закордонних справ України.</text:p>
      <text:p text:style-name="P4">
Під час візиту до Лісабона міністр закордонних справ України Дмитро Кулебапровів переговори із міністром закордонних справ Жоау Гомешем Кравіньо таміністеркою оборони Еленою Каррейраш.</text:p>
      <text:p text:style-name="P4">
Глава української дипломатії детально розповів португальським партнерам проситуацію на фронті та окреслив військові потреби України для ефективноїоборони та контрнаступальних операцій.</text:p>
      <text:p text:style-name="P4">
«Португалія продемонструвала лідерство, долучившись до танкової коаліції.Враховуючи інтенсифікацію російських ракетних обстрілів українських міст ісіл, критично важливо, аби Україна мала спроможність скинути Росію зукраїнського неба», — наголосив міністр.</text:p>
      <text:p text:style-name="P4">
У цьому звʼязку Дмитро Кулеба висловив вдячність уряду Португалії за рішенняприєднатися до авіаційної коаліції шляхом тренування українських пілотів тамеханіків на бойових літаках західного типу.</text:p>
      <text:p text:style-name="P4">
Португальська сторона також підтвердила готовність надалі підтримувати Українуна її шляху до членства в Європейському Союзі.</text:p>
      <text:p text:style-name="P4">
Глави МЗС України та Португалії скоординували позиції в контексті підготовкидо саміту НАТО у Вільнюсі. Дмитро Кулеба підкреслив важливість ухваленнялідерами Альянсу політичного рішення про визначення алгоритму вступу України вНАТО.</text:p>
      <text:p text:style-name="P4">
Міністри також обговорили притягнення Росії та її керівництва довідповідальності за злочини проти України, зокрема створення Спеціальноготрибуналу щодо злочину агресії.</text:p>
      <text:p text:style-name="P4">
Дмитро Кулеба також приділив окрему увагу Формулі миру Президента ВолодимираЗеленського як шляху до встановлення справедливого та довготривалого миру вУкраїні, розширення кола її підтримки, зокрема за рахунок приєднання країнГлобального Півдня.</text:p>
      <text:p text:style-name="P4">
Source: <text:a xlink:type="simple" xlink:href="https://armyinform.com.ua/2023/05/25/portugaliya-pryyednalasya-do-aviaczijnoyi-koalicziyi-gotova-trenuvaty-ukrayinskyh-pilotiv-i-mehanikiv-dmytro-kuleba/" text:style-name="Internet_20_link" text:visited-style-name="Visited_20_Internet_20_Link">
https://armyinform.com.ua/2023/05/25/portugaliya-pryyednalasya-do-aviaczijnoyi-koalicziyi-gotova-trenuvaty-ukrayinskyh-pilotiv-i-mehanikiv-dmytro-kuleba/</text:a>
</text:p>
      <!--NEWS-->
      <text:h text:style-name="P10" text:outline-level="1">
<text:span text:style-name="T4">
На засіданні Бюро ПАРЄ ухвалили декларацію щодо результатів саміту Ради Європи в Рейк’явіку</text:span>
</text:h>
      <text:p text:style-name="P4">
Authors: Ukrinform (Person)</text:p>
      <text:p text:style-name="P4">
Publisher: Укринформ (Organization)</text:p>
      <text:p text:style-name="P4">
Published Time: 2023-05-25T19:01:56+03:00</text:p>
      <text:p text:style-name="P4">
Modified Time: 2023-05-25T19:01:56+03:00</text:p>
      <text:p text:style-name="P4">
Description: На засіданні Бюро Парламентської асамблеї Ради Європи ухвалили декларацію щодо результатів нещодавнього саміту Ради Європи в Рейк’явіку. — Укрінформ.</text:p>
      <text:p text:style-name="P4">
Images: ['<text:a xlink:type="simple" xlink:href="https://static.ukrinform.com/photos/2019_06/thumb_files/630_360_1561910355-909.jpg" text:style-name="Internet_20_link" text:visited-style-name="Visited_20_Internet_20_Link">
630_360_15619...</text:a>
']</text:p>
      <text:p text:style-name="P4">
Tags: ['Кравчук', 'ПАРЄ', 'Слуга народу']</text:p>
      <text:p text:style-name="P4">
Type: Article</text:p>
      <!--METADATA-->
      <text:p text:style-name="P4">
<draw:frame draw:style-name="fr1" draw:name="Image278" text:anchor-type="as-char" svg:width="6.9236in" svg:height="3.956343in" draw:z-index="0">
<draw:image xlink:href="../Images/yкринформ/2023-05-25T19-01-56-03-00/630_360_1561910355-909.jpg" xlink:type="simple" xlink:show="embed" xlink:actuate="onLoad" draw:mime-type="image/jpeg"/>
</draw:frame>
 Назасіданні Бюро Парламентської асамблеї Ради Європи ухвалили декларацію щодорезультатів нещодавнього саміту Ради Європи в Рейк’явіку.</text:p>
      <text:p text:style-name="P4">
Про це заступниця голови парламентської фракції "Слуга народу", членукраїнської делегації в ПАРЄ Євгенія Кравчук повідомила у <text:a xlink:type="simple" xlink:href="https://www.facebook.com/603402597/posts/pfbid021htf7xc8LsGrbRUvd5fdD1FHxnbNpAmBGb6PP3wwdryXQNLryHznaFeCsomCUQ9xl/" text:style-name="Internet_20_link" text:visited-style-name="Visited_20_Internet_20_Link">
</text:a>
, передає Укрінформ.</text:p>
      <text:p text:style-name="P4">
«Ухвалили декларацію щодо результатів нещодавнього саміту Ради Європи вРейк’явіку», - поінформувала вона.</text:p>
      <text:p text:style-name="P4">
<text:span text:style-name="T4">
Читайте також:</text:span>
 <text:a xlink:type="simple" xlink:href="https://www.ukrinform.ua/rubric-polytics/3711826-prezident-pare-ukraini-samij-virisuvati-koli-provoditi-vibori.html" text:style-name="Internet_20_link" text:visited-style-name="Visited_20_Internet_20_Link">
 <text:span text:style-name="T4">
ПАРЄ</text:span>
 </text:a>
</text:p>
      <text:p text:style-name="P4">
За словами народної депутатки, декларація вітає рішення про заснування Реєструзбитків, завданих Україні, а також поновлює запевнення, що ПАРЄ надаватимепідтримку Україні стільки, скільки буде потрібно.</text:p>
      <text:p text:style-name="P4">
Окрім того, Кравчук розповіла, що декларація закріплює прагнення ПАРЄ щодозусиль, спрямованих на притягнення вищого керівництва Російської Федерації довідповідальності, зокрема шляхом створення спеціального трибуналу длязасудження злочину агресії проти України.</text:p>
      <text:p text:style-name="P4">
Вона повідомила, що на засіданні також підтримали пропозицію провести дебатиза терміновою процедурою про недопущення російських та білоруських атлетів доучасті на Олімпійських іграх.</text:p>
      <text:p text:style-name="P4">
<text:span text:style-name="T4">
Читайте також:</text:span>
 <text:a xlink:type="simple" xlink:href="https://www.ukrinform.ua/rubric-polytics/3710110-prezident-pare-planue-vidvidati-ukrainu.html" text:style-name="Internet_20_link" text:visited-style-name="Visited_20_Internet_20_Link">
 <text:span text:style-name="T4">
ПАРЄ</text:span>
 </text:a>
</text:p>
      <text:p text:style-name="P4">
«Комітет ПАРЄ з питань культури, який очолюю, готуватиме відповідну резолюціюна червневу сесію ПАРЄ в Страсбурзі», - додала вона.</text:p>
      <text:p text:style-name="P4">
Кравчук зауважила, що правовий комітет готуватиме резолюцію щодо 90-ї річниціГолодомору 1932-1933 років в Україні. За її словами, відповідне подання булосхвалено.</text:p>
      <text:p text:style-name="P4">
Як повідомлялося, у столиці Ісландії 16-17 травня проходив дводенний самітглав держав і урядів 46 країн-членів Ради Європи. Одним з основних питаньпорядку денного саміту було створення Міжнародного реєстру збитків, завданихагресією Росії проти України.</text:p>
      <text:p text:style-name="P4">
У підсумковій декларації саміту глави держав та урядів 46 країн-учасниць РадиЄвропи запевнили у продовженні підтримки України "стільки, скільки будепотрібно", а також підтримали принципи української Формули миру і заявили пронеобхідність покарання керівництва РФ за злочин агресії.</text:p>
      <text:p text:style-name="P4">
Source: <text:a xlink:type="simple" xlink:href="https://www.ukrinform.ua/rubric-polytics/3714170-na-zasidanni-buro-pare-uhvalili-deklaraciu-sodo-rezultativ-samitu-radi-evropi-v-rejkaviku.html" text:style-name="Internet_20_link" text:visited-style-name="Visited_20_Internet_20_Link">
https://www.ukrinform.ua/rubric-polytics/3714170-na-zasidanni-buro-pare-uhvalili-deklaraciu-sodo-rezultativ-samitu-radi-evropi-v-rejkaviku.html</text:a>
</text:p>
      <!--NEWS-->
      <text:h text:style-name="P10" text:outline-level="1">
<text:span text:style-name="T4">
Влада Одеси розповіла, за яких умов відкриють пляжі</text:span>
</text:h>
      <text:p text:style-name="P4">
Authors: Ukrinform (Person)</text:p>
      <text:p text:style-name="P4">
Publisher: Укринформ (Organization)</text:p>
      <text:p text:style-name="P4">
Published Time: 2023-05-25T19:09:00+03:00</text:p>
      <text:p text:style-name="P4">
Modified Time: 2023-05-25T19:09:00+03:00</text:p>
      <text:p text:style-name="P4">
Description: Деякі пляжі в Одесі можуть відкрити вже після 5 червня, але для цього муніципальна влада та орендатори повинні виконати низку умов для забезпечення безпеки людей. — Укрінформ.</text:p>
      <text:p text:style-name="P4">
Images: ['<text:a xlink:type="simple" xlink:href="https://static.ukrinform.com/photos/2017_08/thumb_files/630_360_1502702596-5394-otdyh-na-dikih-plazah-odesskoj-oblasti-foto-vladimir-tarasov-ukrinform.jpg" text:style-name="Internet_20_link" text:visited-style-name="Visited_20_Internet_20_Link">
630_360_15027...</text:a>
']</text:p>
      <text:p text:style-name="P4">
Tags: ['Одеса', 'Пляжний сезон', 'Відпочинок', 'Безпека']</text:p>
      <text:p text:style-name="P4">
Type: Article</text:p>
      <!--METADATA-->
      <text:p text:style-name="P4">
<draw:frame draw:style-name="fr1" draw:name="Image279" text:anchor-type="as-char" svg:width="6.9236in" svg:height="3.956343in" draw:z-index="0">
<draw:image xlink:href="../Images/yкринформ/2023-05-25T19-09-00-03-00/630_360_1502702596-5394-otdyh-na-dikih-plazah-odesskoj-oblasti-foto-vladimir-tarasov-ukrinform.jpg" xlink:type="simple" xlink:show="embed" xlink:actuate="onLoad" draw:mime-type="image/jpeg"/>
</draw:frame>
 Деякі пляжів Одесі можуть відкрити вже після 5 червня, але для цього муніципальна владата орендатори повинні виконати низку умов для забезпечення безпеки людей.</text:p>
      <text:p text:style-name="P4">
Про це під час брифінгу у Media Center Odesa розповів голова Одеської районноїадміністрації Юрій Крук, передає Укрінформ.</text:p>
      <text:p text:style-name="P4">
“Умови наступні: зона купання повинна бути відгороджена відповідними засобами.Між траверсами повинне бути натягнене загородження з буями кожні 50 м. Врайоні пірсів чи на закінченні траверсів повинна бути натягнена сітка — вонамає бути вище рівня води на 30 см, а її підводна частина має бути не меншедвох метрів. Це унеможливлює потрапляння мін в зону можливого ураження”, –наголосив Крук.</text:p>
      <text:p text:style-name="P4">
Він також уточнив, що <text:a xlink:type="simple" xlink:href="https://www.ukrinform.ua/tag-plaz" text:style-name="Internet_20_link" text:visited-style-name="Visited_20_Internet_20_Link">
 </text:a>
 мають бутиобладнані спостережними пунктами на закінченні траверсів, на пляжах повиннічергувати рятувальники з біноклями. Окрім того, на пляжах мають бути розміщенісхеми шляхів евакуації громадян до обладнаних укриттів й встановлені системиоповіщення про повітряну тривогу.</text:p>
      <text:p text:style-name="P4">
Посадовець додав, що доступ до пляжів буде відкритий тільки з 8:00 до 20:00, адно періодично мають перевіряти водолази.</text:p>
      <text:p text:style-name="P4">
<text:span text:style-name="T4">
Читайте також:</text:span>
 <text:a xlink:type="simple" xlink:href="https://www.ukrinform.ua/rubric-regions/3713606-plazi-cornomorska-zakriti-dla-kupanna.html" text:style-name="Internet_20_link" text:visited-style-name="Visited_20_Internet_20_Link">
 <text:span text:style-name="T4">
Пляж</text:span>
 </text:a>
</text:p>
      <text:p text:style-name="P4">
До 5 червня спеціально створена комісія міськради повинна надати пропозиції доОВА по пляжах, які можна відкрити для людей. Після цього остаточне рішення продоступ до узбережжя прийме ОВА та військове командування.</text:p>
      <text:p text:style-name="P4">
Як повідомляв Укрінформ, в Одеській районній військовій адміністраціїповідомили про <text:a xlink:type="simple" xlink:href="https://www.ukrinform.ua/rubric-regions/3713684-vid-lanzerona-do-16-stancii-velikogo-fontanu-odeski-plazi-gotuut-do-castkovogo-dostupu.html" text:style-name="Internet_20_link" text:visited-style-name="Visited_20_Internet_20_Link">
 </text:a>
 від Ланжерона до 16 станції Великого Фонтану.</text:p>
      <text:p text:style-name="P4">
Source: <text:a xlink:type="simple" xlink:href="https://www.ukrinform.ua/rubric-regions/3714175-vlada-odesi-rozpovila-za-akih-umov-vidkriut-plazi.html" text:style-name="Internet_20_link" text:visited-style-name="Visited_20_Internet_20_Link">
https://www.ukrinform.ua/rubric-regions/3714175-vlada-odesi-rozpovila-za-akih-umov-vidkriut-plazi.html</text:a>
</text:p>
      <!--NEWS-->
      <text:h text:style-name="P10" text:outline-level="1">
<text:span text:style-name="T4">
Київ захищають найсучасніші системи ППО - Кличко</text:span>
</text:h>
      <text:p text:style-name="P4">
Authors: Ukrinform (Person)</text:p>
      <text:p text:style-name="P4">
Publisher: Укринформ (Organization)</text:p>
      <text:p text:style-name="P4">
Published Time: 2023-05-25T19:10:00+03:00</text:p>
      <text:p text:style-name="P4">
Modified Time: 2023-05-25T19:10:00+03:00</text:p>
      <text:p text:style-name="P4">
Description: Киян захищають найсучасніші системи протиповітряної оборони. — Укрінформ.</text:p>
      <text:p text:style-name="P4">
Images: ['<text:a xlink:type="simple" xlink:href="https://static.ukrinform.com/photos/2022_12/thumb_files/630_360_1669908514-938.jpg" text:style-name="Internet_20_link" text:visited-style-name="Visited_20_Internet_20_Link">
630_360_16699...</text:a>
']</text:p>
      <text:p text:style-name="P4">
Tags: ['Київ', 'Київський безпековий форум', 'Війна з Росією', 'ППО']</text:p>
      <text:p text:style-name="P4">
Type: Article</text:p>
      <!--METADATA-->
      <text:p text:style-name="P4">
<draw:frame draw:style-name="fr1" draw:name="Image280" text:anchor-type="as-char" svg:width="6.9236in" svg:height="3.956343in" draw:z-index="0">
<draw:image xlink:href="../Images/yкринформ/2023-05-25T19-10-00-03-00/630_360_1669908514-938.jpg" xlink:type="simple" xlink:show="embed" xlink:actuate="onLoad" draw:mime-type="image/jpeg"/>
</draw:frame>
 Киянзахищають найсучасніші системи протиповітряної оборони.</text:p>
      <text:p text:style-name="P4">
Про це Київський міський голова Віталій Кличко сказав журналістам на поляхКиївського безпекового форуму, передає кореспондент Укрінформу.</text:p>
      <text:p text:style-name="P4">
“Нас захищають всі види озброєнь. Я їх назвати не можу, це питання довійськових. Але можу сказати, що киян захищають найсучасніші системи ППО. Зарезультатами всіх атак ви бачите, що місто набагато краще захищене, ніж кількамісяців тому”, - підкреслив Кличко.</text:p>
      <text:p text:style-name="P4">
Він зазначив, що українська <text:a xlink:type="simple" xlink:href="https://www.ukrinform.ua/tag-ppo" text:style-name="Internet_20_link" text:visited-style-name="Visited_20_Internet_20_Link">
 </text:a>
 збила навітьракети “Кинджал”, якими так пишаються росіяни.</text:p>
      <text:p text:style-name="P4">
<text:span text:style-name="T4">
Читайте також:</text:span>
 <text:a xlink:type="simple" xlink:href="https://www.ukrinform.ua/rubric-kyiv/3713890-dla-zahistu-kieva-zastosuvali-zenitni-sau-gepard-naev.html" text:style-name="Internet_20_link" text:visited-style-name="Visited_20_Internet_20_Link">
 <text:span text:style-name="T4">
Наєв</text:span>
 </text:a>
</text:p>
      <text:p text:style-name="P4">
Мер додав, що за час останніх атак на столицю загиблих немає, але кілька людейбули травмовані.</text:p>
      <text:p text:style-name="P4">
Як повідомляв Укрінформ, українська ППО в ніч на 25 травня <text:a xlink:type="simple" xlink:href="https://www.ukrinform.ua/rubric-ato/3713797-ukrainska-ppo-znisila-vsi-sahedi-aki-vnoci-atakuvali-stolicu.html" text:style-name="Internet_20_link" text:visited-style-name="Visited_20_Internet_20_Link">
</text:a>
 , які атакували столицю.</text:p>
      <text:p text:style-name="P4">
Source: <text:a xlink:type="simple" xlink:href="https://www.ukrinform.ua/rubric-kyiv/3714178-kiiv-zahisaut-najsucasnisi-sistemi-ppo-klicko.html" text:style-name="Internet_20_link" text:visited-style-name="Visited_20_Internet_20_Link">
https://www.ukrinform.ua/rubric-kyiv/3714178-kiiv-zahisaut-najsucasnisi-sistemi-ppo-klicko.html</text:a>
</text:p>
      <!--NEWS-->
      <text:h text:style-name="P10" text:outline-level="1">
<text:span text:style-name="T4">
Командувачі ВМС України та Литви обговорили перспективні напрямки співпраці між флотами</text:span>
</text:h>
      <text:p text:style-name="P4">
Authors: Ukrinform (Person)</text:p>
      <text:p text:style-name="P4">
Publisher: Укринформ (Organization)</text:p>
      <text:p text:style-name="P4">
Published Time: 2023-05-25T19:20:06+03:00</text:p>
      <text:p text:style-name="P4">
Modified Time: 2023-05-25T19:20:06+03:00</text:p>
      <text:p text:style-name="P4">
Description: Командувачі Військово-морських сил Збройних сил України та Литовської Республіки віцеадмірал Олексій Неїжпапа й капітан 1-го рангу Гиєдріус Прємєнєкас обговорили перспективні напрямки військового співробітництва між флотами. — Укрінформ.</text:p>
      <text:p text:style-name="P4">
Images: ['<text:a xlink:type="simple" xlink:href="https://static.ukrinform.com/photos/2020_07/thumb_files/630_360_1593958626-145.jpg" text:style-name="Internet_20_link" text:visited-style-name="Visited_20_Internet_20_Link">
630_360_15939...</text:a>
']</text:p>
      <text:p text:style-name="P4">
Tags: ['Литва', 'ВМС України', 'Неїжпапа']</text:p>
      <text:p text:style-name="P4">
Type: Article</text:p>
      <!--METADATA-->
      <text:p text:style-name="P4">
<draw:frame draw:style-name="fr1" draw:name="Image281" text:anchor-type="as-char" svg:width="6.9236in" svg:height="3.956343in" draw:z-index="0">
<draw:image xlink:href="../Images/yкринформ/2023-05-25T19-20-06-03-00/630_360_1593958626-145.jpg" xlink:type="simple" xlink:show="embed" xlink:actuate="onLoad" draw:mime-type="image/jpeg"/>
</draw:frame>
Командувачі Військово-морських сил Збройних сил України та ЛитовськоїРеспубліки віцеадмірал Олексій Неїжпапа й капітан 1-го рангу ГиєдріусПрємєнєкас обговорили перспективні напрямки військового співробітництва міжфлотами.</text:p>
      <text:p text:style-name="P4">
Як передає Укрінформ, про це пресслужба ВМС ЗСУ повідомила у <text:a xlink:type="simple" xlink:href="https://www.facebook.com/100064727737034/posts/pfbid02fz2L9zcXAd32QyFMXqgLbhTdvHpiDHSSoZ7JeDRMtyxdaRJQe8fYhiX2RrhbdofYl/" text:style-name="Internet_20_link" text:visited-style-name="Visited_20_Internet_20_Link">
</text:a>
.</text:p>
      <text:p text:style-name="P4">
Також командувачі обговорили потреби та пріоритети підготовки особового складуукраїнських Військово-морських сил.</text:p>
      <text:p text:style-name="P4">
<text:span text:style-name="T4">
Читайте також:</text:span>
 <text:a xlink:type="simple" xlink:href="https://www.ukrinform.ua/rubric-polytics/3709954-dla-bezpeki-sudnoplavstva-v-cornomu-ta-azovskomu-morah-ukraina-mae-stvoriti-flot-deputat.html" text:style-name="Internet_20_link" text:visited-style-name="Visited_20_Internet_20_Link">
 </text:a>
</text:p>
      <text:p text:style-name="P4">
Зустріч відбулася в ході візиту литовської делегації до ВМС ЗСУ. Іноземнігості відвідали низку об’єктів військової інфраструктури, оглянули сучаснеобладнання, які використовують українські морські піхотинці, та ознайомилися знаслідками атаки одного з військових об’єктів дронами Російської Федерації.</text:p>
      <text:p text:style-name="P4">
Неїжпапа подякував литовській стороні за підтримку українців і ЗСУ, а також запостійну увагу до подій, що відбуваються в Україні.</text:p>
      <text:p text:style-name="P4">
Значну увагу командувачі приділили питанням безпекової ситуації в районівиконання завдань підрозділами ВМС України й особливостям дій ворожих військ.</text:p>
      <text:p text:style-name="P4">
<text:span text:style-name="T4">
Читайте також:</text:span>
 <text:a xlink:type="simple" xlink:href="https://www.ukrinform.ua/rubric-crimea/3702412-neizpapa-perekonanij-so-ukrainski-prapori-nevdovzi-znov-zamajorat-nad-krimom.html" text:style-name="Internet_20_link" text:visited-style-name="Visited_20_Internet_20_Link">
 <text:span text:style-name="T4">
Неїжпапа</text:span>
 </text:a>
</text:p>
      <text:p text:style-name="P4">
Як повідомляв Укрінформ, за словами заступника голови Комітету Верховної Радиз питань національної безпеки, оборони та розвідки Єгора Чернєва, одним іззавдань України на шляху євроатлантичної інтеграції є створення власногофлоту.</text:p>
      <text:p text:style-name="P4">
Source: <text:a xlink:type="simple" xlink:href="https://www.ukrinform.ua/rubric-ato/3714181-komanduvaci-vms-ukraini-ta-litvi-obgovorili-perspektivni-napramki-spivpraci-miz-flotami.html" text:style-name="Internet_20_link" text:visited-style-name="Visited_20_Internet_20_Link">
https://www.ukrinform.ua/rubric-ato/3714181-komanduvaci-vms-ukraini-ta-litvi-obgovorili-perspektivni-napramki-spivpraci-miz-flotami.html</text:a>
</text:p>
      <!--NEWS-->
      <text:h text:style-name="P10" text:outline-level="1">
<text:span text:style-name="T4">
Українка Ястремська перемогла Міннен і зіграє в основній частині Ролан Гаррос</text:span>
</text:h>
      <text:p text:style-name="P4">
Authors: Ukrinform (Person)</text:p>
      <text:p text:style-name="P4">
Publisher: Укринформ (Organization)</text:p>
      <text:p text:style-name="P4">
Published Time: 2023-05-25T19:26:52+03:00</text:p>
      <text:p text:style-name="P4">
Modified Time: 2023-05-25T19:26:52+03:00</text:p>
      <text:p text:style-name="P4">
Description: Українська тенісистка Даяна Ястремська (№144 WTA) перемогла представницю Бельгії Грет Міннен (№119 WTA) у фінальній частині кваліфікації до Відкритого чемпіонату Франції з тенісу. — Укрінформ.</text:p>
      <text:p text:style-name="P4">
Images: ['<text:a xlink:type="simple" xlink:href="https://static.ukrinform.com/photos/2023_05/thumb_files/630_360_1685031953-951.jpg" text:style-name="Internet_20_link" text:visited-style-name="Visited_20_Internet_20_Link">
630_360_16850...</text:a>
']</text:p>
      <text:p text:style-name="P4">
Tags: ['Теніс', 'Даяна Ястремська']</text:p>
      <text:p text:style-name="P4">
Type: Article</text:p>
      <!--METADATA-->
      <text:p text:style-name="P4">
<draw:frame draw:style-name="fr1" draw:name="Image282" text:anchor-type="as-char" svg:width="6.9236in" svg:height="3.956343in" draw:z-index="0">
<draw:image xlink:href="../Images/yкринформ/2023-05-25T19-26-52-03-00/630_360_1685031953-951.jpg" xlink:type="simple" xlink:show="embed" xlink:actuate="onLoad" draw:mime-type="image/jpeg"/>
</draw:frame>
 Українськатенісистка Даяна Ястремська (№144 WTA) перемогла представницю Бельгії ГретМіннен (№119 WTA) у фінальній частині кваліфікації до Відкритого чемпіонатуФранції з тенісу.</text:p>
      <text:p text:style-name="P4">
Ястремська перемогла Міннет з рахунком 6:2, 2:6, 6:4, передає Укрінформ.</text:p>
      <text:p text:style-name="P4">
Це була третя зустріч тенісисток, Ястремська виграла вдруге.</text:p>
      <text:p text:style-name="P4">
Перемога дозволила українці кваліфікуватися до основної частини Відкритогочемпіонату Франції.</text:p>
      <text:p text:style-name="P4">
<text:span text:style-name="T4">
Читайте також:</text:span>
 <text:a xlink:type="simple" xlink:href="https://www.ukrinform.ua/rubric-sports/3714151-svitolina-peremogla-sianu-rosianku-na-slahu-do-pivfinalu-turniru-wta-u-francii.html" text:style-name="Internet_20_link" text:visited-style-name="Visited_20_Internet_20_Link">
 </text:a>
</text:p>
      <text:p text:style-name="P4">
Як повідомлялося, в основній частині турніру стартують одразу 6 українок,зокрема Катерина Байндль, Даяна Ястремська, Марта Костюк, Леся Цуренко, ЕлінаСвітоліна і Ангеліна Калініна.</text:p>
      <text:p text:style-name="P4">
Фото: btu.org.ua</text:p>
      <text:p text:style-name="P4">
Source: <text:a xlink:type="simple" xlink:href="https://www.ukrinform.ua/rubric-sports/3714183-ukrainka-astremska-peremogla-minnen-i-zigrae-v-osnovnij-castini-rolan-garros.html" text:style-name="Internet_20_link" text:visited-style-name="Visited_20_Internet_20_Link">
https://www.ukrinform.ua/rubric-sports/3714183-ukrainka-astremska-peremogla-minnen-i-zigrae-v-osnovnij-castini-rolan-garros.html</text:a>
</text:p>
      <!--NEWS-->
      <text:h text:style-name="P10" text:outline-level="1">
<text:span text:style-name="T4">
Санкції проти РФ мають виконувати всі країни – президент Кіпру</text:span>
</text:h>
      <text:p text:style-name="P4">
Authors: Ukrinform (Person)</text:p>
      <text:p text:style-name="P4">
Publisher: Укринформ (Organization)</text:p>
      <text:p text:style-name="P4">
Published Time: 2023-05-25T19:27:12+03:00</text:p>
      <text:p text:style-name="P4">
Modified Time: 2023-05-25T19:27:12+03:00</text:p>
      <text:p text:style-name="P4">
Description: Республіки Кіпр дотримується санкцій, запроваджених проти Росії через її агресію щодо України, і наголошує на необхідності їх виконання всіма країнами. — Укрінформ.</text:p>
      <text:p text:style-name="P4">
Images: ['<text:a xlink:type="simple" xlink:href="https://static.ukrinform.com/photos/2023_05/thumb_files/630_360_1683865111-802.png" text:style-name="Internet_20_link" text:visited-style-name="Visited_20_Internet_20_Link">
630_360_16838...</text:a>
']</text:p>
      <text:p text:style-name="P4">
Tags: ['Кіпр', 'Санкції', 'Шольц']</text:p>
      <text:p text:style-name="P4">
Type: Article</text:p>
      <!--METADATA-->
      <text:p text:style-name="P4">
<draw:frame draw:style-name="fr1" draw:name="Image283" text:anchor-type="as-char" svg:width="6.9236in" svg:height="3.956343in" draw:z-index="0">
<draw:image xlink:href="../Images/yкринформ/2023-05-25T19-27-12-03-00/630_360_1683865111-802.png" xlink:type="simple" xlink:show="embed" xlink:actuate="onLoad" draw:mime-type="image/png"/>
</draw:frame>
 РеспублікиКіпр дотримується санкцій, запроваджених проти Росії через її агресію щодоУкраїни, і наголошує на необхідності їх виконання всіма країнами.</text:p>
      <text:p text:style-name="P4">
Про це заявив президент Республіки Кіпр Нікос Хрістодулідес на пресконференціїз канцлером Олафом Шольцем після переговорів у Берліні, повідомляєкореспондент Укрінформу.</text:p>
      <text:p text:style-name="P4">
«Республіка Кіпр на правильному боці історії. Ми не можемо прийняти атаку натериторіальну цілісність будь-якої держави. Маємо чітко заявити, що всірішення, які ухвалюються в ЄС, зокрема щодо санкцій, мають виконуватися всіма,щоби це не ставило під питання їх ефективність», - сказав Хрістодулідес.</text:p>
      <text:p text:style-name="P4">
<text:span text:style-name="T4">
Читайте також:</text:span>
 <text:a xlink:type="simple" xlink:href="https://www.ukrinform.ua/rubric-world/3713767-nato-ocikue-vid-gruzii-dotrimanna-miznarodnih-sankcij-proti-rosii-stoltenberg.html" text:style-name="Internet_20_link" text:visited-style-name="Visited_20_Internet_20_Link">
 <text:span text:style-name="T4">
санкці</text:span>
 </text:a>
</text:p>
      <text:p text:style-name="P4">
Він наголосив, що Республіка Кіпр дотримується всіх запроваджених проти РФсанкцій і робитиме це надалі.</text:p>
      <text:p text:style-name="P4">
Канцлер ФРН своєю чергою запевнив, що Німеччина надаватиме допомогу Україні –фінансову, економічну, гуманітарну, військову – стільки, скільки будепотрібно.</text:p>
      <text:p text:style-name="P4">
Як повідомлялося, Кіпр ужив жорстких заходів щодо осіб і компаній, які, заданими США та Великої Британії, допомагали російським олігархам обходитисанкції, запроваджені через розв'язану Росією війну проти України.</text:p>
      <text:p text:style-name="P4">
<text:span text:style-name="T4">
Читайте також:</text:span>
 <text:a xlink:type="simple" xlink:href="https://www.ukrinform.ua/rubric-polytics/3713121-solc-vpevnenij-so-ukraina-peremoze-ta-stane-clenom-es.html" text:style-name="Internet_20_link" text:visited-style-name="Visited_20_Internet_20_Link">
 <text:span text:style-name="T4">
Шольц</text:span>
 </text:a>
</text:p>
      <text:p text:style-name="P4">
Велика Британія та США наклали санкції на 13 громадян Кіпру та компанії, які,за їхніми даними, допомагали російським олігархам обходити санкції таприховувати фінансові активи після повномасштабного вторгнення РФ в Україну улютому 2022 року.</text:p>
      <text:p text:style-name="P4">
Source: <text:a xlink:type="simple" xlink:href="https://www.ukrinform.ua/rubric-world/3714184-sankcii-proti-rf-maut-vikonuvati-vsi-kraini-prezident-kipru.html" text:style-name="Internet_20_link" text:visited-style-name="Visited_20_Internet_20_Link">
https://www.ukrinform.ua/rubric-world/3714184-sankcii-proti-rf-maut-vikonuvati-vsi-kraini-prezident-kipru.html</text:a>
</text:p>
      <!--NEWS-->
      <text:h text:style-name="P10" text:outline-level="1">
<text:span text:style-name="T4">
В Ірпені новий мурал присвятили захисникам міста</text:span>
</text:h>
      <text:p text:style-name="P4">
Authors: Ukrinform (Person)</text:p>
      <text:p text:style-name="P4">
Publisher: Укринформ (Organization)</text:p>
      <text:p text:style-name="P4">
Published Time: 2023-05-25T19:29:00+03:00</text:p>
      <text:p text:style-name="P4">
Modified Time: 2023-05-25T19:29:00+03:00</text:p>
      <text:p text:style-name="P4">
Description: В центрі Ірпеня на стіні однієї з багатоповерхівок з’явився новий мурал "Героїв Ірпеня памʼятатиме весь світ", присвячений захисникам міста, які боролися з російськими окупантами. — Укрінформ.</text:p>
      <text:p text:style-name="P4">
Images: ['<text:a xlink:type="simple" xlink:href="https://static.ukrinform.com/photos/2023_05/thumb_files/630_360_1685031799-112.jpg" text:style-name="Internet_20_link" text:visited-style-name="Visited_20_Internet_20_Link">
630_360_16850...</text:a>
', '<text:a xlink:type="simple" xlink:href="https://static.ukrinform.com/photos/2023_05/1685031784-701.jpg" text:style-name="Internet_20_link" text:visited-style-name="Visited_20_Internet_20_Link">
1685031784-70...</text:a>
']</text:p>
      <text:p text:style-name="P4">
Tags: ['Ірпінь', 'Мурал']</text:p>
      <text:p text:style-name="P4">
Type: Article</text:p>
      <!--METADATA-->
      <text:p text:style-name="P4">
<draw:frame draw:style-name="fr1" draw:name="Image284" text:anchor-type="as-char" svg:width="6.9236in" svg:height="3.956343in" draw:z-index="0">
<draw:image xlink:href="../Images/yкринформ/2023-05-25T19-29-00-03-00/630_360_1685031799-112.jpg" xlink:type="simple" xlink:show="embed" xlink:actuate="onLoad" draw:mime-type="image/jpeg"/>
</draw:frame>
 В центріІрпеня на стіні однієї з багатоповерхівок з’явився новий мурал "Героїв Ірпеняпамʼятатиме весь світ", присвячений захисникам міста, які боролися зросійськими окупантами.</text:p>
      <text:p text:style-name="P4">
Про це повідомляє кореспондент Укрінформу.</text:p>
      <text:p text:style-name="P4">
<text:a xlink:type="simple" xlink:href="https://www.ukrinform.ua/tag-mural" text:style-name="Internet_20_link" text:visited-style-name="Visited_20_Internet_20_Link">
 </text:a>
 створений за ініціативи власникаірпінської кавʼярні "SOVA" Романа Яворського, який особисто брав участь вобороні Ірпеня.</text:p>
      <text:p text:style-name="P4">
<draw:frame draw:style-name="fr1" draw:name="Image285" text:anchor-type="as-char" svg:width="6.9236in" svg:height="3.89773in" draw:z-index="0">
<draw:image xlink:href="../Images/yкринформ/2023-05-25T19-29-00-03-00/1685031784-701.jpg" xlink:type="simple" xlink:show="embed" xlink:actuate="onLoad" draw:mime-type="image/jpeg"/>
</draw:frame>
</text:p>
      <text:p text:style-name="P4">
<text:span text:style-name="T4">
Читайте також:</text:span>
 <text:a xlink:type="simple" xlink:href="https://www.ukrinform.ua/rubric-vidbudova/3708769-v-irpeni-vidkrili-nove-modulne-mistecko-lastivka.html" text:style-name="Internet_20_link" text:visited-style-name="Visited_20_Internet_20_Link">
 </text:a>
</text:p>
      <text:p text:style-name="P4">
На стінописі зображено сцену евакуації мирних мешканців через Романівськийміст та українську символіку - соняхи і ластівки. Фраза зазначена на муралі"Героїв Ірпеня памʼятатиме весь світ" з вірша автора книги "Битва за Ірпінь"та продюсера фільму "Форпост Ірпінь" Петра Щербини.</text:p>
      <text:p text:style-name="P4">
Як повідомлялося, <text:a xlink:type="simple" xlink:href="https://www.ukrinform.ua/rubric-regions/3706180-u-frankivsku-nikita-titov-stvorue-mural-nadii-dla-likarni.html" text:style-name="Internet_20_link" text:visited-style-name="Visited_20_Internet_20_Link">
 </text:a>
</text:p>
      <text:p text:style-name="P4">
Source: <text:a xlink:type="simple" xlink:href="https://www.ukrinform.ua/rubric-regions/3714186-v-irpeni-novij-mural-prisvatili-zahisnikam-mista.html" text:style-name="Internet_20_link" text:visited-style-name="Visited_20_Internet_20_Link">
https://www.ukrinform.ua/rubric-regions/3714186-v-irpeni-novij-mural-prisvatili-zahisnikam-mista.html</text:a>
</text:p>
      <!--NEWS-->
      <text:h text:style-name="P10" text:outline-level="1">
<text:span text:style-name="T4">
Ядерна зброя Росії вже їде в Білорусь - Лукашенко</text:span>
</text:h>
      <text:p text:style-name="P4">
Authors: Ukrinform (Person)</text:p>
      <text:p text:style-name="P4">
Publisher: Укринформ (Organization)</text:p>
      <text:p text:style-name="P4">
Published Time: 2023-05-25T19:32:00+03:00</text:p>
      <text:p text:style-name="P4">
Modified Time: 2023-05-25T19:32:00+03:00</text:p>
      <text:p text:style-name="P4">
Description: Олександр Лукашенко заявив, що Російська Федерація вже розпочала переміщення ядерних боєприпасів на територію Білорусі. — Укрінформ.</text:p>
      <text:p text:style-name="P4">
Images: ['<text:a xlink:type="simple" xlink:href="https://static.ukrinform.com/photos/2021_12/thumb_files/630_360_1640869831-423.jpg" text:style-name="Internet_20_link" text:visited-style-name="Visited_20_Internet_20_Link">
630_360_16408...</text:a>
']</text:p>
      <text:p text:style-name="P4">
Tags: ['Білорусь', 'Лукашенко', 'Ядерна зброя', 'Росія']</text:p>
      <text:p text:style-name="P4">
Type: Article</text:p>
      <!--METADATA-->
      <text:p text:style-name="P4">
<draw:frame draw:style-name="fr1" draw:name="Image286" text:anchor-type="as-char" svg:width="6.9236in" svg:height="3.956343in" draw:z-index="0">
<draw:image xlink:href="../Images/yкринформ/2023-05-25T19-32-00-03-00/630_360_1640869831-423.jpg" xlink:type="simple" xlink:show="embed" xlink:actuate="onLoad" draw:mime-type="image/jpeg"/>
</draw:frame>
 ОлександрЛукашенко заявив, що Російська Федерація вже розпочала переміщення ядернихбоєприпасів на територію Білорусі.</text:p>
      <text:p text:style-name="P4">
Про це повідомляє <text:a xlink:type="simple" xlink:href="https://t.me/belta_telegramm/200749" text:style-name="Internet_20_link" text:visited-style-name="Visited_20_Internet_20_Link">
 </text:a>
 , передаєУкрінформ.</text:p>
      <text:p text:style-name="P4">
"Він (президент РФ Володимир Путін - ред.) мене поінформував, що сьогодні вінпідписав указ про наші дії з розміщення ядерної зброї у Білорусі. Йшлося проконкретний документ. Було ухвалено рішення на розвиток того, що було сказаноусно. Нам треба було підготувати місця зберігання тощо. Ми це зробили, томувже почалося переміщення ядерних боєприпасів", - сказав Лукашенко.</text:p>
      <text:p text:style-name="P4">
<text:span text:style-name="T4">
Читайте також:</text:span>
 <text:a xlink:type="simple" xlink:href="https://www.ukrinform.ua/rubric-world/3713904-rosia-rozmistit-u-bilorusi-nestrategicnu-adernu-zbrou-pidpisani-dokumenti.html" text:style-name="Internet_20_link" text:visited-style-name="Visited_20_Internet_20_Link">
 <text:span text:style-name="T4">
ядерн</text:span>
 </text:a>
</text:p>
      <text:p text:style-name="P4">
На запитання, чи ядерна зброя вже перебуває в Білорусі, Лукашенко відповів:"Можливо. Я приїду - подивлюсь".</text:p>
      <text:p text:style-name="P4">
Як повідомлялося, 24 травня Лукашенко прибув із дводенним робочим візитом доРосії.</text:p>
      <text:p text:style-name="P4">
<text:span text:style-name="T4">
Читайте також:</text:span>
 <text:a xlink:type="simple" xlink:href="https://www.ukrinform.ua/rubric-world/3712569-lukasenko-pomiluvav-eksredaktora-nexta-protasevica.html" text:style-name="Internet_20_link" text:visited-style-name="Visited_20_Internet_20_Link">
 <text:span text:style-name="T4">
Лукашенко</text:span>
 </text:a>
</text:p>
      <text:p text:style-name="P4">
25 березня президент РФ Володимир Путін заявив, що Росія розмістить тактичнуядерну зброю у Білорусі. До цього, у лютому, він оголосив про «призупинення»участі Москви в Договорі про скорочення стратегічних наступальних озброєнь зіСША.</text:p>
      <text:p text:style-name="P4">
Source: <text:a xlink:type="simple" xlink:href="https://www.ukrinform.ua/rubric-world/3714187-peremisenna-rosijskoi-adernoi-zbroi-do-bilorusi-rozpocalosa-lukasenko.html" text:style-name="Internet_20_link" text:visited-style-name="Visited_20_Internet_20_Link">
https://www.ukrinform.ua/rubric-world/3714187-peremisenna-rosijskoi-adernoi-zbroi-do-bilorusi-rozpocalosa-lukasenko.html</text:a>
</text:p>
      <!--NEWS-->
      <text:h text:style-name="P10" text:outline-level="1">
<text:span text:style-name="T4">
На п'яти напрямках за добу відбулися 17 бойових зіткнень</text:span>
</text:h>
      <text:p text:style-name="P4">
Authors: Ukrinform (Person)</text:p>
      <text:p text:style-name="P4">
Publisher: Укринформ (Organization)</text:p>
      <text:p text:style-name="P4">
Published Time: 2023-05-25T19:38:29+03:00</text:p>
      <text:p text:style-name="P4">
Modified Time: 2023-05-25T19:38:29+03:00</text:p>
      <text:p text:style-name="P4">
Description: Російські війська зосереджують основні зусилля на Куп’янському, Лиманському, Бахмутському, Авдіївському та Мар’їнському напрямках, протягом доби там відбулися 17 бойових зіткнень. — Укрінформ.</text:p>
      <text:p text:style-name="P4">
Images: ['<text:a xlink:type="simple" xlink:href="https://static.ukrinform.com/photos/2023_05/thumb_files/630_360_1684772474-823.jpg" text:style-name="Internet_20_link" text:visited-style-name="Visited_20_Internet_20_Link">
630_360_16847...</text:a>
']</text:p>
      <text:p text:style-name="P4">
Tags: ['Генштаб', 'ЗСУ', 'Війна з Росією']</text:p>
      <text:p text:style-name="P4">
Type: Article</text:p>
      <!--METADATA-->
      <text:p text:style-name="P4">
<draw:frame draw:style-name="fr1" draw:name="Image287" text:anchor-type="as-char" svg:width="6.9236in" svg:height="3.956343in" draw:z-index="0">
<draw:image xlink:href="../Images/yкринформ/2023-05-25T19-38-29-03-00/630_360_1684772474-823.jpg" xlink:type="simple" xlink:show="embed" xlink:actuate="onLoad" draw:mime-type="image/jpeg"/>
</draw:frame>
 Російськівійська зосереджують основні зусилля на Куп’янському, Лиманському,Бахмутському, Авдіївському та Мар’їнському напрямках, протягом доби тамвідбулися 17 бойових зіткнень.</text:p>
      <text:p text:style-name="P4">
Про це Генеральний штаб Збройних сил України повідомив у <text:a xlink:type="simple" xlink:href="https://www.facebook.com/GeneralStaff.ua/posts/pfbid02YbUz2j2tFCKN9mYrjXSrmmj8x3LViJQP3EWVG9Knnq7X3vLrysrgFUVtbzTaumsul" text:style-name="Internet_20_link" text:visited-style-name="Visited_20_Internet_20_Link">
</text:a>
, оприлюднивши оперативну інформацію станом на 18:00 25 травня, передаєУкрінформ.</text:p>
      <text:p text:style-name="P4">
Як повідомляється, авіація Сил оборони загалом за добу завдала чотири удари порайонах зосередження особового складу та військової техніки росіян.</text:p>
      <text:p text:style-name="P4">
Підрозділи ракетних військ й артилерії ЗСУ зі свого боку уразили два районизосередження живої сили, склад боєприпасів, радіолокаційну станцію йартилерійський підрозділ ворога на вогневих позиціях.</text:p>
      <text:p text:style-name="P4">
Російські загарбники загалом протягом доби здійснили близько 10 обстрілів зреактивних систем залпового вогню, 48 авіаційних і два ракетні удари. Дляздійснення останніх ворог використав зенітні ракети С-300, спрямувавши їх поцивільній інфраструктурі селища Циркуни Харківської області, унаслідок чогопошкоджень зазнав приватний будинок.</text:p>
      <text:p text:style-name="P4">
<text:span text:style-name="T4">
Читайте також:</text:span>
 <text:a xlink:type="simple" xlink:href="https://www.ukrinform.ua/rubric-ato/3714079-na-pivdni-ukrainski-voini-znisili-rosijskij-ural-ta-minomet-z-rozrahunkom.html" text:style-name="Internet_20_link" text:visited-style-name="Visited_20_Internet_20_Link">
 <text:span text:style-name="T4">
знищили</text:span>
 </text:a>
</text:p>
      <text:p text:style-name="P4">
"Ймовірність завдання ракетних та авіаційних ударів по всій території Українизалишається високою", — попереджають у Генштабі.</text:p>
      <text:p text:style-name="P4">
На <text:span text:style-name="T4">
Волинському</text:span>
 та <text:span text:style-name="T4">
Поліському напрямках</text:span>
 оперативна обстановка суттєвихзмін не зазнала, ознаки формування наступальних угруповань не виявлені.</text:p>
      <text:p text:style-name="P4">
На <text:span text:style-name="T4">
Сіверському</text:span>
 та <text:span text:style-name="T4">
Слобожанському напрямках</text:span>
 Російська Федераціяпродовжує зберігати військову присутність у прикордонних з Україною районах.</text:p>
      <text:p text:style-name="P4">
Мінометних й артилерійські ударів ворога протягом доби зазнали Кам’янськаСлобода і Гай Чернігівської області, Ходине, Володимирівка, Олександрівка йВелика Писарівка Сумської області, а також Стрілеча, Красне, Черкаські Тишки,Лук’янці, Нескучне, Тернова, Вовчанськ, Чугунівка та Хатнє Харківськоїобласті.</text:p>
      <text:p text:style-name="P4">
На <text:span text:style-name="T4">
Куп’янському напрямку</text:span>
 війська РФ не припиняють спроб покращити тактичнеположення. З авіації загарбники били по району Чайківки та КислівкиХарківської області.</text:p>
      <text:p text:style-name="P4">
Безуспішні наступальні дії протягом доби росіяни вели в районі Масютівки, зартилерії і мінометів атакували Тополі, Фиголівку, Новомлинськ, Дворічну,Масютівку, Западне та Кислівку Харківської області, а також Новоселівське іСтельмахівку Луганської області.</text:p>
      <text:p text:style-name="P4">
На <text:span text:style-name="T4">
Лиманському напрямку</text:span>
 протягом доби російські війська вели безуспішнінаступальні дії в районі Білогорівки Луганської області. По її ж територіїзавдали авіаційних ударів. Також вдарили з авіації по району Івано-Дар'ївкиДонецької області.</text:p>
      <text:p text:style-name="P4">
Артилерійських обстрілів від загарбників зазнали Макіївка, Невське, Діброва йБілогорівка Луганської області, Іванівка, Торське, Верхньокам’янське та СпірнеДонецької області.</text:p>
      <text:p text:style-name="P4">
<text:span text:style-name="T4">
Читайте також:</text:span>
 <text:a xlink:type="simple" xlink:href="https://www.ukrinform.ua/rubric-ato/3713983-sili-oboroni-prodovzuut-rozvivati-uspih-na-pivnicnomu-i-pivdennomu-flangah-bahmuta-nacgvardia.html" text:style-name="Internet_20_link" text:visited-style-name="Visited_20_Internet_20_Link">
 </text:a>
</text:p>
      <text:p text:style-name="P4">
На <text:span text:style-name="T4">
Бахмутському напрямку</text:span>
 протягом доби росіяни продовжують вестинаступальні дії в районі Бахмута. Від ворожих обстрілів постраждали Васюківка,Привілля, Оріхово-Василівка, Григорівка, Бахмут, Калинівка, Часів Яр,Іванівське, Ступочки, Предтечине, Костянтинівка, Біла Гора та ПівнічнеДонецької області.</text:p>
      <text:p text:style-name="P4">
На <text:span text:style-name="T4">
Авдіївському напрямку</text:span>
 російська армія вела безуспішні наступальні дії внапрямку Красногорівки, з авіації била по району Авдіївки. Артилерійськихударів загарбники завдали по Авдіївці, Первомайському та Карлівці Донецькоїобласті.</text:p>
      <text:p text:style-name="P4">
На <text:span text:style-name="T4">
Мар’їнському напрямку</text:span>
 підрозділи Сил оборони відбили численні атакиросіян у районі Мар’їнки. Серед іншого, місто зазнало від ворога авіаційнихударів і обстрілів. Від останніх потерпала також Побєда Донецької області.</text:p>
      <text:p text:style-name="P4">
На <text:span text:style-name="T4">
Шахтарському напрямку</text:span>
 війська РФ <text:a xlink:type="simple" xlink:href="https://www.ukrinform.ua/tag-obstril" text:style-name="Internet_20_link" text:visited-style-name="Visited_20_Internet_20_Link">
 </text:a>
 , зокрема, Вугледар і Пречистівку.</text:p>
      <text:p text:style-name="P4">
На <text:span text:style-name="T4">
Запорізькому</text:span>
 та <text:span text:style-name="T4">
Херсонському напрямках</text:span>
 загарбники продовжують вестиоборонні дії. З авіації ворог бив по районах Ольгівського, Гуляйполя іНоводанилівки Запорізької області та Новоберислава Херсонської області.</text:p>
      <text:p text:style-name="P4">
Російських обстрілів зазнали Зелене Поле, Ольгівське, Малинівка, Гуляйполе,Гуляйпільське, Чарівне, Мала Токмачка, Новоданилівка, Щербаки, Степове,Кам’янське й Степногірськ Запорізької області, Херсон, Золота Балка,Новоолександрівка, Гаврилівка, Веселе, Козацьке, Львове, Висунці, Білозерка,Антонівка й Велетенське Херсонської області.</text:p>
      <text:p text:style-name="P4">
У Генштабі підтвердили мілітаризацію тимчасово захопленого острову Джарилгач.Встановлено, що загарбники розмістили там близько 300 своїхвійськовослужбовців і 15 човнів іноземного виробництва, викрадених у місцевогонаселення.</text:p>
      <text:p text:style-name="P4">
Як повідомляв Укрінформ, у ніч на 25 травня російські війська атакувалиУкраїну ударними дронами Shahed-136/131. Силами оборони <text:a xlink:type="simple" xlink:href="https://www.ukrinform.ua/rubric-ato/3713819-sili-oboroni-vnoci-znisili-usi-36-vipusenih-rosianami-droniv-shahed.html" text:style-name="Internet_20_link" text:visited-style-name="Visited_20_Internet_20_Link">
</text:a>
 .</text:p>
      <text:p text:style-name="P4">
24 травня стало відомо, що російські загарбники <text:a xlink:type="simple" xlink:href="https://www.ukrinform.ua/rubric-regions/3713652-dzarilgac-stav-povnistu-militarizovanou-zonou-misceva-vlada.html" text:style-name="Internet_20_link" text:visited-style-name="Visited_20_Internet_20_Link">
</text:a>
 . З острова лунали вибухи іпостріли.</text:p>
      <text:p text:style-name="P4">
<text:span text:style-name="T5">
Фото: Генштаб ЗСУ</text:span>
</text:p>
      <text:p text:style-name="P4">
Source: <text:a xlink:type="simple" xlink:href="https://www.ukrinform.ua/rubric-ato/3714190-na-pati-napramkah-za-dobu-vidbulisa-17-bojovih-zitknen.html" text:style-name="Internet_20_link" text:visited-style-name="Visited_20_Internet_20_Link">
https://www.ukrinform.ua/rubric-ato/3714190-na-pati-napramkah-za-dobu-vidbulisa-17-bojovih-zitknen.html</text:a>
</text:p>
      <!--NEWS-->
      <text:h text:style-name="P10" text:outline-level="1">
<text:span text:style-name="T4">
Забужко написала книгу про Україну на замовлення італійського видавництва</text:span>
</text:h>
      <text:p text:style-name="P4">
Authors: Ukrinform (Person)</text:p>
      <text:p text:style-name="P4">
Publisher: Укринформ (Organization)</text:p>
      <text:p text:style-name="P4">
Published Time: 2023-05-25T19:40:27+03:00</text:p>
      <text:p text:style-name="P4">
Modified Time: 2023-05-25T19:40:27+03:00</text:p>
      <text:p text:style-name="P4">
Description: Українська письменниця Оксана Забужко написала книгу «Найдовша подорож» на замовлення італійського видавця, оскільки європейці прагнуть з’ясувати правдиву історію України. — Укрінформ.</text:p>
      <text:p text:style-name="P4">
Images: ['<text:a xlink:type="simple" xlink:href="https://static.ukrinform.com/photos/2023_05/thumb_files/630_360_1685032727-526.jpeg" text:style-name="Internet_20_link" text:visited-style-name="Visited_20_Internet_20_Link">
630_360_16850...</text:a>
']</text:p>
      <text:p text:style-name="P4">
Tags: ['Форум', 'Львів', 'Забужко']</text:p>
      <text:p text:style-name="P4">
Type: Article</text:p>
      <!--METADATA-->
      <text:p text:style-name="P4">
<draw:frame draw:style-name="fr1" draw:name="Image288" text:anchor-type="as-char" svg:width="6.9236in" svg:height="3.956343in" draw:z-index="0">
<draw:image xlink:href="../Images/yкринформ/2023-05-25T19-40-27-03-00/630_360_1685032727-526.jpeg" xlink:type="simple" xlink:show="embed" xlink:actuate="onLoad" draw:mime-type="image/jpeg"/>
</draw:frame>
Українська письменниця Оксана Забужко написала книгу «Найдовша подорож» назамовлення італійського видавця, оскільки європейці прагнуть з’ясуватиправдиву історію України.</text:p>
      <text:p text:style-name="P4">
Про це Оксана Забужко сказала під час виступу на Львівському медіафорумі(LMF), повідомляє кореспондент Укрінформу.</text:p>
      <text:p text:style-name="P4">
«Книгу «Найдовша подорож» мені замовив італійський видавець. І це перша книга,яку я написала, так би мовити, на замовлення за всю свою кар’єру. Запит бувтакий: поясніть нам, будь ласка, що ми пропустили в історичному контекстівійни в Україні. І я сказала: перепрошую, маю почати з XVII століття. І я цюроботу зробила», - сказала Забужко.</text:p>
      <text:p text:style-name="P4">
<text:span text:style-name="T4">
Читайте також:</text:span>
 <text:a xlink:type="simple" xlink:href="https://www.ukrinform.ua/rubric-diaspora/3713368-ukrainski-knizkovi-policki-v-gaazi-j-amsterdami-popovnili-novimi-knizkami.html" text:style-name="Internet_20_link" text:visited-style-name="Visited_20_Internet_20_Link">
 </text:a>
</text:p>
      <text:p text:style-name="P4">
«Найдовша подорож» - 90-сторінкове есе про два плани російсько-українськоївійни: 30-літній і 300-літній. Книжка, вже вийшла українською та шведськоюмовами (видавництво Norstedts), вийде італійською (видавництво Einaudi),німецькою (видавництво Droschl), норвезькою (видавництво Kagge) та польською(видавництво Agora).</text:p>
      <text:p text:style-name="P4">
Письменниця наголосила, що зараз нарешті настав той час, коли українськіавтори перекладаються європейськими мовами і це надзвичайно важливо дляперегляду російсько-українських відносин у історичному контексті.</text:p>
      <text:p text:style-name="P4">
«Українській історії просто не було місця в європейському наративі, допокитривала не переглянута історія про Росію. Так, наша держава існувала взахідних медіа, але її до 24 лютого 2022 року сприймали, як чорноземля, абопередмістя, периферію великої Росії. «Законні околиці Росії» - цей термінвикористовувався ще у 30-х роках і те, що він досі на плаву, означає, що ми,як цивілізація стикаємося з дуже великими проблемами», - додала Забужко.</text:p>
      <text:p text:style-name="P4">
<text:span text:style-name="T4">
Читайте також:</text:span>
 <text:a xlink:type="simple" xlink:href="https://www.ukrinform.ua/rubric-culture/3674676-so-pocitati-15-knig-pro-vijnu.html" text:style-name="Internet_20_link" text:visited-style-name="Visited_20_Internet_20_Link">
 </text:a>
</text:p>
      <text:p text:style-name="P4">
Але разом з тим, вона наголосила, що зараз відбувається дуже багато змін у цихпитаннях і відносинах. Це сталося завдяки тому, що українська армія розбиластереотипи про «велику Росію» і її «непереможну армію».</text:p>
      <text:p text:style-name="P4">
Як повідомляв Укрінформ, у Львові 25-27 травня відбувається Львівськиймедіафорум. Подія проходить в оновленому форматі й зібрала навколо закордоннихй українських медіафахівців, публічних інтелектуалів, дослідників,полісімейкерів, представників громадського сектору і міжнародних організацій.Фокусна тема: «Після війни або перед війною. Як цивілізації перемогти хаос?».</text:p>
      <text:p text:style-name="P4">
Фото: RFE/RL</text:p>
      <text:p text:style-name="P4">
Source: <text:a xlink:type="simple" xlink:href="https://www.ukrinform.ua/rubric-culture/3714191-zabuzko-napisala-knigu-pro-ukrainu-na-zamovlenna-italijskogo-vidavnictva.html" text:style-name="Internet_20_link" text:visited-style-name="Visited_20_Internet_20_Link">
https://www.ukrinform.ua/rubric-culture/3714191-zabuzko-napisala-knigu-pro-ukrainu-na-zamovlenna-italijskogo-vidavnictva.html</text:a>
</text:p>
      <!--NEWS-->
      <text:h text:style-name="P10" text:outline-level="1">
<text:span text:style-name="T4">
В Україні створили перший у світі комікс про борщ</text:span>
</text:h>
      <text:p text:style-name="P4">
Authors: Ukrinform (Person)</text:p>
      <text:p text:style-name="P4">
Publisher: Укринформ (Organization)</text:p>
      <text:p text:style-name="P4">
Published Time: 2023-05-25T19:46:29+03:00</text:p>
      <text:p text:style-name="P4">
Modified Time: 2023-05-25T19:46:29+03:00</text:p>
      <text:p text:style-name="P4">
Description: В Україні готується до друку перший у світі комікс про борщ. — Укрінформ.</text:p>
      <text:p text:style-name="P4">
Images: ['<text:a xlink:type="simple" xlink:href="https://static.ukrinform.com/photos/2020_09/thumb_files/630_360_1600440683-211.jpg" text:style-name="Internet_20_link" text:visited-style-name="Visited_20_Internet_20_Link">
630_360_16004...</text:a>
', '<text:a xlink:type="simple" xlink:href="https://static.ukrinform.com/photos/2023_05/1685033040-910.jpg" text:style-name="Internet_20_link" text:visited-style-name="Visited_20_Internet_20_Link">
1685033040-91...</text:a>
']</text:p>
      <text:p text:style-name="P4">
Tags: ['Комікс', 'Борщ', 'Сценарій']</text:p>
      <text:p text:style-name="P4">
Type: Article</text:p>
      <!--METADATA-->
      <text:p text:style-name="P4">
<draw:frame draw:style-name="fr1" draw:name="Image289" text:anchor-type="as-char" svg:width="6.9236in" svg:height="3.956343in" draw:z-index="0">
<draw:image xlink:href="../Images/yкринформ/2023-05-25T19-46-29-03-00/630_360_1600440683-211.jpg" xlink:type="simple" xlink:show="embed" xlink:actuate="onLoad" draw:mime-type="image/jpeg"/>
</draw:frame>
 В Україніготується до друку перший у світі комікс про борщ.</text:p>
      <text:p text:style-name="P4">
Як передає Укрінформ, про це авторка коміксу Євгенія Кузнєцова повідомляє у <text:a xlink:type="simple" xlink:href="https://www.facebook.com/604842077/posts/pfbid023y43JbgZ9j53d4fWH8N18KTuSzgi3JeZdHgZ1VT3HEUg362JMHeLkRrUkXscyKZcl/" text:style-name="Internet_20_link" text:visited-style-name="Visited_20_Internet_20_Link">
</text:a>
.</text:p>
      <text:p text:style-name="P4">
За словами Кузнєцової, написати комікс "Коротка історія українського борщу" їйзапропонували рік тому. Для неї це був перший досвід написання мальописногосценарію.</text:p>
      <text:p text:style-name="P4">
«Перший у світі комікс про борщ! Історія вкладена в діалоги і пригоди героїв(пригоди, як я люблю, без гостросюжетності). Я постійно нудила, що давайтетільки без нудних відступів, типу, а зараз, любі читачі, ми вам впакуємо щоськорисне під виглядом чогось красивого. Але ні, там гладенька цікава історія.При цьому в коміксу дві чудових наукових редакторки: Маріана Душар і ОленаБрайченко, з якими ми вели дискусії про солене сало і колір прадавнього квасу.А на одному розвороті можна зустріти знайомих вам людей. Наприклад, разВолодимир Гевко не пише свою книжку, то я його хитрістю заманила у цю», -написала Кузнєцова.</text:p>
      <text:p text:style-name="P4">
<text:span text:style-name="T4">
Читайте також:</text:span>
 <text:a xlink:type="simple" xlink:href="https://www.ukrinform.ua/rubric-culture/3691001-kulinarna-diplomatia-u-kievi-gendirektorka-unesko-dolucilasa-do-prigotuvanna-borsu.html" text:style-name="Internet_20_link" text:visited-style-name="Visited_20_Internet_20_Link">
 <text:span text:style-name="T4">
борщ</text:span>
 </text:a>
</text:p>
      <text:p text:style-name="P4">
<draw:frame draw:style-name="fr1" draw:name="Image290" text:anchor-type="as-char" svg:width="6.9236in" svg:height="9.813031in" draw:z-index="0">
<draw:image xlink:href="../Images/yкринформ/2023-05-25T19-46-29-03-00/1685033040-910.jpg" xlink:type="simple" xlink:show="embed" xlink:actuate="onLoad" draw:mime-type="image/jpeg"/>
</draw:frame>
</text:p>
      <text:p text:style-name="P4">
Фото: Eugenia Kuznetsova, Фейсбук</text:p>
      <text:p text:style-name="P4">
Вона побажала коміксу багато перекладів і накладів.</text:p>
      <text:p text:style-name="P4">
З друку комікс чекають орієнтовно на початку липня.</text:p>
      <text:p text:style-name="P4">
Як повідомляв Укрінформ, у Харкові <text:a xlink:type="simple" xlink:href="https://www.ukrinform.ua/rubric-society/3686141-u-harkovi-vidali-komiks-pes-patron-i-skarpetkovij-monstr.html" text:style-name="Internet_20_link" text:visited-style-name="Visited_20_Internet_20_Link">
 </text:a>
.</text:p>
      <text:p text:style-name="P4">
Source: <text:a xlink:type="simple" xlink:href="https://www.ukrinform.ua/rubric-culture/3714195-v-ukraini-stvorili-persij-u-sviti-komiks-pro-bors.html" text:style-name="Internet_20_link" text:visited-style-name="Visited_20_Internet_20_Link">
https://www.ukrinform.ua/rubric-culture/3714195-v-ukraini-stvorili-persij-u-sviti-komiks-pro-bors.html</text:a>
</text:p>
      <!--NEWS-->
      <text:h text:style-name="P10" text:outline-level="1">
<text:span text:style-name="T4">
Забужко: Постановка «Кассандри» в європейських театрах – це культурний діалог зі світом</text:span>
</text:h>
      <text:p text:style-name="P4">
Authors: Ukrinform (Person)</text:p>
      <text:p text:style-name="P4">
Publisher: Укринформ (Organization)</text:p>
      <text:p text:style-name="P4">
Published Time: 2023-05-25T19:50:00+03:00</text:p>
      <text:p text:style-name="P4">
Modified Time: 2023-05-25T19:50:00+03:00</text:p>
      <text:p text:style-name="P4">
Description: Англійська постановка «Кассандри» Лесі Українки у театрах Європи – це культурний діалог зі світом, до якого Україна йшла десятиліттями. — Укрінформ.</text:p>
      <text:p text:style-name="P4">
Images: ['<text:a xlink:type="simple" xlink:href="https://static.ukrinform.com/photos/2023_05/thumb_files/630_360_1685033277-948.jpg" text:style-name="Internet_20_link" text:visited-style-name="Visited_20_Internet_20_Link">
630_360_16850...</text:a>
']</text:p>
      <text:p text:style-name="P4">
Tags: ['Львів', 'Театр', 'Забужко', 'Леся Українка', 'Конференція']</text:p>
      <text:p text:style-name="P4">
Type: Article</text:p>
      <!--METADATA-->
      <text:p text:style-name="P4">
<draw:frame draw:style-name="fr1" draw:name="Image291" text:anchor-type="as-char" svg:width="6.9236in" svg:height="3.956343in" draw:z-index="0">
<draw:image xlink:href="../Images/yкринформ/2023-05-25T19-50-00-03-00/630_360_1685033277-948.jpg" xlink:type="simple" xlink:show="embed" xlink:actuate="onLoad" draw:mime-type="image/jpeg"/>
</draw:frame>
 Англійськапостановка «Кассандри» Лесі Українки у театрах Європи – це культурний діалогзі світом, до якого Україна йшла десятиліттями.</text:p>
      <text:p text:style-name="P4">
Про це під час виступу на Львівському медіафорумі (LMF) зазначила українськаписьменниця Оксана Забужко, повідомляє кореспондент Укрінформу.</text:p>
      <text:p text:style-name="P4">
«Мені знадобилося 10 років, щоб переконувати директорів європейських театрівпоставити «Кассандру» Лесі Українки. Це найактуальніша драма наших часів, якафактично всі пронизана аспектами сучасної війни. Але лише зараз, завдякиперемогам української армії п’єса таки потрапила у європейські театри», -сказала Забужко.</text:p>
      <text:p text:style-name="P4">
Вона наголосила, що таким чином Україна заявила про себе в культурномуєвропейському просторі. Адже для держави важливий діалог, і її не почують,поки вона не заявить про свою <text:a xlink:type="simple" xlink:href="https://www.ukrinform.ua/rubric-culture" text:style-name="Internet_20_link" text:visited-style-name="Visited_20_Internet_20_Link">
 </text:a>
 ,історію, традиції.</text:p>
      <text:p text:style-name="P4">
«Це і є спосіб зрозуміти країну, тому що культура працює на особистому рівні.Якщо вам відгукується герой книги чи фільму, якщо відчуваєте музику, лише тодівиникає діалог та обмін думками, ідеями – це демократія. Це світ, в якому мивсі хочемо жити», - додала письменниця.</text:p>
      <text:p text:style-name="P4">
Як повідомляла <text:a xlink:type="simple" xlink:href="https://life.pravda.com.ua/culture/2023/04/6/253703/" text:style-name="Internet_20_link" text:visited-style-name="Visited_20_Internet_20_Link">
 </text:a>
 , уВеликій Британії вперше здійснили професійну постановку драматичної поеми ЛесіУкраїнки "Кассандра". Лондонській публіці виставу презентували минулоріч,нещодавно відбулись гастролі британськими "університетськими" містамиОксфордом та Кембріджем.</text:p>
      <text:p text:style-name="P4">
<text:span text:style-name="T4">
Читайте також:</text:span>
 <text:a xlink:type="simple" xlink:href="https://www.ukrinform.ua/rubric-culture/3714191-zabuzko-napisala-knigu-pro-ukrainu-na-zamovlenna-italijskogo-vidavnictva.html" text:style-name="Internet_20_link" text:visited-style-name="Visited_20_Internet_20_Link">
 <text:span text:style-name="T4">
Забужко</text:span>
 </text:a>
</text:p>
      <text:p text:style-name="P4">
Постановку ініціював Український Інститут в Лондоні. Переклала "Кассандру"поетка Ніна Мюррей. Раніше вона здійснила переклад англійською роману ОксаниЗабужко.</text:p>
      <text:p text:style-name="P4">
Як повідомляв Укрінформ, <text:a xlink:type="simple" xlink:href="https://www.ukrinform.ua/rubric-regions/3714192-na-lvivskomu-mediaforumi-obgovoruut-pitanna-vizivanna-civilizacij.html" text:style-name="Internet_20_link" text:visited-style-name="Visited_20_Internet_20_Link">
 </text:a>
 . Подія відбувається в оновленому форматі й зібрала навколозакордонних й українських медіафахівців, публічних інтелектуалів, дослідників,полісімейкерів, представників громадського сектору і міжнародних організацій.Фокусна тема: «Після війни або перед війною. Як цивілізації перемогти хаос?».</text:p>
      <text:p text:style-name="P4">
<text:span text:style-name="T5">
Фото: ВВС</text:span>
</text:p>
      <text:p text:style-name="P4">
Source: <text:a xlink:type="simple" xlink:href="https://www.ukrinform.ua/rubric-culture/3714198-zabuzko-postanovka-kassandri-v-evropejskih-teatrah-ce-kulturnij-dialog-zi-svitom.html" text:style-name="Internet_20_link" text:visited-style-name="Visited_20_Internet_20_Link">
https://www.ukrinform.ua/rubric-culture/3714198-zabuzko-postanovka-kassandri-v-evropejskih-teatrah-ce-kulturnij-dialog-zi-svitom.html</text:a>
</text:p>
      <!--NEWS-->
      <text:h text:style-name="P10" text:outline-level="1">
<text:span text:style-name="T4">
Росія поширює фейки про збіднений уран - канадська розвідка</text:span>
</text:h>
      <text:p text:style-name="P4">
Authors: Ukrinform (Person)</text:p>
      <text:p text:style-name="P4">
Publisher: Укринформ (Organization)</text:p>
      <text:p text:style-name="P4">
Published Time: 2023-05-25T19:51:00+03:00</text:p>
      <text:p text:style-name="P4">
Modified Time: 2023-05-25T19:51:00+03:00</text:p>
      <text:p text:style-name="P4">
Description: Заяви Росії про нібито небезпеку радіоактивного забруднення через використання Україною бронебійних снарядів зі збідненим ураном не відповідають дійсності. — Укрінформ.</text:p>
      <text:p text:style-name="P4">
Images: ['<text:a xlink:type="simple" xlink:href="https://static.ukrinform.com/photos/2019_03/thumb_files/630_360_1553192719-759.jpg" text:style-name="Internet_20_link" text:visited-style-name="Visited_20_Internet_20_Link">
630_360_15531...</text:a>
']</text:p>
      <text:p text:style-name="P4">
Tags: ['Канада', 'Розвідка', 'Росія', 'Уран']</text:p>
      <text:p text:style-name="P4">
Type: Article</text:p>
      <!--METADATA-->
      <text:p text:style-name="P4">
<draw:frame draw:style-name="fr1" draw:name="Image292" text:anchor-type="as-char" svg:width="6.9236in" svg:height="3.956343in" draw:z-index="0">
<draw:image xlink:href="../Images/yкринформ/2023-05-25T19-51-00-03-00/630_360_1553192719-759.jpg" xlink:type="simple" xlink:show="embed" xlink:actuate="onLoad" draw:mime-type="image/jpeg"/>
</draw:frame>
 ЗаявиРосії про нібито небезпеку радіоактивного забруднення через використанняУкраїною бронебійних снарядів зі збідненим ураном не відповідають дійсності.</text:p>
      <text:p text:style-name="P4">
Як передає Укрінформ, про це йдеться у повідомленні розвідувального управлінняЗбройних сил Канади у <text:a xlink:type="simple" xlink:href="https://twitter.com/CanadianForces/status/1661463155044655104" text:style-name="Internet_20_link" text:visited-style-name="Visited_20_Internet_20_Link">
</text:a>
 .</text:p>
      <text:p text:style-name="P4">
“Немає жодної радіоактивної хмари чи іншої незвичної радіологічної активностів Україні. Радіоактивність довколишнього середовища в Європі контролюєтьсярізноманітними рівнями європейських урядів та Спільним дослідним центромЄврокомісії”, - зазначили розвідники.</text:p>
      <text:p text:style-name="P4">
<text:span text:style-name="T4">
Читайте також:</text:span>
 <text:a xlink:type="simple" xlink:href="https://www.ukrinform.ua/rubric-factcheck/3713588-ak-kreml-zbagacue-dezinformaciu-zbidnenim-uranom.html" text:style-name="Internet_20_link" text:visited-style-name="Visited_20_Internet_20_Link">
 <text:span text:style-name="T4">
уран</text:span>
 </text:a>
</text:p>
      <text:p text:style-name="P4">
За їхніми даними, Росія “використовує нестачу публічних знань стосовнотанкових боєприпасів зі збідненим ураном, намагаючись викликати надмірнегромадське занепокоєння на Заході”. “Заяви Росії - складова дезінформаційноїкампанії, покликаної зменшити підтримку надання Заходом допомоги Україні”, -зауважили у Збройних силах Канади.</text:p>
      <text:p text:style-name="P4">
У заяві наголошується, що “Росія продовжить поширювати неправдиву інформаціюдля підтримки цієї кампанії”.</text:p>
      <text:p text:style-name="P4">
Як повідомлялося, минулого тижня Росія заявила про нібито знищенняукраїнського складу боєприпасів зі збідненим ураном і виникнення через церадіоактивної хмари, яка рухалася до Західної Європи.</text:p>
      <text:p text:style-name="P4">
Source: <text:a xlink:type="simple" xlink:href="https://www.ukrinform.ua/rubric-world/3714207-rosia-posirue-fejki-pro-zbidnenij-uran-kanadska-rozvidka.html" text:style-name="Internet_20_link" text:visited-style-name="Visited_20_Internet_20_Link">
https://www.ukrinform.ua/rubric-world/3714207-rosia-posirue-fejki-pro-zbidnenij-uran-kanadska-rozvidka.html</text:a>
</text:p>
      <!--NEWS-->
      <text:h text:style-name="P10" text:outline-level="1">
<text:span text:style-name="T4">
Яценюк про майбутній саміт НАТО: Настав час ухвалювати чіткі рішення</text:span>
</text:h>
      <text:p text:style-name="P4">
Authors: Ukrinform (Person)</text:p>
      <text:p text:style-name="P4">
Publisher: Укринформ (Organization)</text:p>
      <text:p text:style-name="P4">
Published Time: 2023-05-25T19:56:11+03:00</text:p>
      <text:p text:style-name="P4">
Modified Time: 2023-05-25T19:56:11+03:00</text:p>
      <text:p text:style-name="P4">
Description: Голова Київського безпекового форуму, Прем’єр-міністр України 2014-2016 років Арсеній Яценюк наголосив на необхідності чітких рішень на липневому саміті НАТО у Вільнюсі щодо України. — Укрінформ.</text:p>
      <text:p text:style-name="P4">
Images: ['<text:a xlink:type="simple" xlink:href="https://static.ukrinform.com/photos/2023_05/thumb_files/630_360_1685033652-686.jpg" text:style-name="Internet_20_link" text:visited-style-name="Visited_20_Internet_20_Link">
630_360_16850...</text:a>
']</text:p>
      <text:p text:style-name="P4">
Tags: ['Яценюк', 'Київський безпековий форум', 'Війна з Росією']</text:p>
      <text:p text:style-name="P4">
Type: Article</text:p>
      <!--METADATA-->
      <text:p text:style-name="P4">
<draw:frame draw:style-name="fr1" draw:name="Image293" text:anchor-type="as-char" svg:width="6.9236in" svg:height="3.956343in" draw:z-index="0">
<draw:image xlink:href="../Images/yкринформ/2023-05-25T19-56-11-03-00/630_360_1685033652-686.jpg" xlink:type="simple" xlink:show="embed" xlink:actuate="onLoad" draw:mime-type="image/jpeg"/>
</draw:frame>
 ГоловаКиївського безпекового форуму, Прем’єр-міністр України 2014-2016 років АрсенійЯценюк наголосив на необхідності чітких рішень на липневому саміті НАТО уВільнюсі щодо України.</text:p>
      <text:p text:style-name="P4">
Про це він сказав під час <text:a xlink:type="simple" xlink:href="https://ksf.openukraine.org/ua/news/2637-nastav-chas-uhvalyuvati-chitki-rishennya-ukrajina-vzhe-zaplatila-za-nih-nejmovirnu-cinuarsenij-jacenyuk-na-kbf-pro-samit-nato" text:style-name="Internet_20_link" text:visited-style-name="Visited_20_Internet_20_Link">
 </text:a>
 , передає Укрінформ.</text:p>
      <text:p text:style-name="P4">
“Не має бути більше розпливчастих і дивних меморандумів чи декларацій, як цевідбулося в Бухаресті у 2008 році. Має бути визначеність і ясність. Настав часухвалювати чіткі рішення. І Україна вже заплатила за них неймовірну ціну”, -заявив політик.</text:p>
      <text:p text:style-name="P4">
<text:span text:style-name="T4">
Читайте також:</text:span>
 <text:a xlink:type="simple" xlink:href="https://www.ukrinform.ua/rubric-polytics/3714124-ekspremer-avstralii-ebbott-ne-moze-buti-trivalogo-miru-bez-peremogi-ukraini.html" text:style-name="Internet_20_link" text:visited-style-name="Visited_20_Internet_20_Link">
 </text:a>
</text:p>
      <text:p text:style-name="P4">
Він зазначив, що є опонентом так званої стратегічної невизначеності.</text:p>
      <text:p text:style-name="P4">
“Я підтримую стратегічну визначеність. Тому що абсолютно зрозуміло, що Українамає перемогти в цій війні. Абсолютно зрозуміло, що Путін є воєнним злочинцем ійого треба притягти до відповідальності. Абсолютно зрозуміло, що немає іншогошляху гарантувати безпеку для українського народу і для всього Європейськогоконтиненту, окрім членства України в НАТО”, - підкреслив він.</text:p>
      <text:p text:style-name="P4">
Яценюк висловив переконання, що Україна буде членом НАТО, а об’єднана і вільнаЄвропа неможлива без вільної України, яка переможе в цій війні.</text:p>
      <text:p text:style-name="P4">
<text:span text:style-name="T4">
Читайте також:</text:span>
 <text:a xlink:type="simple" xlink:href="https://www.ukrinform.ua/rubric-polytics/3714080-peremoga-ukraini-zminit-usu-bezpekovu-arhitekturu-u-evropi-kubilus.html" text:style-name="Internet_20_link" text:visited-style-name="Visited_20_Internet_20_Link">
 </text:a>
</text:p>
      <text:p text:style-name="P4">
“Ми як Україна боремося за членство в Альянсі. Але ми боремося і за саме НАТО.За безпеку кожної країни-члена Альянсу. Ми як Україна боремося за нашу і вашусвободу”, - наголосив він, звертаючись до учасників КБФ.</text:p>
      <text:p text:style-name="P4">
За його словами, є багато аргументів, чому Україна має набути членства в НАТОта ЄС і має перемогти.</text:p>
      <text:p text:style-name="P4">
"Але складні дипломатичні відповіді можна перекласти простою мовою: мизаборгували перед сьогоденням. Ми заборгували перед тими, хто був убитий ізамучений в Ірпені, Бучі і Маріуполі. Ми заборгували перед дітьми, яківтратили своїх батьків. Ми заборгували перед мільйонами українців, які хочутьповернутися додому. І цей борг можна віддати тільки одним шляхом – гарантуватиУкраїні безпеку, забезпечити, щоби Українська держава була під парасолькоюНАТО”, - заявив голова КБФ.</text:p>
      <text:p text:style-name="P4">
<text:span text:style-name="T4">
Читайте також:</text:span>
 <text:a xlink:type="simple" xlink:href="https://www.ukrinform.ua/rubric-polytics/3714076-ukraina-pocinae-vidpovidati-standartam-nato-svidse-niz-budaka-insa-kraina-ekspremer-estonii.html" text:style-name="Internet_20_link" text:visited-style-name="Visited_20_Internet_20_Link">
 </text:a>
</text:p>
      <text:p text:style-name="P4">
Він підкреслив, що ми заборгували й історії. "Історії тих, хто були знищені всовєтських таборах, хто боровся за незалежну Україну під Крутами. Історіїпоневоленої Європи совєтською окупацією. І цей борг також треба віддати - таксамо через розширення НАТО і розширення світової демократії”, - сказав Яценюк.</text:p>
      <text:p text:style-name="P4">
Як повідомлялося, 25-26 травня проходить 15-ий щорічний Київський безпековийфорум «За Нашу і Вашу Свободу / Fighting for NATO» за участю відомихміжнародних діячів.</text:p>
      <text:p text:style-name="P4">
Source: <text:a xlink:type="simple" xlink:href="https://www.ukrinform.ua/rubric-polytics/3714200-acenuk-pro-majbutnij-samit-nato-nastav-cas-uhvaluvati-citki-risenna.html" text:style-name="Internet_20_link" text:visited-style-name="Visited_20_Internet_20_Link">
https://www.ukrinform.ua/rubric-polytics/3714200-acenuk-pro-majbutnij-samit-nato-nastav-cas-uhvaluvati-citki-risenna.html</text:a>
</text:p>
      <!--NEWS-->
      <text:h text:style-name="P10" text:outline-level="1">
<text:span text:style-name="T4">
Ворог зосередив основні зусилля на п’яти напрямках у Донецькій та Луганській областях</text:span>
</text:h>
      <text:p text:style-name="P4">
Author: ['АРМІЯINFORM']</text:p>
      <text:p text:style-name="P4">
Time: 2023-05-25T20:00:00-04:00</text:p>
      <text:p text:style-name="P4">
Description: Протягом минулої доби противник завдав 30 авіаційних ударів та здійснив 39 обстрілів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35963596732485172_y-1.jpg" text:style-name="Internet_20_link" text:visited-style-name="Visited_20_Internet_20_Link">
photo_5435963596732485172_y-1.jpg</text:a>
']</text:p>
      <text:p text:style-name="P4">
Tags: ['STOPRUSSIA', 'АГРЕСІЯ РФ', 'ВТОРГНЕННЯ РФ', 'ГШ ЗСУ']</text:p>
      <text:p text:style-name="P4">
Category: News</text:p>
      <!--METADATA-->
      <text:p text:style-name="P4">
<draw:frame draw:style-name="fr1" draw:name="Image294" text:anchor-type="as-char" svg:width="6.9236in" svg:height="4.615733in" draw:z-index="0">
<draw:image xlink:href="../Images/AРМІЯINFORM/2023-05-25T20-00-00-04-00/photo_5435963596732485172_y-1.jpg" xlink:type="simple" xlink:show="embed" xlink:actuate="onLoad" draw:mime-type="image/jpeg"/>
</draw:frame>
 Ілюстративне фото</text:p>
      <text:p text:style-name="P4">
Протягом минулої доби противник завдав 30 авіаційних ударів та здійснив 39обстрілів з реактивних систем залпового вогню по позиціях наших військ танаселених пунктах.</text:p>
      <text:p text:style-name="P4">
Ймовірність завдавання ракетних та авіаційних ударів по всій території Українизалишається високою.</text:p>
      <text:p text:style-name="P4">
Противник продовжує зосереджувати основні зусилля на Куп’янському,Лиманському, Бахмутському, Авдіївському та Мар’їнському напрямках. Відбулось28 бойових зіткнень на зазначених ділянках фронту.</text:p>
      <text:p text:style-name="P4">
<text:span text:style-name="T4">
Джерело:</text:span>
 <text:a xlink:type="simple" xlink:href="https://www.facebook.com/GeneralStaff.ua/posts/pfbid02CYBEPubZFbvGFFQLzBArRkiWKRDoXyZoZA7gfTxUhQ5yBpBJdMHJHLf1hrZA6bLJl" text:style-name="Internet_20_link" text:visited-style-name="Visited_20_Internet_20_Link">
<text:span text:style-name="T5">
ГШЗСУ</text:span>
</text:a>
</text:p>
      <text:p text:style-name="P4">
Source: <text:a xlink:type="simple" xlink:href="https://armyinform.com.ua/2023/05/25/vorog-zoseredyv-osnovni-zusyllya-na-pyaty-napryamkah-u-doneczkyj-ta-luganskyj-oblastyah/" text:style-name="Internet_20_link" text:visited-style-name="Visited_20_Internet_20_Link">
https://armyinform.com.ua/2023/05/25/vorog-zoseredyv-osnovni-zusyllya-na-pyaty-napryamkah-u-doneczkyj-ta-luganskyj-oblastyah/</text:a>
</text:p>
      <!--NEWS-->
      <text:h text:style-name="P10" text:outline-level="1">
<text:span text:style-name="T4">
Учасники «Рамштайну» домовилися знайти більше ППО для України – Остін</text:span>
</text:h>
      <text:p text:style-name="P4">
Authors: Ukrinform (Person)</text:p>
      <text:p text:style-name="P4">
Publisher: Укринформ (Organization)</text:p>
      <text:p text:style-name="P4">
Published Time: 2023-05-25T20:02:00+03:00</text:p>
      <text:p text:style-name="P4">
Modified Time: 2023-05-25T20:02:00+03:00</text:p>
      <text:p text:style-name="P4">
Description: Країни-учасниці Контактної групи з питань оборони України домовилися знайти більше можливостей для забезпечення України додатковими системами ППО. — Укрінформ.</text:p>
      <text:p text:style-name="P4">
Images: ['<text:a xlink:type="simple" xlink:href="https://static.ukrinform.com/photos/2023_02/thumb_files/630_360_1676392928-683.jpg" text:style-name="Internet_20_link" text:visited-style-name="Visited_20_Internet_20_Link">
630_360_16763...</text:a>
']</text:p>
      <text:p text:style-name="P4">
Tags: ['Україна', 'Остін', 'ППО', 'Зустріч Рамштайн']</text:p>
      <text:p text:style-name="P4">
Type: Article</text:p>
      <!--METADATA-->
      <text:p text:style-name="P4">
<draw:frame draw:style-name="fr1" draw:name="Image295" text:anchor-type="as-char" svg:width="6.9236in" svg:height="3.956343in" draw:z-index="0">
<draw:image xlink:href="../Images/yкринформ/2023-05-25T20-02-00-03-00/630_360_1676392928-683.jpg" xlink:type="simple" xlink:show="embed" xlink:actuate="onLoad" draw:mime-type="image/jpeg"/>
</draw:frame>
 Країни-учасниці Контактної групи з питань оборони України домовилися знайти більшеможливостей для забезпечення України додатковими системами ППО.</text:p>
      <text:p text:style-name="P4">
Про це заявив міністр оборони США Ллойд Остін під час пресконференції запідсумками засідання «Рамштайн-12», передає кореспондент Укрінформу.</text:p>
      <text:p text:style-name="P4">
«Зараз одна з найактуальніших потреб України – наземні системи ППО. І цяКонтактна група продовжить працювати над тим, щоби допомогти Україні захиститиїї небо»,- зауважив глава Пентагона.</text:p>
      <text:p text:style-name="P4">
Він нагадав, що впродовж останніх тижнів Росія лише посилила точкові удари табомбардування українських міст і цивільної інфраструктури. Тож, за йогословами, жорстокість Кремля лише підтверджує необхідність створення в Українібільш потужної наземної архітектури протиповітряної оборони.</text:p>
      <text:p text:style-name="P4">
<text:span text:style-name="T4">
Читайте також:</text:span>
 <text:a xlink:type="simple" xlink:href="https://www.ukrinform.ua/rubric-ato/3713880-ssa-uhvalili-risenna-pro-prodaz-ukraini-sistem-ppo-nasams-na-285-miljoniv.html" text:style-name="Internet_20_link" text:visited-style-name="Visited_20_Internet_20_Link">
 <text:span text:style-name="T4">
NASAMS</text:span>
 </text:a>
</text:p>
      <text:p text:style-name="P4">
«Тому члени Контактної групи продовжують шукати у своїх запасах (додаткові –ред.) ракети й системи, які вони можуть поставити», - зазначив Остін.</text:p>
      <text:p text:style-name="P4">
Паралельно <text:a xlink:type="simple" xlink:href="https://www.ukrinform.ua/tag-ssa" text:style-name="Internet_20_link" text:visited-style-name="Visited_20_Internet_20_Link">
 </text:a>
 та інші країни працюють ізприватним сектором щодо укладання контрактів для створення нових систем NASAMSта іншого обладнання.</text:p>
      <text:p text:style-name="P4">
«Я вітаю країни, які знаходять способи задовольнити термінові потребипротиповітряної оборони України. І ми зосередимося на цьому завданні»,-зауважив міністр оборони США.</text:p>
      <text:p text:style-name="P4">
<text:span text:style-name="T4">
Читайте також:</text:span>
 <text:a xlink:type="simple" xlink:href="https://www.ukrinform.ua/rubric-ato/3714053-kraini-formatu-ramstajn-vidilili-ukraini-65-milardiv-oboronnoi-pidtrimki-ostin.html" text:style-name="Internet_20_link" text:visited-style-name="Visited_20_Internet_20_Link">
 </text:a>
</text:p>
      <text:p text:style-name="P4">
Як повідомляв Укрінформ, у четвер відбулося 12-те засідання Контактної групи зпитань оборони України у форматі «Рамштайн», яке пройшло у віртуальномурежимі.</text:p>
      <text:p text:style-name="P4">
Source: <text:a xlink:type="simple" xlink:href="https://www.ukrinform.ua/rubric-ato/3714203-ucasniki-ramstajnu-domovilisa-znajti-bilse-ppo-dla-ukraini-ostin.html" text:style-name="Internet_20_link" text:visited-style-name="Visited_20_Internet_20_Link">
https://www.ukrinform.ua/rubric-ato/3714203-ucasniki-ramstajnu-domovilisa-znajti-bilse-ppo-dla-ukraini-ostin.html</text:a>
</text:p>
      <!--NEWS-->
      <text:h text:style-name="P10" text:outline-level="1">
<text:span text:style-name="T4">
Українська книга потребує підтримки - президент Асоціації видавців</text:span>
</text:h>
      <text:p text:style-name="P4">
Authors: Ukrinform (Person)</text:p>
      <text:p text:style-name="P4">
Publisher: Укринформ (Organization)</text:p>
      <text:p text:style-name="P4">
Published Time: 2023-05-25T20:03:00+03:00</text:p>
      <text:p text:style-name="P4">
Modified Time: 2023-05-25T20:03:00+03:00</text:p>
      <text:p text:style-name="P4">
Description: Президент Української асоціації видавців і книгорозповсюджувачів Олександр Афонін заявив про необхідність підтримки книговидавничої галузі в Україні. — Укрінформ.</text:p>
      <text:p text:style-name="P4">
Images: ['<text:a xlink:type="simple" xlink:href="https://static.ukrinform.com/photos/2018_10/thumb_files/630_360_1538726883-822.jpg" text:style-name="Internet_20_link" text:visited-style-name="Visited_20_Internet_20_Link">
630_360_15387...</text:a>
']</text:p>
      <text:p text:style-name="P4">
Tags: ['Книги', 'Видавництво']</text:p>
      <text:p text:style-name="P4">
Type: Article</text:p>
      <!--METADATA-->
      <text:p text:style-name="P4">
<draw:frame draw:style-name="fr1" draw:name="Image296" text:anchor-type="as-char" svg:width="6.9236in" svg:height="3.956343in" draw:z-index="0">
<draw:image xlink:href="../Images/yкринформ/2023-05-25T20-03-00-03-00/630_360_1538726883-822.jpg" xlink:type="simple" xlink:show="embed" xlink:actuate="onLoad" draw:mime-type="image/jpeg"/>
</draw:frame>
 ПрезидентУкраїнської асоціації видавців і книгорозповсюджувачів Олександр Афонін заявивпро необхідність підтримки книговидавничої галузі в Україні.</text:p>
      <text:p text:style-name="P4">
Про це він сказав під час міжнародної конференції «Читання задля демократії»,яка відбулася в Укрінформі.</text:p>
      <text:p text:style-name="P4">
За словами Афоніна, саме на книзі виховується молоде покоління, яке згодомбудуватиме нову Україну. «Сьогодні питання книг для України, для молодогопокоління України – це питання виживання країни черед 2-5 років. Та сьогодніукраїнський видавець зробити цю книгу не може, бо у нього грошей немає», –сказав він.</text:p>
      <text:p text:style-name="P4">
Президент УАВК зауважив, що українським книговидавцям дуже допомагають колегиз інших країн, закордонні українці. Йдеться про підтримку у вигляді наданнягрантів, збору коштів, проведення заходів, на яких активно обговорюється темакниговиробництва та залучення нових технологій. Але без належного фінансуванняне всі плани можна втілити у життя, констатував він.</text:p>
      <text:p text:style-name="P4">
«Україна нині перебуває у такому стані, коли їй не можна дозволити втратититемп навчання, наповнення розуму молодого покоління, на яке ляже дужевідповідальне завдання з відновлення країни», - переконаний президент УАВК.</text:p>
      <text:p text:style-name="P4">
<text:span text:style-name="T4">
Читайте також:</text:span>
 <text:a xlink:type="simple" xlink:href="https://www.ukrinform.ua/rubric-culture/3714148-pidvisenna-rivna-citanna-spriatime-formuvannu-gromadanskogo-suspilstva-tkacenko.html" text:style-name="Internet_20_link" text:visited-style-name="Visited_20_Internet_20_Link">
 </text:a>
</text:p>
      <text:p text:style-name="P4">
Учасники конференції обговорили вплив читання на всі сфери життя людини тасуспільства, можливі шляхи поширення читання як життєвої практики середукраїнців. Як наголошувалося, читання <text:a xlink:type="simple" xlink:href="https://www.ukrinform.ua/tag-kniga" text:style-name="Internet_20_link" text:visited-style-name="Visited_20_Internet_20_Link">
 </text:a>
— найефективніший інструмент для розвитку соціального капіталу та інклюзії.Дослідження в педіатрії, психології, соціальних науках, неврології та освітіпоказують, що читання навчає критично мислити, розуміти складні значення танакопичувати дані, одночасно сприяючи емпатії та командній роботі.</text:p>
      <text:p text:style-name="P4">
На думку організаторів заходу, відновлення галузі книговидання та промоціячитання в Україні має включати план відновлення бібліотек, запровадження наміжнародному рівні програм домашнього читання.</text:p>
      <text:p text:style-name="P4">
Як повідомляв Укрінформ, один із проєктів під патронатом першої леді ОлениЗеленської <text:a xlink:type="simple" xlink:href="https://www.ukrinform.ua/rubric-society/3699547-proekt-knizki-bez-kordoniv-realizuut-uze-v-37-krainah-zelenska.html" text:style-name="Internet_20_link" text:visited-style-name="Visited_20_Internet_20_Link">
 </text:a>
 , де на 170 поличках євже 44 тисячі книжок.</text:p>
      <text:p text:style-name="P4">
Source: <text:a xlink:type="simple" xlink:href="https://www.ukrinform.ua/rubric-culture/3714206-ukrainska-kniga-potrebue-pidtrimki-prezident-asociacii-vidavciv.html" text:style-name="Internet_20_link" text:visited-style-name="Visited_20_Internet_20_Link">
https://www.ukrinform.ua/rubric-culture/3714206-ukrainska-kniga-potrebue-pidtrimki-prezident-asociacii-vidavciv.html</text:a>
</text:p>
      <!--NEWS-->
      <text:h text:style-name="P10" text:outline-level="1">
<text:span text:style-name="T4">
Красюк: Ми виграли промоутерські торги щодо бою Усик-Дюбуа</text:span>
</text:h>
      <text:p text:style-name="P4">
Authors: Ukrinform (Person)</text:p>
      <text:p text:style-name="P4">
Publisher: Укринформ (Organization)</text:p>
      <text:p text:style-name="P4">
Published Time: 2023-05-25T20:04:08+03:00</text:p>
      <text:p text:style-name="P4">
Modified Time: 2023-05-25T20:04:08+03:00</text:p>
      <text:p text:style-name="P4">
Description: Бій ймовірно пройде 12 серпня. — Укрінформ.</text:p>
      <text:p text:style-name="P4">
Images: ['<text:a xlink:type="simple" xlink:href="https://static.ukrinform.com/photos/2023_05/thumb_files/630_360_1685034147-976.jpg" text:style-name="Internet_20_link" text:visited-style-name="Visited_20_Internet_20_Link">
630_360_16850...</text:a>
']</text:p>
      <text:p text:style-name="P4">
Tags: ['Бокс', 'Усик']</text:p>
      <text:p text:style-name="P4">
Type: Article</text:p>
      <!--METADATA-->
      <text:p text:style-name="P4">
<draw:frame draw:style-name="fr1" draw:name="Image297" text:anchor-type="as-char" svg:width="6.9236in" svg:height="3.956343in" draw:z-index="0">
<draw:image xlink:href="../Images/yкринформ/2023-05-25T20-04-08-03-00/630_360_1685034147-976.jpg" xlink:type="simple" xlink:show="embed" xlink:actuate="onLoad" draw:mime-type="image/jpeg"/>
</draw:frame>
 Бійймовірно пройде 12 серпня.</text:p>
      <text:p text:style-name="P4">
Олександр Красюк, промоутер чемпіона WBA, WBO, IBO та IBF у надважкій вазіОлександра Усика (20-0, 13 КО), <text:a xlink:type="simple" xlink:href="https://www.instagram.com/stories/alex.krassyuk/3110595303333611142/" text:style-name="Internet_20_link" text:visited-style-name="Visited_20_Internet_20_Link">
</text:a>
 , щопромоутерська компанія К2 буде організовувати бій Усика з Дюбуа (19-1, 18 КО),передає Укрінформ.</text:p>
      <text:p text:style-name="P4">
«Ми виграли промоутерські торги. Зараз ми працюємо над тим, щоб провести бій упольському Вроцлаві 12 серпня», - написав Красюк.</text:p>
      <text:p text:style-name="P4">
Бій між Усиком та Дюбуа був призначений ще 12 грудня, але WBA дала українцючас для переговорів про об’єднавчий бій з володарем поясу WBC Тайсоном Ф’юрі,але його не вдалося погодити через розбіжності між командами.</text:p>
      <text:p text:style-name="P4">
Після цього команда українця вирішила боксувати з Дюбуа.</text:p>
      <text:p text:style-name="P4">
Кінцевий термін для переговорів закінчився 2 травня, тому організаціявідправила бій на промоутерські торги.</text:p>
      <text:p text:style-name="P4">
WBA зобов’язала Усика провести захист титулу проти Дюбуа. Якщо британець незможе взяти участі у поєдинку через травму або з іншої причини, українцюпризначать бій із наступним суперником рейтингу WBA. Ним є екс-чемпіон світуза версією WBC Деонтей Вайлдер.</text:p>
      <text:p text:style-name="P4">
<text:span text:style-name="T4">
Читайте також:</text:span>
 <text:a xlink:type="simple" xlink:href="https://www.ukrinform.ua/rubric-sports/3710105-wba-rozgladae-zaminu-dubua-u-bou-proti-usika.html" text:style-name="Internet_20_link" text:visited-style-name="Visited_20_Internet_20_Link">
 <text:span text:style-name="T4">
Усик</text:span>
 </text:a>
</text:p>
      <text:p text:style-name="P4">
Як повідомляв Укрінформ, востаннє Усик виходив у ринг у серпні 2022 року, колипереміг в реванші Ентоні Джошуа роздільним рішенням суддів.</text:p>
      <text:p text:style-name="P4">
Фото: Getty Image</text:p>
      <text:p text:style-name="P4">
Source: <text:a xlink:type="simple" xlink:href="https://www.ukrinform.ua/rubric-sports/3714204-krasuk-mi-vigrali-promouterski-torgi-sodo-bou-usikdubua.html" text:style-name="Internet_20_link" text:visited-style-name="Visited_20_Internet_20_Link">
https://www.ukrinform.ua/rubric-sports/3714204-krasuk-mi-vigrali-promouterski-torgi-sodo-bou-usikdubua.html</text:a>
</text:p>
      <!--NEWS-->
      <text:h text:style-name="P10" text:outline-level="1">
<text:span text:style-name="T4">
Під Мелітополем нацгвардійці збили два російські Су-25</text:span>
</text:h>
      <text:p text:style-name="P4">
Authors: Ukrinform (Person)</text:p>
      <text:p text:style-name="P4">
Publisher: Укринформ (Organization)</text:p>
      <text:p text:style-name="P4">
Published Time: 2023-05-25T20:09:00+03:00</text:p>
      <text:p text:style-name="P4">
Modified Time: 2023-05-25T20:09:00+03:00</text:p>
      <text:p text:style-name="P4">
Description: У Запорізькій області поблизу тимчасово захопленого Мелітополя бійці Національної гвардії пострілом із переносних зенітно-ракетних комплексів влучили по двох російських штурмовиках Су-25. — Укрінформ.</text:p>
      <text:p text:style-name="P4">
Images: ['<text:a xlink:type="simple" xlink:href="https://static.ukrinform.com/photos/2015_10/thumb_files/630_360_1443728071-8397-su-25-foto-arms-exporu.jpg" text:style-name="Internet_20_link" text:visited-style-name="Visited_20_Internet_20_Link">
630_360_14437...</text:a>
']</text:p>
      <text:p text:style-name="P4">
Tags: ['Мелітополь', 'Винищувач', 'Війна з Росією']</text:p>
      <text:p text:style-name="P4">
Type: Article</text:p>
      <!--METADATA-->
      <text:p text:style-name="P4">
<draw:frame draw:style-name="fr1" draw:name="Image298" text:anchor-type="as-char" svg:width="6.9236in" svg:height="3.956343in" draw:z-index="0">
<draw:image xlink:href="../Images/yкринформ/2023-05-25T20-09-00-03-00/630_360_1443728071-8397-su-25-foto-arms-exporu.jpg" xlink:type="simple" xlink:show="embed" xlink:actuate="onLoad" draw:mime-type="image/jpeg"/>
</draw:frame>
 У Запорізькій області поблизу тимчасово захопленогоМелітополя бійці Національної гвардії пострілом із переносних зенітно-ракетнихкомплексів влучили по двох російських штурмовиках Су-25.</text:p>
      <text:p text:style-name="P4">
Про це Нацгвардія повідомила у <text:a xlink:type="simple" xlink:href="https://www.facebook.com/NGUmainpage/posts/pfbid0JyMELt4imCj5pnuyrV7gDh6izzT2zhPZrvEu2RGFDCQf6s4dCEXJQunSHuANkC4Ml" text:style-name="Internet_20_link" text:visited-style-name="Visited_20_Internet_20_Link">
</text:a>
, передає Укрінформ.</text:p>
      <text:p text:style-name="P4">
Як зазначається, 25 травня російські війська намагалися вдарити по позиціяхСил оборони із застосуванням пари Су-25.</text:p>
      <text:p text:style-name="P4">
На бойовому чергуванні в той час перебували нацгвардійці — "Запорізькиймесник" і його побратим. Вони ідентифікували ворожу авіацію та відпрацювали поповітряних цілях із ПЗРК.</text:p>
      <text:p text:style-name="P4">
"В результаті бойової роботи перший літак Су-25 повністю знищений, його пілотувдалося катапультуватися над тимчасово-окупованою територією, другий <text:a xlink:type="simple" xlink:href="https://www.ukrinform.ua/tag-vinisuvac" text:style-name="Internet_20_link" text:visited-style-name="Visited_20_Internet_20_Link">
</text:a>
 збив відомий усім "Запорізькиймесник", — зазначили в Нацгвардії.</text:p>
      <text:p text:style-name="P4">
Встановлено, що після пострілу бійця другий Су-25 був серйозно пошкоджений тазайшов на аварійну посадку. У кінці злітної смуги мелітопольці спостерігаличорний стовп диму, перед чим пролунали глухі вибухи.</text:p>
      <text:p text:style-name="P4">
<text:span text:style-name="T4">
Читайте також:</text:span>
 <text:a xlink:type="simple" xlink:href="https://www.ukrinform.ua/rubric-ato/3713816-nad-mikolaivsinou-odesinou-ta-bukovinou-zbili-pat-vorozih-bezpilotnikiv.html" text:style-name="Internet_20_link" text:visited-style-name="Visited_20_Internet_20_Link">
 <text:span text:style-name="T4">
збили</text:span>
 </text:a>
</text:p>
      <text:p text:style-name="P4">
Як повідомляв Укрінформ, у Донецькій області український військовий постріломіз ПЗРК "Ігла" <text:a xlink:type="simple" xlink:href="https://www.ukrinform.ua/rubric-ato/3712616-na-doneccini-ukrainski-zahisniki-zbili-vorozij-mi24-iz-pzrk-igla.html" text:style-name="Internet_20_link" text:visited-style-name="Visited_20_Internet_20_Link">
 </text:a>
</text:p>
      <text:p text:style-name="P4">
Source: <text:a xlink:type="simple" xlink:href="https://www.ukrinform.ua/rubric-ato/3714208-pid-melitopolem-nacgvardijci-zbili-dva-rosijski-su25.html" text:style-name="Internet_20_link" text:visited-style-name="Visited_20_Internet_20_Link">
https://www.ukrinform.ua/rubric-ato/3714208-pid-melitopolem-nacgvardijci-zbili-dva-rosijski-su25.html</text:a>
</text:p>
      <!--NEWS-->
      <text:h text:style-name="P10" text:outline-level="1">
<text:span text:style-name="T4">
Глава Пентагону назвав країни, які візьмуть участь у тренуванні українців на F-16</text:span>
</text:h>
      <text:p text:style-name="P4">
Authors: Ukrinform (Person)</text:p>
      <text:p text:style-name="P4">
Publisher: Укринформ (Organization)</text:p>
      <text:p text:style-name="P4">
Published Time: 2023-05-25T20:17:00+03:00</text:p>
      <text:p text:style-name="P4">
Modified Time: 2023-05-25T20:17:00+03:00</text:p>
      <text:p text:style-name="P4">
Description: Данія й Нідерланди наступного місяця у взаємодії зі США почнуть розробляти навчальну базу для комплексної підготовки українських пілотів на літаках четвертого покоління, крім того, свій внесок запропонували Норвегія, Бельгія, Португалія й Польща. — Укрінформ.</text:p>
      <text:p text:style-name="P4">
Images: ['<text:a xlink:type="simple" xlink:href="https://static.ukrinform.com/photos/2015_11/thumb_files/630_360_1446829545-6581-foto-wikipediaorg.jpg" text:style-name="Internet_20_link" text:visited-style-name="Visited_20_Internet_20_Link">
630_360_14468...</text:a>
']</text:p>
      <text:p text:style-name="P4">
Tags: ['Військові', 'Винищувач', 'Остін', 'Зустріч Рамштайн']</text:p>
      <text:p text:style-name="P4">
Type: Article</text:p>
      <!--METADATA-->
      <text:p text:style-name="P4">
<draw:frame draw:style-name="fr1" draw:name="Image299" text:anchor-type="as-char" svg:width="6.9236in" svg:height="3.956343in" draw:z-index="0">
<draw:image xlink:href="../Images/yкринформ/2023-05-25T20-17-00-03-00/630_360_1446829545-6581-foto-wikipediaorg.jpg" xlink:type="simple" xlink:show="embed" xlink:actuate="onLoad" draw:mime-type="image/jpeg"/>
</draw:frame>
 Данія й Нідерланди наступного місяця у взаємодії зі СШАпочнуть розробляти навчальну базу для комплексної підготовки українськихпілотів на літаках четвертого покоління, крім того, свій внесок запропонувалиНорвегія, Бельгія, Португалія й Польща.</text:p>
      <text:p text:style-name="P4">
Про це заявив у четвер за підсумками засідання «Рамштайн-12» міністр оборониСША Ллойд Остін, передає власний кореспондент Укрінформу.</text:p>
      <text:p text:style-name="P4">
«Під час сьогоднішньої зустрічі кілька союзників і партнерів обговорили планипідготовки українських пілотів на винищувачах четвертого покоління, включно зF-16», - повідомив Остін.</text:p>
      <text:p text:style-name="P4">
Він підкреслив, що планування та виконання цих навчань стане для всіх важливимзавданням, і завдяки координації в межах Контактної групи це стане можливим.</text:p>
      <text:p text:style-name="P4">
«Я особливо хочу подякувати Данії й Нідерландам, які вирішили очолитиєвропейську коаліцію з підготовки українських сил на <text:a xlink:type="simple" xlink:href="https://www.ukrinform.ua/tag-vinisuvac" text:style-name="Internet_20_link" text:visited-style-name="Visited_20_Internet_20_Link">
</text:a>
 . Ближчими тижнями мої нідерландській датські колеги працюватимуть зі Сполученими Штатами та іншими союзниками надрозробкою навчальної бази», - зазначив глава Пентагону.</text:p>
      <text:p text:style-name="P4">
<text:span text:style-name="T4">
Читайте також:</text:span>
 <text:a xlink:type="simple" xlink:href="https://www.ukrinform.ua/rubric-ato/3714203-ucasniki-ramstajnu-domovilisa-znajti-bilse-ppo-dla-ukraini-ostin.html" text:style-name="Internet_20_link" text:visited-style-name="Visited_20_Internet_20_Link">
 <text:span text:style-name="T4">
Рамштайн</text:span>
 </text:a>
</text:p>
      <text:p text:style-name="P4">
Він також підтвердив, що свій внесок у підготовку українських пілотів вжезапропонували Норвегія, Бельгія, Португалія й Польща.</text:p>
      <text:p text:style-name="P4">
«І ми очікуємо, що незабаром до нашої важливої ініціативи приєднаються іншікраїни», - додав міністр оборони США.</text:p>
      <text:p text:style-name="P4">
При цьому він підкреслив, що навчання українських пілотів на літаках F-16 єприкладом відданості США й інших країн зміцненню безпеки України вдовгостроковій перспективі.</text:p>
      <text:p text:style-name="P4">
Як повідомляв Укрінформ, країни-члени Контактної групи з питань оборониУкраїни у четвер домовилися також знайти більше можливостей для того, щоби <text:a xlink:type="simple" xlink:href="https://www.ukrinform.ua/rubric-ato/3714203-ucasniki-ramstajnu-domovilisa-znajti-bilse-ppo-dla-ukraini-ostin.html" text:style-name="Internet_20_link" text:visited-style-name="Visited_20_Internet_20_Link">
</text:a>
</text:p>
      <text:p text:style-name="P4">
Source: <text:a xlink:type="simple" xlink:href="https://www.ukrinform.ua/rubric-ato/3714211-glava-pentagonu-nazvav-kraini-aki-zabezpecuvatimut-trenuvanna-ukrainciv-na-f16.html" text:style-name="Internet_20_link" text:visited-style-name="Visited_20_Internet_20_Link">
https://www.ukrinform.ua/rubric-ato/3714211-glava-pentagonu-nazvav-kraini-aki-zabezpecuvatimut-trenuvanna-ukrainciv-na-f16.html</text:a>
</text:p>
      <!--NEWS-->
      <text:h text:style-name="P10" text:outline-level="1">
<text:span text:style-name="T4">
Рамштайн: США просять Україну не використовувати надану ними зброю на території Росії</text:span>
</text:h>
      <text:p text:style-name="P4">
Authors: Ukrinform (Person)</text:p>
      <text:p text:style-name="P4">
Publisher: Укринформ (Organization)</text:p>
      <text:p text:style-name="P4">
Published Time: 2023-05-25T20:22:00+03:00</text:p>
      <text:p text:style-name="P4">
Modified Time: 2023-05-25T20:22:00+03:00</text:p>
      <text:p text:style-name="P4">
Description: США продовжують наполягати на тому, щоб надана ними зброя не використовувалася на території Росії. — Укрінформ.</text:p>
      <text:p text:style-name="P4">
Images: ['<text:a xlink:type="simple" xlink:href="https://static.ukrinform.com/photos/2021_12/thumb_files/630_360_1638521183-498.jpg" text:style-name="Internet_20_link" text:visited-style-name="Visited_20_Internet_20_Link">
630_360_16385...</text:a>
']</text:p>
      <text:p text:style-name="P4">
Tags: ['США', 'Зброя', 'Війна з Росією', 'Марк Міллі ']</text:p>
      <text:p text:style-name="P4">
Type: Article</text:p>
      <!--METADATA-->
      <text:p text:style-name="P4">
<draw:frame draw:style-name="fr1" draw:name="Image300" text:anchor-type="as-char" svg:width="6.9236in" svg:height="3.956343in" draw:z-index="0">
<draw:image xlink:href="../Images/yкринформ/2023-05-25T20-22-00-03-00/630_360_1638521183-498.jpg" xlink:type="simple" xlink:show="embed" xlink:actuate="onLoad" draw:mime-type="image/jpeg"/>
</draw:frame>
 СШАпродовжують наполягати на тому, щоб надана ними зброя не використовувалася натериторії Росії.</text:p>
      <text:p text:style-name="P4">
Про це за підсумками онлайнзустрічі Контактної групи оборони України у форматі«Рамштайн» у четвер заявив голова Комітету начальників штабів Збройних сил СШАгенерал Марк Міллі, повідомляє кореспондент Укрінформу.</text:p>
      <text:p text:style-name="P4">
«Правила, які ми визначили з українцями: не використовувати поставлені США <text:a xlink:type="simple" xlink:href="https://www.ukrinform.ua/tag-zbroa" text:style-name="Internet_20_link" text:visited-style-name="Visited_20_Internet_20_Link">
</text:a>
 для атак на географічній територіїРосії. Ми попросили українців», - підкреслив генерал.</text:p>
      <text:p text:style-name="P4">
Він визнав, що Україна веде війну на виживання. Але додав, що «це - українськавійна; це не війна між США і Росією, між НАТО і Росією».</text:p>
      <text:p text:style-name="P4">
<text:span text:style-name="T4">
Читайте також:</text:span>
 <text:a xlink:type="simple" xlink:href="https://www.ukrinform.ua/rubric-ato/3714203-ucasniki-ramstajnu-domovilisa-znajti-bilse-ppo-dla-ukraini-ostin.html" text:style-name="Internet_20_link" text:visited-style-name="Visited_20_Internet_20_Link">
 <text:span text:style-name="T4">
Остін</text:span>
 </text:a>
</text:p>
      <text:p text:style-name="P4">
Захід, США підтримують Україну, надають озброєння, готують солдатів і надаютьконсультативну допомогу, але це не прямий конфлікт між Сполученими Штатами таРосією.</text:p>
      <text:p text:style-name="P4">
Генерал проте заявив, що американська сторона не володіє достатнім обсягомінформації щодо того, що відбулося в Бєлгородській області.</text:p>
      <text:p text:style-name="P4">
Як повідомлялося, <text:a xlink:type="simple" xlink:href="https://www.ukrinform.ua/rubric-ato/3713635-u-dobrovolcih-formuvan-aki-zajsli-dnami-do-belgorodskoi-oblasti-vtrat-nemae-komandir-rdk.html" text:style-name="Internet_20_link" text:visited-style-name="Visited_20_Internet_20_Link">
 </text:a>
 , після чого російська сторона показали кадритехніки західного виробництва, яка начебто була знищена під час зіткнення.</text:p>
      <text:p text:style-name="P4">
Source: <text:a xlink:type="simple" xlink:href="https://www.ukrinform.ua/rubric-ato/3714216-ramstajn-ssa-prosat-ukrainu-ne-vikoristovuvati-nadanu-nimi-zbrou-na-teritorii-rosii.html" text:style-name="Internet_20_link" text:visited-style-name="Visited_20_Internet_20_Link">
https://www.ukrinform.ua/rubric-ato/3714216-ramstajn-ssa-prosat-ukrainu-ne-vikoristovuvati-nadanu-nimi-zbrou-na-teritorii-rosii.html</text:a>
</text:p>
      <!--NEWS-->
      <text:h text:style-name="P10" text:outline-level="1">
<text:span text:style-name="T4">
У браму резиденції прем'єра Британії в’їхала автівка</text:span>
</text:h>
      <text:p text:style-name="P4">
Authors: Ukrinform (Person)</text:p>
      <text:p text:style-name="P4">
Publisher: Укринформ (Organization)</text:p>
      <text:p text:style-name="P4">
Published Time: 2023-05-25T20:25:00+03:00</text:p>
      <text:p text:style-name="P4">
Modified Time: 2023-05-25T20:25:00+03:00</text:p>
      <text:p text:style-name="P4">
Description: У Лондоні у браму резиденції прем'єр-міністра Великої Британії Ріші Сунака в'їхав автомобіль. Водія транспортного засобу затримали поліцейські. — Укрінформ.</text:p>
      <text:p text:style-name="P4">
Images: ['<text:a xlink:type="simple" xlink:href="https://static.ukrinform.com/photos/2023_05/thumb_files/630_360_1685035671-2879.png" text:style-name="Internet_20_link" text:visited-style-name="Visited_20_Internet_20_Link">
630_360_16850...</text:a>
', '<text:a xlink:type="simple" xlink:href="https://static.ukrinform.com/photos/2023_05/thumb_files/630_360_1685035671-5440.png" text:style-name="Internet_20_link" text:visited-style-name="Visited_20_Internet_20_Link">
630_360_16850...</text:a>
', '<text:a xlink:type="simple" xlink:href="https://static.ukrinform.com/photos/2023_05/thumb_files/630_360_1685035671-5825.png" text:style-name="Internet_20_link" text:visited-style-name="Visited_20_Internet_20_Link">
630_360_16850...</text:a>
', '<text:a xlink:type="simple" xlink:href="https://static.ukrinform.com/photos/2023_05/thumb_files/630_360_1685035671-7322.png" text:style-name="Internet_20_link" text:visited-style-name="Visited_20_Internet_20_Link">
630_360_16850...</text:a>
', '<text:a xlink:type="simple" xlink:href="https://static.ukrinform.com/photos/2023_05/thumb_files/630_360_1685035671-4194.png" text:style-name="Internet_20_link" text:visited-style-name="Visited_20_Internet_20_Link">
630_360_16850...</text:a>
', '<text:a xlink:type="simple" xlink:href="https://static.ukrinform.com/photos/2023_05/thumb_files/630_360_1685035694-5655.png" text:style-name="Internet_20_link" text:visited-style-name="Visited_20_Internet_20_Link">
630_360_16850...</text:a>
']</text:p>
      <text:p text:style-name="P4">
Tags: ['Британія', 'ДТП', 'Лондон', 'Ріші Сунак']</text:p>
      <text:p text:style-name="P4">
Type: Article</text:p>
      <!--METADATA-->
      <text:p text:style-name="P4">
<draw:frame draw:style-name="fr1" draw:name="Image301" text:anchor-type="as-char" svg:width="6.9236in" svg:height="3.956343in" draw:z-index="0">
<draw:image xlink:href="../Images/yкринформ/2023-05-25T20-25-00-03-00/630_360_1685035671-2879.png" xlink:type="simple" xlink:show="embed" xlink:actuate="onLoad" draw:mime-type="image/png"/>
</draw:frame>
 У Лондоніу браму резиденції прем'єр-міністра Великої Британії Ріші Сунака в'їхававтомобіль. Водія транспортного засобу затримали поліцейські.</text:p>
      <text:p text:style-name="P4">
Як передає Укрінформ, про це повідомляє <text:a xlink:type="simple" xlink:href="https://www.thesun.co.uk/news/politics/22480257/car-smashes-into-downing-street-gates/" text:style-name="Internet_20_link" text:visited-style-name="Visited_20_Internet_20_Link">
</text:a>
 .</text:p>
      <text:p text:style-name="P4">
"Чоловіка заарештували після того, як сьогодні вдень автомобіль врізався убраму на Даунінг-стріт", - йдеться у повідомленні.</text:p>
      <text:p text:style-name="P4">
Зазначається, що озброєні офіцери поліції перекрили практично всю дорогу уВестмінстері, де розташована резиденція голови британського уряду.</text:p>
      <text:p text:style-name="P4">
<text:span text:style-name="T4">
Читайте також:</text:span>
 <text:a xlink:type="simple" xlink:href="https://www.ukrinform.ua/rubric-polytics/3712161-sunak-na-samiti-g7-ukraina-mae-ne-lise-vigrati-vijnu-ale-j-dosagti-spravedlivogo-miru.html" text:style-name="Internet_20_link" text:visited-style-name="Visited_20_Internet_20_Link">
 <text:span text:style-name="T4">
Сунак</text:span>
 </text:a>
</text:p>
      <text:p text:style-name="P4">
У поліції заявили, що внаслідок інциденту ніхто не постраждав. Одну людинузатримали за підозрою у завданні злочинного збитку та небезпечному керуванніавтомобілем.</text:p>
      <text:p text:style-name="P4">
<draw:frame draw:style-name="fr1" draw:name="Image302" text:anchor-type="as-char" svg:width="6.9236in" svg:height="3.956343in" draw:z-index="0">
<draw:image xlink:href="../Images/yкринформ/2023-05-25T20-25-00-03-00/630_360_1685035671-5440.png" xlink:type="simple" xlink:show="embed" xlink:actuate="onLoad" draw:mime-type="image/png"/>
</draw:frame>
 У брамурезиденції прем'єра Британії в’їхала автівка / Фото: THE SUN  <text:a xlink:type="simple" xlink:href="https://static.ukrinform.com/photos/2023_05/1685035671-5440.png" text:style-name="Internet_20_link" text:visited-style-name="Visited_20_Internet_20_Link">
<draw:frame draw:style-name="fr1" draw:name="Image303" text:anchor-type="as-char" svg:width="6.9236in" svg:height="3.956343in" draw:z-index="0">
<draw:image xlink:href="../Images/yкринформ/2023-05-25T20-25-00-03-00/630_360_1685035671-5440.png" xlink:type="simple" xlink:show="embed" xlink:actuate="onLoad" draw:mime-type="image/png"/>
</draw:frame>
</text:a>
 <text:a xlink:type="simple" xlink:href="https://static.ukrinform.com/photos/2023_05/1685035671-5825.png" text:style-name="Internet_20_link" text:visited-style-name="Visited_20_Internet_20_Link">
<draw:frame draw:style-name="fr1" draw:name="Image304" text:anchor-type="as-char" svg:width="6.9236in" svg:height="3.956343in" draw:z-index="0">
<draw:image xlink:href="../Images/yкринформ/2023-05-25T20-25-00-03-00/630_360_1685035671-5825.png" xlink:type="simple" xlink:show="embed" xlink:actuate="onLoad" draw:mime-type="image/png"/>
</draw:frame>
</text:a>
 <text:a xlink:type="simple" xlink:href="https://static.ukrinform.com/photos/2023_05/1685035671-2879.png" text:style-name="Internet_20_link" text:visited-style-name="Visited_20_Internet_20_Link">
<draw:frame draw:style-name="fr1" draw:name="Image305" text:anchor-type="as-char" svg:width="6.9236in" svg:height="3.956343in" draw:z-index="0">
<draw:image xlink:href="../Images/yкринформ/2023-05-25T20-25-00-03-00/630_360_1685035671-2879.png" xlink:type="simple" xlink:show="embed" xlink:actuate="onLoad" draw:mime-type="image/png"/>
</draw:frame>
</text:a>
 <text:a xlink:type="simple" xlink:href="https://static.ukrinform.com/photos/2023_05/1685035671-7322.png" text:style-name="Internet_20_link" text:visited-style-name="Visited_20_Internet_20_Link">
<draw:frame draw:style-name="fr1" draw:name="Image306" text:anchor-type="as-char" svg:width="6.9236in" svg:height="3.956343in" draw:z-index="0">
<draw:image xlink:href="../Images/yкринформ/2023-05-25T20-25-00-03-00/630_360_1685035671-7322.png" xlink:type="simple" xlink:show="embed" xlink:actuate="onLoad" draw:mime-type="image/png"/>
</draw:frame>
</text:a>
 <text:a xlink:type="simple" xlink:href="https://static.ukrinform.com/photos/2023_05/1685035671-4194.png" text:style-name="Internet_20_link" text:visited-style-name="Visited_20_Internet_20_Link">
<draw:frame draw:style-name="fr1" draw:name="Image307" text:anchor-type="as-char" svg:width="6.9236in" svg:height="3.956343in" draw:z-index="0">
<draw:image xlink:href="../Images/yкринформ/2023-05-25T20-25-00-03-00/630_360_1685035671-4194.png" xlink:type="simple" xlink:show="embed" xlink:actuate="onLoad" draw:mime-type="image/png"/>
</draw:frame>
</text:a>
 <text:a xlink:type="simple" xlink:href="https://static.ukrinform.com/photos/2023_05/1685035694-5655.png" text:style-name="Internet_20_link" text:visited-style-name="Visited_20_Internet_20_Link">
<draw:frame draw:style-name="fr1" draw:name="Image308" text:anchor-type="as-char" svg:width="6.9236in" svg:height="3.956343in" draw:z-index="0">
<draw:image xlink:href="../Images/yкринформ/2023-05-25T20-25-00-03-00/630_360_1685035694-5655.png" xlink:type="simple" xlink:show="embed" xlink:actuate="onLoad" draw:mime-type="image/png"/>
</draw:frame>
</text:a>
</text:p>
      <text:p text:style-name="P4">
Правоохоронці також провели обшук автомобіля, який в'їхав у браму резиденціїпрем'єра.</text:p>
      <text:p text:style-name="Quotations">

<text:p text:style-name="P4">
BREAKING: First video of the car that crashed into Downing Street gates. <text:a xlink:type="simple" xlink:href="https://t.co/PAiZ4D1jU3" text:style-name="Internet_20_link" text:visited-style-name="Visited_20_Internet_20_Link">
&gt;
 </text:a>
  &gt;
  &gt;
  📺 Sky 501, Virgin 602, Freeview 233 and YouTube <text:a xlink:type="simple" xlink:href="https://t.co/4X8U0OkKWZ" text:style-name="Internet_20_link" text:visited-style-name="Visited_20_Internet_20_Link">
&gt;
 </text:a>
&gt;
&gt;
 — Sky News (@SkyNews) <text:a xlink:type="simple" xlink:href="https://twitter.com/SkyNews/status/1661763076226445316" text:style-name="Internet_20_link" text:visited-style-name="Visited_20_Internet_20_Link">
&gt;
 </text:a>
</text:p>

</text:p>
      <text:p text:style-name="P4">
Як повідомляв Укрінформ, раніше <text:a xlink:type="simple" xlink:href="https://www.ukrinform.ua/rubric-world/3712942-pid-mirni-plani-maskuutsa-sprobi-zamoroziti-vijnu-v-ukraini-premer-britanii.html" text:style-name="Internet_20_link" text:visited-style-name="Visited_20_Internet_20_Link">
 </text:a>
 і мають припинятися у зародку.</text:p>
      <text:p text:style-name="P4">
Source: <text:a xlink:type="simple" xlink:href="https://www.ukrinform.ua/rubric-world/3714215-u-bramu-rezidencii-premera-britanii-vihala-avtivka.html" text:style-name="Internet_20_link" text:visited-style-name="Visited_20_Internet_20_Link">
https://www.ukrinform.ua/rubric-world/3714215-u-bramu-rezidencii-premera-britanii-vihala-avtivka.html</text:a>
</text:p>
      <!--NEWS-->
      <text:h text:style-name="P10" text:outline-level="1">
<text:span text:style-name="T4">
Генерал США спростував, що рішення передати Україні F-16 було схвалене під тиском</text:span>
</text:h>
      <text:p text:style-name="P4">
Authors: Ukrinform (Person)</text:p>
      <text:p text:style-name="P4">
Publisher: Укринформ (Organization)</text:p>
      <text:p text:style-name="P4">
Published Time: 2023-05-25T20:27:00+03:00</text:p>
      <text:p text:style-name="P4">
Modified Time: 2023-05-25T20:27:00+03:00</text:p>
      <text:p text:style-name="P4">
Description: Рішення передати Україні F-16 не було схвалене під тиском. — Укрінформ.</text:p>
      <text:p text:style-name="P4">
Images: ['<text:a xlink:type="simple" xlink:href="https://static.ukrinform.com/photos/2023_02/thumb_files/630_360_1676392963-701.jpg" text:style-name="Internet_20_link" text:visited-style-name="Visited_20_Internet_20_Link">
630_360_16763...</text:a>
']</text:p>
      <text:p text:style-name="P4">
Tags: ['Літак', 'США', 'Марк Міллі ']</text:p>
      <text:p text:style-name="P4">
Type: Article</text:p>
      <!--METADATA-->
      <text:p text:style-name="P4">
<draw:frame draw:style-name="fr1" draw:name="Image309" text:anchor-type="as-char" svg:width="6.9236in" svg:height="3.956343in" draw:z-index="0">
<draw:image xlink:href="../Images/yкринформ/2023-05-25T20-27-00-03-00/630_360_1676392963-701.jpg" xlink:type="simple" xlink:show="embed" xlink:actuate="onLoad" draw:mime-type="image/jpeg"/>
</draw:frame>
 Рішенняпередати Україні F-16 не було схвалене під тиском.</text:p>
      <text:p text:style-name="P4">
Про це за підсумками онлайн зустрічі Контактної групи оборони України уформаті «Рамштайн» у четвер заявив голова Комітету начальників штабів Збройнихсил США генерал Марк Міллі, повідомляє кореспондент Укрінформу.</text:p>
      <text:p text:style-name="P4">
«Найкращий і найдешевший спосіб захистити повітря – з землі. Інтегрованісистеми ППО, які включають ракети різної дальності, є найкращим шляхом недопустити панування у повітрі росіян, що українці успішно зробили», -підкреслив Міллі.</text:p>
      <text:p text:style-name="P4">
<text:span text:style-name="T4">
Читайте також:</text:span>
 <text:a xlink:type="simple" xlink:href="https://www.ukrinform.ua/rubric-ato/3714223-milli-vpevnenij-so-rosia-ne-vigrae-cu-vijnu.html" text:style-name="Internet_20_link" text:visited-style-name="Visited_20_Internet_20_Link">
 <text:span text:style-name="T4">
Міллі</text:span>
 </text:a>
</text:p>
      <text:p text:style-name="P4">
Він зауважив, що F-16 «не є якоюсь дивовижною зброєю у війні», диво-зброївзагалі не існує.</text:p>
      <text:p text:style-name="P4">
Але рішення передати Україні літаки було ухвалене після ретельного вивченняситуації на цей час.</text:p>
      <text:p text:style-name="P4">
За словами генерала, на початку війни, коли велися суто оборонні бої, Українапотребувала засобів захисту від броньованої техніки, яка заходила черезкордон. І саме така зброя була надана.</text:p>
      <text:p text:style-name="P4">
<text:span text:style-name="T4">
Читайте також:</text:span>
 <text:a xlink:type="simple" xlink:href="https://www.ukrinform.ua/rubric-ato/3711605-zaluznij-obgovoriv-iz-milli-robotu-patriot-ta-postacanna-dalekobijnih-snaradiv.html" text:style-name="Internet_20_link" text:visited-style-name="Visited_20_Internet_20_Link">
 <text:span text:style-name="T4">
Міллі</text:span>
 </text:a>
</text:p>
      <text:p text:style-name="P4">
Міллі спростував твердження, що рішення передати літаки зараз було схвалено«під тиском». «Це стало результатом ретельного аналізу ризиків і ціни питання,того, що потрібно на полі бою зараз і в найближчому майбутньому», - заявивМіллі, додавши, що рішення ухвалено в тісній координації з партнерами вУкраїні.</text:p>
      <text:p text:style-name="P4">
Він зауважив, що для успішного застосування, для панування у повітрі, потрібнасуттєва кількість винищувачів 5-го покоління та всього, що входить у «пакет».Міллі звернув увагу на ціну: «ми говоримо про 2 млрд доларів за 10 літаків,росіяни мають тисячу винищувачів 5-го покоління». Для створення повноціннихповітряних сил буде потрібний час, додав він.</text:p>
      <text:p text:style-name="P4">
Генерал також зазначив, що якби питання про передачу літаків постало раніше,Україна не отримала б ні БМП, ні танків, адже всі гроші пішли б на літаки.Отже, підсумував він, партнери зробили правильно, передавши спочатку системиППО, щоб позбавити Росію панування в повітрі.</text:p>
      <text:p text:style-name="P4">
<text:span text:style-name="T4">
Читайте також:</text:span>
 <text:a xlink:type="simple" xlink:href="https://www.ukrinform.ua/rubric-ato/3714216-ramstajn-ssa-prosat-ukrainu-ne-vikoristovuvati-nadanu-nimi-zbrou-na-teritorii-rosii.html" text:style-name="Internet_20_link" text:visited-style-name="Visited_20_Internet_20_Link">
 </text:a>
</text:p>
      <text:p text:style-name="P4">
Зустріч у форматі «Рамштайн» відбувалася в онлайн режимі та стала 12-ю зарахунком.</text:p>
      <text:p text:style-name="P4">
Фото: АА</text:p>
      <text:p text:style-name="P4">
Source: <text:a xlink:type="simple" xlink:href="https://www.ukrinform.ua/rubric-ato/3714217-litaki-f16-ne-e-akous-divoviznou-zbroeu-u-vijni-milli.html" text:style-name="Internet_20_link" text:visited-style-name="Visited_20_Internet_20_Link">
https://www.ukrinform.ua/rubric-ato/3714217-litaki-f16-ne-e-akous-divoviznou-zbroeu-u-vijni-milli.html</text:a>
</text:p>
      <!--NEWS-->
      <text:h text:style-name="P10" text:outline-level="1">
<text:span text:style-name="T4">
Білодід виграла «бронзу» Гран-прі в Австрії</text:span>
</text:h>
      <text:p text:style-name="P4">
Authors: Ukrinform (Person)</text:p>
      <text:p text:style-name="P4">
Publisher: Укринформ (Organization)</text:p>
      <text:p text:style-name="P4">
Published Time: 2023-05-25T20:31:09+03:00</text:p>
      <text:p text:style-name="P4">
Modified Time: 2023-05-25T20:31:09+03:00</text:p>
      <text:p text:style-name="P4">
Description: Це друга «бронза» українки у цьому році. — Укрінформ.</text:p>
      <text:p text:style-name="P4">
Images: ['<text:a xlink:type="simple" xlink:href="https://static.ukrinform.com/photos/2023_05/thumb_files/630_360_1685035707-308.jpg" text:style-name="Internet_20_link" text:visited-style-name="Visited_20_Internet_20_Link">
630_360_16850...</text:a>
']</text:p>
      <text:p text:style-name="P4">
Tags: ['Дзюдо', "Дар'я Білодід"]</text:p>
      <text:p text:style-name="P4">
Type: Article</text:p>
      <!--METADATA-->
      <text:p text:style-name="P4">
<draw:frame draw:style-name="fr1" draw:name="Image310" text:anchor-type="as-char" svg:width="6.9236in" svg:height="3.956343in" draw:z-index="0">
<draw:image xlink:href="../Images/yкринформ/2023-05-25T20-31-09-03-00/630_360_1685035707-308.jpg" xlink:type="simple" xlink:show="embed" xlink:actuate="onLoad" draw:mime-type="image/jpeg"/>
</draw:frame>
 Це друга«бронза» українки у цьому році.</text:p>
      <text:p text:style-name="P4">
Збірна України з дзюдо завоювала три нагороди у перший змагальний день Гран-прі в Австрії, передає Укрінформ.</text:p>
      <text:p text:style-name="P4">
«Срібло» здобув Дільшот Халматов, «бронзу» - Артем Лесюк та Дар’я Білодід.</text:p>
      <text:p text:style-name="P4">
Білодід на шляху до «бронзи» здобула чотири перемоги та програла одну сутичку.Зокрема, Білодід провела другу найдовшу сутичку в кар'єрі – 11 хвилин 19секунд (чвертьфінал проти британки Некоти Сміт-Девіс).</text:p>
      <text:p text:style-name="P4">
Для Дар'ї Білодід – це друга «бронза» у 2023 році. До того вона завоюваламедаль на Грендслемі у Парижі.</text:p>
      <text:p text:style-name="P4">
<text:span text:style-name="T4">
Читайте також:</text:span>
 <text:a xlink:type="simple" xlink:href="https://www.ukrinform.ua/rubric-sports/3714126-uniorska-zbirna-ukraini-z-dzudo-vistupit-na-etapi-kubka-evropi-v-prazi.html" text:style-name="Internet_20_link" text:visited-style-name="Visited_20_Internet_20_Link">
 <text:span text:style-name="T4">
дзюдо</text:span>
 </text:a>
</text:p>
      <text:p text:style-name="P4">
Попереду на Гран-прі – ще два змагальні дні, де відбудуться змагання у десятирізних вагових категоріях.</text:p>
      <text:p text:style-name="P4">
Фото: Getty Images</text:p>
      <text:p text:style-name="P4">
Source: <text:a xlink:type="simple" xlink:href="https://www.ukrinform.ua/rubric-sports/3714214-bilodid-vigrala-bronzu-granpri-v-avstrii.html" text:style-name="Internet_20_link" text:visited-style-name="Visited_20_Internet_20_Link">
https://www.ukrinform.ua/rubric-sports/3714214-bilodid-vigrala-bronzu-granpri-v-avstrii.html</text:a>
</text:p>
      <!--NEWS-->
      <text:h text:style-name="P10" text:outline-level="1">
<text:span text:style-name="T4">
ЄС може обмежити аграрний імпорт України до сусідів після продовження «економічного безвізу»</text:span>
</text:h>
      <text:p text:style-name="P4">
Authors: Ukrinform (Person)</text:p>
      <text:p text:style-name="P4">
Publisher: Укринформ (Organization)</text:p>
      <text:p text:style-name="P4">
Published Time: 2023-05-25T20:34:00+03:00</text:p>
      <text:p text:style-name="P4">
Modified Time: 2023-05-25T20:34:00+03:00</text:p>
      <text:p text:style-name="P4">
Description: ЄС може обмежити аграрний імпорт України до п'яти країн-сусідів після продовження «економічного безвізу». — Укрінформ.</text:p>
      <text:p text:style-name="P4">
Images: ['<text:a xlink:type="simple" xlink:href="https://static.ukrinform.com/photos/2021_12/thumb_files/630_360_1638885879-203.jpg" text:style-name="Internet_20_link" text:visited-style-name="Visited_20_Internet_20_Link">
630_360_16388...</text:a>
']</text:p>
      <text:p text:style-name="P4">
Tags: ['Єврокомісія', 'Домбровскіс', 'Агропродукція']</text:p>
      <text:p text:style-name="P4">
Type: Article</text:p>
      <!--METADATA-->
      <text:p text:style-name="P4">
<draw:frame draw:style-name="fr1" draw:name="Image311" text:anchor-type="as-char" svg:width="6.9236in" svg:height="3.956343in" draw:z-index="0">
<draw:image xlink:href="../Images/yкринформ/2023-05-25T20-34-00-03-00/630_360_1638885879-203.jpg" xlink:type="simple" xlink:show="embed" xlink:actuate="onLoad" draw:mime-type="image/jpeg"/>
</draw:frame>
 ЄС можеобмежити аграрний імпорт України до п'яти країн-сусідів після продовження«економічного безвізу».</text:p>
      <text:p text:style-name="P4">
Про це сьогодні у Брюсселі під час пресконференції за підсумками Радиміністрів ЄС із зовнішніх відносин (з питань торгівлі) заявив виконавчийвіцепрезидент Європейської комісії Валдіс Домбровскіс, повідомляє кореспондентУкрінформу.</text:p>
      <text:p text:style-name="P4">
«В тому, що стосується України, після ухвалення нового пакету автономнихторговельних заходів та їх продовження ще на один рік, ми маємо правову основудля можливого продовження виключних захисних заходів (проти українськогоаграрного імпорту – ред.), тому що існуючі виключні захисні заходи, що булипередбачені попередніми автономними регуляторними правилами, що втрачаютьчинність 5-го червня. Тож, після цього рішення щодо продовження (автономнихторговельних заходів – ред.), ми надали сигнал про готовність Європейськоїкомісії також продовжити (виключні торговельні обмеження – ред.) для п’ятикраїн, яких це стосується», - наголосив Домбровскіс.</text:p>
      <text:p text:style-name="P4">
<text:span text:style-name="T4">
Читайте також:</text:span>
 <text:a xlink:type="simple" xlink:href="https://www.ukrinform.ua/rubric-economy/3708011-pat-krain-es-znovu-zvernulisa-do-evrokomisii-u-spravi-ukrainskoi-agroprodukcii.html" text:style-name="Internet_20_link" text:visited-style-name="Visited_20_Internet_20_Link">
 </text:a>
</text:p>
      <text:p text:style-name="P4">
Він зауважив, що Європейська Комісія продовжує обговорення цієї теми іззацікавленими країнами-членами, а також з Україною. Якщо в результаті такогообговорення буде прийняте рішення про продовження виключних захисних заходівЄС проти українського сільськогосподарського імпорту після 5-го червня,сторони визначатимуть конкретні дати дії таких тимчасових обмежень.</text:p>
      <text:p text:style-name="P4">
Разом з цим виконавчий віцепрезидент Європейської комісії подякував країнам-членам за продовження безтарифного імпорту українських товарів до ЄС, оскількитакі автономні торговельні заходи, що застосовувалися протягом року, сталивагомою основою для підтримки Євросоюзом економіки України шляхом доступу доєвропейського ринку.</text:p>
      <text:p text:style-name="P4">
Як повідомлялося, Рада ЄС схвалила у четвер регламент щодо продовження режимубезмитної торгівлі між ЄС та Україною, який продовжує призупинення всіх митнихзборів, квот і заходів торговельного захисту щодо українського експорту в ЄСще на рік, до червня 2024 року. Ці регуляторні правила набувають чинності з 6червня поточного року.</text:p>
      <text:p text:style-name="P4">
<text:span text:style-name="T4">
Читайте також:</text:span>
 <text:a xlink:type="simple" xlink:href="https://www.ukrinform.ua/rubric-economy/3702392-u-mzs-zaavili-pro-neprijnatnist-obmezen-na-import-agrarnoi-produkcii-ukraini.html" text:style-name="Internet_20_link" text:visited-style-name="Visited_20_Internet_20_Link">
 </text:a>
</text:p>
      <text:p text:style-name="P4">
Водночас блокада чорноморських портів Російською Федерацією призвела дорізкого збільшення обсягу перевезень українського зерна та іншихсільськогосподарських товарів суходолом, через «коридори солідарності» накордонах з країнами-сусідами, що суттєво вплинуло на внутрішній ринок цихкраїн та викликало протести з боку місцевих фермерів.</text:p>
      <text:p text:style-name="P4">
28 квітня Єврокомісія погодила з чотирма країнами-сусідами України –Болгарією, Угорщиною, Польщею і Словаччиною, - пакет заходів, який маввиконуватися після того, як згадані країни скасують свої одноосібні дії протиаграрного імпорту з України. Цей пакет обмежує імпорт на територію згаданихкраїн, а також Румунії, імпорт чотирьох ключових продуктів з України –пшениці, кукурудзи, насіння ріпаку та соняшнику, хоча зберігає можливістьтранзиту таких товарів до інших країн ЄС та на світовий ринок.</text:p>
      <text:p text:style-name="P4">
Ці заходи також включають пряму допомогу включають пряму допомогу для фермеріву згаданих п’яти країнах з так званого резервного сільськогосподарського фондуЄС в обсязі 100 мільйонів євро.</text:p>
      <text:p text:style-name="P4">
<text:span text:style-name="T4">
Читайте також:</text:span>
 <text:a xlink:type="simple" xlink:href="https://www.ukrinform.ua/rubric-economy/3702238-evrokomisia-dosagla-domovlenosti-z-susidami-ukraini-sodo-importu-agroprodukcii.html" text:style-name="Internet_20_link" text:visited-style-name="Visited_20_Internet_20_Link">
 </text:a>
</text:p>
      <text:p text:style-name="P4">
За інформацією Єврокомісії, єдиною країною, що все ще не скасувала одноосібнізаходи проти українського сільськогосподарського імпорту, є Угорщина, але цене дозволяє Єврокомісії просуватися вперед у реалізації вже згаданих виключнихзахисних заходів, що погоджені на рівні усього ЄС.</text:p>
      <text:p text:style-name="P4">
Водночас у травні група країн ЄС направила в Єврокомісію листа, в якому буввисловлений протест проти надання допомоги з резервного фонду Євросоюзукраїнам-членам, які вдаються до шантажу навколо питання щодо експортуукраїнського зерна до інших країн ЄС та на світовий ринок.</text:p>
      <text:p text:style-name="P4">
Source: <text:a xlink:type="simple" xlink:href="https://www.ukrinform.ua/rubric-economy/3714220-es-moze-obmeziti-agrarnij-import-ukraini-do-susidiv-pisla-prodovzenna-ekonomicnogo-bezvizu.html" text:style-name="Internet_20_link" text:visited-style-name="Visited_20_Internet_20_Link">
https://www.ukrinform.ua/rubric-economy/3714220-es-moze-obmeziti-agrarnij-import-ukraini-do-susidiv-pisla-prodovzenna-ekonomicnogo-bezvizu.html</text:a>
</text:p>
      <!--NEWS-->
      <text:h text:style-name="P10" text:outline-level="1">
<text:span text:style-name="T4">
Остін: Консорціум Leopard досяг прогресу у створенні центру обслуговування танків для України</text:span>
</text:h>
      <text:p text:style-name="P4">
Authors: Ukrinform (Person)</text:p>
      <text:p text:style-name="P4">
Publisher: Укринформ (Organization)</text:p>
      <text:p text:style-name="P4">
Published Time: 2023-05-25T20:39:00+03:00</text:p>
      <text:p text:style-name="P4">
Modified Time: 2023-05-25T20:39:00+03:00</text:p>
      <text:p text:style-name="P4">
Description: Консорціум Leopard досяг прогресу у створенні нового центру технічного обслуговування танків німецького виробництва, які передаються Україні, та має відповідні плани на далеку перспективу. — Укрінформ.</text:p>
      <text:p text:style-name="P4">
Images: ['<text:a xlink:type="simple" xlink:href="https://static.ukrinform.com/photos/2022_10/thumb_files/630_360_1666362166-807.jpg" text:style-name="Internet_20_link" text:visited-style-name="Visited_20_Internet_20_Link">
630_360_16663...</text:a>
']</text:p>
      <text:p text:style-name="P4">
Tags: ['Танк', 'Україна', 'Остін', ' танк Leopard']</text:p>
      <text:p text:style-name="P4">
Type: Article</text:p>
      <!--METADATA-->
      <text:p text:style-name="P4">
<draw:frame draw:style-name="fr1" draw:name="Image312" text:anchor-type="as-char" svg:width="6.9236in" svg:height="3.922963in" draw:z-index="0">
<draw:image xlink:href="../Images/yкринформ/2023-05-25T20-39-00-03-00/630_360_1666362166-807.jpg" xlink:type="simple" xlink:show="embed" xlink:actuate="onLoad" draw:mime-type="image/jpeg"/>
</draw:frame>
 КонсорціумLeopard досяг прогресу у створенні нового центру технічного обслуговуваннятанків німецького виробництва, які передаються Україні, та має відповідніплани на далеку перспективу.</text:p>
      <text:p text:style-name="P4">
Про це заявив у четвер за підсумками засідання Рамштайн-12 міністр оборони СШАЛлойд Остін, передає власний кореспондент Укрінформу.</text:p>
      <text:p text:style-name="P4">
«Сьогодні члени танкового консорціуму Leopard обговорили свій прогрес устворенні центру технічного обслуговування, а також подальші зусилля щодозабезпечення ресурсами цієї важливої програми на роки вперед», - зауваживглава Міноборони США.</text:p>
      <text:p text:style-name="P4">
Він також повідомив, що під час засідання в четвер учасники Контактної групиобговорили довгострокові плани підтримки України. «Це включає промисловіініціативи та координацію нашої роботи з розширення виробництва критичноважливого обладнання», - додав він.</text:p>
      <text:p text:style-name="P4">
<text:span text:style-name="T4">
Читайте також:</text:span>
 <text:a xlink:type="simple" xlink:href="https://www.ukrinform.ua/rubric-ato/3714203-ucasniki-ramstajnu-domovilisa-znajti-bilse-ppo-dla-ukraini-ostin.html" text:style-name="Internet_20_link" text:visited-style-name="Visited_20_Internet_20_Link">
 <text:span text:style-name="T4">
Остін</text:span>
 </text:a>
</text:p>
      <text:p text:style-name="P4">
У цьому зв’язку Остін подякував керівникам, які займаються постачаннямозброєнь у кожній країні, за їхні зусилля з нарощування промисловоговиробництва.</text:p>
      <text:p text:style-name="P4">
«І я сподіваюся, що разом ми зробимо ще більше», - зауважив <text:a xlink:type="simple" xlink:href="https://www.ukrinform.ua/tag-ostin" text:style-name="Internet_20_link" text:visited-style-name="Visited_20_Internet_20_Link">
</text:a>
</text:p>
      <text:p text:style-name="P4">
Як повідомляв Укрінформ, за підсумками попереднього, 11-го засіданняКонтактної групи з питань оборони України було ухвалене рішення <text:a xlink:type="simple" xlink:href="https://www.ukrinform.ua/rubric-ato/3699088-pidsumki-ramstajnu11-abrams-himars-ppo.html" text:style-name="Internet_20_link" text:visited-style-name="Visited_20_Internet_20_Link">
</text:a>
</text:p>
      <text:p text:style-name="P4">
Фото: ЕРА</text:p>
      <text:p text:style-name="P4">
Source: <text:a xlink:type="simple" xlink:href="https://www.ukrinform.ua/rubric-ato/3714221-konsorcium-leopard-dosag-progresu-u-stvorenni-centru-obslugovuvanna-tankiv-dla-ukraini-ostin.html" text:style-name="Internet_20_link" text:visited-style-name="Visited_20_Internet_20_Link">
https://www.ukrinform.ua/rubric-ato/3714221-konsorcium-leopard-dosag-progresu-u-stvorenni-centru-obslugovuvanna-tankiv-dla-ukraini-ostin.html</text:a>
</text:p>
      <!--NEWS-->
      <text:h text:style-name="P10" text:outline-level="1">
<text:span text:style-name="T4">
Міллі впевнений, що Росія не виграє цю війну</text:span>
</text:h>
      <text:p text:style-name="P4">
Authors: Ukrinform (Person)</text:p>
      <text:p text:style-name="P4">
Publisher: Укринформ (Organization)</text:p>
      <text:p text:style-name="P4">
Published Time: 2023-05-25T20:44:00+03:00</text:p>
      <text:p text:style-name="P4">
Modified Time: 2023-05-25T20:44:00+03:00</text:p>
      <text:p text:style-name="P4">
Description: Росія не зможе досягти військовим шляхом свої стратегічні цілі в Україні. Водночас Україна може досягти свою стратегічну мету – звільнення усієї території, але це, ймовірно, не буде найближчим часом. — Укрінформ.</text:p>
      <text:p text:style-name="P4">
Images: ['<text:a xlink:type="simple" xlink:href="https://static.ukrinform.com/photos/2022_02/thumb_files/630_360_1644436525-337.jpg" text:style-name="Internet_20_link" text:visited-style-name="Visited_20_Internet_20_Link">
630_360_16444...</text:a>
']</text:p>
      <text:p text:style-name="P4">
Tags: ['США', 'Війна з Росією', 'Марк Міллі ']</text:p>
      <text:p text:style-name="P4">
Type: Article</text:p>
      <!--METADATA-->
      <text:p text:style-name="P4">
<draw:frame draw:style-name="fr1" draw:name="Image313" text:anchor-type="as-char" svg:width="6.9236in" svg:height="3.956343in" draw:z-index="0">
<draw:image xlink:href="../Images/yкринформ/2023-05-25T20-44-00-03-00/630_360_1644436525-337.jpg" xlink:type="simple" xlink:show="embed" xlink:actuate="onLoad" draw:mime-type="image/jpeg"/>
</draw:frame>
 Росія незможе досягти військовим шляхом свої стратегічні цілі в Україні. ВодночасУкраїна може досягти свою стратегічну мету – звільнення усієї території, алеце, ймовірно, не буде найближчим часом.</text:p>
      <text:p text:style-name="P4">
Про це після завершення віртуального засідання Контактної групи з питаньоборони України у форматі «Рамштайн» під час пресконференції для ЗМІ уПентагоні заявив голова Об’єднаного комітету начальників штабів США генералМарк Міллі, передає власний кореспондент Укрінформу.</text:p>
      <text:p text:style-name="P4">
“Цю війну у військовому плані Росія не виграє. Росія не досягла стратегічнихцілей, якими були повалення влади президента Зеленського і захопленняУкраїни”, - підкреслив Міллі.</text:p>
      <text:p text:style-name="P4">
<text:span text:style-name="T4">
Читайте також:</text:span>
 <text:a xlink:type="simple" xlink:href="https://www.ukrinform.ua/rubric-ato/3714217-litaki-f16-ne-e-akous-divoviznou-zbroeu-u-vijni-milli.html" text:style-name="Internet_20_link" text:visited-style-name="Visited_20_Internet_20_Link">
 <text:span text:style-name="T4">
Міллі</text:span>
 </text:a>
</text:p>
      <text:p text:style-name="P4">
За його словами, рік тому Росія відмовилася від своїх стратегічних цілей,скоригувавши їх до захоплення лише Донбасу.</text:p>
      <text:p text:style-name="P4">
“Отже, стратегічні цілі, які поставила перед собою Росія, недосяжні увійськовому плані, вони не будуть досягнуті”, - наголосив Міллі.</text:p>
      <text:p text:style-name="P4">
Водночас він підкреслив, що стратегічним завданням України є звільнення всієїокупованої Росією території країни, зауваживши що на території України заразперебуває кількасот тисяч російських військових.</text:p>
      <text:p text:style-name="P4">
<text:span text:style-name="T4">
Читайте також:</text:span>
 <text:a xlink:type="simple" xlink:href="https://www.ukrinform.ua/rubric-ato/3714221-konsorcium-leopard-dosag-progresu-u-stvorenni-centru-obslugovuvanna-tankiv-dla-ukraini-ostin.html" text:style-name="Internet_20_link" text:visited-style-name="Visited_20_Internet_20_Link">
 <text:span text:style-name="T4">
Остін</text:span>
 </text:a>
</text:p>
      <text:p text:style-name="P4">
“Це може бути досягнуто військовим шляхом, але, ймовірно, не найближчимчасом”,- підкреслив американський генерал.</text:p>
      <text:p text:style-name="P4">
Він наголосив, що це означає: війна триватиме і вона буде “кривавою і важкою”.За його словами, у певний момент ворожі сторони можуть почати домовлятися абой надалі оберуть військові рішення. Міллі додав, що США продовжуватимутьпідтримувати Україну і її боротьбу за свободу.</text:p>
      <text:p text:style-name="P4">
Як повідомляв Укрінформ, країни-учасниці Контактної групи з питань оборониУкраїни у четвер домовилися знайти більше можливостей для забезпечення Українидодатковими системами ППО.</text:p>
      <text:p text:style-name="P4">
Source: <text:a xlink:type="simple" xlink:href="https://www.ukrinform.ua/rubric-ato/3714223-milli-vpevnenij-so-rosia-ne-vigrae-cu-vijnu.html" text:style-name="Internet_20_link" text:visited-style-name="Visited_20_Internet_20_Link">
https://www.ukrinform.ua/rubric-ato/3714223-milli-vpevnenij-so-rosia-ne-vigrae-cu-vijnu.html</text:a>
</text:p>
      <!--NEWS-->
      <text:h text:style-name="P10" text:outline-level="1">
<text:span text:style-name="T4">
Росіяни зруйнували греблю Карлівського водосховища</text:span>
</text:h>
      <text:p text:style-name="P4">
Authors: Ukrinform (Person)</text:p>
      <text:p text:style-name="P4">
Publisher: Укринформ (Organization)</text:p>
      <text:p text:style-name="P4">
Published Time: 2023-05-25T20:56:00+03:00</text:p>
      <text:p text:style-name="P4">
Modified Time: 2023-05-25T20:56:00+03:00</text:p>
      <text:p text:style-name="P4">
Description: Російські загарбники зруйнували греблю Карлівського водосховища, тепер під загрозою підтоплення опинилися три селища. За потреби буде розпочато евакуацію цивільного населення. — Укрінформ.</text:p>
      <text:p text:style-name="P4">
Images: ['<text:a xlink:type="simple" xlink:href="https://static.ukrinform.com/photos/2023_05/thumb_files/630_360_1685037940-895.jpg" text:style-name="Internet_20_link" text:visited-style-name="Visited_20_Internet_20_Link">
630_360_16850...</text:a>
', '<text:a xlink:type="simple" xlink:href="https://static.ukrinform.com/photos/2023_05/1685038234-929.jpg" text:style-name="Internet_20_link" text:visited-style-name="Visited_20_Internet_20_Link">
1685038234-92...</text:a>
']</text:p>
      <text:p text:style-name="P4">
Tags: ['Донеччина', 'Росія', 'Війна з Росією']</text:p>
      <text:p text:style-name="P4">
Type: Article</text:p>
      <!--METADATA-->
      <text:p text:style-name="P4">
<draw:frame draw:style-name="fr1" draw:name="Image314" text:anchor-type="as-char" svg:width="6.9236in" svg:height="3.943155in" draw:z-index="0">
<draw:image xlink:href="../Images/yкринформ/2023-05-25T20-56-00-03-00/630_360_1685037940-895.jpg" xlink:type="simple" xlink:show="embed" xlink:actuate="onLoad" draw:mime-type="image/jpeg"/>
</draw:frame>
 Російськізагарбники зруйнували греблю Карлівського водосховища, тепер під загрозоюпідтоплення опинилися три селища. За потреби буде розпочато евакуаціюцивільного населення.</text:p>
      <text:p text:style-name="P4">
Про це повідомив у <text:a xlink:type="simple" xlink:href="https://t.me/pavlokyrylenko_donoda/8142" text:style-name="Internet_20_link" text:visited-style-name="Visited_20_Internet_20_Link">
 </text:a>
 керівникДонецької обласної військової адміністрації Павло Кириленко, передаєУкрінформ.</text:p>
      <text:p text:style-name="P4">
«Рашисти зруйнували греблю Карлівського водосховища - під загрозою підтопленняопинилися селища Галицинівка, Желанне-1 та Желанне-2», - написав очільникобласті.</text:p>
      <text:p text:style-name="P4">
<text:span text:style-name="T4">
Читайте також:</text:span>
 <text:a xlink:type="simple" xlink:href="https://www.ukrinform.ua/rubric-ato/3713630-rosijska-aviabomba-zrujnuvala-ditacij-sadok-na-sumsini.html" text:style-name="Internet_20_link" text:visited-style-name="Visited_20_Internet_20_Link">
 <text:span text:style-name="T4">
зруйнувала</text:span>
 </text:a>
</text:p>
      <text:p text:style-name="P4">
Він нагадав, що російська армія з початку широкомасштабного вторгненняпостійно обстрілювала Карлівку, цілячи саме по греблі та нехтуючи тим, щопостраждають передусім цивільні.</text:p>
      <text:p text:style-name="P4">
<draw:frame draw:style-name="fr1" draw:name="Image315" text:anchor-type="as-char" svg:width="6.9236in" svg:height="9.231467in" draw:z-index="0">
<draw:image xlink:href="../Images/yкринформ/2023-05-25T20-56-00-03-00/1685038234-929.jpg" xlink:type="simple" xlink:show="embed" xlink:actuate="onLoad" draw:mime-type="image/jpeg"/>
</draw:frame>
</text:p>
      <text:p text:style-name="P4">
<text:span text:style-name="T5">
Фото з соцмереж</text:span>
</text:p>
      <text:p text:style-name="P4">
«До такого розвитку подій ми були готові, а тому оперативні та рятувальніслужби Донеччини вже почали діяти за чітко визначеним алгоритмом. Громади, якізнаходяться у зоні ймовірного підтоплення, попереджені. За потреби будерозпочато евакуацію цивільного населення», - заявив Кириленко.</text:p>
      <text:p text:style-name="P4">
Він повідомив, що в області вже провели термінове засідання комісії ТБ та НС,створили штаб із подолання наслідків цієї надзвичайної ситуації.</text:p>
      <text:p text:style-name="P4">
<text:span text:style-name="T4">
Читайте також:</text:span>
 <text:a xlink:type="simple" xlink:href="https://www.ukrinform.ua/rubric-ato/3711642-gendirektor-magate-zaklikav-ne-vikoristovuvati-zaes-ak-vijskovu-bazu.html" text:style-name="Internet_20_link" text:visited-style-name="Visited_20_Internet_20_Link">
 </text:a>
</text:p>
      <text:p text:style-name="P4">
Кириленко пообіцяв, що про перебіг подій повідомлятиме додатково.</text:p>
      <text:p text:style-name="P4">
Як повідомлялося, Донеччина постійно перебуває під обстрілами російськихвійськ, щодня ворог вбиває та травмує цивільних мешканців, руйнуєінфраструктурні об’єкти.</text:p>
      <text:p text:style-name="P4">
Фото flot2017.com</text:p>
      <text:p text:style-name="P4">
Source: <text:a xlink:type="simple" xlink:href="https://www.ukrinform.ua/rubric-regions/3714227-rosiani-zrujnuvali-greblu-karlivskogo-vodoshovisa.html" text:style-name="Internet_20_link" text:visited-style-name="Visited_20_Internet_20_Link">
https://www.ukrinform.ua/rubric-regions/3714227-rosiani-zrujnuvali-greblu-karlivskogo-vodoshovisa.html</text:a>
</text:p>
      <!--NEWS-->
      <text:h text:style-name="P10" text:outline-level="1">
<text:span text:style-name="T4">
Природний об'єкт «Гай хижих птахів» оголосили зоологічною пам'яткою природи місцевого значення</text:span>
</text:h>
      <text:p text:style-name="P4">
Authors: Ukrinform (Person)</text:p>
      <text:p text:style-name="P4">
Publisher: Укринформ (Organization)</text:p>
      <text:p text:style-name="P4">
Published Time: 2023-05-25T20:58:00+03:00</text:p>
      <text:p text:style-name="P4">
Modified Time: 2023-05-25T20:58:00+03:00</text:p>
      <text:p text:style-name="P4">
Description: У Голосіївському районі столиці зоологічною пам'яткою природи місцевого значення оголосили природний об’єкт “Гай хижих птахів”. — Укрінформ.</text:p>
      <text:p text:style-name="P4">
Images: ['<text:a xlink:type="simple" xlink:href="https://static.ukrinform.com/photos/2023_05/thumb_files/630_360_1685037610-332.jpg" text:style-name="Internet_20_link" text:visited-style-name="Visited_20_Internet_20_Link">
630_360_16850...</text:a>
']</text:p>
      <text:p text:style-name="P4">
Tags: ['Заповідник', 'Київ', 'Птахи', 'Дерева']</text:p>
      <text:p text:style-name="P4">
Type: Article</text:p>
      <!--METADATA-->
      <text:p text:style-name="P4">
<draw:frame draw:style-name="fr1" draw:name="Image316" text:anchor-type="as-char" svg:width="6.9236in" svg:height="3.956343in" draw:z-index="0">
<draw:image xlink:href="../Images/yкринформ/2023-05-25T20-58-00-03-00/630_360_1685037610-332.jpg" xlink:type="simple" xlink:show="embed" xlink:actuate="onLoad" draw:mime-type="image/jpeg"/>
</draw:frame>
 УГолосіївському районі столиці зоологічною пам'яткою природи місцевого значенняоголосили природний об’єкт “Гай хижих птахів”.</text:p>
      <text:p text:style-name="P4">
Таке рішення було ухвалене сьогодні, 25 травня, на пленарному засіданні <text:a xlink:type="simple" xlink:href="https://kmr.gov.ua/uk/content/pryrodnyy-obyekt-gay-hyzhyh-ptahiv-ogolosheno-zoologichnoyu-pamyatkoyu-pryrody-miscevogo" text:style-name="Internet_20_link" text:visited-style-name="Visited_20_Internet_20_Link">
</text:a>
 ІХ скликання 69 депутатами,передає Укрінформ.</text:p>
      <text:p text:style-name="P4">
“У Голосіївському районі зоологічною пам'яткою природи місцевого значенняоголошено природний об’єкт «Гай хижих птахів». Орієнтована площа пам’яткискладає 105,1 га”, - йдеться у рішенні.</text:p>
      <text:p text:style-name="P4">
За словами депутатки Київської міської ради Ксенії Семенової, необхіднозахистити від знищення зелену зону, яка розташована на схилах величезногопагорба.</text:p>
      <text:p text:style-name="P4">
«На території проєктованої пам'ятки природи місцевого значення ростуть дереваграба та дуба. Завдяки відсутності рубок, тут зберігся величезний за площеюстарий гай, який став притулком багатьом хижим птахам, які знаходяться підохороною Бернської конвенції. Також тут проживають птахи, які занесені доЧервоної книги України – шуліка чорний, канюк звичайний, яструб великий,підсоколик великий та багато видів кажанів і сов. Крім цього, на територіїмешкають білки, кабани, зайці, лиси, козулі та їжаки», – зазначила Семенова.</text:p>
      <text:p text:style-name="P4">
<text:span text:style-name="T4">
Читайте також:</text:span>
 <text:a xlink:type="simple" xlink:href="https://www.ukrinform.ua/rubric-society/3714144-dendrologi-proponuut-rozpisati-invazijni-vidi-derev-po-geograficnih-zonah-ukraini.html" text:style-name="Internet_20_link" text:visited-style-name="Visited_20_Internet_20_Link">
 <text:span text:style-name="T4">
Дендролог</text:span>
 </text:a>
</text:p>
      <text:p text:style-name="P4">
Депутатка додала, що дану ініціативу було погоджено з ВП НУБіП України«Боярська лісова дослідна станція», а також з Управлінням екології таприродних ресурсів КМДА.</text:p>
      <text:p text:style-name="P4">
Як повідомляв Укрінформ, на Хустщині прокуратура через суд сприяла <text:a xlink:type="simple" xlink:href="https://www.ukrinform.ua/rubric-culture/3703196-edinu-diucu-vodanu-kuznu-v-ukraini-vnesli-do-derzreestru-pamatok.html" text:style-name="Internet_20_link" text:visited-style-name="Visited_20_Internet_20_Link">
</text:a>
 до Державного реєстру нерухомихпам'яток.</text:p>
      <text:p text:style-name="P4">
<text:span text:style-name="T5">
Фото: Київщина 24/7</text:span>
</text:p>
      <text:p text:style-name="P4">
Source: <text:a xlink:type="simple" xlink:href="https://www.ukrinform.ua/rubric-kyiv/3714225-prirodnij-obekt-gaj-hizih-ptahiv-ogolosili-zoologicnou-pamatkou-prirodi-miscevogo-znacenna.html" text:style-name="Internet_20_link" text:visited-style-name="Visited_20_Internet_20_Link">
https://www.ukrinform.ua/rubric-kyiv/3714225-prirodnij-obekt-gaj-hizih-ptahiv-ogolosili-zoologicnou-pamatkou-prirodi-miscevogo-znacenna.html</text:a>
</text:p>
      <!--NEWS-->
      <text:h text:style-name="P10" text:outline-level="1">
<text:span text:style-name="T4">
Сили оборони за добу знищили 4 ворожі БПЛА</text:span>
</text:h>
      <text:p text:style-name="P4">
Author: ['АРМІЯINFORM']</text:p>
      <text:p text:style-name="P4">
Time: 2023-05-25T21:00:00-04:00</text:p>
      <text:p text:style-name="P4">
Description: Авіація Сил оборони завдала 7 ударів по районах зосередження особового складу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bpla.png" text:style-name="Internet_20_link" text:visited-style-name="Visited_20_Internet_20_Link">
bpla.png</text:a>
']</text:p>
      <text:p text:style-name="P4">
Tags: ['STOPRUSSIA', 'АГРЕСІЯ РФ', 'ВІЙНА', 'ВТОРГНЕННЯ РФ', 'ГШ ЗСУ', 'ХРОНІКА ОБОРОНИ']</text:p>
      <text:p text:style-name="P4">
Category: News</text:p>
      <!--METADATA-->
      <text:p text:style-name="P4">
<draw:frame draw:style-name="fr1" draw:name="Image317" text:anchor-type="as-char" svg:width="6.9236in" svg:height="4.587285in" draw:z-index="0">
<draw:image xlink:href="../Images/AРМІЯINFORM/2023-05-25T21-00-00-04-00/bpla.png" xlink:type="simple" xlink:show="embed" xlink:actuate="onLoad" draw:mime-type="image/png"/>
</draw:frame>
Ілюстративне фото</text:p>
      <text:p text:style-name="P4">
Авіація Сил оборони завдала 7 ударів по районах зосередження особового складута військової техніки противника.</text:p>
      <text:p text:style-name="P4">
Про це<text:a xlink:type="simple" xlink:href="https://www.facebook.com/GeneralStaff.ua/posts/pfbid02CYBEPubZFbvGFFQLzBArRkiWKRDoXyZoZA7gfTxUhQ5yBpBJdMHJHLf1hrZA6bLJl" text:style-name="Internet_20_link" text:visited-style-name="Visited_20_Internet_20_Link">
повідомляє</text:a>
ГШ ЗСУ.</text:p>
      <text:p text:style-name="P4">
«Протягом минулої доби наші воїни також знищили 3 ворожі ударні БПЛА типуShahed та 1 розвідувальний дрон типу «Орлан-10», — йдеться в повідомленні.</text:p>
      <text:p text:style-name="P4">
Підрозділи ракетних військ і артилерії вразили 2 райони зосередження живоїсили, 4 склади боєприпасів, станцію радіоелектронної боротьби, 4артилерійських підрозділи на вогневих позиціях та ще 4 важливі ціліпротивника.</text:p>
      <text:p text:style-name="P4">
Source: <text:a xlink:type="simple" xlink:href="https://armyinform.com.ua/2023/05/25/syly-oborony-za-dobu-znyshhyly-4-vorozhi-bpla/" text:style-name="Internet_20_link" text:visited-style-name="Visited_20_Internet_20_Link">
https://armyinform.com.ua/2023/05/25/syly-oborony-za-dobu-znyshhyly-4-vorozhi-bpla/</text:a>
</text:p>
      <!--NEWS-->
      <text:h text:style-name="P10" text:outline-level="1">
<text:span text:style-name="T4">
Данія й Нідерланди очолять коаліцію з підготовки українських пілотів на F-16 - Остін</text:span>
</text:h>
      <text:p text:style-name="P4">
Authors: Ukrinform (Person)</text:p>
      <text:p text:style-name="P4">
Publisher: Укринформ (Organization)</text:p>
      <text:p text:style-name="P4">
Published Time: 2023-05-25T21:06:00+03:00</text:p>
      <text:p text:style-name="P4">
Modified Time: 2023-05-25T21:06:00+03:00</text:p>
      <text:p text:style-name="P4">
Description: Данія й Нідерланди наступного місяця у взаємодії зі США почнуть розробляти навчальну базу для комплексної підготовки українських пілотів, свій внесок запропонували також Норвегія, Бельгія, Португалія й Польща. — Укрінформ.</text:p>
      <text:p text:style-name="P4">
Images: ['<text:a xlink:type="simple" xlink:href="https://static.ukrinform.com/photos/2022_06/thumb_files/630_360_1656599428-149.jpg" text:style-name="Internet_20_link" text:visited-style-name="Visited_20_Internet_20_Link">
630_360_16565...</text:a>
']</text:p>
      <text:p text:style-name="P4">
Tags: ['Авіація', 'Данія', 'Нідерланди', 'Остін', 'Війна з Росією', 'Коаліція винищувачів', 'F-16']</text:p>
      <text:p text:style-name="P4">
Type: Article</text:p>
      <!--METADATA-->
      <text:p text:style-name="P4">
<draw:frame draw:style-name="fr1" draw:name="Image318" text:anchor-type="as-char" svg:width="6.9236in" svg:height="3.956343in" draw:z-index="0">
<draw:image xlink:href="../Images/yкринформ/2023-05-25T21-06-00-03-00/630_360_1656599428-149.jpg" xlink:type="simple" xlink:show="embed" xlink:actuate="onLoad" draw:mime-type="image/jpeg"/>
</draw:frame>
 Данія йНідерланди наступного місяця у взаємодії зі США почнуть розробляти навчальнубазу для комплексної підготовки українських пілотів, свій внесок запропонувалитакож Норвегія, Бельгія, Португалія й Польща.</text:p>
      <text:p text:style-name="P4">
Про це за підсумками засідання «Рамштайн-12» заявив міністр оборони США ЛлойдОстін, передає власний кореспондент Укрінформу.</text:p>
      <text:p text:style-name="P4">
«Під час сьогоднішньої зустрічі кілька союзників і партнерів обговорили планипідготовки українських пілотів на винищувачах четвертого покоління, включно зF-16», - повідомив Остін.</text:p>
      <text:p text:style-name="P4">
Він підкреслив, що планування та виконання цих навчань стане для всіх важливимзавданням, можливим завдяки координації в межах Контактної групи.</text:p>
      <text:p text:style-name="P4">
«Я особливо хочу подякувати Данії й Нідерландам, які вирішили очолитиєвропейську коаліцію з підготовки українських сил на F-16. Ближчими тижнямимої нідерландські й датські колеги працюватимуть зі Сполученими Штатами таіншими союзниками над розробкою навчальної бази», - зазначив глава Пентагону.</text:p>
      <text:p text:style-name="P4">
<text:span text:style-name="T4">
Читайте також:</text:span>
 <text:a xlink:type="simple" xlink:href="https://www.ukrinform.ua/rubric-ato/3714211-glava-pentagonu-nazvav-kraini-aki-zabezpecuvatimut-trenuvanna-ukrainciv-na-f16.html" text:style-name="Internet_20_link" text:visited-style-name="Visited_20_Internet_20_Link">
 </text:a>
</text:p>
      <text:p text:style-name="P4">
Він також підтвердив, що зробити внесок у підготовку українських пілотів вжезапропонували Норвегія, Бельгія, Португалія й Польща.</text:p>
      <text:p text:style-name="P4">
«І ми очікуємо, що незабаром до нашої важливої ініціативи приєднаються іншікраїни», - додав міністр оборони США.</text:p>
      <text:p text:style-name="P4">
При цьому він підкреслив, що навчання українських пілотів на <text:a xlink:type="simple" xlink:href="https://www.ukrinform.ua/tag-litak" text:style-name="Internet_20_link" text:visited-style-name="Visited_20_Internet_20_Link">
</text:a>
 F-16 є прикладом відданості США й іншихкраїн зміцненню безпеки України в довгостроковій перспективі.</text:p>
      <text:p text:style-name="P4">
<text:span text:style-name="T4">
Читайте також:</text:span>
 <text:a xlink:type="simple" xlink:href="https://www.ukrinform.ua/rubric-ato/3714104-ukrainski-piloti-zmozut-projti-navcanna-na-svedskih-vinisuvacah-gripen.html" text:style-name="Internet_20_link" text:visited-style-name="Visited_20_Internet_20_Link">
 <text:span text:style-name="T4">
винищува</text:span>
 </text:a>
</text:p>
      <text:p text:style-name="P4">
Як <text:a xlink:type="simple" xlink:href="http://www.ukrinform.ua/rubric-ato/3714203-ucasniki-ramstajnu-domovilisa-znajti-bilse-ppo-dla-ukraini-ostin.html" text:style-name="Internet_20_link" text:visited-style-name="Visited_20_Internet_20_Link">
 </text:a>
 , країни-члени Контактноїгрупи з питань оборони України у четвер домовилися знайти більше можливостей,аби забезпечити нашу країну додатковими системами ППО.</text:p>
      <text:p text:style-name="P4">
<text:span text:style-name="T5">
Фото: US Air Force</text:span>
</text:p>
      <text:p text:style-name="P4">
Source: <text:a xlink:type="simple" xlink:href="https://www.ukrinform.ua/rubric-ato/3714228-dania-j-niderlandi-ocolat-koaliciu-z-pidgotovki-ukrainskih-pilotiv-na-f16-ostin.html" text:style-name="Internet_20_link" text:visited-style-name="Visited_20_Internet_20_Link">
https://www.ukrinform.ua/rubric-ato/3714228-dania-j-niderlandi-ocolat-koaliciu-z-pidgotovki-ukrainskih-pilotiv-na-f16-ostin.html</text:a>
</text:p>
      <!--NEWS-->
      <text:h text:style-name="P10" text:outline-level="1">
<text:span text:style-name="T4">
Парламент Британії визнав Голодомор геноцидом українського народу</text:span>
</text:h>
      <text:p text:style-name="P4">
Authors: Ukrinform (Person)</text:p>
      <text:p text:style-name="P4">
Publisher: Укринформ (Organization)</text:p>
      <text:p text:style-name="P4">
Published Time: 2023-05-25T21:11:00+03:00</text:p>
      <text:p text:style-name="P4">
Modified Time: 2023-05-25T21:11:00+03:00</text:p>
      <text:p text:style-name="P4">
Description: Парламент Великої Британії визнав Голодомор 1932-1933 років геноцидом українського народу. — Укрінформ.</text:p>
      <text:p text:style-name="P4">
Images: ['<text:a xlink:type="simple" xlink:href="https://static.ukrinform.com/photos/2021_11/thumb_files/630_360_1637962548-543.jpg" text:style-name="Internet_20_link" text:visited-style-name="Visited_20_Internet_20_Link">
630_360_16379...</text:a>
']</text:p>
      <text:p text:style-name="P4">
Tags: ['Голодомор', 'Єрмак', 'Офіс Президента']</text:p>
      <text:p text:style-name="P4">
Type: Article</text:p>
      <!--METADATA-->
      <text:p text:style-name="P4">
<draw:frame draw:style-name="fr1" draw:name="Image319" text:anchor-type="as-char" svg:width="6.9236in" svg:height="3.956343in" draw:z-index="0">
<draw:image xlink:href="../Images/yкринформ/2023-05-25T21-11-00-03-00/630_360_1637962548-543.jpg" xlink:type="simple" xlink:show="embed" xlink:actuate="onLoad" draw:mime-type="image/jpeg"/>
</draw:frame>
 ПарламентВеликої Британії визнав Голодомор 1932-1933 років геноцидом українськогонароду.</text:p>
      <text:p text:style-name="P4">
Як передає Укрінформ, про це у своєму <text:a xlink:type="simple" xlink:href="https://t.me/ermaka2022/2779" text:style-name="Internet_20_link" text:visited-style-name="Visited_20_Internet_20_Link">
 </text:a>
написав керівник Офісу Президента Андрій Єрмак.</text:p>
      <text:p text:style-name="P4">
"Парламент Великої Британії ухвалив резолюцію про визнання Голодомору1932-1933 років геноцидом українського народу", — зазначив він.</text:p>
      <text:p text:style-name="P4">
<text:span text:style-name="T4">
Читайте також:</text:span>
 <text:a xlink:type="simple" xlink:href="https://www.ukrinform.ua/rubric-polytics/3713283-zelenskij-podakuvav-slovenii-za-uhvalenna-deklaracii-pro-vsanuvanna-pamati-zertv-golodomoru.html" text:style-name="Internet_20_link" text:visited-style-name="Visited_20_Internet_20_Link">
 <text:span text:style-name="T4">
Голодом</text:span>
 </text:a>
</text:p>
      <text:p text:style-name="P4">
Очільник ОП подякував за такий крок, наголосивши, що історична справедливістьє "ключем до розуміння, хто і що є справжнім злом".</text:p>
      <text:p text:style-name="P4">
Як повідомляв Укрінформ, минулого тижня резолюцію про визнання Голодомору1932-1933 років геноцидом українського народу <text:a xlink:type="simple" xlink:href="https://www.ukrinform.ua/rubric-society/3710643-senat-francii-viznav-golodomor-19321933-rokiv-genocidom-ukrainskogo-narodu.html" text:style-name="Internet_20_link" text:visited-style-name="Visited_20_Internet_20_Link">
</text:a>
 .</text:p>
      <text:p text:style-name="P4">
Фото: Марія Ковальчук</text:p>
      <text:p text:style-name="P4">
Source: <text:a xlink:type="simple" xlink:href="https://www.ukrinform.ua/rubric-polytics/3714229-parlament-britanii-viznav-golodomor-genocidom-ukrainskogo-narodu.html" text:style-name="Internet_20_link" text:visited-style-name="Visited_20_Internet_20_Link">
https://www.ukrinform.ua/rubric-polytics/3714229-parlament-britanii-viznav-golodomor-genocidom-ukrainskogo-narodu.html</text:a>
</text:p>
      <!--NEWS-->
      <text:h text:style-name="P10" text:outline-level="1">
<text:span text:style-name="T4">
Зеленський: Що більше російських полонених візьмемо, то більше повернемо наших людей</text:span>
</text:h>
      <text:p text:style-name="P4">
Authors: Ukrinform (Person)</text:p>
      <text:p text:style-name="P4">
Publisher: Укринформ (Organization)</text:p>
      <text:p text:style-name="P4">
Published Time: 2023-05-25T21:22:00+03:00</text:p>
      <text:p text:style-name="P4">
Modified Time: 2023-05-25T21:22:00+03:00</text:p>
      <text:p text:style-name="P4">
Description: Що більше загарбників візьмуть у полон українські захисники, то більше наших людей удасться повернути з російського полону.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None</text:p>
      <text:p text:style-name="P4">
Type: Article</text:p>
      <!--METADATA-->
      <text:p text:style-name="P4">
<draw:frame draw:style-name="fr1" draw:name="Image320" text:anchor-type="as-char" svg:width="6.9236in" svg:height="3.956343in" draw:z-index="0">
<draw:image xlink:href="../Images/yкринформ/2023-05-25T21-22-00-03-00/630_360_1682451261-591.jpeg" xlink:type="simple" xlink:show="embed" xlink:actuate="onLoad" draw:mime-type="image/jpeg"/>
</draw:frame>
 Що більшезагарбників візьмуть у полон українські захисники, то більше наших людейудасться повернути з російського полону.</text:p>
      <text:p text:style-name="P4">
Про це Володимир Зеленський сказав у <text:a xlink:type="simple" xlink:href="https://www.facebook.com/president.gov.ua/videos/572857064963049" text:style-name="Internet_20_link" text:visited-style-name="Visited_20_Internet_20_Link">
</text:a>
 , передаєУкрінформ.</text:p>
      <text:p text:style-name="P4">
<text:span text:style-name="T4">
Бажаю здоровʼя, шановні українці!</text:span>
</text:p>
      <text:p text:style-name="P4">
Сьогодні є черговий позитивний результат у нашої команди, що займаєтьсяобмінами. Повернули з російського полону ще 106 наших воїнів – вони билися наБахмутському напрямку.</text:p>
      <text:p text:style-name="P4">
Дуже важливо те, що про багатьох із цих 160 людей узагалі не було жодноїінформації – вони вважалися безвісти зниклими. Але ми їх знайшли. Повернулидодому. Вісім офіцерів, 98 солдатів і сержантів…</text:p>
      <text:p text:style-name="P4">
Дякую всім, хто дав цей результат. Буданов, Єрмак, Усов, Лубінець, Малюк,Клименко – усі, хто готував цей обмін, – молодці! Просто молодці!</text:p>
      <text:p text:style-name="P4">
Звичайно, дякую й кожному нашому бійцю, які забезпечили наявність у насвідповідного обмінного фонду. Це мають пам’ятати всі на передовій: що більшеросійських полонених візьмемо, то більше наших людей повернемо.</text:p>
      <text:p text:style-name="P4">
Провів зустріч сьогодні в Києві з міністром оборони Швеції. Подякував занезмінну підтримку для нашої держави, для наших воїнів. Особливий наголос узустрічі зробили на посиленні нашої оборони бронетехнікою. Обговорили й нашуавіаційну коаліцію, яку створюємо з партнерами.</text:p>
      <text:p text:style-name="P4">
Сьогодні Фінляндія відправила новий пакет оборонної підтримки – вже 16-й.Загальний обсяг цього пакету – понад 100 мільйонів євро. Дякую за це!</text:p>
      <text:p text:style-name="P4">
Є сьогодні й важливе рішення Ради Євросоюзу для України – ще на рік подовженоторговельну лібералізацію на українську продукцію. Фактично це повнескасування мит і квот до червня 24-го року. І це новий етап секторальноїінтеграції нашої економіки – України та всього Європейського Союзу, те, щооднозначно робить нас всіх у Європі сильнішими.</text:p>
      <text:p text:style-name="P4">
У процесі нашого просування у Євросоюз таку лібералізацію – поки тимчасову –ми маємо зробити постійною, і без жодних винятків та обмежень. Власне, як це ймає відповідати духу єдиної та вільної Європи – без бар’єрів.</text:p>
      <text:p text:style-name="P4">
Я дякую за це рішення нашим європейським партнерам! Кожен, хто прагне сили йміцності для всієї Європи, ухвалює саме такі рішення.</text:p>
      <text:p text:style-name="P4">
Маємо бути свідомі того, що й після цього є ризик, що окремі обмеження все жможуть залишитися. Якщо тиск окремих урядів на ЄС збережеться.</text:p>
      <text:p text:style-name="P4">
Але внутрішня політика не має перекривати спільні європейські цілі. Тож,упевнений, ми зможемо знайти таке рішення, зокрема для фермерів в Україні і вдеяких країнах-сусідках, яке відповідатиме нашим спільним європейськимінтересам і стандартам.</text:p>
      <text:p text:style-name="P4">
Мав честь сьогодні привітати з професійним днем нашу Державну службуспеціального зв’язку та захисту інформації України. Подякував за те, щозв’язок в Україні й для держави, і для наших військових, і для звичайнихгромадян залишається стабільним попри всі загрози. Це важливий результат, якийдопомагає нам стійко та ефективно протидіяти російським окупантам.</text:p>
      <text:p text:style-name="P4">
Є за що подякувати й нашим воїнам Нацгвардії, зокрема на Запорізькомунапрямку. Знищено пару російських «сушок» 15-ю бригадою оперативногопризначення нашої Нацгвардії. Дякую двом нашим особливо влучним воїнам. Доречі, один із них уже відзначений званням Героя України й має на своємурахунку не лише ворожі літаки, а й збиту крилату ракету. Дякую, хлопці!Молодці.</text:p>
      <text:p text:style-name="P4">
Донецький напрямок… Особливо відзначилися 128-ма окрема гірсько-штурмовабригада, 18-й і 137-й окремі батальйони морської піхоти та 74-й окремийрозвідувальний батальйон. Дякую вам – кожному воїну! Кожному.</text:p>
      <text:p text:style-name="P4">
Слава всім, хто б’ється заради України! Дякую всім у світі, хто нам допомагає!</text:p>
      <text:p text:style-name="P4">
До речі, мав нагоду звернутися до спільноти американського Університету іменіДжона Гопкінса. Це один із провідних навчальних закладів США. Його випускникий випускниці – потужні особистості, і деякі з них значно вплинули на політику.Побажав максимально цінувати час. Бо кожен день має значення. Що більшезробимо сьогодні, то швидше завершимо війну нашою перемогою. І тільки нашою.</text:p>
      <text:p text:style-name="P4">
<text:span text:style-name="T4">
Слава Україні!</text:span>
</text:p>
      <text:p text:style-name="P4">
<text:span text:style-name="T5">
Фото: ОП</text:span>
</text:p>
      <text:p text:style-name="P4">
Source: <text:a xlink:type="simple" xlink:href="https://www.ukrinform.ua/rubric-ato/3714231-zelenskij-so-bilse-rosijskih-polonenih-vizmemo-to-bilse-povernemo-nasih-ludej.html" text:style-name="Internet_20_link" text:visited-style-name="Visited_20_Internet_20_Link">
https://www.ukrinform.ua/rubric-ato/3714231-zelenskij-so-bilse-rosijskih-polonenih-vizmemo-to-bilse-povernemo-nasih-ludej.html</text:a>
</text:p>
      <!--NEWS-->
      <text:h text:style-name="P10" text:outline-level="1">
<text:span text:style-name="T4">
Росіяни обстріляли з важкої артилерії Нікополь - пошкоджені будинки, ЛЕП і газопроводи</text:span>
</text:h>
      <text:p text:style-name="P4">
Authors: Ukrinform (Person)</text:p>
      <text:p text:style-name="P4">
Publisher: Укринформ (Organization)</text:p>
      <text:p text:style-name="P4">
Published Time: 2023-05-25T21:37:02+03:00</text:p>
      <text:p text:style-name="P4">
Modified Time: 2023-05-25T21:37:02+03:00</text:p>
      <text:p text:style-name="P4">
Description: Війська РФ завдали чергових ударів по Нікополю Дніпропетровської області, застосувавши для цього важку артилерію, ворожим вогнем пошкоджені цивільні об'єкти. — Укрінформ.</text:p>
      <text:p text:style-name="P4">
Images: ['<text:a xlink:type="simple" xlink:href="https://static.ukrinform.com/photos/2023_05/thumb_files/630_360_1685039730-220.jpg" text:style-name="Internet_20_link" text:visited-style-name="Visited_20_Internet_20_Link">
630_360_16850...</text:a>
']</text:p>
      <text:p text:style-name="P4">
Tags: ['Дніпропетровщина', 'Нікополь', 'Обстріл', 'Війна з Росією']</text:p>
      <text:p text:style-name="P4">
Type: Article</text:p>
      <!--METADATA-->
      <text:p text:style-name="P4">
<draw:frame draw:style-name="fr1" draw:name="Image321" text:anchor-type="as-char" svg:width="6.9236in" svg:height="3.956343in" draw:z-index="0">
<draw:image xlink:href="../Images/yкринформ/2023-05-25T21-37-02-03-00/630_360_1685039730-220.jpg" xlink:type="simple" xlink:show="embed" xlink:actuate="onLoad" draw:mime-type="image/jpeg"/>
</draw:frame>
 Війська РФзавдали чергових ударів по Нікополю Дніпропетровської області, застосувавшидля цього важку артилерію, ворожим вогнем пошкоджені цивільні об'єкти.</text:p>
      <text:p text:style-name="P4">
Як передає Укрінформ, про це Дніпропетровська обласна військова адміністраціяповідомила у <text:a xlink:type="simple" xlink:href="https://www.facebook.com/dniproODA/posts/pfbid037etKNCZ7U9Zfysyk1AS1quvfdrqN4sbCV9Nt4fe429kKXpA5cbbXQ4iLFSn1FZZVl" text:style-name="Internet_20_link" text:visited-style-name="Visited_20_Internet_20_Link">
</text:a>
з посиланням на регіональне управління Державної служби з надвичайнихситуацій.</text:p>
      <text:p text:style-name="P4">
"З мешканців ніхто не постраждав. А от майно – понівечене", – зазначили в ОВА.</text:p>
      <text:p text:style-name="P4">
Так, російськими обстрілами в місті пошкоджені сім приватних житловихбудинків, стільки ж господарських споруд й <text:a xlink:type="simple" xlink:href="https://www.ukrinform.ua/tag-avtomobil" text:style-name="Internet_20_link" text:visited-style-name="Visited_20_Internet_20_Link">
 </text:a>
 . Відбулося загоряння гаража та літньої кухні. Пожежу рятувальникизагасили.</text:p>
      <text:p text:style-name="P4">
Ворожим вогнем понівечені також три лінії електропередач і чотири газопроводи,побита опора сонячних панелей.</text:p>
      <text:p text:style-name="P4">
<text:span text:style-name="T4">
Читайте також:</text:span>
 <text:a xlink:type="simple" xlink:href="https://www.ukrinform.ua/rubric-regions/3713915-na-hersonsini-rosijski-bombi-poskodili-gurtozitok-cerkvu-i-zernoshovise.html" text:style-name="Internet_20_link" text:visited-style-name="Visited_20_Internet_20_Link">
 </text:a>
</text:p>
      <text:p text:style-name="P4">
Як повідомляв Укрінформ, 23 травня в Дніпропетровській області російськізагарбники <text:a xlink:type="simple" xlink:href="https://www.ukrinform.ua/rubric-ato/3713258-vorog-atakuvav-dnipropetrovsinu-golova-oblradi-pokazav-naslidki-obstriliv.html" text:style-name="Internet_20_link" text:visited-style-name="Visited_20_Internet_20_Link">
 </text:a>
 .</text:p>
      <text:p text:style-name="P4">
Фото: Дніпропетровська ОВА</text:p>
      <text:p text:style-name="P4">
Source: <text:a xlink:type="simple" xlink:href="https://www.ukrinform.ua/rubric-ato/3714236-rosiani-obstrilali-z-vazkoi-artilerii-nikopol-poskodzeni-budinki-lep-i-gazoprovodi.html" text:style-name="Internet_20_link" text:visited-style-name="Visited_20_Internet_20_Link">
https://www.ukrinform.ua/rubric-ato/3714236-rosiani-obstrilali-z-vazkoi-artilerii-nikopol-poskodzeni-budinki-lep-i-gazoprovodi.html</text:a>
</text:p>
      <!--NEWS-->
      <text:h text:style-name="P10" text:outline-level="1">
<text:span text:style-name="T4">
«Сокіл» підписав колишнього капітана «Донбасу»</text:span>
</text:h>
      <text:p text:style-name="P4">
Authors: Ukrinform (Person)</text:p>
      <text:p text:style-name="P4">
Publisher: Укринформ (Organization)</text:p>
      <text:p text:style-name="P4">
Published Time: 2023-05-25T21:37:58+03:00</text:p>
      <text:p text:style-name="P4">
Modified Time: 2023-05-25T21:37:58+03:00</text:p>
      <text:p text:style-name="P4">
Description: «Сокіл» продовжує посилювати склад перед новим сезоном. — Укрінформ.</text:p>
      <text:p text:style-name="P4">
Images: ['<text:a xlink:type="simple" xlink:href="https://static.ukrinform.com/photos/2023_05/thumb_files/630_360_1685039712-248.jpg" text:style-name="Internet_20_link" text:visited-style-name="Visited_20_Internet_20_Link">
630_360_16850...</text:a>
']</text:p>
      <text:p text:style-name="P4">
Tags: ['хокей']</text:p>
      <text:p text:style-name="P4">
Type: Article</text:p>
      <!--METADATA-->
      <text:p text:style-name="P4">
<draw:frame draw:style-name="fr1" draw:name="Image322" text:anchor-type="as-char" svg:width="6.9236in" svg:height="3.956343in" draw:z-index="0">
<draw:image xlink:href="../Images/yкринформ/2023-05-25T21-37-58-03-00/630_360_1685039712-248.jpg" xlink:type="simple" xlink:show="embed" xlink:actuate="onLoad" draw:mime-type="image/jpeg"/>
</draw:frame>
 «Сокіл»продовжує посилювати склад перед новим сезоном.</text:p>
      <text:p text:style-name="P4">
До київського клубу приєдналися нападники Віктор Захаров та Денис Бородай, <text:a xlink:type="simple" xlink:href="https://fhu.com.ua/news/sokil-pidsylyvsya-napadnykom-zbirnoyi-ukrayiny/" text:style-name="Internet_20_link" text:visited-style-name="Visited_20_Internet_20_Link">
</text:a>
пресслужба федерації хокею України, передає Укрінформ.</text:p>
      <text:p text:style-name="P4">
Попереднім клубом Захарова був «Легіон». Віктор минулого сезону провів 29матчів за команду з «Калуша», набравши 37 (20+17) очок.</text:p>
      <text:p text:style-name="P4">
Бородай – вихованець «Сокола». Минулого сезону нападник провів у херсонському«Дніпрі», набравши 34 (17+17) очки у 26 матчах.</text:p>
      <text:p text:style-name="P4">
<text:span text:style-name="T4">
Читайте також:</text:span>
 <text:a xlink:type="simple" xlink:href="https://www.ukrinform.ua/rubric-sports/3713892-hokejnij-klub-sokil-pidsilivsa-forvardom-zbirnoi-ukraini.html" text:style-name="Internet_20_link" text:visited-style-name="Visited_20_Internet_20_Link">
 <text:span text:style-name="T4">
Сокіл</text:span>
 </text:a>
</text:p>
      <text:p text:style-name="P4">
Як повідомляв Укрінформ, «Сокіл» став чемпіоном України у сезоні 2022/23, уфінальній серії кияни обіграли «Кременчук».</text:p>
      <text:p text:style-name="P4">
Фото: hcdonbass.com</text:p>
      <text:p text:style-name="P4">
Source: <text:a xlink:type="simple" xlink:href="https://www.ukrinform.ua/rubric-sports/3714237-sokil-pidpisav-kolisnogo-kapitana-donbasu.html" text:style-name="Internet_20_link" text:visited-style-name="Visited_20_Internet_20_Link">
https://www.ukrinform.ua/rubric-sports/3714237-sokil-pidpisav-kolisnogo-kapitana-donbasu.html</text:a>
</text:p>
      <!--NEWS-->
      <text:h text:style-name="P10" text:outline-level="1">
<text:span text:style-name="T4">
Литва анонсувала новий пакет військової допомоги Україні</text:span>
</text:h>
      <text:p text:style-name="P4">
Authors: Ukrinform (Person)</text:p>
      <text:p text:style-name="P4">
Publisher: Укринформ (Organization)</text:p>
      <text:p text:style-name="P4">
Published Time: 2023-05-25T21:39:26+03:00</text:p>
      <text:p text:style-name="P4">
Modified Time: 2023-05-25T21:39:26+03:00</text:p>
      <text:p text:style-name="P4">
Description: Уряд Литви анонсував новий пакет військової допомоги для Збройних сил України. — Укрінформ.</text:p>
      <text:p text:style-name="P4">
Images: ['<text:a xlink:type="simple" xlink:href="https://static.ukrinform.com/photos/2023_05/thumb_files/630_360_1683304526-994.jpg" text:style-name="Internet_20_link" text:visited-style-name="Visited_20_Internet_20_Link">
630_360_16833...</text:a>
']</text:p>
      <text:p text:style-name="P4">
Tags: ['Литва', 'допомога', 'Війна з Росією']</text:p>
      <text:p text:style-name="P4">
Type: Article</text:p>
      <!--METADATA-->
      <text:p text:style-name="P4">
<draw:frame draw:style-name="fr1" draw:name="Image323" text:anchor-type="as-char" svg:width="6.9236in" svg:height="3.956343in" draw:z-index="0">
<draw:image xlink:href="../Images/yкринформ/2023-05-25T21-39-26-03-00/630_360_1683304526-994.jpg" xlink:type="simple" xlink:show="embed" xlink:actuate="onLoad" draw:mime-type="image/jpeg"/>
</draw:frame>
 Уряд Литвианонсував новий пакет військової допомоги для Збройних сил України.</text:p>
      <text:p text:style-name="P4">
Як передає Укрінформ, про це повідомляє пресслужба Міноборони Литви.</text:p>
      <text:p text:style-name="P4">
25 травня міністр національної оборони Арвідас Анушаускас взяв участь удистанційній зустрічі країн-донорів допомоги Україні у форматі Рамштайн, девідзначив важливість надання Україні євроатлантичної перспективи тапрезентував останній пакет військової допомоги Литви.</text:p>
      <text:p text:style-name="P4">
<text:span text:style-name="T4">
Читайте також:</text:span>
 <text:a xlink:type="simple" xlink:href="https://www.ukrinform.ua/rubric-ato/3714107-pomicnica-genseka-nato-dopomogti-ukraini-vigrati-vijnu-ce-nasa-kolektivna-misia.html" text:style-name="Internet_20_link" text:visited-style-name="Visited_20_Internet_20_Link">
 <text:span text:style-name="T4">
Допомог</text:span>
 </text:a>
</text:p>
      <text:p text:style-name="P4">
"Перемога України – це єдине, що може відновити мир та стабільність наєвроатлантичному просторі», – сказав міністр, підкресливши, що Литвапродовжуватиме бути послідовним другом України стільки, скільки буде потрібнодо цього дня.</text:p>
      <text:p text:style-name="P4">
За словами Анушаускаса, новий пакет військової допомоги Україні з боку Литвивключатиме протидронове обладнання, боєприпаси, сухі харчові пайки та іншудопомогу.</text:p>
      <text:p text:style-name="P4">
За його словами, військова допомога Литви Україні скоро сягне 465 мільйонівєвро.</text:p>
      <text:p text:style-name="P4">
<text:span text:style-name="T4">
Читайте також:</text:span>
 <text:a xlink:type="simple" xlink:href="https://www.ukrinform.ua/rubric-ato/3714149-usi-partneri-pogodzuutsa-so-ukraini-maut-buti-nadani-garantii-bezpeki-op.html" text:style-name="Internet_20_link" text:visited-style-name="Visited_20_Internet_20_Link">
 </text:a>
</text:p>
      <text:p text:style-name="P4">
Урядовець також наголосив на важливості навчання українських військових,зазначивши, що Литва значно збільшила обсяг навчань та кількість призначенихдля нього інструкторів.</text:p>
      <text:p text:style-name="P4">
Окрім навчання, Литва цього року передає зброю та обладнання, забезпечуємедичне обслуговування та реабілітацію та перераховує кошти у міжнародні фондина підтримку України.</text:p>
      <text:p text:style-name="P4">
Як передавав Укрінформ, 25 травня стало відомо, що <text:a xlink:type="simple" xlink:href="https://www.ukrinform.ua/rubric-ato/3714042-finlandia-nadast-ukraini-novij-paket-vijskovoi-dopomogi-na-ponad-100-miljoniv.html" text:style-name="Internet_20_link" text:visited-style-name="Visited_20_Internet_20_Link">
</text:a>
 .</text:p>
      <text:p text:style-name="P4">
Source: <text:a xlink:type="simple" xlink:href="https://www.ukrinform.ua/rubric-ato/3714238-litva-anonsuvala-novij-paket-vijskovoi-dopomogi-ukraini.html" text:style-name="Internet_20_link" text:visited-style-name="Visited_20_Internet_20_Link">
https://www.ukrinform.ua/rubric-ato/3714238-litva-anonsuvala-novij-paket-vijskovoi-dopomogi-ukraini.html</text:a>
</text:p>
      <!--NEWS-->
      <text:h text:style-name="P10" text:outline-level="1">
<text:span text:style-name="T4">
Зеленський подякував нацгвардійцям, які збили два російські Су-25 під Мелітополем</text:span>
</text:h>
      <text:p text:style-name="P4">
Authors: Ukrinform (Person)</text:p>
      <text:p text:style-name="P4">
Publisher: Укринформ (Organization)</text:p>
      <text:p text:style-name="P4">
Published Time: 2023-05-25T21:41:00+03:00</text:p>
      <text:p text:style-name="P4">
Modified Time: 2023-05-25T21:41:00+03:00</text:p>
      <text:p text:style-name="P4">
Description: Президент України Володимир Зеленський подякував нацгвардійцям, які збили два російські Су-25 під Мелітополем. — Укрінформ.</text:p>
      <text:p text:style-name="P4">
Images: ['<text:a xlink:type="simple" xlink:href="https://static.ukrinform.com/photos/2023_05/thumb_files/630_360_1685040345-415.png" text:style-name="Internet_20_link" text:visited-style-name="Visited_20_Internet_20_Link">
630_360_16850...</text:a>
']</text:p>
      <text:p text:style-name="P4">
Tags: ['Мелітополь', 'Зеленський', 'Війна з Росією']</text:p>
      <text:p text:style-name="P4">
Type: Article</text:p>
      <!--METADATA-->
      <text:p text:style-name="P4">
<draw:frame draw:style-name="fr1" draw:name="Image324" text:anchor-type="as-char" svg:width="6.9236in" svg:height="3.956343in" draw:z-index="0">
<draw:image xlink:href="../Images/yкринформ/2023-05-25T21-41-00-03-00/630_360_1685040345-415.png" xlink:type="simple" xlink:show="embed" xlink:actuate="onLoad" draw:mime-type="image/png"/>
</draw:frame>
 ПрезидентУкраїни Володимир Зеленський подякував нацгвардійцям, які збили два російськіСу-25 під Мелітополем.</text:p>
      <text:p text:style-name="P4">
Про це він сказав у <text:a xlink:type="simple" xlink:href="https://t.me/V_Zelenskiy_official/6362" text:style-name="Internet_20_link" text:visited-style-name="Visited_20_Internet_20_Link">
 </text:a>
 , передаєУкрінформ.</text:p>
      <text:p text:style-name="P4">
«Є за що подякувати й нашим воїнам Нацгвардії, зокрема на Запорізькомунапрямку. Знищено пару російських «сушок» 15-ю бригадою оперативногопризначення нашої Нацгвардії. Дякую двом нашим особливо влучним воїнам. Доречі, один із них уже відзначений званням Героя України й має на своємурахунку не лише ворожі літаки, а й збиту крилату ракету. Дякую, хлопці!Молодці», - сказав Зеленський.</text:p>
      <text:p text:style-name="P4">
<text:span text:style-name="T4">
Читайте також:</text:span>
 <text:a xlink:type="simple" xlink:href="https://www.ukrinform.ua/rubric-ato/3714231-zelenskij-so-bilse-rosijskih-polonenih-vizmemo-to-bilse-povernemo-nasih-ludej.html" text:style-name="Internet_20_link" text:visited-style-name="Visited_20_Internet_20_Link">
 <text:span text:style-name="T4">
Зеленський</text:span>
 </text:a>
</text:p>
      <text:p text:style-name="P4">
Він також відзначив 128-му окрему гірсько-штурмову бригаду, 18-й і 137-йокремі батальйони морської піхоти та 74-й окремий розвідувальний батальйон,які виконують завдання на Донецькому напрямку.</text:p>
      <text:p text:style-name="P4">
Як повідомляв Укрінформ, 25 травня у Запорізькій області поблизу тимчасовозахопленого Мелітополя бійці Національної гвардії пострілом із переноснихзенітно-ракетних комплексів <text:a xlink:type="simple" xlink:href="https://www.ukrinform.ua/rubric-ato/3714208-pid-melitopolem-nacgvardijci-zbili-dva-rosijski-su25.html" text:style-name="Internet_20_link" text:visited-style-name="Visited_20_Internet_20_Link">
 </text:a>
 .Росіяни намагалися вдарити по позиціях Сил оборони із застосуванням париСу-25.</text:p>
      <text:p text:style-name="P4">
<text:span text:style-name="T4">
Читайте також:</text:span>
 <text:a xlink:type="simple" xlink:href="https://www.ukrinform.ua/rubric-ato/3714174-aviacijna-koalicia-ta-trenuvanna-pilotiv-zelenskij-pogovoriv-z-ministrom-oboroni-svecii.html" text:style-name="Internet_20_link" text:visited-style-name="Visited_20_Internet_20_Link">
 <text:span text:style-name="T4">
Зеленський</text:span>
 </text:a>
</text:p>
      <text:p text:style-name="P4">
На бойовому чергуванні в той час перебували нацгвардійці — "Запорізькиймесник" і його побратим. Вони ідентифікували ворожу авіацію та відпрацювали поповітряних цілях із ПЗРК. В результаті бойової роботи перший літак Су-25повністю знищений, його пілоту вдалося катапультуватися над тимчасовоокупованою територією, другий літак збив відомий усім "Запорізький месник".Встановлено, що після пострілу бійця другий Су-25 був серйозно пошкоджений тазайшов на аварійну посадку. У кінці злітної смуги мелітопольці спостерігаличорний стовп диму, перед тим пролунали вибухи.</text:p>
      <text:p text:style-name="P4">
Source: <text:a xlink:type="simple" xlink:href="https://www.ukrinform.ua/rubric-ato/3714243-zelenskij-podakuvav-nacgvardijcam-aki-zbili-dva-rosijski-su25-pid-melitopolem.html" text:style-name="Internet_20_link" text:visited-style-name="Visited_20_Internet_20_Link">
https://www.ukrinform.ua/rubric-ato/3714243-zelenskij-podakuvav-nacgvardijcam-aki-zbili-dva-rosijski-su25-pid-melitopolem.html</text:a>
</text:p>
      <!--NEWS-->
      <text:h text:style-name="P10" text:outline-level="1">
<text:span text:style-name="T4">
Для забезпечення України літаками F-16 планується створити міжнародний фонд - Пентагон</text:span>
</text:h>
      <text:p text:style-name="P4">
Authors: Ukrinform (Person)</text:p>
      <text:p text:style-name="P4">
Publisher: Укринформ (Organization)</text:p>
      <text:p text:style-name="P4">
Published Time: 2023-05-25T21:43:00+03:00</text:p>
      <text:p text:style-name="P4">
Modified Time: 2023-05-25T21:43:00+03:00</text:p>
      <text:p text:style-name="P4">
Description: Для навчання українських пілотів на F-16, забезпечення належної інфраструктури та передачі самих літаків важливо залучити матеріальні й фінансові можливості не лише США, а й інших країн. — Укрінформ.</text:p>
      <text:p text:style-name="P4">
Images: ['<text:a xlink:type="simple" xlink:href="https://static.ukrinform.com/photos/2023_02/thumb_files/630_360_1676392928-683.jpg" text:style-name="Internet_20_link" text:visited-style-name="Visited_20_Internet_20_Link">
630_360_16763...</text:a>
']</text:p>
      <text:p text:style-name="P4">
Tags: ['Авіація', 'Фінанси', 'Остін', 'Війна з Росією', 'Коаліція винищувачів', 'F-16']</text:p>
      <text:p text:style-name="P4">
Type: Article</text:p>
      <!--METADATA-->
      <text:p text:style-name="P4">
<draw:frame draw:style-name="fr1" draw:name="Image325" text:anchor-type="as-char" svg:width="6.9236in" svg:height="3.956343in" draw:z-index="0">
<draw:image xlink:href="../Images/yкринформ/2023-05-25T21-43-00-03-00/630_360_1676392928-683.jpg" xlink:type="simple" xlink:show="embed" xlink:actuate="onLoad" draw:mime-type="image/jpeg"/>
</draw:frame>
 Длянавчання українських пілотів на F-16, забезпечення належної інфраструктури тапередачі самих літаків важливо залучити матеріальні й фінансові можливості нелише США, а й інших країн.</text:p>
      <text:p text:style-name="P4">
Про це сказав під час підсумкової пресконференції після «Рамштайну-12» міністроборони США Ллойд Остін, передає власний кореспондент Укрінформу.</text:p>
      <text:p text:style-name="P4">
«З точки зору вартості F-16, ні для кого не є сюрпризом, що це буде дорого»,-констатував очільник Пентагону.</text:p>
      <text:p text:style-name="P4">
У цьому контексті він зазначив, що йдеться не лише про вартість літаків, а йпро їх технічне обслуговування, розгортання всієї інфраструктури, навчанняпілотів. Тому зараз, за словами Остіна, обговорюються можливості спільногофінансування цього проєкту, зокрема, шляхом заснування фонду, «щоб інші країнимогли зробити свій внесок у спільні зусилля».</text:p>
      <text:p text:style-name="P4">
«Це мають бути міжнародні зусилля», - додав Остін.</text:p>
      <text:p text:style-name="P4">
<text:span text:style-name="T4">
Читайте також:</text:span>
 <text:a xlink:type="simple" xlink:href="https://www.ukrinform.ua/rubric-ato/3714211-glava-pentagonu-nazvav-kraini-aki-zabezpecuvatimut-trenuvanna-ukrainciv-na-f16.html" text:style-name="Internet_20_link" text:visited-style-name="Visited_20_Internet_20_Link">
 </text:a>
</text:p>
      <text:p text:style-name="P4">
Крім того, він висловив сподівання, що <text:a xlink:type="simple" xlink:href="https://www.ukrinform.ua/tag-kongres-ssa" text:style-name="Internet_20_link" text:visited-style-name="Visited_20_Internet_20_Link">
 </text:a>
 підтримає фінансування ініціативи щодо розгортання F-16 вУкраїні, як він підтримував попередню оборонну допомогу для українських сил.</text:p>
      <text:p text:style-name="P4">
Як повідомляв Укрінформ, <text:a xlink:type="simple" xlink:href="http://www.ukrinform.ua/rubric-ato/3714228-dania-j-niderlandi-ocolat-koaliciu-z-pidgotovki-ukrainskih-pilotiv-na-f16-ostin.html" text:style-name="Internet_20_link" text:visited-style-name="Visited_20_Internet_20_Link">
 </text:a>
 , що Данія й Нідерланди у взаємодії зі США за кілька тижнівпочнуть розробляти навчальну базу для комплексної підготовки українськихпілотів на F-16 та інших літаках четвертого покоління.</text:p>
      <text:p text:style-name="P4">
<text:span text:style-name="T5">
Фото: АА</text:span>
</text:p>
      <text:p text:style-name="P4">
Source: <text:a xlink:type="simple" xlink:href="https://www.ukrinform.ua/rubric-ato/3714242-dla-zabezpecenna-ukraini-litakami-f16-planuetsa-stvoriti-miznarodnij-fond-pentagon.html" text:style-name="Internet_20_link" text:visited-style-name="Visited_20_Internet_20_Link">
https://www.ukrinform.ua/rubric-ato/3714242-dla-zabezpecenna-ukraini-litakami-f16-planuetsa-stvoriti-miznarodnij-fond-pentagon.html</text:a>
</text:p>
      <!--NEWS-->
      <text:h text:style-name="P10" text:outline-level="1">
<text:span text:style-name="T4">
Членство в НАТО Україні потрібне якнайшвидше – Ребекка Гармс</text:span>
</text:h>
      <text:p text:style-name="P4">
Authors: Ukrinform (Person)</text:p>
      <text:p text:style-name="P4">
Publisher: Укринформ (Organization)</text:p>
      <text:p text:style-name="P4">
Published Time: 2023-05-25T21:44:20+03:00</text:p>
      <text:p text:style-name="P4">
Modified Time: 2023-05-25T21:44:20+03:00</text:p>
      <text:p text:style-name="P4">
Description: Шлях України до ЄС не буде простим, проте, враховуючи поточні обставини, членство в НАТО зараз набагато важливіше і варто докласти всіх зусиль, щоб вступ відбувся чим швидше. — Укрінформ.</text:p>
      <text:p text:style-name="P4">
Images: ['<text:a xlink:type="simple" xlink:href="https://static.ukrinform.com/photos/2022_05/thumb_files/630_360_1652529295-740.jpg" text:style-name="Internet_20_link" text:visited-style-name="Visited_20_Internet_20_Link">
630_360_16525...</text:a>
']</text:p>
      <text:p text:style-name="P4">
Tags: ['Гармс', 'Львів', 'НАТО']</text:p>
      <text:p text:style-name="P4">
Type: Article</text:p>
      <!--METADATA-->
      <text:p text:style-name="P4">
<draw:frame draw:style-name="fr1" draw:name="Image326" text:anchor-type="as-char" svg:width="6.9236in" svg:height="3.956343in" draw:z-index="0">
<draw:image xlink:href="../Images/yкринформ/2023-05-25T21-44-20-03-00/630_360_1652529295-740.jpg" xlink:type="simple" xlink:show="embed" xlink:actuate="onLoad" draw:mime-type="image/jpeg"/>
</draw:frame>
 ШляхУкраїни до ЄС не буде простим, проте, враховуючи поточні обставини, членство вНАТО зараз набагато важливіше і варто докласти всіх зусиль, щоб вступ відбувсячим швидше.</text:p>
      <text:p text:style-name="P4">
Про це сказала депутат Європарламенту від Німеччини (2004-2019) Ребекка Гармс,повідомляє кореспондент Укрінформу.</text:p>
      <text:p text:style-name="P4">
«Якщо говорити про питання миру і війни, то членство України в НАТО є набагатоважливішим, ніж в ЄС і це має відбутися якнайшвидше», - наголосила Гармс.</text:p>
      <text:p text:style-name="P4">
<text:span text:style-name="T4">
Читайте також:</text:span>
 <text:a xlink:type="simple" xlink:href="https://www.ukrinform.ua/rubric-world/3483464-nimeccina-zagravala-z-putinim-rokami-rebekka-garms.html" text:style-name="Internet_20_link" text:visited-style-name="Visited_20_Internet_20_Link">
 <text:span text:style-name="T4">
Гармс</text:span>
 </text:a>
</text:p>
      <text:p text:style-name="P4">
З її слів, те що Україна подала заявку на вступ до Європейського Союзу сталосюрпризом для багатьох членів ЄС. Оскільки 10 років двері європейськоїспільноти були закриті для українців, чого не можна сказати про Грузію іМолдову.</text:p>
      <text:p text:style-name="P4">
«Це суттєвий сміливий крок вперед. Я дуже добре знайома зі всіма процедурамиприйому до ЄС, і розумію, що це буде не простий шлях. Мені б дуже хотілося,щоб українцям не довелося пройти через такі складні перемовини, як це було зЗахідними Балканами і Туреччиною. Спільно ми маємо подумати над оптимальнимипідходами, враховуючи поточні обставини. Я вірю, що все вдасться», - додаланімецький політик.</text:p>
      <text:p text:style-name="P4">
Вона наголосила, що в Україні вже є чудовий досвід в плані інституцій тазнання про європейські стандарти та законодавство. Але що потрібно «покластина стіл» і коли це має бути зроблено, щоб стало предметом перемовин – це тірішення, до яких треба підійти українській владі дуже ретельно.</text:p>
      <text:p text:style-name="P4">
<text:span text:style-name="T4">
Читайте також:</text:span>
 <text:a xlink:type="simple" xlink:href="https://www.ukrinform.ua/rubric-ato/3483445-putin-znisue-mariupol-i-harkiv-suto-z-nenavisti-rebekka-garms.html" text:style-name="Internet_20_link" text:visited-style-name="Visited_20_Internet_20_Link">
 <text:span text:style-name="T4">
Гармс</text:span>
 </text:a>
</text:p>
      <text:p text:style-name="P4">
Як повідомляв Укрінформ, у Львові 25-27 травня відбувається Львівськиймедіафорум. Подія проходить в оновленому форматі й зібрала навколо закордоннихй українських медіафахівців, публічних інтелектуалів, дослідників,полісімейкерів, представників громадського сектору і міжнародних організацій.Фокусна тема: «Після війни або перед війною. Як цивілізації перемогти хаос?».</text:p>
      <text:p text:style-name="P4">
Source: <text:a xlink:type="simple" xlink:href="https://www.ukrinform.ua/rubric-polytics/3714240-clenstvo-v-nato-ukraini-potribne-aknajsvidse-rebekka-garms.html" text:style-name="Internet_20_link" text:visited-style-name="Visited_20_Internet_20_Link">
https://www.ukrinform.ua/rubric-polytics/3714240-clenstvo-v-nato-ukraini-potribne-aknajsvidse-rebekka-garms.html</text:a>
</text:p>
      <!--NEWS-->
      <text:h text:style-name="P10" text:outline-level="1">
<text:span text:style-name="T4">
Втратив руку через обстріл росіян: підліток з Херсонщини отримав біонічний протез</text:span>
</text:h>
      <text:p text:style-name="P4">
Authors: Ukrinform (Person)</text:p>
      <text:p text:style-name="P4">
Publisher: Укринформ (Organization)</text:p>
      <text:p text:style-name="P4">
Published Time: 2023-05-25T21:45:14+03:00</text:p>
      <text:p text:style-name="P4">
Modified Time: 2023-05-25T21:45:14+03:00</text:p>
      <text:p text:style-name="P4">
Description: Хлопець з Херсонщини, 14-річний Артур, який втратив руку через російський обстріл, отримав біонічний протез та проходить реабілітацію в Охматдиті. — Укрінформ.</text:p>
      <text:p text:style-name="P4">
Images: ['<text:a xlink:type="simple" xlink:href="https://static.ukrinform.com/photos/2023_05/thumb_files/630_360_1685040062-4921.jpeg" text:style-name="Internet_20_link" text:visited-style-name="Visited_20_Internet_20_Link">
630_360_16850...</text:a>
', '<text:a xlink:type="simple" xlink:href="https://static.ukrinform.com/photos/2023_05/1685040063-6532.jpeg" text:style-name="Internet_20_link" text:visited-style-name="Visited_20_Internet_20_Link">
1685040063-65...</text:a>
', '<text:a xlink:type="simple" xlink:href="https://static.ukrinform.com/photos/2023_05/thumb_files/630_360_1685040062-5985.jpeg" text:style-name="Internet_20_link" text:visited-style-name="Visited_20_Internet_20_Link">
630_360_16850...</text:a>
', '<text:a xlink:type="simple" xlink:href="https://static.ukrinform.com/photos/2023_05/thumb_files/630_360_1685040062-9567.jpeg" text:style-name="Internet_20_link" text:visited-style-name="Visited_20_Internet_20_Link">
630_360_16850...</text:a>
', '<text:a xlink:type="simple" xlink:href="https://static.ukrinform.com/photos/2023_05/thumb_files/630_360_1685040063-6213.jpeg" text:style-name="Internet_20_link" text:visited-style-name="Visited_20_Internet_20_Link">
630_360_16850...</text:a>
', '<text:a xlink:type="simple" xlink:href="https://static.ukrinform.com/photos/2023_05/thumb_files/630_360_1685040063-6532.jpeg" text:style-name="Internet_20_link" text:visited-style-name="Visited_20_Internet_20_Link">
630_360_16850...</text:a>
', '<text:a xlink:type="simple" xlink:href="https://static.ukrinform.com/photos/2023_05/thumb_files/630_360_1685040063-8426.jpeg" text:style-name="Internet_20_link" text:visited-style-name="Visited_20_Internet_20_Link">
630_360_16850...</text:a>
', '<text:a xlink:type="simple" xlink:href="https://static.ukrinform.com/photos/2023_05/thumb_files/630_360_1685040063-9431.jpeg" text:style-name="Internet_20_link" text:visited-style-name="Visited_20_Internet_20_Link">
630_360_16850...</text:a>
', '<text:a xlink:type="simple" xlink:href="https://static.ukrinform.com/photos/2023_05/thumb_files/630_360_1685040063-2639.jpeg" text:style-name="Internet_20_link" text:visited-style-name="Visited_20_Internet_20_Link">
630_360_16850...</text:a>
']</text:p>
      <text:p text:style-name="P4">
Tags: ['Діти', 'Херсонщина', 'Охматдит', 'Протезування']</text:p>
      <text:p text:style-name="P4">
Type: Article</text:p>
      <!--METADATA-->
      <text:p text:style-name="P4">
<draw:frame draw:style-name="fr1" draw:name="Image327" text:anchor-type="as-char" svg:width="6.9236in" svg:height="3.956343in" draw:z-index="0">
<draw:image xlink:href="../Images/yкринформ/2023-05-25T21-45-14-03-00/630_360_1685040062-4921.jpeg" xlink:type="simple" xlink:show="embed" xlink:actuate="onLoad" draw:mime-type="image/jpeg"/>
</draw:frame>
 Хлопецьз Херсонщини, 14-річний Артур, який втратив руку через російський обстріл,отримав біонічний протез та проходить реабілітацію в Охматдиті.</text:p>
      <text:p text:style-name="P4">
Як передає Укрінформ, про це повідомляє у <text:a xlink:type="simple" xlink:href="https://www.facebook.com/ndslohmatdyt/posts/pfbid02mCyPVRtSJc2xvoNJX53dBLgM3NYhHmtcrLUnjGkDdVQkKxi9Z1rXnURxxJB17uXUl" text:style-name="Internet_20_link" text:visited-style-name="Visited_20_Internet_20_Link">
</text:a>
Охматдит.</text:p>
      <text:p text:style-name="P4">
«Артур пережив окупацію <text:a xlink:type="simple" xlink:href="https://www.ukrinform.ua/tag-hersonsina" text:style-name="Internet_20_link" text:visited-style-name="Visited_20_Internet_20_Link">
 </text:a>
 . Післязвільнення, коли здавалось, що найстрашніше вже позаду, росіяни почали нещаднообстрілювати місто. Під їхній вогонь потрапив і хлопець, у нього сильнопостраждала ліва рука», - йдеться у дописі.</text:p>
      <text:p text:style-name="P4">
Як повідомляється, Артура спочатку повезли до херсонської лікарні, медикизмушені були проводити операцію під ліхтариками, бо в лікарні не було нісвітла, ні води. Врятувати руку було неможливо. Хлопцю зробили ампутацію лівоїруки вище ліктя, а потім направили у НДСЛ «Охматдит».</text:p>
      <text:p text:style-name="P4">
<draw:frame draw:style-name="fr1" draw:name="Image328" text:anchor-type="as-char" svg:width="6.9236in" svg:height="5.1927in" draw:z-index="0">
<draw:image xlink:href="../Images/yкринформ/2023-05-25T21-45-14-03-00/1685040063-6532.jpeg" xlink:type="simple" xlink:show="embed" xlink:actuate="onLoad" draw:mime-type="image/jpeg"/>
</draw:frame>
</text:p>
      <text:p text:style-name="P4">
За лікування підлітка взялися спеціалісти відділення мікрохірургії Охматдитута інші медики лікарні. Пізніше реабілітологи та психологи розпочали роботу зфізичного та морального відновлення і підготовку хлопця до протезування.Підкреслюється, що пів року роботи зі спеціалістами зміцнили Артура якфізично, так і морально.</text:p>
      <text:p text:style-name="P4">
<text:span text:style-name="T4">
Читайте також:</text:span>
 <text:a xlink:type="simple" xlink:href="https://www.ukrinform.ua/rubric-regions/3703323-vijskovomu-u-lvovi-vstanovili-bionicnij-protez-ruki-vin-povernuvsa-na-front.html" text:style-name="Internet_20_link" text:visited-style-name="Visited_20_Internet_20_Link">
 <text:span text:style-name="T4">
біонічний</text:span>
 </text:a>
</text:p>
      <text:p text:style-name="P4">
Високофункціональний протез руки з біонічною кистю Артуру виготовили в УкраїніСтеценко Центр протезування. Профінансували сучасний протез Nova Ukraine таSuperhumans Center, частково було і державне фінансування.</text:p>
      <text:p text:style-name="P4">
<draw:frame draw:style-name="fr1" draw:name="Image329" text:anchor-type="as-char" svg:width="6.9236in" svg:height="3.956343in" draw:z-index="0">
<draw:image xlink:href="../Images/yкринформ/2023-05-25T21-45-14-03-00/630_360_1685040062-5985.jpeg" xlink:type="simple" xlink:show="embed" xlink:actuate="onLoad" draw:mime-type="image/jpeg"/>
</draw:frame>
 Підлітокз Херсонщини, який втратив руку через російський обстріл, отримав біонічнийпротез / Фото: Kostiantyn Golinchenko  <text:a xlink:type="simple" xlink:href="https://static.ukrinform.com/photos/2023_05/1685040062-5985.jpeg" text:style-name="Internet_20_link" text:visited-style-name="Visited_20_Internet_20_Link">
<draw:frame draw:style-name="fr1" draw:name="Image330" text:anchor-type="as-char" svg:width="6.9236in" svg:height="3.956343in" draw:z-index="0">
<draw:image xlink:href="../Images/yкринформ/2023-05-25T21-45-14-03-00/630_360_1685040062-5985.jpeg" xlink:type="simple" xlink:show="embed" xlink:actuate="onLoad" draw:mime-type="image/jpeg"/>
</draw:frame>
</text:a>
 <text:a xlink:type="simple" xlink:href="https://static.ukrinform.com/photos/2023_05/1685040062-4921.jpeg" text:style-name="Internet_20_link" text:visited-style-name="Visited_20_Internet_20_Link">
<draw:frame draw:style-name="fr1" draw:name="Image331" text:anchor-type="as-char" svg:width="6.9236in" svg:height="3.956343in" draw:z-index="0">
<draw:image xlink:href="../Images/yкринформ/2023-05-25T21-45-14-03-00/630_360_1685040062-4921.jpeg" xlink:type="simple" xlink:show="embed" xlink:actuate="onLoad" draw:mime-type="image/jpeg"/>
</draw:frame>
</text:a>
 <text:a xlink:type="simple" xlink:href="https://static.ukrinform.com/photos/2023_05/1685040062-9567.jpeg" text:style-name="Internet_20_link" text:visited-style-name="Visited_20_Internet_20_Link">
<draw:frame draw:style-name="fr1" draw:name="Image332" text:anchor-type="as-char" svg:width="6.9236in" svg:height="3.956343in" draw:z-index="0">
<draw:image xlink:href="../Images/yкринформ/2023-05-25T21-45-14-03-00/630_360_1685040062-9567.jpeg" xlink:type="simple" xlink:show="embed" xlink:actuate="onLoad" draw:mime-type="image/jpeg"/>
</draw:frame>
</text:a>
 <text:a xlink:type="simple" xlink:href="https://static.ukrinform.com/photos/2023_05/1685040063-6213.jpeg" text:style-name="Internet_20_link" text:visited-style-name="Visited_20_Internet_20_Link">
<draw:frame draw:style-name="fr1" draw:name="Image333" text:anchor-type="as-char" svg:width="6.9236in" svg:height="3.956343in" draw:z-index="0">
<draw:image xlink:href="../Images/yкринформ/2023-05-25T21-45-14-03-00/630_360_1685040063-6213.jpeg" xlink:type="simple" xlink:show="embed" xlink:actuate="onLoad" draw:mime-type="image/jpeg"/>
</draw:frame>
</text:a>
 <text:a xlink:type="simple" xlink:href="https://static.ukrinform.com/photos/2023_05/1685040063-6532.jpeg" text:style-name="Internet_20_link" text:visited-style-name="Visited_20_Internet_20_Link">
<draw:frame draw:style-name="fr1" draw:name="Image334" text:anchor-type="as-char" svg:width="6.9236in" svg:height="3.956343in" draw:z-index="0">
<draw:image xlink:href="../Images/yкринформ/2023-05-25T21-45-14-03-00/630_360_1685040063-6532.jpeg" xlink:type="simple" xlink:show="embed" xlink:actuate="onLoad" draw:mime-type="image/jpeg"/>
</draw:frame>
</text:a>
 <text:a xlink:type="simple" xlink:href="https://static.ukrinform.com/photos/2023_05/1685040063-8426.jpeg" text:style-name="Internet_20_link" text:visited-style-name="Visited_20_Internet_20_Link">
<draw:frame draw:style-name="fr1" draw:name="Image335" text:anchor-type="as-char" svg:width="6.9236in" svg:height="3.956343in" draw:z-index="0">
<draw:image xlink:href="../Images/yкринформ/2023-05-25T21-45-14-03-00/630_360_1685040063-8426.jpeg" xlink:type="simple" xlink:show="embed" xlink:actuate="onLoad" draw:mime-type="image/jpeg"/>
</draw:frame>
</text:a>
 <text:a xlink:type="simple" xlink:href="https://static.ukrinform.com/photos/2023_05/1685040063-9431.jpeg" text:style-name="Internet_20_link" text:visited-style-name="Visited_20_Internet_20_Link">
<draw:frame draw:style-name="fr1" draw:name="Image336" text:anchor-type="as-char" svg:width="6.9236in" svg:height="3.956343in" draw:z-index="0">
<draw:image xlink:href="../Images/yкринформ/2023-05-25T21-45-14-03-00/630_360_1685040063-9431.jpeg" xlink:type="simple" xlink:show="embed" xlink:actuate="onLoad" draw:mime-type="image/jpeg"/>
</draw:frame>
</text:a>
 <text:a xlink:type="simple" xlink:href="https://static.ukrinform.com/photos/2023_05/1685040063-2639.jpeg" text:style-name="Internet_20_link" text:visited-style-name="Visited_20_Internet_20_Link">
<draw:frame draw:style-name="fr1" draw:name="Image337" text:anchor-type="as-char" svg:width="6.9236in" svg:height="3.956343in" draw:z-index="0">
<draw:image xlink:href="../Images/yкринформ/2023-05-25T21-45-14-03-00/630_360_1685040063-2639.jpeg" xlink:type="simple" xlink:show="embed" xlink:actuate="onLoad" draw:mime-type="image/jpeg"/>
</draw:frame>
</text:a>
</text:p>
      <text:p text:style-name="P4">
Тепер з Артуром продовжать займатися спеціалісти Охматдиту, аби він навчивсявправно використовувати протез у повсякденному житті. Зараз з хлопцем тількипроводять перші тренування, але він вже може взяти яблуко та цукерки,переставити стакан з водою, взяти коробок з сірниками, відірвати виноград,потиснути руку.</text:p>
      <text:p text:style-name="P4">
Як повідомляв Укрінформ, російська армія за минулу добу, 24 травня, <text:a xlink:type="simple" xlink:href="https://www.ukrinform.ua/rubric-regions/3713821-rosiani-za-dobu-83-razi-obstrilali-hersonsinu-cetvero-poranenih.html" text:style-name="Internet_20_link" text:visited-style-name="Visited_20_Internet_20_Link">
</text:a>
 , чотири людини дісталипоранень.</text:p>
      <text:p text:style-name="P4">
Source: <text:a xlink:type="simple" xlink:href="https://www.ukrinform.ua/rubric-regions/3714241-vtrativ-ruku-cerez-obstril-rosian-pidlitok-z-hersonsini-otrimav-bionicnij-protez.html" text:style-name="Internet_20_link" text:visited-style-name="Visited_20_Internet_20_Link">
https://www.ukrinform.ua/rubric-regions/3714241-vtrativ-ruku-cerez-obstril-rosian-pidlitok-z-hersonsini-otrimav-bionicnij-protez.html</text:a>
</text:p>
      <!--NEWS-->
      <text:h text:style-name="P10" text:outline-level="1">
<text:span text:style-name="T4">
Франція вважає запуск балістичної ракети Іраном тривожним сигналом</text:span>
</text:h>
      <text:p text:style-name="P4">
Authors: Ukrinform (Person)</text:p>
      <text:p text:style-name="P4">
Publisher: Укринформ (Organization)</text:p>
      <text:p text:style-name="P4">
Published Time: 2023-05-25T21:52:00+03:00</text:p>
      <text:p text:style-name="P4">
Modified Time: 2023-05-25T21:52:00+03:00</text:p>
      <text:p text:style-name="P4">
Description: Франція сьогодні висловила занепокоєння повідомленнями про випробування Іраном балістичної ракети, назвавши це порушенням резолюції Ради безпеки ООН, на основі якої була ухвалена "іранська ядерна угода". — Укрінформ.</text:p>
      <text:p text:style-name="P4">
Images: ['<text:a xlink:type="simple" xlink:href="https://static.ukrinform.com/photos/2023_04/thumb_files/630_360_1681376672-908.jpg" text:style-name="Internet_20_link" text:visited-style-name="Visited_20_Internet_20_Link">
630_360_16813...</text:a>
']</text:p>
      <text:p text:style-name="P4">
Tags: ['Франція', 'Іран', 'Ракета']</text:p>
      <text:p text:style-name="P4">
Type: Article</text:p>
      <!--METADATA-->
      <text:p text:style-name="P4">
<draw:frame draw:style-name="fr1" draw:name="Image338" text:anchor-type="as-char" svg:width="6.9236in" svg:height="3.956343in" draw:z-index="0">
<draw:image xlink:href="../Images/yкринформ/2023-05-25T21-52-00-03-00/630_360_1681376672-908.jpg" xlink:type="simple" xlink:show="embed" xlink:actuate="onLoad" draw:mime-type="image/jpeg"/>
</draw:frame>
 Франціясьогодні висловила занепокоєння повідомленнями про випробування Іраномбалістичної ракети, назвавши це порушенням резолюції Ради безпеки ООН, наоснові якої була ухвалена "іранська ядерна угода".</text:p>
      <text:p text:style-name="P4">
Як передає Укрінформ, про це повідомляє агенція <text:a xlink:type="simple" xlink:href="https://www.reuters.com/world/france-says-iran-ballistic-test-worrying-light-nuclear-escalation-2023-05-25/" text:style-name="Internet_20_link" text:visited-style-name="Visited_20_Internet_20_Link">
</text:a>
 .</text:p>
      <text:p text:style-name="P4">
Франція звинуватила Іран у порушенні резолюції Ради Безпеки ООН, якою булосхвалено ядерну угоду 2015 року після того, як Тегеран здійснив випробуваннябалістичної ракети великої дальності, що, за словами Парижа, викликаєзанепокоєння, враховуючи "безперервну ескалацію" ядерної програми Тегерану.</text:p>
      <text:p text:style-name="P4">
<text:span text:style-name="T4">
Читайте також:</text:span>
 <text:a xlink:type="simple" xlink:href="https://www.ukrinform.ua/rubric-world/3713958-v-irani-predstavili-novitnu-balisticnu-raketu-zmi.html" text:style-name="Internet_20_link" text:visited-style-name="Visited_20_Internet_20_Link">
 <text:span text:style-name="T4">
Іран</text:span>
 </text:a>
</text:p>
      <text:p text:style-name="P4">
Іран напередодні здійснив успішний випробувальний запуск балістичної ракети зпотенційним радіусом дії 2000 км.</text:p>
      <text:p text:style-name="P4">
«Ця діяльність викликає ще більше занепокоєння в контексті триваючої ескалаціїядерної програми Ірану», — заявила речниця міністерства закордонних справФранції Анн-Клер Лежандр.</text:p>
      <text:p text:style-name="P4">
Резолюція Ради Безпеки ООН №2231 закликає Іран не проводити «будь-якудіяльність», пов’язану з балістичними ракетами, здатними доставляти ядернузброю, але формулювання є неоднозначним, що залишає його відкритим длятлумачення.</text:p>
      <text:p text:style-name="P4">
<text:span text:style-name="T4">
Читайте також:</text:span>
 <text:a xlink:type="simple" xlink:href="https://www.ukrinform.ua/rubric-polytics/3713762-zelenskij-zvernuvsa-do-narodu-iranu-vi-maete-buti-na-insomu-boci-istorii-ne-zi-zlom.html" text:style-name="Internet_20_link" text:visited-style-name="Visited_20_Internet_20_Link">
 <text:span text:style-name="T4">
Іран</text:span>
 </text:a>
</text:p>
      <text:p text:style-name="P4">
Західні посадовці кажуть, що хоча запуски суперечать резолюції № 2231, вони неє порушенням основної ядерної угоди між Іраном, Великою Британією, Китаєм,Францією, Німеччиною, РФ та Сполученими Штатами.</text:p>
      <text:p text:style-name="P4">
Серед іншого, обмеження Ради безпеки ООН на ракети та пов'язані з нимитехнології для Ірану діють до жовтня 2023 року, після чого той може вільнопродовжувати свою діяльність, пов'язану з балістичними ракетами.</text:p>
      <text:p text:style-name="P4">
Як повідомлялося, в Ірані на офіційній церемонії у четвер представили новітнюбалістичну ракету «Хорремшехр-4» або «Хейбар».</text:p>
      <text:p text:style-name="P4">
Фото: Shutterstock</text:p>
      <text:p text:style-name="P4">
Source: <text:a xlink:type="simple" xlink:href="https://www.ukrinform.ua/rubric-world/3714205-francia-vvazae-zapusk-balisticnoi-raketi-iranom-trivoznim-signalom.html" text:style-name="Internet_20_link" text:visited-style-name="Visited_20_Internet_20_Link">
https://www.ukrinform.ua/rubric-world/3714205-francia-vvazae-zapusk-balisticnoi-raketi-iranom-trivoznim-signalom.html</text:a>
</text:p>
      <!--NEWS-->
      <text:h text:style-name="P10" text:outline-level="1">
<text:span text:style-name="T4">
Зеленський - про агроекспорт: Зможемо знайти рішення для фермерів в Україні та країнах-сусідках</text:span>
</text:h>
      <text:p text:style-name="P4">
Authors: Ukrinform (Person)</text:p>
      <text:p text:style-name="P4">
Publisher: Укринформ (Organization)</text:p>
      <text:p text:style-name="P4">
Published Time: 2023-05-25T21:58:00+03:00</text:p>
      <text:p text:style-name="P4">
Modified Time: 2023-05-25T21:58:00+03:00</text:p>
      <text:p text:style-name="P4">
Description: Володимир Зеленський розраховує знайти рішення стосовно експорту української аграрної продукції, яке відповідатиме спільним інтересам українських і європейських виробників. — Укрінформ.</text:p>
      <text:p text:style-name="P4">
Images: ['<text:a xlink:type="simple" xlink:href="https://static.ukrinform.com/photos/2023_02/thumb_files/630_360_1676909362-870.jpg" text:style-name="Internet_20_link" text:visited-style-name="Visited_20_Internet_20_Link">
630_360_16769...</text:a>
']</text:p>
      <text:p text:style-name="P4">
Tags: ['Експорт', 'Сільське господарство', 'Зеленський']</text:p>
      <text:p text:style-name="P4">
Type: Article</text:p>
      <!--METADATA-->
      <text:p text:style-name="P4">
<draw:frame draw:style-name="fr1" draw:name="Image339" text:anchor-type="as-char" svg:width="6.9236in" svg:height="3.956343in" draw:z-index="0">
<draw:image xlink:href="../Images/yкринформ/2023-05-25T21-58-00-03-00/630_360_1676909362-870.jpg" xlink:type="simple" xlink:show="embed" xlink:actuate="onLoad" draw:mime-type="image/jpeg"/>
</draw:frame>
 ВолодимирЗеленський розраховує знайти рішення стосовно експорту української аграрноїпродукції, яке відповідатиме спільним інтересам українських і європейськихвиробників.</text:p>
      <text:p text:style-name="P4">
Про це Президент України сказав у <text:a xlink:type="simple" xlink:href="https://www.facebook.com/president.gov.ua/videos/572857064963049" text:style-name="Internet_20_link" text:visited-style-name="Visited_20_Internet_20_Link">
</text:a>
 доспіввітчизників, передає Укрінформ.</text:p>
      <text:p text:style-name="P4">
«Внутрішня політика не має перекривати спільні європейські цілі. Тож,упевнений, ми зможемо знайти таке рішення, зокрема для фермерів в Україні та вдеяких країнах-сусідках, яке відповідатиме нашим спільним європейськимінтересам і стандартам», - зазначив Зеленський.</text:p>
      <text:p text:style-name="P4">
Як повідомлялося, на початку травня Єврокомісія оголосила про запровадження«виключних та тимчасових» запобіжних заходів проти <text:a xlink:type="simple" xlink:href="https://www.ukrinform.ua/tag-import" text:style-name="Internet_20_link" text:visited-style-name="Visited_20_Internet_20_Link">
</text:a>
 з України, які обмежують надходженнясільськогосподарських товарів українського виробництва до п’яти країн ЄС.</text:p>
      <text:p text:style-name="P4">
<text:span text:style-name="T4">
Читайте також:</text:span>
 <text:a xlink:type="simple" xlink:href="https://www.ukrinform.ua/rubric-economy/3713254-obmezenna-eksportu-ukrainskoi-agroprodukcii-protiricit-ugodi-pro-asociaciu-nimecki-eksperti.html" text:style-name="Internet_20_link" text:visited-style-name="Visited_20_Internet_20_Link">
 <text:span text:style-name="T4">
агропродук</text:span>
 </text:a>
</text:p>
      <text:p text:style-name="P4">
Запобіжні заходи стосуються українського зерна, кукурудзи, ріпаку та насіннясоняшнику. Ці заходи також мають на меті усунення логістичних ускладнень щодотранспортування цих товарів у Болгарії, Угорщині, Польщі, Румунії таСловаччині. Вони будуть чинними до 5 червня 2023 року.</text:p>
      <text:p text:style-name="P4">
<text:span text:style-name="T5">
Фото: Мінінфраструктури</text:span>
</text:p>
      <text:p text:style-name="P4">
Source: <text:a xlink:type="simple" xlink:href="https://www.ukrinform.ua/rubric-economy/3714245-zelenskij-pro-agroeksport-zmozemo-znajti-risenna-dla-fermeriv-v-ukraini-ta-krainahsusidkah.html" text:style-name="Internet_20_link" text:visited-style-name="Visited_20_Internet_20_Link">
https://www.ukrinform.ua/rubric-economy/3714245-zelenskij-pro-agroeksport-zmozemo-znajti-risenna-dla-fermeriv-v-ukraini-ta-krainahsusidkah.html</text:a>
</text:p>
      <!--NEWS-->
      <text:h text:style-name="P10" text:outline-level="1">
<text:span text:style-name="T4">
російським окупантам обіцяють земельні ділянки на ТОТ</text:span>
</text:h>
      <text:p text:style-name="P4">
Author: ['АРМІЯINFORM']</text:p>
      <text:p text:style-name="P4">
Time: 2023-05-25T22:00:00-04:00</text:p>
      <text:p text:style-name="P4">
Description: Аби росіяни активніше йшли до лав зс рф та воювали проти України, їм обіцяють земель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ya-16091-18640-25548.jpg" text:style-name="Internet_20_link" text:visited-style-name="Visited_20_Internet_20_Link">
ya-16091-18640-25548.jpg</text:a>
']</text:p>
      <text:p text:style-name="P4">
Tags: ['STOPRUSSIA', 'АГРЕСІЯ РФ', 'ВІЙНА', 'ВТОРГНЕННЯ РФ']</text:p>
      <text:p text:style-name="P4">
Category: News</text:p>
      <!--METADATA-->
      <text:p text:style-name="P4">
<draw:frame draw:style-name="fr1" draw:name="Image340" text:anchor-type="as-char" svg:width="6.9236in" svg:height="4.16829in" draw:z-index="0">
<draw:image xlink:href="../Images/AРМІЯINFORM/2023-05-25T22-00-00-04-00/ya-16091-18640-25548.jpg" xlink:type="simple" xlink:show="embed" xlink:actuate="onLoad" draw:mime-type="image/jpeg"/>
</draw:frame>
 Ілюстративне фото</text:p>
      <text:p text:style-name="P4">
Аби росіяни активніше йшли до лав зс рф та воювали проти України, їм обіцяютьземельні ділянки.</text:p>
      <text:p text:style-name="P4">
Про це <text:a xlink:type="simple" xlink:href="https://sprotyv.mod.gov.ua/rosijskym-vijskovym-obitsyayut-zemelni-dilyanky-na-tot/" text:style-name="Internet_20_link" text:visited-style-name="Visited_20_Internet_20_Link">
повідомляє</text:a>
 Центр національного спротиву.</text:p>
      <text:p text:style-name="P4">
«Окупаційні адміністрації активно «націоналізують» фермерські угіддя, які булитимчасово залишені власниками. Так, на тимчасово окупованих територіях росіянифактично віджимають приватну власність. Натомість обіцяють роздати окреміділянки російським військовим як винагороду за участь у війні проти України»,— йдеться в повідомленні.</text:p>
      <text:p text:style-name="P4">
Великі ж фермерські господарства вже передані під кураторство підставних осіб,які контролюють місцеві гауляйтери. Так, на Херсонщині великі фермерськігосподарства передані людині колаборанта сальдо, якій хоче монополізуватирозкрадання зерна з ТОТ півдня України.</text:p>
      <text:p text:style-name="P4">
Source: <text:a xlink:type="simple" xlink:href="https://armyinform.com.ua/2023/05/25/yak-vynagorodu-rosijskym-vijskovym-obiczyayut-zemelni-dilyanky-na-tot/" text:style-name="Internet_20_link" text:visited-style-name="Visited_20_Internet_20_Link">
https://armyinform.com.ua/2023/05/25/yak-vynagorodu-rosijskym-vijskovym-obiczyayut-zemelni-dilyanky-na-tot/</text:a>
</text:p>
      <!--NEWS-->
      <text:h text:style-name="P10" text:outline-level="1">
<text:span text:style-name="T4">
Зеленський звернувся до спільноти американського Університету імені Гопкінса</text:span>
</text:h>
      <text:p text:style-name="P4">
Authors: Ukrinform (Person)</text:p>
      <text:p text:style-name="P4">
Publisher: Укринформ (Organization)</text:p>
      <text:p text:style-name="P4">
Published Time: 2023-05-25T22:06:00+03:00</text:p>
      <text:p text:style-name="P4">
Modified Time: 2023-05-25T22:06:00+03:00</text:p>
      <text:p text:style-name="P4">
Description: Президент України Володимир Зеленський побажав спільноті американського Університету імені Джона Гопкінса максимально цінувати час. — Укрінформ.</text:p>
      <text:p text:style-name="P4">
Images: ['<text:a xlink:type="simple" xlink:href="https://static.ukrinform.com/photos/2023_05/thumb_files/630_360_1685041370-803.jpeg" text:style-name="Internet_20_link" text:visited-style-name="Visited_20_Internet_20_Link">
630_360_16850...</text:a>
', '<text:a xlink:type="simple" xlink:href="https://static.ukrinform.com/photos/2023_05/1685041512-288.jpeg" text:style-name="Internet_20_link" text:visited-style-name="Visited_20_Internet_20_Link">
1685041512-28...</text:a>
', '<text:a xlink:type="simple" xlink:href="https://static.ukrinform.com/photos/2023_05/1685041554-473.jpeg" text:style-name="Internet_20_link" text:visited-style-name="Visited_20_Internet_20_Link">
1685041554-47...</text:a>
']</text:p>
      <text:p text:style-name="P4">
Tags: ['США', 'Звернення', 'Зеленський']</text:p>
      <text:p text:style-name="P4">
Type: Article</text:p>
      <!--METADATA-->
      <text:p text:style-name="P4">
<draw:frame draw:style-name="fr1" draw:name="Image341" text:anchor-type="as-char" svg:width="6.9236in" svg:height="3.956343in" draw:z-index="0">
<draw:image xlink:href="../Images/yкринформ/2023-05-25T22-06-00-03-00/630_360_1685041370-803.jpeg" xlink:type="simple" xlink:show="embed" xlink:actuate="onLoad" draw:mime-type="image/jpeg"/>
</draw:frame>
 ПрезидентУкраїни Володимир Зеленський побажав спільноті американського Університетуімені Джона Гопкінса максимально цінувати час.</text:p>
      <text:p text:style-name="P4">
Про це він сказав у своєму <text:a xlink:type="simple" xlink:href="https://www.president.gov.ua/news/vpevnenij-sho-vi-prodovzhite-vesti-za-soboyu-vilnij-svit-i-c-83165" text:style-name="Internet_20_link" text:visited-style-name="Visited_20_Internet_20_Link">
 </text:a>
 , передає Укрінформ.</text:p>
      <text:p text:style-name="P4">
«Я гордий, що Україна не втрачає жодного дня у своєму захисті від російськоготерору. Щодня ми робимо все, щоб стати сильнішими, дати більше захисту людям,врятувати більше життів», - підкреслив глава держави.</text:p>
      <text:p text:style-name="P4">
<draw:frame draw:style-name="fr1" draw:name="Image342" text:anchor-type="as-char" svg:width="6.9236in" svg:height="4.604691in" draw:z-index="0">
<draw:image xlink:href="../Images/yкринформ/2023-05-25T22-06-00-03-00/1685041512-288.jpeg" xlink:type="simple" xlink:show="embed" xlink:actuate="onLoad" draw:mime-type="image/jpeg"/>
</draw:frame>
</text:p>
      <text:p text:style-name="P4">
Він упевнений в тому, Сполучені Штати також не втратили жодного дня,допомагаючи Україні відбити російську агресію. Президент Байден, сильнадвопартійна коаліція в Конгресі і передусім американський народ, як іпопередні покоління, піднялися на цей виклик і ведуть вільний світ дозабезпечення свободи у Європі.</text:p>
      <text:p text:style-name="P4">
<draw:frame draw:style-name="fr1" draw:name="Image343" text:anchor-type="as-char" svg:width="6.9236in" svg:height="4.604691in" draw:z-index="0">
<draw:image xlink:href="../Images/yкринформ/2023-05-25T22-06-00-03-00/1685041554-473.jpeg" xlink:type="simple" xlink:show="embed" xlink:actuate="onLoad" draw:mime-type="image/jpeg"/>
</draw:frame>
</text:p>
      <text:p text:style-name="P4">
Раніше, у своєму традиційному зверненні, Володимир Зеленський <text:a xlink:type="simple" xlink:href="https://www.youtube.com/watch" text:style-name="Internet_20_link" text:visited-style-name="Visited_20_Internet_20_Link">
</text:a>
, що побажав спільноті американського Університету імені Джона Гопкінсамаксимально цінувати час.</text:p>
      <text:p text:style-name="P4">
«Мав нагоду звернутися до спільноти американського Університету імені ДжонаГопкінса. Це один із провідних навчальних закладів США. Його випускники йвипускниці – потужні особистості, і деякі з них значно вплинули на політику.Побажав максимально цінувати час. Бо кожен день має значення. Що більшезробимо сьогодні, то швидше завершимо війну нашою перемогою. І тільки нашою»,- сказав Зеленський.</text:p>
      <text:p text:style-name="P4">
Як повідомлялося, Президент США Джо Байден неодноразово підтверджувавготовність підтримувати Україну в її боротьбі проти російської агресії.</text:p>
      <text:p text:style-name="P4">
Фото: ОП</text:p>
      <text:p text:style-name="P4">
Source: <text:a xlink:type="simple" xlink:href="https://www.ukrinform.ua/rubric-polytics/3714247-zelenskij-zvernuvsa-do-spilnoti-amerikanskogo-universitetu-imeni-dzona-gopkinsa.html" text:style-name="Internet_20_link" text:visited-style-name="Visited_20_Internet_20_Link">
https://www.ukrinform.ua/rubric-polytics/3714247-zelenskij-zvernuvsa-do-spilnoti-amerikanskogo-universitetu-imeni-dzona-gopkinsa.html</text:a>
</text:p>
      <!--NEWS-->
      <text:h text:style-name="P10" text:outline-level="1">
<text:span text:style-name="T4">
Світоліна: Провела чудовий матч, але це не пік моїх можливостей</text:span>
</text:h>
      <text:p text:style-name="P4">
Authors: Ukrinform (Person)</text:p>
      <text:p text:style-name="P4">
Publisher: Укринформ (Organization)</text:p>
      <text:p text:style-name="P4">
Published Time: 2023-05-25T22:13:34+03:00</text:p>
      <text:p text:style-name="P4">
Modified Time: 2023-05-25T22:13:34+03:00</text:p>
      <text:p text:style-name="P4">
Description: Українська тенісистка Еліна Світоліна (№508 WTA) прокоментувала перемогу над росіянкою Варварою Грачовою (№44 WTA) у чвертьфіналі турніру WTA 250 у Страсбурзі. — Укрінформ.</text:p>
      <text:p text:style-name="P4">
Images: ['<text:a xlink:type="simple" xlink:href="https://static.ukrinform.com/photos/2023_05/thumb_files/630_360_1685041922-705.jpg" text:style-name="Internet_20_link" text:visited-style-name="Visited_20_Internet_20_Link">
630_360_16850...</text:a>
']</text:p>
      <text:p text:style-name="P4">
Tags: ['Світоліна', 'Теніс']</text:p>
      <text:p text:style-name="P4">
Type: Article</text:p>
      <!--METADATA-->
      <text:p text:style-name="P4">
<draw:frame draw:style-name="fr1" draw:name="Image344" text:anchor-type="as-char" svg:width="6.9236in" svg:height="3.956343in" draw:z-index="0">
<draw:image xlink:href="../Images/yкринформ/2023-05-25T22-13-34-03-00/630_360_1685041922-705.jpg" xlink:type="simple" xlink:show="embed" xlink:actuate="onLoad" draw:mime-type="image/jpeg"/>
</draw:frame>
 Українськатенісистка Еліна Світоліна (№508 WTA) прокоментувала перемогу над росіянкоюВарварою Грачовою (№44 WTA) у чвертьфіналі турніру WTA 250 у Страсбурзі.</text:p>
      <text:p text:style-name="P4">
Про це вона розповіла в <text:a xlink:type="simple" xlink:href="https://btu.org.ua/ua/news/ukrainskiy-tennis/45134-elina-svitolina-sogodni-ya-provela-chudovij-match-ale-ce-ne-pik-moyih-mozhlivostej.html" text:style-name="Internet_20_link" text:visited-style-name="Visited_20_Internet_20_Link">
 </text:a>
 BTU, передає Укрінформ.</text:p>
      <text:p text:style-name="P4">
«Чудовий матч. Я думаю, що ми обидві грали добре, добре подавали, тому я дужещаслива, що зіграла стабільно протягом всього поєдинку. Я рада, що перемогла іпройшла далі, дуже дякую вам всім за підтримку, за гарну атмосферу.Щотрапилось за рахунку 4-1 в другій партії? Знаєте, в голові стільки всьоговідбувається, я просто намагалась боротись далі, знову домінувати на корті.Зрештою я повернулась на гарний рівень гри, змогла взяти подачу за рахунку4-4, цей гейм був дуже важливий. Так, я дуже задоволена своїм рівнем», -сказала Світоліна.</text:p>
      <text:p text:style-name="P4">
Світоліна налаштована на перемогу у півфіналі.</text:p>
      <text:p text:style-name="P4">
«Сьогодні я провела чудовий матч, але це не пік моїх можливостей. Я б хотілавикористати його як фундамент, це не кінець турніру, ще мені потрібно, ясподіваюсь, виграти тут пару матчів. Щоразу я намагаюсь показати все, на щоздатна. Цього разу все склалось на мою користь, але я повинна очікувати, щоякісь дні будуть важчими за інші. Щодо майбутнього півфіналу, то це будегарний матч незалежно від суперниці. Для французької публіки, сподіватимемось,це буде француженка, це очевидно. Це буде важкий поєдинок. Хай їм щаститьсьогодні», - сказала Світоліна.</text:p>
      <text:p text:style-name="P4">
<text:span text:style-name="T4">
Читайте також:</text:span>
 <text:a xlink:type="simple" xlink:href="https://www.ukrinform.ua/rubric-sports/3714151-svitolina-peremogla-sianu-rosianku-na-slahu-do-pivfinalu-turniru-wta-u-francii.html" text:style-name="Internet_20_link" text:visited-style-name="Visited_20_Internet_20_Link">
 <text:span text:style-name="T4">
Світоліна</text:span>
 </text:a>
</text:p>
      <text:p text:style-name="P4">
У півфіналі турніру Світоліна зіграє з француженкою Кларою Бюрель (№122 WTA).</text:p>
      <text:p text:style-name="P4">
Фото: btu.org.ua</text:p>
      <text:p text:style-name="P4">
Source: <text:a xlink:type="simple" xlink:href="https://www.ukrinform.ua/rubric-sports/3714248-svitolina-provela-cudovij-matc-ale-ce-ne-pik-moih-mozlivostej.html" text:style-name="Internet_20_link" text:visited-style-name="Visited_20_Internet_20_Link">
https://www.ukrinform.ua/rubric-sports/3714248-svitolina-provela-cudovij-matc-ale-ce-ne-pik-moih-mozlivostej.html</text:a>
</text:p>
      <!--NEWS-->
      <text:h text:style-name="P10" text:outline-level="1">
<text:span text:style-name="T4">
Філософія «Дії»: Федоров розповів у Європарламенті про український досвід диджиталізації</text:span>
</text:h>
      <text:p text:style-name="P4">
Authors: Ukrinform (Person)</text:p>
      <text:p text:style-name="P4">
Publisher: Укринформ (Organization)</text:p>
      <text:p text:style-name="P4">
Published Time: 2023-05-25T22:17:00+03:00</text:p>
      <text:p text:style-name="P4">
Modified Time: 2023-05-25T22:17:00+03:00</text:p>
      <text:p text:style-name="P4">
Description: Віцепрем’єр з інновацій, розвитку освіти, науки та технологій - міністр цифрової трансформації Михайло Федоров представив у Європейському парламенті візію української цифрової демократії, зокрема про філософію застосунку «Дія». — Укрінформ.</text:p>
      <text:p text:style-name="P4">
Images: ['<text:a xlink:type="simple" xlink:href="https://static.ukrinform.com/photos/2023_05/thumb_files/630_360_1685041918-365.jpg" text:style-name="Internet_20_link" text:visited-style-name="Visited_20_Internet_20_Link">
630_360_16850...</text:a>
', '<text:a xlink:type="simple" xlink:href="https://static.ukrinform.com/photos/2023_05/1685041919-711.jpg" text:style-name="Internet_20_link" text:visited-style-name="Visited_20_Internet_20_Link">
1685041919-71...</text:a>
']</text:p>
      <text:p text:style-name="P4">
Tags: ['Європарламент', 'Мінцифри', 'Додаток “ДІЯ”', 'Цифровізація', 'Михайло Федоров']</text:p>
      <text:p text:style-name="P4">
Type: Article</text:p>
      <!--METADATA-->
      <text:p text:style-name="P4">
<draw:frame draw:style-name="fr1" draw:name="Image345" text:anchor-type="as-char" svg:width="6.9236in" svg:height="3.956343in" draw:z-index="0">
<draw:image xlink:href="../Images/yкринформ/2023-05-25T22-17-00-03-00/630_360_1685041918-365.jpg" xlink:type="simple" xlink:show="embed" xlink:actuate="onLoad" draw:mime-type="image/jpeg"/>
</draw:frame>
Віцепрем’єр з інновацій, розвитку освіти, науки та технологій - міністрцифрової трансформації Михайло Федоров представив у Європейському парламентівізію української цифрової демократії, зокрема про філософію застосунку «Дія».</text:p>
      <text:p text:style-name="P4">
Як передає Укрінформ, про це <text:a xlink:type="simple" xlink:href="http://thedigital.gov.ua/news/tsifrova-transformatsiya-i-filosofiya-dii-mikhaylo-fedorov-predstaviv-u-evroparlamenti-ukrainskiy-dosvid-didzhitalizatsii" text:style-name="Internet_20_link" text:visited-style-name="Visited_20_Internet_20_Link">
 </text:a>
 Міністерство цифрової трансформації.</text:p>
      <text:p text:style-name="P4">
«Головна філософія «Дії» — турбота про людей. Уряди створюються для того, щобвирішувати проблеми громадян, а не створювати їх. Ми переосмислили очікуванняукраїнців від влади. Вибудували процес взаємодії держави і громадянина з точкизору не чиновників, а кінцевого споживача. У кожному проєкті наша командаорієнтується на людину та розв’язання її проблем. Це повертає нас до основноїідеї — піклуватися про людей. Українці перебувають у центрі всього, щовідбувається в <text:a xlink:type="simple" xlink:href="https://www.ukrinform.ua/tag-dodatok-dia" text:style-name="Internet_20_link" text:visited-style-name="Visited_20_Internet_20_Link">
 </text:a>
 , — розповівФедоров.</text:p>
      <text:p text:style-name="P4">
<draw:frame draw:style-name="fr1" draw:name="Image346" text:anchor-type="as-char" svg:width="6.9236in" svg:height="4.615733in" draw:z-index="0">
<draw:image xlink:href="../Images/yкринформ/2023-05-25T22-17-00-03-00/1685041919-711.jpg" xlink:type="simple" xlink:show="embed" xlink:actuate="onLoad" draw:mime-type="image/jpeg"/>
</draw:frame>
</text:p>
      <text:p text:style-name="P4">
Він зазначив, що зручність та розв'язання проблем кінцевого користувачавідображені у всіх проєктах Мінцифри. Команда запускає їх як реакцію навиклики та запити українців. Наприклад, під час повномасштабного вторгненнявдалося оперативно реагувати на потреби, що виникали: запустити соціальнівиплати, можливість реєструвати пошкоджене майно в умовах постійних ракетнихобстрілів.</text:p>
      <text:p text:style-name="P4">
<text:span text:style-name="T4">
Читайте також:</text:span>
 <text:a xlink:type="simple" xlink:href="https://www.ukrinform.ua/rubric-society/3704201-urad-prodovzit-didzitalizaciu-poslug-dla-vijskovih-smigal.html" text:style-name="Internet_20_link" text:visited-style-name="Visited_20_Internet_20_Link">
 <text:span text:style-name="T4">
диджиталі</text:span>
 </text:a>
</text:p>
      <text:p text:style-name="P4">
«Довіра людей до цифрового продукту привела до зміни технологічної культури вУкраїні. Нам удалося змінити саму ідею державних сервісів. Від offline firstдо digital first. Зараз у нас є дорожня карта послуг, які ми оцифровуватимемонайближчим часом, щоб досягти мети — зробити доступними 100% найпопулярнішихпослуг онлайн», — додав віцепремʼєр.</text:p>
      <text:p text:style-name="P4">
Як повідомлялося, Україна готова ділитися досвідом диджиталізації зістратегічними партнерами, зокрема щодо застосунку «Дія».</text:p>
      <text:p text:style-name="P4">
<text:span text:style-name="T5">
Фото: Мінцифри</text:span>
</text:p>
      <text:p text:style-name="P4">
Source: <text:a xlink:type="simple" xlink:href="https://www.ukrinform.ua/rubric-technology/3714250-filosofia-dii-fedorov-rozpoviv-u-evroparlamenti-pro-ukrainskij-dosvid-didzitalizacii.html" text:style-name="Internet_20_link" text:visited-style-name="Visited_20_Internet_20_Link">
https://www.ukrinform.ua/rubric-technology/3714250-filosofia-dii-fedorov-rozpoviv-u-evroparlamenti-pro-ukrainskij-dosvid-didzitalizacii.html</text:a>
</text:p>
      <!--NEWS-->
      <text:h text:style-name="P10" text:outline-level="1">
<text:span text:style-name="T4">
США ввели санкції проти керівника «Вагнера» в Малі</text:span>
</text:h>
      <text:p text:style-name="P4">
Authors: Ukrinform (Person)</text:p>
      <text:p text:style-name="P4">
Publisher: Укринформ (Organization)</text:p>
      <text:p text:style-name="P4">
Published Time: 2023-05-25T22:22:06+03:00</text:p>
      <text:p text:style-name="P4">
Modified Time: 2023-05-25T22:22:06+03:00</text:p>
      <text:p text:style-name="P4">
Description: Американський Мінфін оголосив про введення санкцій проти керівника формувань ПВК «Вагнер» у Малі після того, як стало відомо про невдалі спроби цього угруповання переправити зброю в Росію. — Укрінформ.</text:p>
      <text:p text:style-name="P4">
Images: ['<text:a xlink:type="simple" xlink:href="https://static.ukrinform.com/photos/2018_07/thumb_files/630_360_1530736867-9723.jpg" text:style-name="Internet_20_link" text:visited-style-name="Visited_20_Internet_20_Link">
630_360_15307...</text:a>
']</text:p>
      <text:p text:style-name="P4">
Tags: ['Малі', 'Санкції', 'США', 'ПВК "Вагнера"']</text:p>
      <text:p text:style-name="P4">
Type: Article</text:p>
      <!--METADATA-->
      <text:p text:style-name="P4">
<draw:frame draw:style-name="fr1" draw:name="Image347" text:anchor-type="as-char" svg:width="6.9236in" svg:height="3.956343in" draw:z-index="0">
<draw:image xlink:href="../Images/yкринформ/2023-05-25T22-22-06-03-00/630_360_1530736867-9723.jpg" xlink:type="simple" xlink:show="embed" xlink:actuate="onLoad" draw:mime-type="image/jpeg"/>
</draw:frame>
Американський Мінфін оголосив про введення санкцій проти керівника формуваньПВК «Вагнер» у Малі після того, як стало відомо про невдалі спроби цьогоугруповання переправити зброю в Росію.</text:p>
      <text:p text:style-name="P4">
Про це йдеться в офіційному повідомленні Офісу контролю за іноземними активами(OFAC) Міністерства фінансів США, передає Укрінформ.</text:p>
      <text:p text:style-name="P4">
«Сьогодні OFAC запровадив санкції проти Івана Маслова, керівника воєнізованихформувань російської ПВК «Вагнер» та її головного адміністратора, що базуєтьсяв Малі»,- зазначається в повідомленні.</text:p>
      <text:p text:style-name="P4">
<text:span text:style-name="T4">
Читайте також:</text:span>
 <text:a xlink:type="simple" xlink:href="https://www.ukrinform.ua/rubric-ato/3713945-vagnerivci-zalisautsa-u-bahmuti-malar.html" text:style-name="Internet_20_link" text:visited-style-name="Visited_20_Internet_20_Link">
 <text:span text:style-name="T4">
Вагнер</text:span>
 </text:a>
</text:p>
      <text:p text:style-name="P4">
Підкреслюється, що «Група Вагнера» та її лідер Євген Пригожин перебувають підсанкціями багатьох органів, у тому числі за підтримку війни Росії протиУкраїни.</text:p>
      <text:p text:style-name="P4">
«Група Вагнера», очевидно, намагається приховати свої зусилля з придбаннявійськового обладнання для використання в Україні, в тому числі через Малі таінші країни, де вона має базу. Сполучені Штати виступають проти спроб будь-якої країни допомагати Росії через «Групу Вагнера»,- зауважується в документі.</text:p>
      <text:p text:style-name="P4">
Уточнюється, що Маслов крім всього організовував зустрічі Пригожина зурядовцями кількох африканських країн та реалізовував інтереси угруповання ввидобувній галузі.</text:p>
      <text:p text:style-name="P4">
<text:span text:style-name="T4">
Читайте також:</text:span>
 <text:a xlink:type="simple" xlink:href="https://www.ukrinform.ua/rubric-ato/3713061-grupa-vagnera-namagaetsa-taemno-zakupiti-zbrou-cerez-mali.html" text:style-name="Internet_20_link" text:visited-style-name="Visited_20_Internet_20_Link">
 <text:span text:style-name="T4">
Вагнер</text:span>
 </text:a>
</text:p>
      <text:p text:style-name="P4">
Як повідомлялося, минулого тижня Державний департамент США підтвердив, щоросійська ПВК «Вагнер» намагалася реалізувати схему переправлення зброї черезМалі для її використання у війні проти України.</text:p>
      <text:p text:style-name="P4">
Сполучені Штати ввели санкції проти «Групи Вагнера», а також численнихорганізацій та осіб на багатьох континентах, які підтримують дестабілізаційнудіяльність цього угруповання по всьому світу.</text:p>
      <text:p text:style-name="P4">
Source: <text:a xlink:type="simple" xlink:href="https://www.ukrinform.ua/rubric-world/3714251-ssa-vveli-sankcii-proti-kerivnika-vagnera-v-mali.html" text:style-name="Internet_20_link" text:visited-style-name="Visited_20_Internet_20_Link">
https://www.ukrinform.ua/rubric-world/3714251-ssa-vveli-sankcii-proti-kerivnika-vagnera-v-mali.html</text:a>
</text:p>
      <!--NEWS-->
      <text:h text:style-name="P10" text:outline-level="1">
<text:span text:style-name="T4">
Програма відбудови України має передбачати продовження ключових реформ - Кличко</text:span>
</text:h>
      <text:p text:style-name="P4">
Authors: Ukrinform (Person)</text:p>
      <text:p text:style-name="P4">
Publisher: Укринформ (Organization)</text:p>
      <text:p text:style-name="P4">
Published Time: 2023-05-25T22:29:00+03:00</text:p>
      <text:p text:style-name="P4">
Modified Time: 2023-05-25T22:29:00+03:00</text:p>
      <text:p text:style-name="P4">
Description: Програма повоєнного відновлення України має передбачати насамперед «дорожню карту» рішучих реформ, покликаних запровадити в нашій країні європейські стандарти. — Укрінформ.</text:p>
      <text:p text:style-name="P4">
Images: ['<text:a xlink:type="simple" xlink:href="https://static.ukrinform.com/photos/2022_12/thumb_files/630_360_1669972185-472.jpg" text:style-name="Internet_20_link" text:visited-style-name="Visited_20_Internet_20_Link">
630_360_16699...</text:a>
']</text:p>
      <text:p text:style-name="P4">
Tags: ['Євросоюз', 'Реформа', 'Віталій Кличко', 'Війна з Росією', 'Відбудова']</text:p>
      <text:p text:style-name="P4">
Type: Article</text:p>
      <!--METADATA-->
      <text:p text:style-name="P4">
<draw:frame draw:style-name="fr1" draw:name="Image348" text:anchor-type="as-char" svg:width="6.9236in" svg:height="3.956343in" draw:z-index="0">
<draw:image xlink:href="../Images/yкринформ/2023-05-25T22-29-00-03-00/630_360_1669972185-472.jpg" xlink:type="simple" xlink:show="embed" xlink:actuate="onLoad" draw:mime-type="image/jpeg"/>
</draw:frame>
 Програмаповоєнного відновлення України має передбачати насамперед «дорожню карту»рішучих реформ, покликаних запровадити в нашій країні європейські стандарти.</text:p>
      <text:p text:style-name="P4">
Про це під час відеозвернення до учасників пленарного засідання Європейськогокомітету регіонів заявив мер Києва Віталій Кличко, повідомляє кореспондентУкрінформу.</text:p>
      <text:p text:style-name="P4">
«Часто можна чути про «дорожню карту», «план відбудови» або «план Маршалла»для України. Багато людей при цьому думають про відновлення будинків, мостів йдоріг. Але це не так. Головним пріоритетом сьогодні є – відновити країну. Цеозначає, що потрібна «дорожня карта», - як запровадити нові правила, дляУкраїни, провести реформи, перетворити Україну на державу з європейськимистандартами», - наголосив мер столиці.</text:p>
      <text:p text:style-name="P4">
За його словами, вже сьогодні важливо піклуватися про наше післязавтра: «Мимаємо обмежений час, і ми маємо досягти успіху, ми маємо залишатися сильними…Вже завтра коли війна завершиться, ми маємо імплементувати всі ці плани. УспіхУкраїни є найкращою відповіддю для наших партнерів. Успіх України є такожнайкращою відповіддю для наших ворогів, для Росії, яка розуміє лише мовусили».</text:p>
      <text:p text:style-name="P4">
<text:span text:style-name="T4">
Читайте також:</text:span>
 <text:a xlink:type="simple" xlink:href="https://www.ukrinform.ua/rubric-kyiv/3711435-klicko-zaprosiv-amerikanskih-biznesmeniv-do-vidbudovi-kieva.html" text:style-name="Internet_20_link" text:visited-style-name="Visited_20_Internet_20_Link">
 <text:span text:style-name="T4">
Кличко</text:span>
 </text:a>
</text:p>
      <text:p text:style-name="P4">
Серед ключових перетворень, яких потребує Україна, мер Києва назвав судову таантикорупційну реформи, реформу поліції, а також продовження реформсамоврядування та децентралізації.</text:p>
      <text:p text:style-name="P4">
Кличко нагадав, що реформа децентралізації була однією з найбільш успішнихреформ в Україні протягом минулих років, і саме вона закладає основи длястійкості країни та демократії. Ці досягнення не мають бути втрачені навіть вумовах війни, коли певні політики намагаються будувати вертикаль влади згоридонизу, в той час, як головним принципом <text:a xlink:type="simple" xlink:href="https://www.ukrinform.ua/tag-demokratia" text:style-name="Internet_20_link" text:visited-style-name="Visited_20_Internet_20_Link">
 </text:a>
 є побудова державної влади у зворотному напрямі – знизу нагору.</text:p>
      <text:p text:style-name="P4">
Столичний голова звернувся до Європейського комітету регіонів з проханням пропідтримку у впровадженні таких реформ, у взаємодії з ключовими партнерами,оскільки без їхньої допомоги побудувати оновлену Україну буде набагато важче.</text:p>
      <text:p text:style-name="P4">
<text:span text:style-name="T4">
Читайте також:</text:span>
 <text:a xlink:type="simple" xlink:href="https://www.ukrinform.ua/rubric-polytics/3701911-na-samiti-mist-pivnicnoi-ta-pivdennoi-ameriki-obgovoruut-pidtrimku-ukraini-klicko.html" text:style-name="Internet_20_link" text:visited-style-name="Visited_20_Internet_20_Link">
 <text:span text:style-name="T4">
Кличко</text:span>
 </text:a>
</text:p>
      <text:p text:style-name="P4">
«Тисячу разів дякую за все, що ви робите для України. Без вашої допомоги ми бне могли вижити. Ця допомога є важливою для нашого життя та для нашої країни,й ми ніколи не забудемо вашу допомогу. Друге послання, - ми воюємо за нашіміста, за нашу Батьківщину, за наші родини. Я можу запевнити вас – мипереможемо у цій війні, тому що від цього залежить майбутнє наших дітей. Мибачимо наше майбутнє як частину європейської родини», - наголосив Кличко.</text:p>
      <text:p text:style-name="P4">
Нагадаємо, Європейський комітет регіонів — консультативний орган, який граєдорадчу роль у розробці політики ключових євроінституцій щодо усіх питаньстосовно регіонального розвитку. До складу Комітету входять 317 членів —представників регіональних і місцевих органів влади, які є повністюнезалежними від виконавчих структур ЄС у прийнятті рішень.</text:p>
      <text:p text:style-name="P4">
Source: <text:a xlink:type="simple" xlink:href="https://www.ukrinform.ua/rubric-vidbudova/3714254-programa-vidbudovi-ukraini-mae-vklucati-prodovzenna-klucovih-reform-klicko.html" text:style-name="Internet_20_link" text:visited-style-name="Visited_20_Internet_20_Link">
https://www.ukrinform.ua/rubric-vidbudova/3714254-programa-vidbudovi-ukraini-mae-vklucati-prodovzenna-klucovih-reform-klicko.html</text:a>
</text:p>
      <!--NEWS-->
      <text:h text:style-name="P10" text:outline-level="1">
<text:span text:style-name="T4">
На Полтавщині відкрили відновлений спортивно-реабілітаційний комплекс</text:span>
</text:h>
      <text:p text:style-name="P4">
Authors: Ukrinform (Person)</text:p>
      <text:p text:style-name="P4">
Publisher: Укринформ (Organization)</text:p>
      <text:p text:style-name="P4">
Published Time: 2023-05-25T22:32:00+03:00</text:p>
      <text:p text:style-name="P4">
Modified Time: 2023-05-25T22:32:00+03:00</text:p>
      <text:p text:style-name="P4">
Description: У місті Решетилівка Полтавської області відкрили відновлений спортивно-реабілітаційний комплекс «Колос» для людей з інвалідністю. — Укрінформ.</text:p>
      <text:p text:style-name="P4">
Images: ['<text:a xlink:type="simple" xlink:href="https://static.ukrinform.com/photos/2023_05/thumb_files/630_360_1685042890-910.jpg" text:style-name="Internet_20_link" text:visited-style-name="Visited_20_Internet_20_Link">
630_360_16850...</text:a>
', '<text:a xlink:type="simple" xlink:href="https://static.ukrinform.com/photos/2023_05/1685042949-335.jpg" text:style-name="Internet_20_link" text:visited-style-name="Visited_20_Internet_20_Link">
1685042949-33...</text:a>
']</text:p>
      <text:p text:style-name="P4">
Tags: ['Полтавщина', 'Кубраков', 'Відбудова']</text:p>
      <text:p text:style-name="P4">
Type: Article</text:p>
      <!--METADATA-->
      <text:p text:style-name="P4">
<draw:frame draw:style-name="fr1" draw:name="Image349" text:anchor-type="as-char" svg:width="6.9236in" svg:height="3.956343in" draw:z-index="0">
<draw:image xlink:href="../Images/yкринформ/2023-05-25T22-32-00-03-00/630_360_1685042890-910.jpg" xlink:type="simple" xlink:show="embed" xlink:actuate="onLoad" draw:mime-type="image/jpeg"/>
</draw:frame>
 У містіРешетилівка Полтавської області відкрили відновлений спортивно-реабілітаційнийкомплекс «Колос» для людей з інвалідністю.</text:p>
      <text:p text:style-name="P4">
Як передає Укрінформ, про це йдеться на <text:a xlink:type="simple" xlink:href="https://mtu.gov.ua/news/34347.html" text:style-name="Internet_20_link" text:visited-style-name="Visited_20_Internet_20_Link">
</text:a>
 .</text:p>
      <text:p text:style-name="P4">
«Відкриття комплексу, який враховує всі вимоги інклюзивності, дозволить сотнямукраїнців отримати необхідні реабілітаційні послуги та реалізувати себе вспортивній площині. Дякую партнерам з ЄІБ, ПР ООН, місцевій владі за ефективнуспівпрацю щодо реалізації цього проєкту», — сказав віцепрем'єр-міністр звідновлення — міністр розвитку громад, територій та інфраструктури ОлександрКубраков.</text:p>
      <text:p text:style-name="P4">
<draw:frame draw:style-name="fr1" draw:name="Image350" text:anchor-type="as-char" svg:width="6.9236in" svg:height="4.615733in" draw:z-index="0">
<draw:image xlink:href="../Images/yкринформ/2023-05-25T22-32-00-03-00/1685042949-335.jpg" xlink:type="simple" xlink:show="embed" xlink:actuate="onLoad" draw:mime-type="image/jpeg"/>
</draw:frame>
</text:p>
      <text:p text:style-name="P4">
Комплекс зможе надавати реабілітаційні послуги понад 300 дітям та молоді зпорушеннями зору, слуху, фізичного та ментального розвитку, опорно-руховогоапарату. Також передбачається, що на базі комплексу відбуватиметься підготовкаспортсменів, які зможуть увійти до паралімпійської та дефлімпійської збірнихУкраїни.</text:p>
      <text:p text:style-name="P4">
<text:span text:style-name="T4">
Читайте також:</text:span>
 <text:a xlink:type="simple" xlink:href="https://www.ukrinform.ua/rubric-vidbudova/3713863-v-ukraini-vze-vidnovili-130-stucnih-sporud-ta-tretinu-zaliznicnih-mostiv-kubrakov.html" text:style-name="Internet_20_link" text:visited-style-name="Visited_20_Internet_20_Link">
 <text:span text:style-name="T4">
Кубраков</text:span>
 </text:a>
</text:p>
      <text:p text:style-name="P4">
Будівлю відремонтовано в рамках фінансової угоди «Надзвичайна кредитнапрограма для відновлення України» між Україною та Європейським інвестиційнимбанком (ЄІБ). Вартість реконструкції становила 1,1 мільйона євро, які буливиділені ЄІБ та співфінансовані місцевою владою.</text:p>
      <text:p text:style-name="P4">
Як повідомлялося, «Надзвичайна кредитна програма для відновлення України» —рамкова кредитна угода між Україною та ЄІБ, яка передбачає виділення місцевиморганам влади 200 мільйонів євро для відновлення соціальної інфраструктури,покращення умов життя та громад, що їх приймають. Йдеться про громади в 9областях України: Донецькій, Луганській, Дніпропетровській, Запорізькій,Київській, Одеській, Полтавській, Харківській та Херсонській.</text:p>
      <text:p text:style-name="P4">
<text:span text:style-name="T4">
Читайте також:</text:span>
 <text:a xlink:type="simple" xlink:href="https://www.ukrinform.ua/rubric-vidbudova/3713405-vidnovlena-infrastruktura-v-ukraini-vze-do-2024-roku-mae-stati-bezbarernou-kubrakov.html" text:style-name="Internet_20_link" text:visited-style-name="Visited_20_Internet_20_Link">
 <text:span text:style-name="T4">
Кубраков</text:span>
 </text:a>
</text:p>
      <text:p text:style-name="P4">
Програма впроваджується Міністерством розвитку громад, територій таінфраструктури України та Міністерством фінансів України спільно з органамимісцевого самоврядування за технічної підтримки Програми розвитку ООН.</text:p>
      <text:p text:style-name="P4">
Фото: Мінвідновлення</text:p>
      <text:p text:style-name="P4">
Source: <text:a xlink:type="simple" xlink:href="https://www.ukrinform.ua/rubric-vidbudova/3714255-na-poltavsini-vidkrili-vidnovlenij-sportivnoreabilitacijnij-kompleks.html" text:style-name="Internet_20_link" text:visited-style-name="Visited_20_Internet_20_Link">
https://www.ukrinform.ua/rubric-vidbudova/3714255-na-poltavsini-vidkrili-vidnovlenij-sportivnoreabilitacijnij-kompleks.html</text:a>
</text:p>
      <!--NEWS-->
      <text:h text:style-name="P10" text:outline-level="1">
<text:span text:style-name="T4">
Росіяни за день обстріляли сім громад прикордоння Сумщини</text:span>
</text:h>
      <text:p text:style-name="P4">
Authors: Ukrinform (Person)</text:p>
      <text:p text:style-name="P4">
Publisher: Укринформ (Organization)</text:p>
      <text:p text:style-name="P4">
Published Time: 2023-05-25T22:39:00+03:00</text:p>
      <text:p text:style-name="P4">
Modified Time: 2023-05-25T22:39:00+03:00</text:p>
      <text:p text:style-name="P4">
Description: Російська армія в четвер, 25 травня, атакувала з артилерії і мінометів сім прикордонних громад Сумської області, здійснивши загалом 14 обстрілів. — Укрінформ.</text:p>
      <text:p text:style-name="P4">
Images: ['<text:a xlink:type="simple" xlink:href="https://static.ukrinform.com/photos/2023_05/thumb_files/630_360_1685043521-905.jpg" text:style-name="Internet_20_link" text:visited-style-name="Visited_20_Internet_20_Link">
630_360_16850...</text:a>
']</text:p>
      <text:p text:style-name="P4">
Tags: ['Обстріл', 'Сумщина', 'Війна з Росією']</text:p>
      <text:p text:style-name="P4">
Type: Article</text:p>
      <!--METADATA-->
      <text:p text:style-name="P4">
<draw:frame draw:style-name="fr1" draw:name="Image351" text:anchor-type="as-char" svg:width="6.9236in" svg:height="3.956343in" draw:z-index="0">
<draw:image xlink:href="../Images/yкринформ/2023-05-25T22-39-00-03-00/630_360_1685043521-905.jpg" xlink:type="simple" xlink:show="embed" xlink:actuate="onLoad" draw:mime-type="image/jpeg"/>
</draw:frame>
 Російськаармія в четвер, 25 травня, атакувала з артилерії і мінометів сім прикордоннихгромад Сумської області, здійснивши загалом 14 обстрілів.</text:p>
      <text:p text:style-name="P4">
Як передає Укрінформ, про це Сумська обласна військова адміністраціяповідомила в <text:a xlink:type="simple" xlink:href="https://t.me/Sumy_news_ODA/16457" text:style-name="Internet_20_link" text:visited-style-name="Visited_20_Internet_20_Link">
 </text:a>
 .</text:p>
      <text:p text:style-name="P4">
Загалом за день на прикордонних територіях регіону зафіксовані 57 вибухів.</text:p>
      <text:p text:style-name="P4">
<text:span text:style-name="T4">
Читайте також:</text:span>
 <text:a xlink:type="simple" xlink:href="https://www.ukrinform.ua/rubric-ato/3714236-rosiani-obstrilali-z-vazkoi-artilerii-nikopol-poskodzeni-budinki-lep-i-gazoprovodi.html" text:style-name="Internet_20_link" text:visited-style-name="Visited_20_Internet_20_Link">
 <text:span text:style-name="T4">
обстріл</text:span>
 </text:a>
</text:p>
      <text:p text:style-name="P4">
Хотінську громаду, за даними ОВА, загарбники обстріляли з мінометів, унаслідокчого пролунали чотири вибухи. Ворожим вогнем пошкоджена лінія електропередач.</text:p>
      <text:p text:style-name="P4">
Юнаківська громада зазнала удару із самохідних установок росіян – відбулисяп'ять вибухів.</text:p>
      <text:p text:style-name="P4">
По Новослобідській громаді російські війська двічі били з мінометів,спричинивши сім вибухів. Мінометних ударів ворога зазнала такожВеликописарівська громада – за день відбулися сім обстрілів і 33 вибухи.</text:p>
      <text:p text:style-name="P4">
<text:span text:style-name="T4">
Читайте також:</text:span>
 <text:a xlink:type="simple" xlink:href="https://www.ukrinform.ua/rubric-ato/3714173-nakazuvav-obstriluvati-ukrainu-kalibrami-sbu-ogolosila-pidozru-rosijskomu-viceadmiralu.html" text:style-name="Internet_20_link" text:visited-style-name="Visited_20_Internet_20_Link">
 <text:span text:style-name="T4">
обстріл</text:span>
 </text:a>
</text:p>
      <text:p text:style-name="P4">
По Есманській і Шалигинській громади росіяни також били з мінометів, унаслідокчого сталися два і чотири вибухи відповідно.</text:p>
      <text:p text:style-name="P4">
Путивльську громаду загарбники атакували з артилерії, спричинивши тим самим щедва вибухи.</text:p>
      <text:p text:style-name="P4">
Як повідомляв Укрінформ, у ніч на 25 травня російські військові вдарили згранатометів по Новослобідській громаді Сумської області.</text:p>
      <text:p text:style-name="P4">
Source: <text:a xlink:type="simple" xlink:href="https://www.ukrinform.ua/rubric-ato/3714256-rosiani-za-den-obstrilali-sim-gromad-prikordonna-sumsini.html" text:style-name="Internet_20_link" text:visited-style-name="Visited_20_Internet_20_Link">
https://www.ukrinform.ua/rubric-ato/3714256-rosiani-za-den-obstrilali-sim-gromad-prikordonna-sumsini.html</text:a>
</text:p>
      <!--NEWS-->
      <text:h text:style-name="P10" text:outline-level="1">
<text:span text:style-name="T4">
Україна має дотримуватися захисної політики щодо Китаю - Клімкін</text:span>
</text:h>
      <text:p text:style-name="P4">
Authors: Ukrinform (Person)</text:p>
      <text:p text:style-name="P4">
Publisher: Укринформ (Organization)</text:p>
      <text:p text:style-name="P4">
Published Time: 2023-05-25T22:48:00+03:00</text:p>
      <text:p text:style-name="P4">
Modified Time: 2023-05-25T22:48:00+03:00</text:p>
      <text:p text:style-name="P4">
Description: Україна як майбутній член ЄС та НАТО повинна дотримуватися їхніх стратегій, у тому числі стосовно Китаю - але разом з тим мати можливості маневрів в економічній та культурній сферах. — Укрінформ.</text:p>
      <text:p text:style-name="P4">
Images: ['<text:a xlink:type="simple" xlink:href="https://static.ukrinform.com/photos/2019_07/thumb_files/630_360_1564418290-224.jpg" text:style-name="Internet_20_link" text:visited-style-name="Visited_20_Internet_20_Link">
630_360_15644...</text:a>
']</text:p>
      <text:p text:style-name="P4">
Tags: ['Китай', 'Клімкін', 'Війна з Росією']</text:p>
      <text:p text:style-name="P4">
Type: Article</text:p>
      <!--METADATA-->
      <text:p text:style-name="P4">
<draw:frame draw:style-name="fr1" draw:name="Image352" text:anchor-type="as-char" svg:width="6.9236in" svg:height="3.956343in" draw:z-index="0">
<draw:image xlink:href="../Images/yкринформ/2023-05-25T22-48-00-03-00/630_360_1564418290-224.jpg" xlink:type="simple" xlink:show="embed" xlink:actuate="onLoad" draw:mime-type="image/jpeg"/>
</draw:frame>
 Україна якмайбутній член ЄС та НАТО повинна дотримуватися їхніх стратегій, у тому числістосовно Китаю - але разом з тим мати можливості маневрів в економічній такультурній сферах.</text:p>
      <text:p text:style-name="P4">
Про це під час панелі «Ніколи знову: як виграти війну, не програвши миру» наЛьвівському медіафорумі сказав ексміністр закордонних справ Павло Клімкін,повідомляє кореспондент Укрінформу.</text:p>
      <text:p text:style-name="P4">
«Ми рухаємося до Заходу й ось-ось станемо частиною ЄС і НАТО. А це означає, щонам потрібно дотримуватися захисної політики щодо Китаю. Зараз Китай дужезацікавлений і намагається зрозуміти, як він може зіграти свою роль уєвропейській безпековій архітектурі. Звісно, у нас є певне місце для маневріву культурних чи економічних відносинах. Але якщо говорити про безпеку, то ми,як і Євросоюз маємо дотримуватися стратегії мінімізації ризиків», - розповівКлімкін.</text:p>
      <text:p text:style-name="P4">
Він наголосив, що солідарна Європа – це основа для української сили і безпеки.Проте, моделі безпеки в Європі застарілі, тож варто перегорнути цю сторінку істворювати, щось нове. Разом з тим, за словами Клімкіна, є країни в ЄС, у якихдіє момент перестрахування або подвійна ментальність, яка стосується перемогичи поразки, і вони не готові до боротьби. Зокрема, йдеться про стратегічнукультуру Німеччини.</text:p>
      <text:p text:style-name="P4">
«Зараз німці вже кілька місяців не можуть підготувати остаточний варіантбезпекової стратегії. А йдеться лише про два аспекти: перший – це Китай,другий – це Росія. Якщо ви не можете на цьому рівні визначити для себе підхіддо цих країн, як ви можете вступати в реальну боротьбу?», - додав ексміністр.</text:p>
      <text:p text:style-name="P4">
<text:span text:style-name="T4">
Читайте також:</text:span>
 <text:a xlink:type="simple" xlink:href="https://www.ukrinform.ua/rubric-polytics/3701380-klimkin-rozmova-zelenskogo-z-si-ce-horosa-istoria-dla-ukraini-ale-e-i-riziki.html" text:style-name="Internet_20_link" text:visited-style-name="Visited_20_Internet_20_Link">
 <text:span text:style-name="T4">
Клімкін</text:span>
 </text:a>
</text:p>
      <text:p text:style-name="P4">
Зі слів <text:a xlink:type="simple" xlink:href="https://www.ukrinform.ua/tag-klimkin" text:style-name="Internet_20_link" text:visited-style-name="Visited_20_Internet_20_Link">
 </text:a>
 західний підхід стосовноРосії можна звести до двох простих моментів: стримування і від’єднання.Оскільки щодо першого немає ніякої стратегії, і тільки українці виступають, якстримувальний фактор, то з часом ця функція масштабується на увесь східнийфланг НАТО, а відповіді, на питання «що далі?» так і не буде. Водночасрозвернутися на 180 градусів від Росії в ЄС поки що не готові.</text:p>
      <text:p text:style-name="P4">
Як повідомляв Укрінформ, 25-27 травня відбувається Львівський медіафорум воновленому форматі. Він зібрав закордонних й українських медіафахівців,публічних інтелектуалів, дослідників, полісімейкерів, представниківгромадського сектора і міжнародних організацій. Фокусна тема: «Після війни абоперед війною. Як цивілізації перемогти хаос?».</text:p>
      <text:p text:style-name="P4">
Source: <text:a xlink:type="simple" xlink:href="https://www.ukrinform.ua/rubric-polytics/3714261-ukraina-mae-dotrimuvatisa-zahisnoi-politiki-sodo-kitau-klimkin.html" text:style-name="Internet_20_link" text:visited-style-name="Visited_20_Internet_20_Link">
https://www.ukrinform.ua/rubric-polytics/3714261-ukraina-mae-dotrimuvatisa-zahisnoi-politiki-sodo-kitau-klimkin.html</text:a>
</text:p>
      <!--NEWS-->
      <text:h text:style-name="P10" text:outline-level="1">
<text:span text:style-name="T4">
Кроуфорд та Спенс домовилися про бій за звання абсолютного чемпіона світу</text:span>
</text:h>
      <text:p text:style-name="P4">
Authors: Ukrinform (Person)</text:p>
      <text:p text:style-name="P4">
Publisher: Укринформ (Organization)</text:p>
      <text:p text:style-name="P4">
Published Time: 2023-05-25T22:50:09+03:00</text:p>
      <text:p text:style-name="P4">
Modified Time: 2023-05-25T22:50:09+03:00</text:p>
      <text:p text:style-name="P4">
Description: Поєдинок відбудеться у Лас-Вегасі 29 липня. — Укрінформ.</text:p>
      <text:p text:style-name="P4">
Images: ['<text:a xlink:type="simple" xlink:href="https://static.ukrinform.com/photos/2023_05/thumb_files/630_360_1685043998-994.jpg" text:style-name="Internet_20_link" text:visited-style-name="Visited_20_Internet_20_Link">
630_360_16850...</text:a>
']</text:p>
      <text:p text:style-name="P4">
Tags: ['Бокс']</text:p>
      <text:p text:style-name="P4">
Type: Article</text:p>
      <!--METADATA-->
      <text:p text:style-name="P4">
<draw:frame draw:style-name="fr1" draw:name="Image353" text:anchor-type="as-char" svg:width="6.9236in" svg:height="3.956343in" draw:z-index="0">
<draw:image xlink:href="../Images/yкринформ/2023-05-25T22-50-09-03-00/630_360_1685043998-994.jpg" xlink:type="simple" xlink:show="embed" xlink:actuate="onLoad" draw:mime-type="image/jpeg"/>
</draw:frame>
 Поєдиноквідбудеться у Лас-Вегасі 29 липня.</text:p>
      <text:p text:style-name="P4">
Чемпіон за версіями WBA, WBC та IBF у напівсередній вазі Еррол Спенс (28-0, 22КО) та володар титулу WBO Теренс Кроуфорд (39-0, 30 КО) домовилися пропоєдинок, <text:a xlink:type="simple" xlink:href="https://twitter.com/terencecrawford/status/1661781198316929024" text:style-name="Internet_20_link" text:visited-style-name="Visited_20_Internet_20_Link">
</text:a>
Кроуфорд на своїй сторінці у Твіттері, передає Укрінформ.</text:p>
      <text:p text:style-name="P4">
Бій за звання абсолютного чемпіона у напівсередній вазі відбудеться 29 липня.Зараз це один із найочікуваніших поєдинків за кілька останніх років у боксінезалежно від вагової категорії. Вечір боксу відбудеться на T-Mobile Arena уЛас-Вегасі.</text:p>
      <text:p text:style-name="P4">
Раніше бій Спенс – Кроуфорд планували провести в листопаді 2022 року. Пізнішебоксери домовлялися вже на 17 червня.</text:p>
      <text:p text:style-name="P4">
Спенс останній бій провів у квітні 2022 року, перемігши Йорденіса Угаса воб’єднавчому поєдинку за титули WBC, WBA та IBF у напівсередній вазі.</text:p>
      <text:p text:style-name="P4">
Кроуфорд – володар титулу WBO у напівсередній вазі. Торік у грудні Теренсздобув дострокову перемогу в бою з Давідом Аванесяном і захистив чемпіонськийпояс.</text:p>
      <text:p text:style-name="P4">
<text:span text:style-name="T4">
Читайте також:</text:span>
 <text:a xlink:type="simple" xlink:href="https://www.ukrinform.ua/rubric-sports/3693359-usik-ocolue-rejting-zurnalu-the-ring-nezalezno-vid-vagovoi-kategorii.html" text:style-name="Internet_20_link" text:visited-style-name="Visited_20_Internet_20_Link">
 </text:a>
</text:p>
      <text:p text:style-name="P4">
Як повідомляв Укрінформ, Кроуфорд та Спенс входять до рейтингу найкращихбоксерів світу незалежно від вагової категорії за версією The Ring, Теренсзаймає третю позицію, Еррол – четверту, очолює рейтинг Олександр Усик.</text:p>
      <text:p text:style-name="P4">
Фото: Getty Image</text:p>
      <text:p text:style-name="P4">
Source: <text:a xlink:type="simple" xlink:href="https://www.ukrinform.ua/rubric-sports/3714260-krouford-ta-spens-domovilisa-pro-bij-za-zvanna-absolutnogo-cempiona-svitu.html" text:style-name="Internet_20_link" text:visited-style-name="Visited_20_Internet_20_Link">
https://www.ukrinform.ua/rubric-sports/3714260-krouford-ta-spens-domovilisa-pro-bij-za-zvanna-absolutnogo-cempiona-svitu.html</text:a>
</text:p>
      <!--NEWS-->
      <text:h text:style-name="P10" text:outline-level="1">
<text:span text:style-name="T4">
Південна Корея вирішила різко збільшити виробництво танків K2</text:span>
</text:h>
      <text:p text:style-name="P4">
Authors: Ukrinform (Person)</text:p>
      <text:p text:style-name="P4">
Publisher: Укринформ (Organization)</text:p>
      <text:p text:style-name="P4">
Published Time: 2023-05-25T22:58:00+03:00</text:p>
      <text:p text:style-name="P4">
Modified Time: 2023-05-25T22:58:00+03:00</text:p>
      <text:p text:style-name="P4">
Description: Комітет з управління оборонними проєктами Південної Кореї схвалив план виробництва додаткових основних бойових танків K2 вартістю $1,46 мільярда, який планується реалізувати протягом наступних п’яти років. — Укрінформ.</text:p>
      <text:p text:style-name="P4">
Images: ['<text:a xlink:type="simple" xlink:href="https://static.ukrinform.com/photos/2023_05/thumb_files/630_360_1685008097-862.jpg" text:style-name="Internet_20_link" text:visited-style-name="Visited_20_Internet_20_Link">
630_360_16850...</text:a>
']</text:p>
      <text:p text:style-name="P4">
Tags: ['Корея', 'Танк', 'Зброя']</text:p>
      <text:p text:style-name="P4">
Type: Article</text:p>
      <!--METADATA-->
      <text:p text:style-name="P4">
<draw:frame draw:style-name="fr1" draw:name="Image354" text:anchor-type="as-char" svg:width="6.9236in" svg:height="3.956343in" draw:z-index="0">
<draw:image xlink:href="../Images/yкринформ/2023-05-25T22-58-00-03-00/630_360_1685008097-862.jpg" xlink:type="simple" xlink:show="embed" xlink:actuate="onLoad" draw:mime-type="image/jpeg"/>
</draw:frame>
 Комітет зуправління оборонними проєктами Південної Кореї схвалив план виробництвадодаткових основних бойових танків K2 вартістю $1,46 мільярда, який плануєтьсяреалізувати протягом наступних п’яти років.</text:p>
      <text:p text:style-name="P4">
Як передає Укрінформ, про це з посиланням на південнокорейське Державнеагентство з оборонних закупівель (DAPA) повідомляє <text:a xlink:type="simple" xlink:href="https://en.yna.co.kr/view/AEN20230525009200325" text:style-name="Internet_20_link" text:visited-style-name="Visited_20_Internet_20_Link">
</text:a>
 .</text:p>
      <text:p text:style-name="P4">
«Ми очікуємо, що придбані в рамках цього проєкту додаткові <text:a xlink:type="simple" xlink:href="https://www.ukrinform.ua/tag-tank" text:style-name="Internet_20_link" text:visited-style-name="Visited_20_Internet_20_Link">
</text:a>
 K2 зроблять значний внесок у підвищенняможливостей сухопутних військ вести наступальну маневрову війну», – заявили вDAPA, не уточнюючи кількість танків, які планується випустити.</text:p>
      <text:p text:style-name="P4">
Танки К2 перебувають на озброєнні ЗС Кореї з 2014 року.</text:p>
      <text:p text:style-name="P4">
<text:span text:style-name="T4">
Читайте також:</text:span>
 <text:a xlink:type="simple" xlink:href="https://www.ukrinform.ua/rubric-world/3713734-cehia-kupue-246-gusenicnih-bojovih-masin-pihoti-cv90.html" text:style-name="Internet_20_link" text:visited-style-name="Visited_20_Internet_20_Link">
 </text:a>
</text:p>
      <text:p text:style-name="P4">
Крім того, Комітетом схвалено план на суму понад $2,2 мільярда щодо придбаннядодаткових літаків раннього попередження та контролю для посилення можливостейвійськових у сфері повітряного спостереження. Цей проєкт триватиме до 2031року, кількість літаків не розголошується.</text:p>
      <text:p text:style-name="P4">
Наразі ВПС Кореї експлуатують чотири літаки раннього попередження тауправління.</text:p>
      <text:p text:style-name="P4">
Як повідомлялося, торік <text:a xlink:type="simple" xlink:href="https://www.ukrinform.ua/rubric-world/3537785-polsa-pridbae-u-pivdennoi-korei-blizko-tisaci-tankiv-ta-ponad-600-gaubic.html" text:style-name="Internet_20_link" text:visited-style-name="Visited_20_Internet_20_Link">
 </text:a>
 на закупівлю близько тисячі танків K2, понад 600самохідних артилерійських установок K9 і близько 300 САУ K239, а також 48винищувачів FA-50.</text:p>
      <text:p text:style-name="P4">
<text:span text:style-name="T4">
Читайте також:</text:span>
 <text:a xlink:type="simple" xlink:href="https://www.ukrinform.ua/rubric-ato/3713625-svejcaria-prodast-nimeccini-25-tankiv-leopard-2-ukraina-zmoze-otrimati-bilse-zbroi.html" text:style-name="Internet_20_link" text:visited-style-name="Visited_20_Internet_20_Link">
 <text:span text:style-name="T4">
танк</text:span>
 </text:a>
</text:p>
      <text:p text:style-name="P4">
Першу партію південнокорейського озброєння – 10 танків K2 і 24 CАУ K9 Варшаваотримала від Сеула на початку грудня минулого року. Наступна партія із п'ятитанків і 12 CАУ надійшла до Польщі в березні.</text:p>
      <text:p text:style-name="P4">
<text:span text:style-name="T5">
Фото: defence-blog.com</text:span>
</text:p>
      <text:p text:style-name="P4">
Source: <text:a xlink:type="simple" xlink:href="https://www.ukrinform.ua/rubric-world/3713964-pivdenna-korea-virisila-rizko-zbilsiti-virobnictvo-tankiv-k2.html" text:style-name="Internet_20_link" text:visited-style-name="Visited_20_Internet_20_Link">
https://www.ukrinform.ua/rubric-world/3713964-pivdenna-korea-virisila-rizko-zbilsiti-virobnictvo-tankiv-k2.html</text:a>
</text:p>
      <!--NEWS-->
      <text:h text:style-name="P10" text:outline-level="1">
<text:span text:style-name="T4">
Окупанти вивозять із Криму до рф таємну військову документацію</text:span>
</text:h>
      <text:p text:style-name="P4">
Author: ['АРМІЯINFORM']</text:p>
      <text:p text:style-name="P4">
Time: 2023-05-25T23:00:00-04:00</text:p>
      <text:p text:style-name="P4">
Description: Росіяни евакуйовують секретну документацію з півострова.    Про це повідомляє Цент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108.jpg" text:style-name="Internet_20_link" text:visited-style-name="Visited_20_Internet_20_Link">
1-108.jpg</text:a>
']</text:p>
      <text:p text:style-name="P4">
Tags: ['STOPRUSSIA', 'АГРЕСІЯ РФ', 'ВТОРГНЕННЯ РФ']</text:p>
      <text:p text:style-name="P4">
Category: News</text:p>
      <!--METADATA-->
      <text:p text:style-name="P4">
<draw:frame draw:style-name="fr1" draw:name="Image355" text:anchor-type="as-char" svg:width="6.9236in" svg:height="4.09466in" draw:z-index="0">
<draw:image xlink:href="../Images/AРМІЯINFORM/2023-05-25T23-00-00-04-00/1-108.jpg" xlink:type="simple" xlink:show="embed" xlink:actuate="onLoad" draw:mime-type="image/jpeg"/>
</draw:frame>
Ілюстративне фото</text:p>
      <text:p text:style-name="P4">
Росіяни евакуйовують секретну документацію з півострова.</text:p>
      <text:p text:style-name="P4">
Про це <text:a xlink:type="simple" xlink:href="https://sprotyv.mod.gov.ua/okupanty-vyvozyat-tayemnu-vijskovu-dokumentatsiyu-z-krymu-do-rf/" text:style-name="Internet_20_link" text:visited-style-name="Visited_20_Internet_20_Link">
повідомляє</text:a>
 Центр національного спротиву.</text:p>
      <text:p text:style-name="P4">
«На початку травня росіяни вивезли військову документацію з тимчасовоокупованого Криму на територію рф. Також вони вивезли шифрувальне обладнання зорганів військового управління зс рф», — йдеться в повідомленні.</text:p>
      <text:p text:style-name="P4">
Центр національного спротиву дякує українським партизанам на ТОТ за своєчаснеінформування.</text:p>
      <text:p text:style-name="P4">
Центр Національного Спротиву дякує українським партизанам на ТОТ за своєчаснеінформування.</text:p>
      <text:p text:style-name="P4">
Source: <text:a xlink:type="simple" xlink:href="https://armyinform.com.ua/2023/05/25/okupanty-vyvozyat-z-krymu-do-rf-tayemnu-vijskovu-dokumentacziyu/" text:style-name="Internet_20_link" text:visited-style-name="Visited_20_Internet_20_Link">
https://armyinform.com.ua/2023/05/25/okupanty-vyvozyat-z-krymu-do-rf-tayemnu-vijskovu-dokumentacziyu/</text:a>
</text:p>
      <!--NEWS-->
      <text:h text:style-name="P10" text:outline-level="1">
<text:span text:style-name="T4">
В Авдіївці під зруйнованими будинками залишаються два тіла, які неможливо дістати</text:span>
</text:h>
      <text:p text:style-name="P4">
Authors: Ukrinform (Person)</text:p>
      <text:p text:style-name="P4">
Publisher: Укринформ (Organization)</text:p>
      <text:p text:style-name="P4">
Published Time: 2023-05-25T23:16:00+03:00</text:p>
      <text:p text:style-name="P4">
Modified Time: 2023-05-25T23:16:00+03:00</text:p>
      <text:p text:style-name="P4">
Description: В Авдіївці під уламками зруйнованих російськими ракетами багатоповерхових будинків залишаються тіла двох цивільних, які дістати зараз неможливо через відсутність у місті спецтехніки. — Укрінформ.</text:p>
      <text:p text:style-name="P4">
Images: ['<text:a xlink:type="simple" xlink:href="https://static.ukrinform.com/photos/2023_05/thumb_files/630_360_1685044127-787.jpg" text:style-name="Internet_20_link" text:visited-style-name="Visited_20_Internet_20_Link">
630_360_16850...</text:a>
']</text:p>
      <text:p text:style-name="P4">
Tags: ['Донеччина', 'Авдіївка', 'Війна з Росією']</text:p>
      <text:p text:style-name="P4">
Type: Article</text:p>
      <!--METADATA-->
      <text:p text:style-name="P4">
<draw:frame draw:style-name="fr1" draw:name="Image356" text:anchor-type="as-char" svg:width="6.9236in" svg:height="3.956343in" draw:z-index="0">
<draw:image xlink:href="../Images/yкринформ/2023-05-25T23-16-00-03-00/630_360_1685044127-787.jpg" xlink:type="simple" xlink:show="embed" xlink:actuate="onLoad" draw:mime-type="image/jpeg"/>
</draw:frame>
 В Авдіївціпід уламками зруйнованих російськими ракетами багатоповерхових будинківзалишаються тіла двох цивільних, які дістати зараз неможливо через відсутністьу місті спецтехніки.</text:p>
      <text:p text:style-name="P4">
Про це у <text:a xlink:type="simple" xlink:href="https://t.me/StepanychUA/141" text:style-name="Internet_20_link" text:visited-style-name="Visited_20_Internet_20_Link">
 </text:a>
 у своєму відеозверненні повідомивначальник Авдіївської міської військової адміністрації Віталій Барабаш,передає Укрінформ.</text:p>
      <text:p text:style-name="P4">
«25 травня, Авдіївка. Знаходжусь на руїнах двох будинків – п’ятиповерховий ідев’ятиповерховий, які зазнали авіаракетного удару. На жаль, під заваламизнаходяться дві цивільні особи, однозначно люди загнули вже. Це чоловік 1930року народження та жінка 1958 року народження, вчителька однієї з нашихмісцевих шкіл», - заявив керівник міста.</text:p>
      <text:p text:style-name="P4">
<text:span text:style-name="T4">
Читайте також:</text:span>
 <text:a xlink:type="simple" xlink:href="https://www.ukrinform.ua/rubric-ato/3713895-sbu-zatrimala-rosijskogo-agenta-akij-gotuvav-pidriv-zaliznicnoi-kolii-pid-avdiivkou.html" text:style-name="Internet_20_link" text:visited-style-name="Visited_20_Internet_20_Link">
 <text:span text:style-name="T4">
Авдіївк</text:span>
 </text:a>
</text:p>
      <text:p text:style-name="P4">
За його словами, руйнування обстрілами будинків в Авдіївці відбуваєтьсякожного дня, і вже понад 20 багатоповерхових будинків у місті зруйновано.</text:p>
      <text:p text:style-name="P4">
«На жаль, це не дуже спонукає місцевих жителів до евакуації. Хотів би вчерговезакликати всіх до евакуації. Бо, навіть, якщо людина і виживає під такимизавалами, то навряд чи ми зможемо їх дістати, бо в місті відсутня спецтехніка,щоб розбирати ці завали», - підкреслив Барабаш.</text:p>
      <text:p text:style-name="P4">
Він додав, що наразі неможливо ризикувати життям бійців ДСНС, які просто недоїдуть в Авдіївку, бо 20-25 кілометрів дороги до міста постійно перебуває підобстрілами.</text:p>
      <text:p text:style-name="P4">
<text:span text:style-name="T4">
Читайте також:</text:span>
 <text:a xlink:type="simple" xlink:href="https://www.ukrinform.ua/rubric-ato/3713865-na-doneccini-zagarbniki-obstrilali-kurahove-z-artilerii-ta-uraganiv.html" text:style-name="Internet_20_link" text:visited-style-name="Visited_20_Internet_20_Link">
 </text:a>
</text:p>
      <text:p text:style-name="P4">
«Дійсно, в цих умовах не має можливості їм виконувати ці роботи. Тому требаевакуюватися і не чекати… Дійсно, навіть якщо люди і виживуть після такихударів, то вони скоріше за все заживо будуть поховані, як би прикро це незвучало», - наголосив Барабаш.</text:p>
      <text:p text:style-name="P4">
Як повідомлялося, місто Авдіївка постійно перебуває під обстрілами російськихвійськ, щодня ворог вбиває та травмує цивільних мешканців, руйнуєінфраструктурні об’єкти.</text:p>
      <text:p text:style-name="P4">
Фото: Віталій Барабаш, Телеграм</text:p>
      <text:p text:style-name="P4">
Source: <text:a xlink:type="simple" xlink:href="https://www.ukrinform.ua/rubric-regions/3714259-v-avdiivci-pid-zrujnovanimi-budinkami-zalisautsa-dva-tila-aki-nemozlivo-distati.html" text:style-name="Internet_20_link" text:visited-style-name="Visited_20_Internet_20_Link">
https://www.ukrinform.ua/rubric-regions/3714259-v-avdiivci-pid-zrujnovanimi-budinkami-zalisautsa-dva-tila-aki-nemozlivo-distati.html</text:a>
</text:p>
      <!--NEWS-->
      <text:h text:style-name="P10" text:outline-level="1">
<text:span text:style-name="T4">
Визначились півфінальні пари ЧС з хокею</text:span>
</text:h>
      <text:p text:style-name="P4">
Authors: Ukrinform (Person)</text:p>
      <text:p text:style-name="P4">
Publisher: Укринформ (Organization)</text:p>
      <text:p text:style-name="P4">
Published Time: 2023-05-25T23:16:51+03:00</text:p>
      <text:p text:style-name="P4">
Modified Time: 2023-05-25T23:16:51+03:00</text:p>
      <text:p text:style-name="P4">
Description: Латвія вперше в історії вийшла у півфінал ЧС з хокею. — Укрінформ.</text:p>
      <text:p text:style-name="P4">
Images: ['<text:a xlink:type="simple" xlink:href="https://static.ukrinform.com/photos/2023_05/thumb_files/630_360_1685045717-259.jpg" text:style-name="Internet_20_link" text:visited-style-name="Visited_20_Internet_20_Link">
630_360_16850...</text:a>
']</text:p>
      <text:p text:style-name="P4">
Tags: ['Чемпіонат світу з хокею', 'хокей']</text:p>
      <text:p text:style-name="P4">
Type: Article</text:p>
      <!--METADATA-->
      <text:p text:style-name="P4">
<draw:frame draw:style-name="fr1" draw:name="Image357" text:anchor-type="as-char" svg:width="6.9236in" svg:height="3.956343in" draw:z-index="0">
<draw:image xlink:href="../Images/yкринформ/2023-05-25T23-16-51-03-00/630_360_1685045717-259.jpg" xlink:type="simple" xlink:show="embed" xlink:actuate="onLoad" draw:mime-type="image/jpeg"/>
</draw:frame>
 Латвіявперше в історії вийшла у півфінал ЧС з хокею.</text:p>
      <text:p text:style-name="P4">
На чемпіонаті світу з хокею було зіграно чвертьфінальні матчі, у півфіналвийшли збірні США, Німеччини, Канади та Латвії, передає Укрінформ.</text:p>
      <text:p text:style-name="P4">
Першим півфіналістом світової першості стала збірна США. Американці в 1/4фіналу перемогли Чехію – 3:0. Також у наступний раунд плей-оф пройшлаНімеччина, яка обіграла Швейцарію – 3:1.</text:p>
      <text:p text:style-name="P4">
Чинний чемпіон світу – збірна Фінляндія – не змогла захистити титул,поступившись Канаді – 1:4. Латвія створила велику сенсацію, обігравши збірнуШвеції – 3:1.</text:p>
      <text:p text:style-name="P4">
<text:span text:style-name="T4">
Читайте також:</text:span>
 <text:a xlink:type="simple" xlink:href="https://www.ukrinform.ua/rubric-sports/3714165-ssa-ta-nimeccina-stali-persimi-pivfinalistami-cs2023-z-hokeu.html" text:style-name="Internet_20_link" text:visited-style-name="Visited_20_Internet_20_Link">
 <text:span text:style-name="T4">
хокею</text:span>
 </text:a>
</text:p>
      <text:p text:style-name="P4">
В 1/2 фіналу зіграють США – Німеччина та Канада – Латвія. Півфінальні поєдинкисвітової першості заплановані на 27 травня, фінал та матч за 3-є місце – 28травня.</text:p>
      <text:p text:style-name="P4">
Фото: Getty Images</text:p>
      <text:p text:style-name="P4">
Source: <text:a xlink:type="simple" xlink:href="https://www.ukrinform.ua/rubric-sports/3714264-viznacilis-pivfinalni-pari-cs-z-hokeu.html" text:style-name="Internet_20_link" text:visited-style-name="Visited_20_Internet_20_Link">
https://www.ukrinform.ua/rubric-sports/3714264-viznacilis-pivfinalni-pari-cs-z-hokeu.html</text:a>
</text:p>
      <!--NEWS-->
      <text:h text:style-name="P10" text:outline-level="1">
<text:span text:style-name="T4">
Байден визначився із заміною голови генштабу США Міллі</text:span>
</text:h>
      <text:p text:style-name="P4">
Authors: Ukrinform (Person)</text:p>
      <text:p text:style-name="P4">
Publisher: Укринформ (Organization)</text:p>
      <text:p text:style-name="P4">
Published Time: 2023-05-25T23:28:00+03:00</text:p>
      <text:p text:style-name="P4">
Modified Time: 2023-05-25T23:28:00+03:00</text:p>
      <text:p text:style-name="P4">
Description: Президент США запропонував призначити керівника ВПС генерала Чарльза Брауна новим головою Об’єднаного комітету начальників штабів США. — Укрінформ.</text:p>
      <text:p text:style-name="P4">
Images: ['<text:a xlink:type="simple" xlink:href="https://static.ukrinform.com/photos/2021_12/thumb_files/630_360_1638521183-498.jpg" text:style-name="Internet_20_link" text:visited-style-name="Visited_20_Internet_20_Link">
630_360_16385...</text:a>
']</text:p>
      <text:p text:style-name="P4">
Tags: ['Байден', 'США', 'Марк Міллі ']</text:p>
      <text:p text:style-name="P4">
Type: Article</text:p>
      <!--METADATA-->
      <text:p text:style-name="P4">
<draw:frame draw:style-name="fr1" draw:name="Image358" text:anchor-type="as-char" svg:width="6.9236in" svg:height="3.956343in" draw:z-index="0">
<draw:image xlink:href="../Images/yкринформ/2023-05-25T23-28-00-03-00/630_360_1638521183-498.jpg" xlink:type="simple" xlink:show="embed" xlink:actuate="onLoad" draw:mime-type="image/jpeg"/>
</draw:frame>
 ПрезидентСША запропонував призначити керівника ВПС генерала Чарльза Брауна новимголовою Об’єднаного комітету начальників штабів США.</text:p>
      <text:p text:style-name="P4">
Як повідомляє кореспондент Укрінформу, про це пише <text:a xlink:type="simple" xlink:href="https://edition.cnn.com/2023/05/24/politics/c-q-brown-joint-chiefs-of-staff-chairman-nomination-biden/index.html" text:style-name="Internet_20_link" text:visited-style-name="Visited_20_Internet_20_Link">
</text:a>
 .</text:p>
      <text:p text:style-name="P4">
“Президент Джо Байден оголосив про висунення начальника штабу ВПС США генералаЧарльза Брауна на посаду голови Об’єднаного комітету начальників штабів США”,- йдеться у матеріалі.</text:p>
      <text:p text:style-name="P4">
<text:span text:style-name="T4">
Читайте також:</text:span>
 <text:a xlink:type="simple" xlink:href="https://www.ukrinform.ua/rubric-ato/3714223-milli-vpevnenij-so-rosia-ne-vigrae-cu-vijnu.html" text:style-name="Internet_20_link" text:visited-style-name="Visited_20_Internet_20_Link">
 <text:span text:style-name="T4">
Міллі</text:span>
 </text:a>
</text:p>
      <text:p text:style-name="P4">
Зазначається, що призначити Брауна на цю посаду рекомендував міністр оборониСША Ллойд Остін. “Якщо призначення буде затверджено, вперше в історії СШАобидва найвищі керівники оборонного відомства - міністр оборони та головаОб’єднаного комітету начальників штабів - будуть афроамериканцями”, - зауважуєCNN.</text:p>
      <text:p text:style-name="P4">
Видання пояснює, що голова Об’єднаного комітету начальників штабів США -найбільш високопоставлений американський офіцер, який виконує роль ключовоговійськового радника президента США, міністра оборони та Ради національноїбезпеки.</text:p>
      <text:p text:style-name="P4">
<text:span text:style-name="T4">
Читайте також:</text:span>
 <text:a xlink:type="simple" xlink:href="https://www.ukrinform.ua/rubric-ato/3714217-litaki-f16-ne-e-akous-divoviznou-zbroeu-u-vijni-milli.html" text:style-name="Internet_20_link" text:visited-style-name="Visited_20_Internet_20_Link">
 </text:a>
</text:p>
      <text:p text:style-name="P4">
Як повідомлялось, чинний голова Об’єднаного комітету начальників штабів США -генерал Марк Міллі посідає цю посаду із 2019-го року.</text:p>
      <text:p text:style-name="P4">
Source: <text:a xlink:type="simple" xlink:href="https://www.ukrinform.ua/rubric-world/3714266-bajden-viznacivsa-iz-zaminou-golovi-genstabu-ssa-milli.html" text:style-name="Internet_20_link" text:visited-style-name="Visited_20_Internet_20_Link">
https://www.ukrinform.ua/rubric-world/3714266-bajden-viznacivsa-iz-zaminou-golovi-genstabu-ssa-milli.html</text:a>
</text:p>
      <!--NEWS-->
      <text:h text:style-name="P10" text:outline-level="1">
<text:span text:style-name="T4">
Президент нагородив 320 військових, 121 з них – посмертно</text:span>
</text:h>
      <text:p text:style-name="P4">
Authors: Ukrinform (Person)</text:p>
      <text:p text:style-name="P4">
Publisher: Укринформ (Organization)</text:p>
      <text:p text:style-name="P4">
Published Time: 2023-05-25T23:34:00+03:00</text:p>
      <text:p text:style-name="P4">
Modified Time: 2023-05-25T23:34:00+03:00</text:p>
      <text:p text:style-name="P4">
Description: Володимир Зеленський відзначив державними нагородами 320 захисників України, 121 з них – посмертно. — Укрінформ.</text:p>
      <text:p text:style-name="P4">
Images: ['<text:a xlink:type="simple" xlink:href="https://static.ukrinform.com/photos/2022_09/thumb_files/630_360_1664353648-814.jpeg" text:style-name="Internet_20_link" text:visited-style-name="Visited_20_Internet_20_Link">
630_360_16643...</text:a>
']</text:p>
      <text:p text:style-name="P4">
Tags: ['Нагорода', 'Військові', 'Зеленський', 'Війна з Росією']</text:p>
      <text:p text:style-name="P4">
Type: Article</text:p>
      <!--METADATA-->
      <text:p text:style-name="P4">
<draw:frame draw:style-name="fr1" draw:name="Image359" text:anchor-type="as-char" svg:width="6.9236in" svg:height="3.956343in" draw:z-index="0">
<draw:image xlink:href="../Images/yкринформ/2023-05-25T23-34-00-03-00/630_360_1664353648-814.jpeg" xlink:type="simple" xlink:show="embed" xlink:actuate="onLoad" draw:mime-type="image/jpeg"/>
</draw:frame>
 ВолодимирЗеленський відзначив державними нагородами 320 захисників України, 121 з них –посмертно.</text:p>
      <text:p text:style-name="P4">
Як передає Укрінформ, відповідні укази оприлюднені на сайті глави держави.</text:p>
      <text:p text:style-name="P4">
Згідно з документами, нагороди призначені за особисту мужність, виявлену узахисті державного суверенітету й територіальної цілісності України,самовіддане виконання військового обов’язку та вірність військовій присязі.</text:p>
      <text:p text:style-name="P4">
Зокрема, указом <text:a xlink:type="simple" xlink:href="http://www.president.gov.ua/documents/3022023-46877" text:style-name="Internet_20_link" text:visited-style-name="Visited_20_Internet_20_Link">
 </text:a>
Президент постановив нагородити 62 захисників, з них 16 — посмертно.Нагородженим призначені ордени Богдана Хмельницького та "За мужність", а такожмедаль "За військову службу Україні".</text:p>
      <text:p text:style-name="P4">
Указом <text:a xlink:type="simple" xlink:href="http://www.president.gov.ua/documents/3032023-46873" text:style-name="Internet_20_link" text:visited-style-name="Visited_20_Internet_20_Link">
 </text:a>
 глава державинагородив 73 військовослужбовців, 64 з них — посмертно. Захисники удостоїлисяорденів Богдана Хмельницького та "За мужність"</text:p>
      <text:p text:style-name="P4">
Указом <text:a xlink:type="simple" xlink:href="http://www.president.gov.ua/documents/3042023-46885" text:style-name="Internet_20_link" text:visited-style-name="Visited_20_Internet_20_Link">
 </text:a>
 нагороджені 69військових, дев'ятеро з них — посмертно.</text:p>
      <text:p text:style-name="P4">
<text:span text:style-name="T4">
Читайте також:</text:span>
 <text:a xlink:type="simple" xlink:href="https://www.ukrinform.ua/rubric-ato/3708022-prezident-vidznaciv-derzavnimi-nagorodami-134-desantnikiv.html" text:style-name="Internet_20_link" text:visited-style-name="Visited_20_Internet_20_Link">
 <text:span text:style-name="T4">
нагородам</text:span>
 </text:a>
</text:p>
      <text:p text:style-name="P4">
Ще 116 захисників Президент постановив нагородити указом <text:a xlink:type="simple" xlink:href="http://www.president.gov.ua/documents/3052023-46881" text:style-name="Internet_20_link" text:visited-style-name="Visited_20_Internet_20_Link">
</text:a>
 , з них 32 — посмертно.</text:p>
      <text:p text:style-name="P4">
Згідно з останніми двома документами, <text:a xlink:type="simple" xlink:href="https://www.ukrinform.ua/tag-vijskovi" text:style-name="Internet_20_link" text:visited-style-name="Visited_20_Internet_20_Link">
 </text:a>
 нагороджено орденами Богдана Хмельницького, Данила Галицького та "Замужність", а також медалями "За військову службу Україні" і "ЗахисникуВітчизни".</text:p>
      <text:p text:style-name="P4">
Як повідомляв Укрінформ, 25 травня <text:a xlink:type="simple" xlink:href="http://www.ukrinform.ua/rubric-society/3714015-zelenskij-vruciv-nagorodi-pracivnikam-sluzbi-speczvazku.html" text:style-name="Internet_20_link" text:visited-style-name="Visited_20_Internet_20_Link">
 </text:a>
з нагоди Дня Державної служби спеціального зв'язку та захисту інформаціїУкраїни, де вручив зв’язківцям нагороди.</text:p>
      <text:p text:style-name="P4">
Source: <text:a xlink:type="simple" xlink:href="https://www.ukrinform.ua/rubric-ato/3714268-prezident-nagorodiv-320-vijskovih-121-z-nih-posmertno.html" text:style-name="Internet_20_link" text:visited-style-name="Visited_20_Internet_20_Link">
https://www.ukrinform.ua/rubric-ato/3714268-prezident-nagorodiv-320-vijskovih-121-z-nih-posmertno.html</text:a>
</text:p>
      <!--NEWS-->
      <text:h text:style-name="P10" text:outline-level="1">
<text:span text:style-name="T4">
На платформі United24 продадуть український прапор з вершини Евересту</text:span>
</text:h>
      <text:p text:style-name="P4">
Authors: Ukrinform (Person)</text:p>
      <text:p text:style-name="P4">
Publisher: Укринформ (Organization)</text:p>
      <text:p text:style-name="P4">
Published Time: 2023-05-25T23:47:00+03:00</text:p>
      <text:p text:style-name="P4">
Modified Time: 2023-05-25T23:47:00+03:00</text:p>
      <text:p text:style-name="P4">
Description: Чемпіон України з альпінізму Валентин Сипавін розгорнув державний прапор на вершині Евересту, стяг розіграють серед донорів фандрейзингової платформи United24. — Укрінформ.</text:p>
      <text:p text:style-name="P4">
Images: ['<text:a xlink:type="simple" xlink:href="https://static.ukrinform.com/photos/2023_05/thumb_files/630_360_1685044521-873.jpg" text:style-name="Internet_20_link" text:visited-style-name="Visited_20_Internet_20_Link">
630_360_16850...</text:a>
']</text:p>
      <text:p text:style-name="P4">
Tags: ['Еверест', 'Альпініст', 'United24']</text:p>
      <text:p text:style-name="P4">
Type: Article</text:p>
      <!--METADATA-->
      <text:p text:style-name="P4">
<draw:frame draw:style-name="fr1" draw:name="Image360" text:anchor-type="as-char" svg:width="6.9236in" svg:height="3.956343in" draw:z-index="0">
<draw:image xlink:href="../Images/yкринформ/2023-05-25T23-47-00-03-00/630_360_1685044521-873.jpg" xlink:type="simple" xlink:show="embed" xlink:actuate="onLoad" draw:mime-type="image/jpeg"/>
</draw:frame>
 ЧемпіонУкраїни з альпінізму Валентин Сипавін розгорнув державний прапор на вершиніЕвересту, стяг розіграють серед донорів фандрейзингової платформи United24.</text:p>
      <text:p text:style-name="P4">
Як передає Укрінформ, про це йдеться на сторінці United24 у <text:a xlink:type="simple" xlink:href="https://t.me/U24_gov_ua/2238" text:style-name="Internet_20_link" text:visited-style-name="Visited_20_Internet_20_Link">
</text:a>
 .</text:p>
      <text:p text:style-name="P4">
Зазначається, що для Сипавіна це було найважче сходження на Еверест. Та поприаномальний холод і велику кількість снігу український прапор усе ж замайорівна висоті 8848,86 метра.</text:p>
      <text:p text:style-name="P4">
<text:span text:style-name="T4">
Читайте також:</text:span>
 <text:a xlink:type="simple" xlink:href="https://www.ukrinform.ua/rubric-other_news/3710985-united24-ta-etnodim-stvorili-dla-ambasadoriv-visiti-sorocki.html" text:style-name="Internet_20_link" text:visited-style-name="Visited_20_Internet_20_Link">
 <text:span text:style-name="T4">
UNITED24</text:span>
 </text:a>
</text:p>
      <text:p text:style-name="P4">
«Це сходження ми присвятили всім українцям та донорам, партнерам таамбасадорам United24. Ми вкотре хочемо показати, що немає нічого неможливогодля тих, у кого є спільні мета та сила духу», — цитують на платформі командуальпіністів.</text:p>
      <text:p text:style-name="P4">
Як повідомляв Укрінформ, платформа United24 за рік <text:a xlink:type="simple" xlink:href="https://www.ukrinform.ua/rubric-economy/3704830-za-rik-platforma-united24-zibrala-325-miljoniv-fedorov.html" text:style-name="Internet_20_link" text:visited-style-name="Visited_20_Internet_20_Link">
</text:a>
 .</text:p>
      <text:p text:style-name="P4">
Фото: United24, Телеграм</text:p>
      <text:p text:style-name="P4">
Source: <text:a xlink:type="simple" xlink:href="https://www.ukrinform.ua/rubric-society/3714262-na-platformi-united24-prodadut-ukrainskij-prapor-z-versini-everestu.html" text:style-name="Internet_20_link" text:visited-style-name="Visited_20_Internet_20_Link">
https://www.ukrinform.ua/rubric-society/3714262-na-platformi-united24-prodadut-ukrainskij-prapor-z-versini-everestu.html</text:a>
</text:p>
      <!--NEWS-->
      <text:h text:style-name="P10" text:outline-level="1">
<text:span text:style-name="T4">
У Варшаві відкрився Міжнародний книжковий ярмарок, Україна - почесний гість</text:span>
</text:h>
      <text:p text:style-name="P4">
Authors: Ukrinform (Person)</text:p>
      <text:p text:style-name="P4">
Publisher: Укринформ (Organization)</text:p>
      <text:p text:style-name="P4">
Published Time: 2023-05-25T23:56:00+03:00</text:p>
      <text:p text:style-name="P4">
Modified Time: 2023-05-25T23:56:00+03:00</text:p>
      <text:p text:style-name="P4">
Description: У Варшаві в четвер відкрився Міжнародний книжковий ярмарок, на якому наша держава є почесним гостем. — Укрінформ.</text:p>
      <text:p text:style-name="P4">
Images: ['<text:a xlink:type="simple" xlink:href="https://static.ukrinform.com/photos/2023_05/thumb_files/630_360_1685045988-8123.jpeg" text:style-name="Internet_20_link" text:visited-style-name="Visited_20_Internet_20_Link">
630_360_16850...</text:a>
', '<text:a xlink:type="simple" xlink:href="https://static.ukrinform.com/photos/2023_05/thumb_files/630_360_1685045989-4909.jpeg" text:style-name="Internet_20_link" text:visited-style-name="Visited_20_Internet_20_Link">
630_360_16850...</text:a>
', '<text:a xlink:type="simple" xlink:href="https://static.ukrinform.com/photos/2023_05/thumb_files/630_360_1685045986-2545.jpeg" text:style-name="Internet_20_link" text:visited-style-name="Visited_20_Internet_20_Link">
630_360_16850...</text:a>
', '<text:a xlink:type="simple" xlink:href="https://static.ukrinform.com/photos/2023_05/thumb_files/630_360_1685045986-5204.jpeg" text:style-name="Internet_20_link" text:visited-style-name="Visited_20_Internet_20_Link">
630_360_16850...</text:a>
', '<text:a xlink:type="simple" xlink:href="https://static.ukrinform.com/photos/2023_05/thumb_files/630_360_1685045986-1054.jpeg" text:style-name="Internet_20_link" text:visited-style-name="Visited_20_Internet_20_Link">
630_360_16850...</text:a>
', '<text:a xlink:type="simple" xlink:href="https://static.ukrinform.com/photos/2023_05/thumb_files/630_360_1685045987-5446.jpeg" text:style-name="Internet_20_link" text:visited-style-name="Visited_20_Internet_20_Link">
630_360_16850...</text:a>
', '<text:a xlink:type="simple" xlink:href="https://static.ukrinform.com/photos/2023_05/thumb_files/630_360_1685045987-8370.jpeg" text:style-name="Internet_20_link" text:visited-style-name="Visited_20_Internet_20_Link">
630_360_16850...</text:a>
', '<text:a xlink:type="simple" xlink:href="https://static.ukrinform.com/photos/2023_05/thumb_files/630_360_1685045987-9520.jpeg" text:style-name="Internet_20_link" text:visited-style-name="Visited_20_Internet_20_Link">
630_360_16850...</text:a>
', '<text:a xlink:type="simple" xlink:href="https://static.ukrinform.com/photos/2023_05/thumb_files/630_360_1685045988-9910.jpeg" text:style-name="Internet_20_link" text:visited-style-name="Visited_20_Internet_20_Link">
630_360_16850...</text:a>
', '<text:a xlink:type="simple" xlink:href="https://static.ukrinform.com/photos/2023_05/thumb_files/630_360_1685045988-1396.jpeg" text:style-name="Internet_20_link" text:visited-style-name="Visited_20_Internet_20_Link">
630_360_16850...</text:a>
', '<text:a xlink:type="simple" xlink:href="https://static.ukrinform.com/photos/2023_05/thumb_files/630_360_1685045989-1971.jpeg" text:style-name="Internet_20_link" text:visited-style-name="Visited_20_Internet_20_Link">
630_360_16850...</text:a>
', '<text:a xlink:type="simple" xlink:href="https://static.ukrinform.com/photos/2023_05/thumb_files/630_360_1685045989-7362.jpeg" text:style-name="Internet_20_link" text:visited-style-name="Visited_20_Internet_20_Link">
630_360_16850...</text:a>
', '<text:a xlink:type="simple" xlink:href="https://static.ukrinform.com/photos/2023_05/thumb_files/630_360_1685045989-8621.jpeg" text:style-name="Internet_20_link" text:visited-style-name="Visited_20_Internet_20_Link">
630_360_16850...</text:a>
', '<text:a xlink:type="simple" xlink:href="https://static.ukrinform.com/photos/2023_05/thumb_files/630_360_1685045989-8143.jpeg" text:style-name="Internet_20_link" text:visited-style-name="Visited_20_Internet_20_Link">
630_360_16850...</text:a>
']</text:p>
      <text:p text:style-name="P4">
Tags: ['Книги', 'Польща', 'Варшава', 'Український інститут книги', 'Ярмарок']</text:p>
      <text:p text:style-name="P4">
Type: Article</text:p>
      <!--METADATA-->
      <text:p text:style-name="P4">
<draw:frame draw:style-name="fr1" draw:name="Image361" text:anchor-type="as-char" svg:width="6.9236in" svg:height="3.956343in" draw:z-index="0">
<draw:image xlink:href="../Images/yкринформ/2023-05-25T23-56-00-03-00/630_360_1685045988-8123.jpeg" xlink:type="simple" xlink:show="embed" xlink:actuate="onLoad" draw:mime-type="image/jpeg"/>
</draw:frame>
 УВаршаві в четвер відкрився Міжнародний книжковий ярмарок, на якому нашадержава є почесним гостем.</text:p>
      <text:p text:style-name="P4">
На ярмарку український книжковий стенд, де представлені десятки видавництв,розгорнутий на площі 200 кв. метрів під гаслом “Мільйони мостів”, передаєкореспондент Укрінформу.</text:p>
      <text:p text:style-name="P4">
У відкритті виставки взяв участь голова Верховної Ради Руслан Стефанчук. Вінпідкреслив, що для українців книга має сакральне значення, адже у кожному доміє “Кобзар”. У книгах українці зберігають історію, культуру і традиції, з нихдізнаються й імена тиранів: хто чинив Голодомор, хто забороняв українськумову, переслідував нашу націю.</text:p>
      <text:p text:style-name="P4">
<draw:frame draw:style-name="fr1" draw:name="Image362" text:anchor-type="as-char" svg:width="6.9236in" svg:height="3.956343in" draw:z-index="0">
<draw:image xlink:href="../Images/yкринформ/2023-05-25T23-56-00-03-00/630_360_1685045989-4909.jpeg" xlink:type="simple" xlink:show="embed" xlink:actuate="onLoad" draw:mime-type="image/jpeg"/>
</draw:frame>
 УВаршаві відкрився Міжнародний книжковий ярмарок / Фото: Юрій Банахевич,Укрінформ  <text:a xlink:type="simple" xlink:href="https://static.ukrinform.com/photos/2023_05/1685045989-4909.jpeg" text:style-name="Internet_20_link" text:visited-style-name="Visited_20_Internet_20_Link">
<draw:frame draw:style-name="fr1" draw:name="Image363" text:anchor-type="as-char" svg:width="6.9236in" svg:height="3.956343in" draw:z-index="0">
<draw:image xlink:href="../Images/yкринформ/2023-05-25T23-56-00-03-00/630_360_1685045989-4909.jpeg" xlink:type="simple" xlink:show="embed" xlink:actuate="onLoad" draw:mime-type="image/jpeg"/>
</draw:frame>
</text:a>
 <text:a xlink:type="simple" xlink:href="https://static.ukrinform.com/photos/2023_05/1685045988-8123.jpeg" text:style-name="Internet_20_link" text:visited-style-name="Visited_20_Internet_20_Link">
<draw:frame draw:style-name="fr1" draw:name="Image364" text:anchor-type="as-char" svg:width="6.9236in" svg:height="3.956343in" draw:z-index="0">
<draw:image xlink:href="../Images/yкринформ/2023-05-25T23-56-00-03-00/630_360_1685045988-8123.jpeg" xlink:type="simple" xlink:show="embed" xlink:actuate="onLoad" draw:mime-type="image/jpeg"/>
</draw:frame>
</text:a>
 <text:a xlink:type="simple" xlink:href="https://static.ukrinform.com/photos/2023_05/1685045986-2545.jpeg" text:style-name="Internet_20_link" text:visited-style-name="Visited_20_Internet_20_Link">
<draw:frame draw:style-name="fr1" draw:name="Image365" text:anchor-type="as-char" svg:width="6.9236in" svg:height="3.956343in" draw:z-index="0">
<draw:image xlink:href="../Images/yкринформ/2023-05-25T23-56-00-03-00/630_360_1685045986-2545.jpeg" xlink:type="simple" xlink:show="embed" xlink:actuate="onLoad" draw:mime-type="image/jpeg"/>
</draw:frame>
</text:a>
 <text:a xlink:type="simple" xlink:href="https://static.ukrinform.com/photos/2023_05/1685045986-5204.jpeg" text:style-name="Internet_20_link" text:visited-style-name="Visited_20_Internet_20_Link">
<draw:frame draw:style-name="fr1" draw:name="Image366" text:anchor-type="as-char" svg:width="6.9236in" svg:height="3.956343in" draw:z-index="0">
<draw:image xlink:href="../Images/yкринформ/2023-05-25T23-56-00-03-00/630_360_1685045986-5204.jpeg" xlink:type="simple" xlink:show="embed" xlink:actuate="onLoad" draw:mime-type="image/jpeg"/>
</draw:frame>
</text:a>
 <text:a xlink:type="simple" xlink:href="https://static.ukrinform.com/photos/2023_05/1685045986-1054.jpeg" text:style-name="Internet_20_link" text:visited-style-name="Visited_20_Internet_20_Link">
<draw:frame draw:style-name="fr1" draw:name="Image367" text:anchor-type="as-char" svg:width="6.9236in" svg:height="3.956343in" draw:z-index="0">
<draw:image xlink:href="../Images/yкринформ/2023-05-25T23-56-00-03-00/630_360_1685045986-1054.jpeg" xlink:type="simple" xlink:show="embed" xlink:actuate="onLoad" draw:mime-type="image/jpeg"/>
</draw:frame>
</text:a>
 <text:a xlink:type="simple" xlink:href="https://static.ukrinform.com/photos/2023_05/1685045987-5446.jpeg" text:style-name="Internet_20_link" text:visited-style-name="Visited_20_Internet_20_Link">
<draw:frame draw:style-name="fr1" draw:name="Image368" text:anchor-type="as-char" svg:width="6.9236in" svg:height="3.956343in" draw:z-index="0">
<draw:image xlink:href="../Images/yкринформ/2023-05-25T23-56-00-03-00/630_360_1685045987-5446.jpeg" xlink:type="simple" xlink:show="embed" xlink:actuate="onLoad" draw:mime-type="image/jpeg"/>
</draw:frame>
</text:a>
 <text:a xlink:type="simple" xlink:href="https://static.ukrinform.com/photos/2023_05/1685045987-8370.jpeg" text:style-name="Internet_20_link" text:visited-style-name="Visited_20_Internet_20_Link">
<draw:frame draw:style-name="fr1" draw:name="Image369" text:anchor-type="as-char" svg:width="6.9236in" svg:height="3.956343in" draw:z-index="0">
<draw:image xlink:href="../Images/yкринформ/2023-05-25T23-56-00-03-00/630_360_1685045987-8370.jpeg" xlink:type="simple" xlink:show="embed" xlink:actuate="onLoad" draw:mime-type="image/jpeg"/>
</draw:frame>
</text:a>
 <text:a xlink:type="simple" xlink:href="https://static.ukrinform.com/photos/2023_05/1685045987-9520.jpeg" text:style-name="Internet_20_link" text:visited-style-name="Visited_20_Internet_20_Link">
<draw:frame draw:style-name="fr1" draw:name="Image370" text:anchor-type="as-char" svg:width="6.9236in" svg:height="3.956343in" draw:z-index="0">
<draw:image xlink:href="../Images/yкринформ/2023-05-25T23-56-00-03-00/630_360_1685045987-9520.jpeg" xlink:type="simple" xlink:show="embed" xlink:actuate="onLoad" draw:mime-type="image/jpeg"/>
</draw:frame>
</text:a>
 <text:a xlink:type="simple" xlink:href="https://static.ukrinform.com/photos/2023_05/1685045988-9910.jpeg" text:style-name="Internet_20_link" text:visited-style-name="Visited_20_Internet_20_Link">
<draw:frame draw:style-name="fr1" draw:name="Image371" text:anchor-type="as-char" svg:width="6.9236in" svg:height="3.956343in" draw:z-index="0">
<draw:image xlink:href="../Images/yкринформ/2023-05-25T23-56-00-03-00/630_360_1685045988-9910.jpeg" xlink:type="simple" xlink:show="embed" xlink:actuate="onLoad" draw:mime-type="image/jpeg"/>
</draw:frame>
</text:a>
 <text:a xlink:type="simple" xlink:href="https://static.ukrinform.com/photos/2023_05/1685045988-1396.jpeg" text:style-name="Internet_20_link" text:visited-style-name="Visited_20_Internet_20_Link">
<draw:frame draw:style-name="fr1" draw:name="Image372" text:anchor-type="as-char" svg:width="6.9236in" svg:height="3.956343in" draw:z-index="0">
<draw:image xlink:href="../Images/yкринформ/2023-05-25T23-56-00-03-00/630_360_1685045988-1396.jpeg" xlink:type="simple" xlink:show="embed" xlink:actuate="onLoad" draw:mime-type="image/jpeg"/>
</draw:frame>
</text:a>
 <text:a xlink:type="simple" xlink:href="https://static.ukrinform.com/photos/2023_05/1685045989-1971.jpeg" text:style-name="Internet_20_link" text:visited-style-name="Visited_20_Internet_20_Link">
<draw:frame draw:style-name="fr1" draw:name="Image373" text:anchor-type="as-char" svg:width="6.9236in" svg:height="3.956343in" draw:z-index="0">
<draw:image xlink:href="../Images/yкринформ/2023-05-25T23-56-00-03-00/630_360_1685045989-1971.jpeg" xlink:type="simple" xlink:show="embed" xlink:actuate="onLoad" draw:mime-type="image/jpeg"/>
</draw:frame>
</text:a>
 <text:a xlink:type="simple" xlink:href="https://static.ukrinform.com/photos/2023_05/1685045989-7362.jpeg" text:style-name="Internet_20_link" text:visited-style-name="Visited_20_Internet_20_Link">
<draw:frame draw:style-name="fr1" draw:name="Image374" text:anchor-type="as-char" svg:width="6.9236in" svg:height="3.956343in" draw:z-index="0">
<draw:image xlink:href="../Images/yкринформ/2023-05-25T23-56-00-03-00/630_360_1685045989-7362.jpeg" xlink:type="simple" xlink:show="embed" xlink:actuate="onLoad" draw:mime-type="image/jpeg"/>
</draw:frame>
</text:a>
 <text:a xlink:type="simple" xlink:href="https://static.ukrinform.com/photos/2023_05/1685045989-8621.jpeg" text:style-name="Internet_20_link" text:visited-style-name="Visited_20_Internet_20_Link">
<draw:frame draw:style-name="fr1" draw:name="Image375" text:anchor-type="as-char" svg:width="6.9236in" svg:height="3.956343in" draw:z-index="0">
<draw:image xlink:href="../Images/yкринформ/2023-05-25T23-56-00-03-00/630_360_1685045989-8621.jpeg" xlink:type="simple" xlink:show="embed" xlink:actuate="onLoad" draw:mime-type="image/jpeg"/>
</draw:frame>
</text:a>
 <text:a xlink:type="simple" xlink:href="https://static.ukrinform.com/photos/2023_05/1685045989-8143.jpeg" text:style-name="Internet_20_link" text:visited-style-name="Visited_20_Internet_20_Link">
<draw:frame draw:style-name="fr1" draw:name="Image376" text:anchor-type="as-char" svg:width="6.9236in" svg:height="3.956343in" draw:z-index="0">
<draw:image xlink:href="../Images/yкринформ/2023-05-25T23-56-00-03-00/630_360_1685045989-8143.jpeg" xlink:type="simple" xlink:show="embed" xlink:actuate="onLoad" draw:mime-type="image/jpeg"/>
</draw:frame>
</text:a>
</text:p>
      <text:p text:style-name="P4">
“Книги закарбовують у пам’яті всього світу і сьогоднішні події, яківідбуваються в Україні. Боротьба України за свободу та солідарність Польщітакож назавжди залишаться у наших книгах. Тому що саме зараз ми пишемо історіюнашого майбутнього”, - заявив Стефанчук.</text:p>
      <text:p text:style-name="P4">
У відеозверненні до учасників книжкового ярмарку перша леді України ОленаЗеленська відзначила, що ж саме зараз Україна і Польща разом творять історію,про яку згодом буде написано книжки.</text:p>
      <text:p text:style-name="P4">
“Те, що називається історичним моментом відбувається прямо зараз для обохнаших країн. За місяці повномасштабного російського вторгнення поляки теплоприйняли і прихистили мільйони українців, а сьогодні так тепло приймають нашікниги. І це також дуже важливо для України”, - сказала перша леді України.</text:p>
      <text:p text:style-name="P4">
<text:span text:style-name="T4">
Читайте також:</text:span>
 <text:a xlink:type="simple" xlink:href="https://www.ukrinform.ua/rubric-culture/3711349-na-knizkovomu-armarku-u-varsavi-ukraina-predstavit-kolektivnij-stend-miljoni-mostiv.html" text:style-name="Internet_20_link" text:visited-style-name="Visited_20_Internet_20_Link">
 <text:span text:style-name="T4">
книжковом</text:span>
 </text:a>
</text:p>
      <text:p text:style-name="P4">
Вона нагадала, що російська армія знищила 300 бібліотек в Україні та перервалароботу десятків видавництв.</text:p>
      <text:p text:style-name="P4">
“Але так само, як за право жити, боряться наші люди – боряться й книги.Сьогодні ви побачите на ярмарку 45 видавництв з України, які попри всепродовжують свою роботу - і так само продовжують свою роботу українськіавтори”, - наголосила Зеленська.</text:p>
      <text:p text:style-name="P4">
Міністр культури та інформаційної політики Олександр Ткаченко у відеозверненнідо учасників книжкового ярмарку закликав міжнародних партнерів купувати правана книжки українських авторів, перекладати і читати українське та про Україну.</text:p>
      <text:p text:style-name="P4">
Він зауважив, що українська книжка останнім часом масово з‘являється накнижкових поличках Польщі. Зокрема, це відбувається завдяки ініціативам першоїледі України.</text:p>
      <text:p text:style-name="P4">
У коментарі агентству директорка Українського інституту книги ОлександраКоваль повідомила, що Україну на ярмарку представляють 45 видавців, близько 40авторів, а також передбачається пів сотні різних заходів.</text:p>
      <text:p text:style-name="P4">
“Тобто наше представництво дуже достойне і відповідає статусу почесного гостя,який в цьому році отримала Україна”,- підкреслив Коваль</text:p>
      <text:p text:style-name="P4">
За її словами, на українському стенді представлено дуже багато книжок, яківідвідувачі зможуть купити. Водночас польські видавці зможуть оцінитиукраїнську пропозицію.</text:p>
      <text:p text:style-name="P4">
“Ми дуже сподіваємося, що вони оберуть якісь книжки для подальшого перекладу івидання польською мовою”, - зауважила директорка Українського інституту книги.Вона уточнила, що під час ярмарку відбуватимуться презентації <text:a xlink:type="simple" xlink:href="https://www.ukrinform.ua/tag-ukrainska-kniga" text:style-name="Internet_20_link" text:visited-style-name="Visited_20_Internet_20_Link">
</text:a>
 , зустрічі з авторами,автограф-сесії відомих українських авторів. Також відбудеться фестиваль “Силаслова” – літературні зустрічі й дискусії, організовані спільно з Польськимінститутом книги.</text:p>
      <text:p text:style-name="P4">
<text:span text:style-name="T4">
Читайте також:</text:span>
 <text:a xlink:type="simple" xlink:href="https://www.ukrinform.ua/rubric-culture/3714234-dla-rozvitku-knigovidanna-i-pidtrimki-citanna-ukraini-potribno-soroku-100-miljoniv-koval-.html" text:style-name="Internet_20_link" text:visited-style-name="Visited_20_Internet_20_Link">
 <text:span text:style-name="T4">
Коваль</text:span>
 </text:a>
</text:p>
      <text:p text:style-name="P4">
Коваль додала, що в межах української програми на ярмарку відбудуться двазаходи, присвячені документуванню російських злочинів в Україні.</text:p>
      <text:p text:style-name="P4">
Цьогоріч український стенд представляє Український інститут книги разом ізспіворганізаторами і партнерами, серед яких Міжнародний книжковий ярмарок уВаршаві, Фундація “Історія і Культура”, Інститут книги (Польща), МЗС Українита Польщі, Міністерство культури та інформаційної політики України,міністерство культури та національної спадщини Польщі, Посольство України вПольщі.</text:p>
      <text:p text:style-name="P4">
Як повідомляв Укрінформ, Міжнародний книжковий ярмарок проходить у Варшаві з25 по 28 травня.</text:p>
      <text:p text:style-name="P4">
Source: <text:a xlink:type="simple" xlink:href="https://www.ukrinform.ua/rubric-culture/3714265-u-varsavi-vidkrivsa-miznarodnij-knizkovij-armarok-ukraina-pocesnij-gist.html" text:style-name="Internet_20_link" text:visited-style-name="Visited_20_Internet_20_Link">
https://www.ukrinform.ua/rubric-culture/3714265-u-varsavi-vidkrivsa-miznarodnij-knizkovij-armarok-ukraina-pocesnij-gist.html</text:a>
</text:p>
      <!--NEWS-->
      <text:h text:style-name="P10" text:outline-level="1">
<text:span text:style-name="T4">
Втрати ворога за добу: ліквідовано 500 окупантів, знищено 20 артсистем і 3 танки</text:span>
</text:h>
      <text:p text:style-name="P4">
Author: ['АРМІЯINFORM']</text:p>
      <text:p text:style-name="P4">
Time: 2023-05-25T24:00:00-04:00</text:p>
      <text:p text:style-name="P4">
Description: Загальні бойові втрати противника з 24.02.22 по 25.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8c6064c-2d3f-44d2-9a81-a5029edc70bd-scaled.jpg" text:style-name="Internet_20_link" text:visited-style-name="Visited_20_Internet_20_Link">
28c6064c-2d3f-44d2-9a81-a5029edc70bd-scaled.jpg</text:a>
']</text:p>
      <text:p text:style-name="P4">
Tags: ['STOPRUSSIA', 'АГРЕСІЯ РФ', 'ВТОРГНЕННЯ РФ', 'ВТРАТИ ВОРОГА', 'ГШ ЗСУ']</text:p>
      <text:p text:style-name="P4">
Category: News</text:p>
      <!--METADATA-->
      <text:p text:style-name="P4">
<draw:frame draw:style-name="fr1" draw:name="Image377" text:anchor-type="as-char" svg:width="6.9236in" svg:height="6.969757in" draw:z-index="0">
<draw:image xlink:href="../Images/AРМІЯINFORM/2023-05-25T24-00-00-04-00/28c6064c-2d3f-44d2-9a81-a5029edc70bd-scaled.jpg" xlink:type="simple" xlink:show="embed" xlink:actuate="onLoad" draw:mime-type="image/jpeg"/>
</draw:frame>
</text:p>
      <text:p text:style-name="P4">
Загальні бойові втрати противника з 24.02.22 по 25.05.23 орієнтовностановлять:</text:p>
      <ul>
        <li>
<text:span text:style-name="T4">
особового складу ‒</text:span>
 205260 (+500) осіб ліквідовано  * <text:span text:style-name="T4">
танків ‒</text:span>
 3795 (+3)  * <text:span text:style-name="T4">
бойових броньованих машин ‒</text:span>
 7432 (+8)  * <text:span text:style-name="T4">
артилерійських систем ‒</text:span>
 3359 (+20)  * <text:span text:style-name="T4">
РСЗВ ‒</text:span>
 570 (0)  * <text:span text:style-name="T4">
засоби ППО ‒</text:span>
 327 (0)  * <text:span text:style-name="T4">
літаків ‒</text:span>
 309 (0)  * <text:span text:style-name="T4">
гелікоптерів ‒</text:span>
 296 (0)  * <text:span text:style-name="T4">
БПЛА оперативно-тактичного рівня ‒</text:span>
 2907 (+36)  * <text:span text:style-name="T4">
крилаті ракети ‒</text:span>
 1015 (0)  * <text:span text:style-name="T4">
кораблі / катери ‒</text:span>
 18 (0)  * <text:span text:style-name="T4">
автомобільної техніки та автоцистерн ‒</text:span>
 6148 (+2)  * <text:span text:style-name="T4">
спеціальна техніка ‒</text:span>
 444 (+4)</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5.05.23.</text:p>
      <text:p text:style-name="P4">
Source: <text:a xlink:type="simple" xlink:href="https://armyinform.com.ua/2023/05/25/vtraty-voroga-za-dobu-likvidovano-500-okupantiv-znyshheno-20-artsystem-i-3-tanky/" text:style-name="Internet_20_link" text:visited-style-name="Visited_20_Internet_20_Link">
https://armyinform.com.ua/2023/05/25/vtraty-voroga-za-dobu-likvidovano-500-okupantiv-znyshheno-20-artsystem-i-3-tanky/</text:a>
</text:p>
      <!--NEWS-->
      <text:h text:style-name="P10" text:outline-level="1">
<text:span text:style-name="T4">
Сили ППО знищили 36 із 36 Shahed</text:span>
</text:h>
      <text:p text:style-name="P4">
Author: ['АРМІЯINFORM']</text:p>
      <text:p text:style-name="P4">
Time: 2023-05-25T25:00:00-04:00</text:p>
      <text:p text:style-name="P4">
Description: У ніч на 25 травня ворог атакував Україну ударними дронами іранського виробницт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7b9dc107e1604bcdf83c0c6a600a39a735e16efa.png" text:style-name="Internet_20_link" text:visited-style-name="Visited_20_Internet_20_Link">
7b9dc107e1604bcdf83c0c6a600a39a735e16efa.png</text:a>
']</text:p>
      <text:p text:style-name="P4">
Tags: ['SHAHED', 'КОМАНДУВАННЯ ПОВІТРЯНИХ СИЛ ЗСУ', 'МИКОЛА ОЛЕЩУК']</text:p>
      <text:p text:style-name="P4">
Category: News</text:p>
      <!--METADATA-->
      <text:p text:style-name="P4">
<draw:frame draw:style-name="fr1" draw:name="Image378" text:anchor-type="as-char" svg:width="6.9236in" svg:height="4.124345in" draw:z-index="0">
<draw:image xlink:href="../Images/AРМІЯINFORM/2023-05-25T25-00-00-04-00/7b9dc107e1604bcdf83c0c6a600a39a735e16efa.png" xlink:type="simple" xlink:show="embed" xlink:actuate="onLoad" draw:mime-type="image/png"/>
</draw:frame>
Ілюстративне фото</text:p>
      <text:p text:style-name="P4">
У ніч на 25 травня ворог атакував Україну ударними дронами іранськоговиробництва Shahed-136/131. Загалом зафіксовано пуски 36 баражуючихбоєприпасів з північного та південного напрямків.</text:p>
      <text:p text:style-name="P4">
Про це <text:a xlink:type="simple" xlink:href="https://t.me/kpszsu/2532" text:style-name="Internet_20_link" text:visited-style-name="Visited_20_Internet_20_Link">
повідомляє</text:a>
 Командування Повітряних Сил ЗСУ.</text:p>
      <text:p text:style-name="P4">
Імовірно, ворог мав на меті атакувати критичну інфраструктуру та військовіоб’єкти в західних регіонах держави.</text:p>
      <text:p text:style-name="P4">
«Стовідсотковий результат! 36 із 36! Дякую за бойову роботу повітрянимкомандувань «Захід», «Центр» та «Південь»! Чудова робота! Мабуть, це найкращийподарунок!» — <text:a xlink:type="simple" xlink:href="https://t.me/MykolaOleshchuk/60" text:style-name="Internet_20_link" text:visited-style-name="Visited_20_Internet_20_Link">
зазначив</text:a>
 командувачПовітряних Сил Збройних Сил України генерал-лейтенант Микола Олещук.</text:p>
      <text:p text:style-name="P4">
За інформацією Командування Повітряних Сил ЗСУ, до відбиття атаки залученопідрозділи зенітних ракетних військ, винищувальну авіацію, мобільні вогневігрупи в зонах відповідальності повітряного командування «Південь», повітряногокомандування «Центр», повітряного командування «Захід» та протиповітряноїоборони інших складових Сил оборони України.</text:p>
      <text:p text:style-name="P4">
Source: <text:a xlink:type="simple" xlink:href="https://armyinform.com.ua/2023/05/25/syly-ppo-znyshhyly-36-iz-36-shahed/" text:style-name="Internet_20_link" text:visited-style-name="Visited_20_Internet_20_Link">
https://armyinform.com.ua/2023/05/25/syly-ppo-znyshhyly-36-iz-36-shahed/</text:a>
</text:p>
      <!--NEWS-->
      <text:h text:style-name="P10" text:outline-level="1">
<text:span text:style-name="T4">
Канада передала Україні костюми для розмінування</text:span>
</text:h>
      <text:p text:style-name="P4">
Author: ['АРМІЯINFORM']</text:p>
      <text:p text:style-name="P4">
Time: 2023-05-25T26:00:00-04:00</text:p>
      <text:p text:style-name="P4">
Description: До України прибули два десятки спеціальних піротехнічних костюмів, закуплених Канадою.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75.png" text:style-name="Internet_20_link" text:visited-style-name="Visited_20_Internet_20_Link">
75.png</text:a>
', '<text:a xlink:type="simple" xlink:href="https://armyinform.com.ua/wp-content/uploads/2023/05/fw5gt2gxsayiegw-e1684993421443.jpg" text:style-name="Internet_20_link" text:visited-style-name="Visited_20_Internet_20_Link">
fw5gt2gxsayiegw-e1684993421443.jpg</text:a>
']</text:p>
      <text:p text:style-name="P4">
Tags: ['КАНАДА', 'ПІДТРИМКА УКРАЇНИ', 'РОЗМІНУВАННЯ']</text:p>
      <text:p text:style-name="P4">
Category: News</text:p>
      <!--METADATA-->
      <text:p text:style-name="P4">
<draw:frame draw:style-name="fr1" draw:name="Image379" text:anchor-type="as-char" svg:width="6.9236in" svg:height="4.588039in" draw:z-index="0">
<draw:image xlink:href="../Images/AРМІЯINFORM/2023-05-25T26-00-00-04-00/75.png" xlink:type="simple" xlink:show="embed" xlink:actuate="onLoad" draw:mime-type="image/png"/>
</draw:frame>
</text:p>
      <text:p text:style-name="P4">
До України прибули два десятки спеціальних піротехнічних костюмів, закупленихКанадою.</text:p>
      <text:p text:style-name="P4">
Про це<text:a xlink:type="simple" xlink:href="https://twitter.com/CanEmbUkraine/status/1661343418931462146" text:style-name="Internet_20_link" text:visited-style-name="Visited_20_Internet_20_Link">
повідомили</text:a>
 уПосольстві Канади в Україні.</text:p>
      <text:p text:style-name="P4">
«Канада надала 23 костюми Державній службі з надзвичайних ситуацій України», —йдеться у повідомленні.</text:p>
      <text:p text:style-name="P4">
<draw:frame draw:style-name="fr1" draw:name="Image380" text:anchor-type="as-char" svg:width="6.736527in" svg:height="10.0in" draw:z-index="0">
<draw:image xlink:href="../Images/AРМІЯINFORM/2023-05-25T26-00-00-04-00/fw5gt2gxsayiegw-e1684993421443.jpg" xlink:type="simple" xlink:show="embed" xlink:actuate="onLoad" draw:mime-type="image/jpeg"/>
</draw:frame>
</text:p>
      <text:p text:style-name="P4">
Зазначається, що ці костюми захищатимуть рятувальників під час знешкодження натериторії України мін та боєприпасів, що не розірвалися, запобігаючинепотрібним смертям та численним пораненням цивільних.</text:p>
      <text:p text:style-name="P4">
Як повідомлялося, Канада вже<text:a xlink:type="simple" xlink:href="https://armyinform.com.ua/2023/05/04/kanada-peredala-ukrayini-obladnannya-dlya-rozminuvannya/" text:style-name="Internet_20_link" text:visited-style-name="Visited_20_Internet_20_Link">
передала</text:a>
 Україні обладнання для розмінування в рамкахдопомоги у 22,5 млн канадських доларів.</text:p>
      <text:p text:style-name="P4">
Source: <text:a xlink:type="simple" xlink:href="https://armyinform.com.ua/2023/05/25/kanada-peredala-ukrayini-kostyumy-dlya-rozminuvannya/" text:style-name="Internet_20_link" text:visited-style-name="Visited_20_Internet_20_Link">
https://armyinform.com.ua/2023/05/25/kanada-peredala-ukrayini-kostyumy-dlya-rozminuvannya/</text:a>
</text:p>
      <!--NEWS-->
      <text:h text:style-name="P10" text:outline-level="1">
<text:span text:style-name="T4">
В Україні хвилина мовчання</text:span>
</text:h>
      <text:p text:style-name="P4">
Author: ['АРМІЯINFORM']</text:p>
      <text:p text:style-name="P4">
Time: 2023-05-25T27: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andle-1.gif" text:style-name="Internet_20_link" text:visited-style-name="Visited_20_Internet_20_Link">
candle-1.gif</text:a>
']</text:p>
      <text:p text:style-name="P4">
Tags: ['STOPRUSSIA', "ВШАНУВАННЯ ПАМ'ЯТІ", 'ХВИЛИНА МОВЧАННЯ']</text:p>
      <text:p text:style-name="P4">
Category: News</text:p>
      <!--METADATA-->
      <text:p text:style-name="P4">
<draw:frame draw:style-name="fr1" draw:name="Image381" text:anchor-type="as-char" svg:width="6.9236in" svg:height="3.895992in" draw:z-index="0">
<draw:image xlink:href="../Images/AРМІЯINFORM/2023-05-25T27-00-00-04-00/candle-1.gif" xlink:type="simple" xlink:show="embed" xlink:actuate="onLoad" draw:mime-type="image/gif"/>
</draw:frame>
</text:p>
      <text:p text:style-name="P4">
Згідно з <text:a xlink:type="simple" xlink:href="https://www.president.gov.ua/documents/1432022-41729" text:style-name="Internet_20_link" text:visited-style-name="Visited_20_Internet_20_Link">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5/25/v-ukrayini-hvylyna-movchannya-3/" text:style-name="Internet_20_link" text:visited-style-name="Visited_20_Internet_20_Link">
https://armyinform.com.ua/2023/05/25/v-ukrayini-hvylyna-movchannya-3/</text:a>
</text:p>
      <!--NEWS-->
      <text:h text:style-name="P10" text:outline-level="1">
<text:span text:style-name="T4">
Глава держави подякував силам ППО за стовідсотковий результат відбиття нічної ворожої атаки</text:span>
</text:h>
      <text:p text:style-name="P4">
Author: ['АРМІЯINFORM']</text:p>
      <text:p text:style-name="P4">
Time: 2023-05-25T28:00:00-04:00</text:p>
      <text:p text:style-name="P4">
Description: Президент України Володимир Зеленський подякував силам ППО, які під час нічної ата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d86e4062fa81a4b45dcea5c0faeb25e_1683903268_extra_large.png" text:style-name="Internet_20_link" text:visited-style-name="Visited_20_Internet_20_Link">
bd86e4062fa81a4b45dcea5c0faeb25e_1683903268_extra_large.png</text:a>
']</text:p>
      <text:p text:style-name="P4">
Tags: ['SHAHED', 'ВОЛОДИМИР ЗЕЛЕНСЬКИЙ', 'ППО ЗСУ', 'ПРЕЗИДЕНТ УКРАЇНИ']</text:p>
      <text:p text:style-name="P4">
Category: News</text:p>
      <!--METADATA-->
      <text:p text:style-name="P4">
<draw:frame draw:style-name="fr1" draw:name="Image382" text:anchor-type="as-char" svg:width="6.9236in" svg:height="4.476188in" draw:z-index="0">
<draw:image xlink:href="../Images/AРМІЯINFORM/2023-05-25T28-00-00-04-00/bd86e4062fa81a4b45dcea5c0faeb25e_1683903268_extra_large.png" xlink:type="simple" xlink:show="embed" xlink:actuate="onLoad" draw:mime-type="image/png"/>
</draw:frame>
Президент України Володимир Зеленський</text:p>
      <text:p text:style-name="P4">
Президент України Володимир Зеленський<text:a xlink:type="simple" xlink:href="https://t.me/V_Zelenskiy_official/6357" text:style-name="Internet_20_link" text:visited-style-name="Visited_20_Internet_20_Link">
подякував</text:a>
 силам ППО, які під часнічної атаки дронами-камікадзе знищили всі ворожі цілі.</text:p>
      <text:p text:style-name="P4">
«Непроста ніч. Продовжуючи тероризувати Україну, ворог використав 36«Шахедів». Жоден із них не долетів до цілі. Дякую нашим силам ППО за 100%-йрезультат», — написав Володимир Зеленський.</text:p>
      <text:p text:style-name="P4">
Нагадаємо, що у ніч на 25 травня ворог<text:a xlink:type="simple" xlink:href="https://armyinform.com.ua/2023/05/25/syly-ppo-znyshhyly-36-iz-36-shahed/" text:style-name="Internet_20_link" text:visited-style-name="Visited_20_Internet_20_Link">
атакував</text:a>
 Україну ударними дронами іранського виробництваShahed-136/131. Загалом зафіксовано пуски 36 баражуючих боєприпасів зпівнічного та південного напрямків.</text:p>
      <text:p text:style-name="P4">
Командувач Повітряних Сил Збройних Сил України генерал-лейтенант Микола Олещукподякував військовослужбовцям повітряних командувань «Захід», «Центр» та«Південь» за високий результат.</text:p>
      <text:p text:style-name="P4">
Source: <text:a xlink:type="simple" xlink:href="https://armyinform.com.ua/2023/05/25/glava-derzhavy-podyakuvav-sylam-ppo-za-100-j-rezultat-vidbyttya-nichnoyi-vorozhoyi-ataky/" text:style-name="Internet_20_link" text:visited-style-name="Visited_20_Internet_20_Link">
https://armyinform.com.ua/2023/05/25/glava-derzhavy-podyakuvav-sylam-ppo-za-100-j-rezultat-vidbyttya-nichnoyi-vorozhoyi-ataky/</text:a>
</text:p>
      <!--NEWS-->
      <text:h text:style-name="P10" text:outline-level="1">
<text:span text:style-name="T4">
Ісландія придбала для ЗСУ бензовози</text:span>
</text:h>
      <text:p text:style-name="P4">
Author: ['АРМІЯINFORM']</text:p>
      <text:p text:style-name="P4">
Time: 2023-05-25T29:00:00-04:00</text:p>
      <text:p text:style-name="P4">
Description: Для підтримки оборони України від російського вторгнення уряд Ісландії підтверд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celand.jpg" text:style-name="Internet_20_link" text:visited-style-name="Visited_20_Internet_20_Link">
iceland.jpg</text:a>
']</text:p>
      <text:p text:style-name="P4">
Tags: ['ДОПОМОГА ПАРТНЕРІВ', 'ЗСУ', 'ІСЛАНДІЯ', 'СВІТ ПІДТРИМУЄ УКРАЇНУ']</text:p>
      <text:p text:style-name="P4">
Category: News</text:p>
      <!--METADATA-->
      <text:p text:style-name="P4">
<draw:frame draw:style-name="fr1" draw:name="Image383" text:anchor-type="as-char" svg:width="6.9236in" svg:height="3.894525in" draw:z-index="0">
<draw:image xlink:href="../Images/AРМІЯINFORM/2023-05-25T29-00-00-04-00/iceland.jpg" xlink:type="simple" xlink:show="embed" xlink:actuate="onLoad" draw:mime-type="image/jpeg"/>
</draw:frame>
</text:p>
      <text:p text:style-name="P4">
Для підтримки оборони України від російського вторгнення уряд Ісландіїпідтвердив придбання десяти бензовозів для української армії.</text:p>
      <text:p text:style-name="P4">
Про це йдеться у <text:a xlink:type="simple" xlink:href="https://www.stjornarradid.is/efst-a-baugi/frettir/stok-frett/" text:style-name="Internet_20_link" text:visited-style-name="Visited_20_Internet_20_Link">
повідомленні</text:a>
пресслужби ісландського уряду.</text:p>
      <text:p text:style-name="P4">
Як зазначили в уряді Ісландії, транспортування нафти є критично важливим дляобороноздатності та мобільності українських військових в умовах російськоїагресії.</text:p>
      <text:p text:style-name="P4">
«В Україні є великий попит на бензовози, які можуть перевозити паливо дляармії, і уряд України звернувся до дружніх держав із проханням допомогти узабезпеченні такими вантажівками. Уряд Ісландії оперативно відреагував на ціпобажання України. Укладено контракти з європейським постачальником у ційсфері на закупівлю десяти вживаних бензовозів. Перші два автомобілі булидоставлені минулого тижня, поставка інших відбудеться найближчими тижнями», —йдеться у повідомленні.</text:p>
      <text:p text:style-name="P4">
Як наголосила міністр закордонних справ Ісландії Тордіс Колбрун РейкфьордГильфадоттір, країна від початку широкомасштабної агресії росії проти Українизосередилася на підтримці уряду України відповідно до побажань і потреб, атакож можливостей.</text:p>
      <text:p text:style-name="P4">
«Ми не постачаємо українській армії зброю чи іншу військову техніку, але миможемо зробити свій внесок, надавши бензовози, яких суттєво не вистачає, ібути швидкими, коли виникне така потреба», — сказала главазовнішньополітичного відомства Ісландії.</text:p>
      <text:p text:style-name="P4">
Загальний кошторис автомобілів та доставки їх в Україну становить 400 000євро.</text:p>
      <text:p text:style-name="P4">
Нагадаємо, узимку 2022 року Ісландія<text:a xlink:type="simple" xlink:href="https://armyinform.com.ua/2022/12/21/islandiya-peredala-ukrayinskym-voyinam-12-tys-odynycz-zymovogo-odyagu-yiyi-vidpravlyat-u-brygady-ta-shpytali/" text:style-name="Internet_20_link" text:visited-style-name="Visited_20_Internet_20_Link">
передала</text:a>
 на потреби ЗСУ 12 тисяч одиниць зимового одягу. Крім того,парламент Ісландії <text:a xlink:type="simple" xlink:href="https://armyinform.com.ua/2023/05/16/ukrayina-otrymaye-vid-islandiyi-novyj-polovyj-shpytal/" text:style-name="Internet_20_link" text:visited-style-name="Visited_20_Internet_20_Link">
передав</text:a>
 Україні польовий шпиталь.</text:p>
      <text:p text:style-name="P4">
Source: <text:a xlink:type="simple" xlink:href="https://armyinform.com.ua/2023/05/25/islandiya-prydbala-dlya-zsu-benzovozy/" text:style-name="Internet_20_link" text:visited-style-name="Visited_20_Internet_20_Link">
https://armyinform.com.ua/2023/05/25/islandiya-prydbala-dlya-zsu-benzovozy/</text:a>
</text:p>
      <!--NEWS-->
      <text:h text:style-name="P10" text:outline-level="1">
<text:span text:style-name="T4">
Координаційний штаб: Вироки у судах рф полоненим українцям не є перепоною для обміну</text:span>
</text:h>
      <text:p text:style-name="P4">
Author: ['АРМІЯINFORM']</text:p>
      <text:p text:style-name="P4">
Time: 2023-05-25T30:00:00-04:00</text:p>
      <text:p text:style-name="P4">
Description: У Координаційному штабі відбулася зустріч з родинами бійців окремої десантно-штурм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2ff3fc6-aba9-49cd-b161-4270094890e7.jpg" text:style-name="Internet_20_link" text:visited-style-name="Visited_20_Internet_20_Link">
62ff3fc6-aba9-49cd-b161-4270094890e7.jpg</text:a>
']</text:p>
      <text:p text:style-name="P4">
Tags: ['ВІЙСЬКОВОПОЛОНЕНІ', 'ДЕСАНТНИКИ', 'КООРДИНАЦІЙНИЙ ШТАБ З ПИТАНЬ ПОВОДЖЕННЯ З ВІЙСЬКОВОПОЛОНЕНИМИ']</text:p>
      <text:p text:style-name="P4">
Category: News</text:p>
      <!--METADATA-->
      <text:p text:style-name="P4">
<draw:frame draw:style-name="fr1" draw:name="Image384" text:anchor-type="as-char" svg:width="6.9236in" svg:height="4.142621in" draw:z-index="0">
<draw:image xlink:href="../Images/AРМІЯINFORM/2023-05-25T30-00-00-04-00/62ff3fc6-aba9-49cd-b161-4270094890e7.jpg" xlink:type="simple" xlink:show="embed" xlink:actuate="onLoad" draw:mime-type="image/jpeg"/>
</draw:frame>
</text:p>
      <text:p text:style-name="P4">
У Координаційному штабі відбулася зустріч з родинами бійців окремої десантно-штурмової бригади м. Житомир ДШВ ЗСУ, під час якої з родичами полонених ізниклих безвісти десантників спілкувалися представники Координаційного штабу,Національної поліції України та Офісу Уповноваженого з питань осіб, зниклихбезвісти за особливих обставин.</text:p>
      <text:p text:style-name="P4">
Про це <text:a xlink:type="simple" xlink:href="https://t.me/Koord_shtab/1115" text:style-name="Internet_20_link" text:visited-style-name="Visited_20_Internet_20_Link">
повідомляє</text:a>
 Координаційний штаб зпитань поводження з військовополоненими.</text:p>
      <text:p text:style-name="P4">
За словами представника Штабу, кримінальні справи, порушені противійськовослужбовців, чи «вироки» судів країни-агресорки, про що можнадовідатися з різних джерел, не є перепоною для залучення в процеси обміну. Зворожого полону повертаються як «засуджені», так і ті, щодо кого триває«слідство» у російській федерації чи на тимчасово окупованих українськихтериторіях. Це ж стосується і зниклих безвісти: усі, хто внесений до єдиногореєстру Національного інформаційного бюро, залучені в процеси обміну.</text:p>
      <text:p text:style-name="P4">
Окремий блок запитань стосувався пошуку і повернення тіл загиблих оборонців.Як зауважив Іван Ангелін, представник Офісу Уповноваженого з питань осіб,зниклих безвісти за особливих обставин, робота пошукових груп починаєтьсяпісля деокупації й розмінування певної території. До проведення відповіднихпідготовчих процедур відправляти пошукові групи туди небезпечно. Він додав, щоінформацію про ймовірні місця захоронень Офіс отримує з різних джерел: і відвійськових, і від поліції, і від місцевого населення.</text:p>
      <text:p text:style-name="P4">
Що стосується відомостей про напрямки, з яких повертають тіла загиблих бійців,пан Ангелін зазначив, що представники російської сторони надають дужеузагальнену інформацію про це, тому з’ясувати, з якої саме локації поверненітіла наших захисників украй складно. Остаточне підтвердження дає вжевідповідна експертиза. Також він закликав родичів передавати до Офісу відомуїм інформацію про ймовірні місця зникнення військовослужбовців.</text:p>
      <text:p text:style-name="P4">
Source: <text:a xlink:type="simple" xlink:href="https://armyinform.com.ua/2023/05/25/koordynaczijnyj-shtab-vyroky-u-sudah-rf-polonenym-ukrayinczyam-ne-ye-pereponoyu-dlya-obminu/" text:style-name="Internet_20_link" text:visited-style-name="Visited_20_Internet_20_Link">
https://armyinform.com.ua/2023/05/25/koordynaczijnyj-shtab-vyroky-u-sudah-rf-polonenym-ukrayinczyam-ne-ye-pereponoyu-dlya-obminu/</text:a>
</text:p>
      <!--NEWS-->
      <text:h text:style-name="P10" text:outline-level="1">
<text:span text:style-name="T4">
За добу рятувальники майже 200 разів виїжджали на ліквідацію наслідків ворожих обстрілів</text:span>
</text:h>
      <text:p text:style-name="P4">
Author: ['АРМІЯINFORM']</text:p>
      <text:p text:style-name="P4">
Time: 2023-05-25T31:00:00-04:00</text:p>
      <text:p text:style-name="P4">
Description: Протягом минулої доби, 24 трав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fire_37885.jpg" text:style-name="Internet_20_link" text:visited-style-name="Visited_20_Internet_20_Link">
fire_37885.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385" text:anchor-type="as-char" svg:width="6.9236in" svg:height="4.351977in" draw:z-index="0">
<draw:image xlink:href="../Images/AРМІЯINFORM/2023-05-25T31-00-00-04-00/fire_37885.jpg" xlink:type="simple" xlink:show="embed" xlink:actuate="onLoad" draw:mime-type="image/jpeg"/>
</draw:frame>
Ілюстративне фото</text:p>
      <text:p text:style-name="P4">
Протягом минулої доби, <text:span text:style-name="T4">
24 травня,</text:span>
 підрозділи Державної служби України знадзвичайних ситуацій <text:span text:style-name="T4">
здійснили 189 виїздів</text:span>
 на ліквідацію наслідківобстрілів окупантами населених пунктів та об’єктів інфраструктури. Ліквідовано10 пожеж. Надано психологічну допомогу 104 особам.</text:p>
      <text:p text:style-name="P4">
Про це йдеться у <text:a xlink:type="simple" xlink:href="https://dsns.gov.ua/uk/news/nadzvicaini-podiyi/operativna-informaciia-dsns-shhodo-naslidkiv-vedennia-boiovix-dii-rosiiskoiu-federacijeiu-167" text:style-name="Internet_20_link" text:visited-style-name="Visited_20_Internet_20_Link">
повідомленні</text:a>
 ДСНС України.</text:p>
      <text:p text:style-name="P4">
З початку широкомасштабної агресії росії підрозділами ДСНС України здійснено96 070 виїздів на ліквідацію наслідків обстрілів, ліквідовано 14 672 пожежі,врятовано 4061 особа, надано психологічну допомогу 215 299 особам.</text:p>
      <text:p text:style-name="P4">
Source: <text:a xlink:type="simple" xlink:href="https://armyinform.com.ua/2023/05/25/za-dobu-ryatuvalnyky-majzhe-200-raziv-vyyizhdzhaly-na-likvidacziyu-naslidkiv-vorozhyh-obstriliv-7/" text:style-name="Internet_20_link" text:visited-style-name="Visited_20_Internet_20_Link">
https://armyinform.com.ua/2023/05/25/za-dobu-ryatuvalnyky-majzhe-200-raziv-vyyizhdzhaly-na-likvidacziyu-naslidkiv-vorozhyh-obstriliv-7/</text:a>
</text:p>
      <!--NEWS-->
      <text:h text:style-name="P10" text:outline-level="1">
<text:span text:style-name="T4">
Брифінг представника Національного університету оборони України</text:span>
</text:h>
      <text:p text:style-name="P4">
Author: ['АРМІЯINFORM']</text:p>
      <text:p text:style-name="P4">
Time: 2023-05-25T32: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НАЦІОНАЛЬНИЙ УНІВЕРСИТЕТ ОБОРОНИ УКРАЇНИ', 'ОНЛАЙН-БРИФІНГ']</text:p>
      <text:p text:style-name="P4">
Category: News</text:p>
      <!--METADATA-->
      <text:p text:style-name="P4">
Source: <text:a xlink:type="simple" xlink:href="https://armyinform.com.ua/2023/05/25/bryfing-predstavnyka-naczionalnogo-universytetu-oborony-ukrayiny/" text:style-name="Internet_20_link" text:visited-style-name="Visited_20_Internet_20_Link">
https://armyinform.com.ua/2023/05/25/bryfing-predstavnyka-naczionalnogo-universytetu-oborony-ukrayiny/</text:a>
</text:p>
      <!--NEWS-->
      <text:h text:style-name="P10" text:outline-level="1">
<text:span text:style-name="T4">
США ухвалили рішення щодо продажу Україні зенітно-ракетного комплексу NASAMS</text:span>
</text:h>
      <text:p text:style-name="P4">
Author: ['АРМІЯINFORM']</text:p>
      <text:p text:style-name="P4">
Time: 2023-05-25T33:00:00-04:00</text:p>
      <text:p text:style-name="P4">
Description: Державний департамент США ухвалив рішення про продаж уряду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9d80498-4b58-4565-bae2-e3f71d00e9ba.jpg" text:style-name="Internet_20_link" text:visited-style-name="Visited_20_Internet_20_Link">
39d80498-4b58-4565-bae2-e3f71d00e9ba.jpg</text:a>
']</text:p>
      <text:p text:style-name="P4">
Tags: ['NASAMS', 'МІНІСТЕРСТВО ОБОРОНИ США']</text:p>
      <text:p text:style-name="P4">
Category: News</text:p>
      <!--METADATA-->
      <text:p text:style-name="P4">
<draw:frame draw:style-name="fr1" draw:name="Image386" text:anchor-type="as-char" svg:width="6.9236in" svg:height="3.894525in" draw:z-index="0">
<draw:image xlink:href="../Images/AРМІЯINFORM/2023-05-25T33-00-00-04-00/39d80498-4b58-4565-bae2-e3f71d00e9ba.jpg" xlink:type="simple" xlink:show="embed" xlink:actuate="onLoad" draw:mime-type="image/jpeg"/>
</draw:frame>
</text:p>
      <text:p text:style-name="P4">
Державний департамент США ухвалив рішення про продаж уряду Українивдосконаленого <text:a xlink:type="simple" xlink:href="https://armyinform.com.ua/2022/06/27/nasams-shho-vidomo-pro-norvezkyj-zenitnyj-raketnyj-kompleks/" text:style-name="Internet_20_link" text:visited-style-name="Visited_20_Internet_20_Link">
зенітно-ракетного комплексуNASAMS</text:a>
 та пов’язаного обладнання за орієнтовною вартістю285 мільйонів доларів США.</text:p>
      <text:p text:style-name="P4">
Про це йдеться в <text:a xlink:type="simple" xlink:href="https://www.dsca.mil/press-media/major-arms-sales/ukraine-national-advanced-surface-air-missile-system-nasams" text:style-name="Internet_20_link" text:visited-style-name="Visited_20_Internet_20_Link">
повідомленні</text:a>
 Агентствазі співробітництва у сфері безпеки та оборони Міністерства оборони США.</text:p>
      <text:p text:style-name="P4">
«Україна має нагальну потребу у збільшенні своїх можливостей щодо захисту відросійських ракетних ударів та авіації. Отримання та ефективне розгортанняцього потенціалу посилить здатність України захищати свій народ і захиститикритичну національну інфраструктуру», — зазначили в Агентстві.</text:p>
      <text:p text:style-name="P4">
Основним підрядником угоди стане компанія з Арізони Raytheon Missiles andDefense.</text:p>
      <text:p text:style-name="P4">
Реалізація цього продажу не вимагатиме призначення будь-яких додатковихпредставників уряду США чи підрядника в Україні.</text:p>
      <text:p text:style-name="P4">
Нагадаємо, перші системи ППО NASAMS<text:a xlink:type="simple" xlink:href="https://armyinform.com.ua/2022/11/07/v-ukrayinu-prybuly-systemy-ppo-nasams-ta-aspide/" text:style-name="Internet_20_link" text:visited-style-name="Visited_20_Internet_20_Link">
прибули</text:a>
 в Україну в листопаді 2022 року.</text:p>
      <text:p text:style-name="P4">
Раніше про намір придбати у США комплекс NASAMS, аби передати його Україні,<text:a xlink:type="simple" xlink:href="https://armyinform.com.ua/2023/01/11/kanada-prydbaye-u-ssha-kompleks-nasams-shhob-peredaty-jogo-ukrayini/" text:style-name="Internet_20_link" text:visited-style-name="Visited_20_Internet_20_Link">
заявляла</text:a>
 Канада.</text:p>
      <text:p text:style-name="P4">
Source: <text:a xlink:type="simple" xlink:href="https://armyinform.com.ua/2023/05/25/ssha-uhvalyly-rishennya-shhodo-prodazhu-ukrayini-zenitno-raketnogo-kompleksu-nasams/" text:style-name="Internet_20_link" text:visited-style-name="Visited_20_Internet_20_Link">
https://armyinform.com.ua/2023/05/25/ssha-uhvalyly-rishennya-shhodo-prodazhu-ukrayini-zenitno-raketnogo-kompleksu-nasams/</text:a>
</text:p>
      <!--NEWS-->
      <text:h text:style-name="P10" text:outline-level="1">
<text:span text:style-name="T4">
Брифінг про участь Нацгвардії у відсічі збройної агресії рф проти України</text:span>
</text:h>
      <text:p text:style-name="P4">
Author: ['АРМІЯINFORM']</text:p>
      <text:p text:style-name="P4">
Time: 2023-05-25T34: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МИКОЛА УРШАЛОВИЧ', 'НАЦГВАРДІЯ', 'ОНЛАЙН-БРИФІНГ']</text:p>
      <text:p text:style-name="P4">
Category: News</text:p>
      <!--METADATA-->
      <text:p text:style-name="P4">
Source: <text:a xlink:type="simple" xlink:href="https://armyinform.com.ua/2023/05/25/bryfing-pro-uchast-naczgvardiyi-u-vidsichi-zbrojnoyi-agresiyi-rf-proty-ukrayiny/" text:style-name="Internet_20_link" text:visited-style-name="Visited_20_Internet_20_Link">
https://armyinform.com.ua/2023/05/25/bryfing-pro-uchast-naczgvardiyi-u-vidsichi-zbrojnoyi-agresiyi-rf-proty-ukrayiny/</text:a>
</text:p>
      <!--NEWS-->
      <text:h text:style-name="P10" text:outline-level="1">
<text:span text:style-name="T4">
За добу піротехніки ДСНС знешкодили 27 авіаційних бомб</text:span>
</text:h>
      <text:p text:style-name="P4">
Author: ['АРМІЯINFORM']</text:p>
      <text:p text:style-name="P4">
Time: 2023-05-25T35:00:00-04:00</text:p>
      <text:p text:style-name="P4">
Description: Протягом минулої доби, 24 тра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4/miny-1.jpg" text:style-name="Internet_20_link" text:visited-style-name="Visited_20_Internet_20_Link">
miny-1.jpg</text:a>
']</text:p>
      <text:p text:style-name="P4">
Tags: ['STOPRUSSIA', 'АГРЕСІЯ РФ', 'ВІЙНА', 'ВТОРГНЕННЯ РФ', 'ДСНС УКРАЇНИ', 'РОЗМІНУВАННЯ']</text:p>
      <text:p text:style-name="P4">
Category: News</text:p>
      <!--METADATA-->
      <text:p text:style-name="P4">
<draw:frame draw:style-name="fr1" draw:name="Image387" text:anchor-type="as-char" svg:width="6.9236in" svg:height="3.894525in" draw:z-index="0">
<draw:image xlink:href="../Images/AРМІЯINFORM/2023-05-25T35-00-00-04-00/miny-1.jpg" xlink:type="simple" xlink:show="embed" xlink:actuate="onLoad" draw:mime-type="image/jpeg"/>
</draw:frame>
</text:p>
      <text:p text:style-name="P4">
Протягом минулої доби, <text:span text:style-name="T4">
24 травня</text:span>
 , піротехнічні підрозділи Державноїслужби України з надзвичайних ситуацій <text:span text:style-name="T4">
164 рази</text:span>
 залучалися до виконаннязавдань з розмінування.</text:p>
      <text:p text:style-name="P4">
Про це <text:span text:style-name="T5">
<text:a xlink:type="simple" xlink:href="https://dsns.gov.ua/uk/news/nadzvicaini-podiyi/operativna-informaciia-shhodo-roboti-pirotexnicnix-pidrozdiliv-dsns-ukrayini-55" text:style-name="Internet_20_link" text:visited-style-name="Visited_20_Internet_20_Link">
повідомляє</text:a>
</text:span>
 ДСНС України.</text:p>
      <text:p text:style-name="P4">
Піротехнічними підрозділами виявлено, вилучено і знешкоджено <text:span text:style-name="T4">
647вибухонебезпечних</text:span>
 <text:span text:style-name="T4">
предметів,</text:span>
 зокрема <text:span text:style-name="T4">
27 авіаційних бомб.</text:span>
 Обстежено(очищено) територію площею понад <text:span text:style-name="T4">
220 гектарів</text:span>
.</text:p>
      <text:p text:style-name="P4">
Найчастіше піротехнічні підрозділи працювали: на Харківщині 18 402 разів,Київщині — 7777, Донеччині — 5419, Миколаївщині — 4968, Херсонщині — 5048,Чернігівщині — 4636, Сумщині — 2071, Черкащині — 1110.</text:p>
      <text:p text:style-name="P4">
Довідково: Всього з початку широкомасштабної агресії російської федерації натериторії України знешкоджено 390 869 од. вибухонебезпечних предметів та 2891кг вибухової речовини, у тому числі 2320 од. авіаційних бомб. Обстеженотериторію площею близько 86 905 гектарів.</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5/25/za-dobu-pirotehniky-dsns-zneshkodyly-27-aviaczijnyh-bomb/" text:style-name="Internet_20_link" text:visited-style-name="Visited_20_Internet_20_Link">
https://armyinform.com.ua/2023/05/25/za-dobu-pirotehniky-dsns-zneshkodyly-27-aviaczijnyh-bomb/</text:a>
</text:p>
      <!--NEWS-->
      <text:h text:style-name="P10" text:outline-level="1">
<text:span text:style-name="T4">
Затримано диверсанта фсб, який готував підрив залізничної колії під Авдіївкою</text:span>
</text:h>
      <text:p text:style-name="P4">
Author: ['АРМІЯINFORM']</text:p>
      <text:p text:style-name="P4">
Time: 2023-05-25T36:00:00-04:00</text:p>
      <text:p text:style-name="P4">
Description: Під час проведення багатоетапної спецоперації затримано агента фсб, який готував підр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fbb8428b1e44f734cc3ef7c4d120da2.jpeg" text:style-name="Internet_20_link" text:visited-style-name="Visited_20_Internet_20_Link">
5fbb8428b1e44f734cc3ef7c4d120da2.jpeg</text:a>
']</text:p>
      <text:p text:style-name="P4">
Tags: ['АГРЕСІЯ РФ', 'ВТОРГНЕННЯ РФ', 'ДИВЕРСАНТ', 'ПІДРИВНА ДІЯЛЬНІСТЬ', 'СБУ']</text:p>
      <text:p text:style-name="P4">
Category: News</text:p>
      <!--METADATA-->
      <text:p text:style-name="P4">
<draw:frame draw:style-name="fr1" draw:name="Image388" text:anchor-type="as-char" svg:width="6.9236in" svg:height="4.689343in" draw:z-index="0">
<draw:image xlink:href="../Images/AРМІЯINFORM/2023-05-25T36-00-00-04-00/5fbb8428b1e44f734cc3ef7c4d120da2.jpeg" xlink:type="simple" xlink:show="embed" xlink:actuate="onLoad" draw:mime-type="image/jpeg"/>
</draw:frame>
</text:p>
      <text:p text:style-name="P4">
Під час проведення багатоетапної спецоперації затримано агента фсб, якийготував підрив ділянки залізничної колії на Авдіївському напрямку в Донецькійобласті. У такий спосіб окупанти планували порушити логістику Сил оборони,зокрема щодо забезпечення українських захисників пальним та боєприпасами.</text:p>
      <text:p text:style-name="P4">
Про це <text:a xlink:type="simple" xlink:href="https://ssu.gov.ua/novyny/sbu-zatrymala-dyversanta-fsb-yakyi-hotuvav-pidryv-zaliznychnoi-kolii-pid-avdiivkoiu-video" text:style-name="Internet_20_link" text:visited-style-name="Visited_20_Internet_20_Link">
повідомляє</text:a>
 Служба безпекиУкраїни.</text:p>
      <text:p text:style-name="P4">
Для вчинення диверсії російський агент мав забрати вибухівку із заздалегідьпідготовленого схрону і замасковано встановити її поблизу лінії рухомогоскладу. Зловмисника було своєчасно викрито, задокументовано злочиннудіяльність і затримано.</text:p>
      <text:p text:style-name="P4">
За даними слідства, поплічником агресора є працівник залізничної станції з м.Українськ, якого у березні поточного року фсб дистанційно залучила донегласної співпраці. У поле зору російської спецслужби він потрапив якактивний користувач заборонених соцмереж, де залишав коментарі на підтримкурашистів.</text:p>
      <text:p text:style-name="P4">
Для вербування через інтернет фсб задіяла свою інформаторку з тимчасовозахопленої території Донеччини. Нею виявилась медпрацівниця російськогоокупаційного угруповання «Спарта». Надалі саме вона була «на зв’язку» зфігурантом. Як «тестові завдання» він передавав загарбникам локації Силоборони на Авдіївському напрямку.</text:p>
      <text:p text:style-name="P4">
Крім того, ворога цікавили координати розташування підрозділів ЗСУ натериторії Покровського району. Потім російський агент отримав завдання напроведення диверсії на об’єкті залізничного транспорту.</text:p>
      <text:p text:style-name="P4">
У затриманого вилучено мобільний телефон із доказами розвідувально-підривноїдіяльності проти України. Йому повідомлено про у державній зраді, вчиненої вумовах воєнного стану.</text:p>
      <text:p text:style-name="P4">
Зловмисник перебуває під вартою. Йому загрожує довічне ув’язнення. Триваєрозслідування для встановлення всіх обставин злочину.</text:p>
      <text:p text:style-name="P4">
Source: <text:a xlink:type="simple" xlink:href="https://armyinform.com.ua/2023/05/25/zatrymano-dyversanta-fsb-yakyj-gotuvav-pidryv-zaliznychnoyi-koliyi-pid-avdiyivkoyu/" text:style-name="Internet_20_link" text:visited-style-name="Visited_20_Internet_20_Link">
https://armyinform.com.ua/2023/05/25/zatrymano-dyversanta-fsb-yakyj-gotuvav-pidryv-zaliznychnoyi-koliyi-pid-avdiyivkoyu/</text:a>
</text:p>
      <!--NEWS-->
      <text:h text:style-name="P10" text:outline-level="1">
<text:span text:style-name="T4">
Брифінг щодо трансформації системи військової освіти</text:span>
</text:h>
      <text:p text:style-name="P4">
Author: ['АРМІЯINFORM']</text:p>
      <text:p text:style-name="P4">
Time: 2023-05-25T37:00:00-04:00</text:p>
      <text:p text:style-name="P4">
Description: Брифінг у Military Media Center директора Департаменту військової освіти і нау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ОЛОДИМИР МІРНЕНКО', 'ДЕПАРТАМЕНТ ВІЙСЬКОВОЇ ОСВІТИ І НАУКИ', 'ОНЛАЙН-БРИФІНГ']</text:p>
      <text:p text:style-name="P4">
Category: News</text:p>
      <!--METADATA-->
      <text:p text:style-name="P4">
Брифінг у Military Media Center директора Департаменту військової освіти інауки Міністерства оборони України Володимира Мірненка.</text:p>
      <text:p text:style-name="P4">
Source: <text:a xlink:type="simple" xlink:href="https://armyinform.com.ua/2023/05/25/bryfing-shhodo-transformacziyi-systemy-vijskovoyi-osvity/" text:style-name="Internet_20_link" text:visited-style-name="Visited_20_Internet_20_Link">
https://armyinform.com.ua/2023/05/25/bryfing-shhodo-transformacziyi-systemy-vijskovoyi-osvity/</text:a>
</text:p>
      <!--NEWS-->
      <text:h text:style-name="P10" text:outline-level="1">
<text:span text:style-name="T4">
Понад 60 об’єктів інфраструктури уражено внаслідок ворожих обстрілів за минулу добу</text:span>
</text:h>
      <text:p text:style-name="P4">
Author: ['АРМІЯINFORM']</text:p>
      <text:p text:style-name="P4">
Time: 2023-05-25T38:00:00-04:00</text:p>
      <text:p text:style-name="P4">
Description: Протягом минулої доби російські окупаційні війська обстріляли територію 10 областе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d942337-30ff-4e9b-9eac-423f259e6924.jpg" text:style-name="Internet_20_link" text:visited-style-name="Visited_20_Internet_20_Link">
2d942337-30ff-4e9b-9eac-423f259e6924.jpg</text:a>
']</text:p>
      <text:p text:style-name="P4">
Tags: ['АГРЕСІЯ РФ', 'ВТОРГНЕННЯ РФ', 'НАСЛІДКИ ВОРОЖИХ ОБСТРІЛІВ', 'ОБСТРІЛИ ІНФРАСТРУКТУРИ']</text:p>
      <text:p text:style-name="P4">
Category: News</text:p>
      <!--METADATA-->
      <text:p text:style-name="P4">
<draw:frame draw:style-name="fr1" draw:name="Image389" text:anchor-type="as-char" svg:width="6.9236in" svg:height="4.59554in" draw:z-index="0">
<draw:image xlink:href="../Images/AРМІЯINFORM/2023-05-25T38-00-00-04-00/2d942337-30ff-4e9b-9eac-423f259e6924.jpg" xlink:type="simple" xlink:show="embed" xlink:actuate="onLoad" draw:mime-type="image/jpeg"/>
</draw:frame>
</text:p>
      <text:p text:style-name="P4">
Протягом минулої доби російські окупаційні війська обстріляли територію 10областей України.</text:p>
      <text:p text:style-name="P4">
Про це <text:a xlink:type="simple" xlink:href="https://t.me/militarymediacenter/2026" text:style-name="Internet_20_link" text:visited-style-name="Visited_20_Internet_20_Link">
повідомляє</text:a>
 Military MediaCenter.</text:p>
      <text:p text:style-name="P4">
Загалом із різних видів озброєння (міномети, танки, артилерія, РСЗВ, БПЛА,тактична авіація) було обстріляно 129 населених пунктів та 63 об’єктиінфраструктури.</text:p>
      <text:p text:style-name="P4">
Є загиблі та поранені серед цивільного населення, кількість жертв уточнюється.</text:p>
      <text:p text:style-name="P4">
Source: <text:a xlink:type="simple" xlink:href="https://armyinform.com.ua/2023/05/25/ponad-60-obyektiv-infrastruktury-urazheno-vnaslidok-vorozhyh-obstriliv-za-mynulu-dobu/" text:style-name="Internet_20_link" text:visited-style-name="Visited_20_Internet_20_Link">
https://armyinform.com.ua/2023/05/25/ponad-60-obyektiv-infrastruktury-urazheno-vnaslidok-vorozhyh-obstriliv-za-mynulu-dobu/</text:a>
</text:p>
      <!--NEWS-->
      <text:h text:style-name="P10" text:outline-level="1">
<text:span text:style-name="T4">
Військову освіту в Україні забезпечує мережа військових вишів — 2 університети, 4 академії та 6 інститутів</text:span>
</text:h>
      <text:p text:style-name="P4">
Author: ['АРМІЯINFORM']</text:p>
      <text:p text:style-name="P4">
Time: 2023-05-25T39:00:00-04:00</text:p>
      <text:p text:style-name="P4">
Description: Система військової освіти в Україні складається з органів управління та мережі вищ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5370648534413586008.jpg" text:style-name="Internet_20_link" text:visited-style-name="Visited_20_Internet_20_Link">
photo5370648534413586008.jpg</text:a>
']</text:p>
      <text:p text:style-name="P4">
Tags: ['MILITARY MEDIA CENTER', 'ВІЙСЬКОВА ОСВІТА', 'ВОЛОДИМИР МІРНЕНКО']</text:p>
      <text:p text:style-name="P4">
Category: News</text:p>
      <!--METADATA-->
      <text:p text:style-name="P4">
<draw:frame draw:style-name="fr1" draw:name="Image390" text:anchor-type="as-char" svg:width="6.9236in" svg:height="4.615733in" draw:z-index="0">
<draw:image xlink:href="../Images/AРМІЯINFORM/2023-05-25T39-00-00-04-00/photo5370648534413586008.jpg" xlink:type="simple" xlink:show="embed" xlink:actuate="onLoad" draw:mime-type="image/jpeg"/>
</draw:frame>
</text:p>
      <text:p text:style-name="P4">
Система військової освіти в Україні складається з органів управління та мережівищих військових навчальних закладів, військових навчальних підрозділівзакладів вищої освіти, закладів фахової передвищої військової освіти(військові коледжі сержантського складу і військових ліцеїв.</text:p>
      <text:p text:style-name="P4">
Про це під час брифінгу щодо трансформації системи військової освіти в<text:a xlink:type="simple" xlink:href="https://armyinform.com.ua/2023/05/25/bryfing-shhodo-transformacziyi-systemy-vijskovoyi-osvity/" text:style-name="Internet_20_link" text:visited-style-name="Visited_20_Internet_20_Link">
Military Media Center</text:a>
 повідомив директор Департаментувійськової освіти і науки Міністерства оборони України Володимир Мірненко.</text:p>
      <text:p text:style-name="P4">
«Освітню діяльність провадять 2 університети, 4 академії, 6 військовихінститутів, 3 військові коледжі сержантського складу, 1 відділення військовоїпідготовки, 32 кафедри військової підготовки, 10 кафедр медицини катастроф тавійськової медицини, 3 військових ліцеї», — сказав Володимир Мірненко.</text:p>
      <text:p text:style-name="P4">
Він додав, що військова освіта здобувається одночасно з профільною середньою,фаховою передвищою чи вищою освітою. Крім того, система військової освітизабезпечує надання освітніх послуг з підготовки офіцерського складу в системібагаторівневої професійної військової освіти (без здобуття вищої освіти), атакож сержантів та старшин у системі професійної військової підготовки,підготовки офіцерів запасу, перепідготовки і підвищення кваліфікації, мовноїпідготовки військового та цивільного персоналу, підготовки науковців,підвищення кваліфікації науково-педагогічних працівників тощо.</text:p>
      <text:p text:style-name="P4">
«Курсанти та слухачі здобувають вищу освіту у профільній 25-й галузі знань«Воєнні науки, національна безпека, безпека державного кордону», а такождодатково у двадцяти галузях знань, за 38-ма спеціальностями та 148-маспеціалізаціями», — зазначив Володимир Мірненко.</text:p>
      <text:p text:style-name="P4">
Source: <text:a xlink:type="simple" xlink:href="https://armyinform.com.ua/2023/05/25/vijskovu-osvitu-v-ukrayini-zabezpechuye-merezha-vijskovyh-vyshiv-2-universytety-4-akademiyi-ta-6-instytutiv/" text:style-name="Internet_20_link" text:visited-style-name="Visited_20_Internet_20_Link">
https://armyinform.com.ua/2023/05/25/vijskovu-osvitu-v-ukrayini-zabezpechuye-merezha-vijskovyh-vyshiv-2-universytety-4-akademiyi-ta-6-instytutiv/</text:a>
</text:p>
      <!--NEWS-->
      <text:h text:style-name="P10" text:outline-level="1">
<text:span text:style-name="T4">
Реформа військової освіти в Україні передбачає гармонізацію з освітніми програмами НАТО</text:span>
</text:h>
      <text:p text:style-name="P4">
Author: ['АРМІЯINFORM']</text:p>
      <text:p text:style-name="P4">
Time: 2023-05-25T40:00:00-04:00</text:p>
      <text:p text:style-name="P4">
Description: Нова система військової освіти має базуватися на професіоналізації Збройних Сил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profesijna-vijskova-osvita.jpg" text:style-name="Internet_20_link" text:visited-style-name="Visited_20_Internet_20_Link">
golovna-profesijna-vijskova-osvita.jpg</text:a>
']</text:p>
      <text:p text:style-name="P4">
Tags: ['MILITARY MEDIA CENTER', 'ВІЙСЬКОВІ ВИНІ', 'ВОЛОДИМИР МІРНЕНКО']</text:p>
      <text:p text:style-name="P4">
Category: News</text:p>
      <!--METADATA-->
      <text:p text:style-name="P4">
<draw:frame draw:style-name="fr1" draw:name="Image391" text:anchor-type="as-char" svg:width="6.9236in" svg:height="3.894525in" draw:z-index="0">
<draw:image xlink:href="../Images/AРМІЯINFORM/2023-05-25T40-00-00-04-00/golovna-profesijna-vijskova-osvita.jpg" xlink:type="simple" xlink:show="embed" xlink:actuate="onLoad" draw:mime-type="image/jpeg"/>
</draw:frame>
</text:p>
      <text:p text:style-name="P4">
Нова система військової освіти має базуватися на професіоналізації ЗбройнихСил України та враховувати загальні тенденції розвитку системи національної таміжнародної безпеки, зміни принципів та способів ведення збройної боротьби, атакож нових вимог до якості військової освіти на основі стандартів НАТО. Такоює одна із ключових цілей трансформації військової освіти, яких Україна прагнедосягнути до 2026 року.</text:p>
      <text:p text:style-name="P4">
Про це під час брифінгу щодо трансформації системи військової освіти в<text:a xlink:type="simple" xlink:href="https://armyinform.com.ua/2023/05/25/bryfing-shhodo-transformacziyi-systemy-vijskovoyi-osvity/" text:style-name="Internet_20_link" text:visited-style-name="Visited_20_Internet_20_Link">
Military Media Center</text:a>
 повідомив директор Департаментувійськової освіти і науки Міністерства оборони України Володимир Мірненко.</text:p>
      <text:p text:style-name="P4">
Також Володимир Мірненко назвав додаткові цілі, які передбачені реформоювійськової освіти:</text:p>
      <ul>
        <li>
досягнення взаємосумісності нової системи професійної військової освіти з відповідним змістом освітніх програм військових навчальних закладів HATO та держав-членів Альянсу, а також проведення її сертифікації за вимогами стандарту НАТО «Освіта і підготовка», що дасть змогу запрошувати військовослужбовців НАТО до України для навчання на тактичному, оперативному та стратегічному рівнях військової освіти;  * оновлені освітні програми, зорієнтовані на формування військового лідера з урахуванням потреб інтеграції в НАТО та власного досвіду ведення бойових дій Збройних Сил України та інших складових Сил оборони під час російсько-української війни;  * підвищення рівня підготовленості науково-педагогічних працівників, а також кращих офіцерів та сержантів як носіїв практичного бойового досвіду в ролі інструкторів;  * нове освітнє середовище спонукатиме військовослужбовця до постійного саморозвитку, а в Збройних Силах України реалізовано принцип «Освіта впродовж військової кар’єри»;  * впровадження в освітній процес та підготовку процедур планування та прийняття військових рішень за стандартами НАТО дасть змогу підвищити кваліфікацію військовослужбовців Збройних Сил України і досягнути реальної взаємосумісності підрозділів Збройних Сил України та держав НАТО.</li>
      </ul>
      <text:p text:style-name="P4">
Source: <text:a xlink:type="simple" xlink:href="https://armyinform.com.ua/2023/05/25/reforma-vijskovoyi-osvity-v-ukrayini-peredbachaye-garmonizacziyu-z-osvitnimy-programamy-nato/" text:style-name="Internet_20_link" text:visited-style-name="Visited_20_Internet_20_Link">
https://armyinform.com.ua/2023/05/25/reforma-vijskovoyi-osvity-v-ukrayini-peredbachaye-garmonizacziyu-z-osvitnimy-programamy-nato/</text:a>
</text:p>
      <!--NEWS-->
      <text:h text:style-name="P10" text:outline-level="1">
<text:span text:style-name="T4">
Збільшено термін підготовки лікарів-інтернів для потреб Сил оборони</text:span>
</text:h>
      <text:p text:style-name="P4">
Author: ['АРМІЯINFORM']</text:p>
      <text:p text:style-name="P4">
Time: 2023-05-25T41:00:00-04:00</text:p>
      <text:p text:style-name="P4">
Description: Освітня програма підготовки військових медиків на кафедрах медицини катастроф обов’язк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77d5ec240f7749fc.jpg" text:style-name="Internet_20_link" text:visited-style-name="Visited_20_Internet_20_Link">
77d5ec240f7749fc.jpg</text:a>
']</text:p>
      <text:p text:style-name="P4">
Tags: ['MILITARY MEDIA CENTER', 'ВІЙСЬКОВІ МЕДИКИ', 'ВОЛОДИМИР МІРНЕНКО']</text:p>
      <text:p text:style-name="P4">
Category: News</text:p>
      <!--METADATA-->
      <text:p text:style-name="P4">
<draw:frame draw:style-name="fr1" draw:name="Image392" text:anchor-type="as-char" svg:width="6.9236in" svg:height="3.750283in" draw:z-index="0">
<draw:image xlink:href="../Images/AРМІЯINFORM/2023-05-25T41-00-00-04-00/77d5ec240f7749fc.jpg" xlink:type="simple" xlink:show="embed" xlink:actuate="onLoad" draw:mime-type="image/jpeg"/>
</draw:frame>
</text:p>
      <text:p text:style-name="P4">
Освітня програма підготовки військових медиків на кафедрах медицини катастрофобов’язково повинна включати курси професійної військової освіти L1А, L1В.</text:p>
      <text:p text:style-name="P4">
Про це під час брифінгу в <text:a xlink:type="simple" xlink:href="https://armyinform.com.ua/2023/05/25/bryfing-shhodo-transformacziyi-systemy-vijskovoyi-osvity/" text:style-name="Internet_20_link" text:visited-style-name="Visited_20_Internet_20_Link">
Military MediaCenter</text:a>
 щодо трансформації системи військової освітиповідомив директор Департаменту військової освіти і науки Міністерства оборониУкраїни Володимир Мірненко.</text:p>
      <text:p text:style-name="P4">
«Зважаючи на специфіку підготовки військових медиків, а саме наявністьнаскрізної магістратури та те, що з 2022 року всі заклади вищої освітимедичного спрямування здійснюють випуск тільки магістрів, освітній процес вУкраїнській військово-медичній академії здійснюється виключно в інтернатурі.При цьому, загальний термін підготовки в інтернатурі лікарів-інтернів дляпотреб Сил оборони збільшений за рахунок вивчення військових та військово-медичних дисциплін за окремою освітньою програмою, яка включає курспрофесійної військової освіти L1С», — зазначив Володимир Мірненко.</text:p>
      <text:p text:style-name="P4">
Він додав, що тривалість освітньої частини інтернатури з урахуванням освітньоїпрограми підготовки офіцерів медичної служби тактичного рівня становить дошести місяців на рік. Практична частина інтернатури проводиться на базімедичних установ Міністерства оборони України.</text:p>
      <text:p text:style-name="P4">
Source: <text:a xlink:type="simple" xlink:href="https://armyinform.com.ua/2023/05/25/zbilsheno-termin-pidgotovky-likariv-interniv-dlya-potreb-syl-oborony/" text:style-name="Internet_20_link" text:visited-style-name="Visited_20_Internet_20_Link">
https://armyinform.com.ua/2023/05/25/zbilsheno-termin-pidgotovky-likariv-interniv-dlya-potreb-syl-oborony/</text:a>
</text:p>
      <!--NEWS-->
      <text:h text:style-name="P10" text:outline-level="1">
<text:span text:style-name="T4">
Майже тисячу представників ЗСУ взяли участь у програмі НАТО з удосконалення військової освіти минулого року</text:span>
</text:h>
      <text:p text:style-name="P4">
Author: ['АРМІЯINFORM']</text:p>
      <text:p text:style-name="P4">
Time: 2023-05-25T42:00:00-04:00</text:p>
      <text:p text:style-name="P4">
Description: Протягом 2022 року в рамках програми НАТО DEEP-Ukraine реалізовано 100 заходів, у я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25-11.34.07.jpg" text:style-name="Internet_20_link" text:visited-style-name="Visited_20_Internet_20_Link">
photo_2023-05-25-11.34.07.jpg</text:a>
']</text:p>
      <text:p text:style-name="P4">
Tags: ['ВІЙСЬКОВА ОСВІТА', 'ВОЛОДИМИР МІРНЕНКО']</text:p>
      <text:p text:style-name="P4">
Category: News</text:p>
      <!--METADATA-->
      <text:p text:style-name="P4">
<draw:frame draw:style-name="fr1" draw:name="Image393" text:anchor-type="as-char" svg:width="6.9236in" svg:height="4.615733in" draw:z-index="0">
<draw:image xlink:href="../Images/AРМІЯINFORM/2023-05-25T42-00-00-04-00/photo_2023-05-25-11.34.07.jpg" xlink:type="simple" xlink:show="embed" xlink:actuate="onLoad" draw:mime-type="image/jpeg"/>
</draw:frame>
 Фото Руслана Тарасова</text:p>
      <text:p text:style-name="P4">
Протягом 2022 року в рамках програми НАТО DEEP-Ukraine реалізовано 100заходів, у яких взяли участь 929 представників ЗС України.</text:p>
      <text:p text:style-name="P4">
Про це повідомив директор Департаменту військової освіти і науки Міністерстваоборони України Володимир Мірненко під час брифінгу в <text:a xlink:type="simple" xlink:href="https://armyinform.com.ua/2023/05/25/bryfing-shhodo-transformacziyi-systemy-vijskovoyi-osvity/" text:style-name="Internet_20_link" text:visited-style-name="Visited_20_Internet_20_Link">
Military MediaCenter</text:a>
.</text:p>
      <text:p text:style-name="P4">
Він зазначив, програма НАТО з удосконалення військової освіти DEEP-Ukraineзробила значний внесок для позитивних результатів трансформації системивійськової освіти.</text:p>
      <text:p text:style-name="P4">
«За 10-річний період проведено понад 800 заходів як в Україні, так і державах-членах Альянсу, за участі понад 10 тисяч військовослужбовців та науково-педагогічних працівників», — додав Володимир Мірненко.</text:p>
      <text:p text:style-name="P4">
Директор Департаменту військової освіти і науки уточнив, що для Україниважливо, аби українські експерти та держави-члени НАТО співпрацювали задлярозвитку системи професійної військової освіти.</text:p>
      <text:p text:style-name="P4">
Source: <text:a xlink:type="simple" xlink:href="https://armyinform.com.ua/2023/05/25/majzhe-tysyachu-predstavnykiv-zsu-vzyaly-uchast-u-programi-nato-z-udoskonalennya-vijskovoyi-osvity-u-mynulomu-roczi/" text:style-name="Internet_20_link" text:visited-style-name="Visited_20_Internet_20_Link">
https://armyinform.com.ua/2023/05/25/majzhe-tysyachu-predstavnykiv-zsu-vzyaly-uchast-u-programi-nato-z-udoskonalennya-vijskovoyi-osvity-u-mynulomu-roczi/</text:a>
</text:p>
      <!--NEWS-->
      <text:h text:style-name="P10" text:outline-level="1">
<text:span text:style-name="T4">
Впроваджується система патронажу держав-членів НАТО над військовими вишами</text:span>
</text:h>
      <text:p text:style-name="P4">
Author: ['АРМІЯINFORM']</text:p>
      <text:p text:style-name="P4">
Time: 2023-05-25T43:00:00-04:00</text:p>
      <text:p text:style-name="P4">
Description: Пошуки відповіді на складні виклики, пов’язані з широкомасштабною війною і потребою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25-11.34.17.jpg" text:style-name="Internet_20_link" text:visited-style-name="Visited_20_Internet_20_Link">
photo_2023-05-25-11.34.17.jpg</text:a>
']</text:p>
      <text:p text:style-name="P4">
Tags: ['ВІЙСЬКОВА ОСВІТА', 'ВОЛОДИМИР МІРНЕНКО', 'ДЕПАРТАМЕНТУ ВІЙСЬКОВОЇ ОСВІТИ І НАУКИ']</text:p>
      <text:p text:style-name="P4">
Category: News</text:p>
      <!--METADATA-->
      <text:p text:style-name="P4">
<draw:frame draw:style-name="fr1" draw:name="Image394" text:anchor-type="as-char" svg:width="6.9236in" svg:height="4.615733in" draw:z-index="0">
<draw:image xlink:href="../Images/AРМІЯINFORM/2023-05-25T43-00-00-04-00/photo_2023-05-25-11.34.17.jpg" xlink:type="simple" xlink:show="embed" xlink:actuate="onLoad" draw:mime-type="image/jpeg"/>
</draw:frame>
 Фото Руслана Тарасова</text:p>
      <text:p text:style-name="P4">
Пошуки відповіді на складні виклики, пов’язані з широкомасштабною війною іпотребою в якісній підготовці висококваліфікованих військових кадрів дляЗбройних Сил України та інших складових сил оборони, привели оборонневідомство до започаткування нового інструменту — системи патронажу держав-членів НАТО над військовими навчальними закладами системи Міністерства оборониУкраїни.</text:p>
      <text:p text:style-name="P4">
Про це під час брифінгу щодо трансформації системи військової освіти в<text:a xlink:type="simple" xlink:href="https://armyinform.com.ua/2023/05/25/bryfing-shhodo-transformacziyi-systemy-vijskovoyi-osvity/" text:style-name="Internet_20_link" text:visited-style-name="Visited_20_Internet_20_Link">
Military Media Center</text:a>
 повідомив директор Департаментувійськової освіти і науки Міністерства оборони України Володимир Мірненко.</text:p>
      <text:p text:style-name="P4">
«ПЗМОУ затверджено відповідну Візію системи патронажу, яка є удосконаленимформатом співпраці військових навчальних закладів НАТО, держав-членів Альянсута України задля імплементації практик та стандартів НАТО в освітню діяльністьвійськових навчальних закладів і трансформації підготовки офіцерських кадрівта сержантського корпусу за західною моделлю військового лідерства», —зазначив він.</text:p>
      <text:p text:style-name="P4">
Наразі, за словами Володимира Мірненка, у пріоритеті — розвиток взаємосумісноїз НАТО системи професійної військової освіти та післявоєнне відновленнявійськових навчальних закладів. Для цього вже розробляється відповідна Дорожнякарта з чітким переліком необхідних заходів і розподілом напряміввідповідальності між його учасниками.</text:p>
      <text:p text:style-name="P4">
Система патронажу концентруватиме зусилля держав НАТО за такими основнимигрупами підтримки:</text:p>
      <ul>
        <li>
освітня складова,  * підготовка особового складу,  * матеріально-технічна допомога.</li>
      </ul>
      <text:p text:style-name="P4">
«У межах цих складових пропонується розглянути можливість ініціювання спільнихосвітньо-наукових проєктів і залучення нових партнерів до вже існуючих, обмінінформацією та досвідом ведення бойових дій, удосконалення системи мовноїпідготовки та освітніх програм відповідно до вимог НАТО», — додав директорДепартаменту військової освіти і науки Міністерства оборони України ВолодимирМірненко.</text:p>
      <text:p text:style-name="P4">
Source: <text:a xlink:type="simple" xlink:href="https://armyinform.com.ua/2023/05/25/vprovadzhuyetsya-systema-patronazhu-derzhav-chleniv-nato-nad-vijskovymy-vyshamy/" text:style-name="Internet_20_link" text:visited-style-name="Visited_20_Internet_20_Link">
https://armyinform.com.ua/2023/05/25/vprovadzhuyetsya-systema-patronazhu-derzhav-chleniv-nato-nad-vijskovymy-vyshamy/</text:a>
</text:p>
      <!--NEWS-->
      <text:h text:style-name="P10" text:outline-level="1">
<text:span text:style-name="T4">
У Міноборони затверджено Дорожню карту для удосконалення мовної підготовки військовослужбовців</text:span>
</text:h>
      <text:p text:style-name="P4">
Author: ['АРМІЯINFORM']</text:p>
      <text:p text:style-name="P4">
Time: 2023-05-25T44:00:00-04:00</text:p>
      <text:p text:style-name="P4">
Description: Міністерством оборони України розроблено та затверджено Дорожню карту з удосконал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25-11.34.07.jpg" text:style-name="Internet_20_link" text:visited-style-name="Visited_20_Internet_20_Link">
photo_2023-05-25-11.34.07.jpg</text:a>
']</text:p>
      <text:p text:style-name="P4">
Tags: ['ВОЛОДИМИР МІРНЕНКО', 'ДЕПАРТАМЕНТ ВІЙСЬКОВОЇ ОСВІТИ І НАУКИ']</text:p>
      <text:p text:style-name="P4">
Category: News</text:p>
      <!--METADATA-->
      <text:p text:style-name="P4">
<draw:frame draw:style-name="fr1" draw:name="Image395" text:anchor-type="as-char" svg:width="6.9236in" svg:height="4.615733in" draw:z-index="0">
<draw:image xlink:href="../Images/AРМІЯINFORM/2023-05-25T44-00-00-04-00/photo_2023-05-25-11.34.07.jpg" xlink:type="simple" xlink:show="embed" xlink:actuate="onLoad" draw:mime-type="image/jpeg"/>
</draw:frame>
 Фото Руслана Тарасова</text:p>
      <text:p text:style-name="P4">
Міністерством оборони України розроблено та затверджено Дорожню карту зудосконалення мовної підготовки у Збройних Силах України на 2021-2025 роки.</text:p>
      <text:p text:style-name="P4">
Про це повідомив директор Департаменту військової освіти і науки Міністерстваоборони України Володимир Мірненко під час брифінгу в <text:a xlink:type="simple" xlink:href="https://armyinform.com.ua/2023/05/25/bryfing-shhodo-transformacziyi-systemy-vijskovoyi-osvity/" text:style-name="Internet_20_link" text:visited-style-name="Visited_20_Internet_20_Link">
Military MediaCenter</text:a>
.</text:p>
      <text:p text:style-name="P4">
«На сьогодні залишається актуальною потреба у підвищенні рівня володінняіноземними мовами військовослужбовцями. З огляду на вимоги щодо рівня знаньіноземних мов, а також необхідності створення умов для її вивчення уМіноборони України розроблено та затверджено Дорожню карту», — зазначивВолодимир Мірненко.</text:p>
      <text:p text:style-name="P4">
Директор Департаменту військової освіти і науки розповів, що ця картапередбачає безперервне вивчення іноземної мови, залучення ресурсівдистанційного вивчення мови, також нарощування спроможностей курсівінтенсивного вивчення іноземних мов при ВВНЗ та військово-навчальнихпідрозділах закладів вищої освіти та закладах фахової передвищої військовоїосвіти.</text:p>
      <text:p text:style-name="P4">
Володимир Мірненко додав, що зміняться вимоги до знання іноземної мови,зокрема для:</text:p>
      <ul>
        <li>
посад старшого сержантського і старшинського складу — на рівні СМР-1,  * посад вищого сержантського і старшинського складу, посад зі штатно-посадовою категорією «лейтенант» і вище — на рівні СМР-2.</li>
      </ul>
      <text:p text:style-name="P4">
Source: <text:a xlink:type="simple" xlink:href="https://armyinform.com.ua/2023/05/25/u-minoborony-zatverdzheno-dorozhnyu-kartu-dlya-udoskonalennya-movnoyi-pidgotovky-vijskovosluzhbovcziv/" text:style-name="Internet_20_link" text:visited-style-name="Visited_20_Internet_20_Link">
https://armyinform.com.ua/2023/05/25/u-minoborony-zatverdzheno-dorozhnyu-kartu-dlya-udoskonalennya-movnoyi-pidgotovky-vijskovosluzhbovcziv/</text:a>
</text:p>
      <!--NEWS-->
      <text:h text:style-name="P10" text:outline-level="1">
<text:span text:style-name="T4">
Терміни вступу до військових закладів освіти у 2023 році</text:span>
</text:h>
      <text:p text:style-name="P4">
Author: ['АРМІЯINFORM']</text:p>
      <text:p text:style-name="P4">
Time: 2023-05-25T45:00:00-04:00</text:p>
      <text:p text:style-name="P4">
Description: Директор Департаменту військової освіти і науки Міністерства оборони України Володими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wnvfnjmo2xf9tc1n4jl-e1685004526489.jpg" text:style-name="Internet_20_link" text:visited-style-name="Visited_20_Internet_20_Link">
ewnvfnjmo2xf9tc1n4jl-e1685004526489.jpg</text:a>
']</text:p>
      <text:p text:style-name="P4">
Tags: ['MILITARY MEDIA CENTER', 'ВОЛОДИМИР МІРНЕНКО', 'ДЕПАРТАМЕНТ ВІЙСЬКОВОЇ ОСВІТИ І НАУКИ']</text:p>
      <text:p text:style-name="P4">
Category: News</text:p>
      <!--METADATA-->
      <text:p text:style-name="P4">
<draw:frame draw:style-name="fr1" draw:name="Image396" text:anchor-type="as-char" svg:width="6.9236in" svg:height="4.348791in" draw:z-index="0">
<draw:image xlink:href="../Images/AРМІЯINFORM/2023-05-25T45-00-00-04-00/ewnvfnjmo2xf9tc1n4jl-e1685004526489.jpg" xlink:type="simple" xlink:show="embed" xlink:actuate="onLoad" draw:mime-type="image/jpeg"/>
</draw:frame>
</text:p>
      <text:p text:style-name="P4">
Директор Департаменту військової освіти і науки Міністерства оборони УкраїниВолодимир Мірненко під час брифінгу в <text:a xlink:type="simple" xlink:href="https://armyinform.com.ua/2023/05/25/bryfing-shhodo-transformacziyi-systemy-vijskovoyi-osvity/" text:style-name="Internet_20_link" text:visited-style-name="Visited_20_Internet_20_Link">
Military MediaCenter</text:a>
 розповів про хронологію вступної кампанії довійськових вишів та закладів фахової передвищої військової освіти у 2023 році.</text:p>
      <text:p text:style-name="P4">
<text:span text:style-name="T4">
До 15 травня</text:span>
 у військових частинах тривало приймання рапортів вступників,відбір і оформлення документів на військовослужбовців рядового, сержантськогота старшинського складу.</text:p>
      <text:p text:style-name="P4">
<text:span text:style-name="T4">
До 1 червня</text:span>
 територіальні центри комплектування та соціальної підтримки(ТЦК та СП) прийматимуть заяви, здійснюватимуть відбір вступників з-поміжцивільних осіб та оформлення документів.</text:p>
      <text:p text:style-name="P4">
<text:span text:style-name="T4">
До 1 липня</text:span>
 документи вступників мають надійти до приймальних (відбіркових)комісій вищих військових навчальних закладів (ВВНЗ), військових навчальнихпідрозділів закладів вищої освіти (ВНП ЗВО) та закладів фахової передвищоївійськової освіти (ЗФПВО).</text:p>
      <text:p text:style-name="P4">
<text:span text:style-name="T4">
До 20 липня</text:span>
 вступники можуть подати документи безпосередньо до приймальнихкомісій ЗФПВО, ВВНЗ та ВНП ЗВО.</text:p>
      <text:p text:style-name="P4">
<text:span text:style-name="T4">
З 20 по 30 липня</text:span>
 відбуватиметься конкурсний відбір на навчання дляздобуття освітньо-професійного ступеня «фаховий молодший бакалавр» і ступеніввищої освіти «молодший бакалавр» та «бакалавр».</text:p>
      <text:p text:style-name="P4">
<text:span text:style-name="T4">
31 липня</text:span>
 — кінцевий термін зарахування до військових вишів і ЗФПВО.</text:p>
      <text:p text:style-name="P4">
Source: <text:a xlink:type="simple" xlink:href="https://armyinform.com.ua/2023/05/25/terminy-vstupu-do-vijskovyh-zakladiv-osvity-u-2023-roczi/" text:style-name="Internet_20_link" text:visited-style-name="Visited_20_Internet_20_Link">
https://armyinform.com.ua/2023/05/25/terminy-vstupu-do-vijskovyh-zakladiv-osvity-u-2023-roczi/</text:a>
</text:p>
      <!--NEWS-->
      <text:h text:style-name="P10" text:outline-level="1">
<text:span text:style-name="T4">
Воїни-гвардійці знищили 320 окупантів, чотири танки, артсистему та два склади з боєприпасами</text:span>
</text:h>
      <text:p text:style-name="P4">
Author: ['Володимир Поліщук']</text:p>
      <text:p text:style-name="P4">
Time: 2023-05-25T46:00:00-04:00</text:p>
      <text:p text:style-name="P4">
Description: Упродовж нинішнього тижня основні зусилля військових частин і підрозділів Національ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38293775404353641_y.jpg" text:style-name="Internet_20_link" text:visited-style-name="Visited_20_Internet_20_Link">
photo_5438293775404353641_y.jpg</text:a>
']</text:p>
      <text:p text:style-name="P4">
Tags: ['МИКОЛА УРШАЛОВИЧ', 'НГУ']</text:p>
      <text:p text:style-name="P4">
Category: News</text:p>
      <!--METADATA-->
      <text:p text:style-name="P4">
<draw:frame draw:style-name="fr1" draw:name="Image397" text:anchor-type="as-char" svg:width="6.9236in" svg:height="4.615733in" draw:z-index="0">
<draw:image xlink:href="../Images/AРМІЯINFORM/2023-05-25T46-00-00-04-00/photo_5438293775404353641_y.jpg" xlink:type="simple" xlink:show="embed" xlink:actuate="onLoad" draw:mime-type="image/jpeg"/>
</draw:frame>
 Фото пресслужби НГУ</text:p>
      <text:p text:style-name="P4">
Упродовж нинішнього тижня основні зусилля військових частин і підрозділівНаціональної гвардії України у взаємодії з іншими складовими сектору безпеки іоборони зосереджувались на оборонних діях у межах Слобожанського, Донецького,Таврійського операційних районів.</text:p>
      <text:p text:style-name="P4">
Нацгвардійці продовжують виконувати завдання з протидесантної оборонидесантно-небезпечних ділянок узбережжя Чорного моря в Південнобузькомуопераційному районі.</text:p>
      <text:p text:style-name="P4">
Про це під час брифінгу в Military Media Center<text:a xlink:type="simple" xlink:href="https://www.youtube.com/watch" text:style-name="Internet_20_link" text:visited-style-name="Visited_20_Internet_20_Link">
повідомив</text:a>
 заступник директораДепартаменту планування застосування Головного управління НГУ полковник МиколаУршалович.</text:p>
      <text:p text:style-name="P4">
Підрозділи оперативного призначення Національної гвардії знешкодили близько180 окупантів, з них 62 — «утилізовано назавжди». Розвідники виявили 277 цілейпротивника, частина яких у взаємодії з підрозділами Збройних Сил була знищена.</text:p>
      <text:p text:style-name="P4">
— Як завжди, ефективно відпрацювали групи аеророзвідки 27-ї Печерськоїбригади, які виявили і знищили: чотири танки, дві бойові броньовані машини таодин автомобіль, — зазначив Микола Уршалович. — Артилеристи Національноїгвардії забезпечили вогневу підтримку підрозділів Сил оборони на Лиманському,Донецькому та Запорізькому напрямках. Протягом тижня виконано близько 270вогневих завдань, в результаті підтверджено знешкодження близько 70 осібпротивника, з яких 18 — безповоротно, та знищення однієї артилерійськоїсистеми, однієї одиниці автомобільної техніки та склад із боєприпасами.</text:p>
      <text:p text:style-name="P4">
Представник Головного управління також розповів про успіхи авіаціїНаціональної гвардії:</text:p>
      <text:p text:style-name="P4">
— Минулого тижня авіація НГУ здійснила 6 бойових вильотів для вогневогоураження противника, як результат — знищено близько 70 загарбників, ПТРК зрозрахунком, склад з боєприпасами та взводний опорний пункт. Також булоздійснено 7 вильотів для виконання завдань розвідки та корегування вогнюартилерії.</text:p>
      <text:p text:style-name="P4">
Source: <text:a xlink:type="simple" xlink:href="https://armyinform.com.ua/2023/05/25/voyiny-gvardijczi-znyshhyly-320-okupantiv-chotyry-tanky-artsystemu-ta-dva-sklady-z-boyeprypasamy/" text:style-name="Internet_20_link" text:visited-style-name="Visited_20_Internet_20_Link">
https://armyinform.com.ua/2023/05/25/voyiny-gvardijczi-znyshhyly-320-okupantiv-chotyry-tanky-artsystemu-ta-dva-sklady-z-boyeprypasamy/</text:a>
</text:p>
      <!--NEWS-->
      <text:h text:style-name="P10" text:outline-level="1">
<text:span text:style-name="T4">
Розвиток сектору безпеки та оборони передбачає активне застосування космічних інформаційних технологій</text:span>
</text:h>
      <text:p text:style-name="P4">
Author: ['Тетяна Савченко-Галушко']</text:p>
      <text:p text:style-name="P4">
Time: 2023-05-25T47:00:00-04:00</text:p>
      <text:p text:style-name="P4">
Description: У Military Media Center відбувся брифінг представника Національного університету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25-11.29.59.jpg" text:style-name="Internet_20_link" text:visited-style-name="Visited_20_Internet_20_Link">
photo_2023-05-25-11.29.59.jpg</text:a>
']</text:p>
      <text:p text:style-name="P4">
Tags: ['MILITARY MEDIA CENTER', 'ВТОРГНЕННЯ РФ', 'ІНФОРМАЦІЙНІ ТЕХНОЛОГІЇ', 'КОСМОС', 'МИХАЙЛО РАКУШЕВ', 'СЕКТОР БЕЗПЕКИ ТА ОБОРОНИ']</text:p>
      <text:p text:style-name="P4">
Category: News</text:p>
      <!--METADATA-->
      <text:p text:style-name="P4">
<draw:frame draw:style-name="fr1" draw:name="Image398" text:anchor-type="as-char" svg:width="6.9236in" svg:height="4.615733in" draw:z-index="0">
<draw:image xlink:href="../Images/AРМІЯINFORM/2023-05-25T47-00-00-04-00/photo_2023-05-25-11.29.59.jpg" xlink:type="simple" xlink:show="embed" xlink:actuate="onLoad" draw:mime-type="image/jpeg"/>
</draw:frame>
 Михайло Ракушев</text:p>
      <text:p text:style-name="P4">
У Military Media Center<text:a xlink:type="simple" xlink:href="https://armyinform.com.ua/2023/05/25/bryfing-predstavnyka-naczionalnogo-universytetu-oborony-ukrayiny/" text:style-name="Internet_20_link" text:visited-style-name="Visited_20_Internet_20_Link">
відбувся</text:a>
 брифінг представникаНаціонального університету оборони України імені Івана Черняховського,присвячений підсумкам VI Міжнародної науково-практичної конференції«Застосування космічних та геоінформаційних систем в інтересах національноїбезпеки та оборони».</text:p>
      <text:p text:style-name="P4">
Використання результатів космічної діяльності в інтересах оборони нині набуваєособливого значення. З одного боку, ми отримуємо неоціненний досвід залученняінноваційних космічних технологій в інтересах відсічі російській агресії. Зіншого — в збройних силах країн-членів НАТО активно впроваджуються сучаснірішення, які забезпечують успішні воєнні дії з використанням космічного доменузбройного протиборства.</text:p>
      <text:p text:style-name="P4">
Як повідомив під час брифінгу професор профільної кафедри Національногоуніверситету оборони України імені Івана Черняховського полковник МихайлоРакушев, наведене стало основним лейтмотивом проведення 23 травня поточногороку чергової науково-практичної конференції, присвяченої застосуваннюкосмічних та геоінформаційних систем в інтересах національної безпеки таоборони, яка завдяки активній участі наших партнерів має статус міжнародної.Організатором заходу традиційно є Національний університет оборони Україниімені Івана Черняховського та низка партнерів, які представляють вітчизняну тазакордонну космічні галузі.</text:p>
      <text:p text:style-name="P4">
— Застосування космічних інформаційних систем в інтересах національної безпекита оборони за роки незалежності України пройшло складний шлях, починаючи відвійськового будівництва щодо створення основ сектору безпеки та оборонидержави до випробування його стійкості під час відсічі збройної агресіїросійської федерації. Подальший розвиток сектору безпеки та оборони потребуєурахування досвіду України, Альянсу та Європейського Союзу в досягненнівисокого рівня боєздатності та опанування стандартів НАТО, зокрема щодозастосування космічних інформаційних технологій, — зазначив полковник МихайлоРакушев.</text:p>
      <text:p text:style-name="P4">
За його словами, цього року представники 57 організацій військового тацивільного сектору обговорили низку актуальних наукових проблем, у тому числіщодо перспектив застосування сучасних геоінформаційних систем в інтересахуправління військами (силами), використання сил і засобів космічної підтримкипід час підготовки та проведення операцій, розвитку національноїгеоінформаційної платформи тощо.</text:p>
      <text:p text:style-name="P4">
— На думку більшості учасників конференції, ми є свідками революційного впливусучасних геоінформаційних та космічних систем (рішень) на виконання актуальнихзавдань оборони держави. Водночас їх подальший успіх потребує інтенсифікаціївпровадження інноваційних спеціальних програмних рішень в системи управлінняскладових сектору безпеки і оборони держави, забезпечення їх використанняналежним кадровим потенціалом, пошуку нових підходів використання космічноїдіяльності в інтересах кінцевого користувача — солдата та командира на полібою, — повідомив полковник Михайло Ракушев.</text:p>
      <text:p text:style-name="P4">
Відповідно, під час брифінгу були оприлюдненні основні положення з рішеннянаведеної науково-практичної конференції, зокрема:</text:p>
      <ul>
        <li>
посилити співпрацю основних суб’єктів космічної діяльності держави та складових сектору безпеки і оборони у взаємодії з аналогічними структурами держав-партнерів;  * створити єдиний геоінформаційний простір на базі спеціалізованих геопорталів для зацікавлених користувачів;  * сприяти впровадженню спеціалізованого програмного забезпечення військового та подвійного призначення від провідних закордонних розробників, наприклад компанії ESRI (США) та сучасних електронних карт від структур Топографічної служби ЗС України тощо;  * забезпечити активне використання відповідного досвіду космічної підтримки збройних сил країн-членів НАТО, передусім у контексті надходження для потреб ЗС України сучасних зразків озброєння та військової техніки західного виробництва.</li>
      </ul>
      <text:p text:style-name="P4">
Source: <text:a xlink:type="simple" xlink:href="https://armyinform.com.ua/2023/05/25/rozvytok-sektoru-bezpeky-ta-oborony-peredbachaye-aktyvne-zastosuvannya-kosmichnyh-informaczijnyh-tehnologij/" text:style-name="Internet_20_link" text:visited-style-name="Visited_20_Internet_20_Link">
https://armyinform.com.ua/2023/05/25/rozvytok-sektoru-bezpeky-ta-oborony-peredbachaye-aktyvne-zastosuvannya-kosmichnyh-informaczijnyh-tehnologij/</text:a>
</text:p>
      <!--NEWS-->
      <text:h text:style-name="P10" text:outline-level="1">
<text:span text:style-name="T4">
Вступна кампанія для здобуття фахової передвищої та вищої освіти: особливості організації у 2023 році</text:span>
</text:h>
      <text:p text:style-name="P4">
Author: ['АРМІЯINFORM']</text:p>
      <text:p text:style-name="P4">
Time: 2023-05-25T48:00:00-04:00</text:p>
      <text:p text:style-name="P4">
Description: Директор Департаменту військової освіти і науки Міністерства оборони України Володими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25-11.34.07.jpg" text:style-name="Internet_20_link" text:visited-style-name="Visited_20_Internet_20_Link">
photo_2023-05-25-11.34.07.jpg</text:a>
']</text:p>
      <text:p text:style-name="P4">
Tags: ['MILITARY MEDIA CENTER', 'ВІЙСЬКОВА ОСВІТА', 'ВОЛОДИМИР МІРНЕНКО', 'ДЕПАРТАМЕНТ ВІЙСЬКОВОЇ ОСВІТИ І НАУКИ']</text:p>
      <text:p text:style-name="P4">
Category: News</text:p>
      <!--METADATA-->
      <text:p text:style-name="P4">
<draw:frame draw:style-name="fr1" draw:name="Image399" text:anchor-type="as-char" svg:width="6.9236in" svg:height="4.615733in" draw:z-index="0">
<draw:image xlink:href="../Images/AРМІЯINFORM/2023-05-25T48-00-00-04-00/photo_2023-05-25-11.34.07.jpg" xlink:type="simple" xlink:show="embed" xlink:actuate="onLoad" draw:mime-type="image/jpeg"/>
</draw:frame>
 Фото Руслана Тарасова</text:p>
      <text:p text:style-name="P4">
Директор Департаменту військової освіти і науки Міністерства оборони УкраїниВолодимир Мірненко під час брифінгу в <text:a xlink:type="simple" xlink:href="https://armyinform.com.ua/2023/05/25/bryfing-shhodo-transformacziyi-systemy-vijskovoyi-osvity/" text:style-name="Internet_20_link" text:visited-style-name="Visited_20_Internet_20_Link">
Military MediaCenter</text:a>
 розповів про особливості організації вступноїкампанії для здобуття фахової передвищої та вищої освіти.</text:p>
      <text:p text:style-name="P4">
Так, конкурсний відбір вступників віком до 30 років для здобуття фаховоїпередвищої та вищої освіти здійснюють приймальні (відбіркові) комісії, зокремаі виїзний склад. Місце проведення визначає командування ВВНЗ, ВНП ЗВО таЗФПВО.</text:p>
      <text:p text:style-name="P4">
«У разі неможливості оформлення особової справи в ТЦК та СП за місцемпроживання (перебування на обліку) цивільні особи мають право подати заяву тавідповідні документи на вступ безпосередньо до приймальної комісії ВВНЗ, ВНПЗВО та ЗФПВО у зручний спосіб: або особисто, або з використанням засобівпоштового зв’язку чи електронною поштою», — наголошує він.</text:p>
      <text:p text:style-name="P4">
Оформлення особових справ таких вступників, зазначив Володимир Мірненко,здійснюється безпосередньо у ВВНЗ, ВНП ЗВО та ЗФПВО.</text:p>
      <text:p text:style-name="P4">
«Цивільна молодь, а також військовослужбовці, за відсутності можливостіздійснення первинного медичного огляду ВЛК за місцем військової служби,проходять остаточний медичний огляд вступників військово-лікарською (льотно-лікарською) комісією безпосередньо у ВВНЗ, ВНП ЗВО або ЗФПВО під час вступнихвипробувань», — додав він.</text:p>
      <text:p text:style-name="P4">
Щодо умов вступу, то, за словами Володимира Мірненка, вступники мають змогуобирати бажаний формат участі у конкурсному відборі. Серед варіантів:</text:p>
      <ul>
        <li>
вступне випробування, що передбачає очне оцінювання знань вступника з трьох (двох – для ЗФПВО) конкурсних предметів, форму і порядок проведення якого визначає ВВНЗ, ВНП ЗВО у Правилах прийому;  * результати національного мультипредметного теста 2022 чи 2023 року або ЗНО 2020 та 2021 років з трьох (двох для ЗФПВО) конкурсних предметів у будь-яких комбінаціях.</li>
      </ul>
      <text:p text:style-name="P4">
«Вступники до ВВНЗ та ВНП ЗВО для здобуття ступеня «магістр» на базі ступеня«бакалавр» беруть участь у конкурсі за результатами єдиного вступного іспиту(співбесіди з іноземної мови) та фахового іспиту. Форму й порядок проведенняфахового іспиту визначає заклад у Правилах прийому», — резюмує ВолодимирМірненко та наголошує, що іспит із фізичної підготовки та професійно-психологічне обстеження проходять усі вступники.</text:p>
      <text:p text:style-name="P4">
Source: <text:a xlink:type="simple" xlink:href="https://armyinform.com.ua/2023/05/25/vstupna-kampaniya-dlya-zdobuttya-fahovoyi-peredvyshhoyi-ta-vyshhoyi-osvity-osoblyvosti-organizacziyi-u-2023-roczi/" text:style-name="Internet_20_link" text:visited-style-name="Visited_20_Internet_20_Link">
https://armyinform.com.ua/2023/05/25/vstupna-kampaniya-dlya-zdobuttya-fahovoyi-peredvyshhoyi-ta-vyshhoyi-osvity-osoblyvosti-organizacziyi-u-2023-roczi/</text:a>
</text:p>
      <!--NEWS-->
      <text:h text:style-name="P10" text:outline-level="1">
<text:span text:style-name="T4">
Нацгвардія затримала двох осіб за підозрою в державній зраді та скоєнні диверсій</text:span>
</text:h>
      <text:p text:style-name="P4">
Author: ['Володимир Поліщук']</text:p>
      <text:p text:style-name="P4">
Time: 2023-05-25T49:00:00-04:00</text:p>
      <text:p text:style-name="P4">
Description: Під час спроби проникнення на важливі державні об’єкти через заборонену зону нацгвардійц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38293775404353712_w-scaled.jpg" text:style-name="Internet_20_link" text:visited-style-name="Visited_20_Internet_20_Link">
photo_5438293775404353712_w-scaled.jpg</text:a>
']</text:p>
      <text:p text:style-name="P4">
Tags: ['МИКОЛА УРШАЛОВИЧ', 'НГУ']</text:p>
      <text:p text:style-name="P4">
Category: News</text:p>
      <!--METADATA-->
      <text:p text:style-name="P4">
<draw:frame draw:style-name="fr1" draw:name="Image400" text:anchor-type="as-char" svg:width="6.9236in" svg:height="4.615733in" draw:z-index="0">
<draw:image xlink:href="../Images/AРМІЯINFORM/2023-05-25T49-00-00-04-00/photo_5438293775404353712_w-scaled.jpg" xlink:type="simple" xlink:show="embed" xlink:actuate="onLoad" draw:mime-type="image/jpeg"/>
</draw:frame>
</text:p>
      <text:p text:style-name="P4">
Під час спроби проникнення на важливі державні об’єкти через заборонену зонунацгвардійці затримали трьох осіб, ще 23 — за порушення пропускного режиму.Про це під час брифінгу в Military Media Center повідомив заступник директораДепартаменту планування застосування Головного управління НГУ полковник МиколаУршалович.</text:p>
      <text:p text:style-name="P4">
Нацгвардія охороняє міністерства, відомства, держадміністрації, об’єктирегіонального й місцевого значення, стежить за дотриманням вимогкомендантської години та забезпечує громадську безпеку у 36 населених пунктахдержави.</text:p>
      <text:p text:style-name="P4">
Також гвардійці на в’їздах і виїздах до населених пунктів у 21 області країниперевіряють документи, у разі потреби оглядають речі та транспортні засоби,багаж і вантажі. Усього виставлено 128 блокпостів.</text:p>
      <text:p text:style-name="P4">
— Під час виконання цих завдань затримано за скоєння правопорушень 2160 осіб,з яких за кримінальні — 71, у тому числі вісім осіб — за підозрою упричетності до скоєння злочинів проти основ національної безпеки України, —зазначив полковник Уршалович. — Вилучено три одиниці вогнепальної та триодиниці холодної зброї, дві гранати, а також близько 500 грамів наркотичнихречовин.</text:p>
      <text:p text:style-name="P4">
Нацгвардія також брала участь у 24 заходах контрдиверсійної боротьби натериторії 12 областей.</text:p>
      <text:p text:style-name="P4">
— У результаті проведеної роботи було перевірено: 1857 адрес, 1908транспортних засобів, 5900 громадян, в Одесі та Полтаві затримано двохгромадян України, які перебували у розшуку за підозрою у державній зраді таскоєнні диверсій, — розповів представник ГУ НГУ.</text:p>
      <text:p text:style-name="P4">
За його інформацією, сили й засоби НГУ продовжують виконання завдань знедопущення несанкціонованого перетину державного кордону України тазабезпечення дотримання правил прикордонного режиму під час проведенняСпільної спеціальної прикордонної операції «Захід-2023», перевірено понад 17тис. та 11 тис. транспортних засобів.</text:p>
      <text:p text:style-name="P4">
<text:span text:style-name="T5">
Фото пресслужби НГУ</text:span>
</text:p>
      <text:p text:style-name="P4">
Source: <text:a xlink:type="simple" xlink:href="https://armyinform.com.ua/2023/05/25/naczgvardiya-zatrymala-dvoh-osib-za-pidozroyu-v-derzhavnij-zradi-ta-skoyenni-dyversij/" text:style-name="Internet_20_link" text:visited-style-name="Visited_20_Internet_20_Link">
https://armyinform.com.ua/2023/05/25/naczgvardiya-zatrymala-dvoh-osib-za-pidozroyu-v-derzhavnij-zradi-ta-skoyenni-dyversij/</text:a>
</text:p>
      <!--NEWS-->
      <text:h text:style-name="P10" text:outline-level="1">
<text:span text:style-name="T4">
Нацгвардія тренується діяти в лісовій та урбанізованій місцевостях — Микола Уршалович</text:span>
</text:h>
      <text:p text:style-name="P4">
Author: ['Володимир Поліщук']</text:p>
      <text:p text:style-name="P4">
Time: 2023-05-25T50:00:00-04:00</text:p>
      <text:p text:style-name="P4">
Description: Військовослужбовці Національної гвардії України продовжують нарощувати бойов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25-11.30.00.jpg" text:style-name="Internet_20_link" text:visited-style-name="Visited_20_Internet_20_Link">
photo_2023-05-25-11.30.00.jpg</text:a>
']</text:p>
      <text:p text:style-name="P4">
Tags: ['MILITARY MEDIA CENTER', 'ВТОРГНЕННЯ РФ', 'МИКОЛА УРШАЛОВИЧ', 'НАЦГВАРДІЯ', 'НГУ']</text:p>
      <text:p text:style-name="P4">
Category: News</text:p>
      <!--METADATA-->
      <text:p text:style-name="P4">
Військовослужбовці Національної гвардії України продовжують нарощувати бойовіспроможності та вдосконалювати порядок взаємодії між усіма складовими Силоборони і безпеки під час ведення оборонної операції в лісовій таурбанізованій місцевості.</text:p>
      <text:p text:style-name="P4">
<draw:frame draw:style-name="fr1" draw:name="Image401" text:anchor-type="as-char" svg:width="6.9236in" svg:height="4.615733in" draw:z-index="0">
<draw:image xlink:href="../Images/AРМІЯINFORM/2023-05-25T50-00-00-04-00/photo_2023-05-25-11.30.00.jpg" xlink:type="simple" xlink:show="embed" xlink:actuate="onLoad" draw:mime-type="image/jpeg"/>
</draw:frame>
</text:p>
      <text:p text:style-name="P4">
Про це під час брифінгу в Military Media Center<text:a xlink:type="simple" xlink:href="https://www.youtube.com/watch" text:style-name="Internet_20_link" text:visited-style-name="Visited_20_Internet_20_Link">
розповів</text:a>
 заступник директораДепартаменту планування застосування Головного управління НГУ полковник МиколаУршалович.</text:p>
      <text:p text:style-name="P4">
— Так, 23-25 травня військові частини й підрозділи Національної гвардії, яківходять до складу угруповання сил і засобів оборони Києва, залучаються доучасті в командно-штабному тренуванні, під час якого практичновідпрацьовуються питання щодо недопущення втрати управління після завдаванняпротивником авіаційного удару, оборонні дії, пошук ДРГ ворога, проведеннярежимно-обмежувальних заходів та інші питання з урахуванням досвіду таможливих варіантів дій противника, — зазначив Микола Уршалович.</text:p>
      <text:p text:style-name="P4">
<text:span text:style-name="T5">
Фото Назара Волошина</text:span>
</text:p>
      <text:p text:style-name="P4">
Source: <text:a xlink:type="simple" xlink:href="https://armyinform.com.ua/2023/05/25/naczgvardiya-trenuyetsya-diyaty-v-lisovij-ta-urbanizovanij-misczevostyah-mykola-urshalovych/" text:style-name="Internet_20_link" text:visited-style-name="Visited_20_Internet_20_Link">
https://armyinform.com.ua/2023/05/25/naczgvardiya-trenuyetsya-diyaty-v-lisovij-ta-urbanizovanij-misczevostyah-mykola-urshalovych/</text:a>
</text:p>
      <!--NEWS-->
      <text:h text:style-name="P10" text:outline-level="1">
<text:span text:style-name="T4">
За тиждень сапери НГУ знищили понад 300 вибухонебезпечних предметів</text:span>
</text:h>
      <text:p text:style-name="P4">
Author: ['Володимир Поліщук']</text:p>
      <text:p text:style-name="P4">
Time: 2023-05-25T51:00:00-04:00</text:p>
      <text:p text:style-name="P4">
Description: Сапери Національної гвардії України продовжують гуманітарне розмінування територ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38293775404353720_w-scaled.jpg" text:style-name="Internet_20_link" text:visited-style-name="Visited_20_Internet_20_Link">
photo_5438293775404353720_w-scaled.jpg</text:a>
']</text:p>
      <text:p text:style-name="P4">
Tags: ['MILITARY MEDIA CENTER', 'ВТОРГНЕННЯ РФ', 'МИКОЛА УРШАЛОВИЧ', 'МІНИ', 'САПЕРИ']</text:p>
      <text:p text:style-name="P4">
Category: News</text:p>
      <!--METADATA-->
      <text:p text:style-name="P4">
<draw:frame draw:style-name="fr1" draw:name="Image402" text:anchor-type="as-char" svg:width="6.9236in" svg:height="5.1927in" draw:z-index="0">
<draw:image xlink:href="../Images/AРМІЯINFORM/2023-05-25T51-00-00-04-00/photo_5438293775404353720_w-scaled.jpg" xlink:type="simple" xlink:show="embed" xlink:actuate="onLoad" draw:mime-type="image/jpeg"/>
</draw:frame>
</text:p>
      <text:p text:style-name="P4">
Сапери Національної гвардії України продовжують гуманітарне розмінуваннятериторій сільськогосподарського призначення в районі населених пунктівЧорнобаївка, Східне, Музиківка Херсонської області та в районі населеногопункту Білки Сумської області.</text:p>
      <text:p text:style-name="P4">
Про це під час брифінгу в Military Media Center повідомив заступник директораДепартаменту планування застосування Головного управління Національної гвардіїУкраїни полковник Микола Уршалович.</text:p>
      <text:p text:style-name="P4">
За його словами, протягом тижня групи розмінування обстежили близько 1250 гамісцевості, 9 км доріг і знешкодили 292 вибухонебезпечних предмети.</text:p>
      <text:p text:style-name="P4">
— Також працювали групи розмінування Національної гвардії у Запорізькій,Харківській та Миколаївській областях, де за минулий тиждень обстежили близько10 га місцевості, 5 км доріг та знищили 24 вибухонебезпечних предмети, —зазначив Микола Уршалович. — З метою полегшення роботи саперів в Херсонськійобласті для виконання робіт було розпочато використання роботизованогокомплексу розмінування Vanguard, наданого канадськими партнерами.</text:p>
      <text:p text:style-name="P4">
<text:span text:style-name="T5">
Фото пресслужби НГУ</text:span>
</text:p>
      <text:p text:style-name="P4">
Source: <text:a xlink:type="simple" xlink:href="https://armyinform.com.ua/2023/05/25/za-tyzhden-sapery-ngu-znyshhyly-ponad-300-vybuhonebezpechnyh-predmetiv/" text:style-name="Internet_20_link" text:visited-style-name="Visited_20_Internet_20_Link">
https://armyinform.com.ua/2023/05/25/za-tyzhden-sapery-ngu-znyshhyly-ponad-300-vybuhonebezpechnyh-predmetiv/</text:a>
</text:p>
      <!--NEWS-->
      <text:h text:style-name="P10" text:outline-level="1">
<text:span text:style-name="T4">
Ганна Маляр: У Бахмуті залишаються «вагнерівці», у передмісті — регулярні війська рф</text:span>
</text:h>
      <text:p text:style-name="P4">
Author: ['АРМІЯINFORM']</text:p>
      <text:p text:style-name="P4">
Time: 2023-05-25T52:00:00-04:00</text:p>
      <text:p text:style-name="P4">
Description: У передмісті Бахмута ворог замінив підрозділи пвк «вагнера» на армійські регуляр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b-792x528-1.jpg" text:style-name="Internet_20_link" text:visited-style-name="Visited_20_Internet_20_Link">
bb-792x528-1.jpg</text:a>
']</text:p>
      <text:p text:style-name="P4">
Tags: ['БАХМУТ', 'БОЇ ЗА БАХМУТ', 'ВІЙНА', 'ГАННА МАЛЯР']</text:p>
      <text:p text:style-name="P4">
Category: News</text:p>
      <!--METADATA-->
      <text:p text:style-name="P4">
<draw:frame draw:style-name="fr1" draw:name="Image403" text:anchor-type="as-char" svg:width="6.9236in" svg:height="4.615733in" draw:z-index="0">
<draw:image xlink:href="../Images/AРМІЯINFORM/2023-05-25T52-00-00-04-00/bb-792x528-1.jpg" xlink:type="simple" xlink:show="embed" xlink:actuate="onLoad" draw:mime-type="image/jpeg"/>
</draw:frame>
</text:p>
      <text:p text:style-name="P4">
У передмісті Бахмута ворог замінив підрозділи пвк «вагнера» на армійськірегулярні загони. У самому ж місті Бахмут на цей момент залишаються«вагнерівці».</text:p>
      <text:p text:style-name="P4">
Про це <text:a xlink:type="simple" xlink:href="https://t.me/annamaliar/796" text:style-name="Internet_20_link" text:visited-style-name="Visited_20_Internet_20_Link">
повідомила</text:a>
 заступник Міністра оборониУкраїни Ганна Маляр у своєму Telegram, додавши, що Сили оборони Україниконтролюють околиці Бахмута у південно-західній частині в районі «Літак».</text:p>
      <text:p text:style-name="P4">
Ганна Маляр зазначила, що епіцентром бойових дій залишається схід України, тамворог здійснює наступ на Авдіївському, Мар’їнському, Лиманському, Куп'янськомута Бахмутському напрямках.</text:p>
      <text:p text:style-name="P4">
«На <text:span text:style-name="T4">
Авдіївському і Мар’їнському</text:span>
 — атаки ворога відбиті. Наступальні діїворога безуспішні.</text:p>
      <text:p text:style-name="P4">
На <text:span text:style-name="T4">
Лиманському</text:span>
 ворог минулої доби взяв паузу і наступальні дії непроводив.</text:p>
      <text:p text:style-name="P4">
На <text:span text:style-name="T4">
Куп’янському</text:span>
 тривають зараз бої. Ворог атакує, намагається захопитиплацдарм для подальшого просування, зазнає втрат.</text:p>
      <text:p text:style-name="P4">
На <text:span text:style-name="T4">
Бахмутському</text:span>
 напрямку артилерійськими обстрілами ворог намагаєтьсязупинити наше просування по флангах. Зараз ворог підтягує додаткові підрозділина фланги для посилення», — йдеться у її дописі.</text:p>
      <text:p text:style-name="P4">
Учора Ганна Маляр <text:a xlink:type="simple" xlink:href="https://armyinform.com.ua/2023/05/24/oborona-bahmuta-tryvaye-z-lita-mynulogo-roku-i-zaraz-vpershe-maye-uspih/" text:style-name="Internet_20_link" text:visited-style-name="Visited_20_Internet_20_Link">
повідомляла</text:a>
, що важкібої за Бахмут не припиняються донині, попри значну перевагу ворога в артилеріїта живій силі.</text:p>
      <text:p text:style-name="P4">
Source: <text:a xlink:type="simple" xlink:href="https://armyinform.com.ua/2023/05/25/ganna-malyar-vagnerivczi-zalyshayutsya-v-bahmuti-u-peredmisti-regulyarni-vijska-rf/" text:style-name="Internet_20_link" text:visited-style-name="Visited_20_Internet_20_Link">
https://armyinform.com.ua/2023/05/25/ganna-malyar-vagnerivczi-zalyshayutsya-v-bahmuti-u-peredmisti-regulyarni-vijska-rf/</text:a>
</text:p>
      <!--NEWS-->
      <text:h text:style-name="P10" text:outline-level="1">
<text:span text:style-name="T4">
Освітній процес військових вишів адаптується відповідно до досвіду ведення війни</text:span>
</text:h>
      <text:p text:style-name="P4">
Author: ['АРМІЯINFORM']</text:p>
      <text:p text:style-name="P4">
Time: 2023-05-25T53:00:00-04:00</text:p>
      <text:p text:style-name="P4">
Description: Від початку широкомасштабної агресії росії проти України військові виші постійно внося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1-4.jpg" text:style-name="Internet_20_link" text:visited-style-name="Visited_20_Internet_20_Link">
5-1-4.jpg</text:a>
']</text:p>
      <text:p text:style-name="P4">
Tags: ['MILITARY MEDIA CENTER', 'ВІЙСЬКОВА ОСВІТА', 'ВОЛОДИМИР МІРНЕНКО']</text:p>
      <text:p text:style-name="P4">
Category: News</text:p>
      <!--METADATA-->
      <text:p text:style-name="P4">
<draw:frame draw:style-name="fr1" draw:name="Image404" text:anchor-type="as-char" svg:width="6.9236in" svg:height="3.894525in" draw:z-index="0">
<draw:image xlink:href="../Images/AРМІЯINFORM/2023-05-25T53-00-00-04-00/5-1-4.jpg" xlink:type="simple" xlink:show="embed" xlink:actuate="onLoad" draw:mime-type="image/jpeg"/>
</draw:frame>
</text:p>
      <text:p text:style-name="P4">
Від початку широкомасштабної агресії росії проти України військові вишіпостійно вносять зміни до освітнього процесу, пристосовуючись до потребЗбройних Сил України.</text:p>
      <text:p text:style-name="P4">
Про це під час брифінгу в Military Media Center<text:a xlink:type="simple" xlink:href="https://www.youtube.com/watch" text:style-name="Internet_20_link" text:visited-style-name="Visited_20_Internet_20_Link">
повідомив</text:a>
 директор Департаментувійськової освіти і науки Міністерства оборони України Володимир Мірненко.</text:p>
      <text:p text:style-name="P4">
«Постійно вносяться зміни в освітні програми військових вишів. І вонивраховують досвід ведення війни. Але я хочу зазначити, що ми перейшли наскорочені освітні програми. Яким чином: ми збільшили термін навчання в день з6 до 10-12 годин. На тиждень — до 72 годин, і з цих 72 годин 70% — цепрактичні заняття, саме для відпрацювання практичних навичок на військовійтехніці», — зазначив Володимир Мірненко.</text:p>
      <text:p text:style-name="P4">
Source: <text:a xlink:type="simple" xlink:href="https://armyinform.com.ua/2023/05/25/osvitnij-proczes-vijskovyh-vyshiv-adaptuyetsya-vidpovidno-do-dosvidu-vedennya-vijny/" text:style-name="Internet_20_link" text:visited-style-name="Visited_20_Internet_20_Link">
https://armyinform.com.ua/2023/05/25/osvitnij-proczes-vijskovyh-vyshiv-adaptuyetsya-vidpovidno-do-dosvidu-vedennya-vijny/</text:a>
</text:p>
      <!--NEWS-->
      <text:h text:style-name="P10" text:outline-level="1">
<text:span text:style-name="T4">
Військовий пілот та кіберфахівець — найпопулярніші військові спеціальності минулого року</text:span>
</text:h>
      <text:p text:style-name="P4">
Author: ['АРМІЯINFORM']</text:p>
      <text:p text:style-name="P4">
Time: 2023-05-25T54:00:00-04:00</text:p>
      <text:p text:style-name="P4">
Description: Найбільш популярними військовими спеціальностями серед абітурієнтів минулорічної вступ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ychenko131-e1685007693578.jpg" text:style-name="Internet_20_link" text:visited-style-name="Visited_20_Internet_20_Link">
bychenko131-e1685007693578.jpg</text:a>
']</text:p>
      <text:p text:style-name="P4">
Tags: ['ВІЙСЬКОВА ОСВІТА', 'ВОЛОДИМИР МІРНЕНКО']</text:p>
      <text:p text:style-name="P4">
Category: News</text:p>
      <!--METADATA-->
      <text:p text:style-name="P4">
<draw:frame draw:style-name="fr1" draw:name="Image405" text:anchor-type="as-char" svg:width="6.9236in" svg:height="4.257726in" draw:z-index="0">
<draw:image xlink:href="../Images/AРМІЯINFORM/2023-05-25T54-00-00-04-00/bychenko131-e1685007693578.jpg" xlink:type="simple" xlink:show="embed" xlink:actuate="onLoad" draw:mime-type="image/jpeg"/>
</draw:frame>
</text:p>
      <text:p text:style-name="P4">
Найбільш популярними військовими спеціальностями серед абітурієнтівминулорічної вступної кампанії до військових вишів були військові пілоти тафахівці з кібербезпеки.</text:p>
      <text:p text:style-name="P4">
Про це під час брифінгу в Military Media Center<text:a xlink:type="simple" xlink:href="https://www.youtube.com/watch" text:style-name="Internet_20_link" text:visited-style-name="Visited_20_Internet_20_Link">
повідомив</text:a>
 директор Департаментувійськової освіти і науки Міністерства оборони України Володимир Мірненко.</text:p>
      <text:p text:style-name="P4">
«Враховуючи досвід вступної кампанії 2022 року, хочу відзначити високийпатріотизм молоді України щодо вступу до військових навчальних закладів.Найбільша кількість молоді хотіла вступити на спеціалізацію «військовийпілот», «кібербезпека», «інформаційні технології» — саме високотехнологічніспеціалізації були в пріоритеті», — сказав Володимир Мірненко.</text:p>
      <text:p text:style-name="P4">
Він додав, що на одне місце претендували одразу 10 абітурієнтів.</text:p>
      <text:p text:style-name="P4">
Source: <text:a xlink:type="simple" xlink:href="https://armyinform.com.ua/2023/05/25/vijskovyj-pilot-ta-kiberfahivecz-najpopulyarnishi-vijskovi-speczialnosti-mynulogo-roku/" text:style-name="Internet_20_link" text:visited-style-name="Visited_20_Internet_20_Link">
https://armyinform.com.ua/2023/05/25/vijskovyj-pilot-ta-kiberfahivecz-najpopulyarnishi-vijskovi-speczialnosti-mynulogo-roku/</text:a>
</text:p>
      <!--NEWS-->
      <text:h text:style-name="P10" text:outline-level="1">
<text:span text:style-name="T4">
росія вивела усі ракетоносії з Чорного моря — ВМС ЗСУ</text:span>
</text:h>
      <text:p text:style-name="P4">
Author: ['АРМІЯINFORM']</text:p>
      <text:p text:style-name="P4">
Time: 2023-05-25T55:00:00-04:00</text:p>
      <text:p text:style-name="P4">
Description: У Чорному морі ворог тримає шість кораблів, серед них жодного ракетоносія.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5/chorne-more.jpg" text:style-name="Internet_20_link" text:visited-style-name="Visited_20_Internet_20_Link">
chorne-more.jpg</text:a>
']</text:p>
      <text:p text:style-name="P4">
Tags: ['ВІЙНА', 'ВМС ЗС УКРАЇНИ', 'РАКЕТИ «КАЛІБР»', 'ЧОРНЕ МОРЕ']</text:p>
      <text:p text:style-name="P4">
Category: News</text:p>
      <!--METADATA-->
      <text:p text:style-name="P4">
<draw:frame draw:style-name="fr1" draw:name="Image406" text:anchor-type="as-char" svg:width="6.9236in" svg:height="3.956343in" draw:z-index="0">
<draw:image xlink:href="../Images/AРМІЯINFORM/2023-05-25T55-00-00-04-00/chorne-more.jpg" xlink:type="simple" xlink:show="embed" xlink:actuate="onLoad" draw:mime-type="image/jpeg"/>
</draw:frame>
</text:p>
      <text:p text:style-name="P4">
У Чорному морі ворог тримає шість кораблів, серед них жодного ракетоносія.</text:p>
      <text:p text:style-name="P4">
Про це <text:a xlink:type="simple" xlink:href="https://t.me/ukrainian_navy/3196" text:style-name="Internet_20_link" text:visited-style-name="Visited_20_Internet_20_Link">
повідомляє</text:a>
 пресслужба Військово-Морських Сил ЗСУ.</text:p>
      <text:p text:style-name="P4">
В Азовському морі — один ворожий корабель.</text:p>
      <text:p text:style-name="P4">
У Середземному морі на бойовому чергуванні перебувають сім ворожих кораблів, зних один носій крилатих ракет «Калібр», загальний залп до чотирьох ракет.</text:p>
      <text:p text:style-name="P4">
За добу в інтересах рф прохід Керч-Єнікальською протокою здійснили:</text:p>
      <ul>
        <li>
до Азовського моря — 8 суден, з них 4 рухалось у напрямку протоки Босфор;  * до Чорного моря — 22 судна, з них 7 продовжили рух у напрямку протоки Босфор.</li>
      </ul>
      <text:p text:style-name="P4">
Зазначається, що рф продовжує порушувати Міжнародну конвенцію з охоронилюдського життя на морі 1974 р. (SOLAS), вимикаючи системи автоматичноїідентифікації (AIS), на цивільних суднах в акваторії Азовського моря.</text:p>
      <text:p text:style-name="P4">
Source: <text:a xlink:type="simple" xlink:href="https://armyinform.com.ua/2023/05/25/rosiya-vyvela-usi-raketonosiyi-z-chornogo-morya-vms-zsu/" text:style-name="Internet_20_link" text:visited-style-name="Visited_20_Internet_20_Link">
https://armyinform.com.ua/2023/05/25/rosiya-vyvela-usi-raketonosiyi-z-chornogo-morya-vms-zsu/</text:a>
</text:p>
      <!--NEWS-->
      <text:h text:style-name="P10" text:outline-level="1">
<text:span text:style-name="T4">
Повідомлено про підозру працівнику Києво-Печерської лаври, який заперечував існування України</text:span>
</text:h>
      <text:p text:style-name="P4">
Author: ['АРМІЯINFORM']</text:p>
      <text:p text:style-name="P4">
Time: 2023-05-25T56:00:00-04:00</text:p>
      <text:p text:style-name="P4">
Description: Служба безпеки задокументувала підривну діяльність штатного водія Києво-Печерської лав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9000968_169370325823598_530396097314003601_n.jpg" text:style-name="Internet_20_link" text:visited-style-name="Visited_20_Internet_20_Link">
349000968_169370325823598_530396097314003601_n.jpg</text:a>
']</text:p>
      <text:p text:style-name="P4">
Tags: ['STOPRUSSIA', 'АГРЕСІЯ РФ', 'ВІЙНА', 'ВТОРГНЕННЯ РФ', 'СБУ']</text:p>
      <text:p text:style-name="P4">
Category: News</text:p>
      <!--METADATA-->
      <text:p text:style-name="P4">
<draw:frame draw:style-name="fr1" draw:name="Image407" text:anchor-type="as-char" svg:width="6.9236in" svg:height="4.615733in" draw:z-index="0">
<draw:image xlink:href="../Images/AРМІЯINFORM/2023-05-25T56-00-00-04-00/349000968_169370325823598_530396097314003601_n.jpg" xlink:type="simple" xlink:show="embed" xlink:actuate="onLoad" draw:mime-type="image/jpeg"/>
</draw:frame>
</text:p>
      <text:p text:style-name="P4">
Служба безпеки задокументувала підривну діяльність штатного водія Києво-Печерської лаври, який заперечував російську збройну агресію і виправдовувавзахоплення українських територій.</text:p>
      <text:p text:style-name="P4">
Про це<text:a xlink:type="simple" xlink:href="https://www.facebook.com/SecurSerUkraine/posts/pfbid0xxE6ttpiuUWiVpTdwKr4BYEE6xQ8s8MwTPS4EuqvCGfT247bZ8GhpuWGGfyP53pPl" text:style-name="Internet_20_link" text:visited-style-name="Visited_20_Internet_20_Link">
повідомляє</text:a>
Служба безпеки України.</text:p>
      <text:p text:style-name="P4">
«У квітні поточного року фігурант у коментарі одному з вітчизняних телеканалівназвав тимчасово захоплений Крим „російським“, а кордони нашої держави „незареєстрованими“.</text:p>
      <text:p text:style-name="P4">
Крім того, він сказав журналістці, що „путін не розпочинав війну“ протиУкраїни, а загибель цивільного населення від російських повітряних ударівназвав „закономірним“.</text:p>
      <text:p text:style-name="P4">
За даними слідства, 56-річний прихильник рашизму ще на початкуповномасштабного вторгнення підтримував російських окупантів і заперечувавїхні воєнні злочини», — йдеться у повідомленні.</text:p>
      <text:p text:style-name="P4">
Ініційована СБУ лінгвістична експертиза підтвердила факти незаконноїдіяльності фігуранта проти державної безпеки України.</text:p>
      <text:p text:style-name="P4">
На підставі зібраних доказів слідчі Служби безпеки повідомили йому про підозруза ч. 1 ст. 436-2 Кримінального кодексу України (виправдовування, визнанняправомірною, заперечення збройної агресії рф проти України, глорифікація їїучасників).</text:p>
      <text:p text:style-name="P4">
Вирішується питання щодо обрання йому запобіжного заходу. Триває розслідуваннядля встановлення всіх обставин злочину.</text:p>
      <text:p text:style-name="P4">
Комплексні заходи проводили співробітники СБУ у м. Києві та Київській областіза процесуального керівництва Київської міської прокуратури.</text:p>
      <text:p text:style-name="P4">
Source: <text:a xlink:type="simple" xlink:href="https://armyinform.com.ua/2023/05/25/povidomleno-pro-pidozru-praczivnyku-kyyevo-pecherskoyi-lavry-yakyj-zaperechuvav-isnuvannya-ukrayiny/" text:style-name="Internet_20_link" text:visited-style-name="Visited_20_Internet_20_Link">
https://armyinform.com.ua/2023/05/25/povidomleno-pro-pidozru-praczivnyku-kyyevo-pecherskoyi-lavry-yakyj-zaperechuvav-isnuvannya-ukrayiny/</text:a>
</text:p>
      <!--NEWS-->
      <text:h text:style-name="P10" text:outline-level="1">
<text:span text:style-name="T4">
Британський гелікоптер Sea King вже на шляху до України</text:span>
</text:h>
      <text:p text:style-name="P4">
Author: ['АРМІЯINFORM']</text:p>
      <text:p text:style-name="P4">
Time: 2023-05-25T57:00:00-04:00</text:p>
      <text:p text:style-name="P4">
Description: Гелікоптер Sea King, який попередньо належав Королівським Військово-морським Сила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nimok-ekrana-3.png" text:style-name="Internet_20_link" text:visited-style-name="Visited_20_Internet_20_Link">
znimok-ekrana-3.png</text:a>
']</text:p>
      <text:p text:style-name="P4">
Tags: []</text:p>
      <text:p text:style-name="P4">
Category: News</text:p>
      <!--METADATA-->
      <text:p text:style-name="P4">
<draw:frame draw:style-name="fr1" draw:name="Image408" text:anchor-type="as-char" svg:width="6.9236in" svg:height="3.758526in" draw:z-index="0">
<draw:image xlink:href="../Images/AРМІЯINFORM/2023-05-25T57-00-00-04-00/znimok-ekrana-3.png" xlink:type="simple" xlink:show="embed" xlink:actuate="onLoad" draw:mime-type="image/png"/>
</draw:frame>
</text:p>
      <text:p text:style-name="P4">
Гелікоптер Sea King, який попередньо належав Королівським Військово-морськимСилам Великої Британії і був переданий раніше Україні у рамках невпинноїпідтримки України Сполученим Королівством, вже в новому кольорі та зукраїнським розпізнавальним знаком повітряного судна України залишив ВеликуБританію на шляху до України після періоду навчання для нових українськихекіпажів у координації та у рамках навчально-тренувальної операції «ОРБІТАЛ».</text:p>
      <text:p text:style-name="P4">
Про це<text:a xlink:type="simple" xlink:href="https://www.facebook.com/GeneralStaff.ua/videos/223702070380475/" text:style-name="Internet_20_link" text:visited-style-name="Visited_20_Internet_20_Link">
повідомляє</text:a>
Генеральний штаб ЗСУ.</text:p>
      <text:p text:style-name="P4">
«Будучи колишніми пошуково-рятувальним гелікоптером Королівських Військово-морських Сил Великої Британії, він забезпечить справжню підтримку і покращенняпошуково-рятувальних можливостей Збройних Сил України», — йдеться уповідомленні.</text:p>
      <text:p text:style-name="P4">
Source: <text:a xlink:type="simple" xlink:href="https://armyinform.com.ua/2023/05/25/brytanskyj-gelikopter-sea-king-vzhe-na-shlyahu-do-ukrayiny/" text:style-name="Internet_20_link" text:visited-style-name="Visited_20_Internet_20_Link">
https://armyinform.com.ua/2023/05/25/brytanskyj-gelikopter-sea-king-vzhe-na-shlyahu-do-ukrayiny/</text:a>
</text:p>
      <!--NEWS-->
      <text:h text:style-name="P10" text:outline-level="1">
<text:span text:style-name="T4">
Надійний зв’язок з’єднує українців, дає нашим воїнам і Україні змогу бути ефективними в обороні — Президент</text:span>
</text:h>
      <text:p text:style-name="P4">
Author: ['АРМІЯINFORM']</text:p>
      <text:p text:style-name="P4">
Time: 2023-05-25T58:00:00-04:00</text:p>
      <text:p text:style-name="P4">
Description: Президент Володимир Зеленський узяв участь у заходах з нагоди Дня Державної служ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739e74774d3fe4575c61d8e44633086f_1685010485_extra_large.jpeg" text:style-name="Internet_20_link" text:visited-style-name="Visited_20_Internet_20_Link">
739e74774d3fe4575c61d8e44633086f_1685010485_extra_large.jpeg</text:a>
', '<text:a xlink:type="simple" xlink:href="https://armyinform.com.ua/wp-content/uploads/2023/05/a9cfac355991811c10d834564d9c72ae_1685010482_wysiwyg.jpeg" text:style-name="Internet_20_link" text:visited-style-name="Visited_20_Internet_20_Link">
a9cfac355991811c10d834564d9c72ae_1685010482_wysiwyg.jpeg</text:a>
', '<text:a xlink:type="simple" xlink:href="https://armyinform.com.ua/wp-content/uploads/2023/05/2ec54655b3a96a69ab9e0d9d27aacfeb_1685010484_wysiwyg.jpeg" text:style-name="Internet_20_link" text:visited-style-name="Visited_20_Internet_20_Link">
2ec54655b3a96a69ab9e0d9d27aacfeb_1685010484_wysiwyg.jpeg</text:a>
']</text:p>
      <text:p text:style-name="P4">
Tags: []</text:p>
      <text:p text:style-name="P4">
Category: News</text:p>
      <!--METADATA-->
      <text:p text:style-name="P4">
<draw:frame draw:style-name="fr1" draw:name="Image409" text:anchor-type="as-char" svg:width="6.9236in" svg:height="4.604691in" draw:z-index="0">
<draw:image xlink:href="../Images/AРМІЯINFORM/2023-05-25T58-00-00-04-00/739e74774d3fe4575c61d8e44633086f_1685010485_extra_large.jpeg" xlink:type="simple" xlink:show="embed" xlink:actuate="onLoad" draw:mime-type="image/jpeg"/>
</draw:frame>
</text:p>
      <text:p text:style-name="P4">
Президент Володимир Зеленський узяв участь у заходах з нагоди Дня Державноїслужби спеціального зв’язку та захисту інформації України.</text:p>
      <text:p text:style-name="P4">
Глава держави привітав усіх зв’язківців із професійним святом і подякував їмза важливу роботу, яку вони роблять для країни та людей.</text:p>
      <text:p text:style-name="P4">
«Сьогодні важливо передусім подякувати кожному й кожній, хто забезпечуєнадійним зв’язком наших людей, Україну, нашу оборону — всіх українців. Хтозахищає лінії зв’язку, відновлює пошкоджений зв’язок, хто захищає кіберпростірнашої держави. Все це буквально з’єднує українців, дає змогу нашим воїнам іУкраїні бути ефективними в обороні, а нашим людям — просто розуміти, щовідбувається, й чути, бачити своїх рідних і близьких», — сказав Глава державиу виступі на урочистостях.</text:p>
      <text:p text:style-name="P4">
<draw:frame draw:style-name="fr1" draw:name="Image410" text:anchor-type="as-char" svg:width="6.9236in" svg:height="4.604194in" draw:z-index="0">
<draw:image xlink:href="../Images/AРМІЯINFORM/2023-05-25T58-00-00-04-00/a9cfac355991811c10d834564d9c72ae_1685010482_wysiwyg.jpeg" xlink:type="simple" xlink:show="embed" xlink:actuate="onLoad" draw:mime-type="image/jpeg"/>
</draw:frame>
</text:p>
      <text:p text:style-name="P4">
Присутні вшанували хвилиною мовчання працівників ДССЗЗІ та всіх українців, чиїжиття забрав російський агресор під час цієї жорстокої війни.</text:p>
      <text:p text:style-name="P4">
Президент також відзначив важливу діяльність Держслужби спеціального зв’язкута захисту інформації в напрямі захисту українського кіберпростору.</text:p>
      <text:p text:style-name="P4">
«Робота служби спецзвʼязку — комплексна. І це не лише зв’язок як такий. Япам’ятаю вашу роботу в перші дні широкомасштабного вторгнення, спрямовану нате, щоб не дати змоги ворогу уразити будь-яким чином наш кіберпростір. Я точнорозумію, що ви робите все можливе в напрямі радіоелектронної розвідки», —наголосив Володимир Зеленський.</text:p>
      <text:p text:style-name="P4">
Глава держави також високого оцінив проєкт зі створення армії дронів.</text:p>
      <text:p text:style-name="P4">
«Мета щодо армії дронів справді амбітна. Я хочу подякувати за вашу комплекснуроботу. І хочу побажати вам лише перемоги. Мені здається, що це —найважливіше», — зазначив він.</text:p>
      <text:p text:style-name="P4">
<draw:frame draw:style-name="fr1" draw:name="Image411" text:anchor-type="as-char" svg:width="6.9236in" svg:height="4.604194in" draw:z-index="0">
<draw:image xlink:href="../Images/AРМІЯINFORM/2023-05-25T58-00-00-04-00/2ec54655b3a96a69ab9e0d9d27aacfeb_1685010484_wysiwyg.jpeg" xlink:type="simple" xlink:show="embed" xlink:actuate="onLoad" draw:mime-type="image/jpeg"/>
</draw:frame>
</text:p>
      <text:p text:style-name="P4">
Президент також побажав здоров’я рідним і близьким зв’язківців.</text:p>
      <text:p text:style-name="P4">
З нагоди Дня Державної служби спеціального зв’язку та захисту інформаціїУкраїни Володимир Зеленський вручив державні нагороди. Зв’язківці отримали зрук Глави держави медалі «За бездоганну службу» ІІІ ступеня, «За військовуслужбу Україні», «Захиснику Вітчизни».</text:p>
      <text:p text:style-name="P4">
Крім того, Володимир Зеленський ознайомився із сучасними цифровими засобами,що, зокрема, призначені для забезпечення захищеним зв’язком найвищих посадовихосіб держави у польових пунктах управління, мобільним комплексомрадіомоніторингу, складовими системи радіоелектронної боротьби та протидіївисокоточній зброї.</text:p>
      <text:p text:style-name="P4">
Глава держави також ознайомився з технічними характеристиками ударних ірозвідувальних безпілотних апаратів, переважна більшість із яких —вітчизняного виробництва.</text:p>
      <text:p text:style-name="P4">
Володимир Зеленський заслухав доповідь голови ДССЗЗІ Юрія Щиголя щодоперспектив розвитку служби.</text:p>
      <text:p text:style-name="P4">
<text:span text:style-name="T4">
Джерело:</text:span>
<text:a xlink:type="simple" xlink:href="https://www.president.gov.ua/news/nadijnij-zvyazok-zyednuye-ukrayinciv-daye-nashim-voyinam-i-u-83145" text:style-name="Internet_20_link" text:visited-style-name="Visited_20_Internet_20_Link">
 Офіс ПрезидентаУкраїни</text:a>
</text:p>
      <text:p text:style-name="P4">
Source: <text:a xlink:type="simple" xlink:href="https://armyinform.com.ua/2023/05/25/nadijnyj-zvyazok-zyednuye-ukrayincziv-daye-nashym-voyinam-i-ukrayini-zmogu-buty-efektyvnymy-v-oboroni-prezydent/" text:style-name="Internet_20_link" text:visited-style-name="Visited_20_Internet_20_Link">
https://armyinform.com.ua/2023/05/25/nadijnyj-zvyazok-zyednuye-ukrayincziv-daye-nashym-voyinam-i-ukrayini-zmogu-buty-efektyvnymy-v-oboroni-prezydent/</text:a>
</text:p>
      <!--NEWS-->
      <text:h text:style-name="P10" text:outline-level="1">
<text:span text:style-name="T4">
Судитимуть окупантів, які грабували квартири цивільних під час окупації Ірпеня</text:span>
</text:h>
      <text:p text:style-name="P4">
Author: ['АРМІЯINFORM']</text:p>
      <text:p text:style-name="P4">
Time: 2023-05-25T59:00:00-04:00</text:p>
      <text:p text:style-name="P4">
Description: Судитимуть двох учасників незаконних збройних формувань так званої днр, які під ч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7-6.jpg" text:style-name="Internet_20_link" text:visited-style-name="Visited_20_Internet_20_Link">
17-6.jpg</text:a>
']</text:p>
      <text:p text:style-name="P4">
Tags: ['АГРЕСІЯ РФ', 'ВТОРГНЕННЯ РФ', 'ОКУПАЦІЯ ІРПЕНЯ', 'ОФІС ГЕНЕРАЛЬНОГО ПРОКУРОРА УКРАЇНИ']</text:p>
      <text:p text:style-name="P4">
Category: News</text:p>
      <!--METADATA-->
      <text:p text:style-name="P4">
<draw:frame draw:style-name="fr1" draw:name="Image412" text:anchor-type="as-char" svg:width="6.9236in" svg:height="3.11562in" draw:z-index="0">
<draw:image xlink:href="../Images/AРМІЯINFORM/2023-05-25T59-00-00-04-00/17-6.jpg" xlink:type="simple" xlink:show="embed" xlink:actuate="onLoad" draw:mime-type="image/jpeg"/>
</draw:frame>
</text:p>
      <text:p text:style-name="P4">
Судитимуть двох учасників незаконних збройних формувань так званої днр, якіпід час окупації Ірпеня грабували квартири цивільного населення.</text:p>
      <text:p text:style-name="P4">
Про це <text:a xlink:type="simple" xlink:href="https://www.gp.gov.ua/ua/posts/suditimut-dvox-ucasnikiv-nzf-yaki-pid-cas-okupaciyi-irpenya-grabuvali-kvartiri-civilnogo-naselennya" text:style-name="Internet_20_link" text:visited-style-name="Visited_20_Internet_20_Link">
повідомляє</text:a>
Офіс Генерального прокурора України.</text:p>
      <text:p text:style-name="P4">
«З 24 лютого 2022 року по 31 березня 2023 року підозрювані разом з іншимивійськовослужбовцями збройних сил рф, перебуваючи в місті Ірпінь Бучанськогорайону Київської області, грабували квартири цивільного населення», — йдетьсяу повідомленні.</text:p>
      <text:p text:style-name="P4">
Зазначається, що підозрювані у двох квартирах викрали іноземну валюту,прикраси, побутову та комп’ютерну техніку.</text:p>
      <text:p text:style-name="P4">
«Викрадені речі не можуть бути використані у військових цілях, а заволодінняними відбувалось виключно з корисливою метою», — наголосили у ОфісіГенпрокурора.</text:p>
      <text:p text:style-name="P4">
Підозрюваних вдалося ідентифікувати за слідами пальців рук, що вилучили післяогляду будинку під час відпрацювання деокупованої території спеціальнимигрупами Національної поліції України.</text:p>
      <text:p text:style-name="P4">
Source: <text:a xlink:type="simple" xlink:href="https://armyinform.com.ua/2023/05/25/sudytymut-okupantiv-yaki-grabuvaly-kvartyry-czyvilnyh-pid-chas-okupacziyi-irpenya/" text:style-name="Internet_20_link" text:visited-style-name="Visited_20_Internet_20_Link">
https://armyinform.com.ua/2023/05/25/sudytymut-okupantiv-yaki-grabuvaly-kvartyry-czyvilnyh-pid-chas-okupacziyi-irpenya/</text:a>
</text:p>
      <!--NEWS-->
      <text:h text:style-name="P10" text:outline-level="1">
<text:span text:style-name="T4">
Україна повернула з російського полону 106 військових з Бахмутського напрямку</text:span>
</text:h>
      <text:p text:style-name="P4">
Author: ['АРМІЯINFORM']</text:p>
      <text:p text:style-name="P4">
Time: 2023-05-25T60:00:00-04:00</text:p>
      <text:p text:style-name="P4">
Description: https://www.youtube.com/watch?v=SyY-6wc1OEk    Сьогодні, 25 травня, Україна повернула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ОБМІН ПОЛОНЕНИМИ']</text:p>
      <text:p text:style-name="P4">
Category: News</text:p>
      <!--METADATA-->
      <text:p text:style-name="P4">
Сьогодні, 25 травня, Україна повернула з російського полону 106 військових. Цевоїни з Бахмутського напрямку — вісім офіцерів та 98 військовослужбовціврядового та сержантського складу. Також репатрійовано три тіла: двох іноземцівта українки.</text:p>
      <text:p text:style-name="P4">
Про це <text:a xlink:type="simple" xlink:href="https://t.me/Koord_shtab/1119" text:style-name="Internet_20_link" text:visited-style-name="Visited_20_Internet_20_Link">
повідомляє</text:a>
 Координаційний штаб зпитань поводження із військовополоненими.</text:p>
      <text:p text:style-name="P4">
Серед тих, кого сьогодні повернули з полону, 68 захисників вважалися безвістизниклими.</text:p>
      <text:p text:style-name="P4">
98 звільнених військовослужбовців належать до Збройних Сил України: з них,зокрема, 21 представник територіальної оборони. Також додому повернулисясемеро прикордонників та один військовослужбовець Державної спеціальної службитранспорту. Щонайменше сім врятованих оборонців мають різноманітні травми:кульові та осколкові поранення, опіки та переломи, загострені хронічнізахворювання.</text:p>
      <text:p text:style-name="P4">
Найстаршому зі звільнених військовослужбовців вже виповнилося 59 років,наймолодшому — 21 рік.</text:p>
      <text:p text:style-name="P4">
Нагадаємо, минулий <text:a xlink:type="simple" xlink:href="https://armyinform.com.ua/2023/04/26/chergovyj-obmin-polonenymy-dodomu-povernulys-shhe-44-ukrayinczi/" text:style-name="Internet_20_link" text:visited-style-name="Visited_20_Internet_20_Link">
обмінполоненими</text:a>
 відбувся 26 квітня. Тоді вдалосяповернути додому 44 наших співвітчизників. Це військові, прикордонники,нацгвардійці, моряки.</text:p>
      <text:p text:style-name="P4">
Загалом на сьогодні в результаті обмінів повернуто додому вже 2430 людей,серед них — 139 цивільних.</text:p>
      <text:p text:style-name="P4">
Source: <text:a xlink:type="simple" xlink:href="https://armyinform.com.ua/2023/05/25/ukrayina-povernula-z-rosijskogo-polonu-106-vijskovyh-z-bahmutskogo-napryamku/" text:style-name="Internet_20_link" text:visited-style-name="Visited_20_Internet_20_Link">
https://armyinform.com.ua/2023/05/25/ukrayina-povernula-z-rosijskogo-polonu-106-vijskovyh-z-bahmutskogo-napryamku/</text:a>
</text:p>
      <!--NEWS-->
      <text:h text:style-name="P10" text:outline-level="1">
<text:span text:style-name="T4">
Президент України присвоїв звання бригадного генерала полковнику ЗСУ Олексію Андросову</text:span>
</text:h>
      <text:p text:style-name="P4">
Author: ['АРМІЯINFORM']</text:p>
      <text:p text:style-name="P4">
Time: 2023-05-25T61:00:00-04:00</text:p>
      <text:p text:style-name="P4">
Description: Президент України Володимир Зеленський присвоїв звання бригадного генерала заступни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19/12/ukaz-e1575632886241.jpeg" text:style-name="Internet_20_link" text:visited-style-name="Visited_20_Internet_20_Link">
ukaz-e1575632886241.jpeg</text:a>
']</text:p>
      <text:p text:style-name="P4">
Tags: ['ВОЛОДИМИР ЗЕЛЕНСЬКИЙ', 'ГЕРОЙ УКРАЇНИ', 'ПРЕЗИДЕНТ УКРАЇНИ']</text:p>
      <text:p text:style-name="P4">
Category: News</text:p>
      <!--METADATA-->
      <text:p text:style-name="P4">
<draw:frame draw:style-name="fr1" draw:name="Image413" text:anchor-type="as-char" svg:width="6.9236in" svg:height="3.303582in" draw:z-index="0">
<draw:image xlink:href="../Images/AРМІЯINFORM/2023-05-25T61-00-00-04-00/ukaz-e1575632886241.jpeg" xlink:type="simple" xlink:show="embed" xlink:actuate="onLoad" draw:mime-type="image/jpeg"/>
</draw:frame>
</text:p>
      <text:p text:style-name="P4">
Президент України Володимир Зеленський присвоїв звання бригадного генералазаступнику командувача морської піхоти Військово-Морських Сил Збройних СилУкраїни.</text:p>
      <text:p text:style-name="P4">
Відповідний <text:a xlink:type="simple" xlink:href="https://www.president.gov.ua/documents/2952023-46865" text:style-name="Internet_20_link" text:visited-style-name="Visited_20_Internet_20_Link">
указ№295/2023</text:a>
 опублікованийна сайті глави держави.</text:p>
      <text:p text:style-name="P4">
«Присвоїти військове звання бригадного генерала полковнику АНДРОСОВУ ОлексіюІвановичу — начальнику штабу — заступнику командувача морської піхотиВійськово-Морських Сил Збройних Сил України», — йдеться у повідомленні.</text:p>
      <text:p text:style-name="P4">
Source: <text:a xlink:type="simple" xlink:href="https://armyinform.com.ua/2023/05/25/prezydent-ukrayiny-prysvoyiv-zvannya-brygadnogo-generala-polkovnyku-zsu-oleksiyu-androsovu/" text:style-name="Internet_20_link" text:visited-style-name="Visited_20_Internet_20_Link">
https://armyinform.com.ua/2023/05/25/prezydent-ukrayiny-prysvoyiv-zvannya-brygadnogo-generala-polkovnyku-zsu-oleksiyu-androsovu/</text:a>
</text:p>
      <!--NEWS-->
      <text:h text:style-name="P10" text:outline-level="1">
<text:span text:style-name="T4">
Командувач Повітряних Сил ЗСУ нагородив воїнів, які боронять небо на ЗРК Patriot</text:span>
</text:h>
      <text:p text:style-name="P4">
Author: ['АРМІЯINFORM']</text:p>
      <text:p text:style-name="P4">
Time: 2023-05-25T62:00:00-04:00</text:p>
      <text:p text:style-name="P4">
Description: Командувач Повітряних Сил ЗСУ генерал-лейтенант Микола Олещук вручив захисника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40589418244196153_y.jpg" text:style-name="Internet_20_link" text:visited-style-name="Visited_20_Internet_20_Link">
photo_5440589418244196153_y.jpg</text:a>
', '<text:a xlink:type="simple" xlink:href="https://armyinform.com.ua/wp-content/uploads/2023/05/photo_5440589418244196150_y-150x150.jpg" text:style-name="Internet_20_link" text:visited-style-name="Visited_20_Internet_20_Link">
photo_5440589418244196150_y-150x150.jpg</text:a>
', '<text:a xlink:type="simple" xlink:href="https://armyinform.com.ua/wp-content/uploads/2023/05/photo_5440589418244196151_y-150x150.jpg" text:style-name="Internet_20_link" text:visited-style-name="Visited_20_Internet_20_Link">
photo_5440589418244196151_y-150x150.jpg</text:a>
', '<text:a xlink:type="simple" xlink:href="https://armyinform.com.ua/wp-content/uploads/2023/05/photo_5440589418244196152_y-150x150.jpg" text:style-name="Internet_20_link" text:visited-style-name="Visited_20_Internet_20_Link">
photo_5440589418244196152_y-150x150.jpg</text:a>
', '<text:a xlink:type="simple" xlink:href="https://armyinform.com.ua/wp-content/uploads/2023/05/photo_5438168199150552723_y.jpg" text:style-name="Internet_20_link" text:visited-style-name="Visited_20_Internet_20_Link">
photo_5438168199150552723_y.jpg</text:a>
']</text:p>
      <text:p text:style-name="P4">
Tags: ['ВІЙНА', 'ЗРК PATRIOT', 'МИКОЛА ОЛЕЩУК', 'ПОВІТРЯНІ СИЛИ ЗБРОЙНИХ СИЛ УКРАЇНИ']</text:p>
      <text:p text:style-name="P4">
Category: News</text:p>
      <!--METADATA-->
      <text:p text:style-name="P4">
<draw:frame draw:style-name="fr1" draw:name="Image414" text:anchor-type="as-char" svg:width="6.9236in" svg:height="4.555in" draw:z-index="0">
<draw:image xlink:href="../Images/AРМІЯINFORM/2023-05-25T62-00-00-04-00/photo_5440589418244196153_y.jpg" xlink:type="simple" xlink:show="embed" xlink:actuate="onLoad" draw:mime-type="image/jpeg"/>
</draw:frame>
</text:p>
      <text:p text:style-name="P4">
Командувач Повітряних Сил ЗСУ генерал-лейтенант Микола Олещук вручивзахисникам українського неба пістолети, тактичні ножі від Міністра оборониУкраїни.</text:p>
      <text:p text:style-name="P4">
Про це він <text:a xlink:type="simple" xlink:href="https://t.me/MykolaOleshchuk/65" text:style-name="Internet_20_link" text:visited-style-name="Visited_20_Internet_20_Link">
написав</text:a>
 у своєму Telegram.</text:p>
      <text:p text:style-name="P4">
<text:a xlink:type="simple" xlink:href="https://armyinform.com.ua/wp-content/uploads/2023/05/photo_5440589418244196150_y.jpg" text:style-name="Internet_20_link" text:visited-style-name="Visited_20_Internet_20_Link">
<draw:frame draw:style-name="fr1" draw:name="Image415" text:anchor-type="as-char" svg:width="6.9236in" svg:height="6.9236in" draw:z-index="0">
<draw:image xlink:href="../Images/AРМІЯINFORM/2023-05-25T62-00-00-04-00/photo_5440589418244196150_y-150x150.jpg" xlink:type="simple" xlink:show="embed" xlink:actuate="onLoad" draw:mime-type="image/jpeg"/>
</draw:frame>
</text:a>
</text:p>
      <text:p text:style-name="P4">
<text:a xlink:type="simple" xlink:href="https://armyinform.com.ua/wp-content/uploads/2023/05/photo_5440589418244196151_y.jpg" text:style-name="Internet_20_link" text:visited-style-name="Visited_20_Internet_20_Link">
<draw:frame draw:style-name="fr1" draw:name="Image416" text:anchor-type="as-char" svg:width="6.9236in" svg:height="6.9236in" draw:z-index="0">
<draw:image xlink:href="../Images/AРМІЯINFORM/2023-05-25T62-00-00-04-00/photo_5440589418244196151_y-150x150.jpg" xlink:type="simple" xlink:show="embed" xlink:actuate="onLoad" draw:mime-type="image/jpeg"/>
</draw:frame>
</text:a>
</text:p>
      <text:p text:style-name="P4">
<text:a xlink:type="simple" xlink:href="https://armyinform.com.ua/wp-content/uploads/2023/05/photo_5440589418244196152_y.jpg" text:style-name="Internet_20_link" text:visited-style-name="Visited_20_Internet_20_Link">
<draw:frame draw:style-name="fr1" draw:name="Image417" text:anchor-type="as-char" svg:width="6.9236in" svg:height="6.9236in" draw:z-index="0">
<draw:image xlink:href="../Images/AРМІЯINFORM/2023-05-25T62-00-00-04-00/photo_5440589418244196152_y-150x150.jpg" xlink:type="simple" xlink:show="embed" xlink:actuate="onLoad" draw:mime-type="image/jpeg"/>
</draw:frame>
</text:a>
</text:p>
      <text:p text:style-name="P4">
«Які подарунки найбільше люблять наші захисники?! Безумовно – це гарна якісназброя! Пістолети, тактичні ножі від Міністра оборони України вручив воїнамПовітряних Сил, що боронять українське небо на ЗРК Patriot!» — йдеться уповідомленні.</text:p>
      <text:p text:style-name="P4">
Микола Олещук подякував оборонцям за бездоганну бойову роботу.</text:p>
      <text:p text:style-name="P4">
<draw:frame draw:style-name="fr1" draw:name="Image418" text:anchor-type="as-char" svg:width="6.9236in" svg:height="4.263784in" draw:z-index="0">
<draw:image xlink:href="../Images/AРМІЯINFORM/2023-05-25T62-00-00-04-00/photo_5438168199150552723_y.jpg" xlink:type="simple" xlink:show="embed" xlink:actuate="onLoad" draw:mime-type="image/jpeg"/>
</draw:frame>
</text:p>
      <text:p text:style-name="P4">
Source: <text:a xlink:type="simple" xlink:href="https://armyinform.com.ua/2023/05/25/komanduvach-povitryanyh-syl-zsu-nagorodyv-voyiniv-yaki-boronyat-nebo-na-zrk-patriot/" text:style-name="Internet_20_link" text:visited-style-name="Visited_20_Internet_20_Link">
https://armyinform.com.ua/2023/05/25/komanduvach-povitryanyh-syl-zsu-nagorodyv-voyiniv-yaki-boronyat-nebo-na-zrk-patriot/</text:a>
</text:p>
      <!--NEWS-->
      <text:h text:style-name="P10" text:outline-level="1">
<text:span text:style-name="T4">
У Києві триває 15-й щорічний безпековий форум</text:span>
</text:h>
      <text:p text:style-name="P4">
Author: ['АРМІЯINFORM']</text:p>
      <text:p text:style-name="P4">
Time: 2023-05-25T63:00:00-04:00</text:p>
      <text:p text:style-name="P4">
Description: 25-26 травня проходить 15-й щорічний Київський Безпековий Форум «За Нашу і Вашу Свободу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text:p>
      <text:p text:style-name="P4">
Category: News</text:p>
      <!--METADATA-->
      <text:p text:style-name="P4">
25-26 травня проходить 15-й щорічний Київський Безпековий Форум «За Нашу іВашу Свободу / Fighting for NATO» за участю відомих міжнародних діячів. Доучасників Форуму і всієї України звернуться, зокрема, Джордж Буш-молодший,Борис Джонсон, Вікторія Нуланд, Френсіс Фукуяма. Центральна тема Форуму —набуття членства України в НАТО: «Досить зволікань. Жодних альтернатив.Україна має стати членом НАТО».</text:p>
      <text:p text:style-name="P4">
Source: <text:a xlink:type="simple" xlink:href="https://armyinform.com.ua/2023/05/25/u-kyyevi-tryvaye-15-j-shhorichnyj-bezpekovyj-forum/" text:style-name="Internet_20_link" text:visited-style-name="Visited_20_Internet_20_Link">
https://armyinform.com.ua/2023/05/25/u-kyyevi-tryvaye-15-j-shhorichnyj-bezpekovyj-forum/</text:a>
</text:p>
      <!--NEWS-->
      <text:h text:style-name="P10" text:outline-level="1">
<text:span text:style-name="T4">
Наразі ворожих ракетоносіїв у Чорному морі немає — Наталія Гуменюк</text:span>
</text:h>
      <text:p text:style-name="P4">
Author: ['Володимир Скоростецький']</text:p>
      <text:p text:style-name="P4">
Time: 2023-05-25T64:00:00-04:00</text:p>
      <text:p text:style-name="P4">
Description: Про ситуацію на півдні країни в ефірі телемарафону «Єдині новини» розповіла начальниц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3-nataliya-gumenyuk.jpg" text:style-name="Internet_20_link" text:visited-style-name="Visited_20_Internet_20_Link">
3-nataliya-gumenyuk.jpg</text:a>
']</text:p>
      <text:p text:style-name="P4">
Tags: ['ВТОРГНЕННЯ РФ', 'ЄДИНІ НОВИНИ', 'НАТАЛІЯ ГУМЕНЮК', 'РАКЕТНІ УДАРИ', 'ХЕРСОНЩИНА', 'ЧОРНЕ МОРЕ']</text:p>
      <text:p text:style-name="P4">
Category: News</text:p>
      <!--METADATA-->
      <text:p text:style-name="P4">
<draw:frame draw:style-name="fr1" draw:name="Image419" text:anchor-type="as-char" svg:width="6.9236in" svg:height="4.483031in" draw:z-index="0">
<draw:image xlink:href="../Images/AРМІЯINFORM/2023-05-25T64-00-00-04-00/3-nataliya-gumenyuk.jpg" xlink:type="simple" xlink:show="embed" xlink:actuate="onLoad" draw:mime-type="image/jpeg"/>
</draw:frame>
</text:p>
      <text:p text:style-name="P4">
Про ситуацію на півдні країни в ефірі телемарафону «Єдині новини» розповіланачальниця об’єднаного координаційного пресцентру Сил оборони півдня Україникапітан першого рангу Наталія Гуменюк.</text:p>
      <text:p text:style-name="P4">
За її словами, ситуація залишається досить складною. Ворог продовжує атаки,зокрема, і з повітря. Намагається атакувати керованими авіаційними бомбаминапрямок Херсонщини на Бериславському напрямку. Також продовжує атакувати зКінбурнської коси. Зокрема, по Очакову вдарив з важкої артилерії. Є влучання ужитловий будинок.</text:p>
      <text:p text:style-name="P4">
Про ситуацію в акваторії Чорного моря Наталія Гуменюк повідомила, що ворогнамагається маневрувати, змінюючи кількісний склад корабельного угруповання.Наразі у Чорному морі перебуває 9 кораблів ворога. Втім, серед них немаєракетоносіїв. Ці кораблі заведені у пункти базування.</text:p>
      <text:p text:style-name="P4">
— Пам’ятаємо, що їхнє повернення на рубіж пуску ракет займає 2-3 години. Івідповідно до цього стежимо й за активністю тактичної та стратегічної авіації.Як правило, ці події пов’язані, й поява ракетоносіїв на чергуванні, якправило, передує ракетним атакам або підвищеній повітряній небезпеці, —зазначила Наталія Гуменюк.</text:p>
      <text:p text:style-name="P4">
Source: <text:a xlink:type="simple" xlink:href="https://armyinform.com.ua/2023/05/25/narazi-vorozhyh-raketonosiyiv-u-chornomu-mori-nemaye-nataliya-gumenyuk/" text:style-name="Internet_20_link" text:visited-style-name="Visited_20_Internet_20_Link">
https://armyinform.com.ua/2023/05/25/narazi-vorozhyh-raketonosiyiv-u-chornomu-mori-nemaye-nataliya-gumenyuk/</text:a>
</text:p>
      <!--NEWS-->
      <text:h text:style-name="P10" text:outline-level="1">
<text:span text:style-name="T4">
У Молдові почалися міжнародні навчання протиповітряної оборони «Повітряний бастіон — 2023»</text:span>
</text:h>
      <text:p text:style-name="P4">
Author: ['АРМІЯINFORM']</text:p>
      <text:p text:style-name="P4">
Time: 2023-05-25T65:00:00-04:00</text:p>
      <text:p text:style-name="P4">
Description: У Молдові розпочалися міжнародні навчання протиповітряної оборони «Повітряний бастіон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ovitryanyj-bastion-2023.jpg" text:style-name="Internet_20_link" text:visited-style-name="Visited_20_Internet_20_Link">
povitryanyj-bastion-2023.jpg</text:a>
']</text:p>
      <text:p text:style-name="P4">
Tags: ['ВІЙСЬКОВІ НАВЧАННЯ', 'ЗС МОЛДОВИ', 'ПОВІТРЯНИЙ БАСТІОН-2023']</text:p>
      <text:p text:style-name="P4">
Category: News</text:p>
      <!--METADATA-->
      <text:p text:style-name="P4">
<draw:frame draw:style-name="fr1" draw:name="Image420" text:anchor-type="as-char" svg:width="6.9236in" svg:height="3.894525in" draw:z-index="0">
<draw:image xlink:href="../Images/AРМІЯINFORM/2023-05-25T65-00-00-04-00/povitryanyj-bastion-2023.jpg" xlink:type="simple" xlink:show="embed" xlink:actuate="onLoad" draw:mime-type="image/jpeg"/>
</draw:frame>
</text:p>
      <text:p text:style-name="P4">
У Молдові розпочалися міжнародні навчання протиповітряної оборони «Повітрянийбастіон — 2023», метою яких є забезпечення заходів безпеки під час другогоСаміту Європейської політичної спільноти.</text:p>
      <text:p text:style-name="P4">
Про це<text:a xlink:type="simple" xlink:href="https://www.facebook.com/MDAarmy/posts/pfbid06H46c2Mz1oq5KVuXJJkqtmH9TKrKfXqgskw3MLvdAR7YQQtNh1UVzVL9cjMNb6FAl" text:style-name="Internet_20_link" text:visited-style-name="Visited_20_Internet_20_Link">
повідомила</text:a>
пресслужба Міністерства оборони Молдови.</text:p>
      <text:p text:style-name="P4">
Навчання, які триватимуть до 2 червня, сплановані за найвищими міжнароднимистандартами, відбуватимуться у навчальних центрах молдовської армії та вприлеглих регіонах, і в них візьмуть участь понад 200 молдовських,французьких, британських, румунських та американських солдатів.</text:p>
      <text:p text:style-name="P4">
Маневри «Повітряний Бастіон — 2023» вперше відбуваються у Молдові.</text:p>
      <text:p text:style-name="P4">
Міністерство оборони Молдови повідомляє, що до навчань буде залучено військовутехніку молдовської армії, а також армій Франції та Великої Британії.</text:p>
      <text:p text:style-name="P4">
У саміті Європейської політичної спільноти, який відбудеться у Молдові 1 та 2червня, планують взяти участь 47 президентів та прем’єр-міністрів, а такожглави загальноєвропейських структур.</text:p>
      <text:p text:style-name="P4">
Source: <text:a xlink:type="simple" xlink:href="https://armyinform.com.ua/2023/05/25/u-moldovi-pochalysya-mizhnarodni-navchannya-protypovitryanoyi-oborony-povitryanyj-bastion-2023/" text:style-name="Internet_20_link" text:visited-style-name="Visited_20_Internet_20_Link">
https://armyinform.com.ua/2023/05/25/u-moldovi-pochalysya-mizhnarodni-navchannya-protypovitryanoyi-oborony-povitryanyj-bastion-2023/</text:a>
</text:p>
      <!--NEWS-->
      <text:h text:style-name="P10" text:outline-level="1">
<text:span text:style-name="T4">
Якщо ми воюємо із середньовічним варварством, нам потрібна технологічна перевага — Ганна Маляр</text:span>
</text:h>
      <text:p text:style-name="P4">
Author: ['Валентина Вілюра']</text:p>
      <text:p text:style-name="P4">
Time: 2023-05-25T66:00:00-04:00</text:p>
      <text:p text:style-name="P4">
Description: Заступник Міністра оборони Ганна Маляр в ексклюзивному інтерв`ю телеканалу Рада вислови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5f9a1765.jpg" text:style-name="Internet_20_link" text:visited-style-name="Visited_20_Internet_20_Link">
5f9a1765.jpg</text:a>
']</text:p>
      <text:p text:style-name="P4">
Tags: ['ВТОРГНЕННЯ РФ', 'ГАННА МАЛЯР']</text:p>
      <text:p text:style-name="P4">
Category: News</text:p>
      <!--METADATA-->
      <text:p text:style-name="P4">
<draw:frame draw:style-name="fr1" draw:name="Image421" text:anchor-type="as-char" svg:width="6.9236in" svg:height="4.61393in" draw:z-index="0">
<draw:image xlink:href="../Images/AРМІЯINFORM/2023-05-25T66-00-00-04-00/5f9a1765.jpg" xlink:type="simple" xlink:show="embed" xlink:actuate="onLoad" draw:mime-type="image/jpeg"/>
</draw:frame>
 ГаннаМаляр. Фото: Назар Волошин / АрміяInform</text:p>
      <text:p text:style-name="P4">
Заступник Міністра оборони Ганна Маляр в ексклюзивному<text:a xlink:type="simple" xlink:href="https://www.youtube.com/watch" text:style-name="Internet_20_link" text:visited-style-name="Visited_20_Internet_20_Link">
інтерв`ю</text:a>
 телеканалу Радависловила свою думку щодо важливості військової допомоги Україні від їїпартнерів.</text:p>
      <text:p text:style-name="P4">
— Це не просто військова допомога, а наша можливість вижити як державі.Безумовно, наші Збройні Сили України потужні, командувачі надзвичайно розумні,а українські бійці незламні, проте без зброї виграти цю війну неможливо. Інаразі, якщо ми воюємо із середньовічним варварством, нам потрібнатехнологічна перевага, — зазначила Ганна Маляр.</text:p>
      <text:p text:style-name="P4">
За її словами, така всесвітня підтримка — це безумовно величезна заслугаПрезидента України Володимира Зеленського та Міністра оборони України ОлексіяРезнікова, які є надзвичайно талановитими перемовниками.</text:p>
      <text:p text:style-name="P4">
Ганна Маляр також додала, що Захід дуже добре розуміє, що ми є щитом Європи таборонимо не тільки свою землю, а й кордони Євросоюзу.</text:p>
      <text:p text:style-name="P4">
Source: <text:a xlink:type="simple" xlink:href="https://armyinform.com.ua/2023/05/25/yakshho-my-voyuyemo-iz-serednovichnym-varvarstvom-nam-potribna-tehnologichna-perevaga-ganna-malyar/" text:style-name="Internet_20_link" text:visited-style-name="Visited_20_Internet_20_Link">
https://armyinform.com.ua/2023/05/25/yakshho-my-voyuyemo-iz-serednovichnym-varvarstvom-nam-potribna-tehnologichna-perevaga-ganna-malyar/</text:a>
</text:p>
      <!--NEWS-->
      <text:h text:style-name="P10" text:outline-level="1">
<text:span text:style-name="T4">
«За мужність та відвагу»: Президент України відзначив шість підрозділів Збройних Сил України</text:span>
</text:h>
      <text:p text:style-name="P4">
Author: ['АРМІЯINFORM']</text:p>
      <text:p text:style-name="P4">
Time: 2023-05-25T67:00:00-04:00</text:p>
      <text:p text:style-name="P4">
Description: Президент України Володимир Зеленський відзнаками «За мужність та відвагу» нагородив щ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yro-image-1536x1022-1-1.jpg" text:style-name="Internet_20_link" text:visited-style-name="Visited_20_Internet_20_Link">
zyro-image-1536x1022-1-1.jpg</text:a>
']</text:p>
      <text:p text:style-name="P4">
Tags: ['«ЗА МУЖНІСТЬ ТА ВІДВАГУ»', 'УКАЗ ПРЕЗИДЕНТА УКРАЇНИ']</text:p>
      <text:p text:style-name="P4">
Category: News</text:p>
      <!--METADATA-->
      <text:p text:style-name="P4">
<draw:frame draw:style-name="fr1" draw:name="Image422" text:anchor-type="as-char" svg:width="6.9236in" svg:height="4.604194in" draw:z-index="0">
<draw:image xlink:href="../Images/AРМІЯINFORM/2023-05-25T67-00-00-04-00/zyro-image-1536x1022-1-1.jpg" xlink:type="simple" xlink:show="embed" xlink:actuate="onLoad" draw:mime-type="image/jpeg"/>
</draw:frame>
</text:p>
      <text:p text:style-name="P4">
Президент України Володимир Зеленський відзнаками «За мужність та відвагу»нагородив ще шість підрозділів Збройних Сил України.</text:p>
      <text:p text:style-name="P4">
Відповідні укази №<text:a xlink:type="simple" xlink:href="https://www.president.gov.ua/documents/2892023-46853" text:style-name="Internet_20_link" text:visited-style-name="Visited_20_Internet_20_Link">
289/2023</text:a>
,<text:a xlink:type="simple" xlink:href="https://www.president.gov.ua/documents/2902023-46857" text:style-name="Internet_20_link" text:visited-style-name="Visited_20_Internet_20_Link">
290/2023</text:a>
,<text:a xlink:type="simple" xlink:href="https://www.president.gov.ua/documents/2912023-46845" text:style-name="Internet_20_link" text:visited-style-name="Visited_20_Internet_20_Link">
291/2023</text:a>
<text:a xlink:type="simple" xlink:href="https://www.president.gov.ua/documents/8332022-45133" text:style-name="Internet_20_link" text:visited-style-name="Visited_20_Internet_20_Link">
,</text:a>
<text:a xlink:type="simple" xlink:href="https://www.president.gov.ua/documents/2922023-46837" text:style-name="Internet_20_link" text:visited-style-name="Visited_20_Internet_20_Link">
292/2023</text:a>
,<text:a xlink:type="simple" xlink:href="https://www.president.gov.ua/documents/2932023-46817" text:style-name="Internet_20_link" text:visited-style-name="Visited_20_Internet_20_Link">
293/2023</text:a>
,<text:a xlink:type="simple" xlink:href="https://www.president.gov.ua/documents/2942023-46821" text:style-name="Internet_20_link" text:visited-style-name="Visited_20_Internet_20_Link">
294/2023</text:a>
, опублікованіна сайті Офісу Президента України.</text:p>
      <text:p text:style-name="P4">
Зазначається, що нагороди присвоєно «з метою гідного вшанування мужності тагероїзму, виявлених під час захисту державного суверенітету, незалежності,територіальної цілісності України».</text:p>
      <text:p text:style-name="P4">
<text:span text:style-name="T4">
Почесною відзнакою «За мужність та відвагу» відзначено:</text:span>
</text:p>
      <ol>
        <li>
Командування морської піхоти Військово-Морських Сил Збройних Сил України.  2. 406-му окрему артилерійську бригаду імені генерал-хорунжого Олексія Алмазова Командування морської піхоти Військово-Морських Сил Збройних Сил України.  3. 35-ту окрему бригаду морської піхоти імені контр-адмірала Михайла Остроградського Командування морської піхоти Військово-Морських Сил Збройних Сил України.  4. 18-й окремий батальйон морської піхоти 35 окремої бригади морської піхоти імені контр-адмірала Михайла Остроградського Командування морської піхоти Військово-Морських Сил Збройних Сил України.  5. 137-й окремий батальйон морської піхоти 35 окремої бригади морської піхоти імені контр-адмірала Михайла Остроградського Командування морської піхоти Військово-Морських Сил Збройних Сил України.  6. 140-й окремий розвідувальний батальйон Командування морської піхоти Військово-Морських Сил Збройних Сил України.</li>
      </ol>
      <text:p text:style-name="P4">
Source: <text:a xlink:type="simple" xlink:href="https://armyinform.com.ua/2023/05/25/za-muzhnist-ta-vidvagu-prezydent-ukrayiny-vidznachyv-shist-pidrozdiliv-zbrojnyh-syl-ukrayiny/" text:style-name="Internet_20_link" text:visited-style-name="Visited_20_Internet_20_Link">
https://armyinform.com.ua/2023/05/25/za-muzhnist-ta-vidvagu-prezydent-ukrayiny-vidznachyv-shist-pidrozdiliv-zbrojnyh-syl-ukrayiny/</text:a>
</text:p>
      <!--NEWS-->
      <text:h text:style-name="P10" text:outline-level="1">
<text:span text:style-name="T4">
Заступник Міністра оборони Ганна Маляр взяла участь у міжнародній конференції з питань оборони та безпеки</text:span>
</text:h>
      <text:p text:style-name="P4">
Author: ['АРМІЯINFORM']</text:p>
      <text:p text:style-name="P4">
Time: 2023-05-25T68:00:00-04:00</text:p>
      <text:p text:style-name="P4">
Description: На тлі широкомасштабної збройної агресії російської федерації проти України ще більш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whatsapp-image-2023-05-25-at-10.35.50-1.jpeg" text:style-name="Internet_20_link" text:visited-style-name="Visited_20_Internet_20_Link">
whatsapp-image-2023-05-25-at-10.35.50-1.jpeg</text:a>
', '<text:a xlink:type="simple" xlink:href="https://armyinform.com.ua/wp-content/uploads/2023/05/whatsapp-image-2023-05-25-at-10.35.49.jpeg" text:style-name="Internet_20_link" text:visited-style-name="Visited_20_Internet_20_Link">
whatsapp-image-2023-05-25-at-10.35.49.jpeg</text:a>
', '<text:a xlink:type="simple" xlink:href="https://armyinform.com.ua/wp-content/uploads/2023/05/03_ukr-scaled.jpg" text:style-name="Internet_20_link" text:visited-style-name="Visited_20_Internet_20_Link">
03_ukr-scaled.jpg</text:a>
', '<text:a xlink:type="simple" xlink:href="https://armyinform.com.ua/wp-content/uploads/2023/05/whatsapp-image-2023-05-25-at-10.35.50.jpeg" text:style-name="Internet_20_link" text:visited-style-name="Visited_20_Internet_20_Link">
whatsapp-image-2023-05-25-at-10.35.50.jpeg</text:a>
', '<text:a xlink:type="simple" xlink:href="https://armyinform.com.ua/wp-content/uploads/2022/09/e2teus-c4x3x50px50p-c4x3x50px50p-9e8d88dd767753d844f8f51373962f03.jpg" text:style-name="Internet_20_link" text:visited-style-name="Visited_20_Internet_20_Link">
e2teus-c4x3x50px50p-c4x3x50px50p-9e8d88dd767753d844f8f51373962f03.jpg</text:a>
', '<text:a xlink:type="simple" xlink:href="https://armyinform.com.ua/wp-content/uploads/2023/05/whatsapp-image-2023-05-25-at-10.35.49-2.jpeg" text:style-name="Internet_20_link" text:visited-style-name="Visited_20_Internet_20_Link">
whatsapp-image-2023-05-25-at-10.35.49-2.jpeg</text:a>
', '<text:a xlink:type="simple" xlink:href="https://armyinform.com.ua/wp-content/uploads/2023/05/bachmutas-92544239.jpg" text:style-name="Internet_20_link" text:visited-style-name="Visited_20_Internet_20_Link">
bachmutas-92544239.jpg</text:a>
', '<text:a xlink:type="simple" xlink:href="https://armyinform.com.ua/wp-content/uploads/2023/05/whatsapp-image-2023-05-25-at-10.35.49-3.jpeg" text:style-name="Internet_20_link" text:visited-style-name="Visited_20_Internet_20_Link">
whatsapp-image-2023-05-25-at-10.35.49-3.jpeg</text:a>
', '<text:a xlink:type="simple" xlink:href="https://armyinform.com.ua/wp-content/uploads/2023/05/b208f8b8aca00e46ae60941bdf4dba4b_1680693297-scaled.jpeg" text:style-name="Internet_20_link" text:visited-style-name="Visited_20_Internet_20_Link">
b208f8b8aca00e46ae60941bdf4dba4b_1680693297-scaled.jpeg</text:a>
']</text:p>
      <text:p text:style-name="P4">
Tags: ['ГАННА МАЛЯР', 'ДОПОМОГА ПАРТНЕРІВ']</text:p>
      <text:p text:style-name="P4">
Category: News</text:p>
      <!--METADATA-->
      <text:p text:style-name="P4">
<draw:frame draw:style-name="fr1" draw:name="Image423" text:anchor-type="as-char" svg:width="6.9236in" svg:height="4.61393in" draw:z-index="0">
<draw:image xlink:href="../Images/AРМІЯINFORM/2023-05-25T68-00-00-04-00/whatsapp-image-2023-05-25-at-10.35.50-1.jpeg" xlink:type="simple" xlink:show="embed" xlink:actuate="onLoad" draw:mime-type="image/jpeg"/>
</draw:frame>
</text:p>
      <text:p text:style-name="P4">
<text:span text:style-name="T5">
На тлі широкомасштабної збройної агресії російської федерації проти Українище більшої актуальності набули питання щодо побудови міцної європейсько-атлантичної архітектури безпеки. І саме визначенню основних напрямківдіяльності у секторі оборони була присвячена найбільша конференція уЦентральній та Східній Європі</text:span>
 <text:span text:style-name="T5">
Defence</text:span>
 <text:span text:style-name="T5">
24</text:span>
 <text:span text:style-name="T5">
Day</text:span>
 <text:span text:style-name="T5">
, що відбулася у столиціПольщі Варшаві.</text:span>
</text:p>
      <text:p text:style-name="P4">
<text:span text:style-name="T5">
Звісно, що з урахуванням того, яку відчайдушну та кровопролитну боротьбу ниніведе з російськими агресорами наша країна, головна увага учасників міжнародноїконференції була прикута саме до питань, пов’язаних з героїчним опоромукраїнського народу. І в цьому сенсі нашим іноземним партнерам було дужецікаво й актуально почути думку й конкретні змістовні пропозиції заступникаМіністра оборони України Ганни Маляр.</text:span>
</text:p>
      <text:h text:style-name="P12" text:outline-level="3">
<text:span text:style-name="T4">
<text:span text:style-name="T4">
Про «антипутіністів» та гібридний вплив з боку росіян</text:span>
</text:span>
</text:h>
      <text:p text:style-name="P4">
На її переконання, наслідком російської агресії проти вільної і незалежноїУкраїни став сам факт того, що так званий східний сусід так і не спромігсяподолати в собі дух імперіалізму. І, попри те, що минуло понад 30 років змоменту розпаду радянського союзу, російські імперці й досі не можутьзмиритися з цим об’єктивним історичним фактом, вважають Україну найліпшимшматком колишнього срср та шляхом її завоювання намагаються відновити своюнедоімперію.</text:p>
      <text:p text:style-name="P4">
<draw:frame draw:style-name="fr1" draw:name="Image424" text:anchor-type="as-char" svg:width="6.9236in" svg:height="4.61393in" draw:z-index="0">
<draw:image xlink:href="../Images/AРМІЯINFORM/2023-05-25T68-00-00-04-00/whatsapp-image-2023-05-25-at-10.35.49.jpeg" xlink:type="simple" xlink:show="embed" xlink:actuate="onLoad" draw:mime-type="image/jpeg"/>
</draw:frame>
</text:p>
      <text:p text:style-name="P4">
За словами Ганни Маляр, у своєму прагненні рф використовує будь-які методи,зокрема, намагається впливати на європейців через фінансування політичнихпартій.</text:p>
      <text:p text:style-name="P4">
—Так, коли росіянам потрібна певна лояльність своїм відверто варварським діям,вони її прагнуть отримати за гроші. А згодом виявляється, що якась політичнапартія або навіть якесь псевдо-культурне середовище підтримує злочинні діїросії. Це такий, я би сказала, гібридний підхід щодо впливу на думкусуспільства або ключовий інструмент, який використовує агресор для розколупозицій європейського та українського суспільства у питаннях оборони йбезпеки. Мотив росіян зрозумілий: вони намагаються довести європейському абоамериканському суспільству, що Україна є ненадійним партнером. Що, мовляв,наша країна не використовує за призначенням зброю, яку передають нам західніпартнери, продає кудись ті ж «хаймарси» тощо. Справжні фахівці — військові,політики, дипломати — розуміють, що це відверта маячня. А от у звичайногоамериканця, або європейця через такий проросійський вплив можуть виникнутисумніви з приводу того, чи дійсно уряд моєї держави, якій я сплачую податки,виділяє Україні допомогу за призначенням? Чи не ховає цю допомогу Україна «вкущах»? — наголосила заступник Міністра оборони України.</text:p>
      <text:p text:style-name="P4">
Звісно, що своєю промовою Ганна Маляр не просто констатувала факт одного ізнапрямів підривної діяльності з боку рф. Передусім, вона нагадала учасникамконференції, що і в європейських країнах, і в Америці та в самій Україніросіяни роками вирощували та фінансували так званих експертів, які нібито всежиття виступали проти путіна, а зараз, коли триває широкомасштабна війна, вонивже чомусь стали на його бік, і при цьому користуються довірою мільйонівгромадян. Тому, на її думку, щоб росія не могла використовувати цей гібриднийінформаційний інструмент впливу через вільний доступ до інформаційногопростору країн з розвиненою демократією, Західний світ мусить бути максимальноуважним та сконсолідованим у боротьбі з тоталітарною росією та не дати їйперемогти.</text:p>
      <text:h text:style-name="P12" text:outline-level="3">
<text:span text:style-name="T4">
<text:span text:style-name="T4">
Про феномен сили українців</text:span>
</text:span>
</text:h>
      <text:p text:style-name="P4">
<draw:frame draw:style-name="fr1" draw:name="Image425" text:anchor-type="as-char" svg:width="6.9236in" svg:height="4.511879in" draw:z-index="0">
<draw:image xlink:href="../Images/AРМІЯINFORM/2023-05-25T68-00-00-04-00/03_ukr-scaled.jpg" xlink:type="simple" xlink:show="embed" xlink:actuate="onLoad" draw:mime-type="image/jpeg"/>
</draw:frame>
Фото: poglyad.tv</text:p>
      <text:p text:style-name="P4">
Що стосується самого факту широкомасштабного вторгнення рф на територіюУкраїни, то, як наголосила заступник Міністра оборони, такий крок інакше, яквеликою дурістю з боку росіян, назвати не можна. Адже, починаючи з 2014 року,коли розпочалися бойові дії проти російських загарбників на сході нашоїкраїни, українське військо набуло колосального бойового досвіду. Це малозупинити ворога від подібної авантюри й безумства, й українці були впевнені,що росіяни добре усвідомлюють, що нас подолати не можна, що ми все однепереможемо їх.</text:p>
      <text:p text:style-name="P4">
—Краще б вони спочатку згадали нашу історію. Приміром, в цих же радянськихв’язницях переважна більшість з-поміж політв’язнів були українцями, які нескорялися тоталітарній радянській системі впродовж всіх понад 70 років їїіснування та своєю боротьбою доводили, що ми не раби. Але тим не менш торікрозпочалася дуже страшна війна, яку ніколи уявити було неможливо і до якоїнеможливо було підготуватися людям, які є не якимись дикунами, а носіямикультури та цивілізації. Сьогодні Україна є об’єктом. Наші воїни загартовані вбоях з росією. А феномен сили українців складається з цілого комплексу різнихявищ, факторів та обставин, — підкреслила Ганна Маляр.</text:p>
      <text:h text:style-name="P12" text:outline-level="3">
<text:span text:style-name="T4">
<text:span text:style-name="T4">
Про Президента, Уряд та відхід від бюрократії</text:span>
</text:span>
</text:h>
      <text:p text:style-name="P4">
Але будь-яка нація вважається сильною, коли на чолі держави перебувають люди зсильним, незламним характером. В цьому контексті під час конференції заступникМіністра оборони повідомила, що саме до таких людей належать і ПрезидентУкраїни, і представники нашого Уряду. Зокрема, сильною стороною ВолодимираЗеленського є те, що він є представником нового покоління, не звик мислитибюрократичними шаблонами та внутрішньо є бійцем, в якого є мета врятуватидержаву, і своїм прикладом він надихає на це всіх українців.</text:p>
      <text:p text:style-name="P4">
<draw:frame draw:style-name="fr1" draw:name="Image426" text:anchor-type="as-char" svg:width="6.9236in" svg:height="4.61393in" draw:z-index="0">
<draw:image xlink:href="../Images/AРМІЯINFORM/2023-05-25T68-00-00-04-00/whatsapp-image-2023-05-25-at-10.35.50.jpeg" xlink:type="simple" xlink:show="embed" xlink:actuate="onLoad" draw:mime-type="image/jpeg"/>
</draw:frame>
</text:p>
      <text:p text:style-name="P4">
—Я сама неодноразово була свідком того, в якій невимушеній обстановці вінспілкується з воїнами на передовій. І після цього люди ще з більшим натхненнямідуть у бій з ворогом. Саме він першим на початку широкомасштабногоросійського вторгнення показав приклад своєї сміливості, що надихнуло всіхукраїнців на боротьбу з агресором, — зазначила Ганна Маляр.</text:p>
      <text:h text:style-name="P12" text:outline-level="3">
<text:span text:style-name="T4">
<text:span text:style-name="T4">
Про захисників України та історичний шанс перемогти росію</text:span>
</text:span>
</text:h>
      <text:p text:style-name="P4">
Безперечним є сам факт того, що ще до початку широкомасштабної війни зросіянами, в українському війську проходили службу потужні професійнівійськові, багато з яких свого часу пройшли навчання за стандартами НАТО.Завдяки цьому за рівнем підготовки вони значно переважають росіян. Але великеросійське вторгнення вимагає постійного поповнення людськими ресурсами. Ісьогодні в окопах під Бахмутом та на інших ділянках російсько-українськогофронту перебувають представники багатьох суто цивільних професій — фермери,доктори наук, власники бізнесу, співаки…</text:p>
      <text:p text:style-name="P4">
<draw:frame draw:style-name="fr1" draw:name="Image427" text:anchor-type="as-char" svg:width="6.9236in" svg:height="5.1927in" draw:z-index="0">
<draw:image xlink:href="../Images/AРМІЯINFORM/2023-05-25T68-00-00-04-00/e2teus-c4x3x50px50p-c4x3x50px50p-9e8d88dd767753d844f8f51373962f03.jpg" xlink:type="simple" xlink:show="embed" xlink:actuate="onLoad" draw:mime-type="image/jpeg"/>
</draw:frame>
</text:p>
      <text:p text:style-name="P4">
— Загалом — це сотні тисяч мобілізованих осіб. І сьогодні їх всіх єднає те, щонарешті у всіх нас з’явився історичний шанс поставити крапку в оцих 400 рокахбезперервних війн. Як кажуть, зараз для цього у нас зійшлися всі зірки. У насє потужне військо, немає політичних чвар, які завжди знищували нашу державу,та нарешті нам вдалося деблокувати підривну діяльність російських спецслужб, —поінформувала присутніх Ганна Маляр.</text:p>
      <text:p text:style-name="P4">
На її думку, такої єдності, як зараз, щодо протидії росії ще ніколи не було. Ізараз ми разом проходимо той історичний пік, коли з’явився реальний шансспільним ривком нарешті покінчити з цією країною агресором. Всі передумови дляцього є. Нема кого боятися. Приміром, українське військове керівництвонабагато професійніше, ніж російське. Ми плануємо бойові операції за сучасниминатівськими стандартами, а вони — за старими радянськими. У нас і бюрократії увійську менше і набагато більше свободи щодо ухвалення рішень представникаминижчих командних ланок.</text:p>
      <text:p text:style-name="P4">
— Так, росіяни це вже усвідомили, і намагаються щось змінити в цьому напрямку,але це їм не вдається, — констатувала заступник Міністра оборони України.</text:p>
      <text:h text:style-name="P12" text:outline-level="3">
<text:span text:style-name="T4">
<text:span text:style-name="T4">
Про нашу єдність та російські наративи</text:span>
</text:span>
</text:h>
      <text:p text:style-name="P4">
У той же час, вона ще раз застерегла присутніх, що, зазнаючи поразки увійськовому аспекті, росіяни намагаються діяти гібридними методами з метоюруйнування союзів держав, які є противагою росії. І в цьому сенсі ворогдокладає максимум зусиль, щоб зруйнувати єдність у підтримці Україні, як збоку країн ЄС, так і з боку НАТО.</text:p>
      <text:p text:style-name="P4">
<draw:frame draw:style-name="fr1" draw:name="Image428" text:anchor-type="as-char" svg:width="6.9236in" svg:height="4.61393in" draw:z-index="0">
<draw:image xlink:href="../Images/AРМІЯINFORM/2023-05-25T68-00-00-04-00/whatsapp-image-2023-05-25-at-10.35.49-2.jpeg" xlink:type="simple" xlink:show="embed" xlink:actuate="onLoad" draw:mime-type="image/jpeg"/>
</draw:frame>
</text:p>
      <text:p text:style-name="P4">
— Приміром, росіяни побачили, наскільки потужно у ці складні часи Польщадопомагає Україні й наскільки це стратегічно підсилює нас з вами. Але для нихдобросусідські партнерські польсько-українські відносини є загрозою. Через тевони використовують будь-які методи, щоб посварити наші багатомільйоннінароди. Приміром, починають розповідати, що поляки не задоволені поведінкоюукраїнців, які через війну вирушили до Польщі. У відповідь у тих же соцмережахукраїнець може неприємно висловитися на адресу поляків. Тобто росія запускаєвсілякі наративи, які можуть налаштовувати нас одне проти одного. Зокрема,занурюються і в експертні дискусії щодо нашого минулого та намагаютьсястверджувати, що ми знову стали антагоністами. Тобто вони працюють черезсуспільство, бо саме воно є рушійною силою влади. Але українці стали набагатоміцнішими в інформаційному просторі, розуміють, у який спосіб діє російськапропаганда і не вірять в ці наративи. І дуже важливо, щоб це добреусвідомлювали й поляки. Наше головне завдання — бути стійкими в цьомуінформаційному просторі і постійно пояснювати людям, щоб вони не сприймали ціпровокації. Адже ми є дружніми народами і разом ми сильні! — підкреслила ГаннаМаляр.</text:p>
      <text:h text:style-name="P12" text:outline-level="3">
<text:span text:style-name="T4">
<text:span text:style-name="T4">
Про оборону Бахмута та звільнення територій</text:span>
</text:span>
</text:h>
      <text:p text:style-name="P4">
Під час міжнародної конференції з питань оборони та безпеки заступник Міністраоборони України також поспілкувалася з представниками мас-медіа. Звісно, щопередусім журналістів цікавили питання щодо ведення контрнаступальних таоборонних дій українськими Силами оборони.</text:p>
      <text:p text:style-name="P4">
<draw:frame draw:style-name="fr1" draw:name="Image429" text:anchor-type="as-char" svg:width="6.9236in" svg:height="4.615733in" draw:z-index="0">
<draw:image xlink:href="../Images/AРМІЯINFORM/2023-05-25T68-00-00-04-00/bachmutas-92544239.jpg" xlink:type="simple" xlink:show="embed" xlink:actuate="onLoad" draw:mime-type="image/jpeg"/>
</draw:frame>
Фото: AP / Scanpix</text:p>
      <text:p text:style-name="P4">
В цьому контексті Ганна Маляр пояснила, що загалом із початкомширокомасштабного російського вторгнення наша країна знаходиться в станіоборони, яка своєю чергою включає різні заходи. І якщо на сході державиукраїнські військові переважно обороняються від російської навали, то набагатьох інших напрямках здійснюють активні штурмові та наступальні дії.</text:p>
      <text:p text:style-name="P4">
За її словами, оборона Бахмута залишається окремою й героїчною сторінкою усучасній історії України та найдорожчою битвою для російських загарбників, яківже зазнали там великих втрат у зброї, техніці та особовому складі.</text:p>
      <text:p text:style-name="P4">
— Вони і зараз концентрують там велику кількість свого війська, бо для нихБахмут є важливим щодо продовження руху вглиб нашої території з метою виходуна адміністративні кордони Донеччини. Так, зараз вони контролюють більшучастину міста. Але українські воїни продовжують чинити агресору потужний опірта, займаючи панівні позиції по флангах довкола Бахмута, не дають йомупросуватися вперед, — відповіла Ганна Маляр.</text:p>
      <text:p text:style-name="P4">
Вона також наголосила, що битва за Бахмут дозволила українцям вирішити кількаважливих у військовому аспекті завдань. Зокрема, завдяки обороні міста, щотривала з літа минулого року, вдалося завдати великих втрат ворогу та розбитиодне із найпрофесійніших його угруповань з-поміж найманців пвк «вагнер». А по-друге, це дало змогу зменшити наступальний потенціал росіян, які,сконцентрувавши свої зусилля саме там, не могли його використовувати на іншихнапрямках.</text:p>
      <text:p text:style-name="P4">
—А загалом ми не ділимо наші землі «на більш важливі». Для нас кожний їїкілометр є рідним і стратегічно важливим, бо наша кінцева мета полягає узвільненні всіх тимчасово окупованих територій. Тому, безумовно, ми будеморухатися тільки вперед, — наголосила заступник Міністра оборони України.</text:p>
      <text:h text:style-name="P12" text:outline-level="3">
<text:span text:style-name="T4">
<text:span text:style-name="T4">
Про потребу у зброї та ворожі ракетні атаки</text:span>
</text:span>
</text:h>
      <text:p text:style-name="P4">
Водночас для прискорення цього процесу Україні потрібно багато зброї. І,відповідаючи на запитання журналістів, Ганна Маляр розповіла, що середпріоритетів — отримання сучасного далекобійного озброєння щодо кількості якогов росії, на жаль, сьогодні ще є перевага.</text:p>
      <text:p text:style-name="P4">
<draw:frame draw:style-name="fr1" draw:name="Image430" text:anchor-type="as-char" svg:width="6.9236in" svg:height="4.61393in" draw:z-index="0">
<draw:image xlink:href="../Images/AРМІЯINFORM/2023-05-25T68-00-00-04-00/whatsapp-image-2023-05-25-at-10.35.49-3.jpeg" xlink:type="simple" xlink:show="embed" xlink:actuate="onLoad" draw:mime-type="image/jpeg"/>
</draw:frame>
</text:p>
      <text:p text:style-name="P4">
Крім того, за її словами, сьогодні росіяни мають змогу запускати ракети повсій території України.</text:p>
      <text:p text:style-name="P4">
— І таких ракет буває по сто на день. Щоб закрити небо та убезпечити цивільненаселення, нам потрібні потужні протиракетні комплекси та сучасна бойоваавіація, наявність яких дозволить нам переломити хід війни. І ми будемо дужевдячні за надання такої конче потрібної допомоги, — висловилася заступникМіністра оборони України.</text:p>
      <text:h text:style-name="P12" text:outline-level="3">
<text:span text:style-name="T4">
<text:span text:style-name="T4">
Про Польщу, яка пізнається у біді, та спільну протидію агресору</text:span>
</text:span>
</text:h>
      <text:p text:style-name="P4">
Звичайно, що і в цьому, і в гуманітарному аспектах Україна дуже цінує допомогуз боку багатьох європейських країн та і окремо вдячна за це такому великомудругу і стратегічному нашому партнеру, як Польща.</text:p>
      <text:p text:style-name="P4">
<draw:frame draw:style-name="fr1" draw:name="Image431" text:anchor-type="as-char" svg:width="6.9236in" svg:height="4.615733in" draw:z-index="0">
<draw:image xlink:href="../Images/AРМІЯINFORM/2023-05-25T68-00-00-04-00/b208f8b8aca00e46ae60941bdf4dba4b_1680693297-scaled.jpeg" xlink:type="simple" xlink:show="embed" xlink:actuate="onLoad" draw:mime-type="image/jpeg"/>
</draw:frame>
Фото:Офіс Президента України</text:p>
      <text:p text:style-name="P4">
— У нас, українців, є така приказка: «друг пізнається в біді». У надскладнийдля нашої країни час Польща підставило нам своє плече та дала притулокукраїнцям, які були вимушені тікати від ракетних обстрілів і донині, поки унас триває війна, перебувають в цій дружній країні. Без перебільшення, для насдуже важливо підтримувати дружні стосунки з Польщею. Я завжди використовуюбудь-який привід знаходження у цій країні, щоб подякувати полякам за величезнудопомогу Україні. І, звісно, залюбки відгукнулася на пропозицію взяти участь унайбільшій конференції в Центральній та Східній Європі з питань оборони табезпеки. Адже це дає змогу зміцнювати наші зв’язки та посилювати нашуспівпрацю на тлі широкомасштабного вторгнення росії, загроза з боку якої існуєне лише для нашої країни, а й для всього європейського простору. Поки мирозвивали цивілізацію, культуру, права людини, росія озброювалася. Томусамотужки перемогти її важко, ми повинні об’єднуватися у боротьбі з такимворогом. І протидія агресору має бути комплексною — і військовою, і вполітичному, культурному, інформаційному та кібернетичному просторі, —підсумувала Ганна Маляр.</text:p>
      <text:p text:style-name="P4">
Підготував Вячеслав Діордієв</text:p>
      <text:p text:style-name="P4">
Source: <text:a xlink:type="simple" xlink:href="https://armyinform.com.ua/2023/05/25/malyar-vzyala-uchast-u-mizhnarodnij-konferencziyi-z-pytan-oborony-ta-bezpeky/" text:style-name="Internet_20_link" text:visited-style-name="Visited_20_Internet_20_Link">
https://armyinform.com.ua/2023/05/25/malyar-vzyala-uchast-u-mizhnarodnij-konferencziyi-z-pytan-oborony-ta-bezpeky/</text:a>
</text:p>
      <!--NEWS-->
      <text:h text:style-name="P10" text:outline-level="1">
<text:span text:style-name="T4">
До управління Міноборони повернута земельна ділянка у Борисполі вартістю 97,8 млн гривень</text:span>
</text:h>
      <text:p text:style-name="P4">
Author: ['АРМІЯINFORM']</text:p>
      <text:p text:style-name="P4">
Time: 2023-05-25T69:00:00-04:00</text:p>
      <text:p text:style-name="P4">
Description: Господарський суд Київської області за участі Дарницької спецпрокуратури задовільн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9/77acfef9ac002e47cfc3020e10de49c60959d638.jpg" text:style-name="Internet_20_link" text:visited-style-name="Visited_20_Internet_20_Link">
77acfef9ac002e47cfc3020e10de49c60959d638.jpg</text:a>
']</text:p>
      <text:p text:style-name="P4">
Tags: ['ЗЕМЛІ ОБОРОНИ', 'СПЕЦІАЛІЗОВАНА ПРОКУРАТУРА У ВІЙСЬКОВІЙ ТА ОБОРОННІЙ СФЕРІ']</text:p>
      <text:p text:style-name="P4">
Category: News</text:p>
      <!--METADATA-->
      <text:p text:style-name="P4">
<draw:frame draw:style-name="fr1" draw:name="Image432" text:anchor-type="as-char" svg:width="6.9236in" svg:height="4.615733in" draw:z-index="0">
<draw:image xlink:href="../Images/AРМІЯINFORM/2023-05-25T69-00-00-04-00/77acfef9ac002e47cfc3020e10de49c60959d638.jpg" xlink:type="simple" xlink:show="embed" xlink:actuate="onLoad" draw:mime-type="image/jpeg"/>
</draw:frame>
</text:p>
      <text:p text:style-name="P4">
Господарський суд Київської області за участі Дарницької спецпрокуратуризадовільнив позов Міністерства оборони України та скасував рішенняБориспільської міськради про передачу земельної ділянки площею 2,4 га у м.Бориспіль.</text:p>
      <text:p text:style-name="P4">
Про це<text:a xlink:type="simple" xlink:href="https://vppnr.gp.gov.ua/ua/news.html" text:style-name="Internet_20_link" text:visited-style-name="Visited_20_Internet_20_Link">
повідомляє</text:a>
пресслужба Спеціалізованої прокуратури у військовій та оборонній сферіЦентрального регіону.</text:p>
      <text:p text:style-name="P4">
У 2020 році, всупереч вимогам Земельного кодексу України, Закону України «Провикористання земель оборони» Бориспільською міською радою було ухваленорішення про надання дозволу територіальній громаді міста на розробку проєктуземлеустрою щодо відведення земельної ділянки площею 2,4 га у м. Бориспіль длябудівництва та обслуговування об’єктів рекреаційного призначення.</text:p>
      <text:p text:style-name="P4">
Проте ця земельна ділянка входить до складу земель оборони та належитьвійськовій частині. З метою захисту інтересів держави у справу вступилипрокурори Дарницької спеціалізованої прокуратури Центрального регіону.</text:p>
      <text:p text:style-name="P4">
За втручання спецпрокуратури попереджено вибуття земельної ділянки з державноївласності за цільовим призначенням для потреб оборони, оціночною вартістю 97,8млн гривень.</text:p>
      <text:p text:style-name="P4">
Source: <text:a xlink:type="simple" xlink:href="https://armyinform.com.ua/2023/05/25/do-upravlinnya-minoborony-povernuta-zemelna-dilyanka-u-boryspoli-vartistyu-978-mln-gryven/" text:style-name="Internet_20_link" text:visited-style-name="Visited_20_Internet_20_Link">
https://armyinform.com.ua/2023/05/25/do-upravlinnya-minoborony-povernuta-zemelna-dilyanka-u-boryspoli-vartistyu-978-mln-gryven/</text:a>
</text:p>
      <!--NEWS-->
      <text:h text:style-name="P10" text:outline-level="1">
<text:span text:style-name="T4">
Ми повинні навчитися захищати насамперед самі себе — Ганна Маляр</text:span>
</text:h>
      <text:p text:style-name="P4">
Author: ['АРМІЯINFORM']</text:p>
      <text:p text:style-name="P4">
Time: 2023-05-25T70:00:00-04:00</text:p>
      <text:p text:style-name="P4">
Description: Про це сказала заступник Міністра оборони України Ганна Маляр під час інтерв’ю телеканал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malyar-ganna-1.jpg" text:style-name="Internet_20_link" text:visited-style-name="Visited_20_Internet_20_Link">
malyar-ganna-1.jpg</text:a>
']</text:p>
      <text:p text:style-name="P4">
Tags: ['ГАННА МАЛЯР']</text:p>
      <text:p text:style-name="P4">
Category: News</text:p>
      <!--METADATA-->
      <text:p text:style-name="P4">
<draw:frame draw:style-name="fr1" draw:name="Image433" text:anchor-type="as-char" svg:width="6.9236in" svg:height="5.532059in" draw:z-index="0">
<draw:image xlink:href="../Images/AРМІЯINFORM/2023-05-25T70-00-00-04-00/malyar-ganna-1.jpg" xlink:type="simple" xlink:show="embed" xlink:actuate="onLoad" draw:mime-type="image/jpeg"/>
</draw:frame>
</text:p>
      <text:p text:style-name="P4">
Про це сказала заступник Міністра оборони України Ганна Маляр під час інтерв’ютелеканалу «Рада».</text:p>
      <text:p text:style-name="P4">
Відповідаючи на запитання журналістів про перспективи членства України в НАТО,вона зауважила, що наше прагнення до Альянсу вже зіграло свою важливу роль уцій війні.</text:p>
      <text:p text:style-name="P4">
— Тому що ми не на папері й не для галочки досягали стандартів НАТО, — сказалазаступник Міністра оборони. — Ті стандарти НАТО, які в нас виконані за планомвступу, виконані реально. І наші Збройні Сили натреновані дійсно застандартами НАТО.</text:p>
      <text:p text:style-name="P4">
Але, за словами Ганни Маляр, ми повинні ставати сильними, незалежно від,безумовно, дуже потрібної коаліції та підтримки інших країн.</text:p>
      <text:p text:style-name="P4">
— Україна мусить, і в нас немає іншого шляху, ставати сильною у воєнномурозумінні самостійно. Ми повинні навчитися захищати насамперед самі себе, —сказала Ганна Маляр. — Тобто ми повинні стати потужними щодо озброєння, щодопідготовки нашої армії і взагалі щодо підготовки всього населення України.</text:p>
      <text:p text:style-name="P4">
Source: <text:a xlink:type="simple" xlink:href="https://armyinform.com.ua/2023/05/25/my-povynni-navchytysya-zahyshhaty-nasampered-sami-sebe-ganna-malyar/" text:style-name="Internet_20_link" text:visited-style-name="Visited_20_Internet_20_Link">
https://armyinform.com.ua/2023/05/25/my-povynni-navchytysya-zahyshhaty-nasampered-sami-sebe-ganna-malyar/</text:a>
</text:p>
      <!--NEWS-->
      <text:h text:style-name="P10" text:outline-level="1">
<text:span text:style-name="T4">
Фінляндія направила Україні новий пакет військової допомоги на суму 109 млн євро</text:span>
</text:h>
      <text:p text:style-name="P4">
Author: ['АРМІЯINFORM']</text:p>
      <text:p text:style-name="P4">
Time: 2023-05-25T71:00:00-04:00</text:p>
      <text:p text:style-name="P4">
Description: Фінляндія відправила Україні 16-й пакет військової допомоги.    Про це повідомля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ztcfnhx0aaijgg.jpg" text:style-name="Internet_20_link" text:visited-style-name="Visited_20_Internet_20_Link">
fztcfnhx0aaijgg.jpg</text:a>
']</text:p>
      <text:p text:style-name="P4">
Tags: ['БОЄПРИПАСИ ДЛЯ УКРАЇНИ', 'ВІЙСЬКОВА ДОПОМОГА УКРАЇНІ', 'ФІНЛЯНДІЯ']</text:p>
      <text:p text:style-name="P4">
Category: News</text:p>
      <!--METADATA-->
      <text:p text:style-name="P4">
<draw:frame draw:style-name="fr1" draw:name="Image434" text:anchor-type="as-char" svg:width="6.9236in" svg:height="3.894525in" draw:z-index="0">
<draw:image xlink:href="../Images/AРМІЯINFORM/2023-05-25T71-00-00-04-00/fztcfnhx0aaijgg.jpg" xlink:type="simple" xlink:show="embed" xlink:actuate="onLoad" draw:mime-type="image/jpeg"/>
</draw:frame>
</text:p>
      <text:p text:style-name="P4">
Фінляндія відправила Україні 16-й пакет військової допомоги.</text:p>
      <text:p text:style-name="P4">
Про це<text:a xlink:type="simple" xlink:href="https://www.defmin.fi/ajankohtaista/tiedotteet_ja_uutiset/suomi_lahettaa_ukrainalle_lisaa_puolustustarvikeapua.13644.news#fcd0d98b" text:style-name="Internet_20_link" text:visited-style-name="Visited_20_Internet_20_Link">
повідомляє</text:a>
пресслужба Міністерства оборони Фінляндії.</text:p>
      <text:p text:style-name="P4">
Пакет містить зенітне озброєння та боєприпаси на суму 109 млн євро.</text:p>
      <text:p text:style-name="P4">
«Фінляндія продовжує підтримувати Україну разом з нашими міжнароднимипартнерами. Вартість усіх наданих Фінляндією пакетів військової допомоги заразстановить 1,1 мільярда євро», — заявив міністр оборони Фінляндії АнттіКайкконен.</text:p>
      <text:p text:style-name="P4">
З оперативних міркувань та з метою безпечної доставки Міноборони Фінляндії ненадає жодних подробиць щодо змісту, способу та термінів доставки допомоги.</text:p>
      <text:p text:style-name="P4">
Раніше в Офісі Президента України повідомляли, що Україна й Фінляндія<text:a xlink:type="simple" xlink:href="https://armyinform.com.ua/2023/05/03/ukrayina-j-finlyandiya-rozpochaly-pidgotovku-16-go-oboronnogo-paketu-duzhe-vazhlyvogo-dlya-ukrayinskogo-zahystu/" text:style-name="Internet_20_link" text:visited-style-name="Visited_20_Internet_20_Link">
розпочали</text:a>
 підготовку 16-го оборонного пакету, дуже важливого длянашого захисту.</text:p>
      <text:p text:style-name="P4">
Source: <text:a xlink:type="simple" xlink:href="https://armyinform.com.ua/2023/05/25/finlyandiya-napravyla-ukrayini-novyj-paket-vijskovoyi-dopomogy-na-sumu-109-mln-yevro/" text:style-name="Internet_20_link" text:visited-style-name="Visited_20_Internet_20_Link">
https://armyinform.com.ua/2023/05/25/finlyandiya-napravyla-ukrayini-novyj-paket-vijskovoyi-dopomogy-na-sumu-109-mln-yevro/</text:a>
</text:p>
      <!--NEWS-->
      <text:h text:style-name="P10" text:outline-level="1">
<text:span text:style-name="T4">
ТЦК та СП на початку війни змогли мобілізувати громадян, які у складі ЗСУ відкинули ворога від Києва та інших міст</text:span>
</text:h>
      <text:p text:style-name="P4">
Author: ['Володимир Поліщук']</text:p>
      <text:p text:style-name="P4">
Time: 2023-05-25T72:00:00-04:00</text:p>
      <text:p text:style-name="P4">
Description: Під час інтерв’ю телеканалу «Рада» заступник Міністра оборони Ганна Маляр у контек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herga-u-vijskomat.jpg" text:style-name="Internet_20_link" text:visited-style-name="Visited_20_Internet_20_Link">
cherga-u-vijskomat.jpg</text:a>
']</text:p>
      <text:p text:style-name="P4">
Tags: ['БИТВА ЗА КИЇВ', 'ГАННА МАЛЯР', 'МОБІЛІЗАЦІЯ', 'ТЦК ТА СП']</text:p>
      <text:p text:style-name="P4">
Category: News</text:p>
      <!--METADATA-->
      <text:p text:style-name="P4">
<draw:frame draw:style-name="fr1" draw:name="Image435" text:anchor-type="as-char" svg:width="6.9236in" svg:height="3.894525in" draw:z-index="0">
<draw:image xlink:href="../Images/AРМІЯINFORM/2023-05-25T72-00-00-04-00/cherga-u-vijskomat.jpg" xlink:type="simple" xlink:show="embed" xlink:actuate="onLoad" draw:mime-type="image/jpeg"/>
</draw:frame>
 Тернопіль, Україна, черга до ТЦК та СП</text:p>
      <text:p text:style-name="P4">
Під час інтерв’ю телеканалу «Рада» заступник Міністра оборони Ганна Маляр уконтексті мобілізації розповіла про комунікацію Міністерства оборони таГенерального штабу Збройних Сил України із потенційними призовниками.</text:p>
      <text:p text:style-name="P4">
— З лютого 2022 року за декілька тижнів довелося мобілізувати сотні тисячлюдей. І, безумовно, що система колишніх військкоматів, а зараз територіальнихцентрів комплектування та соціальної підтримки, не була готова до такогообсягу. Водночас обов’язок захищати свою державу в Конституції прописаний длявсіх громадян України. Звісно, комунікація щодо мобілізаційної кампанії маєбути зрозумілою, з повагою до людини. Також, ми маємо розуміти, що незалежновід того, який десь є хороший чи поганий військком, якщо ти маєш українськийпаспорт — значить у тебе є цей конституційний обов’язок, — зауважила ГаннаМаляр.</text:p>
      <text:p text:style-name="P4">
В окремих ТЦК та СП, коли почалася велика мобілізаційна робота, стали очевидніпевні недопрацювання, котрі призвели до звільнень та інших кадрових змін.</text:p>
      <text:p text:style-name="P4">
Заступник Міністра оборони зазначила, що випадки вимагання хабарів — ганебні йнеприпустимі, та попросила глядачів повідомляти про них на гарячу лініюМіністерства оборони.</text:p>
      <text:p text:style-name="P4">
За її інформацією, керівники обласних ТЦК та СП неодноразово збиралися нанаради, де аналізували результати їхньої роботи, розбирали конфліктніситуації, говорили про те, як слід комунікувати з людьми, аби вони розумілизначення заходів мобілізації для обороноздатності держави.</text:p>
      <text:p text:style-name="P4">
Ганна Маляр зазначила, що на початок війни в нашій країні професійнихвійськових було лише 215 тисяч (решта — цивільні працівники. — <text:span text:style-name="T5">
Ред.</text:span>
 ), алінія фронту простягалася на тисячі кілометрів.</text:p>
      <text:p text:style-name="P4">
Вказуючи на важливість роботи ТЦК та СП, заступник Міністра оборони ГаннаМаляр зауважила, що саме мобілізовані ними українські громадяни, які поповнилилави ЗСУ, склали ту велику патріотичну народну армію, котра дозволила зупинитиагресора й відкинути його від Києва та інших міст і населених пунктів України.</text:p>
      <text:p text:style-name="P4">
Source: <text:a xlink:type="simple" xlink:href="https://armyinform.com.ua/2023/05/25/tczk-ta-sp-na-pochatku-vijny-zmogly-mobilizuvaty-gromadyan-yaki-u-skladi-zsu-vidkynuly-voroga-vid-kyyeva-ta-inshyh-mist/" text:style-name="Internet_20_link" text:visited-style-name="Visited_20_Internet_20_Link">
https://armyinform.com.ua/2023/05/25/tczk-ta-sp-na-pochatku-vijny-zmogly-mobilizuvaty-gromadyan-yaki-u-skladi-zsu-vidkynuly-voroga-vid-kyyeva-ta-inshyh-mist/</text:a>
</text:p>
      <!--NEWS-->
      <text:h text:style-name="P10" text:outline-level="1">
<text:span text:style-name="T4">
Президент України відзначив захисників та захисниць державними нагородами</text:span>
</text:h>
      <text:p text:style-name="P4">
Author: ['АРМІЯINFORM']</text:p>
      <text:p text:style-name="P4">
Time: 2023-05-25T73:00:00-04:00</text:p>
      <text:p text:style-name="P4">
Description: Президент України Володимир Зеленський відзначив державними нагородами україн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213cb444a7b4dddfd13032ccfd9f959_1648215665_extra_large-2.jpeg" text:style-name="Internet_20_link" text:visited-style-name="Visited_20_Internet_20_Link">
3213cb444a7b4dddfd13032ccfd9f959_1648215665_extra_large-2.jpeg</text:a>
']</text:p>
      <text:p text:style-name="P4">
Tags: ['ВІЙНА', 'ДЕРЖАВНІ НАГОРОДИ', 'НАГОРОДЖЕННЯ ВІЙСЬКОВОСЛУЖБОВЦІВ']</text:p>
      <text:p text:style-name="P4">
Category: News</text:p>
      <!--METADATA-->
      <text:p text:style-name="P4">
<draw:frame draw:style-name="fr1" draw:name="Image436" text:anchor-type="as-char" svg:width="6.9236in" svg:height="4.611226in" draw:z-index="0">
<draw:image xlink:href="../Images/AРМІЯINFORM/2023-05-25T73-00-00-04-00/3213cb444a7b4dddfd13032ccfd9f959_1648215665_extra_large-2.jpeg" xlink:type="simple" xlink:show="embed" xlink:actuate="onLoad" draw:mime-type="image/jpeg"/>
</draw:frame>
</text:p>
      <text:p text:style-name="P4">
<text:span text:style-name="T4">
Президент України Володимир Зеленський відзначив державними нагородамиукраїнських військовослужбовців.</text:span>
</text:p>
      <text:p text:style-name="P4">
Відповідний <text:a xlink:type="simple" xlink:href="https://www.president.gov.ua/documents/2962023-46869" text:style-name="Internet_20_link" text:visited-style-name="Visited_20_Internet_20_Link">
Указ№296/2023</text:a>
 опублікованийна сайті глави держави.</text:p>
      <text:p text:style-name="P4">
Зазначається, що нагороди присвоєно «за особисті заслуги у захистіінформаційного простору держави, зразкове виконання службового обов’язку,високий професіоналізм та з нагоди Дня Державної служби спеціального зв’язкута захисту інформації України».</text:p>
      <text:p text:style-name="P4">
<text:span text:style-name="T4">
Нагородити медаллю «За військову службу Україні»</text:span>
</text:p>
      <text:p text:style-name="P4">
ГОЛИЧ Ганну Степанівну — старшого лейтенанта</text:p>
      <text:p text:style-name="P4">
ДОРОШКЕВИЧА Юрія Михайловича — полковника</text:p>
      <text:p text:style-name="P4">
КОВАЛЯ Миколу Васильовича — майора</text:p>
      <text:p text:style-name="P4">
ЛОГАЧОВА Івана Вікторовича — майора</text:p>
      <text:p text:style-name="P4">
<text:span text:style-name="T4">
Нагородити медаллю «За бездоганну службу» ІІІ ступеня</text:span>
</text:p>
      <text:p text:style-name="P4">
БОРСУКА Олександра Олександровича — полковника</text:p>
      <text:p text:style-name="P4">
КИРИЛЛОВУ Ірину Михайлівну — полковника</text:p>
      <text:p text:style-name="P4">
ШАЛЯПІНА Ігоря Вікторовича — полковника</text:p>
      <text:p text:style-name="P4">
<text:span text:style-name="T4">
Нагородити медаллю «Захиснику Вітчизни»</text:span>
</text:p>
      <text:p text:style-name="P4">
ГРИБА Олександра Олександровича — майора</text:p>
      <text:p text:style-name="P4">
КУЦЕНКА Олександра Миколайовича — підполковника</text:p>
      <text:p text:style-name="P4">
МУТОГОРОВА Артема Вальяхметовича — підполковника</text:p>
      <text:p text:style-name="P4">
ПЕТРОВСЬКОГО Сергія Сергійовича — старшого сержанта.</text:p>
      <text:p text:style-name="P4">
Source: <text:a xlink:type="simple" xlink:href="https://armyinform.com.ua/2023/05/25/prezydent-ukrayiny-vidznachyv-zahysnykiv-ta-zahysnycz-derzhavnymy-nagorodamy/" text:style-name="Internet_20_link" text:visited-style-name="Visited_20_Internet_20_Link">
https://armyinform.com.ua/2023/05/25/prezydent-ukrayiny-vidznachyv-zahysnykiv-ta-zahysnycz-derzhavnymy-nagorodamy/</text:a>
</text:p>
      <!--NEWS-->
      <text:h text:style-name="P10" text:outline-level="1">
<text:span text:style-name="T4">
Ми допомогли Україні захистити небо і не припинимо це робити — Ллойд Остін</text:span>
</text:h>
      <text:p text:style-name="P4">
Author: ['АРМІЯINFORM']</text:p>
      <text:p text:style-name="P4">
Time: 2023-05-25T74:00:00-04:00</text:p>
      <text:p text:style-name="P4">
Description: Про це міністр оборони США повідомив на початку 12-ої зустрічі у форматі «Рамштайн».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8aa3744-gettyimages-488503406.jpg" text:style-name="Internet_20_link" text:visited-style-name="Visited_20_Internet_20_Link">
8aa3744-gettyimages-488503406.jpg</text:a>
']</text:p>
      <text:p text:style-name="P4">
Tags: ['STOPRUSSIA', 'АГРЕСІЯ РФ', 'ВІЙНА', 'ВТОРГНЕННЯ РФ', 'ПЕНТАГОН']</text:p>
      <text:p text:style-name="P4">
Category: News</text:p>
      <!--METADATA-->
      <text:p text:style-name="P4">
<draw:frame draw:style-name="fr1" draw:name="Image437" text:anchor-type="as-char" svg:width="6.9236in" svg:height="3.883237in" draw:z-index="0">
<draw:image xlink:href="../Images/AРМІЯINFORM/2023-05-25T74-00-00-04-00/8aa3744-gettyimages-488503406.jpg" xlink:type="simple" xlink:show="embed" xlink:actuate="onLoad" draw:mime-type="image/jpeg"/>
</draw:frame>
 Міністр оборони СШАЛлойд Остін, Фото DoD</text:p>
      <text:p text:style-name="P4">
Про це міністр оборони США<text:a xlink:type="simple" xlink:href="https://www.defense.gov/Multimedia/Videos/videoid/884566/dvpcc/false/#DVIDSVideoPlayer581" text:style-name="Internet_20_link" text:visited-style-name="Visited_20_Internet_20_Link">
повідомив</text:a>
на початку 12-ої зустрічі у форматі «Рамштайн».</text:p>
      <text:p text:style-name="P4">
Зокрема, Остін відзначив успіхи українців у відбитті ворожих ракет.</text:p>
      <text:p text:style-name="P4">
«Ми допомогли Україні захистити небо і не припинимо це робити. Росія не змогладомінувати в українському повітряному просторі, і тому можливостіпротиповітряної оборони знову перебуватимуть у центрі наших сьогоднішніхдискусій», — сказав голова Пентагону.</text:p>
      <text:p text:style-name="P4">
Він додав, що на зустрічі обговорять і те, як можна пришвидшити виробництвонеобхідного обладнання для України.</text:p>
      <text:p text:style-name="P4">
«Так, ми будемо заглиблюватися в деталі і будемо продовжувати шукати креативніспособи, аби збільшувати індустріальну потужність. Ми продовжимо боротися заверховенство права для того, щоб Україна зберегла свій суверенітет. І мибудемо непохитні стільки, скільки цього буде потрібно», — наголосивамериканський міністр оборони.</text:p>
      <text:p text:style-name="P4">
Напередодні речник Пентагону Патрік Райдер повідомив, що чергове засідання уформаті «Рамштайн» буде присвячене посиленню ППО України, передаванню їйбоєприпасів та винищувачів F-16.</text:p>
      <text:p text:style-name="P4">
Source: <text:a xlink:type="simple" xlink:href="https://armyinform.com.ua/2023/05/25/llojd-ostin-vidkryv-ramshtajn-12-i-nazvav-golovnu-temu-zustrichi/" text:style-name="Internet_20_link" text:visited-style-name="Visited_20_Internet_20_Link">
https://armyinform.com.ua/2023/05/25/llojd-ostin-vidkryv-ramshtajn-12-i-nazvav-golovnu-temu-zustrichi/</text:a>
</text:p>
      <!--NEWS-->
      <text:h text:style-name="P10" text:outline-level="1">
<text:span text:style-name="T4">
Ллойд Остін подякував Данії за постійну підтримку безпекових потреб України</text:span>
</text:h>
      <text:p text:style-name="P4">
Author: ['АРМІЯINFORM']</text:p>
      <text:p text:style-name="P4">
Time: 2023-05-25T75:00:00-04:00</text:p>
      <text:p text:style-name="P4">
Description: Міністр оборони США Ллойд Остін напередодні «12-го Рамштайну» розмовляв зі своїм колег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llojd-ostin.jpg" text:style-name="Internet_20_link" text:visited-style-name="Visited_20_Internet_20_Link">
llojd-ostin.jpg</text:a>
']</text:p>
      <text:p text:style-name="P4">
Tags: ['STOPRUSSIA', 'АГРЕСІЯ РФ', 'ВІЙНА', 'ВТОРГНЕННЯ РФ', 'РАМШТАЙН']</text:p>
      <text:p text:style-name="P4">
Category: News</text:p>
      <!--METADATA-->
      <text:p text:style-name="P4">
<draw:frame draw:style-name="fr1" draw:name="Image438" text:anchor-type="as-char" svg:width="6.9236in" svg:height="4.615733in" draw:z-index="0">
<draw:image xlink:href="../Images/AРМІЯINFORM/2023-05-25T75-00-00-04-00/llojd-ostin.jpg" xlink:type="simple" xlink:show="embed" xlink:actuate="onLoad" draw:mime-type="image/jpeg"/>
</draw:frame>
</text:p>
      <text:p text:style-name="P4">
Міністр оборони США Ллойд Остін напередодні «12-го Рамштайну» розмовляв зісвоїм колегою з Королівства Данія, виконуючим обов’язки міністра оборониТроелсом Лундом Поульсеном, щодо підтримки України та поточного двосторонньогооборонного співробітництва з Королівством Данія.</text:p>
      <text:p text:style-name="P4">
Про це Ллойд Остін<text:a xlink:type="simple" xlink:href="https://twitter.com/SecDef/status/1661726135846162433" text:style-name="Internet_20_link" text:visited-style-name="Visited_20_Internet_20_Link">
написав</text:a>
 у своємуТвіттері.</text:p>
      <text:p text:style-name="Quotations">

<text:p text:style-name="P4">
Yesterday, I spoke with Denmark’s Acting Minister of Defence Troels Lund&gt;
 Poulsen. We spoke about assistance to Ukraine and bilateral defense&gt;
 cooperation.&gt;
&gt;
 Thank you&gt;
 <text:a xlink:type="simple" xlink:href="https://twitter.com/troelslundp" text:style-name="Internet_20_link" text:visited-style-name="Visited_20_Internet_20_Link">
@troelslundp</text:a>
 for your&gt;
 continued support of Ukraine’s security needs.&lt;https://t.co/5EjX1j4Pih&gt;
&gt;
&gt;
 — Secretary of Defense Lloyd J. Austin III (@SecDef) <text:a xlink:type="simple" xlink:href="https://twitter.com/SecDef/status/1661726135846162433" text:style-name="Internet_20_link" text:visited-style-name="Visited_20_Internet_20_Link">
May 25,&gt;
 2023</text:a>
</text:p>

</text:p>
      <text:p text:style-name="P4">
«Вчора я розмовляв з виконуючим обов’язки міністра оборони Данії ТроельсомЛундом Поульсеном. Ми говорили про допомогу Україні та двосторонню обороннуспівпрацю», — йдеться у повідомленні</text:p>
      <text:p text:style-name="P4">
Ллойд Остін подякував Данії за постійну підтримку України та постійні зусилляз розробки рішень, які підтримують оборону України.</text:p>
      <text:p text:style-name="P4">
Він також підкреслив двосторонню співпрацю в Арктиці та в інших ключовихсферах. Міністр оборони Данії зазначив, що сподівається на тісну співпрацю зіСполученими Штатами щодо майбутніх ініціатив на підтримку України.</text:p>
      <text:p text:style-name="P4">
Source: <text:a xlink:type="simple" xlink:href="https://armyinform.com.ua/2023/05/25/llojd-ostin-podyakuvav-daniyi-za-postijnu-pidtrymku-bezpekovyh-potreb-ukrayiny/" text:style-name="Internet_20_link" text:visited-style-name="Visited_20_Internet_20_Link">
https://armyinform.com.ua/2023/05/25/llojd-ostin-podyakuvav-daniyi-za-postijnu-pidtrymku-bezpekovyh-potreb-ukrayiny/</text:a>
</text:p>
      <!--NEWS-->
      <text:h text:style-name="P10" text:outline-level="1">
<text:span text:style-name="T4">
Президент України провів зустріч із міністром оборони Швеції</text:span>
</text:h>
      <text:p text:style-name="P4">
Author: ['АРМІЯINFORM']</text:p>
      <text:p text:style-name="P4">
Time: 2023-05-25T76:00:00-04:00</text:p>
      <text:p text:style-name="P4">
Description: Президент України Володимир Зеленський провів зустріч із міністром оборони Швеції Пол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846ebf93011eacc3dd19ba7b236c4d0860b5c3bf.jpg" text:style-name="Internet_20_link" text:visited-style-name="Visited_20_Internet_20_Link">
846ebf93011eacc3dd19ba7b236c4d0860b5c3bf.jpg</text:a>
']</text:p>
      <text:p text:style-name="P4">
Tags: ['ВОЛОДИМИР ЗЕЛЕНСЬКИЙ', 'МІНІСТР ОБОРОНИ ШВЕЦІЇ', 'ПОЛ ЙОНСОН']</text:p>
      <text:p text:style-name="P4">
Category: News</text:p>
      <!--METADATA-->
      <text:p text:style-name="P4">
<draw:frame draw:style-name="fr1" draw:name="Image439" text:anchor-type="as-char" svg:width="6.9236in" svg:height="3.894525in" draw:z-index="0">
<draw:image xlink:href="../Images/AРМІЯINFORM/2023-05-25T76-00-00-04-00/846ebf93011eacc3dd19ba7b236c4d0860b5c3bf.jpg" xlink:type="simple" xlink:show="embed" xlink:actuate="onLoad" draw:mime-type="image/jpeg"/>
</draw:frame>
</text:p>
      <text:p text:style-name="P4">
Президент України Володимир Зеленський провів зустріч із міністром оборониШвеції Полом Йонсоном.</text:p>
      <text:p text:style-name="P4">
Про це він <text:a xlink:type="simple" xlink:href="https://t.me/V_Zelenskiy_official/6359" text:style-name="Internet_20_link" text:visited-style-name="Visited_20_Internet_20_Link">
повідомив </text:a>
у своємутелеграм-каналі.</text:p>
      <text:p text:style-name="P4">
«Зустріч із міністром оборони Швеції Полом Йонсоном. Важливі, першочерговіпитання: авіаційна коаліція, ситуація на передовій, необхідна зброя, Формуламиру, євроатлантична інтеграція України, підтримка Швеції. Щодня стаємо щесильнішими», — резюмував глава держави.</text:p>
      <text:p text:style-name="P4">
Source: <text:a xlink:type="simple" xlink:href="https://armyinform.com.ua/2023/05/25/prezydent-ukrayiny-proviv-zustrich-iz-ministrom-oborony-shvecziyi/" text:style-name="Internet_20_link" text:visited-style-name="Visited_20_Internet_20_Link">
https://armyinform.com.ua/2023/05/25/prezydent-ukrayiny-proviv-zustrich-iz-ministrom-oborony-shvecziyi/</text:a>
</text:p>
      <!--NEWS-->
      <text:h text:style-name="P10" text:outline-level="1">
<text:span text:style-name="T4">
«Об’єднана Європа ніколи не буде вільною без перемоги вільної України»</text:span>
</text:h>
      <text:p text:style-name="P4">
Author: ['Єгор Брайлян']</text:p>
      <text:p text:style-name="P4">
Time: 2023-05-25T77:00:00-04:00</text:p>
      <text:p text:style-name="P4">
Description: Про це заявив у своєму вступному слові на відкритті 15-го Київського Безпекового Фору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rsenij-yaczenyuk.jpg" text:style-name="Internet_20_link" text:visited-style-name="Visited_20_Internet_20_Link">
arsenij-yaczenyuk.jpg</text:a>
']</text:p>
      <text:p text:style-name="P4">
Tags: ['ЄВРОПЕЙСЬКИЙ СОЮЗ', 'ЗСУ', 'КИЇВСЬКИЙ БЕЗПЕКОВИЙ ФОРУМ', 'НАТО']</text:p>
      <text:p text:style-name="P4">
Category: News</text:p>
      <!--METADATA-->
      <text:p text:style-name="P4">
<draw:frame draw:style-name="fr1" draw:name="Image440" text:anchor-type="as-char" svg:width="6.9236in" svg:height="4.615733in" draw:z-index="0">
<draw:image xlink:href="../Images/AРМІЯINFORM/2023-05-25T77-00-00-04-00/arsenij-yaczenyuk.jpg" xlink:type="simple" xlink:show="embed" xlink:actuate="onLoad" draw:mime-type="image/jpeg"/>
</draw:frame>
</text:p>
      <text:p text:style-name="P4">
Про це заявив у своєму вступному слові на відкритті 15-го КиївськогоБезпекового Форум прем’єр-міністр України у 2014–2016 роках, голова Фонду«Відкрий Україну», Голова КБФ Арсеній Яценюк, передає кореспондент АрміяInformз місця події.</text:p>
      <text:p text:style-name="P4">
«У 2007 році ми почали Київський Безпековий Форум. Саме тоді володимир путінзробив у Мюнхені оголошення. Але його не почули. Першою була Грузія, далі —Україна.</text:p>
      <text:p text:style-name="P4">
У 2007 році менше ніж 20% українців підтримували членство України в НАТО. А у2023 році понад 80 % кажуть, що Україна повинна стати членом Альянсу.</text:p>
      <text:p text:style-name="P4">
Ми боремося за Альянс. Ми боремося за нашу і вашу свободу.</text:p>
      <text:p text:style-name="P4">
Є ті, завдяки кому існує Україна, бореться, перемагає. Є ті, хто захищає НАТО,є ті, хто захищають всіх нас — українські вояки, Збройні Сили.</text:p>
      <text:p text:style-name="P4">
Водночас Арсеній Яценюк пояснив, чому наша держава має стати членомЄвропейського Союзу та НАТО.</text:p>
      <text:p text:style-name="P4">
«Ми заборгували перед сьогоденням. Перед тими, хто був замордований в Ірпені,Бучі та Маріуполі.</text:p>
      <text:p text:style-name="P4">
Борг можна сплатити одним шляхом — стати членом НАТО.</text:p>
      <text:p text:style-name="P4">
Ми заборгували історії — тим, хто боровся за те, щоб Україна була незалежною,боровся в поневоленій Європі під радянською окупацію. Це буде через розширенняНАТО та розширення світової демократії.</text:p>
      <text:p text:style-name="P4">
Об’єднана, демократична Європа ніколи не буде вільною без вільної України, безперемоги України», — резюмував Арсеній Яценюк.</text:p>
      <text:p text:style-name="P4">
<text:span text:style-name="T5">
<text:span text:style-name="T4">
Довідково:</text:span>
 Київський Безпековий Форум було засновано фондом АрсеніяЯценюка «Відкрий Україну» в 2007 році. КБФ є головною платформою України дляобговорення проблем війни і миру, національної і світової безпеки.</text:span>
</text:p>
      <text:p text:style-name="P4">
<text:span text:style-name="T5">
Партнерами Форуму є Атлантична Рада, Центр інформації та документації НАТО,Національний демократичний інститут, Український жіночий конгрес, ФондФрідріха Еберта, «Євроатлантичний курс».</text:span>
</text:p>
      <text:p text:style-name="P4">
<text:span text:style-name="T5">
Фото Віктора Дехтяра</text:span>
</text:p>
      <text:p text:style-name="P4">
Source: <text:a xlink:type="simple" xlink:href="https://armyinform.com.ua/2023/05/25/obyednana-yevropa-nikoly-ne-bude-vilnoyu-bez-peremogy-vilnoyi-ukrayiny/" text:style-name="Internet_20_link" text:visited-style-name="Visited_20_Internet_20_Link">
https://armyinform.com.ua/2023/05/25/obyednana-yevropa-nikoly-ne-bude-vilnoyu-bez-peremogy-vilnoyi-ukrayiny/</text:a>
</text:p>
      <!--NEWS-->
      <text:h text:style-name="P10" text:outline-level="1">
<text:span text:style-name="T4">
У Бухаресті путін називав Україну несправжньою, нині він бачить, що вона більш ніж реальна</text:span>
</text:h>
      <text:p text:style-name="P4">
Author: ['Ольга Мосьондз']</text:p>
      <text:p text:style-name="P4">
Time: 2023-05-25T78:00:00-04:00</text:p>
      <text:p text:style-name="P4">
Description: Про це сказала держсекретарка США у 2005-2009 роках Кондоліза Райс під час відкритт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ondoliza-rajs.jpg" text:style-name="Internet_20_link" text:visited-style-name="Visited_20_Internet_20_Link">
kondoliza-rajs.jpg</text:a>
']</text:p>
      <text:p text:style-name="P4">
Tags: ['STOPRUSSIA', 'КИЇВСЬКИЙ БЕЗПЕКОВИЙ ФОРУМ', 'КОНДОЛІЗА РАЙС']</text:p>
      <text:p text:style-name="P4">
Category: News</text:p>
      <!--METADATA-->
      <text:p text:style-name="P4">
<draw:frame draw:style-name="fr1" draw:name="Image441" text:anchor-type="as-char" svg:width="6.9236in" svg:height="3.4618in" draw:z-index="0">
<draw:image xlink:href="../Images/AРМІЯINFORM/2023-05-25T78-00-00-04-00/kondoliza-rajs.jpg" xlink:type="simple" xlink:show="embed" xlink:actuate="onLoad" draw:mime-type="image/jpeg"/>
</draw:frame>
</text:p>
      <text:p text:style-name="P4">
Про це сказала держсекретарка США у 2005-2009 роках Кондоліза Райс під часвідкриття 15-го щорічного Київського Безпекового Форуму.</text:p>
      <text:p text:style-name="P4">
Вона розповіла, що Україна повинна була отримати план дій щодо членства в НАТОще під час саміту Альянсу 2008 року у Бухаресті.</text:p>
      <text:p text:style-name="P4">
— Я була на Бухарестському саміті НАТО, коли обговорювалися плани дій щодочленства України та Грузії. Того дня ми вирішили, що цього не можна зробити,незважаючи на те, що Сполучені Штати і президент Буш дуже вірили, що дляУкраїни настав час, що Україна одного дня стане членом НАТО, — сказалаКондоліза Райс.</text:p>
      <text:p text:style-name="P4">
Вона зазначила, що на рішення про вступ України до НАТО вплинула промовапутіна…</text:p>
      <text:p text:style-name="P4">
— Я пам’ятаю жахливий меседж президента путіна, котрий назвав Українувигаданою країною. Він сказав, що Україна несправжня… Що ж, наразі він маєвеликий урок від величезної майстерності українських Збройних Сил. Вінзрозумів, що Україна насправді дуже реальна. Що існує сильна національнаідентичність, яка глибоко палає в серцях кожного українця, — сказала КондолізаРайс.</text:p>
      <text:p text:style-name="P4">
Вона зазначила, що світ розуміє, що наразі Україна воює не лише за себе.</text:p>
      <text:p text:style-name="P4">
— Наразі світ розуміє, що майбутнє України — це багато в чому їхнє майбутнє.Якщо Україна буде повністю відновлена, Європа стане більш безпечним місцем, ався земна куля буде жити в мирі, — сказала пані Райс.</text:p>
      <text:p text:style-name="P4">
Вона подякувала за можливість взяти участь у формі, та за те, що українціпродовжують боротьбу.</text:p>
      <text:p text:style-name="P4">
— Я дуже вдячна, що ви змогли продовжувати боротьбу. Наразі мужня боротьбаукраїнців за свою свободу і незалежність надихає весь світ, — сказалаКондоліза Райс.</text:p>
      <text:p text:style-name="P4">
Source: <text:a xlink:type="simple" xlink:href="https://armyinform.com.ua/2023/05/25/u-buharesti-putin-nazyvav-ukrayinu-nespravzhnoyu-nyni-vin-bachyt-shho-vona-bilsh-nizh-realna/" text:style-name="Internet_20_link" text:visited-style-name="Visited_20_Internet_20_Link">
https://armyinform.com.ua/2023/05/25/u-buharesti-putin-nazyvav-ukrayinu-nespravzhnoyu-nyni-vin-bachyt-shho-vona-bilsh-nizh-realna/</text:a>
</text:p>
      <!--NEWS-->
      <text:h text:style-name="P10" text:outline-level="1">
<text:span text:style-name="T4">
Австралійські інструктори продовжують тренувати українських новобранців у рамках навчальної операції «Інтерфлекс»</text:span>
</text:h>
      <text:p text:style-name="P4">
Author: ['АРМІЯINFORM']</text:p>
      <text:p text:style-name="P4">
Time: 2023-05-25T79:00:00-04:00</text:p>
      <text:p text:style-name="P4">
Description: Інструктори та інструкторки операції «Куду» Сухопутних військ Австралійських Сил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9107471_146036441723690_8579254316052551793_n.jpg" text:style-name="Internet_20_link" text:visited-style-name="Visited_20_Internet_20_Link">
349107471_146036441723690_8579254316052551793_n.jpg</text:a>
', '<text:a xlink:type="simple" xlink:href="https://armyinform.com.ua/wp-content/uploads/2023/05/349693433_1573287309828571_6806660686603575695_n-150x150.jpg" text:style-name="Internet_20_link" text:visited-style-name="Visited_20_Internet_20_Link">
349693433_1573287309828571_6806660686603575695_n-150x150.jpg</text:a>
', '<text:a xlink:type="simple" xlink:href="https://armyinform.com.ua/wp-content/uploads/2023/05/349737800_811456577329314_5431469774750128655_n-150x150.jpg" text:style-name="Internet_20_link" text:visited-style-name="Visited_20_Internet_20_Link">
349737800_811456577329314_5431469774750128655_n-150x150.jpg</text:a>
', '<text:a xlink:type="simple" xlink:href="https://armyinform.com.ua/wp-content/uploads/2023/05/349133688_731846858943634_1429982496295823314_n-150x150.jpg" text:style-name="Internet_20_link" text:visited-style-name="Visited_20_Internet_20_Link">
349133688_731846858943634_1429982496295823314_n-150x150.jpg</text:a>
', '<text:a xlink:type="simple" xlink:href="https://armyinform.com.ua/wp-content/uploads/2023/05/349187919_749947093547121_6806525004961988115_n-150x150.jpg" text:style-name="Internet_20_link" text:visited-style-name="Visited_20_Internet_20_Link">
349187919_749947093547121_6806525004961988115_n-150x150.jpg</text:a>
', '<text:a xlink:type="simple" xlink:href="https://armyinform.com.ua/wp-content/uploads/2023/05/349299129_555594199980270_1853500191182768913_n-150x150.jpg" text:style-name="Internet_20_link" text:visited-style-name="Visited_20_Internet_20_Link">
349299129_555594199980270_1853500191182768913_n-150x150.jpg</text:a>
']</text:p>
      <text:p text:style-name="P4">
Tags: ['STOPRUSSIA', 'АГРЕСІЯ РФ', 'ВІЙНА', 'ВТОРГНЕННЯ РФ', 'ГШ ЗС УКРАЇНИ']</text:p>
      <text:p text:style-name="P4">
Category: News</text:p>
      <!--METADATA-->
      <text:p text:style-name="P4">
<draw:frame draw:style-name="fr1" draw:name="Image442" text:anchor-type="as-char" svg:width="6.9236in" svg:height="4.627273in" draw:z-index="0">
<draw:image xlink:href="../Images/AРМІЯINFORM/2023-05-25T79-00-00-04-00/349107471_146036441723690_8579254316052551793_n.jpg" xlink:type="simple" xlink:show="embed" xlink:actuate="onLoad" draw:mime-type="image/jpeg"/>
</draw:frame>
</text:p>
      <text:p text:style-name="P4">
Інструктори та інструкторки операції «Куду» Сухопутних військ АвстралійськихСил Оборони продовжують підготовку третьої ротації українських новобранців урамках багатонаціональної навчальної операції «Інтелфлекс» з базовоїзагальновійськової підготовки особового складу Збройних Сил України підкерівництвом Сполученого Королівства Великої Британії та Північної Ірландії.</text:p>
      <text:p text:style-name="P4">
Про це<text:a xlink:type="simple" xlink:href="https://www.facebook.com/GeneralStaff.ua/posts/pfbid02LjMJQx64Rju75541F3YSFHPkXZerE1WLtFm7mgsbniGreF1gWq4pq49HaH2vgFBLl" text:style-name="Internet_20_link" text:visited-style-name="Visited_20_Internet_20_Link">
повідомляє</text:a>
Генеральний штаб ЗСУ.</text:p>
      <text:p text:style-name="P4">
«Лише за п’ять тижнів новобранці закінчать курси, щоб отримати навички захистурідної країни в умовах реального конфлікту. Їх готують кваліфікованіінструктори австралійської армії, які навчають поводженню зі зброєю тастрільбі, бойовим діям в сільській та міській місцевостях, окопній війні тамедичним навичкам для виживання. Кожен урок побудований на досвіді українськихвійськових, які воювали протягом минулого року. Багато новобранців єстудентами університетів і повсякденними службовцями», — йдеться уповідомленні.</text:p>
      <text:p text:style-name="P4">
<text:a xlink:type="simple" xlink:href="https://armyinform.com.ua/wp-content/uploads/2023/05/349693433_1573287309828571_6806660686603575695_n.jpg" text:style-name="Internet_20_link" text:visited-style-name="Visited_20_Internet_20_Link">
<draw:frame draw:style-name="fr1" draw:name="Image443" text:anchor-type="as-char" svg:width="6.9236in" svg:height="6.9236in" draw:z-index="0">
<draw:image xlink:href="../Images/AРМІЯINFORM/2023-05-25T79-00-00-04-00/349693433_1573287309828571_6806660686603575695_n-150x150.jpg" xlink:type="simple" xlink:show="embed" xlink:actuate="onLoad" draw:mime-type="image/jpeg"/>
</draw:frame>
</text:a>
</text:p>
      <text:p text:style-name="P4">
An Australian Army soldier deployed on Operation Kudu provide weapon training to recruits from the Armed Forces of Ukraine in the United Kingdom. <text:span text:style-name="T4">
<text:span text:style-name="T5">
 Local Caption </text:span>
</text:span>
 Australia continues to stand with the people of Ukraine, and is providing ongoing support in response to Russia's continuing violation of international law. In April 2023, the second contingent of up to 70 ADF personnel arrived in the United Kingdom joining partner nations in the UK-led and based training programme for Ukrainian recruits.</text:p>
      <text:p text:style-name="P4">
<text:a xlink:type="simple" xlink:href="https://armyinform.com.ua/wp-content/uploads/2023/05/349737800_811456577329314_5431469774750128655_n.jpg" text:style-name="Internet_20_link" text:visited-style-name="Visited_20_Internet_20_Link">
<draw:frame draw:style-name="fr1" draw:name="Image444" text:anchor-type="as-char" svg:width="6.9236in" svg:height="6.9236in" draw:z-index="0">
<draw:image xlink:href="../Images/AРМІЯINFORM/2023-05-25T79-00-00-04-00/349737800_811456577329314_5431469774750128655_n-150x150.jpg" xlink:type="simple" xlink:show="embed" xlink:actuate="onLoad" draw:mime-type="image/jpeg"/>
</draw:frame>
</text:a>
</text:p>
      <text:p text:style-name="P4">
«Я вважаю, що вони працюють набагато краще, ніж ми під час нашого першоготижня в навчальному центрі Сухопутних військ Австралійських Сил Оборони дляновобранців „Kapooka“, де всі військовослужбовці проходять приблизно 12 тижнівпідготовки для штатного армійського персоналу або 35 днів під час курсунавчання для резервістів», — повідомив один із австралійських інструкторів.</text:p>
      <text:p text:style-name="P4">
Варто зазначити, що цей контингент інструкторів та інструкторок Сухопутнихвійськ Австралійських Сил Оборони є другою ротацією, яка бере участь воперації «Куду», і вони пишаються тим, що беруть участь у такій важливіймісії.</text:p>
      <text:p text:style-name="P4">
<text:a xlink:type="simple" xlink:href="https://armyinform.com.ua/wp-content/uploads/2023/05/349133688_731846858943634_1429982496295823314_n.jpg" text:style-name="Internet_20_link" text:visited-style-name="Visited_20_Internet_20_Link">
<draw:frame draw:style-name="fr1" draw:name="Image445" text:anchor-type="as-char" svg:width="6.9236in" svg:height="6.9236in" draw:z-index="0">
<draw:image xlink:href="../Images/AРМІЯINFORM/2023-05-25T79-00-00-04-00/349133688_731846858943634_1429982496295823314_n-150x150.jpg" xlink:type="simple" xlink:show="embed" xlink:actuate="onLoad" draw:mime-type="image/jpeg"/>
</draw:frame>
</text:a>
</text:p>
      <text:p text:style-name="P4">
<text:a xlink:type="simple" xlink:href="https://armyinform.com.ua/wp-content/uploads/2023/05/349187919_749947093547121_6806525004961988115_n.jpg" text:style-name="Internet_20_link" text:visited-style-name="Visited_20_Internet_20_Link">
<draw:frame draw:style-name="fr1" draw:name="Image446" text:anchor-type="as-char" svg:width="6.9236in" svg:height="6.9236in" draw:z-index="0">
<draw:image xlink:href="../Images/AРМІЯINFORM/2023-05-25T79-00-00-04-00/349187919_749947093547121_6806525004961988115_n-150x150.jpg" xlink:type="simple" xlink:show="embed" xlink:actuate="onLoad" draw:mime-type="image/jpeg"/>
</draw:frame>
</text:a>
</text:p>
      <text:p text:style-name="P4">
<text:a xlink:type="simple" xlink:href="https://armyinform.com.ua/wp-content/uploads/2023/05/349299129_555594199980270_1853500191182768913_n.jpg" text:style-name="Internet_20_link" text:visited-style-name="Visited_20_Internet_20_Link">
<draw:frame draw:style-name="fr1" draw:name="Image447" text:anchor-type="as-char" svg:width="6.9236in" svg:height="6.9236in" draw:z-index="0">
<draw:image xlink:href="../Images/AРМІЯINFORM/2023-05-25T79-00-00-04-00/349299129_555594199980270_1853500191182768913_n-150x150.jpg" xlink:type="simple" xlink:show="embed" xlink:actuate="onLoad" draw:mime-type="image/jpeg"/>
</draw:frame>
</text:a>
</text:p>
      <text:p text:style-name="P4">
«Коли я почув, що беру участь в операції „Куду“, я був дуже гордий. Це місія,в яку я вірю всім серцем. Операція „Куду“ є справді важливою для мене такожного члена контингенту. Ми всі віримо в місію. Ми всі віримо в те, щобзабезпечити українцям найкраще навчання» — сказав один австралійський офіцер,який брав участь в операції «Куду».</text:p>
      <text:p text:style-name="P4">
Австралія продовжує підтримувати народ України та надає постійну підтримку увідповідь на триваючі порушення росією міжнародного права.</text:p>
      <text:p text:style-name="P4">
Прибувши до Сполученого Королівства в січні 2023 року, контингент до 70військовослужбовців Австралійських Сили Оборони приєднався до країн-партнеріву програмі підготовки українських новобранців під керівництвом ВеликоїБританії.</text:p>
      <text:p text:style-name="P4">
Жоден військовослужбовець чи військовослужбовиця Австралійських Сили Оборонине в’їжджатиме в Україну в рамках операції «Куду».</text:p>
      <text:p text:style-name="P4">
Source: <text:a xlink:type="simple" xlink:href="https://armyinform.com.ua/2023/05/25/avstralijski-instruktory-prodovzhuyut-trenuvaty-ukrayinskyh-novobrancziv-u-ramkah-navchalnoyi-operacziyi-interfleks/" text:style-name="Internet_20_link" text:visited-style-name="Visited_20_Internet_20_Link">
https://armyinform.com.ua/2023/05/25/avstralijski-instruktory-prodovzhuyut-trenuvaty-ukrayinskyh-novobrancziv-u-ramkah-navchalnoyi-operacziyi-interfleks/</text:a>
</text:p>
      <!--NEWS-->
      <text:h text:style-name="P10" text:outline-level="1">
<text:span text:style-name="T4">
Перемога України є найважливішим фактором для повернення миру в Європі — Андрюс Кубілюс</text:span>
</text:h>
      <text:p text:style-name="P4">
Author: ['Ольга Мосьондз']</text:p>
      <text:p text:style-name="P4">
Time: 2023-05-25T80:00:00-04:00</text:p>
      <text:p text:style-name="P4">
Description: Про це сказав Прем’єр-міністр Литви у 1999–2000 та 2008–2012 роках, депутат Європей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ndrius-kubilius-83623525.jpg" text:style-name="Internet_20_link" text:visited-style-name="Visited_20_Internet_20_Link">
andrius-kubilius-83623525.jpg</text:a>
']</text:p>
      <text:p text:style-name="P4">
Tags: ['STOPRUSSIA', 'ВТОРГНЕННЯ РФ', 'КИЇВСЬКИЙ БЕЗПЕКОВИЙ ФОРУМ', 'ЛИТВА']</text:p>
      <text:p text:style-name="P4">
Category: News</text:p>
      <!--METADATA-->
      <text:p text:style-name="P4">
<draw:frame draw:style-name="fr1" draw:name="Image448" text:anchor-type="as-char" svg:width="6.9236in" svg:height="4.615733in" draw:z-index="0">
<draw:image xlink:href="../Images/AРМІЯINFORM/2023-05-25T80-00-00-04-00/andrius-kubilius-83623525.jpg" xlink:type="simple" xlink:show="embed" xlink:actuate="onLoad" draw:mime-type="image/jpeg"/>
</draw:frame>
</text:p>
      <text:p text:style-name="P4">
Про це сказав Прем’єр-міністр Литви у 1999–2000 та 2008–2012 роках, депутатЄвропейського Парламенту Андрюс Кубілюс у зверненні до учасників 15-гощорічного Київського Безпекового Форуму, передає кореспондент АрміяInform змісця події.</text:p>
      <text:p text:style-name="P4">
— Перемога України — це найважливіший фактор для майбутнього нашого континентута повернення сталого миру. Цього можна досягти лише в разі, якщо Україна незалишиться у сірій зоні, тобто коли під час Вільнюського саміту буде запрошенадо членства в НАТО. І коли Україна стане справді успішною країною зінтеграцією до ЄС, — додав Андрюс Кубілюс.</text:p>
      <text:p text:style-name="P4">
Він також вважає, що це принесе багато змін, зокрема, можливі трансформації вРосії.</text:p>
      <text:p text:style-name="P4">
— Українська перемога у війні, розв’язаній авторитарною росією, — цестратегічне питання, що може змінити всю безпекову структуру східної частиниєвропейського континенту та всієї Європи, — резюмував Андрюс Кубілюс.</text:p>
      <text:p text:style-name="P4">
Source: <text:a xlink:type="simple" xlink:href="https://armyinform.com.ua/2023/05/25/peremoga-ukrayiny-ye-najvazhlyvishym-faktorom-dlya-povernennya-myru-v-yevropi-andryus-kubilyus/" text:style-name="Internet_20_link" text:visited-style-name="Visited_20_Internet_20_Link">
https://armyinform.com.ua/2023/05/25/peremoga-ukrayiny-ye-najvazhlyvishym-faktorom-dlya-povernennya-myru-v-yevropi-andryus-kubilyus/</text:a>
</text:p>
      <!--NEWS-->
      <text:h text:style-name="P10" text:outline-level="1">
<text:span text:style-name="T4">
Авіація Сил оборони завдала 4 удари по районах зосередження окупантів</text:span>
</text:h>
      <text:p text:style-name="P4">
Author: ['АРМІЯINFORM']</text:p>
      <text:p text:style-name="P4">
Time: 2023-05-25T81:00:00-04:00</text:p>
      <text:p text:style-name="P4">
Description: Про це повідомляє Генеральний штаб ЗСУ.    «Авіація Сил оборони за добу завда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foto-aviacziya.jpg" text:style-name="Internet_20_link" text:visited-style-name="Visited_20_Internet_20_Link">
foto-aviacziya.jpg</text:a>
']</text:p>
      <text:p text:style-name="P4">
Tags: ['STOPRUSSIA', 'АГРЕСІЯ РФ', 'ВІЙНА', 'ВТОРГНЕННЯ РФ']</text:p>
      <text:p text:style-name="P4">
Category: News</text:p>
      <!--METADATA-->
      <text:p text:style-name="P4">
<draw:frame draw:style-name="fr1" draw:name="Image449" text:anchor-type="as-char" svg:width="6.9236in" svg:height="5.385022in" draw:z-index="0">
<draw:image xlink:href="../Images/AРМІЯINFORM/2023-05-25T81-00-00-04-00/foto-aviacziya.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YbUz2j2tFCKN9mYrjXSrmmj8x3LViJQP3EWVG9Knnq7X3vLrysrgFUVtbzTaumsul" text:style-name="Internet_20_link" text:visited-style-name="Visited_20_Internet_20_Link">
повідомляє</text:a>
Генеральний штаб ЗСУ.</text:p>
      <text:p text:style-name="P4">
«Авіація Сил оборони за добу завдала 4 удари по районах зосередження особовогоскладу та військової техніки противника, а підрозділи ракетних військ іартилерії уразили 2 райони зосередження живої сили, 1 склад боєприпасів, 1радіолокаційну станцію та артилерійський підрозділ ворога на вогневихпозиціях», — йдеться в повідомленні.</text:p>
      <text:p text:style-name="P4">
Зазначається, що цієї доби, вночі, російська федерація завдала черговогомасованого удару по території України, застосувавши іранські ударні БПЛАShahed-136/131. 36 із 36 було знищено нашими захисниками.</text:p>
      <text:p text:style-name="P4">
Source: <text:a xlink:type="simple" xlink:href="https://armyinform.com.ua/2023/05/25/aviacziya-syl-oborony-zavdala-4-udariv-po-rajonah-zoseredzhennya-okupantiv/" text:style-name="Internet_20_link" text:visited-style-name="Visited_20_Internet_20_Link">
https://armyinform.com.ua/2023/05/25/aviacziya-syl-oborony-zavdala-4-udariv-po-rajonah-zoseredzhennya-okupantiv/</text:a>
</text:p>
      <!--NEWS-->
      <text:h text:style-name="P10" text:outline-level="1">
<text:span text:style-name="T4">
Ми й надалі будемо відстоювати суверенне право України жити у свободі — Ллойд Остін</text:span>
</text:h>
      <text:p text:style-name="P4">
Author: ['АРМІЯINFORM']</text:p>
      <text:p text:style-name="P4">
Time: 2023-05-25T82:00:00-04:00</text:p>
      <text:p text:style-name="P4">
Description: Міністр оборони США Ллойд Дж. Остін III, Голова Об’єднаного комітету начальників штаб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llojd-ostin.jpg" text:style-name="Internet_20_link" text:visited-style-name="Visited_20_Internet_20_Link">
llojd-ostin.jpg</text:a>
']</text:p>
      <text:p text:style-name="P4">
Tags: ['STOPRUSSIA', 'АГРЕСІЯ РФ', 'ВІЙНА', 'ВТОРГНЕННЯ РФ', 'РАМШТАЙН']</text:p>
      <text:p text:style-name="P4">
Category: News</text:p>
      <!--METADATA-->
      <text:p text:style-name="P4">
<draw:frame draw:style-name="fr1" draw:name="Image450" text:anchor-type="as-char" svg:width="6.9236in" svg:height="3.831059in" draw:z-index="0">
<draw:image xlink:href="../Images/AРМІЯINFORM/2023-05-25T82-00-00-04-00/llojd-ostin.jpg" xlink:type="simple" xlink:show="embed" xlink:actuate="onLoad" draw:mime-type="image/jpeg"/>
</draw:frame>
</text:p>
      <text:p text:style-name="P4">
Міністр оборони США Ллойд Дж. Остін III, Голова Об’єднаного комітетуначальників штабів США генерал Армії США Марк А. Міллі і помічниця Міністраоборони США з питань міжнародної безпеки Селесте Волландер провели дванадцятезасідання Контактної групи з питань оборони України зі світовими лідерами —міністрами оборони та начальниками оборонних відомств із більше ніж 50-тикраїн з усього світу в онлайн форматі у Пентагоні, Вашингтон, округ Колумбія,25 травня 2023 року, під час якого обговорили триваючу війну росії в Україніта подальшу тісну координацію, щоб забезпечити український народ засобами,необхідними для захисту своєї суверенної території.</text:p>
      <text:p text:style-name="P4">
"Привіт всім. Дякуємо, що приєдналися до нас віртуально з усіх часових поясівсвіту. Ласкаво просимо на 12-е засідання Контактної групи з питань оборониУкраїни. Приємно всіх знову бачити.</text:p>
      <text:p text:style-name="P4">
Оскільки Україна просувається у боротьбі з російськими окупантами, члени цієїКонтактної групи є єдиними. Після зустрічі цієї групи минулого місяцяСполучені Штати Америки виділили додаткові 1,8 мільярда доларів на безпековудопомогу Україні.</text:p>
      <text:p text:style-name="P4">
Це включає нещодавній пакет на 375 мільйонів доларів із таким обладнанням якбоєприпаси HIMARS, протитанкові системи та ракети з лазерним наведенням. Митакож надаємо ключові бойові засоби, такі як транспортування важкої техніки таброньовані мостові системи.</text:p>
      <text:p text:style-name="P4">
І в нашому останньому пакеті Ініціативи допомоги безпеці Україні СполученіШтати Америки профінансували додаткові системи протиповітряної оборони табоєприпаси. Цей пакет також включає обладнання, яке об’єднає застарілі системипротиповітряної оборони України з пусковими установками протиповітряноїоборони, ракетами та радарами членів цієї Контактної групи.</text:p>
      <text:p text:style-name="P4">
Ми також надаємо більше 155-міліметрових артилерійських снарядів, а такожзбільшуємо навчання, технічне обслуговування та забезпечення. Ми зосередженіна внеску, який справляє реальні зміни в реальному часі.</text:p>
      <text:p text:style-name="P4">
Проте Сполучені Штати також віддані довгостроковій підтримці України. Ікраїни, які сьогодні тут зібралися, також. Ми співпрацюємо з усіма вами, щобнадати захисникам та захисницям України те, що їм потрібно, коли їм цепотрібно.</text:p>
      <text:p text:style-name="P4">
Кілька членів Контактної групи нещодавно зробили важливі оголошення.</text:p>
      <text:p text:style-name="P4">
Німеччина пообіцяла надати Україні додаткові танки Leopard, боєприпаси, бойовібезпілотники та інше на суму майже 3 мільярди доларів. Це відображає прагненняНімеччини задовольнити найближчі потреби України та інвестиції Німеччини надовгострокову перспективу.</text:p>
      <text:p text:style-name="P4">
Данія також оголосила про значний новий пакет. Він включає засоби підтримкипротиповітряної оборони та бойові засоби, такі як машини для розмінування,мобільні польові мости та евакуаційні машини.</text:p>
      <text:p text:style-name="P4">
Франція також виділила більше легких танків і бронетехніки.</text:p>
      <text:p text:style-name="P4">
Усі ці пожертви відповідають першочерговим вимогам України та відображаютьстійку рішучість цієї Контактної групи.</text:p>
      <text:p text:style-name="P4">
Разом члени Контактної групи забезпечили українським солдатам необхіднупідготовку. Ми підготували моторизовані та механізовані бригади, продовжуємопроводити колективну підготовку українських бойових частин.</text:p>
      <text:p text:style-name="P4">
Раніше цього місяця 31 навчальний танк M1 Abrams зі Сполучених Штатів прибув уНімеччину.</text:p>
      <text:p text:style-name="P4">
А минулого тижня президент США Джозеф Байден оголосив, що Сполучені Штатипідтримуватимуть спільні зусилля з нашими союзниками та партнерами щодопідготовки українських пілотів на літаках четвертого покоління, включно зF-16. Ми сподіваємося, що це навчання розпочнеться найближчими тижнями. Цесприятиме подальшому зміцненню та вдосконаленню можливостей українськихПовітряних Сил у довгостроковій перспективі. І це доповнить нашікороткострокові та середньострокові угоди з безпеки.</text:p>
      <text:p text:style-name="P4">
Ці нові спільні зусилля посилають потужне повідомлення про нашу єдність і нашудовгострокову відданість самообороні України. І це знову свідчить про нашуспільну рішучість забезпечити, щоб суверенна та безпечна Україна могластримувати будь-яку майбутню агресію та захищатися від майбутніх атак.</text:p>
      <text:p text:style-name="P4">
Ви можете побачити цю відданість у нашій роботі над найважливішим потенціалом,який зараз надає Контактна група: наземними системами протиповітряної оборони.Ці критично важливі системи захищають українське небо та цивільнуінфраструктуру від нападу Росії. І продовжуємо доставляти вкрай необхіднібоєприпаси.</text:p>
      <text:p text:style-name="P4">
Загалом, Контактна група виділила майже 65 мільярдів доларів на безпековудопомогу. Тепер Путін сподівався, що наша рішучість зникне. І він ставив нате, що наша єдність дасть тріщину. Натомість ми залишаємося єдиними як іраніше. І це може побачити весь світ. Тепер усі тут знають, проти чогоповстали українці. росія відновила свій шокуючий і ганебний шквал ракетнихатак, які загрожують невинним українським цивільним особам, включаючигіперзвукові ракети, націлені на Київ.</text:p>
      <text:p text:style-name="P4">
Але ця Контактна група продовжує зміцнювати протиповітряну оборону України тарятувати невинні життя. Зараз українці мають на своєму боці системупротиповітряної оборони Patriot, яку надають США, Німеччина та Нідерланди. АУкраїна влучно та вміло збиває російські ракети. Патріот рятує життя. А такожсистеми протиповітряної оборони, такі як IRIS-T і NASAMS, які також поставилаця група. Ми допомогли Україні захистити небо. І ми не відступимо.</text:p>
      <text:p text:style-name="P4">
росія не змогла домінувати в українському повітряному просторі. І томуможливості протиповітряної оборони знову будуть у центрі наших сьогоднішніхдискусій. Як завжди, до нас приєднується наш хороший друг Міністр оборониУкраїни Олексій Резніков і його команда. Олексію, дякуємо, що знайшли час, щобпоінформувати нас про пріоритетні потреби України для майбутньої боротьби.</text:p>
      <text:p text:style-name="P4">
Тоді командувачі Європейського Командування Збройних сил США та Групи сприяннябезпеці України проінформують нас про найближчі вимоги України. І миобговоримо шляхи подальшого прискорення промислового виробництва критичноважливих систем. Нам доведеться копати глибше і ми повинні будемо продовжуватишукати креативні способи підвищити наш промисловий потенціал.</text:p>
      <text:p text:style-name="P4">
Ставки високі. Але причина справедлива. І воля наша сильна. Ми й надалі будемовідстоювати суверенне право України жити у свободі. Ми продовжуватимемовідстоювати відкритий світ правил і прав. І ми будемо відстоювати вільну ісуверенну Україну стільки, скільки буде потрібно", — сказав Ллойд Остін.</text:p>
      <text:p text:style-name="P4">
Джерело: <text:a xlink:type="simple" xlink:href="https://www.facebook.com/GeneralStaff.ua/posts/pfbid0pC57GeQHN1NdB56Wb3Nyr8zXxPHEtX47o9xEpr6fP8PpeWcJjxdUdSmtoLwZHNZNl" text:style-name="Internet_20_link" text:visited-style-name="Visited_20_Internet_20_Link">
Генеральний штабЗСУ</text:a>
</text:p>
      <text:p text:style-name="P4">
Source: <text:a xlink:type="simple" xlink:href="https://armyinform.com.ua/2023/05/25/my-j-nadali-budemo-vidstoyuvaty-suverenne-pravo-ukrayiny-zhyty-u-svobodi-llojd-ostin/" text:style-name="Internet_20_link" text:visited-style-name="Visited_20_Internet_20_Link">
https://armyinform.com.ua/2023/05/25/my-j-nadali-budemo-vidstoyuvaty-suverenne-pravo-ukrayiny-zhyty-u-svobodi-llojd-ostin/</text:a>
</text:p>
      <!--NEWS-->
      <text:h text:style-name="P10" text:outline-level="1">
<text:span text:style-name="T4">
17 боєзіткнень відбулося на Куп’янському, Лиманському, Бахмутському, Авдіївському та Мар’їнському напрямках</text:span>
</text:h>
      <text:p text:style-name="P4">
Author: ['АРМІЯINFORM']</text:p>
      <text:p text:style-name="P4">
Time: 2023-05-25T83:00:00-04:00</text:p>
      <text:p text:style-name="P4">
Description: Про це повідомляє Генеральний штаб ЗСУ.  «Противник продовжує зосереджувати основ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hronika-oborony-1.jpg" text:style-name="Internet_20_link" text:visited-style-name="Visited_20_Internet_20_Link">
hronika-oborony-1.jpg</text:a>
']</text:p>
      <text:p text:style-name="P4">
Tags: ['STOPRUSSIA', 'АГРЕСІЯ РФ', 'ВІЙНА', 'ВТОРГНЕННЯ РФ', 'ГЕНШТАБ ЗС УКРАЇНИ']</text:p>
      <text:p text:style-name="P4">
Category: News</text:p>
      <!--METADATA-->
      <text:p text:style-name="P4">
<draw:frame draw:style-name="fr1" draw:name="Image451" text:anchor-type="as-char" svg:width="6.9236in" svg:height="4.615733in" draw:z-index="0">
<draw:image xlink:href="../Images/AРМІЯINFORM/2023-05-25T83-00-00-04-00/hronika-oborony-1.jpg" xlink:type="simple" xlink:show="embed" xlink:actuate="onLoad" draw:mime-type="image/jpeg"/>
</draw:frame>
 Українські воїни. Ілюстративне фото / ГШ ЗСУ</text:p>
      <text:p text:style-name="P4">
<text:span text:style-name="T4">
🔥 Ситуація щодо російського вторгнення</text:span>
</text:p>
      <text:p text:style-name="P4">
Про це<text:a xlink:type="simple" xlink:href="https://www.facebook.com/GeneralStaff.ua/posts/pfbid02YbUz2j2tFCKN9mYrjXSrmmj8x3LViJQP3EWVG9Knnq7X3vLrysrgFUVtbzTaumsul" text:style-name="Internet_20_link" text:visited-style-name="Visited_20_Internet_20_Link">
повідомляє</text:a>
Генеральний штаб ЗСУ.</text:p>
      <text:p text:style-name="P4">
«Противник продовжує зосереджувати основні зусилля на Куп’янському,Лиманському, Бахмутському, Авдіївському та Мар’їнському напрямках. Загаломпротягом доби відбулось 17 бойових зіткнень на зазначених ділянках фронту», —йдеться в повідомленні.</text:p>
      <text:p text:style-name="P4">
Зазначається, що на Куп’янському напрямку противник не припиняє спробпокращити тактичне положення. Завдав авіаударів у районі населених пунктівЧайківка та Кислівка Харківської області. Протягом доби вів безуспішнінаступальні дії в районі Масютівки. Артилерійських та мінометних обстрілівпротивника зазнали населені пункти Тополі, Фиголівка, Новомлинськ, Дворічна,Масютівка, Западне, Кислівка Харківської області та Новоселівське,Стельмахівка Луганської області.</text:p>
      <text:p text:style-name="P4">
На Лиманському напрямку протягом доби противник вів безуспішні наступальні діїв районі Білогорівки. Завдав авіаційних ударів у районі Білогорівки Луганськоїобласті та Івано-Дарївки на Донеччині. Артилерійських обстрілів зазналиМакіївка, Невське, Діброва, Білогорівка Луганської області та Іванівка,Торське, Верхньокам’янське і Спірне Донецької області.</text:p>
      <text:p text:style-name="P4">
На Бахмутському напрямку протягом доби противник продовжує вести наступальнідії в районі Бахмута. Від ворожих обстрілів постраждали Васюківка, Привілля,Оріхово-Василівка, Григорівка, Бахмут, Калинівка, Часів Яр, Іванівське,Ступочки, Предтечине, Костянтинівка, Біла Гора, Північне Донецької області.</text:p>
      <text:p text:style-name="P4">
На Авдіївському напрямку противник вів безуспішні наступальні дії у напрямкуКрасногорівки. Завдав авіаційних ударів у районі Авдіївки. Здійснивартилерійські обстріли Авдіївки, Первомайського та Карлівка Донецької області.</text:p>
      <text:p text:style-name="P4">
На Мар’їнському напрямку підрозділи Сил оборони відбили численні атакипротивника в районі міста Мар’їнка. Завдав авіаційних ударів в районіМар’їнки. Водночас ворожих обстрілів зазнали населені пункти Мар’їнка таПобєда Донецької області.</text:p>
      <text:p text:style-name="P4">
Source: <text:a xlink:type="simple" xlink:href="https://armyinform.com.ua/2023/05/25/17-bojovyh-zitknen-vidbulosya-na-kupyanskomu-lymanskomu-bahmutskomu-avdiyivskomu-ta-maryinskomu-napryamkah/" text:style-name="Internet_20_link" text:visited-style-name="Visited_20_Internet_20_Link">
https://armyinform.com.ua/2023/05/25/17-bojovyh-zitknen-vidbulosya-na-kupyanskomu-lymanskomu-bahmutskomu-avdiyivskomu-ta-maryinskomu-napryamkah/</text:a>
</text:p>
      <!--NEWS-->
      <text:h text:style-name="P10" text:outline-level="1">
<text:span text:style-name="T4">
Необхідно допомогти Україні виграти війну — Байба Браже</text:span>
</text:h>
      <text:p text:style-name="P4">
Author: ['Єгор Брайлян']</text:p>
      <text:p text:style-name="P4">
Time: 2023-05-25T84:00:00-04:00</text:p>
      <text:p text:style-name="P4">
Description: Про це заявила помічниця генсека НАТО з публічної дипломатії Байба Браже під час с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ajba-brazhe.jpeg" text:style-name="Internet_20_link" text:visited-style-name="Visited_20_Internet_20_Link">
bajba-brazhe.jpeg</text:a>
']</text:p>
      <text:p text:style-name="P4">
Tags: ['STOPRUSSIA', 'БАЙБА БРАЖЕ', 'ВІЙНА', 'ВТОРГНЕННЯ РФ', 'КИЇВСЬКИЙ БЕЗПЕКОВИЙ ФОРУМ', 'НАТО', 'СОЛІДАРНІСТЬ З УКРАЇНСЬКИМ НАРОДОМ', 'УКРАЇНА – НАТО']</text:p>
      <text:p text:style-name="P4">
Category: News</text:p>
      <!--METADATA-->
      <text:p text:style-name="P4">
<draw:frame draw:style-name="fr1" draw:name="Image452" text:anchor-type="as-char" svg:width="6.9236in" svg:height="6.826992in" draw:z-index="0">
<draw:image xlink:href="../Images/AРМІЯINFORM/2023-05-25T84-00-00-04-00/bajba-brazhe.jpeg" xlink:type="simple" xlink:show="embed" xlink:actuate="onLoad" draw:mime-type="image/jpeg"/>
</draw:frame>
</text:p>
      <text:p text:style-name="P4">
Про це заявила помічниця генсека НАТО з публічної дипломатії Байба Браже підчас свого виступу на 15-му Київському Безпековому Форумі, передає кореспондентАрміяInform з місця події.</text:p>
      <text:p text:style-name="P4">
«Як Північноатлантичний альянс ми робимо те, що можемо для України. Ми в НАТОшукаємо найкращий спосіб, як забезпечити українську перемогу, адже це важливодля Європи та Євроатлантики.</text:p>
      <text:p text:style-name="P4">
Нова стратегічна концепція НАТО визначає росію як загрозу. Незалежна Україна —це важливий елемент для євроатлантичної безпеки.</text:p>
      <text:p text:style-name="P4">
НАТО — це Альянс миру, бо наша діяльність заснована на положеннях Статуту ООН.Основа колективної оборони НАТО закріплена у ст. 51 Статуту ООН», — зазначилаБайба Браже.</text:p>
      <text:p text:style-name="P4">
Вона відзначила послідовну військову підтримку України з боку країн НАТО ще з2014 року — початку російської агресії проти нашої держави.</text:p>
      <text:p text:style-name="P4">
«Україна захищається від російської агресії. Право на самооборону є важливимправом для усіх суверенних країн світу.</text:p>
      <text:p text:style-name="P4">
Союзники по НАТО підтримували Україну ще з 2014 року. Це не лише про навчаннявійськових, але й надання техніки, питання кібербезпеки.</text:p>
      <text:p text:style-name="P4">
З нашою допомогою ви будете тут, в Альянсі. Необхідно допомогти Українівиграти війну. Я вірю в демократичну Україну, яка в майбутньому вступить доНАТО», — резюмувала Байба Браже.</text:p>
      <text:p text:style-name="P4">
Source: <text:a xlink:type="simple" xlink:href="https://armyinform.com.ua/2023/05/25/neobhidno-dopomogty-ukrayini-vygraty-vijnu-bajba-brazhe/" text:style-name="Internet_20_link" text:visited-style-name="Visited_20_Internet_20_Link">
https://armyinform.com.ua/2023/05/25/neobhidno-dopomogty-ukrayini-vygraty-vijnu-bajba-brazhe/</text:a>
</text:p>
      <!--NEWS-->
      <text:h text:style-name="P10" text:outline-level="1">
<text:span text:style-name="T4">
Окупанти мілітаризували острів Джарилгач та розмістили на ньому 300 військових рф</text:span>
</text:h>
      <text:p text:style-name="P4">
Author: ['АРМІЯINFORM']</text:p>
      <text:p text:style-name="P4">
Time: 2023-05-25T85:00:00-04:00</text:p>
      <text:p text:style-name="P4">
Description: Про це повідомляє Генеральний штаб ЗСУ.  «Російські окупаційні війська мілітарізув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jpeg" text:style-name="Internet_20_link" text:visited-style-name="Visited_20_Internet_20_Link">
okupanty.jpeg</text:a>
']</text:p>
      <text:p text:style-name="P4">
Tags: ['STOPRUSSIA', 'АГРЕСІЯ РФ', 'ВІЙНА', 'ВТОРГНЕННЯ РФ', 'ХЕРСОН']</text:p>
      <text:p text:style-name="P4">
Category: News</text:p>
      <!--METADATA-->
      <text:p text:style-name="P4">
<draw:frame draw:style-name="fr1" draw:name="Image453" text:anchor-type="as-char" svg:width="6.9236in" svg:height="3.63489in" draw:z-index="0">
<draw:image xlink:href="../Images/AРМІЯINFORM/2023-05-25T85-00-00-04-00/okupanty.jpeg" xlink:type="simple" xlink:show="embed" xlink:actuate="onLoad" draw:mime-type="image/jpeg"/>
</draw:frame>
 <text:span text:style-name="T4">
🔥Ситуація щодо російського вторгнення</text:span>
</text:p>
      <text:p text:style-name="P4">
Про це<text:a xlink:type="simple" xlink:href="https://www.facebook.com/GeneralStaff.ua/posts/pfbid02YbUz2j2tFCKN9mYrjXSrmmj8x3LViJQP3EWVG9Knnq7X3vLrysrgFUVtbzTaumsul" text:style-name="Internet_20_link" text:visited-style-name="Visited_20_Internet_20_Link">
повідомляє</text:a>
Генеральний штаб ЗСУ.</text:p>
      <text:p text:style-name="P4">
«Російські окупаційні війська мілітарізували острів Джарилгач, який 19 травняз’єднано ними з тимчасово захопленою материковою частиною Херсонської областів районі населеного пункту Лазурне. Зокрема, окупанти розмістили на островіблизько 300 російських військовослужбовців та 15 човнів іноземноговиробництва, що були викрадені у місцевого населення», — йдеться уповідомленні.</text:p>
      <text:p text:style-name="P4">
Зазначається, що на Запорізькому та Херсонському напрямках противник продовжуєвести оборонні дії. Завдав авіаційних ударів в районах Ольгівського,Гуляйполя, Новоданилівки Запорізької області та Новоберислава на Херсонщині.Здійснив обстріли населених пунктів Зелене Поле, Ольгівське, Малинівка,Гуляйполе, Гуляйпільське, Чарівне, Мала Токмачка, Новоданилівка, Щербаки,Степове, Кам’янське та Степногірськ Запорізької області; Золота Балка,Новоолександрівка, Гаврилівка, Веселе, Козацьке, Львове, Висунці, Білозерка,Антонівка, Велетенське Херсонської області та місто Херсон.</text:p>
      <text:p text:style-name="P4">
Source: <text:a xlink:type="simple" xlink:href="https://armyinform.com.ua/2023/05/25/okupanty-militaryzuvaly-ostriv-dzharylgach-ta-rozmistyly-na-nomu-300-vijskovyh-rf/" text:style-name="Internet_20_link" text:visited-style-name="Visited_20_Internet_20_Link">
https://armyinform.com.ua/2023/05/25/okupanty-militaryzuvaly-ostriv-dzharylgach-ta-rozmistyly-na-nomu-300-vijskovyh-rf/</text:a>
</text:p>
      <!--NEWS-->
      <text:h text:style-name="P10" text:outline-level="1">
<text:span text:style-name="T4">
Початок навчання українських пілотів є прикладом нашої відданості довгостроковій безпеці Україні — Ллойд Остін</text:span>
</text:h>
      <text:p text:style-name="P4">
Author: ['Світлана Кирган']</text:p>
      <text:p text:style-name="P4">
Time: 2023-05-25T86:00:00-04:00</text:p>
      <text:p text:style-name="P4">
Description: Про це він повідомив під час пресконференції за підсумками засідання Контактної груп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8aa3744-gettyimages-488503406.jpg" text:style-name="Internet_20_link" text:visited-style-name="Visited_20_Internet_20_Link">
8aa3744-gettyimages-488503406.jpg</text:a>
']</text:p>
      <text:p text:style-name="P4">
Tags: ['STOPRUSSIA', 'АГРЕСІЯ РФ', 'ВТОРГНЕННЯ РФ']</text:p>
      <text:p text:style-name="P4">
Category: News</text:p>
      <!--METADATA-->
      <text:p text:style-name="P4">
<draw:frame draw:style-name="fr1" draw:name="Image454" text:anchor-type="as-char" svg:width="6.9236in" svg:height="3.883237in" draw:z-index="0">
<draw:image xlink:href="../Images/AРМІЯINFORM/2023-05-25T86-00-00-04-00/8aa3744-gettyimages-488503406.jpg" xlink:type="simple" xlink:show="embed" xlink:actuate="onLoad" draw:mime-type="image/jpeg"/>
</draw:frame>
 Міністр оборони СШАЛлойд Остін, Фото DoD</text:p>
      <text:p text:style-name="P4">
Про це він повідомив під час<text:a xlink:type="simple" xlink:href="https://twitter.com/i/broadcasts/1OyJAVeonoexb" text:style-name="Internet_20_link" text:visited-style-name="Visited_20_Internet_20_Link">
пресконференції</text:a>
 запідсумками засідання Контактної групи з оборони України 25 травня.</text:p>
      <text:p text:style-name="P4">
Ллойд Остін висловив свою впевненість стосовно рішучості та єдності контактноїгрупи у питаннях надання Україні озброєння та підготовки її військових.</text:p>
      <text:p text:style-name="P4">
— Останні тижні росія активізувала бомбардування цивільної інфраструктуриУкраїни. Ця жорстокість росії ще раз підкреслює необхідність створення міцноїпротиповітряної оборони. Тому члени контактної групи ще раз дивляться на цізапаси зброї, які вони можуть передати. США уклали контракт з приватнимсектором для того, аби виробляти NASAMS та інші системи. Ми будемосконцентровані дуже чітко на цих задачах, — сказав Ллойд Остін.</text:p>
      <text:p text:style-name="P4">
Міністр оборони США також оголосив про про навчання українських пілотів налітаках четвертого покоління.</text:p>
      <text:p text:style-name="P4">
— У першу чергу — це F-16. Ці навчання є важливими для координації цієїконтактної групи. Я хочу окремо подякувати Нідерландам, які очолили коаліцію всфері навчання українських пілотів. Нині початок цього навчання є важливимприкладом нашої віданності довгостроковій безпеці України, — підкреслив ЛлойдОстін.</text:p>
      <text:p text:style-name="P4">
Source: <text:a xlink:type="simple" xlink:href="https://armyinform.com.ua/2023/05/25/pochatok-navchannya-ukrayinskyh-pilotiv-ye-prykladom-nashoyi-viddanosti-dovgostrokovij-bezpeczi-ukrayini-llojd-ostin/" text:style-name="Internet_20_link" text:visited-style-name="Visited_20_Internet_20_Link">
https://armyinform.com.ua/2023/05/25/pochatok-navchannya-ukrayinskyh-pilotiv-ye-prykladom-nashoyi-viddanosti-dovgostrokovij-bezpeczi-ukrayini-llojd-ostin/</text:a>
</text:p>
      <!--NEWS-->
      <text:h text:style-name="P10" text:outline-level="1">
<text:span text:style-name="T4">
У світі не буде тривалого миру без перемоги України в цій геноцидній війні рф — Ентоні Ебботт</text:span>
</text:h>
      <text:p text:style-name="P4">
Author: ['Ольга Мосьондз']</text:p>
      <text:p text:style-name="P4">
Time: 2023-05-25T87:00:00-04:00</text:p>
      <text:p text:style-name="P4">
Description: Про це прем’єр-міністр Австралії у 2013–2015 роках Ентоні Ебботт сказав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bbot.jpg" text:style-name="Internet_20_link" text:visited-style-name="Visited_20_Internet_20_Link">
ebbot.jpg</text:a>
']</text:p>
      <text:p text:style-name="P4">
Tags: ['STOPRUSSIA', 'ЕНТОНІ ЕББОТТ', 'ЗБРОЙНІ СИЛИ УКРАЇНИ', 'КИЇВСЬКИЙ БЕЗПЕКОВИЙ ФОРУМ', 'СОЛІДАРНІСТЬ З УКРАЇНСЬКИМ НАРОДОМ']</text:p>
      <text:p text:style-name="P4">
Category: News</text:p>
      <!--METADATA-->
      <text:p text:style-name="P4">
<draw:frame draw:style-name="fr1" draw:name="Image455" text:anchor-type="as-char" svg:width="6.9236in" svg:height="4.615733in" draw:z-index="0">
<draw:image xlink:href="../Images/AРМІЯINFORM/2023-05-25T87-00-00-04-00/ebbot.jpg" xlink:type="simple" xlink:show="embed" xlink:actuate="onLoad" draw:mime-type="image/jpeg"/>
</draw:frame>
</text:p>
      <text:p text:style-name="P4">
Про це прем’єр-міністр Австралії у 2013–2015 роках Ентоні Ебботт сказав підчас 15-го щорічного Київського Безпекового Форуму, передає кореспондентАрміяInform з місця події.</text:p>
      <text:p text:style-name="P4">
Ентоні Еббот зазначив, що якби президент росії володимир путін знав, що всікраїни вільного світу допомагатимуть Україні, він би не наважився розпочатиширокомасштабне вторгнення.</text:p>
      <text:p text:style-name="P4">
— Ми всі хочемо миру, але не може бути тривалого миру без перемоги України вцій геноцидній війні. Поганці роблять погані речі, творять зло та думають, щозалишаться безкарними. Саме тому путін напав на Україну. Він вважав, що йомуце минеться і він отримає легку перемогу, — сказав Ебботт.</text:p>
      <text:p text:style-name="P4">
За його словами, розпочавши війну, путін дуже прорахувався.</text:p>
      <text:p text:style-name="P4">
— Путін не розумів, що, по-перше, Збройні Сили і народ України встануть ібудуть битися. І, по-друге, що вільні країни вільного світу будуть готовідопомогти Україні й підтримати український народ. Усі країни Європи посталипроти цього злочинця, ніби було запущено 5 статтю статуту НАТО. І мир можебути досягнутий лише, якщо НАТО гарантуватиме безпеку, — сказав він.</text:p>
      <text:p text:style-name="P4">
Також Ентоні Ебботт наголосив, що всі цивілізовані країни демонструютьсолідарність з українським народом і висловив впевненість в перемозі України.</text:p>
      <text:p text:style-name="P4">
<text:span text:style-name="T5">
Фото Віктора Дехтяра</text:span>
</text:p>
      <text:p text:style-name="P4">
Source: <text:a xlink:type="simple" xlink:href="https://armyinform.com.ua/2023/05/25/u-sviti-ne-bude-tryvalogo-myru-bez-peremogy-ukrayiny-v-czij-genoczydnij-vijni-rf-entoni-ebbott/" text:style-name="Internet_20_link" text:visited-style-name="Visited_20_Internet_20_Link">
https://armyinform.com.ua/2023/05/25/u-sviti-ne-bude-tryvalogo-myru-bez-peremogy-ukrayiny-v-czij-genoczydnij-vijni-rf-entoni-ebbott/</text:a>
</text:p>
      <!--NEWS-->
      <text:h text:style-name="P10" text:outline-level="1">
<text:span text:style-name="T4">
Україна активізує свою зовнішню політику, спрямовану на українсько-африканський ренесанс</text:span>
</text:h>
      <text:p text:style-name="P4">
Author: ['Світлана Кирган']</text:p>
      <text:p text:style-name="P4">
Time: 2023-05-25T88:00:00-04:00</text:p>
      <text:p text:style-name="P4">
Description: 25 травня відзначається День Африки — день заснування Організації Африканської Єдно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e_fotooo.jpg" text:style-name="Internet_20_link" text:visited-style-name="Visited_20_Internet_20_Link">
golovne_fotooo.jpg</text:a>
', '<text:a xlink:type="simple" xlink:href="https://armyinform.com.ua/wp-content/uploads/2023/05/foto_1.....jpg" text:style-name="Internet_20_link" text:visited-style-name="Visited_20_Internet_20_Link">
foto_1.....jpg</text:a>
', '<text:a xlink:type="simple" xlink:href="https://armyinform.com.ua/wp-content/uploads/2023/05/foto_2.....jpg" text:style-name="Internet_20_link" text:visited-style-name="Visited_20_Internet_20_Link">
foto_2.....jpg</text:a>
', '<text:a xlink:type="simple" xlink:href="https://armyinform.com.ua/wp-content/uploads/2023/05/foto_3_.....jpg" text:style-name="Internet_20_link" text:visited-style-name="Visited_20_Internet_20_Link">
foto_3_.....jpg</text:a>
']</text:p>
      <text:p text:style-name="P4">
Tags: ['АФРИКА', 'ДЕНЬ АФРИКИ', 'ДІАСПОРА АФРИКАНСЬКИХ КРАЇН', 'МЗС']</text:p>
      <text:p text:style-name="P4">
Category: News</text:p>
      <!--METADATA-->
      <text:p text:style-name="P4">
<draw:frame draw:style-name="fr1" draw:name="Image456" text:anchor-type="as-char" svg:width="6.9236in" svg:height="5.1927in" draw:z-index="0">
<draw:image xlink:href="../Images/AРМІЯINFORM/2023-05-25T88-00-00-04-00/golovne_fotooo.jpg" xlink:type="simple" xlink:show="embed" xlink:actuate="onLoad" draw:mime-type="image/jpeg"/>
</draw:frame>
</text:p>
      <text:p text:style-name="P4">
25 травня відзначається День Африки — день заснування Організації АфриканськоїЄдності у 1963 році у столиці Ефіопії Аддис-Абебі.</text:p>
      <text:p text:style-name="P4">
Попри географічну віддаленість, Україну та Африку пов’язують глибокі історичнізв’язки. Як одна з держав-засновниць Організації Обʼєднаних Націй, Українапослідовно захищала та просувала інтереси африканських держав в ООН. Україназавжди була віддана справі підтримання миру в Африці та доклала чимало зусильдля цього. Понад 300 українських «блакитних шоломів» виконували завдання вчотирьох місіях ООН в Африці: у Демократичній Республіці Конго, ПівденномуСудані, районі Аб’єй та в Малі.</text:p>
      <text:p text:style-name="P4">
Символічно, що саме цього дня відбулася пресконференція за участюпредставників діаспори африканських країн в Україні, представників державнихустанов України, дипломатичних служб африканських країн, Торгово-промисловоїпалати України, національних спільнот, науковців та африканістів, а такожпредставників громадських організацій.</text:p>
      <text:p text:style-name="P4">
Учасники заходу розповіли та більш детально розглянули роль АфриканськогоСоюзу на континенті та міжнародне співробітництво. Зосередилися на питанняхвідносин між Україною і державами Африки та обговорили перспективи їхрозвитку.</text:p>
      <text:p text:style-name="P4">
Президент Африканської Ради в Україні Діалло Ісса Садіо під часпресконференції розповів, що вбачає невикористаний потенціал у відносинах міжУкраїною та країнами Африки.</text:p>
      <text:p text:style-name="P4">
<draw:frame draw:style-name="fr1" draw:name="Image457" text:anchor-type="as-char" svg:width="6.9236in" svg:height="3.956343in" draw:z-index="0">
<draw:image xlink:href="../Images/AРМІЯINFORM/2023-05-25T88-00-00-04-00/foto_1.....jpg" xlink:type="simple" xlink:show="embed" xlink:actuate="onLoad" draw:mime-type="image/jpeg"/>
</draw:frame>
</text:p>
      <text:p text:style-name="P4">
— Ми бачимо, які взаємовідносини між Україною й африканськими країнами. Ми бхотіли разом із вами проаналізувати, що було, що є, і які перспективи їхрозвитку, аби потенціал можливостей африканських країн і України буввзаємовигідним, корисним для обох сторін, — сказав Діалло Ісса Садіо.</text:p>
      <text:p text:style-name="P4">
Він нагадав, що українські дипломати, лікарі і вчителі допомагали Африцірозвиватися.</text:p>
      <text:p text:style-name="P4">
На заході також був присутній спецпредставник України з питань Близького Сходута Африки Максим Субх. Він наголосив про важливість співпраці тадвостороннього діалогу між Україною та африканськими країнами.</text:p>
      <text:p text:style-name="P4">
<draw:frame draw:style-name="fr1" draw:name="Image458" text:anchor-type="as-char" svg:width="6.9236in" svg:height="5.187958in" draw:z-index="0">
<draw:image xlink:href="../Images/AРМІЯINFORM/2023-05-25T88-00-00-04-00/foto_2.....jpg" xlink:type="simple" xlink:show="embed" xlink:actuate="onLoad" draw:mime-type="image/jpeg"/>
</draw:frame>
</text:p>
      <text:p text:style-name="P4">
— У нас пріоритет і план номер один — це відкриття нових дипломатичнихустанов. Міністерство закордонних справ побудувало турне Міністра таким чином,щоб воно охоплювало всі регіони Африки… Дуже важливим є продовження іпоглиблення політичного діалогу, донесення правди щодо ситуації в Україні івійни росії проти України, — заявив Максим Субх.</text:p>
      <text:p text:style-name="P4">
<draw:frame draw:style-name="fr1" draw:name="Image459" text:anchor-type="as-char" svg:width="6.9236in" svg:height="3.883237in" draw:z-index="0">
<draw:image xlink:href="../Images/AРМІЯINFORM/2023-05-25T88-00-00-04-00/foto_3_.....jpg" xlink:type="simple" xlink:show="embed" xlink:actuate="onLoad" draw:mime-type="image/jpeg"/>
</draw:frame>
</text:p>
      <text:p text:style-name="P4">
Цього дня із важливим зверненням також виступив Міністр закордонних справУкраїни Дмитро Кулеба, у якому повідомив, що сьогодні Україна активізує своюзовнішню політику щодо Африки, спрямовану на українсько-африканський ренесанс.</text:p>
      <text:p text:style-name="P4">
— Нещодавно ми затвердили нашу першу Африканську стратегію МЗС та активізувалиполітичний діалог з багатьма країнами континенту. Цього року ми збираємосявідкрити нові посольства в різних куточках Африки та плануємо провести першийсаміт Україна — Африка. Я запрошую лідерів ваших країн взяти участь у ційважливій події. Ми хочемо розвивати якісно нове партнерство, засноване натрьох принципах взаємності: взаємної поваги, взаємних інтересів і взаємноївигоди, — зауважив Дмитро Кулеба.</text:p>
      <text:p text:style-name="P4">
Source: <text:a xlink:type="simple" xlink:href="https://armyinform.com.ua/2023/05/25/ukrayina-aktyvizuye-svoyu-zovnishnyu-polityku-spryamovanu-na-ukrayinsko-afrykanskyj-renesans/" text:style-name="Internet_20_link" text:visited-style-name="Visited_20_Internet_20_Link">
https://armyinform.com.ua/2023/05/25/ukrayina-aktyvizuye-svoyu-zovnishnyu-polityku-spryamovanu-na-ukrayinsko-afrykanskyj-renesans/</text:a>
</text:p>
      <!--NEWS-->
      <text:h text:style-name="P10" text:outline-level="1">
<text:span text:style-name="T4">
Командувач ВМС ЗС України зустрівся з командувачем Військово-Морських Сил Литовської Республіки</text:span>
</text:h>
      <text:p text:style-name="P4">
Author: ['АРМІЯINFORM']</text:p>
      <text:p text:style-name="P4">
Time: 2023-05-25T89:00:00-04:00</text:p>
      <text:p text:style-name="P4">
Description: Командувач Військово-Морських Сил ЗС України віце-адмірал Олексій Неїжпапа зустрів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9327601_148967858160029_5570407121059127678_n.jpg" text:style-name="Internet_20_link" text:visited-style-name="Visited_20_Internet_20_Link">
349327601_148967858160029_5570407121059127678_n.jpg</text:a>
']</text:p>
      <text:p text:style-name="P4">
Tags: ['STOPRUSSIA', 'АГРЕСІЯ РФ', 'ВІЙНА', 'ВМС ЗС УКРАЇНИ', 'ВТОРГНЕННЯ РФ']</text:p>
      <text:p text:style-name="P4">
Category: News</text:p>
      <!--METADATA-->
      <text:p text:style-name="P4">
<draw:frame draw:style-name="fr1" draw:name="Image460" text:anchor-type="as-char" svg:width="6.9236in" svg:height="6.9236in" draw:z-index="0">
<draw:image xlink:href="../Images/AРМІЯINFORM/2023-05-25T89-00-00-04-00/349327601_148967858160029_5570407121059127678_n.jpg" xlink:type="simple" xlink:show="embed" xlink:actuate="onLoad" draw:mime-type="image/jpeg"/>
</draw:frame>
</text:p>
      <text:p text:style-name="P4">
Командувач Військово-Морських Сил ЗС України віце-адмірал Олексій Неїжпапазустрівся командувачем Військово-Морських Сил Литовської Республіки капітаном1 рангу Гиєдріусом Прємєнєкасом.</text:p>
      <text:p text:style-name="P4">
Про це<text:a xlink:type="simple" xlink:href="https://www.facebook.com/navy.mil.gov.ua/posts/pfbid0cSP9EpzAKMh3csFiijbHfoC6fgK1dAQ8HnJ63bvHXUATyY6iCCzi2Bws2SnBQ5Ujl" text:style-name="Internet_20_link" text:visited-style-name="Visited_20_Internet_20_Link">
повідомляє</text:a>
ВМС ЗС України.</text:p>
      <text:p text:style-name="P4">
«Зустріч відбулася в ході візиту делегації Литовської Республіки до Військово-Морських Сил ЗС України.</text:p>
      <text:p text:style-name="P4">
Іноземні гості мали змогу відвідати ряд об’єктів військової інфраструктури,оглянути сучасне обладнання, що використовують в українських ВМС, таознайомитися з наслідками атаки одного з військових об’єктів дронами рф.</text:p>
      <text:p text:style-name="P4">
Віце-адмірал Олексій Неїжпапа висловив литовській стороні слова вдячності запотужну підтримку народу України та її Збройних Сил, а також за постійну увагудо подій, що відбуваються в Україні», — йдеться у повідомленні.</text:p>
      <text:p text:style-name="P4">
Зазначається, що значну увагу було приділено питанням безпекової ситуації врайоні виконання завдань підрозділами ВМС ЗС України, особливостям дійпідрозділів ворожих збройних сил. Разом з цим було обговорено потреби іпріоритети підготовки особового складу ВМС ЗС України та перспективні напрямкивійськового співробітництва між флотами.</text:p>
      <text:p text:style-name="P4">
Source: <text:a xlink:type="simple" xlink:href="https://armyinform.com.ua/2023/05/25/komanduvach-vms-zs-ukrayiny-zustrivsya-z-komanduvachem-vijskovo-morskyh-syl-lytovskoyi-respubliky/" text:style-name="Internet_20_link" text:visited-style-name="Visited_20_Internet_20_Link">
https://armyinform.com.ua/2023/05/25/komanduvach-vms-zs-ukrayiny-zustrivsya-z-komanduvachem-vijskovo-morskyh-syl-lytovskoyi-respubliky/</text:a>
</text:p>
      <!--NEWS-->
      <text:h text:style-name="P10" text:outline-level="1">
<text:span text:style-name="T4">
Литва оголосила про свій наступний пакет підтримки Україні на зустрічі у форматі Рамштайн</text:span>
</text:h>
      <text:p text:style-name="P4">
Author: ['АРМІЯINFORM']</text:p>
      <text:p text:style-name="P4">
Time: 2023-05-25T90:00:00-04:00</text:p>
      <text:p text:style-name="P4">
Description: 25 травня міністр національної оборони Арвідас Анушаускас взяв участь у дистанційн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12/reznikov-anushauskas-1.jpg" text:style-name="Internet_20_link" text:visited-style-name="Visited_20_Internet_20_Link">
reznikov-anushauskas-1.jpg</text:a>
']</text:p>
      <text:p text:style-name="P4">
Tags: []</text:p>
      <text:p text:style-name="P4">
Category: News</text:p>
      <!--METADATA-->
      <text:p text:style-name="P4">
<draw:frame draw:style-name="fr1" draw:name="Image461" text:anchor-type="as-char" svg:width="6.9236in" svg:height="4.367638in" draw:z-index="0">
<draw:image xlink:href="../Images/AРМІЯINFORM/2023-05-25T90-00-00-04-00/reznikov-anushauskas-1.jpg" xlink:type="simple" xlink:show="embed" xlink:actuate="onLoad" draw:mime-type="image/jpeg"/>
</draw:frame>
</text:p>
      <text:p text:style-name="P4">
25 травня міністр національної оборони Арвідас Анушаускас взяв участь удистанційній зустрічі Рамштайнського формату країн-донорів України, девідзначив важливість надання Україні євроатлантичної перспективи тапрезентував останній пакет військової допомоги Литві.</text:p>
      <text:p text:style-name="P4">
«Наша підтримка України — це насправді наші інвестиції в нашу власнустійкість, стримування та захист. Перемога України — це єдине, що можевідновити мир і стабільність на євроатлантичному просторі», — сказав міністр,підкресливши, що Литва продовжуватиме бути послідовним прихильником Українистільки, скільки буде потрібно до цього дня.</text:p>
      <text:p text:style-name="P4">
Арвідас Анушаускас повідомив, що наступний пакет допомоги, який Литва надастьУкраїні, включатиме засоби постановки перешкод безпілотникам, боєприпаси,військові пайки та інші види допомоги.</text:p>
      <text:p text:style-name="P4">
Міністр також висловив підтримку опрацьованому ЄС пакету санкцій щодо ухиленнявід санкцій через треті країни. Він також наголосив на важливості навчанняукраїнських військ і значному збільшенні масштабів і кількості інструкторів унавчальній допомозі, яку надає Литва. Загальна сума допомоги, яку Литва надалаУкраїні, становить майже 465 мільйонів євро. Окрім навчання, Литва цього рокупередає зброю та обладнання, забезпечує медичне обслуговування та реабілітаціюта перераховує міжнародні фонди на підтримку України.</text:p>
      <text:p text:style-name="P4">
Source: <text:a xlink:type="simple" xlink:href="https://armyinform.com.ua/2023/05/25/lytva-ogolosyla-pro-svij-nastupnyj-paket-pidtrymky-ukrayini-na-zustrichi-u-formati-ramshtajn/" text:style-name="Internet_20_link" text:visited-style-name="Visited_20_Internet_20_Link">
https://armyinform.com.ua/2023/05/25/lytva-ogolosyla-pro-svij-nastupnyj-paket-pidtrymky-ukrayini-na-zustrichi-u-formati-ramshtajn/</text:a>
</text:p>
      <!--NEWS-->
      <text:h text:style-name="P10" text:outline-level="1">
<text:span text:style-name="T4">
Що більше російських полонених візьмемо, то більше повернемо наших людей — Президент</text:span>
</text:h>
      <text:p text:style-name="P4">
Author: ['АРМІЯINFORM']</text:p>
      <text:p text:style-name="P4">
Time: 2023-05-25T91:00:00-04:00</text:p>
      <text:p text:style-name="P4">
Description: Про це Президент України сказав у своєму зверненні.    Сьогодні є черговий позитив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elenskyj.png" text:style-name="Internet_20_link" text:visited-style-name="Visited_20_Internet_20_Link">
zelenskyj.png</text:a>
']</text:p>
      <text:p text:style-name="P4">
Tags: ['STOPRUSSIA', 'АГРЕСІЯ РФ', 'ВІДЕОЗВЕРНЕННЯ ПРЕЗИДЕНТА УКРАЇНИ', 'ВІЙНА', 'ВОЛОДИМИР ЗЕЛЕНСЬКИЙ', 'ВТОРГНЕННЯ РФ']</text:p>
      <text:p text:style-name="P4">
Category: News</text:p>
      <!--METADATA-->
      <text:p text:style-name="P4">
<draw:frame draw:style-name="fr1" draw:name="Image462" text:anchor-type="as-char" svg:width="6.9236in" svg:height="5.614192in" draw:z-index="0">
<draw:image xlink:href="../Images/AРМІЯINFORM/2023-05-25T91-00-00-04-00/zelenskyj.png" xlink:type="simple" xlink:show="embed" xlink:actuate="onLoad" draw:mime-type="image/png"/>
</draw:frame>
</text:p>
      <text:p text:style-name="P4">
Про це Президент України <text:a xlink:type="simple" xlink:href="https://www.president.gov.ua/news/sho-bilshe-rosijskih-polonenih-vizmemo-bilshe-povernemo-nash-83173" text:style-name="Internet_20_link" text:visited-style-name="Visited_20_Internet_20_Link">
сказав</text:a>
 у своємузверненні.</text:p>
      <text:p text:style-name="P4">
Сьогодні є черговий позитивний результат у нашої команди, що займаєтьсяобмінами. Повернули з російського полону ще 106 наших воїнів — вони билися наБахмутському напрямку.</text:p>
      <text:p text:style-name="P4">
Дуже важливо те, що про багатьох із цих 106 людей узагалі не було жодноїінформації — вони вважалися безвісти зниклими. Але ми їх знайшли. Повернулидодому. Вісім офіцерів, 98 солдатів і сержантів…</text:p>
      <text:p text:style-name="P4">
Дякую всім, хто дав цей результат. Буданов, Єрмак, Усов, Лубінець, Малюк,Клименко — усі, хто готував цей обмін, — молодці! Просто молодці!</text:p>
      <text:p text:style-name="P4">
Звичайно, дякую й кожному нашому бійцю, які забезпечили наявність у насвідповідного обмінного фонду. Це мають пам’ятати всі на передовій: що більшеросійських полонених візьмемо, то більше наших людей повернемо.</text:p>
      <text:p text:style-name="P4">
Провів зустріч сьогодні в Києві з міністром оборони Швеції. Подякував занезмінну підтримку для нашої держави, для наших воїнів. Особливий наголос узустрічі зробили на посиленні нашої оборони бронетехнікою. Обговорили й нашуавіаційну коаліцію, яку створюємо з партнерами.</text:p>
      <text:p text:style-name="P4">
Сьогодні Фінляндія відправила новий пакет оборонної підтримки — вже 16-й.Загальний обсяг цього пакету — понад 100 мільйонів євро. Дякую за це!</text:p>
      <text:p text:style-name="P4">
Є сьогодні й важливе рішення Ради Євросоюзу для України — ще на рік подовженоторговельну лібералізацію на українську продукцію. Фактично це повнескасування мит і квот до червня 24-го року. І це новий етап секторальноїінтеграції нашої економіки — України та всього Європейського Союзу, те, щооднозначно робить нас всіх у Європі сильнішими.</text:p>
      <text:p text:style-name="P4">
У процесі нашого просування у Євросоюз таку лібералізацію — поки тимчасову —ми маємо зробити постійною, і без жодних винятків та обмежень. Власне, як це ймає відповідати духу єдиної та вільної Європи — без бар’єрів.</text:p>
      <text:p text:style-name="P4">
Я дякую за це рішення нашим європейським партнерам! Кожен, хто прагне сили йміцності для всієї Європи, ухвалює саме такі рішення.</text:p>
      <text:p text:style-name="P4">
Маємо бути свідомі того, що й після цього є ризик, що окремі обмеження все жможуть залишитися. Якщо тиск окремих урядів на ЄС збережеться.</text:p>
      <text:p text:style-name="P4">
Але внутрішня політика не має перекривати спільні європейські цілі. Тож,упевнений, ми зможемо знайти таке рішення, зокрема для фермерів в Україні і вдеяких країнах-сусідках, яке відповідатиме нашим спільним європейськимінтересам і стандартам.</text:p>
      <text:p text:style-name="P4">
Мав честь сьогодні привітати з професійним днем нашу Державну службуспеціального зв’язку та захисту інформації України. Подякував за те, щозв’язок в Україні й для держави, і для наших військових, і для звичайнихгромадян залишається стабільним попри всі загрози. Це важливий результат, якийдопомагає нам стійко та ефективно протидіяти російським окупантам.</text:p>
      <text:p text:style-name="P4">
Є за що подякувати й нашим воїнам Нацгвардії, зокрема на Запорізькомунапрямку. Знищено пару російських «сушок» 15-ю бригадою оперативногопризначення нашої Нацгвардії. Дякую двом нашим особливо влучним воїнам. Доречі, один із них уже відзначений званням Героя України й має на своємурахунку не лише ворожі літаки, а й збиту крилату ракету. Дякую, хлопці!Молодці.</text:p>
      <text:p text:style-name="P4">
Донецький напрямок… Особливо відзначилися 128-ма окрема гірсько-штурмовабригада, 18-й і 137-й окремі батальйони морської піхоти та 74-й окремийрозвідувальний батальйон. Дякую вам — кожному воїну! Кожному.</text:p>
      <text:p text:style-name="P4">
Слава всім, хто б’ється заради України! Дякую всім у світі, хто нам допомагає!</text:p>
      <text:p text:style-name="P4">
До речі, мав нагоду звернутися до спільноти американського Університету іменіДжона Гопкінса. Це один із провідних навчальних закладів США. Його випускникий випускниці — потужні особистості, і деякі з них значно вплинули на політику.Побажав максимально цінувати час. Бо кожен день має значення. Що більшезробимо сьогодні, то швидше завершимо війну нашою перемогою. І тільки нашою.</text:p>
      <text:p text:style-name="P4">
<text:span text:style-name="T5">
Слава Україні!</text:span>
</text:p>
      <text:p text:style-name="P4">
<text:span text:style-name="T5">
Джерело:<text:a xlink:type="simple" xlink:href="https://www.president.gov.ua/news/sho-bilshe-rosijskih-polonenih-vizmemo-bilshe-povernemo-nash-83173" text:style-name="Internet_20_link" text:visited-style-name="Visited_20_Internet_20_Link">
Офіс Президента</text:a>
</text:span>
</text:p>
      <text:p text:style-name="P4">
Source: <text:a xlink:type="simple" xlink:href="https://armyinform.com.ua/2023/05/25/golovne-zi-zvernennya-prezydenta-ukrayiny-volodymyra-zelenskogo-naprykinczi-456-go-dnya-vijny/" text:style-name="Internet_20_link" text:visited-style-name="Visited_20_Internet_20_Link">
https://armyinform.com.ua/2023/05/25/golovne-zi-zvernennya-prezydenta-ukrayiny-volodymyra-zelenskogo-naprykinczi-456-go-dnya-vijny/</text:a>
</text:p>
      <!--NEWS-->
      <text:h text:style-name="P10" text:outline-level="1">
<text:span text:style-name="T4">
Духовна реінтеграція — важлива складова відновлення звільнених територій</text:span>
</text:h>
      <text:p text:style-name="P4">
Author: ['АРМІЯINFORM']</text:p>
      <text:p text:style-name="P4">
Time: 2023-05-25T92:00:00-04:00</text:p>
      <text:p text:style-name="P4">
Description: В Будинку Уряду відбулася нарада, присвячена духовній реінтеграції на звільне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9116541_793537415415107_4276575164236103355_n.jpg" text:style-name="Internet_20_link" text:visited-style-name="Visited_20_Internet_20_Link">
349116541_793537415415107_4276575164236103355_n.jpg</text:a>
']</text:p>
      <text:p text:style-name="P4">
Tags: ['STOPRUSSIA', 'АГРЕСІЯ РФ', 'ВІЙНА', 'ВТОРГНЕННЯ РФ', 'МІНРЕІНТЕГРАЦІЇ']</text:p>
      <text:p text:style-name="P4">
Category: News</text:p>
      <!--METADATA-->
      <text:p text:style-name="P4">
<draw:frame draw:style-name="fr1" draw:name="Image463" text:anchor-type="as-char" svg:width="6.9236in" svg:height="4.137933in" draw:z-index="0">
<draw:image xlink:href="../Images/AРМІЯINFORM/2023-05-25T92-00-00-04-00/349116541_793537415415107_4276575164236103355_n.jpg" xlink:type="simple" xlink:show="embed" xlink:actuate="onLoad" draw:mime-type="image/jpeg"/>
</draw:frame>
</text:p>
      <text:p text:style-name="P4">
В Будинку Уряду відбулася нарада, присвячена духовній реінтеграції назвільнених територіях України.</text:p>
      <text:p text:style-name="P4">
Захід пройшов під головуванням Віцепрем’єр-міністра Ірини Верещук. У ньомувзяли участь представники центральних органів виконавчої влади таВсеукраїнської ради церков і релігійних організацій.</text:p>
      <text:p text:style-name="P4">
Ірина Верещук наголосила, що у період воєнних випробувань релігійні питання єдуже чутливими й водночас важливими для держави.</text:p>
      <text:p text:style-name="P4">
Адже зараз Україна веде боротьбу не лише за свої території, а й за серця тадумки людей. Саме тому варто завчасно готувати кадровий резерв духовенства дляздійснення релігійної діяльності на звільнених територіях. А також —забезпечити духовенству рівний доступ до засобів масової інформації.</text:p>
      <text:p text:style-name="P4">
Говорили й про стан церковного майна на тимчасово окупованих територіях, якебуло захоплено агресором. Представники державної влади запевнили духовенство,що після деокупації церковне майно обов’язково буде повернуто первиннимзаконним власникам.</text:p>
      <text:p text:style-name="P4">
Також актуальним є питання ведення реєстру церков та церковного майна надеокупованих та тимчасово окупованих територіях. Очільникам єпархій булозапропоновано підготувати список пошкодженого і зруйнованого церковного майна.</text:p>
      <text:p text:style-name="P4">
— Це дасть можливість провести звірку з відповідним реєстром, який ведеМінкульт, оцінити масштаби збитків, завданих російською агресією, та розпочатипошук донорів для відновлення церковних і культових споруд на ДОТ, — додалаВіцепрем’єрка.</text:p>
      <text:p text:style-name="P4">
Крім того, було запропоновано створити постійно діючу робочу групу зпредставників центральних органів влади та релігійних організацій. Цей органмає забезпечити координацію на рівні обласних військових адміністрацій такраїни загалом у питаннях духовної реінтеграції на звільнених територіях.</text:p>
      <text:p text:style-name="P4">
Джерело: <text:a xlink:type="simple" xlink:href="https://www.facebook.com/MReintegration/posts/pfbid02e8TA6NCWiy5FKYsYyR6oftdsfuKKitwZ6eeY9mJsDNPeib57SVSHbord46xyDYiKl" text:style-name="Internet_20_link" text:visited-style-name="Visited_20_Internet_20_Link">
Міністерство з питань реінтеграції тимчасово окупованих територійУкраїни</text:a>
</text:p>
      <text:p text:style-name="P4">
Source: <text:a xlink:type="simple" xlink:href="https://armyinform.com.ua/2023/05/25/duhovna-reintegracziya-vazhlyva-skladova-vidnovlennya-zvilnenyh-terytorij/" text:style-name="Internet_20_link" text:visited-style-name="Visited_20_Internet_20_Link">
https://armyinform.com.ua/2023/05/25/duhovna-reintegracziya-vazhlyva-skladova-vidnovlennya-zvilnenyh-terytorij/</text:a>
</text:p>
      <!--NEWS-->
      <text:h text:style-name="P10" text:outline-level="1">
<text:span text:style-name="T4">
Цю війну у військовому плані росія не виграє — Марк Міллі</text:span>
</text:h>
      <text:p text:style-name="P4">
Author: ['Світлана Кирган']</text:p>
      <text:p text:style-name="P4">
Time: 2023-05-25T93:00:00-04:00</text:p>
      <text:p text:style-name="P4">
Description: Про це голова Об’єднаного комітету начальників штабів США генерал Марк Міллі заявив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mark-milli.jpg" text:style-name="Internet_20_link" text:visited-style-name="Visited_20_Internet_20_Link">
mark-milli.jpg</text:a>
']</text:p>
      <text:p text:style-name="P4">
Tags: ['STOPRUSSIA', 'ВІЙНА', 'ВТОРГНЕННЯ РФ', 'МАРК МІЛЛІ']</text:p>
      <text:p text:style-name="P4">
Category: News</text:p>
      <!--METADATA-->
      <text:p text:style-name="P4">
<draw:frame draw:style-name="fr1" draw:name="Image464" text:anchor-type="as-char" svg:width="6.9236in" svg:height="3.514205in" draw:z-index="0">
<draw:image xlink:href="../Images/AРМІЯINFORM/2023-05-25T93-00-00-04-00/mark-milli.jpg" xlink:type="simple" xlink:show="embed" xlink:actuate="onLoad" draw:mime-type="image/jpeg"/>
</draw:frame>
 МаркМіллі</text:p>
      <text:p text:style-name="P4">
Про це голова Об’єднаного комітету начальників штабів США генерал Марк Міллізаявив під час пресконференції за підсумками засідання Контактної групи зоборони України 25 травня.</text:p>
      <text:p text:style-name="P4">
— Цю війну у військовому плані Росія не виграє. Росія не досягла стратегічнихцілей, якими були повалення влади президента Зеленського і захоплення України,— сказав Марк Міллі.</text:p>
      <text:p text:style-name="P4">
За словами Генерала стратегічним завданням для України є звільнення всієїокупованої росією території країни.</text:p>
      <text:p text:style-name="P4">
— Це може бути досягнуто військовим шляхом, але, ймовірно, не найближчимчасом,- підкреслив американський Марк Міллі.</text:p>
      <text:p text:style-name="P4">
Він наголосив, що це означає, що війна триватиме і вона буде «кривавою іважкою». Марк Міллі також додав, що США продовжуватимуть підтримувати Українуі її боротьбу за свободу.</text:p>
      <text:p text:style-name="P4">
Source: <text:a xlink:type="simple" xlink:href="https://armyinform.com.ua/2023/05/25/czyu-vijnu-u-vijskovomu-plani-rosiya-ne-vygraye-mark-milli/" text:style-name="Internet_20_link" text:visited-style-name="Visited_20_Internet_20_Link">
https://armyinform.com.ua/2023/05/25/czyu-vijnu-u-vijskovomu-plani-rosiya-ne-vygraye-mark-milli/</text:a>
</text:p>
      <!--NEWS-->
      <text:h text:style-name="P10" text:outline-level="1">
<text:span text:style-name="T4">
Три тисячі українських спортсменів воюють у лавах ЗСУ, а російські  — готуються до Олімпійських ігор</text:span>
</text:h>
      <text:p text:style-name="P4">
Author: ['Володимир Поліщук']</text:p>
      <text:p text:style-name="P4">
Time: 2023-05-25T94:00:00-04:00</text:p>
      <text:p text:style-name="P4">
Description: Нині в лавах ЗСУ б’ють ворога близько трьох тисяч українських спортсменів. Замість т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38293775404353862_x.jpg" text:style-name="Internet_20_link" text:visited-style-name="Visited_20_Internet_20_Link">
photo_5438293775404353862_x.jpg</text:a>
']</text:p>
      <text:p text:style-name="P4">
Tags: ['STOPRUSSIA', 'АГРЕСІЯ РФ', 'ВЕРХОВНА РАДА УКРАЇНИ', 'ВІЙНА', 'ВТОРГНЕННЯ РФ', 'ЗРУЙНОВАНА СПОРТИВНА ІНФРАСТРУКТУРА', 'КОМІТЕТ З\xa0ПИТАНЬ МОЛОДІ І\xa0СПОРТУ', 'ЛІТНІ ОЛІМПІЙСЬКІ ІГРИ', 'ПАРИЖ', 'СПОРТСМЕНИ НА ВІЙНІ', 'УКРАЇНЬКИЙ СПОРТ']</text:p>
      <text:p text:style-name="P4">
Category: News</text:p>
      <!--METADATA-->
      <text:p text:style-name="P4">
<draw:frame draw:style-name="fr1" draw:name="Image465" text:anchor-type="as-char" svg:width="6.9236in" svg:height="3.897795in" draw:z-index="0">
<draw:image xlink:href="../Images/AРМІЯINFORM/2023-05-25T94-00-00-04-00/photo_5438293775404353862_x.jpg" xlink:type="simple" xlink:show="embed" xlink:actuate="onLoad" draw:mime-type="image/jpeg"/>
</draw:frame>
</text:p>
      <text:p text:style-name="P4">
Нині в лавах ЗСУ б’ють ворога близько трьох тисяч українських спортсменів.Замість того, аби брати участь у мирних змаганнях, вони ризикують своїм життямзаради перемоги над жорстоким агресором. Вони не готуються до ЛітніхОлімпійських ігор у Парижі, а рятують свою країну і демократичний світ відвойовничого тоталітарного режиму.</text:p>
      <text:p text:style-name="P4">
російська агресія вже забрала життя 300 українських спортсменів і тренерів,ворожими ракетами та артилерією зруйновано понад 120 спортивних об’єктів,більше ніж 300 спортивних шкіл припинили існування, 150 тис. спортсменів немають умов для тренування.</text:p>
      <text:p text:style-name="P4">
Натомість росія і білорусь продовжують готувати спортсменів, щоб ще й наОлімпійських іграх 2024 року кинути виклик цивілізованому світові.</text:p>
      <text:p text:style-name="P4">
Про те, що країна-терорист примудряється постійно знаходити «корисних ідіотів»чи корупціонерів, які допомагають їй просувати людоїдські ідеї й традиції наміжнародній арені,<text:a xlink:type="simple" xlink:href="https://www.facebook.com/verkhovna.rada.ukraine/posts/pfbid02rjWCb2PsEHrWPT7zLNvNC2iMs35MjCCbaMEbL89pSMVjtSyP9qTFDc1Sv6LQb39el" text:style-name="Internet_20_link" text:visited-style-name="Visited_20_Internet_20_Link">
йдеться</text:a>
в повідомленні на офіційній сторінці Верховної Ради України у Facebook.</text:p>
      <text:p text:style-name="P4">
«У Міжнародному олімпійському комітеті забули про людяність і масовоповертають до змагань спортсменів, які отримують зарплатню в російськомуміністерстві оборони, пропагують війну і вбивства. Український спорт — прочесть та гідність!» — пишуть представники Комітету Верховної Ради України зпитань молоді і спорту.</text:p>
      <text:p text:style-name="P4">
На сторінці вони розмістили короткометражний фільм #BOYCOTTRUSSIANSPORT, якийяскраво демонструє підступність рашистів, нехтування етичними та моральнимизаконами, заснованими на благородстві, справедливості і честі у спорті.</text:p>
      <text:p text:style-name="P4">
Source: <text:a xlink:type="simple" xlink:href="https://armyinform.com.ua/2023/05/25/try-tysyachi-ukrayinskyh-sportsmeniv-voyuyut-u-lavah-zsu-a-predstavnyky-rf-gotuyutsya-do-olimpijskyh-igor/" text:style-name="Internet_20_link" text:visited-style-name="Visited_20_Internet_20_Link">
https://armyinform.com.ua/2023/05/25/try-tysyachi-ukrayinskyh-sportsmeniv-voyuyut-u-lavah-zsu-a-predstavnyky-rf-gotuyutsya-do-olimpijskyh-igor/</text:a>
</text:p>
      <!--NEWS-->
      <text:h text:style-name="P10" text:outline-level="1">
<text:span text:style-name="T4">
Олексій Резніков подякував парламенту Швеції за їхній внесок у танкову коаліцію</text:span>
</text:h>
      <text:p text:style-name="P4">
Author: ['АРМІЯINFORM']</text:p>
      <text:p text:style-name="P4">
Time: 2023-05-25T95:00:00-04:00</text:p>
      <text:p text:style-name="P4">
Description: Про це Міністр оборони України написав у своєму Твітері.      Was glad to host Ministers...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w_1fr-wiaemmwv.jpg" text:style-name="Internet_20_link" text:visited-style-name="Visited_20_Internet_20_Link">
fw_1fr-wiaemmwv.jpg</text:a>
']</text:p>
      <text:p text:style-name="P4">
Tags: []</text:p>
      <text:p text:style-name="P4">
Category: News</text:p>
      <!--METADATA-->
      <text:p text:style-name="P4">
<draw:frame draw:style-name="fr1" draw:name="Image466" text:anchor-type="as-char" svg:width="6.9236in" svg:height="4.615733in" draw:z-index="0">
<draw:image xlink:href="../Images/AРМІЯINFORM/2023-05-25T95-00-00-04-00/fw_1fr-wiaemmwv.jpg" xlink:type="simple" xlink:show="embed" xlink:actuate="onLoad" draw:mime-type="image/jpeg"/>
</draw:frame>
</text:p>
      <text:p text:style-name="P4">
Про це Міністр оборони України<text:a xlink:type="simple" xlink:href="https://twitter.com/oleksiireznikov/status/1661816718765727744" text:style-name="Internet_20_link" text:visited-style-name="Visited_20_Internet_20_Link">
написав</text:a>
у своєму Твітері.</text:p>
      <text:p text:style-name="Quotations">

<text:p text:style-name="P4">
Was glad to host Ministers&gt;
 <text:a xlink:type="simple" xlink:href="https://twitter.com/PlJonson" text:style-name="Internet_20_link" text:visited-style-name="Visited_20_Internet_20_Link">
@PlJonson</text:a>
&gt;
 <text:a xlink:type="simple" xlink:href="https://twitter.com/CarlOskar" text:style-name="Internet_20_link" text:visited-style-name="Visited_20_Internet_20_Link">
@CarlOskar</text:a>
 in Kyiv.  &gt;
  I want to thank the people, government, and parliament of Sweden for the&gt;
 military assistance provided to Ukraine and for their contribution to the&gt;
 tank coalition.  &gt;
  Swedish Gripens would play a critical role in strengthening…&gt;
 <text:a xlink:type="simple" xlink:href="https://t.co/nUzogx538L" text:style-name="Internet_20_link" text:visited-style-name="Visited_20_Internet_20_Link">
pic.twitter.com/nUzogx538L</text:a>
&gt;
&gt;
 — Oleksii Reznikov (@oleksiireznikov) <text:a xlink:type="simple" xlink:href="https://twitter.com/oleksiireznikov/status/1661816718765727744" text:style-name="Internet_20_link" text:visited-style-name="Visited_20_Internet_20_Link">
May 25,&gt;
 2023</text:a>
</text:p>

</text:p>
      <text:p text:style-name="P4">
«Був радий приймати у Києві Міністра оборони Швеції Пола Йонсона та міністрацивільної оборони Карла — Оскара Боліна. Хочу подякувати народу, уряду тапарламенту Швеції за військову допомогу Україні та за їхній внесок у танковукоаліцію. Шведські Gripens зіграли би вирішальну роль у зміцненні нашоїобороноздатності, як NLAW, Carl Gustaf, CV 90 і Archers», — йдеться уповідомленні.</text:p>
      <text:p text:style-name="P4">
Source: <text:a xlink:type="simple" xlink:href="https://armyinform.com.ua/2023/05/25/oleksij-reznikov-podyakuvav-parlamentu-shvecziyi-za-yihnij-vnesok-u-tankovu-koalicziyu/" text:style-name="Internet_20_link" text:visited-style-name="Visited_20_Internet_20_Link">
https://armyinform.com.ua/2023/05/25/oleksij-reznikov-podyakuvav-parlamentu-shvecziyi-za-yihnij-vnesok-u-tankovu-koalicziyu/</text:a>
</text:p>
      <!--NEWS-->
      <text:h text:style-name="P10" text:outline-level="1">
<text:span text:style-name="T4">
Я вдячний партнерам за їхню готовність підтримувати Україну стільки, скільки потрібно — Олексій Резніков</text:span>
</text:h>
      <text:p text:style-name="P4">
Author: ['АРМІЯINFORM']</text:p>
      <text:p text:style-name="P4">
Time: 2023-05-25T96:00:00-04:00</text:p>
      <text:p text:style-name="P4">
Description: Про це Міністр оборони України написав у своєму Твітері.    «12-й Рамштайн! Я брав уча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w_2jydwiai30pi.jpg" text:style-name="Internet_20_link" text:visited-style-name="Visited_20_Internet_20_Link">
fw_2jydwiai30pi.jpg</text:a>
']</text:p>
      <text:p text:style-name="P4">
Tags: []</text:p>
      <text:p text:style-name="P4">
Category: News</text:p>
      <!--METADATA-->
      <text:p text:style-name="P4">
<draw:frame draw:style-name="fr1" draw:name="Image467" text:anchor-type="as-char" svg:width="6.9236in" svg:height="5.1927in" draw:z-index="0">
<draw:image xlink:href="../Images/AРМІЯINFORM/2023-05-25T96-00-00-04-00/fw_2jydwiai30pi.jpg" xlink:type="simple" xlink:show="embed" xlink:actuate="onLoad" draw:mime-type="image/jpeg"/>
</draw:frame>
</text:p>
      <text:p text:style-name="P4">
Про це Міністр оборони України<text:a xlink:type="simple" xlink:href="https://twitter.com/oleksiireznikov/status/1661817441717047296" text:style-name="Internet_20_link" text:visited-style-name="Visited_20_Internet_20_Link">
написав</text:a>
у своєму Твітері.</text:p>
      <text:p text:style-name="P4">
«12-й Рамштайн! Я брав участь в онлайн-зустрічі зі своїм колегою, Міністромоборони Королівства Швеція Полом Йонсоном, який перебуває в Києві. Я глибоковдячний моєму другові Ллойду Остіну III за його керівництво, а також нашимпартнерам за їхню готовність підтримувати Україну стільки, скільки потрібно.</text:p>
      <text:p text:style-name="Quotations">

<text:p text:style-name="Quotations">

<text:p text:style-name="P4">
<text:a xlink:type="simple" xlink:href="https://twitter.com/hashtag/Ramstein" text:style-name="Internet_20_link" text:visited-style-name="Visited_20_Internet_20_Link">
#Ramstein</text:a>
&gt;
 12!  &gt;
  I participated in an online meeting with my 🇸🇪 colleague&gt;
 <text:a xlink:type="simple" xlink:href="https://twitter.com/PlJonson" text:style-name="Internet_20_link" text:visited-style-name="Visited_20_Internet_20_Link">
@PlJonson</text:a>
, who is&gt;
 visiting Kyiv.  &gt;
  I'm deeply grateful to my 🇺🇲 friend&gt;
 <text:a xlink:type="simple" xlink:href="https://twitter.com/SecDef" text:style-name="Internet_20_link" text:visited-style-name="Visited_20_Internet_20_Link">
@SecDef</text:a>
 Lloyd Austin III&gt;
 for his leadership, and to our partners for their willingness to support&gt;
 Ukraine for as long as it takes.  &gt;
  We… <text:a xlink:type="simple" xlink:href="https://t.co/MQR3GjfPQI" text:style-name="Internet_20_link" text:visited-style-name="Visited_20_Internet_20_Link">
pic.twitter.com/MQR3GjfPQI</text:a>
&gt;
&gt;
 — Oleksii Reznikov (@oleksiireznikov) <text:a xlink:type="simple" xlink:href="https://twitter.com/oleksiireznikov/status/1661817441717047296" text:style-name="Internet_20_link" text:visited-style-name="Visited_20_Internet_20_Link">
May 25,&gt;
 2023</text:a>
</text:p>

</text:p>

</text:p>
      <text:p text:style-name="P4">
Ми обговорили:</text:p>
      <ul>
        <li>
️Подальші кроки щодо „авіаційної коаліції“;  * ️Посилення ППО;  * Посилення броньованого кулака;  * Навчання наших солдатів;  * Ремонт, технічне обслуговування та виробництво озброєння та військової техніки», - йдеться у повідомленні.</li>
      </ul>
      <text:p text:style-name="P4">
Source: <text:a xlink:type="simple" xlink:href="https://armyinform.com.ua/2023/05/25/ya-vdyachnyj-partneram-za-yihnyu-gotovnist-pidtrymuvaty-ukrayinu-stilky-skilky-potribno-oleksij-reznikov/" text:style-name="Internet_20_link" text:visited-style-name="Visited_20_Internet_20_Link">
https://armyinform.com.ua/2023/05/25/ya-vdyachnyj-partneram-za-yihnyu-gotovnist-pidtrymuvaty-ukrayinu-stilky-skilky-potribno-oleksij-reznikov/</text:a>
</text:p>
      <!--NEWS-->
      <text:h text:style-name="P10" text:outline-level="1">
<text:span text:style-name="T4">
Україна відкриє посольство в Руанді — Дмитро Кулеба</text:span>
</text:h>
      <text:p text:style-name="P4">
Author: ['АРМІЯINFORM']</text:p>
      <text:p text:style-name="P4">
Time: 2023-05-25T97:00:00-04:00</text:p>
      <text:p text:style-name="P4">
Description: Міністр закордонних справ України Дмитро Кулеба здійснив перший в історії візи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dmytro-kuleba.jpg" text:style-name="Internet_20_link" text:visited-style-name="Visited_20_Internet_20_Link">
dmytro-kuleba.jpg</text:a>
']</text:p>
      <text:p text:style-name="P4">
Tags: ['STOPRUSSIA', 'АГРЕСІЯ РФ', 'ВІЙНА', 'ВТОРГНЕННЯ РФ', 'МЗС']</text:p>
      <text:p text:style-name="P4">
Category: News</text:p>
      <!--METADATA-->
      <text:p text:style-name="P4">
<draw:frame draw:style-name="fr1" draw:name="Image468" text:anchor-type="as-char" svg:width="6.9236in" svg:height="4.608521in" draw:z-index="0">
<draw:image xlink:href="../Images/AРМІЯINFORM/2023-05-25T97-00-00-04-00/dmytro-kuleba.jpg" xlink:type="simple" xlink:show="embed" xlink:actuate="onLoad" draw:mime-type="image/jpeg"/>
</draw:frame>
Дмитро Кулеба. Фото: пресслужба МЗС України</text:p>
      <text:p text:style-name="P4">
Міністр закордонних справ України Дмитро Кулеба здійснив перший в історіївізит до Руанди, де провів у столиці Кігалі переговори з міністром закордоннихсправ та міжнародного співробітництва Вінсентом Бірутою. Глава МЗС Україниповідомив, що Україна відкриє посольство в Руанді.</text:p>
      <text:p text:style-name="P4">
— Наприкінці 2022 року Президент Володимир Зеленський поставив українськійдипломатії чітке завдання: розширити присутність в Африці. Після ретельногоаналізу ми запланували відкриття нових посольств в африканських країнах, однез яких відкриємо в Руанді. Руандійська сторона вже надала офіційну згоду настворення української дипломатичної місії в Кігалі, — повідомив Дмитро Кулеба.</text:p>
      <text:p text:style-name="P4">
Міністри детально обговорили Формулу миру Президента України, яка допоможевстановити справедливий та довготривалий мир в Україні та гарантуватимебезпеку в світі, зокрема в Африці. Дмитро Кулеба запросив Руанду приєднатисядо втілення Формули миру.</text:p>
      <text:p text:style-name="P4">
Окремою темою переговорів стала продовольча безпека в Африці, експортукраїнських зернових в рамках Чорноморської зернової ініціативи тагуманітарної програми «Grain From Ukraine».</text:p>
      <text:p text:style-name="P4">
Дмитро Кулеба та Вінсент Бірута підписали меморандум про політичніконсультації міністерств закордонних справ України та Руанди.</text:p>
      <text:p text:style-name="P4">
Вони домовилися, що перший раунд консультацій пройде в розширеному форматі заучасті представників різних відомств України та Руанди, аби визначитиконкретні спільні інтереси в сферах торгівлі, цифровізації державних послуг,аерокосмічній галузі, будівництві, освіті та фармацевтиці.</text:p>
      <text:p text:style-name="P4">
Дмитро Кулеба та Вінсент Бірута також домовилися провести ближчим часомбізнес-форум за участі українського та руандійського бізнесу. Міністр запросивйого руандійського колегу відвідати Україну.</text:p>
      <text:p text:style-name="P4">
Джерело: <text:a xlink:type="simple" xlink:href="https://www.facebook.com/UkraineMFA/videos/2104843076372857/" text:style-name="Internet_20_link" text:visited-style-name="Visited_20_Internet_20_Link">
Міністерство закордонних справУкраїни</text:a>
</text:p>
      <text:p text:style-name="P4">
Source: <text:a xlink:type="simple" xlink:href="https://armyinform.com.ua/2023/05/25/ukrayina-vidkryye-posolstvo-v-ruandi-dmytro-kuleba/" text:style-name="Internet_20_link" text:visited-style-name="Visited_20_Internet_20_Link">
https://armyinform.com.ua/2023/05/25/ukrayina-vidkryye-posolstvo-v-ruandi-dmytro-kuleba/</text:a>
</text:p>
      <!--NEWS-->
      <text:h text:style-name="P10" text:outline-level="1">
<text:span text:style-name="T4">
Парламент Британії визнав Голодомор геноцидом українського народу</text:span>
</text:h>
      <text:p text:style-name="P4">
Author: ['Володимир Поліщук']</text:p>
      <text:p text:style-name="P4">
Time: 2023-05-25T98:00:00-04:00</text:p>
      <text:p text:style-name="P4">
Description: Сьогодні британський парламент справедливо прийняв рішення про визн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nyzhnya-palata-parlamentuv-velykoyi-brytaniyi.jpg" text:style-name="Internet_20_link" text:visited-style-name="Visited_20_Internet_20_Link">
nyzhnya-palata-parlamentuv-velykoyi-brytaniyi.jpg</text:a>
']</text:p>
      <text:p text:style-name="P4">
Tags: ['STOPRUSSIA', 'ВИЗНАННЯ ГОЛОДОМОРУ ГЕНОЦИДОМ', 'ПАРЛАМЕНТ ВЕЛИКОЇ БРИТАНІЇ']</text:p>
      <text:p text:style-name="P4">
Category: News</text:p>
      <!--METADATA-->
      <text:p text:style-name="P4">
<draw:frame draw:style-name="fr1" draw:name="Image469" text:anchor-type="as-char" svg:width="6.9236in" svg:height="3.956343in" draw:z-index="0">
<draw:image xlink:href="../Images/AРМІЯINFORM/2023-05-25T98-00-00-04-00/nyzhnya-palata-parlamentuv-velykoyi-brytaniyi.jpg" xlink:type="simple" xlink:show="embed" xlink:actuate="onLoad" draw:mime-type="image/jpeg"/>
</draw:frame>
</text:p>
      <text:p text:style-name="P4">
Сьогодні британський парламент справедливо прийняв рішення про визнанняГолодомору 1932-1933 років геноцидом.</text:p>
      <text:p text:style-name="P4">
Про це <text:a xlink:type="simple" xlink:href="https://twitter.com/aliciakearns/status/1661787913644830720" text:style-name="Internet_20_link" text:visited-style-name="Visited_20_Internet_20_Link">
написала</text:a>
у своєму Twitter Депутатка Консервативної партії Полін Летхем.</text:p>
      <text:p text:style-name="P4">
— Ми сподіваємося, що це хоч якось допоможе вшанувати пам’ять мільйонівукраїнців, заморених голодом. Ми стоїмо з нашими друзями в Україні, —зазначила Полім Летхем.</text:p>
      <text:p text:style-name="P4">
Саме сьогодні вона представила відповідну<text:a xlink:type="simple" xlink:href="https://hansard.parliament.uk/commons/2023-05-25/debates/6EC6E8AD-56E4-44BF-A0DC-1E077B9ED2E9/UkrainianHolodomor" text:style-name="Internet_20_link" text:visited-style-name="Visited_20_Internet_20_Link">
резолюцію</text:a>
у Нижній палаті парламенту Великої Британії — Палаті громад, котра одноголосноухвалила рішення про визнання Голодомору 1932-1933 року геноцидом українськогонароду.</text:p>
      <text:p text:style-name="P4">
Перед дебатами Полім Летхем привітала у парламенті посла України у ВеликійБританії Вадима Пристайка й підкреслила, що голод в Україні на початку 1930-хроків був штучним, спричиненим примусовим відбиранням урожаїв в українськихселян.</text:p>
      <text:p text:style-name="P4">
— 90 років тому, навесні 1933 року, мільйони українців померли від голоду.Проте природного голоду в Україні не було. Зерна було вдосталь, але все цеобкладалося неймовірно високими хлібними тарифами москви. Тоді москваекспортувала мільйони тонн зерна на захід, поки українці вмирали відсталінського насильницького голоду. Слово «голодомор» означає смерть голодом,і це саме те, що СРСР робив в Україні. Я дійду до жахливих подробиць голоду,але, обговорюючи геноцид, важливо також зрозуміти контекст і мотиваціюкерівництва СРСР у москві, — наголосила парламентар.</text:p>
      <text:p text:style-name="P4">
Вона також порівняла ті події з нинішніми, коли росія викрадала українськезерно на тимчасово окупованих українських територіях.</text:p>
      <text:p text:style-name="P4">
— Хоча Голодомор означає «голодну смерть», цей термін став стосуватися всієїсталінської кампанії знищення української ідентичності та націоналізмунаприкінці 1920-х років, що призвело до вимушеного голоду 1932-33 років. КолиСталін зміцнив свою владу як партійного лідера наприкінці 1920-х років, вінпочав запроваджувати набагато жорсткіший контроль за незалежністю, включаючизаборону Української Православної Церкви та арешти, депортації та стратиукраїнських патріотів і культурної еліти. Інтелектуали, письменники та митціпокінчили життя самогубством, а не були депортовані до росії. З 1929 р.проводилася гуртова колективізація сільського господарства, а у заможних селянвідбирали майно. До середини 1930-х років до Сибіру та Казахстану буловиселено 100 тис. таких родин, — заявила Летхем.</text:p>
      <text:p text:style-name="P4">
<text:span text:style-name="T4">
Довідково</text:span>
 : Станом на 2023 рік Голодомор офіційно визнали геноцидомукраїнського народу понад 20 країни світу. Зокрема, 10 березня 2023 рокуБельгія визнала Голодомор 1932–1933 років геноцидом українського народу.Парламент Ісландії 23 березня визнав Голодомор геноцидом українського народу.17 травня Сенат Франції також ухвалив резолюцію про визнання Голодомору1932-1933 років геноцидом українців. 23 травня парламент Словенії підтримавдекларацію про визнання Голодомору 1932-1933 років геноцидом українськогонароду.</text:p>
      <text:p text:style-name="P4">
Source: <text:a xlink:type="simple" xlink:href="https://armyinform.com.ua/2023/05/25/parlament-brytaniyi-vyznav-golodomor-genoczydom-ukrayinskogo-narodu/" text:style-name="Internet_20_link" text:visited-style-name="Visited_20_Internet_20_Link">
https://armyinform.com.ua/2023/05/25/parlament-brytaniyi-vyznav-golodomor-genoczydom-ukrayinskogo-narodu/</text:a>
</text:p>
      <!--NEWS-->
      <text:h text:style-name="P10" text:outline-level="1">
<text:span text:style-name="T4">
Коротко. Війна. День 456. Відеодайджест</text:span>
</text:h>
      <text:p text:style-name="P4">
Author: ['АРМІЯINFORM']</text:p>
      <text:p text:style-name="P4">
Time: 2023-05-25T99:00:00-04:00</text:p>
      <text:p text:style-name="P4">
Description: Джерело: Міністерство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text:p>
      <text:p text:style-name="P4">
Category: News</text:p>
      <!--METADATA-->
      <text:p text:style-name="P4">
<text:span text:style-name="T4">
Джерело:</text:span>
 <text:a xlink:type="simple" xlink:href="https://www.facebook.com/MinistryofDefence.UA/videos/1444361062985308/" text:style-name="Internet_20_link" text:visited-style-name="Visited_20_Internet_20_Link">
Міністерство оборониУкраїни</text:a>
</text:p>
      <text:p text:style-name="P4">
Source: <text:a xlink:type="simple" xlink:href="https://armyinform.com.ua/2023/05/25/korotko-vijna-den-456-videodajdzhest/" text:style-name="Internet_20_link" text:visited-style-name="Visited_20_Internet_20_Link">
https://armyinform.com.ua/2023/05/25/korotko-vijna-den-456-videodajdzhest/</text:a>
</text:p>
      <!--NEWS-->
      <text:h text:style-name="P10" text:outline-level="1">
<text:span text:style-name="T4">
В Україні короткочасні дощі та грози, вдень прогріє до +26°</text:span>
</text:h>
      <text:p text:style-name="P4">
Authors: Ukrinform (Person)</text:p>
      <text:p text:style-name="P4">
Publisher: Укринформ (Organization)</text:p>
      <text:p text:style-name="P4">
Published Time: 2023-05-26T-119:41:00+03:00</text:p>
      <text:p text:style-name="P4">
Modified Time: 2023-05-26T00:41:00+03:00</text:p>
      <text:p text:style-name="P4">
Description: У п’ятницю, 26 травня, в Україні мінлива хмарність, вночі місцями у південних, центральних та східних областях, вдень в Україні короткочасні дощі, грози (у північних областях місцями). Вночі та вранці на Лівобережжі подекуди туман. — Укрінформ.</text:p>
      <text:p text:style-name="P4">
Images: ['<text:a xlink:type="simple" xlink:href="https://static.ukrinform.com/photos/2020_06/thumb_files/630_360_1592652057-877.jpg" text:style-name="Internet_20_link" text:visited-style-name="Visited_20_Internet_20_Link">
630_360_15926...</text:a>
']</text:p>
      <text:p text:style-name="P4">
Tags: ['Дощ', 'Гроза', 'Погода', 'Прогноз']</text:p>
      <text:p text:style-name="P4">
Type: Article</text:p>
      <!--METADATA-->
      <text:p text:style-name="P4">
<draw:frame draw:style-name="fr1" draw:name="Image470" text:anchor-type="as-char" svg:width="6.9236in" svg:height="3.956343in" draw:z-index="0">
<draw:image xlink:href="../Images/yкринформ/2023-05-26T-119-41-00-03-00/630_360_1592652057-877.jpg" xlink:type="simple" xlink:show="embed" xlink:actuate="onLoad" draw:mime-type="image/jpeg"/>
</draw:frame>
 Уп’ятницю, 26 травня, в Україні мінлива хмарність, вночі місцями у південних,центральних та східних областях, вдень в Україні короткочасні дощі, грози (упівнічних областях місцями). Вночі та вранці на Лівобережжі подекуди туман.</text:p>
      <text:p text:style-name="P4">
Як повідомили Укрінформу в Українському гідрометцентрі, вітер північний, 5-10м/с. Температура вночі 11-16°, на узбережжі морів до 19°, вдень 21-26°; уКарпатах вночі 5-10°, вдень 13-18°.</text:p>
      <text:p text:style-name="P4">
У столичному регіоні у п’ятницю мінлива хмарність, без опадів (по областівдень місцями короткочасний дощ, гроза). Вітер північний, 5-10 м/с.Температура по <text:a xlink:type="simple" xlink:href="https://www.ukrinform.ua/tag-kiiv" text:style-name="Internet_20_link" text:visited-style-name="Visited_20_Internet_20_Link">
 </text:a>
 вночі 13-15°, вдень24-26°; по області вночі 11-16°, вдень 21-26°.</text:p>
      <text:p text:style-name="P4">
За даними синоптиків, 27-28 травня в Україні буде хмарно з проясненнями. 27травня – місцями короткочасні дощі, грози (вночі у північних, центральних,східних, вдень у західних областях – без опадів). 28 травня у східній тапівденній частині місцями короткочасні дощі, грози; на решті території безопадів.</text:p>
      <text:p text:style-name="P4">
Вітер північно-західний з переходом на північно-східний, 7-12 м/с, у південнійта східній частині місцями пориви 15-20 м/с. Температура у західній частинівночі 27 травня 8-13°, 28 травня 4-9°, вдень 17-22°; на решті території вночі11-16° (28 травня у північних областях 6-11° тепла), вдень 21-26°, 28 травня упівнічних та центральних областях 17-22°.</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text:span text:style-name="T4">
Населення</text:span>
 <text:span text:style-name="T4">
всьому</text:span>
 <text:span text:style-name="T4">
світі</text:span>
 <text:span text:style-name="T4">
страждає</text:span>
 <text:span text:style-name="T4">
від</text:span>
<text:span text:style-name="T4">
екстремальних</text:span>
 <text:span text:style-name="T4">
погодних</text:span>
 <text:span text:style-name="T4">
кліматичних</text:span>
 <text:span text:style-name="T4">
явищ</text:span>
 <text:span text:style-name="T4">
ВМО</text:span>
</text:a>
</text:p>
      <text:p text:style-name="P4">
У столиці та на Київщині 27-28 травня хмарно з проясненнями. Без опадів, лишевдень 27 травня місцями короткочасний дощ, гроза. Вітер північно-західний зпереходом на північно-східний, 7-12 м/с. Температура по Києву: 27 травня вночі14-16°, вдень 24-26°; 28 травня вночі 9-11°, вдень 20-22°. По області: 27травня вночі 11-16°, вдень 21-26°; 28 травня вночі 6-11°, вдень 17-22°.</text:p>
      <text:p text:style-name="P4">
На 29-30 травня синоптики прогнозують у Карпатському регіоні, південних тапівденно-східних областях, 30 травня вдень і на сході країни короткочаснийдощ, грозу, на решті території буде без опадів. Температура вночі 7-13°, упівденній частині до 16°; вдень 20-26°.</text:p>
      <text:p text:style-name="P4">
У Києві та по області 29-30 травня без опадів. Температура по Києву вночі9-11°, вдень 23-25°; по області вночі 7-12°, вдень 21-26°.</text:p>
      <text:p text:style-name="P4">
Source: <text:a xlink:type="simple" xlink:href="https://www.ukrinform.ua/rubric-regions/3714180-v-ukraini-zavtra-korotkocasni-dosi-ta-grozi-vden-progrie-do-26.html" text:style-name="Internet_20_link" text:visited-style-name="Visited_20_Internet_20_Link">
https://www.ukrinform.ua/rubric-regions/3714180-v-ukraini-zavtra-korotkocasni-dosi-ta-grozi-vden-progrie-do-26.html</text:a>
</text:p>
      <!--NEWS-->
      <text:h text:style-name="P10" text:outline-level="1">
<text:span text:style-name="T4">
ЄС сподівається, що Китай спонукає Росію до виведення всіх військ з України</text:span>
</text:h>
      <text:p text:style-name="P4">
Authors: Ukrinform (Person)</text:p>
      <text:p text:style-name="P4">
Publisher: Укринформ (Organization)</text:p>
      <text:p text:style-name="P4">
Published Time: 2023-05-26T-31:58:00+03:00</text:p>
      <text:p text:style-name="P4">
Modified Time: 2023-05-26T00:58:00+03:00</text:p>
      <text:p text:style-name="P4">
Description: Заступник генерального секретаря Європейської служби зовнішніх дій Енріке Мора на зустрічі зі спеціальним представником Китаю у справах Євразії Лі Хуеєм висловив надію на конструктивну роль КНР у врегулюванні конфлікту в Україні. — Укрінформ.</text:p>
      <text:p text:style-name="P4">
Images: ['<text:a xlink:type="simple" xlink:href="https://static.ukrinform.com/photos/2019_05/thumb_files/630_360_1558365054-931.jpg" text:style-name="Internet_20_link" text:visited-style-name="Visited_20_Internet_20_Link">
630_360_15583...</text:a>
']</text:p>
      <text:p text:style-name="P4">
Tags: ['Євросоюз', 'Китай', 'Війна з Росією', 'Дипломатія']</text:p>
      <text:p text:style-name="P4">
Type: Article</text:p>
      <!--METADATA-->
      <text:p text:style-name="P4">
<draw:frame draw:style-name="fr1" draw:name="Image471" text:anchor-type="as-char" svg:width="6.9236in" svg:height="3.956343in" draw:z-index="0">
<draw:image xlink:href="../Images/yкринформ/2023-05-26T-31-58-00-03-00/630_360_1558365054-931.jpg" xlink:type="simple" xlink:show="embed" xlink:actuate="onLoad" draw:mime-type="image/jpeg"/>
</draw:frame>
 Заступникгенерального секретаря Європейської служби зовнішніх дій Енріке Мора назустрічі зі спеціальним представником Китаю у справах Євразії Лі Хуеємвисловив надію на конструктивну роль КНР у врегулюванні конфлікту в Україні.</text:p>
      <text:p text:style-name="P4">
Про це повідомляє Укрінформ із посиланням на Європейську службу зовнішніх дій.</text:p>
      <text:p text:style-name="P4">
«Заступник генерального секретаря Мора привітав візит спеціального посланникав Європу, особливо до Києва, а також нещодавнє залучення (до врегулювання –ред.) в Україні, в тому числі на рівні лідерів, хоча це відбулося більше ніжчерез рік після початку протиправної російської агресії. Сторони обговорилиагресивну війну Росії проти України та шляхи для досягнення справедливого тастійкого миру», - йдеться у повідомленні.</text:p>
      <text:p text:style-name="P4">
Зокрема, представник Європейської служби зовнішніх дій заявив, що Росія несецілковиту відповідальність за агресію проти України, що є ключовим викликомдля регіональної та глобальної стабільності, безпеки й добробуту. Вінпідкреслив, що Україна скористалася своїм правом на самооборону, іЄвропейський Союз має рішучий намір підтримувати її.</text:p>
      <text:p text:style-name="P4">
Мора зауважив, що відновлення справедливого та тривалого миру в Українівідповідно до міжнародного права має для ЄС життєво важливе значення. За йогословами, будь-які значущі кроки до завершення російської злочинної агресіїпроти України мають бути здійснені відповідно до головних положень СтатутуООН. Євросоюз очікує, що Китай як постійний член РБ ООН гратиме конструктивнуроль та скористається всіма можливостями для дотримання Статуту ООН іміжнародного права.</text:p>
      <text:p text:style-name="P4">
<text:span text:style-name="T4">
Читайте також:</text:span>
 <text:a xlink:type="simple" xlink:href="https://www.ukrinform.ua/rubric-world/3713882-specpredstavnik-kitau-obgovoriv-u-berlini-politicne-vreguluvanna-ukrainskoi-krizi.html" text:style-name="Internet_20_link" text:visited-style-name="Visited_20_Internet_20_Link">
 </text:a>
</text:p>
      <text:p text:style-name="P4">
«ЄС сподівається… що <text:a xlink:type="simple" xlink:href="https://www.ukrinform.ua/tag-kitaj" text:style-name="Internet_20_link" text:visited-style-name="Visited_20_Internet_20_Link">
 </text:a>
 наголошуватиме нанеобхідності поважати принципи суверенітету, незалежності та територіальноїцілісності, зупинити кровопролиття та невибіркові обстріли мирного населенняшляхом негайного та безумовного виведення всіх (російських - ред.) сил тавійськового обладнання з усієї території України в межах її міжнародновизнаних кордонів», - указується в повідомленні.</text:p>
      <text:p text:style-name="P4">
Як зазначається, обидві сторони погодилися підтримувати контакти тапродовжувати роботу для пошуку шляхів до стійкого миру в Україні.</text:p>
      <text:p text:style-name="P4">
<text:span text:style-name="T4">
Читайте також:</text:span>
 <text:a xlink:type="simple" xlink:href="https://www.ukrinform.ua/rubric-polytics/3710871-u-mzs-kitau-rozkrili-detali-vizitu-specpredstavnika-v-ukrainu.html" text:style-name="Internet_20_link" text:visited-style-name="Visited_20_Internet_20_Link">
 </text:a>
</text:p>
      <text:p text:style-name="P4">
Як повідомлялося, Володимир Зеленський та Сі Цзіньпін 26 квітня у телефоннійрозмові обговорили позиції щодо зупинення російської війни проти України.Після цієї розмови Спеціальний представник КНР у справах Євразії посол Лі Хуейвирушив до Києва, Москви та ключових європейських столиць для детальногоознайомлення із ситуацією з метою знайти мирне рішення для завершенняросійської агресивної війни проти України.</text:p>
      <text:p text:style-name="P4">
Source: <text:a xlink:type="simple" xlink:href="https://www.ukrinform.ua/rubric-world/3714276-es-spodivaetsa-so-kitaj-sponukae-rosiu-do-vivedenna-vsih-vijsk-z-ukraini.html" text:style-name="Internet_20_link" text:visited-style-name="Visited_20_Internet_20_Link">
https://www.ukrinform.ua/rubric-world/3714276-es-spodivaetsa-so-kitaj-sponukae-rosiu-do-vivedenna-vsih-vijsk-z-ukraini.html</text:a>
</text:p>
      <!--NEWS-->
      <text:h text:style-name="P10" text:outline-level="1">
<text:span text:style-name="T4">
В Україні короткочасні дощі та грози, вдень прогріє до +26°</text:span>
</text:h>
      <text:p text:style-name="P4">
Authors: Ukrinform (Person)</text:p>
      <text:p text:style-name="P4">
Publisher: Укринформ (Organization)</text:p>
      <text:p text:style-name="P4">
Published Time: 2023-05-26T-33:41:00+03:00</text:p>
      <text:p text:style-name="P4">
Modified Time: 2023-05-26T00:41:00+03:00</text:p>
      <text:p text:style-name="P4">
Description: У п’ятницю, 26 травня, в Україні мінлива хмарність, вночі місцями у південних, центральних та східних областях, вдень в Україні короткочасні дощі, грози (у північних областях місцями). Вночі та вранці на Лівобережжі подекуди туман. — Укрінформ.</text:p>
      <text:p text:style-name="P4">
Images: ['<text:a xlink:type="simple" xlink:href="https://static.ukrinform.com/photos/2020_06/thumb_files/630_360_1592652057-877.jpg" text:style-name="Internet_20_link" text:visited-style-name="Visited_20_Internet_20_Link">
630_360_15926...</text:a>
']</text:p>
      <text:p text:style-name="P4">
Tags: ['Дощ', 'Гроза', 'Погода', 'Прогноз']</text:p>
      <text:p text:style-name="P4">
Type: Article</text:p>
      <!--METADATA-->
      <text:p text:style-name="P4">
<draw:frame draw:style-name="fr1" draw:name="Image472" text:anchor-type="as-char" svg:width="6.9236in" svg:height="3.956343in" draw:z-index="0">
<draw:image xlink:href="../Images/yкринформ/2023-05-26T-33-41-00-03-00/630_360_1592652057-877.jpg" xlink:type="simple" xlink:show="embed" xlink:actuate="onLoad" draw:mime-type="image/jpeg"/>
</draw:frame>
 Уп’ятницю, 26 травня, в Україні мінлива хмарність, вночі місцями у південних,центральних та східних областях, вдень в Україні короткочасні дощі, грози (упівнічних областях місцями). Вночі та вранці на Лівобережжі подекуди туман.</text:p>
      <text:p text:style-name="P4">
Як повідомили Укрінформу в Українському гідрометцентрі, вітер північний, 5-10м/с. Температура вночі 11-16°, на узбережжі морів до 19°, вдень 21-26°; уКарпатах вночі 5-10°, вдень 13-18°.</text:p>
      <text:p text:style-name="P4">
У столичному регіоні у п’ятницю мінлива хмарність, без опадів (по областівдень місцями короткочасний дощ, гроза). Вітер північний, 5-10 м/с.Температура по <text:a xlink:type="simple" xlink:href="https://www.ukrinform.ua/tag-kiiv" text:style-name="Internet_20_link" text:visited-style-name="Visited_20_Internet_20_Link">
 </text:a>
 вночі 13-15°, вдень24-26°; по області вночі 11-16°, вдень 21-26°.</text:p>
      <text:p text:style-name="P4">
За даними синоптиків, 27-28 травня в Україні буде хмарно з проясненнями. 27травня – місцями короткочасні дощі, грози (вночі у північних, центральних,східних, вдень у західних областях – без опадів). 28 травня у східній тапівденній частині місцями короткочасні дощі, грози; на решті території безопадів.</text:p>
      <text:p text:style-name="P4">
Вітер північно-західний з переходом на північно-східний, 7-12 м/с, у південнійта східній частині місцями пориви 15-20 м/с. Температура у західній частинівночі 27 травня 8-13°, 28 травня 4-9°, вдень 17-22°; на решті території вночі11-16° (28 травня у північних областях 6-11° тепла), вдень 21-26°, 28 травня упівнічних та центральних областях 17-22°.</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text:span text:style-name="T4">
Населення</text:span>
 <text:span text:style-name="T4">
всьому</text:span>
 <text:span text:style-name="T4">
світі</text:span>
 <text:span text:style-name="T4">
страждає</text:span>
 <text:span text:style-name="T4">
від</text:span>
<text:span text:style-name="T4">
екстремальних</text:span>
 <text:span text:style-name="T4">
погодних</text:span>
 <text:span text:style-name="T4">
кліматичних</text:span>
 <text:span text:style-name="T4">
явищ</text:span>
 <text:span text:style-name="T4">
ВМО</text:span>
</text:a>
</text:p>
      <text:p text:style-name="P4">
У столиці та на Київщині 27-28 травня хмарно з проясненнями. Без опадів, лишевдень 27 травня місцями короткочасний дощ, гроза. Вітер північно-західний зпереходом на північно-східний, 7-12 м/с. Температура по Києву: 27 травня вночі14-16°, вдень 24-26°; 28 травня вночі 9-11°, вдень 20-22°. По області: 27травня вночі 11-16°, вдень 21-26°; 28 травня вночі 6-11°, вдень 17-22°.</text:p>
      <text:p text:style-name="P4">
На 29-30 травня синоптики прогнозують у Карпатському регіоні, південних тапівденно-східних областях, 30 травня вдень і на сході країни короткочаснийдощ, грозу, на решті території буде без опадів. Температура вночі 7-13°, упівденній частині до 16°; вдень 20-26°.</text:p>
      <text:p text:style-name="P4">
У Києві та по області 29-30 травня без опадів. Температура по Києву вночі9-11°, вдень 23-25°; по області вночі 7-12°, вдень 21-26°.</text:p>
      <text:p text:style-name="P4">
Source: <text:a xlink:type="simple" xlink:href="https://www.ukrinform.ua/rubric-regions/3714180-v-ukraini-zavtra-korotkocasni-dosi-ta-grozi-vden-progrie-do-26.html" text:style-name="Internet_20_link" text:visited-style-name="Visited_20_Internet_20_Link">
https://www.ukrinform.ua/rubric-regions/3714180-v-ukraini-zavtra-korotkocasni-dosi-ta-grozi-vden-progrie-do-26.html</text:a>
</text:p>
      <!--NEWS-->
      <text:h text:style-name="P10" text:outline-level="1">
<text:span text:style-name="T4">
Іспанія готується передати Україні ще чотири танки Leopard 2</text:span>
</text:h>
      <text:p text:style-name="P4">
Authors: Ukrinform (Person)</text:p>
      <text:p text:style-name="P4">
Publisher: Укринформ (Organization)</text:p>
      <text:p text:style-name="P4">
Published Time: 2023-05-26T-35:25:00+03:00</text:p>
      <text:p text:style-name="P4">
Modified Time: 2023-05-26T00:25:00+03:00</text:p>
      <text:p text:style-name="P4">
Description: З Іспанії до України незабаром вирушать ще чотири основні бойові танки Leopard 2 та партія бронетранспортерів М113. — Укрінформ.</text:p>
      <text:p text:style-name="P4">
Images: ['<text:a xlink:type="simple" xlink:href="https://static.ukrinform.com/photos/2023_02/thumb_files/630_360_1677073795-317.jpg" text:style-name="Internet_20_link" text:visited-style-name="Visited_20_Internet_20_Link">
630_360_16770...</text:a>
']</text:p>
      <text:p text:style-name="P4">
Tags: ['Іспанія', 'Війна з Росією', ' танк Leopard']</text:p>
      <text:p text:style-name="P4">
Type: Article</text:p>
      <!--METADATA-->
      <text:p text:style-name="P4">
<draw:frame draw:style-name="fr1" draw:name="Image473" text:anchor-type="as-char" svg:width="6.9236in" svg:height="3.956343in" draw:z-index="0">
<draw:image xlink:href="../Images/yкринформ/2023-05-26T-35-25-00-03-00/630_360_1677073795-317.jpg" xlink:type="simple" xlink:show="embed" xlink:actuate="onLoad" draw:mime-type="image/jpeg"/>
</draw:frame>
 З Іспаніїдо України незабаром вирушать ще чотири основні бойові танки Leopard 2 тапартія бронетранспортерів М113.</text:p>
      <text:p text:style-name="P4">
Як передає Укрінформ із посиланням на пресслужбу міноборони Іспанії, про цезаявила його керівниця Маргарита Роблес під час “Рамштайну-12”.</text:p>
      <text:p text:style-name="P4">
“Роблес розповіла про актуальний статус поставок з Іспанії, звернувши увагисеред іншого, на майбутнє постачання ще чотирьох основних бойових танківLeopard 2A4 та нової партії бронетранспортерів М113”, - йдеться уповідомленні.</text:p>
      <text:p text:style-name="P4">
Зазначається, що Роблес також наголосила на “прогресі у тренуванні українськихвійськових на території Іспанії, де пройшли навчання вже майже 1500 осіб”.</text:p>
      <text:p text:style-name="P4">
Очільниця оборонного відомства Іспанії висловила сподівання, що її країназможе з випередженням графіка виконати свою річну квоту з навчання українськихзахисників.</text:p>
      <text:p text:style-name="P4">
<text:span text:style-name="T4">
Читайте також:</text:span>
 <text:a xlink:type="simple" xlink:href="https://www.ukrinform.ua/rubric-ato/3714221-konsorcium-leopard-dosag-progresu-u-stvorenni-centru-obslugovuvanna-tankiv-dla-ukraini-ostin.html" text:style-name="Internet_20_link" text:visited-style-name="Visited_20_Internet_20_Link">
 <text:span text:style-name="T4">
Leopard</text:span>
 </text:a>
</text:p>
      <text:p text:style-name="P4">
Раніше прем'єр-міністр Іспанії Педро Санчес пообіцяв передати України десять <text:a xlink:type="simple" xlink:href="https://www.ukrinform.ua/tag-tank" text:style-name="Internet_20_link" text:visited-style-name="Visited_20_Internet_20_Link">
</text:a>
 Leopard 2, шість із них уже прибули донашої країни.</text:p>
      <text:p text:style-name="P4">
Як повідомляв Укрінформ, держави-учасниці Контактної групи з питань оборониУкраїни під час зустрічі на німецькій військовій базі "Рамштайн" у четвердомовилися знайти більше можливостей для забезпечення нашої країни додатковимисистемами ППО.</text:p>
      <text:p text:style-name="P4">
<text:span text:style-name="T5">
Фото: kmweg.com</text:span>
</text:p>
      <text:p text:style-name="P4">
Source: <text:a xlink:type="simple" xlink:href="https://www.ukrinform.ua/rubric-ato/3714275-ispania-gotuetsa-peredati-ukraini-se-cotiri-tanki-leopard-2.html" text:style-name="Internet_20_link" text:visited-style-name="Visited_20_Internet_20_Link">
https://www.ukrinform.ua/rubric-ato/3714275-ispania-gotuetsa-peredati-ukraini-se-cotiri-tanki-leopard-2.html</text:a>
</text:p>
      <!--NEWS-->
      <text:h text:style-name="P10" text:outline-level="1">
<text:span text:style-name="T4">
Білий дім очікує від Конгресу продовження двопартійної підтримки України</text:span>
</text:h>
      <text:p text:style-name="P4">
Authors: Ukrinform (Person)</text:p>
      <text:p text:style-name="P4">
Publisher: Укринформ (Organization)</text:p>
      <text:p text:style-name="P4">
Published Time: 2023-05-26T-37:12:00+03:00</text:p>
      <text:p text:style-name="P4">
Modified Time: 2023-05-26T00:12:00+03:00</text:p>
      <text:p text:style-name="P4">
Description: Адміністрація Байдена розраховує, що Демократична й Республіканська партії в обох палатах Конгресу продовжать і надалі підтримувати Україну. — Укрінформ.</text:p>
      <text:p text:style-name="P4">
Images: ['<text:a xlink:type="simple" xlink:href="https://static.ukrinform.com/photos/2022_09/thumb_files/630_360_1664390405-973.jpg" text:style-name="Internet_20_link" text:visited-style-name="Visited_20_Internet_20_Link">
630_360_16643...</text:a>
']</text:p>
      <text:p text:style-name="P4">
Tags: ['Конгрес США', 'допомога', 'Білий дім', 'Війна з Росією']</text:p>
      <text:p text:style-name="P4">
Type: Article</text:p>
      <!--METADATA-->
      <text:p text:style-name="P4">
<draw:frame draw:style-name="fr1" draw:name="Image474" text:anchor-type="as-char" svg:width="6.9236in" svg:height="3.956343in" draw:z-index="0">
<draw:image xlink:href="../Images/yкринформ/2023-05-26T-37-12-00-03-00/630_360_1664390405-973.jpg" xlink:type="simple" xlink:show="embed" xlink:actuate="onLoad" draw:mime-type="image/jpeg"/>
</draw:frame>
Адміністрація Байдена розраховує, що Демократична й Республіканська партії вобох палатах Конгресу продовжать і надалі підтримувати Україну.</text:p>
      <text:p text:style-name="P4">
Про це заявила на пресбрифінгу речниця Білого дому Карін Жан-П’єр, передаєвласний кореспондент Укрінформу.</text:p>
      <text:p text:style-name="P4">
«Ми раді та вдячні бачити двопартійну підтримку України з боку членів обохпартій - як у Палаті представників, так і в Сенаті. І ми очікуємо, що цетриватиме й надалі», - зауважила представниця адміністрації США.</text:p>
      <text:p text:style-name="P4">
Вона підкреслила, що президент <text:a xlink:type="simple" xlink:href="https://www.ukrinform.ua/tag-bajden" text:style-name="Internet_20_link" text:visited-style-name="Visited_20_Internet_20_Link">
 </text:a>
налаштований продовжувати активну роботу із союзниками й партнерами, щобдопомагати Україні стільки, скільки буде потрібно.</text:p>
      <text:p text:style-name="P4">
<text:span text:style-name="T4">
Читайте також:</text:span>
 <text:a xlink:type="simple" xlink:href="https://www.ukrinform.ua/rubric-polytics/3713723-diskusii-z-ukrainou-sodo-majbutnoi-modeli-bezpeki-trivaut-bilij-dim.html" text:style-name="Internet_20_link" text:visited-style-name="Visited_20_Internet_20_Link">
 <text:span text:style-name="T4">
Білий</text:span>
 <text:span text:style-name="T4">
дім</text:span>
 </text:a>
</text:p>
      <text:p text:style-name="P4">
«Це зобов’язання, яке ми взяли перед українським народом», - заявила речницяБілого дому.</text:p>
      <text:p text:style-name="P4">
Як повідомляв Укрінформ, за попередньою інформацією, <text:a xlink:type="simple" xlink:href="https://www.ukrinform.ua/rubric-ato/3710657-ssa-gotuut-paket-dopomogi-ukraini-na-60-milardiv.html" text:style-name="Internet_20_link" text:visited-style-name="Visited_20_Internet_20_Link">
</text:a>
 для внесення на розгляд Конгресу новий масштабнийпакет допомоги Україні.</text:p>
      <text:p text:style-name="P4">
Source: <text:a xlink:type="simple" xlink:href="https://www.ukrinform.ua/rubric-polytics/3714274-bilij-dim-ocikue-vid-kongresu-prodovzenna-dvopartijnoi-pidtrimki-ukraini.html" text:style-name="Internet_20_link" text:visited-style-name="Visited_20_Internet_20_Link">
https://www.ukrinform.ua/rubric-polytics/3714274-bilij-dim-ocikue-vid-kongresu-prodovzenna-dvopartijnoi-pidtrimki-ukraini.html</text:a>
</text:p>
      <!--NEWS-->
      <text:h text:style-name="P10" text:outline-level="1">
<text:span text:style-name="T4">
АПЛ: «Челсі» розгромно поступився «МЮ»</text:span>
</text:h>
      <text:p text:style-name="P4">
Authors: Ukrinform (Person)</text:p>
      <text:p text:style-name="P4">
Publisher: Укринформ (Organization)</text:p>
      <text:p text:style-name="P4">
Published Time: 2023-05-26T-39:02:00+03:00</text:p>
      <text:p text:style-name="P4">
Modified Time: 2023-05-26T00:02:00+03:00</text:p>
      <text:p text:style-name="P4">
Description: Мудрик провів на полі 65 хвилин. — Укрінформ.</text:p>
      <text:p text:style-name="P4">
Images: ['<text:a xlink:type="simple" xlink:href="https://static.ukrinform.com/photos/2023_05/thumb_files/630_360_1685048464-266.jpg" text:style-name="Internet_20_link" text:visited-style-name="Visited_20_Internet_20_Link">
630_360_16850...</text:a>
']</text:p>
      <text:p text:style-name="P4">
Tags: ['Челсі', 'Футбол', 'Манчестер Юнайтед', 'АПЛ']</text:p>
      <text:p text:style-name="P4">
Type: Article</text:p>
      <!--METADATA-->
      <text:p text:style-name="P4">
<draw:frame draw:style-name="fr1" draw:name="Image475" text:anchor-type="as-char" svg:width="6.9236in" svg:height="3.956343in" draw:z-index="0">
<draw:image xlink:href="../Images/yкринформ/2023-05-26T-39-02-00-03-00/630_360_1685048464-266.jpg" xlink:type="simple" xlink:show="embed" xlink:actuate="onLoad" draw:mime-type="image/jpeg"/>
</draw:frame>
 Мудрикпровів на полі 65 хвилин.</text:p>
      <text:p text:style-name="P4">
«Манчестер Юнайтед» переміг «Челсі» (4:1) у перенесеному матчі 32-го туру АПЛ,передає Укрінформ.</text:p>
      <text:p text:style-name="P4">
Каземіро відкрив лік голам своєї команди вже на шостій хвилині. Наприкінціпершого тайму Марсьяль подвоїв перевагу «МЮ». У другому таймі «МанчестерЮнайтед» продовжив громити свого суперника, голами відзначились Фернандеш таРашфорд.</text:p>
      <text:p text:style-name="P4">
«Челсі» забили лише один гол престижу наприкінці матчу – точним був ЖоауФелікс.</text:p>
      <text:p text:style-name="P4">
Український вінгер Михайло Мудрик отримав 65 хвилин ігрового часу, за яківстиг тричі пробити по воротах, не реалізував один гольовий момент. Зрештою,Михайла замінили на Крістіана Пулісіка.</text:p>
      <text:p text:style-name="P4">
Загалом матч проти «МЮ» став для Михайла 17-м за «Челсі» в усіх турнірах і15-м саме в чемпіонаті Англії.</text:p>
      <text:p text:style-name="P4">
Ця перемога переносить «МЮ» на третє місце в АПЛ, у них 72 пункти, «Челсі» -дванадцятий, маючи у своєму активі 43 очки.</text:p>
      <text:p text:style-name="P4">
<text:span text:style-name="T4">
Читайте також:</text:span>
 <text:a xlink:type="simple" xlink:href="https://www.ukrinform.ua/rubric-sports/3713179-celsi-gotue-blagodijnij-matc-na-pidtrimku-ukraini.html" text:style-name="Internet_20_link" text:visited-style-name="Visited_20_Internet_20_Link">
 <text:span text:style-name="T4">
Челсі</text:span>
 </text:a>
</text:p>
      <text:p text:style-name="P4">
Таким чином «Манчестер Юнайтед» повернеться у Лігу чемпіонів наступного сезону– поточний розіграш команда пропускала.</text:p>
      <text:p text:style-name="P4">
Фото: Getty Image</text:p>
      <text:p text:style-name="P4">
Source: <text:a xlink:type="simple" xlink:href="https://www.ukrinform.ua/rubric-sports/3714273-apl-celsi-rozgromno-postupilos-mu.html" text:style-name="Internet_20_link" text:visited-style-name="Visited_20_Internet_20_Link">
https://www.ukrinform.ua/rubric-sports/3714273-apl-celsi-rozgromno-postupilos-mu.html</text:a>
</text:p>
      <!--NEWS-->
      <text:h text:style-name="P10" text:outline-level="1">
<text:span text:style-name="T4">
АПЛ: «Челсі» розгромно поступився «МЮ»</text:span>
</text:h>
      <text:p text:style-name="P4">
Authors: Ukrinform (Person)</text:p>
      <text:p text:style-name="P4">
Publisher: Укринформ (Organization)</text:p>
      <text:p text:style-name="P4">
Published Time: 2023-05-26T00:02:00+03:00</text:p>
      <text:p text:style-name="P4">
Modified Time: 2023-05-26T00:02:00+03:00</text:p>
      <text:p text:style-name="P4">
Description: Мудрик провів на полі 65 хвилин. — Укрінформ.</text:p>
      <text:p text:style-name="P4">
Images: ['<text:a xlink:type="simple" xlink:href="https://static.ukrinform.com/photos/2023_05/thumb_files/630_360_1685048464-266.jpg" text:style-name="Internet_20_link" text:visited-style-name="Visited_20_Internet_20_Link">
630_360_16850...</text:a>
']</text:p>
      <text:p text:style-name="P4">
Tags: ['Челсі', 'Футбол', 'Манчестер Юнайтед', 'АПЛ']</text:p>
      <text:p text:style-name="P4">
Type: Article</text:p>
      <!--METADATA-->
      <text:p text:style-name="P4">
<draw:frame draw:style-name="fr1" draw:name="Image476" text:anchor-type="as-char" svg:width="6.9236in" svg:height="3.956343in" draw:z-index="0">
<draw:image xlink:href="../Images/yкринформ/2023-05-26T00-02-00-03-00/630_360_1685048464-266.jpg" xlink:type="simple" xlink:show="embed" xlink:actuate="onLoad" draw:mime-type="image/jpeg"/>
</draw:frame>
 Мудрикпровів на полі 65 хвилин.</text:p>
      <text:p text:style-name="P4">
«Манчестер Юнайтед» переміг «Челсі» (4:1) у перенесеному матчі 32-го туру АПЛ,передає Укрінформ.</text:p>
      <text:p text:style-name="P4">
Каземіро відкрив лік голам своєї команди вже на шостій хвилині. Наприкінціпершого тайму Марсьяль подвоїв перевагу «МЮ». У другому таймі «МанчестерЮнайтед» продовжив громити свого суперника, голами відзначились Фернандеш таРашфорд.</text:p>
      <text:p text:style-name="P4">
«Челсі» забили лише один гол престижу наприкінці матчу – точним був ЖоауФелікс.</text:p>
      <text:p text:style-name="P4">
Український вінгер Михайло Мудрик отримав 65 хвилин ігрового часу, за яківстиг тричі пробити по воротах, не реалізував один гольовий момент. Зрештою,Михайла замінили на Крістіана Пулісіка.</text:p>
      <text:p text:style-name="P4">
Загалом матч проти «МЮ» став для Михайла 17-м за «Челсі» в усіх турнірах і15-м саме в чемпіонаті Англії.</text:p>
      <text:p text:style-name="P4">
Ця перемога переносить «МЮ» на третє місце в АПЛ, у них 72 пункти, «Челсі» -дванадцятий, маючи у своєму активі 43 очки.</text:p>
      <text:p text:style-name="P4">
<text:span text:style-name="T4">
Читайте також:</text:span>
 <text:a xlink:type="simple" xlink:href="https://www.ukrinform.ua/rubric-sports/3713179-celsi-gotue-blagodijnij-matc-na-pidtrimku-ukraini.html" text:style-name="Internet_20_link" text:visited-style-name="Visited_20_Internet_20_Link">
 <text:span text:style-name="T4">
Челсі</text:span>
 </text:a>
</text:p>
      <text:p text:style-name="P4">
Таким чином «Манчестер Юнайтед» повернеться у Лігу чемпіонів наступного сезону– поточний розіграш команда пропускала.</text:p>
      <text:p text:style-name="P4">
Фото: Getty Image</text:p>
      <text:p text:style-name="P4">
Source: <text:a xlink:type="simple" xlink:href="https://www.ukrinform.ua/rubric-sports/3714273-apl-celsi-rozgromno-postupilos-mu.html" text:style-name="Internet_20_link" text:visited-style-name="Visited_20_Internet_20_Link">
https://www.ukrinform.ua/rubric-sports/3714273-apl-celsi-rozgromno-postupilos-mu.html</text:a>
</text:p>
      <!--NEWS-->
      <text:h text:style-name="P10" text:outline-level="1">
<text:span text:style-name="T4">
Білий дім очікує від Конгресу продовження двопартійної підтримки України</text:span>
</text:h>
      <text:p text:style-name="P4">
Authors: Ukrinform (Person)</text:p>
      <text:p text:style-name="P4">
Publisher: Укринформ (Organization)</text:p>
      <text:p text:style-name="P4">
Published Time: 2023-05-26T00:12:00+03:00</text:p>
      <text:p text:style-name="P4">
Modified Time: 2023-05-26T00:12:00+03:00</text:p>
      <text:p text:style-name="P4">
Description: Адміністрація Байдена розраховує, що Демократична й Республіканська партії в обох палатах Конгресу продовжать і надалі підтримувати Україну. — Укрінформ.</text:p>
      <text:p text:style-name="P4">
Images: ['<text:a xlink:type="simple" xlink:href="https://static.ukrinform.com/photos/2022_09/thumb_files/630_360_1664390405-973.jpg" text:style-name="Internet_20_link" text:visited-style-name="Visited_20_Internet_20_Link">
630_360_16643...</text:a>
']</text:p>
      <text:p text:style-name="P4">
Tags: ['Конгрес США', 'допомога', 'Білий дім', 'Війна з Росією']</text:p>
      <text:p text:style-name="P4">
Type: Article</text:p>
      <!--METADATA-->
      <text:p text:style-name="P4">
<draw:frame draw:style-name="fr1" draw:name="Image477" text:anchor-type="as-char" svg:width="6.9236in" svg:height="3.956343in" draw:z-index="0">
<draw:image xlink:href="../Images/yкринформ/2023-05-26T00-12-00-03-00/630_360_1664390405-973.jpg" xlink:type="simple" xlink:show="embed" xlink:actuate="onLoad" draw:mime-type="image/jpeg"/>
</draw:frame>
Адміністрація Байдена розраховує, що Демократична й Республіканська партії вобох палатах Конгресу продовжать і надалі підтримувати Україну.</text:p>
      <text:p text:style-name="P4">
Про це заявила на пресбрифінгу речниця Білого дому Карін Жан-П’єр, передаєвласний кореспондент Укрінформу.</text:p>
      <text:p text:style-name="P4">
«Ми раді та вдячні бачити двопартійну підтримку України з боку членів обохпартій - як у Палаті представників, так і в Сенаті. І ми очікуємо, що цетриватиме й надалі», - зауважила представниця адміністрації США.</text:p>
      <text:p text:style-name="P4">
Вона підкреслила, що президент <text:a xlink:type="simple" xlink:href="https://www.ukrinform.ua/tag-bajden" text:style-name="Internet_20_link" text:visited-style-name="Visited_20_Internet_20_Link">
 </text:a>
налаштований продовжувати активну роботу із союзниками й партнерами, щобдопомагати Україні стільки, скільки буде потрібно.</text:p>
      <text:p text:style-name="P4">
<text:span text:style-name="T4">
Читайте також:</text:span>
 <text:a xlink:type="simple" xlink:href="https://www.ukrinform.ua/rubric-polytics/3713723-diskusii-z-ukrainou-sodo-majbutnoi-modeli-bezpeki-trivaut-bilij-dim.html" text:style-name="Internet_20_link" text:visited-style-name="Visited_20_Internet_20_Link">
 <text:span text:style-name="T4">
Білий</text:span>
 <text:span text:style-name="T4">
дім</text:span>
 </text:a>
</text:p>
      <text:p text:style-name="P4">
«Це зобов’язання, яке ми взяли перед українським народом», - заявила речницяБілого дому.</text:p>
      <text:p text:style-name="P4">
Як повідомляв Укрінформ, за попередньою інформацією, <text:a xlink:type="simple" xlink:href="https://www.ukrinform.ua/rubric-ato/3710657-ssa-gotuut-paket-dopomogi-ukraini-na-60-milardiv.html" text:style-name="Internet_20_link" text:visited-style-name="Visited_20_Internet_20_Link">
</text:a>
 для внесення на розгляд Конгресу новий масштабнийпакет допомоги Україні.</text:p>
      <text:p text:style-name="P4">
Source: <text:a xlink:type="simple" xlink:href="https://www.ukrinform.ua/rubric-polytics/3714274-bilij-dim-ocikue-vid-kongresu-prodovzenna-dvopartijnoi-pidtrimki-ukraini.html" text:style-name="Internet_20_link" text:visited-style-name="Visited_20_Internet_20_Link">
https://www.ukrinform.ua/rubric-polytics/3714274-bilij-dim-ocikue-vid-kongresu-prodovzenna-dvopartijnoi-pidtrimki-ukraini.html</text:a>
</text:p>
      <!--NEWS-->
      <text:h text:style-name="P10" text:outline-level="1">
<text:span text:style-name="T4">
Іспанія готується передати Україні ще чотири танки Leopard 2</text:span>
</text:h>
      <text:p text:style-name="P4">
Authors: Ukrinform (Person)</text:p>
      <text:p text:style-name="P4">
Publisher: Укринформ (Organization)</text:p>
      <text:p text:style-name="P4">
Published Time: 2023-05-26T00:25:00+03:00</text:p>
      <text:p text:style-name="P4">
Modified Time: 2023-05-26T00:25:00+03:00</text:p>
      <text:p text:style-name="P4">
Description: З Іспанії до України незабаром вирушать ще чотири основні бойові танки Leopard 2 та партія бронетранспортерів М113. — Укрінформ.</text:p>
      <text:p text:style-name="P4">
Images: ['<text:a xlink:type="simple" xlink:href="https://static.ukrinform.com/photos/2023_02/thumb_files/630_360_1677073795-317.jpg" text:style-name="Internet_20_link" text:visited-style-name="Visited_20_Internet_20_Link">
630_360_16770...</text:a>
']</text:p>
      <text:p text:style-name="P4">
Tags: ['Іспанія', 'Війна з Росією', ' танк Leopard']</text:p>
      <text:p text:style-name="P4">
Type: Article</text:p>
      <!--METADATA-->
      <text:p text:style-name="P4">
<draw:frame draw:style-name="fr1" draw:name="Image478" text:anchor-type="as-char" svg:width="6.9236in" svg:height="3.956343in" draw:z-index="0">
<draw:image xlink:href="../Images/yкринформ/2023-05-26T00-25-00-03-00/630_360_1677073795-317.jpg" xlink:type="simple" xlink:show="embed" xlink:actuate="onLoad" draw:mime-type="image/jpeg"/>
</draw:frame>
 З Іспаніїдо України незабаром вирушать ще чотири основні бойові танки Leopard 2 тапартія бронетранспортерів М113.</text:p>
      <text:p text:style-name="P4">
Як передає Укрінформ із посиланням на пресслужбу міноборони Іспанії, про цезаявила його керівниця Маргарита Роблес під час “Рамштайну-12”.</text:p>
      <text:p text:style-name="P4">
“Роблес розповіла про актуальний статус поставок з Іспанії, звернувши увагисеред іншого, на майбутнє постачання ще чотирьох основних бойових танківLeopard 2A4 та нової партії бронетранспортерів М113”, - йдеться уповідомленні.</text:p>
      <text:p text:style-name="P4">
Зазначається, що Роблес також наголосила на “прогресі у тренуванні українськихвійськових на території Іспанії, де пройшли навчання вже майже 1500 осіб”.</text:p>
      <text:p text:style-name="P4">
Очільниця оборонного відомства Іспанії висловила сподівання, що її країназможе з випередженням графіка виконати свою річну квоту з навчання українськихзахисників.</text:p>
      <text:p text:style-name="P4">
<text:span text:style-name="T4">
Читайте також:</text:span>
 <text:a xlink:type="simple" xlink:href="https://www.ukrinform.ua/rubric-ato/3714221-konsorcium-leopard-dosag-progresu-u-stvorenni-centru-obslugovuvanna-tankiv-dla-ukraini-ostin.html" text:style-name="Internet_20_link" text:visited-style-name="Visited_20_Internet_20_Link">
 <text:span text:style-name="T4">
Leopard</text:span>
 </text:a>
</text:p>
      <text:p text:style-name="P4">
Раніше прем'єр-міністр Іспанії Педро Санчес пообіцяв передати України десять <text:a xlink:type="simple" xlink:href="https://www.ukrinform.ua/tag-tank" text:style-name="Internet_20_link" text:visited-style-name="Visited_20_Internet_20_Link">
</text:a>
 Leopard 2, шість із них уже прибули донашої країни.</text:p>
      <text:p text:style-name="P4">
Як повідомляв Укрінформ, держави-учасниці Контактної групи з питань оборониУкраїни під час зустрічі на німецькій військовій базі "Рамштайн" у четвердомовилися знайти більше можливостей для забезпечення нашої країни додатковимисистемами ППО.</text:p>
      <text:p text:style-name="P4">
<text:span text:style-name="T5">
Фото: kmweg.com</text:span>
</text:p>
      <text:p text:style-name="P4">
Source: <text:a xlink:type="simple" xlink:href="https://www.ukrinform.ua/rubric-ato/3714275-ispania-gotuetsa-peredati-ukraini-se-cotiri-tanki-leopard-2.html" text:style-name="Internet_20_link" text:visited-style-name="Visited_20_Internet_20_Link">
https://www.ukrinform.ua/rubric-ato/3714275-ispania-gotuetsa-peredati-ukraini-se-cotiri-tanki-leopard-2.html</text:a>
</text:p>
      <!--NEWS-->
      <text:h text:style-name="P10" text:outline-level="1">
<text:span text:style-name="T4">
В Україні короткочасні дощі та грози, вдень прогріє до +26°</text:span>
</text:h>
      <text:p text:style-name="P4">
Authors: Ukrinform (Person)</text:p>
      <text:p text:style-name="P4">
Publisher: Укринформ (Organization)</text:p>
      <text:p text:style-name="P4">
Published Time: 2023-05-26T00:41:00+03:00</text:p>
      <text:p text:style-name="P4">
Modified Time: 2023-05-26T00:41:00+03:00</text:p>
      <text:p text:style-name="P4">
Description: У п’ятницю, 26 травня, в Україні мінлива хмарність, вночі місцями у південних, центральних та східних областях, вдень в Україні короткочасні дощі, грози (у північних областях місцями). Вночі та вранці на Лівобережжі подекуди туман. — Укрінформ.</text:p>
      <text:p text:style-name="P4">
Images: ['<text:a xlink:type="simple" xlink:href="https://static.ukrinform.com/photos/2020_06/thumb_files/630_360_1592652057-877.jpg" text:style-name="Internet_20_link" text:visited-style-name="Visited_20_Internet_20_Link">
630_360_15926...</text:a>
']</text:p>
      <text:p text:style-name="P4">
Tags: ['Дощ', 'Гроза', 'Погода', 'Прогноз']</text:p>
      <text:p text:style-name="P4">
Type: Article</text:p>
      <!--METADATA-->
      <text:p text:style-name="P4">
<draw:frame draw:style-name="fr1" draw:name="Image479" text:anchor-type="as-char" svg:width="6.9236in" svg:height="3.956343in" draw:z-index="0">
<draw:image xlink:href="../Images/yкринформ/2023-05-26T00-41-00-03-00/630_360_1592652057-877.jpg" xlink:type="simple" xlink:show="embed" xlink:actuate="onLoad" draw:mime-type="image/jpeg"/>
</draw:frame>
 Уп’ятницю, 26 травня, в Україні мінлива хмарність, вночі місцями у південних,центральних та східних областях, вдень в Україні короткочасні дощі, грози (упівнічних областях місцями). Вночі та вранці на Лівобережжі подекуди туман.</text:p>
      <text:p text:style-name="P4">
Як повідомили Укрінформу в Українському гідрометцентрі, вітер північний, 5-10м/с. Температура вночі 11-16°, на узбережжі морів до 19°, вдень 21-26°; уКарпатах вночі 5-10°, вдень 13-18°.</text:p>
      <text:p text:style-name="P4">
У столичному регіоні у п’ятницю мінлива хмарність, без опадів (по областівдень місцями короткочасний дощ, гроза). Вітер північний, 5-10 м/с.Температура по <text:a xlink:type="simple" xlink:href="https://www.ukrinform.ua/tag-kiiv" text:style-name="Internet_20_link" text:visited-style-name="Visited_20_Internet_20_Link">
 </text:a>
 вночі 13-15°, вдень24-26°; по області вночі 11-16°, вдень 21-26°.</text:p>
      <text:p text:style-name="P4">
За даними синоптиків, 27-28 травня в Україні буде хмарно з проясненнями. 27травня – місцями короткочасні дощі, грози (вночі у північних, центральних,східних, вдень у західних областях – без опадів). 28 травня у східній тапівденній частині місцями короткочасні дощі, грози; на решті території безопадів.</text:p>
      <text:p text:style-name="P4">
Вітер північно-західний з переходом на північно-східний, 7-12 м/с, у південнійта східній частині місцями пориви 15-20 м/с. Температура у західній частинівночі 27 травня 8-13°, 28 травня 4-9°, вдень 17-22°; на решті території вночі11-16° (28 травня у північних областях 6-11° тепла), вдень 21-26°, 28 травня упівнічних та центральних областях 17-22°.</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text:span text:style-name="T4">
Населення</text:span>
 <text:span text:style-name="T4">
всьому</text:span>
 <text:span text:style-name="T4">
світі</text:span>
 <text:span text:style-name="T4">
страждає</text:span>
 <text:span text:style-name="T4">
від</text:span>
<text:span text:style-name="T4">
екстремальних</text:span>
 <text:span text:style-name="T4">
погодних</text:span>
 <text:span text:style-name="T4">
кліматичних</text:span>
 <text:span text:style-name="T4">
явищ</text:span>
 <text:span text:style-name="T4">
ВМО</text:span>
</text:a>
</text:p>
      <text:p text:style-name="P4">
У столиці та на Київщині 27-28 травня хмарно з проясненнями. Без опадів, лишевдень 27 травня місцями короткочасний дощ, гроза. Вітер північно-західний зпереходом на північно-східний, 7-12 м/с. Температура по Києву: 27 травня вночі14-16°, вдень 24-26°; 28 травня вночі 9-11°, вдень 20-22°. По області: 27травня вночі 11-16°, вдень 21-26°; 28 травня вночі 6-11°, вдень 17-22°.</text:p>
      <text:p text:style-name="P4">
На 29-30 травня синоптики прогнозують у Карпатському регіоні, південних тапівденно-східних областях, 30 травня вдень і на сході країни короткочаснийдощ, грозу, на решті території буде без опадів. Температура вночі 7-13°, упівденній частині до 16°; вдень 20-26°.</text:p>
      <text:p text:style-name="P4">
У Києві та по області 29-30 травня без опадів. Температура по Києву вночі9-11°, вдень 23-25°; по області вночі 7-12°, вдень 21-26°.</text:p>
      <text:p text:style-name="P4">
Source: <text:a xlink:type="simple" xlink:href="https://www.ukrinform.ua/rubric-regions/3714180-v-ukraini-zavtra-korotkocasni-dosi-ta-grozi-vden-progrie-do-26.html" text:style-name="Internet_20_link" text:visited-style-name="Visited_20_Internet_20_Link">
https://www.ukrinform.ua/rubric-regions/3714180-v-ukraini-zavtra-korotkocasni-dosi-ta-grozi-vden-progrie-do-26.html</text:a>
</text:p>
      <!--NEWS-->
      <text:h text:style-name="P10" text:outline-level="1">
<text:span text:style-name="T4">
ЄС сподівається, що Китай спонукає Росію до виведення всіх військ з України</text:span>
</text:h>
      <text:p text:style-name="P4">
Authors: Ukrinform (Person)</text:p>
      <text:p text:style-name="P4">
Publisher: Укринформ (Organization)</text:p>
      <text:p text:style-name="P4">
Published Time: 2023-05-26T00:58:00+03:00</text:p>
      <text:p text:style-name="P4">
Modified Time: 2023-05-26T00:58:00+03:00</text:p>
      <text:p text:style-name="P4">
Description: Заступник генерального секретаря Європейської служби зовнішніх дій Енріке Мора на зустрічі зі спеціальним представником Китаю у справах Євразії Лі Хуеєм висловив надію на конструктивну роль КНР у врегулюванні конфлікту в Україні. — Укрінформ.</text:p>
      <text:p text:style-name="P4">
Images: ['<text:a xlink:type="simple" xlink:href="https://static.ukrinform.com/photos/2019_05/thumb_files/630_360_1558365054-931.jpg" text:style-name="Internet_20_link" text:visited-style-name="Visited_20_Internet_20_Link">
630_360_15583...</text:a>
']</text:p>
      <text:p text:style-name="P4">
Tags: ['Євросоюз', 'Китай', 'Війна з Росією', 'Дипломатія']</text:p>
      <text:p text:style-name="P4">
Type: Article</text:p>
      <!--METADATA-->
      <text:p text:style-name="P4">
<draw:frame draw:style-name="fr1" draw:name="Image480" text:anchor-type="as-char" svg:width="6.9236in" svg:height="3.956343in" draw:z-index="0">
<draw:image xlink:href="../Images/yкринформ/2023-05-26T00-58-00-03-00/630_360_1558365054-931.jpg" xlink:type="simple" xlink:show="embed" xlink:actuate="onLoad" draw:mime-type="image/jpeg"/>
</draw:frame>
 Заступникгенерального секретаря Європейської служби зовнішніх дій Енріке Мора назустрічі зі спеціальним представником Китаю у справах Євразії Лі Хуеємвисловив надію на конструктивну роль КНР у врегулюванні конфлікту в Україні.</text:p>
      <text:p text:style-name="P4">
Про це повідомляє Укрінформ із посиланням на Європейську службу зовнішніх дій.</text:p>
      <text:p text:style-name="P4">
«Заступник генерального секретаря Мора привітав візит спеціального посланникав Європу, особливо до Києва, а також нещодавнє залучення (до врегулювання –ред.) в Україні, в тому числі на рівні лідерів, хоча це відбулося більше ніжчерез рік після початку протиправної російської агресії. Сторони обговорилиагресивну війну Росії проти України та шляхи для досягнення справедливого тастійкого миру», - йдеться у повідомленні.</text:p>
      <text:p text:style-name="P4">
Зокрема, представник Європейської служби зовнішніх дій заявив, що Росія несецілковиту відповідальність за агресію проти України, що є ключовим викликомдля регіональної та глобальної стабільності, безпеки й добробуту. Вінпідкреслив, що Україна скористалася своїм правом на самооборону, іЄвропейський Союз має рішучий намір підтримувати її.</text:p>
      <text:p text:style-name="P4">
Мора зауважив, що відновлення справедливого та тривалого миру в Українівідповідно до міжнародного права має для ЄС життєво важливе значення. За йогословами, будь-які значущі кроки до завершення російської злочинної агресіїпроти України мають бути здійснені відповідно до головних положень СтатутуООН. Євросоюз очікує, що Китай як постійний член РБ ООН гратиме конструктивнуроль та скористається всіма можливостями для дотримання Статуту ООН іміжнародного права.</text:p>
      <text:p text:style-name="P4">
<text:span text:style-name="T4">
Читайте також:</text:span>
 <text:a xlink:type="simple" xlink:href="https://www.ukrinform.ua/rubric-world/3713882-specpredstavnik-kitau-obgovoriv-u-berlini-politicne-vreguluvanna-ukrainskoi-krizi.html" text:style-name="Internet_20_link" text:visited-style-name="Visited_20_Internet_20_Link">
 </text:a>
</text:p>
      <text:p text:style-name="P4">
«ЄС сподівається… що <text:a xlink:type="simple" xlink:href="https://www.ukrinform.ua/tag-kitaj" text:style-name="Internet_20_link" text:visited-style-name="Visited_20_Internet_20_Link">
 </text:a>
 наголошуватиме нанеобхідності поважати принципи суверенітету, незалежності та територіальноїцілісності, зупинити кровопролиття та невибіркові обстріли мирного населенняшляхом негайного та безумовного виведення всіх (російських - ред.) сил тавійськового обладнання з усієї території України в межах її міжнародновизнаних кордонів», - указується в повідомленні.</text:p>
      <text:p text:style-name="P4">
Як зазначається, обидві сторони погодилися підтримувати контакти тапродовжувати роботу для пошуку шляхів до стійкого миру в Україні.</text:p>
      <text:p text:style-name="P4">
<text:span text:style-name="T4">
Читайте також:</text:span>
 <text:a xlink:type="simple" xlink:href="https://www.ukrinform.ua/rubric-polytics/3710871-u-mzs-kitau-rozkrili-detali-vizitu-specpredstavnika-v-ukrainu.html" text:style-name="Internet_20_link" text:visited-style-name="Visited_20_Internet_20_Link">
 </text:a>
</text:p>
      <text:p text:style-name="P4">
Як повідомлялося, Володимир Зеленський та Сі Цзіньпін 26 квітня у телефоннійрозмові обговорили позиції щодо зупинення російської війни проти України.Після цієї розмови Спеціальний представник КНР у справах Євразії посол Лі Хуейвирушив до Києва, Москви та ключових європейських столиць для детальногоознайомлення із ситуацією з метою знайти мирне рішення для завершенняросійської агресивної війни проти України.</text:p>
      <text:p text:style-name="P4">
Source: <text:a xlink:type="simple" xlink:href="https://www.ukrinform.ua/rubric-world/3714276-es-spodivaetsa-so-kitaj-sponukae-rosiu-do-vivedenna-vsih-vijsk-z-ukraini.html" text:style-name="Internet_20_link" text:visited-style-name="Visited_20_Internet_20_Link">
https://www.ukrinform.ua/rubric-world/3714276-es-spodivaetsa-so-kitaj-sponukae-rosiu-do-vivedenna-vsih-vijsk-z-ukraini.html</text:a>
</text:p>
      <!--NEWS-->
      <text:h text:style-name="P10" text:outline-level="1">
<text:span text:style-name="T4">
Як дізнатися хто розслідує зникнення родича</text:span>
</text:h>
      <text:p text:style-name="P4">
Author: ['АРМІЯINFORM']</text:p>
      <text:p text:style-name="P4">
Time: 2023-05-26T99:00:00-04:00</text:p>
      <text:p text:style-name="P4">
Description: Як отримати інформацію про слідчого, який розслідує кримінальне провадження щодо зникл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ezvisti-znykli.jpg" text:style-name="Internet_20_link" text:visited-style-name="Visited_20_Internet_20_Link">
bezvisti-znykli.jpg</text:a>
']</text:p>
      <text:p text:style-name="P4">
Tags: ['STOPRUSSIA', 'АГРЕСІЯ РФ', 'БЕЗВІСТИ ЗНИКЛІ', 'ВІЙНА', 'ВТОРГНЕННЯ РФ', 'МІНРЕІНТЕГРАЦІЇ']</text:p>
      <text:p text:style-name="P4">
Category: News</text:p>
      <!--METADATA-->
      <text:p text:style-name="P4">
<draw:frame draw:style-name="fr1" draw:name="Image481" text:anchor-type="as-char" svg:width="6.9236in" svg:height="3.894525in" draw:z-index="0">
<draw:image xlink:href="../Images/AРМІЯINFORM/2023-05-26T99-00-00-04-00/bezvisti-znykli.jpg" xlink:type="simple" xlink:show="embed" xlink:actuate="onLoad" draw:mime-type="image/jpeg"/>
</draw:frame>
</text:p>
      <text:p text:style-name="P4">
Як отримати інформацію про слідчого, який розслідує кримінальне провадженнящодо зниклої безвісти особи?</text:p>
      <text:p text:style-name="P4">
Алгоритм дій у випадку зникнення родича<text:a xlink:type="simple" xlink:href="https://www.facebook.com/MReintegration/posts/pfbid0pQjsg9x941T9qBEr4BRSqnKBhhDWicJSULMAEvCv7eqdz9CuD5wyckbM2xoiLrWfl" text:style-name="Internet_20_link" text:visited-style-name="Visited_20_Internet_20_Link">
оприлюднило</text:a>
на своїй сторінці в Facebook Міністерство з питань реінтеграції тимчасовоокупованих територій України.</text:p>
      <text:p text:style-name="P4">
Щоб отримати інформацію про слідчого, родичі зниклого безвісти за особливихобставин повинні звернутися до Нацполіції за місцем подання заяви, або замісцем зникнення людини.</text:p>
      <text:p text:style-name="P4">
Телефони відповідальних осіб Нацполіції в областях можна отримати врегіональних представників Уповноваженого зі зниклих безвісти, або ж зателефоном гарячої лінії: 0 800 339 247.</text:p>
      <text:p text:style-name="P4">
<text:span text:style-name="T4">
При спілкуванні з відповідальним працівником поліції повідомте:</text:span>
</text:p>
      <ul>
        <li>
свої ПІБ іступінь родинних відносин зізниклим безвісти;  * номер кримінального провадження;  * занеобхідності— інші відомості витягу із Єдиного реєстру досудових розслідувань.</li>
      </ul>
      <text:p text:style-name="P4">
Відповідальна особа зобов’язана надати вам інформацію про найменування йадресу органу Національної поліції або СБУ, ПІБ слідчого і його робочийтелефон (за наявності).</text:p>
      <text:p text:style-name="P4">
Мінреінтеграції нагадало, що комунікація зі слідчим має відбуватись виключно уписьмовій формі. Телефонні розмови, усні заяви та клопотання законодавством непередбачені.</text:p>
      <text:p text:style-name="P4">
Source: <text:a xlink:type="simple" xlink:href="https://armyinform.com.ua/2023/05/26/yak-diznatysya-hto-rozsliduye-znyknennya-rodycha/" text:style-name="Internet_20_link" text:visited-style-name="Visited_20_Internet_20_Link">
https://armyinform.com.ua/2023/05/26/yak-diznatysya-hto-rozsliduye-znyknennya-rodych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